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EBCED.xml" manifest:media-type="text/xml"/>
  <manifest:file-entry manifest:full-path="Basic/Standard/script-lb.xml" manifest:media-type="text/xml"/>
  <manifest:file-entry manifest:full-path="Basic/script-lc.xml" manifest:media-type="text/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style:font-face style:name="Source Han Sans CN" svg:font-family="'Source Han Sans CN'" style:font-family-generic="system" style:font-pitch="variable"/>
  </office:font-face-decls>
  <office:automatic-styles>
    <style:style style:name="co1" style:family="table-column">
      <style:table-column-properties fo:break-before="auto" style:column-width="0.907cm"/>
    </style:style>
    <style:style style:name="co2" style:family="table-column">
      <style:table-column-properties fo:break-before="auto" style:column-width="2cm"/>
    </style:style>
    <style:style style:name="co3" style:family="table-column">
      <style:table-column-properties fo:break-before="auto" style:column-width="1.506cm"/>
    </style:style>
    <style:style style:name="co4" style:family="table-column">
      <style:table-column-properties fo:break-before="auto" style:column-width="2.26cm"/>
    </style:style>
    <style:style style:name="co5" style:family="table-column">
      <style:table-column-properties fo:break-before="auto" style:column-width="2.258cm"/>
    </style:style>
    <style:style style:name="co6" style:family="table-column">
      <style:table-column-properties fo:break-before="auto" style:column-width="1.401cm"/>
    </style:style>
    <style:style style:name="co7" style:family="table-column">
      <style:table-column-properties fo:break-before="auto" style:column-width="1.397cm"/>
    </style:style>
    <style:style style:name="co8" style:family="table-column">
      <style:table-column-properties fo:break-before="auto" style:column-width="0.607cm"/>
    </style:style>
    <style:style style:name="co9" style:family="table-column">
      <style:table-column-properties fo:break-before="auto" style:column-width="1.207cm"/>
    </style:style>
    <style:style style:name="ro1" style:family="table-row">
      <style:table-row-properties style:row-height="0.654cm" fo:break-before="auto" style:use-optimal-row-height="true"/>
    </style:style>
    <style:style style:name="ro2" style:family="table-row">
      <style:table-row-properties style:row-height="2cm" fo:break-before="auto" style:use-optimal-row-height="false"/>
    </style:style>
    <style:style style:name="ro3" style:family="table-row">
      <style:table-row-properties style:row-height="1.401cm" fo:break-before="auto" style:use-optimal-row-height="false"/>
    </style:style>
    <style:style style:name="ta1" style:family="table" style:master-page-name="Default">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8" style:family="table-cell" style:parent-style-name="Default">
      <style:table-cell-properties style:text-align-source="fix" style:repeat-content="false" style:vertical-align="automatic"/>
      <style:paragraph-properties fo:text-align="center" fo:margin-left="0cm"/>
      <style:text-properties style:use-window-font-color="true" style:font-name="Arial" fo:font-size="15pt" fo:font-weight="bold" style:font-size-asian="15pt" style:font-weight-asian="bold" style:font-size-complex="15pt" style:font-weight-complex="bold"/>
    </style:style>
    <style:style style:name="ce19" style:family="table-cell" style:parent-style-name="Default">
      <style:table-cell-properties style:text-align-source="fix" style:repeat-content="false" fo:wrap-option="wrap" style:vertical-align="automatic"/>
      <style:paragraph-properties fo:text-align="center" fo:margin-left="0cm"/>
      <style:text-properties fo:color="#ff0000" style:text-outline="false" style:text-line-through-style="none" style:text-line-through-type="none" style:font-name="Arial" fo:font-size="15pt" fo:language="tr" fo:country="TR" fo:font-style="normal" fo:text-shadow="none" style:text-underline-style="none" fo:font-weight="normal" style:text-underline-mode="continuous" style:text-overline-mode="continuous" style:text-line-through-mode="continuous" style:font-name-asian="DejaVu Sans" style:font-size-asian="15pt" style:language-asian="zh" style:country-asian="CN" style:font-style-asian="normal" style:font-weight-asian="normal" style:font-name-complex="DejaVu Sans" style:font-size-complex="15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style:text-align-source="fix" style:repeat-content="false" style:vertical-align="automatic"/>
      <style:paragraph-properties fo:text-align="center" fo:margin-left="0cm"/>
      <style:text-properties style:use-window-font-color="true" style:font-name="Arial" fo:font-size="15pt" fo:font-weight="normal" style:font-size-asian="15pt" style:font-weight-asian="normal" style:font-size-complex="15pt" style:font-weight-complex="normal"/>
    </style:style>
    <style:style style:name="ce21" style:family="table-cell" style:parent-style-name="Default">
      <style:table-cell-properties style:text-align-source="fix" style:repeat-content="false" style:vertical-align="automatic"/>
      <style:paragraph-properties fo:text-align="center" fo:margin-left="0cm"/>
      <style:text-properties fo:color="#00a933" style:font-name="Arial" fo:font-size="15pt" fo:font-weight="normal" style:font-size-asian="15pt" style:font-weight-asian="normal" style:font-size-complex="15pt" style:font-weight-complex="normal"/>
    </style:style>
    <style:style style:name="ce22" style:family="table-cell" style:parent-style-name="Default">
      <style:table-cell-properties style:text-align-source="fix" style:repeat-content="false" style:vertical-align="automatic"/>
      <style:paragraph-properties fo:text-align="center" fo:margin-left="0cm"/>
      <style:text-properties style:use-window-font-color="true" style:font-name="Arial" fo:font-size="15pt" fo:font-weight="normal" style:font-size-asian="15pt" style:font-weight-asian="normal" style:font-size-complex="15pt" style:font-weight-complex="normal"/>
      <style:map style:condition="cell-content()=VALUE(ABJAD([.$O$1];1;1))" style:apply-style-name="Good" style:base-cell-address="12x12.B14"/>
      <style:map style:condition="cell-content()!=0" style:apply-style-name="Bad" style:base-cell-address="12x12.B14"/>
    </style:style>
    <style:style style:name="ce23" style:family="table-cell" style:parent-style-name="Default">
      <style:table-cell-properties style:text-align-source="fix" style:repeat-content="false" fo:border="2.24pt solid #000000" style:rotation-angle="45" style:rotation-align="none" style:vertical-align="automatic"/>
      <style:paragraph-properties fo:text-align="center" fo:margin-left="0cm"/>
      <style:text-properties style:use-window-font-color="true" style:font-name="Arial" fo:font-size="32pt" fo:font-weight="normal" style:font-size-asian="32pt" style:font-weight-asian="normal" style:font-name-complex="Arial" style:font-size-complex="32pt" style:font-weight-complex="normal"/>
    </style:style>
    <style:style style:name="ce24" style:family="table-cell" style:parent-style-name="Default">
      <style:table-cell-properties style:text-align-source="fix" style:repeat-content="false" fo:border="2.24pt solid #000000" style:rotation-angle="315" style:rotation-align="none" style:vertical-align="automatic"/>
      <style:paragraph-properties fo:text-align="center" fo:margin-left="0cm"/>
      <style:text-properties style:use-window-font-color="true" style:font-name="Arial" fo:font-size="32pt" fo:font-weight="normal" style:font-size-asian="32pt" style:font-weight-asian="normal" style:font-name-complex="Arial" style:font-size-complex="32pt" style:font-weight-complex="normal"/>
    </style:style>
    <style:style style:name="ce25" style:family="table-cell" style:parent-style-name="Default">
      <style:table-cell-properties style:text-align-source="fix" style:repeat-content="false" style:vertical-align="middle"/>
      <style:paragraph-properties fo:text-align="center" fo:margin-left="0cm"/>
      <style:text-properties style:use-window-font-color="true" style:font-name="Arial" fo:font-size="15pt" fo:font-weight="normal" style:font-size-asian="15pt" style:font-weight-asian="normal" style:font-size-complex="15pt" style:font-weight-complex="normal"/>
      <style:map style:condition="cell-content()&gt;=0" style:apply-style-name="Good" style:base-cell-address="12x12.N3"/>
      <style:map style:condition="cell-content()&lt;0" style:apply-style-name="Bad" style:base-cell-address="12x12.N3"/>
    </style:style>
    <style:style style:name="ce26" style:family="table-cell" style:parent-style-name="Default">
      <style:table-cell-properties style:text-align-source="fix" style:repeat-content="false" style:vertical-align="automatic"/>
      <style:paragraph-properties fo:text-align="center" fo:margin-left="0cm"/>
      <style:text-properties style:use-window-font-color="true" style:font-name="Arial" fo:font-size="10pt" fo:font-weight="bold" style:font-size-asian="10pt" style:font-weight-asian="bold" style:font-name-complex="Arial" style:font-size-complex="10pt" style:font-weight-complex="bold"/>
    </style:style>
    <style:style style:name="ce27" style:family="table-cell" style:parent-style-name="Default">
      <style:table-cell-properties style:text-align-source="fix" style:repeat-content="false" style:vertical-align="middle"/>
      <style:paragraph-properties fo:text-align="center" fo:margin-left="0cm"/>
      <style:text-properties style:use-window-font-color="true" style:font-name="Arial" fo:font-size="15pt" fo:font-weight="bold" style:font-size-asian="15pt" style:font-weight-asian="bold" style:font-size-complex="15pt" style:font-weight-complex="bold"/>
    </style:style>
    <style:style style:name="ce28"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text-line-through-type="none" style:font-name="Arial" fo:font-size="15pt" fo:language="tr" fo:country="TR" fo:font-style="normal" fo:text-shadow="none" style:text-underline-style="none" fo:font-weight="normal" style:text-underline-mode="continuous" style:text-overline-mode="continuous" style:text-line-through-mode="continuous" style:font-name-asian="DejaVu Sans" style:font-size-asian="15pt" style:language-asian="zh" style:country-asian="CN" style:font-style-asian="normal" style:font-weight-asian="normal" style:font-name-complex="DejaVu Sans" style:font-size-complex="15pt" style:language-complex="hi" style:country-complex="IN" style:font-style-complex="normal" style:font-weight-complex="normal" style:text-emphasize="none" style:font-relief="none" style:text-overline-style="none" style:text-overline-color="font-color"/>
    </style:style>
    <style:style style:name="ce29" style:family="table-cell" style:parent-style-name="Default">
      <style:table-cell-properties style:text-align-source="fix" style:repeat-content="false" style:vertical-align="middle"/>
      <style:paragraph-properties fo:text-align="center" fo:margin-left="0cm"/>
      <style:text-properties style:use-window-font-color="true" style:font-name="Arial" fo:font-size="15pt" fo:font-weight="normal" style:font-size-asian="15pt" style:font-weight-asian="normal" style:font-size-complex="15pt" style:font-weight-complex="normal"/>
    </style:style>
    <style:style style:name="ce14" style:family="table-cell" style:parent-style-name="Default">
      <style:table-cell-properties style:text-align-source="fix" style:repeat-content="false" style:vertical-align="middle"/>
      <style:paragraph-properties fo:text-align="center" fo:margin-left="0cm"/>
      <style:text-properties style:use-window-font-color="true" style:font-name="Arial" fo:font-size="15pt" fo:font-weight="normal" style:font-size-asian="15pt" style:font-weight-asian="normal" style:font-size-complex="15pt" style:font-weight-complex="normal"/>
      <style:map style:condition="cell-content()=VALUE(ABJAD([.$K$1];1;1))" style:apply-style-name="Good" style:base-cell-address="8x8.B19"/>
      <style:map style:condition="cell-content()!=VALUE(ABJAD([.$K$1];1;1))" style:apply-style-name="Bad" style:base-cell-address="8x8.B19"/>
    </style:style>
    <style:style style:name="ce31" style:family="table-cell" style:parent-style-name="Default">
      <style:table-cell-properties style:text-align-source="fix" style:repeat-content="false" fo:border="2.24pt solid #000000" style:rotation-angle="45" style:rotation-align="none" style:vertical-align="middle"/>
      <style:paragraph-properties fo:text-align="center" fo:margin-left="0cm"/>
      <style:text-properties style:use-window-font-color="true" style:font-name="Arial" fo:font-size="32pt" fo:font-weight="normal" style:font-size-asian="32pt" style:font-weight-asian="normal" style:font-name-complex="Arial" style:font-size-complex="32pt" style:font-weight-complex="normal"/>
    </style:style>
    <style:style style:name="ce32" style:family="table-cell" style:parent-style-name="Default">
      <style:table-cell-properties style:text-align-source="fix" style:repeat-content="false" fo:border="2.24pt solid #000000" style:rotation-angle="315" style:rotation-align="none" style:vertical-align="middle"/>
      <style:paragraph-properties fo:text-align="center" fo:margin-left="0cm"/>
      <style:text-properties style:use-window-font-color="true" style:font-name="Arial" fo:font-size="32pt" fo:font-weight="normal" style:font-size-asian="32pt" style:font-weight-asian="normal" style:font-name-complex="Arial" style:font-size-complex="32pt" style:font-weight-complex="normal"/>
    </style:style>
    <style:style style:name="ce42" style:family="table-cell" style:parent-style-name="Default">
      <style:table-cell-properties style:text-align-source="fix" style:repeat-content="false" style:vertical-align="middle"/>
      <style:paragraph-properties fo:text-align="center" fo:margin-left="0cm"/>
      <style:text-properties style:use-window-font-color="true" style:font-name="Arial" fo:font-size="15pt" fo:font-weight="normal" style:font-size-asian="15pt" style:font-weight-asian="normal" style:font-size-complex="15pt" style:font-weight-complex="normal"/>
      <style:map style:condition="cell-content()&gt;=0" style:apply-style-name="Good" style:base-cell-address="8x8.J3"/>
      <style:map style:condition="cell-content()&lt;0" style:apply-style-name="Bad" style:base-cell-address="8x8.J3"/>
    </style:style>
    <style:style style:name="ce34" style:family="table-cell" style:parent-style-name="Default">
      <style:table-cell-properties style:text-align-source="fix" style:repeat-content="false" style:vertical-align="middle"/>
      <style:paragraph-properties fo:text-align="center" fo:margin-left="0cm"/>
      <style:text-properties style:use-window-font-color="true" style:font-name="Arial" fo:font-size="10pt" fo:font-weight="bold" style:font-size-asian="10pt" style:font-weight-asian="bold" style:font-name-complex="Arial" style:font-size-complex="10pt" style:font-weight-complex="bold"/>
    </style:style>
    <style:style style:name="ce35" style:family="table-cell" style:parent-style-name="Default">
      <style:table-cell-properties style:text-align-source="fix" style:repeat-content="false" fo:wrap-option="wrap" style:vertical-align="middle"/>
      <style:paragraph-properties fo:text-align="center" fo:margin-left="0cm"/>
      <style:text-properties fo:color="#ff0000" style:text-outline="false" style:text-line-through-style="none" style:text-line-through-type="none" style:font-name="Arial" fo:font-size="15pt" fo:language="tr" fo:country="TR" fo:font-style="normal" fo:text-shadow="none" style:text-underline-style="none" fo:font-weight="normal" style:text-underline-mode="continuous" style:text-overline-mode="continuous" style:text-line-through-mode="continuous" style:font-name-asian="DejaVu Sans" style:font-size-asian="15pt" style:language-asian="zh" style:country-asian="CN" style:font-style-asian="normal" style:font-weight-asian="normal" style:font-name-complex="DejaVu Sans" style:font-size-complex="15pt" style:language-complex="hi" style:country-complex="IN" style:font-style-complex="normal" style:font-weight-complex="normal" style:text-emphasize="none" style:font-relief="none" style:text-overline-style="none" style:text-overline-color="font-color"/>
    </style:style>
    <style:style style:name="ce36" style:family="table-cell" style:parent-style-name="Default">
      <style:table-cell-properties style:text-align-source="fix" style:repeat-content="false" style:vertical-align="middle"/>
      <style:paragraph-properties fo:text-align="center" fo:margin-left="0cm"/>
      <style:text-properties style:use-window-font-color="true" style:font-name="Arial" fo:font-size="15pt" style:font-size-asian="15pt" style:font-size-complex="15pt"/>
    </style:style>
    <style:style style:name="ce37" style:family="table-cell" style:parent-style-name="Default">
      <style:table-cell-properties style:text-align-source="fix" style:repeat-content="false" style:vertical-align="middle"/>
      <style:paragraph-properties fo:text-align="center" fo:margin-left="0cm"/>
      <style:text-properties fo:color="#00a933" style:font-name="Arial" fo:font-size="15pt" style:font-size-asian="15pt" style:font-size-complex="15pt"/>
    </style:style>
    <style:style style:name="ce38" style:family="table-cell" style:parent-style-name="Default">
      <style:table-cell-properties style:text-align-source="fix" style:repeat-content="false" style:vertical-align="middle"/>
      <style:paragraph-properties fo:text-align="center" fo:margin-left="0cm"/>
      <style:text-properties style:use-window-font-color="true" style:font-name="Arial" fo:font-size="15pt" style:font-size-asian="15pt" style:font-size-complex="15pt"/>
      <style:map style:condition="cell-content()=VALUE(ABJAD([.$J$1];1;1))" style:apply-style-name="Good" style:base-cell-address="7x7.B9"/>
      <style:map style:condition="cell-content()!=VALUE(ABJAD([.$J$1];1;1))" style:apply-style-name="Bad" style:base-cell-address="7x7.B9"/>
    </style:style>
    <style:style style:name="ce39" style:family="table-cell" style:parent-style-name="Default">
      <style:table-cell-properties style:text-align-source="fix" style:repeat-content="false" fo:border="2.24pt solid #000000" style:rotation-angle="45" style:rotation-align="none" style:vertical-align="middle"/>
      <style:paragraph-properties fo:text-align="center" fo:margin-left="0cm"/>
      <style:text-properties style:use-window-font-color="true" style:font-name="Arial" fo:font-size="32pt" style:font-size-asian="32pt" style:font-name-complex="Arial" style:font-size-complex="32pt"/>
    </style:style>
    <style:style style:name="ce40" style:family="table-cell" style:parent-style-name="Default">
      <style:table-cell-properties style:text-align-source="fix" style:repeat-content="false" fo:border="2.24pt solid #000000" style:rotation-angle="315" style:rotation-align="none" style:vertical-align="middle"/>
      <style:paragraph-properties fo:text-align="center" fo:margin-left="0cm"/>
      <style:text-properties style:use-window-font-color="true" style:font-name="Arial" fo:font-size="32pt" style:font-size-asian="32pt" style:font-name-complex="Arial" style:font-size-complex="32pt"/>
    </style:style>
    <style:style style:name="ce59" style:family="table-cell" style:parent-style-name="Default">
      <style:table-cell-properties style:text-align-source="fix" style:repeat-content="false" style:vertical-align="middle"/>
      <style:paragraph-properties fo:text-align="center" fo:margin-left="0cm"/>
      <style:text-properties style:use-window-font-color="true" style:font-name="Arial" fo:font-size="15pt" fo:font-weight="normal" style:font-size-asian="15pt" style:font-weight-asian="normal" style:font-size-complex="15pt" style:font-weight-complex="normal"/>
      <style:map style:condition="cell-content()&gt;=0" style:apply-style-name="Good" style:base-cell-address="7x7.I3"/>
      <style:map style:condition="cell-content()&lt;0" style:apply-style-name="Bad" style:base-cell-address="7x7.I3"/>
    </style:style>
    <style:style style:name="ce13" style:family="table-cell" style:parent-style-name="Default">
      <style:table-cell-properties style:text-align-source="fix" style:repeat-content="false" style:vertical-align="middle"/>
      <style:paragraph-properties fo:text-align="center" fo:margin-left="0cm"/>
      <style:text-properties style:use-window-font-color="true" style:font-name="Arial" fo:font-size="15pt" fo:font-weight="normal" style:font-size-asian="15pt" style:font-weight-asian="normal" style:font-name-complex="Arial" style:font-size-complex="15pt" style:font-weight-complex="normal"/>
    </style:style>
    <style:style style:name="ce43" style:family="table-cell" style:parent-style-name="Default">
      <style:table-cell-properties style:text-align-source="fix" style:repeat-content="false" style:vertical-align="middle"/>
      <style:paragraph-properties fo:text-align="center" fo:margin-left="0cm"/>
      <style:text-properties style:use-window-font-color="true" style:font-name="Arial" fo:font-size="15pt" fo:font-weight="bold" style:font-size-asian="15pt" style:font-weight-asian="bold" style:font-name-complex="Arial" style:font-size-complex="15pt" style:font-weight-complex="bold"/>
    </style:style>
    <style:style style:name="ce44" style:family="table-cell" style:parent-style-name="Default">
      <style:table-cell-properties style:text-align-source="fix" style:repeat-content="false" fo:wrap-option="wrap" style:vertical-align="middle"/>
      <style:paragraph-properties fo:text-align="center" fo:margin-left="0cm"/>
      <style:text-properties fo:color="#ff0000" style:text-outline="false" style:text-line-through-style="none" style:text-line-through-type="none" style:font-name="Arial" fo:font-size="15pt" fo:language="tr" fo:country="TR" fo:font-style="normal" fo:text-shadow="none" style:text-underline-style="none" fo:font-weight="normal" style:text-underline-mode="continuous" style:text-overline-mode="continuous" style:text-line-through-mode="continuous" style:font-name-asian="DejaVu Sans" style:font-size-asian="15pt" style:language-asian="zh" style:country-asian="CN" style:font-style-asian="normal" style:font-weight-asian="normal" style:font-name-complex="Arial" style:font-size-complex="15pt" style:language-complex="hi" style:country-complex="IN" style:font-style-complex="normal" style:font-weight-complex="normal" style:text-emphasize="none" style:font-relief="none" style:text-overline-style="none" style:text-overline-color="font-color"/>
    </style:style>
    <style:style style:name="ce45" style:family="table-cell" style:parent-style-name="Default" style:data-style-name="N0">
      <style:table-cell-properties style:text-align-source="fix" style:repeat-content="false" style:vertical-align="middle"/>
      <style:paragraph-properties fo:text-align="center" fo:margin-left="0cm"/>
      <style:text-properties fo:color="#00a933" style:font-name="Arial" fo:font-size="15pt" fo:font-weight="normal" style:font-size-asian="15pt" style:font-weight-asian="normal" style:font-name-complex="Arial" style:font-size-complex="15pt" style:font-weight-complex="normal"/>
    </style:style>
    <style:style style:name="ce46" style:family="table-cell" style:parent-style-name="Default">
      <style:table-cell-properties style:text-align-source="fix" style:repeat-content="false" style:vertical-align="middle"/>
      <style:paragraph-properties fo:text-align="center" fo:margin-left="0cm"/>
      <style:text-properties style:use-window-font-color="true" style:font-name="Arial" fo:font-size="15pt" fo:font-weight="normal" style:font-size-asian="15pt" style:font-weight-asian="normal" style:font-name-complex="Arial" style:font-size-complex="15pt" style:font-weight-complex="normal"/>
      <style:map style:condition="cell-content()=VALUE(ABJAD([.$I$1];1;1))" style:apply-style-name="Good" style:base-cell-address="6x6.B8"/>
      <style:map style:condition="cell-content()!=VALUE(ABJAD([.$I$1];1;1))" style:apply-style-name="Error" style:base-cell-address="6x6.B8"/>
    </style:style>
    <style:style style:name="ce16" style:family="table-cell" style:parent-style-name="Default" style:data-style-name="N36">
      <style:table-cell-properties style:text-align-source="fix" style:repeat-content="false" fo:border="2.24pt solid #000000" style:rotation-angle="45" style:rotation-align="none" style:vertical-align="middle"/>
      <style:paragraph-properties fo:text-align="center" fo:margin-left="0cm"/>
      <style:text-properties style:use-window-font-color="true" style:font-name="Arial" fo:font-size="32pt" fo:font-weight="normal" style:font-size-asian="32pt" style:font-weight-asian="normal" style:font-name-complex="Arial" style:font-size-complex="32pt" style:font-weight-complex="normal"/>
    </style:style>
    <style:style style:name="ce17" style:family="table-cell" style:parent-style-name="Default" style:data-style-name="N36">
      <style:table-cell-properties style:text-align-source="fix" style:repeat-content="false" fo:border="2.24pt solid #000000" style:rotation-angle="315" style:rotation-align="none" style:vertical-align="middle"/>
      <style:paragraph-properties fo:text-align="center" fo:margin-left="0cm"/>
      <style:text-properties style:use-window-font-color="true" style:font-name="Arial" fo:font-size="32pt" fo:font-weight="normal" style:font-size-asian="32pt" style:font-weight-asian="normal" style:font-name-complex="Arial" style:font-size-complex="32pt" style:font-weight-complex="normal"/>
    </style:style>
    <style:style style:name="ce69" style:family="table-cell" style:parent-style-name="Default">
      <style:table-cell-properties style:text-align-source="fix" style:repeat-content="false" style:vertical-align="middle"/>
      <style:paragraph-properties fo:text-align="center" fo:margin-left="0cm"/>
      <style:text-properties style:use-window-font-color="true" style:font-name="Arial" fo:font-size="15pt" fo:font-weight="normal" style:font-size-asian="15pt" style:font-weight-asian="normal" style:font-size-complex="15pt" style:font-weight-complex="normal"/>
      <style:map style:condition="cell-content()&gt;=0" style:apply-style-name="Good" style:base-cell-address="6x6.H3"/>
      <style:map style:condition="cell-content()&lt;0" style:apply-style-name="Bad" style:base-cell-address="6x6.H3"/>
    </style:style>
    <style:style style:name="ce70" style:family="table-cell" style:parent-style-name="Default">
      <style:table-cell-properties style:text-align-source="fix" style:repeat-content="false" style:vertical-align="middle"/>
      <style:paragraph-properties fo:text-align="center" fo:margin-left="0cm"/>
      <style:text-properties style:use-window-font-color="true" style:font-name="Arial" fo:font-size="15pt" fo:font-weight="normal" style:font-size-asian="15pt" style:font-weight-asian="normal" style:font-size-complex="15pt" style:font-weight-complex="normal"/>
      <style:map style:condition="cell-content()=VALUE(ABJAD([.$H$1];1;1))" style:apply-style-name="Good" style:base-cell-address="5x5.B7"/>
      <style:map style:condition="cell-content()!=VALUE(ABJAD([.$H$1];1;1))" style:apply-style-name="Bad" style:base-cell-address="5x5.B7"/>
    </style:style>
    <style:style style:name="ce15" style:family="table-cell" style:parent-style-name="Default" style:data-style-name="N0">
      <style:table-cell-properties style:text-align-source="fix" style:repeat-content="false" style:vertical-align="middle"/>
      <style:paragraph-properties fo:text-align="center" fo:margin-left="0cm"/>
      <style:text-properties style:use-window-font-color="true" style:font-name="Arial" fo:font-size="15pt" fo:font-weight="normal" style:font-size-asian="15pt" style:font-weight-asian="normal" style:font-name-complex="Arial" style:font-size-complex="15pt" style:font-weight-complex="normal"/>
    </style:style>
    <style:style style:name="ce52" style:family="table-cell" style:parent-style-name="Default" style:data-style-name="N0">
      <style:table-cell-properties style:text-align-source="fix" style:repeat-content="false" fo:border="2.24pt solid #000000" style:rotation-angle="45" style:rotation-align="none" style:vertical-align="middle"/>
      <style:paragraph-properties fo:text-align="center" fo:margin-left="0cm"/>
      <style:text-properties style:use-window-font-color="true" style:font-name="Arial" fo:font-size="32pt" fo:font-weight="normal" style:font-size-asian="32pt" style:font-weight-asian="normal" style:font-name-complex="Arial" style:font-size-complex="32pt" style:font-weight-complex="normal"/>
    </style:style>
    <style:style style:name="ce53" style:family="table-cell" style:parent-style-name="Default" style:data-style-name="N0">
      <style:table-cell-properties style:text-align-source="fix" style:repeat-content="false" fo:border="2.24pt solid #000000" style:rotation-angle="315" style:rotation-align="none" style:vertical-align="middle"/>
      <style:paragraph-properties fo:text-align="center" fo:margin-left="0cm"/>
      <style:text-properties style:use-window-font-color="true" style:font-name="Arial" fo:font-size="32pt" fo:font-weight="normal" style:font-size-asian="32pt" style:font-weight-asian="normal" style:font-name-complex="Arial" style:font-size-complex="32pt" style:font-weight-complex="normal"/>
    </style:style>
    <style:style style:name="ce74" style:family="table-cell" style:parent-style-name="Default">
      <style:table-cell-properties style:text-align-source="fix" style:repeat-content="false" style:vertical-align="middle"/>
      <style:paragraph-properties fo:text-align="center" fo:margin-left="0cm"/>
      <style:text-properties style:use-window-font-color="true" style:font-name="Arial" fo:font-size="15pt" fo:font-weight="normal" style:font-size-asian="15pt" style:font-weight-asian="normal" style:font-size-complex="15pt" style:font-weight-complex="normal"/>
      <style:map style:condition="cell-content()&gt;=0" style:apply-style-name="Good" style:base-cell-address="5x5.G3"/>
      <style:map style:condition="cell-content()&lt;0" style:apply-style-name="Bad" style:base-cell-address="5x5.G3"/>
    </style:style>
    <style:style style:name="ce76" style:family="table-cell" style:parent-style-name="Default">
      <style:table-cell-properties style:text-align-source="fix" style:repeat-content="false" fo:wrap-option="no-wrap" style:vertical-align="middle"/>
      <style:paragraph-properties fo:text-align="center" fo:margin-left="0cm"/>
      <style:text-properties style:use-window-font-color="true" style:font-name="Arial" fo:font-size="15pt" fo:font-weight="normal" style:font-size-asian="15pt" style:font-weight-asian="normal" style:font-name-complex="Arial" style:font-size-complex="15pt" style:font-weight-complex="normal"/>
    </style:style>
    <style:style style:name="ce56" style:family="table-cell" style:parent-style-name="Default">
      <style:text-properties style:font-name="Arial" fo:font-size="15pt" fo:font-weight="normal" style:font-size-asian="15pt" style:font-weight-asian="normal" style:font-name-complex="Arial" style:font-size-complex="15pt" style:font-weight-complex="normal"/>
    </style:style>
    <style:style style:name="ce57" style:family="table-cell" style:parent-style-name="Default">
      <style:text-properties fo:font-weight="normal" style:font-weight-asian="normal" style:font-weight-complex="normal"/>
    </style:style>
    <style:style style:name="ce58" style:family="table-cell" style:parent-style-name="Default">
      <style:table-cell-properties style:text-align-source="fix" style:repeat-content="false" style:vertical-align="middle"/>
      <style:paragraph-properties fo:text-align="center" fo:margin-left="0cm"/>
      <style:text-properties fo:font-size="15pt" fo:font-weight="normal" style:font-size-asian="15pt" style:font-weight-asian="normal" style:font-size-complex="15pt" style:font-weight-complex="normal"/>
    </style:style>
    <style:style style:name="ce80" style:family="table-cell" style:parent-style-name="Default">
      <style:table-cell-properties style:text-align-source="fix" style:repeat-content="false" style:vertical-align="middle"/>
      <style:paragraph-properties fo:text-align="center" fo:margin-left="0cm"/>
      <style:text-properties fo:font-weight="normal" style:font-weight-asian="normal" style:font-weight-complex="normal"/>
    </style:style>
    <style:style style:name="ce60" style:family="table-cell" style:parent-style-name="Default">
      <style:table-cell-properties style:text-align-source="fix" style:repeat-content="false" style:vertical-align="middle"/>
      <style:paragraph-properties fo:text-align="center" fo:margin-left="0cm"/>
      <style:text-properties style:font-name="Arial" fo:font-weight="bold" style:font-weight-asian="bold" style:font-weight-complex="bold"/>
    </style:style>
    <style:style style:name="ce82" style:family="table-cell" style:parent-style-name="Default">
      <style:table-cell-properties style:text-align-source="fix" style:repeat-content="false" style:vertical-align="middle"/>
      <style:paragraph-properties fo:text-align="center" fo:margin-left="0cm"/>
      <style:text-properties fo:font-weight="bold" style:font-weight-asian="bold" style:font-weight-complex="bold"/>
    </style:style>
    <style:style style:name="ce62" style:family="table-cell" style:parent-style-name="Default">
      <style:text-properties fo:font-weight="bold" style:font-weight-asian="bold" style:font-weight-complex="bold"/>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quot;قابض&quot;;&quot;قاضي&quot;;&quot;ذارئ&quot;;&quot;ذو الطول والإحسان&quot;;&quot;أحسن الخالقين&quot;;&quot;مفضل&quot;;&quot;نذير&quot;;&quot;مذكور&quot;;&quot;خير الحاكمين&quot;;&quot;حافظ&quot;;&quot;منذر&quot;;&quot;حفيظ&quot;;&quot;رفيع الدرجات&quot;;&quot;ضار&quot;;&quot;رضا&quot;;&quot;أعظم&quot;;&quot;عظيم&quot;;&quot;خير المنزلين&quot;;&quot;مخزي الكافرين&quot;;&quot;ذو المعارج&quot;;&quot;غني&quot;;&quot;مغني&quot;;&quot;ذو الجلال والإكرام&quot;;&quot;خير الفاصلين&quot;;&quot;ظاهر&quot;;&quot;خير الراحمين&quot;;&quot;خير الماكرين&quot;;&quot;ذو الرحمة الواسعة&quot;;&quot;علام الغيوب&quot;;&quot;خير الرازقين&quot;;&quot;غيور&quot;;&quot;خير الناصرين&quot;;&quot;غفار&quot;;&quot;غافر&quot;;&quot;غفور&quot;;&quot;البالغ أمره&quot;;&quot;ذو الإنتقام&quot;;&quot;غالب على أمره&quot;;&quot;خير الفاتحين&quot;;&quot;أهل المغفرة&quot;;&quot;ذو العرش المجيد&quot;;&quot;كاشف الضر&quot;;&quot;مخرج الحي من الميت&quot;;&quot;مخرج الميت من الحي&quot;;&quot;خافض&quot;;&quot;واسع المغفرة&quot;;&quot;غياث&quot;;&quot;خير المنتقمين&quot;;&quot;عالم الغيب والشهادة&quot;;&quot;مغيث&quot;;&quot;خير الوارثين&quot;;&quot;نور السماوات والأرض&quot;;&quot;مبغض&quot;;&quot;فاطر السموات والأرض&quot;;&quot;ذو الجبروت والملكوت&quot;;&quot;خير الحافظين&quot;;&quot;غافر الذنب&quot;;&quot;خير الغافرين&quot;;&quot;ذو الفضل العظيم&quot;;&quot;&quot;)" table:allow-empty-cell="true" table:display-list="unsorted" table:base-cell-address="8x8.O1">
          <table:error-message table:message-type="stop" table:display="true"/>
        </table:content-validation>
        <table:content-validation table:name="val2" table:condition="of:cell-content-is-in-list(&quot;أكرم&quot;;&quot;نعم المولى&quot;;&quot;كريم&quot;;&quot;ولي المؤمنين&quot;;&quot;مُبرم&quot;;&quot;فرد&quot;;&quot;فاطر&quot;;&quot;رؤوف&quot;;&quot;رحمن&quot;;&quot;صبور&quot;;&quot;منير&quot;;&quot;بصير&quot;;&quot;أقرب&quot;;&quot;قادر&quot;;&quot;قهّار&quot;;&quot;قاهر&quot;;&quot;رزاق&quot;;&quot;رازق&quot;;&quot;شاهد&quot;;&quot;رقيب&quot;;&quot;قريب&quot;;&quot;قدير&quot;;&quot;شديد&quot;;&quot;شهيد&quot;;&quot;مفرج&quot;;&quot;مرسِل&quot;;&quot;مصور&quot;;&quot;جاعل الليل سكناً&quot;;&quot;سريع&quot;;&quot;ناصر&quot;;&quot;مقلب القلوب&quot;;&quot;مقدر&quot;;&quot;فالق الإصباح&quot;;&quot;فالق الحب والنوى&quot;;&quot;نصير&quot;;&quot;رافع&quot;;&quot;رفيع&quot;;&quot;فارج الهم&quot;;&quot;مسعَّر&quot;;&quot;رفيق&quot;;&quot;شافي&quot;;&quot;كاشف&quot;;&quot;منشئ&quot;;&quot;تواب&quot;;&quot;كاتب&quot;;&quot;شديد المحال&quot;;&quot;تام&quot;;&quot;سريع الحساب&quot;;&quot;عدو الكافرين&quot;;&quot;فعال لما يريد&quot;;&quot;مبتلي&quot;;&quot;فتاح&quot;;&quot;فاتح&quot;;&quot;مميت&quot;;&quot;أسرع الحاسبين&quot;;&quot;نعم القادر&quot;;&quot;نعم القاهر&quot;;&quot;متين&quot;;&quot;راشد&quot;;&quot;رشيد&quot;;&quot;شاكر&quot;;&quot;شكور&quot;;&quot;فاتن&quot;;&quot;ممتحن&quot;;&quot;متعالِ&quot;;&quot;مُقيت&quot;;&quot;قابل التوب&quot;;&quot;باعث&quot;;&quot;أهل التقوى&quot;;&quot;منزل الكتاب&quot;;&quot;أرحم الراحمين&quot;;&quot;وتر&quot;;&quot;مستمع&quot;;&quot;مستعان&quot;;&quot;منتقم&quot;;&quot;كاشف الكرب&quot;;&quot;ستار&quot;;&quot;متكبّر&quot;;&quot;سخط&quot;;&quot;وارث&quot;;&quot;خالق&quot;;&quot;خلاق&quot;;&quot;متم نوره&quot;;&quot;مقتدر&quot;;&quot;مذل&quot;;&quot;آخر&quot;;&quot;خبير&quot;;&quot;مؤخر&quot;;&quot;ذو القوة&quot;;&quot;قابض&quot;;&quot;قاضي&quot;;&quot;ذارئ&quot;;&quot;ذو الطول والإحسان&quot;;&quot;أحسن الخالقين&quot;;&quot;مفضل&quot;;&quot;نذير&quot;;&quot;مذكور&quot;;&quot;خير الحاكمين&quot;;&quot;حافظ&quot;;&quot;منذر&quot;;&quot;حفيظ&quot;;&quot;رفيع الدرجات&quot;;&quot;ضار&quot;;&quot;رضا&quot;;&quot;أعظم&quot;;&quot;عظيم&quot;;&quot;خير المنزلين&quot;;&quot;مخزي الكافرين&quot;;&quot;ذو المعارج&quot;;&quot;غني&quot;;&quot;مغني&quot;;&quot;ذو الجلال والإكرام&quot;;&quot;خير الفاصلين&quot;;&quot;ظاهر&quot;;&quot;خير الراحمين&quot;;&quot;خير الماكرين&quot;;&quot;ذو الرحمة الواسعة&quot;;&quot;علام الغيوب&quot;;&quot;خير الرازقين&quot;;&quot;غيور&quot;;&quot;خير الناصرين&quot;;&quot;غفار&quot;;&quot;غافر&quot;;&quot;غفور&quot;;&quot;البالغ أمره&quot;;&quot;ذو الإنتقام&quot;;&quot;غالب على أمره&quot;;&quot;خير الفاتحين&quot;;&quot;أهل المغفرة&quot;;&quot;ذو العرش المجيد&quot;;&quot;كاشف الضر&quot;;&quot;مخرج الحي من الميت&quot;;&quot;مخرج الميت من الحي&quot;;&quot;خافض&quot;;&quot;واسع المغفرة&quot;;&quot;غياث&quot;;&quot;خير المنتقمين&quot;;&quot;عالم الغيب والشهادة&quot;;&quot;مغيث&quot;;&quot;خير الوارثين&quot;;&quot;نور السماوات والأرض&quot;;&quot;مبغض&quot;;&quot;فاطر السموات والأرض&quot;;&quot;ذو الجبروت والملكوت&quot;;&quot;خير الحافظين&quot;;&quot;غافر الذنب&quot;;&quot;خير الغافرين&quot;;&quot;ذو الفضل العظيم&quot;;&quot;&quot;)" table:allow-empty-cell="true" table:display-list="unsorted" table:base-cell-address="7x7.K1">
          <table:error-message table:message-type="stop" table:display="true"/>
        </table:content-validation>
        <table:content-validation table:name="val3" table:condition="of:cell-content-is-in-list(&quot;موسع&quot;;&quot;سميع&quot;;&quot;فاعل&quot;;&quot;مقدم&quot;;&quot;صادق&quot;;&quot;منعم&quot;;&quot;نافع&quot;;&quot;معافي&quot;;&quot;بر&quot;;&quot;رب&quot;;&quot;بار&quot;;&quot;جبار&quot;;&quot;مقسط&quot;;&quot;دهر&quot;;&quot;صانع&quot;;&quot;مالك الملك&quot;;&quot;بارئ&quot;;&quot;طهر&quot;;&quot;أكبر&quot;;&quot;أحكم الحاكمين&quot;;&quot;كبير&quot;;&quot;نعم الماهد&quot;;&quot;مدبر&quot;;&quot;مريد&quot;;&quot;نور&quot;;&quot;رحيم&quot;;&quot;برهان&quot;;&quot;أكرم&quot;;&quot;نعم المولى&quot;;&quot;كريم&quot;;&quot;ولي المؤمنين&quot;;&quot;مُبرم&quot;;&quot;فرد&quot;;&quot;فاطر&quot;;&quot;رؤوف&quot;;&quot;رحمن&quot;;&quot;صبور&quot;;&quot;منير&quot;;&quot;بصير&quot;;&quot;أقرب&quot;;&quot;قادر&quot;;&quot;قهّار&quot;;&quot;قاهر&quot;;&quot;رزاق&quot;;&quot;رازق&quot;;&quot;شاهد&quot;;&quot;رقيب&quot;;&quot;قريب&quot;;&quot;قدير&quot;;&quot;شديد&quot;;&quot;شهيد&quot;;&quot;مفرج&quot;;&quot;مرسِل&quot;;&quot;مصور&quot;;&quot;جاعل الليل سكناً&quot;;&quot;سريع&quot;;&quot;ناصر&quot;;&quot;مقلب القلوب&quot;;&quot;مقدر&quot;;&quot;فالق الإصباح&quot;;&quot;فالق الحب والنوى&quot;;&quot;نصير&quot;;&quot;رافع&quot;;&quot;رفيع&quot;;&quot;فارج الهم&quot;;&quot;مسعَّر&quot;;&quot;رفيق&quot;;&quot;شافي&quot;;&quot;كاشف&quot;;&quot;منشئ&quot;;&quot;تواب&quot;;&quot;كاتب&quot;;&quot;شديد المحال&quot;;&quot;تام&quot;;&quot;سريع الحساب&quot;;&quot;عدو الكافرين&quot;;&quot;فعال لما يريد&quot;;&quot;مبتلي&quot;;&quot;فتاح&quot;;&quot;فاتح&quot;;&quot;مميت&quot;;&quot;أسرع الحاسبين&quot;;&quot;نعم القادر&quot;;&quot;نعم القاهر&quot;;&quot;متين&quot;;&quot;راشد&quot;;&quot;رشيد&quot;;&quot;شاكر&quot;;&quot;شكور&quot;;&quot;فاتن&quot;;&quot;ممتحن&quot;;&quot;متعالِ&quot;;&quot;مُقيت&quot;;&quot;قابل التوب&quot;;&quot;باعث&quot;;&quot;أهل التقوى&quot;;&quot;منزل الكتاب&quot;;&quot;أرحم الراحمين&quot;;&quot;وتر&quot;;&quot;مستمع&quot;;&quot;مستعان&quot;;&quot;منتقم&quot;;&quot;كاشف الكرب&quot;;&quot;ستار&quot;;&quot;متكبّر&quot;;&quot;سخط&quot;;&quot;وارث&quot;;&quot;خالق&quot;;&quot;خلاق&quot;;&quot;متم نوره&quot;;&quot;مقتدر&quot;;&quot;مذل&quot;;&quot;آخر&quot;;&quot;خبير&quot;;&quot;مؤخر&quot;;&quot;ذو القوة&quot;;&quot;قابض&quot;;&quot;قاضي&quot;;&quot;ذارئ&quot;;&quot;ذو الطول والإحسان&quot;;&quot;أحسن الخالقين&quot;;&quot;مفضل&quot;;&quot;نذير&quot;;&quot;مذكور&quot;;&quot;خير الحاكمين&quot;;&quot;حافظ&quot;;&quot;منذر&quot;;&quot;حفيظ&quot;;&quot;رفيع الدرجات&quot;;&quot;ضار&quot;;&quot;رضا&quot;;&quot;أعظم&quot;;&quot;عظيم&quot;;&quot;خير المنزلين&quot;;&quot;مخزي الكافرين&quot;;&quot;ذو المعارج&quot;;&quot;غني&quot;;&quot;مغني&quot;;&quot;ذو الجلال والإكرام&quot;;&quot;خير الفاصلين&quot;;&quot;ظاهر&quot;;&quot;خير الراحمين&quot;;&quot;خير الماكرين&quot;;&quot;ذو الرحمة الواسعة&quot;;&quot;علام الغيوب&quot;;&quot;خير الرازقين&quot;;&quot;غيور&quot;;&quot;خير الناصرين&quot;;&quot;غفار&quot;;&quot;غافر&quot;;&quot;غفور&quot;;&quot;البالغ أمره&quot;;&quot;ذو الإنتقام&quot;;&quot;غالب على أمره&quot;;&quot;خير الفاتحين&quot;;&quot;أهل المغفرة&quot;;&quot;ذو العرش المجيد&quot;;&quot;كاشف الضر&quot;;&quot;مخرج الحي من الميت&quot;;&quot;مخرج الميت من الحي&quot;;&quot;خافض&quot;;&quot;واسع المغفرة&quot;;&quot;غياث&quot;;&quot;خير المنتقمين&quot;;&quot;عالم الغيب والشهادة&quot;;&quot;مغيث&quot;;&quot;خير الوارثين&quot;;&quot;نور السماوات والأرض&quot;;&quot;مبغض&quot;;&quot;فاطر السموات والأرض&quot;;&quot;ذو الجبروت والملكوت&quot;;&quot;خير الحافظين&quot;;&quot;غافر الذنب&quot;;&quot;خير الغافرين&quot;;&quot;ذو الفضل العظيم&quot;;&quot;&quot;)" table:allow-empty-cell="true" table:display-list="unsorted" table:base-cell-address="6x6.J1">
          <table:error-message table:message-type="stop" table:display="true"/>
        </table:content-validation>
        <table:content-validation table:name="val4" table:condition="of:cell-content-is-in-list(&quot;كافي&quot;;&quot;باقي&quot;;&quot;جامع&quot;;&quot;قوي&quot;;&quot;معز&quot;;&quot;واقي&quot;;&quot;معبود&quot;;&quot;معيد&quot;;&quot;مُنزل&quot;;&quot;لطيف&quot;;&quot;معطي&quot;;&quot;سلام&quot;;&quot;صمد&quot;;&quot;مؤمن&quot;;&quot;واسع&quot;;&quot;كفيل&quot;;&quot;عالم&quot;;&quot;علام&quot;;&quot;منان&quot;;&quot;أعلم&quot;;&quot;مهيمن&quot;;&quot;محصي&quot;;&quot;عليم&quot;;&quot;قيم&quot;;&quot;قيام&quot;;&quot;قائم&quot;;&quot;قديم&quot;;&quot;دافع&quot;;&quot;قيوم&quot;;&quot;عفو&quot;;&quot;محسن&quot;;&quot;مُطعم&quot;;&quot;محسان&quot;;&quot;مانع&quot;;&quot;قدّوس&quot;;&quot;معين&quot;;&quot;سامع&quot;;&quot;موسع&quot;;&quot;سميع&quot;;&quot;فاعل&quot;;&quot;مقدم&quot;;&quot;صادق&quot;;&quot;منعم&quot;;&quot;نافع&quot;;&quot;معافي&quot;;&quot;بر&quot;;&quot;رب&quot;;&quot;بار&quot;;&quot;جبار&quot;;&quot;مقسط&quot;;&quot;دهر&quot;;&quot;صانع&quot;;&quot;مالك الملك&quot;;&quot;بارئ&quot;;&quot;طهر&quot;;&quot;أكبر&quot;;&quot;أحكم الحاكمين&quot;;&quot;كبير&quot;;&quot;نعم الماهد&quot;;&quot;مدبر&quot;;&quot;مريد&quot;;&quot;نور&quot;;&quot;رحيم&quot;;&quot;برهان&quot;;&quot;أكرم&quot;;&quot;نعم المولى&quot;;&quot;كريم&quot;;&quot;ولي المؤمنين&quot;;&quot;مُبرم&quot;;&quot;فرد&quot;;&quot;فاطر&quot;;&quot;رؤوف&quot;;&quot;رحمن&quot;;&quot;صبور&quot;;&quot;منير&quot;;&quot;بصير&quot;;&quot;أقرب&quot;;&quot;قادر&quot;;&quot;قهّار&quot;;&quot;قاهر&quot;;&quot;رزاق&quot;;&quot;رازق&quot;;&quot;شاهد&quot;;&quot;رقيب&quot;;&quot;قريب&quot;;&quot;قدير&quot;;&quot;شديد&quot;;&quot;شهيد&quot;;&quot;مفرج&quot;;&quot;مرسِل&quot;;&quot;مصور&quot;;&quot;جاعل الليل سكناً&quot;;&quot;سريع&quot;;&quot;ناصر&quot;;&quot;مقلب القلوب&quot;;&quot;مقدر&quot;;&quot;فالق الإصباح&quot;;&quot;فالق الحب والنوى&quot;;&quot;نصير&quot;;&quot;رافع&quot;;&quot;رفيع&quot;;&quot;فارج الهم&quot;;&quot;مسعَّر&quot;;&quot;رفيق&quot;;&quot;شافي&quot;;&quot;كاشف&quot;;&quot;منشئ&quot;;&quot;تواب&quot;;&quot;كاتب&quot;;&quot;شديد المحال&quot;;&quot;تام&quot;;&quot;سريع الحساب&quot;;&quot;عدو الكافرين&quot;;&quot;فعال لما يريد&quot;;&quot;مبتلي&quot;;&quot;فتاح&quot;;&quot;فاتح&quot;;&quot;مميت&quot;;&quot;أسرع الحاسبين&quot;;&quot;نعم القادر&quot;;&quot;نعم القاهر&quot;;&quot;متين&quot;;&quot;راشد&quot;;&quot;رشيد&quot;;&quot;شاكر&quot;;&quot;شكور&quot;;&quot;فاتن&quot;;&quot;ممتحن&quot;;&quot;متعالِ&quot;;&quot;مُقيت&quot;;&quot;قابل التوب&quot;;&quot;باعث&quot;;&quot;أهل التقوى&quot;;&quot;منزل الكتاب&quot;;&quot;أرحم الراحمين&quot;;&quot;وتر&quot;;&quot;مستمع&quot;;&quot;مستعان&quot;;&quot;منتقم&quot;;&quot;كاشف الكرب&quot;;&quot;ستار&quot;;&quot;متكبّر&quot;;&quot;سخط&quot;;&quot;وارث&quot;;&quot;خالق&quot;;&quot;خلاق&quot;;&quot;متم نوره&quot;;&quot;مقتدر&quot;;&quot;مذل&quot;;&quot;آخر&quot;;&quot;خبير&quot;;&quot;مؤخر&quot;;&quot;ذو القوة&quot;;&quot;قابض&quot;;&quot;قاضي&quot;;&quot;ذارئ&quot;;&quot;ذو الطول والإحسان&quot;;&quot;أحسن الخالقين&quot;;&quot;مفضل&quot;;&quot;نذير&quot;;&quot;مذكور&quot;;&quot;خير الحاكمين&quot;;&quot;حافظ&quot;;&quot;منذر&quot;;&quot;حفيظ&quot;;&quot;رفيع الدرجات&quot;;&quot;ضار&quot;;&quot;رضا&quot;;&quot;أعظم&quot;;&quot;عظيم&quot;;&quot;خير المنزلين&quot;;&quot;مخزي الكافرين&quot;;&quot;ذو المعارج&quot;;&quot;غني&quot;;&quot;مغني&quot;;&quot;ذو الجلال والإكرام&quot;;&quot;خير الفاصلين&quot;;&quot;ظاهر&quot;;&quot;خير الراحمين&quot;;&quot;خير الماكرين&quot;;&quot;ذو الرحمة الواسعة&quot;;&quot;علام الغيوب&quot;;&quot;خير الرازقين&quot;;&quot;غيور&quot;;&quot;خير الناصرين&quot;;&quot;غفار&quot;;&quot;غافر&quot;;&quot;غفور&quot;;&quot;البالغ أمره&quot;;&quot;ذو الإنتقام&quot;;&quot;غالب على أمره&quot;;&quot;خير الفاتحين&quot;;&quot;أهل المغفرة&quot;;&quot;ذو العرش المجيد&quot;;&quot;كاشف الضر&quot;;&quot;مخرج الحي من الميت&quot;;&quot;مخرج الميت من الحي&quot;;&quot;خافض&quot;;&quot;واسع المغفرة&quot;;&quot;غياث&quot;;&quot;خير المنتقمين&quot;;&quot;عالم الغيب والشهادة&quot;;&quot;مغيث&quot;;&quot;خير الوارثين&quot;;&quot;نور السماوات والأرض&quot;;&quot;مبغض&quot;;&quot;فاطر السموات والأرض&quot;;&quot;ذو الجبروت والملكوت&quot;;&quot;خير الحافظين&quot;;&quot;غافر الذنب&quot;;&quot;خير الغافرين&quot;;&quot;ذو الفضل العظيم&quot;;&quot;&quot;)" table:allow-empty-cell="true" table:display-list="unsorted" table:base-cell-address="5x5.I1">
          <table:error-message table:message-type="stop" table:display="true"/>
        </table:content-validation>
        <table:content-validation table:name="val5" table:condition="of:cell-content-is-in-list(&quot;ديان&quot;;&quot;الله&quot;;&quot;وكيل&quot;;&quot;محيط&quot;;&quot;حكم&quot;;&quot;محيي&quot;;&quot;حاكم&quot;;&quot;أحكم&quot;;&quot;حاسب&quot;;&quot;باسط&quot;;&quot;جليل&quot;;&quot;سيد&quot;;&quot;سبوح&quot;;&quot;مولى&quot;;&quot;حكيم&quot;;&quot;أعز&quot;;&quot;حسيب&quot;;&quot;كائن&quot;;&quot;مُبلي&quot;;&quot;جميل&quot;;&quot;بديع&quot;;&quot;حليم&quot;;&quot;ملك&quot;;&quot;مالك&quot;;&quot;كامل&quot;;&quot;عزيز&quot;;&quot;وافي&quot;;&quot;حفي&quot;;&quot;مليك&quot;;&quot;صاحب&quot;;&quot;مبين&quot;;&quot;أعلى&quot;;&quot;عدل&quot;;&quot;حق&quot;;&quot;أقوى&quot;;&quot;حنان&quot;;&quot;علي&quot;;&quot;كافي&quot;;&quot;باقي&quot;;&quot;جامع&quot;;&quot;قوي&quot;;&quot;معز&quot;;&quot;واقي&quot;;&quot;معبود&quot;;&quot;معيد&quot;;&quot;مُنزل&quot;;&quot;لطيف&quot;;&quot;معطي&quot;;&quot;سلام&quot;;&quot;صمد&quot;;&quot;مؤمن&quot;;&quot;واسع&quot;;&quot;كفيل&quot;;&quot;عالم&quot;;&quot;علام&quot;;&quot;منان&quot;;&quot;أعلم&quot;;&quot;مهيمن&quot;;&quot;محصي&quot;;&quot;عليم&quot;;&quot;قيم&quot;;&quot;قيام&quot;;&quot;قائم&quot;;&quot;قديم&quot;;&quot;دافع&quot;;&quot;قيوم&quot;;&quot;عفو&quot;;&quot;محسن&quot;;&quot;مُطعم&quot;;&quot;محسان&quot;;&quot;مانع&quot;;&quot;قدّوس&quot;;&quot;معين&quot;;&quot;سامع&quot;;&quot;موسع&quot;;&quot;سميع&quot;;&quot;فاعل&quot;;&quot;مقدم&quot;;&quot;صادق&quot;;&quot;منعم&quot;;&quot;نافع&quot;;&quot;معافي&quot;;&quot;بر&quot;;&quot;رب&quot;;&quot;بار&quot;;&quot;جبار&quot;;&quot;مقسط&quot;;&quot;دهر&quot;;&quot;صانع&quot;;&quot;مالك الملك&quot;;&quot;بارئ&quot;;&quot;طهر&quot;;&quot;أكبر&quot;;&quot;أحكم الحاكمين&quot;;&quot;كبير&quot;;&quot;نعم الماهد&quot;;&quot;مدبر&quot;;&quot;مريد&quot;;&quot;نور&quot;;&quot;رحيم&quot;;&quot;برهان&quot;;&quot;أكرم&quot;;&quot;نعم المولى&quot;;&quot;كريم&quot;;&quot;ولي المؤمنين&quot;;&quot;مُبرم&quot;;&quot;فرد&quot;;&quot;فاطر&quot;;&quot;رؤوف&quot;;&quot;رحمن&quot;;&quot;صبور&quot;;&quot;منير&quot;;&quot;بصير&quot;;&quot;أقرب&quot;;&quot;قادر&quot;;&quot;قهّار&quot;;&quot;قاهر&quot;;&quot;رزاق&quot;;&quot;رازق&quot;;&quot;شاهد&quot;;&quot;رقيب&quot;;&quot;قريب&quot;;&quot;قدير&quot;;&quot;شديد&quot;;&quot;شهيد&quot;;&quot;مفرج&quot;;&quot;مرسِل&quot;;&quot;مصور&quot;;&quot;جاعل الليل سكناً&quot;;&quot;سريع&quot;;&quot;ناصر&quot;;&quot;مقلب القلوب&quot;;&quot;مقدر&quot;;&quot;فالق الإصباح&quot;;&quot;فالق الحب والنوى&quot;;&quot;نصير&quot;;&quot;رافع&quot;;&quot;رفيع&quot;;&quot;فارج الهم&quot;;&quot;مسعَّر&quot;;&quot;رفيق&quot;;&quot;شافي&quot;;&quot;كاشف&quot;;&quot;منشئ&quot;;&quot;تواب&quot;;&quot;كاتب&quot;;&quot;شديد المحال&quot;;&quot;تام&quot;;&quot;سريع الحساب&quot;;&quot;عدو الكافرين&quot;;&quot;فعال لما يريد&quot;;&quot;مبتلي&quot;;&quot;فتاح&quot;;&quot;فاتح&quot;;&quot;مميت&quot;;&quot;أسرع الحاسبين&quot;;&quot;نعم القادر&quot;;&quot;نعم القاهر&quot;;&quot;متين&quot;;&quot;راشد&quot;;&quot;رشيد&quot;;&quot;شاكر&quot;;&quot;شكور&quot;;&quot;فاتن&quot;;&quot;ممتحن&quot;;&quot;متعالِ&quot;;&quot;مُقيت&quot;;&quot;قابل التوب&quot;;&quot;باعث&quot;;&quot;أهل التقوى&quot;;&quot;منزل الكتاب&quot;;&quot;أرحم الراحمين&quot;;&quot;وتر&quot;;&quot;مستمع&quot;;&quot;مستعان&quot;;&quot;منتقم&quot;;&quot;كاشف الكرب&quot;;&quot;ستار&quot;;&quot;متكبّر&quot;;&quot;سخط&quot;;&quot;وارث&quot;;&quot;خالق&quot;;&quot;خلاق&quot;;&quot;متم نوره&quot;;&quot;مقتدر&quot;;&quot;مذل&quot;;&quot;آخر&quot;;&quot;خبير&quot;;&quot;مؤخر&quot;;&quot;ذو القوة&quot;;&quot;قابض&quot;;&quot;قاضي&quot;;&quot;ذارئ&quot;;&quot;ذو الطول والإحسان&quot;;&quot;أحسن الخالقين&quot;;&quot;مفضل&quot;;&quot;نذير&quot;;&quot;مذكور&quot;;&quot;خير الحاكمين&quot;;&quot;حافظ&quot;;&quot;منذر&quot;;&quot;حفيظ&quot;;&quot;رفيع الدرجات&quot;;&quot;ضار&quot;;&quot;رضا&quot;;&quot;أعظم&quot;;&quot;عظيم&quot;;&quot;خير المنزلين&quot;;&quot;مخزي الكافرين&quot;;&quot;ذو المعارج&quot;;&quot;غني&quot;;&quot;مغني&quot;;&quot;ذو الجلال والإكرام&quot;;&quot;خير الفاصلين&quot;;&quot;ظاهر&quot;;&quot;خير الراحمين&quot;;&quot;خير الماكرين&quot;;&quot;ذو الرحمة الواسعة&quot;;&quot;علام الغيوب&quot;;&quot;خير الرازقين&quot;;&quot;غيور&quot;;&quot;خير الناصرين&quot;;&quot;غفار&quot;;&quot;غافر&quot;;&quot;غفور&quot;;&quot;البالغ أمره&quot;;&quot;ذو الإنتقام&quot;;&quot;غالب على أمره&quot;;&quot;خير الفاتحين&quot;;&quot;أهل المغفرة&quot;;&quot;ذو العرش المجيد&quot;;&quot;كاشف الضر&quot;;&quot;مخرج الحي من الميت&quot;;&quot;مخرج الميت من الحي&quot;;&quot;خافض&quot;;&quot;واسع المغفرة&quot;;&quot;غياث&quot;;&quot;خير المنتقمين&quot;;&quot;عالم الغيب والشهادة&quot;;&quot;مغيث&quot;;&quot;خير الوارثين&quot;;&quot;نور السماوات والأرض&quot;;&quot;مبغض&quot;;&quot;فاطر السموات والأرض&quot;;&quot;ذو الجبروت والملكوت&quot;;&quot;خير الحافظين&quot;;&quot;غافر الذنب&quot;;&quot;خير الغافرين&quot;;&quot;ذو الفضل العظيم&quot;;&quot;&quot;)" table:allow-empty-cell="true" table:display-list="unsorted" table:base-cell-address="'Esma''ul Hûsna'.H1">
          <table:error-message table:message-type="stop" table:display="true"/>
        </table:content-validation>
      </table:content-validations>
      <table:table table:name="12x12" table:style-name="ta1">
        <table:table-column table:style-name="co1" table:default-cell-style-name="ce18"/>
        <table:table-column table:style-name="co2" table:number-columns-repeated="12" table:default-cell-style-name="ce20"/>
        <table:table-column table:style-name="co3" table:default-cell-style-name="ce20"/>
        <table:table-column table:style-name="co4" table:number-columns-repeated="2" table:default-cell-style-name="ce20"/>
        <table:table-column table:style-name="co5" table:number-columns-repeated="1008" table:default-cell-style-name="ce20"/>
        <table:table-row table:style-name="ro1">
          <table:table-cell/>
          <table:table-cell table:style-name="ce18" office:value-type="float" office:value="12" calcext:value-type="float">
            <text:p>12</text:p>
          </table:table-cell>
          <table:table-cell table:style-name="ce18" office:value-type="float" office:value="11" calcext:value-type="float">
            <text:p>11</text:p>
          </table:table-cell>
          <table:table-cell table:style-name="ce18" office:value-type="float" office:value="10" calcext:value-type="float">
            <text:p>10</text:p>
          </table:table-cell>
          <table:table-cell table:style-name="ce18" office:value-type="float" office:value="9" calcext:value-type="float">
            <text:p>9</text:p>
          </table:table-cell>
          <table:table-cell table:style-name="ce18" office:value-type="float" office:value="8" calcext:value-type="float">
            <text:p>8</text:p>
          </table:table-cell>
          <table:table-cell table:style-name="ce18" office:value-type="float" office:value="7" calcext:value-type="float">
            <text:p>7</text:p>
          </table:table-cell>
          <table:table-cell table:style-name="ce18" office:value-type="float" office:value="6" calcext:value-type="float">
            <text:p>6</text:p>
          </table:table-cell>
          <table:table-cell table:style-name="ce18" office:value-type="float" office:value="5" calcext:value-type="float">
            <text:p>5</text:p>
          </table:table-cell>
          <table:table-cell table:style-name="ce18" office:value-type="float" office:value="4" calcext:value-type="float">
            <text:p>4</text:p>
          </table:table-cell>
          <table:table-cell table:style-name="ce18" office:value-type="float" office:value="3" calcext:value-type="float">
            <text:p>3</text:p>
          </table:table-cell>
          <table:table-cell table:style-name="ce18" office:value-type="float" office:value="2" calcext:value-type="float">
            <text:p>2</text:p>
          </table:table-cell>
          <table:table-cell table:style-name="ce18" office:value-type="float" office:value="1" calcext:value-type="float">
            <text:p>1</text:p>
          </table:table-cell>
          <table:table-cell table:style-name="Default"/>
          <table:table-cell table:style-name="ce26" table:content-validation-name="val1" office:value-type="string" calcext:value-type="string">
            <text:p>قابض</text:p>
          </table:table-cell>
          <table:table-cell table:style-name="ce18" table:formula="of:=ABJAD([.O1];1;1)" office:value-type="float" office:value="903" calcext:value-type="float">
            <text:p>903</text:p>
          </table:table-cell>
          <table:table-cell table:style-name="ce18" table:number-columns-repeated="1008"/>
        </table:table-row>
        <table:table-row table:style-name="ro1">
          <table:table-cell office:value-type="float" office:value="12" calcext:value-type="float">
            <text:p>12</text:p>
          </table:table-cell>
          <table:table-cell table:style-name="ce19" office:value-type="float" office:value="144" calcext:value-type="float">
            <text:p>144</text:p>
          </table:table-cell>
          <table:table-cell table:style-name="ce19" office:value-type="float" office:value="2" calcext:value-type="float">
            <text:p>2</text:p>
          </table:table-cell>
          <table:table-cell table:style-name="ce19" office:value-type="float" office:value="142" calcext:value-type="float">
            <text:p>142</text:p>
          </table:table-cell>
          <table:table-cell table:style-name="ce19" office:value-type="float" office:value="4" calcext:value-type="float">
            <text:p>4</text:p>
          </table:table-cell>
          <table:table-cell table:style-name="ce19" office:value-type="float" office:value="140" calcext:value-type="float">
            <text:p>140</text:p>
          </table:table-cell>
          <table:table-cell table:style-name="ce19" office:value-type="float" office:value="6" calcext:value-type="float">
            <text:p>6</text:p>
          </table:table-cell>
          <table:table-cell table:style-name="ce19" office:value-type="float" office:value="7" calcext:value-type="float">
            <text:p>7</text:p>
          </table:table-cell>
          <table:table-cell table:style-name="ce19" office:value-type="float" office:value="137" calcext:value-type="float">
            <text:p>137</text:p>
          </table:table-cell>
          <table:table-cell table:style-name="ce19" office:value-type="float" office:value="9" calcext:value-type="float">
            <text:p>9</text:p>
          </table:table-cell>
          <table:table-cell table:style-name="ce19" office:value-type="float" office:value="135" calcext:value-type="float">
            <text:p>135</text:p>
          </table:table-cell>
          <table:table-cell table:style-name="ce19" office:value-type="float" office:value="11" calcext:value-type="float">
            <text:p>11</text:p>
          </table:table-cell>
          <table:table-cell table:style-name="ce19" office:value-type="float" office:value="133" calcext:value-type="float">
            <text:p>133</text:p>
          </table:table-cell>
          <table:table-cell table:style-name="ce18" table:formula="of:=SUM([.B2:.M2])" office:value-type="float" office:value="870" calcext:value-type="float">
            <text:p>870</text:p>
          </table:table-cell>
          <table:table-cell table:number-columns-repeated="1010"/>
        </table:table-row>
        <table:table-row table:style-name="ro1">
          <table:table-cell office:value-type="float" office:value="11" calcext:value-type="float">
            <text:p>11</text:p>
          </table:table-cell>
          <table:table-cell table:style-name="ce19" office:value-type="float" office:value="121" calcext:value-type="float">
            <text:p>121</text:p>
          </table:table-cell>
          <table:table-cell table:style-name="ce19" office:value-type="float" office:value="131" calcext:value-type="float">
            <text:p>131</text:p>
          </table:table-cell>
          <table:table-cell table:style-name="ce19" office:value-type="float" office:value="15" calcext:value-type="float">
            <text:p>15</text:p>
          </table:table-cell>
          <table:table-cell table:style-name="ce19" office:value-type="float" office:value="129" calcext:value-type="float">
            <text:p>129</text:p>
          </table:table-cell>
          <table:table-cell table:style-name="ce19" office:value-type="float" office:value="17" calcext:value-type="float">
            <text:p>17</text:p>
          </table:table-cell>
          <table:table-cell table:style-name="ce19" office:value-type="float" office:value="127" calcext:value-type="float">
            <text:p>127</text:p>
          </table:table-cell>
          <table:table-cell table:style-name="ce19" office:value-type="float" office:value="18" calcext:value-type="float">
            <text:p>18</text:p>
          </table:table-cell>
          <table:table-cell table:style-name="ce19" office:value-type="float" office:value="20" calcext:value-type="float">
            <text:p>20</text:p>
          </table:table-cell>
          <table:table-cell table:style-name="ce19" office:value-type="float" office:value="124" calcext:value-type="float">
            <text:p>124</text:p>
          </table:table-cell>
          <table:table-cell table:style-name="ce19" office:value-type="float" office:value="22" calcext:value-type="float">
            <text:p>22</text:p>
          </table:table-cell>
          <table:table-cell table:style-name="ce19" office:value-type="float" office:value="122" calcext:value-type="float">
            <text:p>122</text:p>
          </table:table-cell>
          <table:table-cell table:style-name="ce19" office:value-type="float" office:value="24" calcext:value-type="float">
            <text:p>24</text:p>
          </table:table-cell>
          <table:table-cell table:style-name="ce25" table:formula="of:=(VALUE(ABJAD([.O1];1;1))-[.N2])" office:value-type="float" office:value="33" calcext:value-type="float">
            <text:p>33</text:p>
          </table:table-cell>
          <table:table-cell table:number-columns-repeated="1010"/>
        </table:table-row>
        <table:table-row table:style-name="ro1">
          <table:table-cell office:value-type="float" office:value="10" calcext:value-type="float">
            <text:p>10</text:p>
          </table:table-cell>
          <table:table-cell table:style-name="ce19" office:value-type="float" office:value="36" calcext:value-type="float">
            <text:p>36</text:p>
          </table:table-cell>
          <table:table-cell table:style-name="ce19" office:value-type="float" office:value="110" calcext:value-type="float">
            <text:p>110</text:p>
          </table:table-cell>
          <table:table-cell table:style-name="ce19" office:value-type="float" office:value="118" calcext:value-type="float">
            <text:p>118</text:p>
          </table:table-cell>
          <table:table-cell table:style-name="ce19" office:value-type="float" office:value="28" calcext:value-type="float">
            <text:p>28</text:p>
          </table:table-cell>
          <table:table-cell table:style-name="ce19" office:value-type="float" office:value="116" calcext:value-type="float">
            <text:p>116</text:p>
          </table:table-cell>
          <table:table-cell table:style-name="ce19" office:value-type="float" office:value="31" calcext:value-type="float">
            <text:p>31</text:p>
          </table:table-cell>
          <table:table-cell table:style-name="ce19" office:value-type="float" office:value="30" calcext:value-type="float">
            <text:p>30</text:p>
          </table:table-cell>
          <table:table-cell table:style-name="ce19" office:value-type="float" office:value="113" calcext:value-type="float">
            <text:p>113</text:p>
          </table:table-cell>
          <table:table-cell table:style-name="ce19" office:value-type="float" office:value="33" calcext:value-type="float">
            <text:p>33</text:p>
          </table:table-cell>
          <table:table-cell table:style-name="ce19" office:value-type="float" office:value="111" calcext:value-type="float">
            <text:p>111</text:p>
          </table:table-cell>
          <table:table-cell table:style-name="ce19" office:value-type="float" office:value="35" calcext:value-type="float">
            <text:p>35</text:p>
          </table:table-cell>
          <table:table-cell table:style-name="ce19" office:value-type="float" office:value="109" calcext:value-type="float">
            <text:p>109</text:p>
          </table:table-cell>
          <table:table-cell table:style-name="ce18" table:formula="of:=[.N3]/12" office:value-type="float" office:value="2.75" calcext:value-type="float">
            <text:p>2,75</text:p>
          </table:table-cell>
          <table:table-cell table:number-columns-repeated="1010"/>
        </table:table-row>
        <table:table-row table:style-name="ro1">
          <table:table-cell office:value-type="float" office:value="9" calcext:value-type="float">
            <text:p>9</text:p>
          </table:table-cell>
          <table:table-cell table:style-name="ce19" office:value-type="float" office:value="97" calcext:value-type="float">
            <text:p>97</text:p>
          </table:table-cell>
          <table:table-cell table:style-name="ce19" office:value-type="float" office:value="47" calcext:value-type="float">
            <text:p>47</text:p>
          </table:table-cell>
          <table:table-cell table:style-name="ce19" office:value-type="float" office:value="99" calcext:value-type="float">
            <text:p>99</text:p>
          </table:table-cell>
          <table:table-cell table:style-name="ce19" office:value-type="float" office:value="105" calcext:value-type="float">
            <text:p>105</text:p>
          </table:table-cell>
          <table:table-cell table:style-name="ce19" office:value-type="float" office:value="41" calcext:value-type="float">
            <text:p>41</text:p>
          </table:table-cell>
          <table:table-cell table:style-name="ce19" office:value-type="float" office:value="103" calcext:value-type="float">
            <text:p>103</text:p>
          </table:table-cell>
          <table:table-cell table:style-name="ce19" office:value-type="float" office:value="42" calcext:value-type="float">
            <text:p>42</text:p>
          </table:table-cell>
          <table:table-cell table:style-name="ce19" office:value-type="float" office:value="44" calcext:value-type="float">
            <text:p>44</text:p>
          </table:table-cell>
          <table:table-cell table:style-name="ce19" office:value-type="float" office:value="100" calcext:value-type="float">
            <text:p>100</text:p>
          </table:table-cell>
          <table:table-cell table:style-name="ce19" office:value-type="float" office:value="46" calcext:value-type="float">
            <text:p>46</text:p>
          </table:table-cell>
          <table:table-cell table:style-name="ce19" office:value-type="float" office:value="98" calcext:value-type="float">
            <text:p>98</text:p>
          </table:table-cell>
          <table:table-cell table:style-name="ce19" office:value-type="float" office:value="48" calcext:value-type="float">
            <text:p>48</text:p>
          </table:table-cell>
          <table:table-cell table:number-columns-repeated="1011"/>
        </table:table-row>
        <table:table-row table:style-name="ro1">
          <table:table-cell office:value-type="float" office:value="8" calcext:value-type="float">
            <text:p>8</text:p>
          </table:table-cell>
          <table:table-cell table:style-name="ce19" office:value-type="float" office:value="60" calcext:value-type="float">
            <text:p>60</text:p>
          </table:table-cell>
          <table:table-cell table:style-name="ce19" office:value-type="float" office:value="86" calcext:value-type="float">
            <text:p>86</text:p>
          </table:table-cell>
          <table:table-cell table:style-name="ce19" office:value-type="float" office:value="58" calcext:value-type="float">
            <text:p>58</text:p>
          </table:table-cell>
          <table:table-cell table:style-name="ce19" office:value-type="float" office:value="88" calcext:value-type="float">
            <text:p>88</text:p>
          </table:table-cell>
          <table:table-cell table:style-name="ce19" office:value-type="float" office:value="92" calcext:value-type="float">
            <text:p>92</text:p>
          </table:table-cell>
          <table:table-cell table:style-name="ce19" office:value-type="float" office:value="54" calcext:value-type="float">
            <text:p>54</text:p>
          </table:table-cell>
          <table:table-cell table:style-name="ce19" office:value-type="float" office:value="55" calcext:value-type="float">
            <text:p>55</text:p>
          </table:table-cell>
          <table:table-cell table:style-name="ce19" office:value-type="float" office:value="89" calcext:value-type="float">
            <text:p>89</text:p>
          </table:table-cell>
          <table:table-cell table:style-name="ce19" office:value-type="float" office:value="57" calcext:value-type="float">
            <text:p>57</text:p>
          </table:table-cell>
          <table:table-cell table:style-name="ce19" office:value-type="float" office:value="87" calcext:value-type="float">
            <text:p>87</text:p>
          </table:table-cell>
          <table:table-cell table:style-name="ce19" office:value-type="float" office:value="59" calcext:value-type="float">
            <text:p>59</text:p>
          </table:table-cell>
          <table:table-cell table:style-name="ce19" office:value-type="float" office:value="85" calcext:value-type="float">
            <text:p>85</text:p>
          </table:table-cell>
          <table:table-cell table:number-columns-repeated="1011"/>
        </table:table-row>
        <table:table-row table:style-name="ro1">
          <table:table-cell office:value-type="float" office:value="7" calcext:value-type="float">
            <text:p>7</text:p>
          </table:table-cell>
          <table:table-cell table:style-name="ce19" office:value-type="float" office:value="61" calcext:value-type="float">
            <text:p>61</text:p>
          </table:table-cell>
          <table:table-cell table:style-name="ce19" office:value-type="float" office:value="74" calcext:value-type="float">
            <text:p>74</text:p>
          </table:table-cell>
          <table:table-cell table:style-name="ce19" office:value-type="float" office:value="63" calcext:value-type="float">
            <text:p>63</text:p>
          </table:table-cell>
          <table:table-cell table:style-name="ce19" office:value-type="float" office:value="76" calcext:value-type="float">
            <text:p>76</text:p>
          </table:table-cell>
          <table:table-cell table:style-name="ce19" office:value-type="float" office:value="77" calcext:value-type="float">
            <text:p>77</text:p>
          </table:table-cell>
          <table:table-cell table:style-name="ce19" office:value-type="float" office:value="66" calcext:value-type="float">
            <text:p>66</text:p>
          </table:table-cell>
          <table:table-cell table:style-name="ce19" office:value-type="float" office:value="67" calcext:value-type="float">
            <text:p>67</text:p>
          </table:table-cell>
          <table:table-cell table:style-name="ce19" office:value-type="float" office:value="68" calcext:value-type="float">
            <text:p>68</text:p>
          </table:table-cell>
          <table:table-cell table:style-name="ce19" office:value-type="float" office:value="81" calcext:value-type="float">
            <text:p>81</text:p>
          </table:table-cell>
          <table:table-cell table:style-name="ce19" office:value-type="float" office:value="82" calcext:value-type="float">
            <text:p>82</text:p>
          </table:table-cell>
          <table:table-cell table:style-name="ce19" office:value-type="float" office:value="83" calcext:value-type="float">
            <text:p>83</text:p>
          </table:table-cell>
          <table:table-cell table:style-name="ce19" office:value-type="float" office:value="72" calcext:value-type="float">
            <text:p>72</text:p>
          </table:table-cell>
          <table:table-cell table:number-columns-repeated="1011"/>
        </table:table-row>
        <table:table-row table:style-name="ro1">
          <table:table-cell office:value-type="float" office:value="6" calcext:value-type="float">
            <text:p>6</text:p>
          </table:table-cell>
          <table:table-cell table:style-name="ce19" office:value-type="float" office:value="73" calcext:value-type="float">
            <text:p>73</text:p>
          </table:table-cell>
          <table:table-cell table:style-name="ce19" office:value-type="float" office:value="71" calcext:value-type="float">
            <text:p>71</text:p>
          </table:table-cell>
          <table:table-cell table:style-name="ce19" office:value-type="float" office:value="75" calcext:value-type="float">
            <text:p>75</text:p>
          </table:table-cell>
          <table:table-cell table:style-name="ce19" office:value-type="float" office:value="69" calcext:value-type="float">
            <text:p>69</text:p>
          </table:table-cell>
          <table:table-cell table:style-name="ce19" office:value-type="float" office:value="65" calcext:value-type="float">
            <text:p>65</text:p>
          </table:table-cell>
          <table:table-cell table:style-name="ce19" office:value-type="float" office:value="78" calcext:value-type="float">
            <text:p>78</text:p>
          </table:table-cell>
          <table:table-cell table:style-name="ce19" office:value-type="float" office:value="79" calcext:value-type="float">
            <text:p>79</text:p>
          </table:table-cell>
          <table:table-cell table:style-name="ce19" office:value-type="float" office:value="80" calcext:value-type="float">
            <text:p>80</text:p>
          </table:table-cell>
          <table:table-cell table:style-name="ce19" office:value-type="float" office:value="64" calcext:value-type="float">
            <text:p>64</text:p>
          </table:table-cell>
          <table:table-cell table:style-name="ce19" office:value-type="float" office:value="70" calcext:value-type="float">
            <text:p>70</text:p>
          </table:table-cell>
          <table:table-cell table:style-name="ce19" office:value-type="float" office:value="62" calcext:value-type="float">
            <text:p>62</text:p>
          </table:table-cell>
          <table:table-cell table:style-name="ce19" office:value-type="float" office:value="84" calcext:value-type="float">
            <text:p>84</text:p>
          </table:table-cell>
          <table:table-cell table:number-columns-repeated="1011"/>
        </table:table-row>
        <table:table-row table:style-name="ro1">
          <table:table-cell office:value-type="float" office:value="5" calcext:value-type="float">
            <text:p>5</text:p>
          </table:table-cell>
          <table:table-cell table:style-name="ce19" office:value-type="float" office:value="96" calcext:value-type="float">
            <text:p>96</text:p>
          </table:table-cell>
          <table:table-cell table:style-name="ce19" office:value-type="float" office:value="50" calcext:value-type="float">
            <text:p>50</text:p>
          </table:table-cell>
          <table:table-cell table:style-name="ce19" office:value-type="float" office:value="94" calcext:value-type="float">
            <text:p>94</text:p>
          </table:table-cell>
          <table:table-cell table:style-name="ce19" office:value-type="float" office:value="52" calcext:value-type="float">
            <text:p>52</text:p>
          </table:table-cell>
          <table:table-cell table:style-name="ce19" office:value-type="float" office:value="56" calcext:value-type="float">
            <text:p>56</text:p>
          </table:table-cell>
          <table:table-cell table:style-name="ce19" office:value-type="float" office:value="91" calcext:value-type="float">
            <text:p>91</text:p>
          </table:table-cell>
          <table:table-cell table:style-name="ce19" office:value-type="float" office:value="90" calcext:value-type="float">
            <text:p>90</text:p>
          </table:table-cell>
          <table:table-cell table:style-name="ce19" office:value-type="float" office:value="53" calcext:value-type="float">
            <text:p>53</text:p>
          </table:table-cell>
          <table:table-cell table:style-name="ce19" office:value-type="float" office:value="93" calcext:value-type="float">
            <text:p>93</text:p>
          </table:table-cell>
          <table:table-cell table:style-name="ce19" office:value-type="float" office:value="51" calcext:value-type="float">
            <text:p>51</text:p>
          </table:table-cell>
          <table:table-cell table:style-name="ce19" office:value-type="float" office:value="95" calcext:value-type="float">
            <text:p>95</text:p>
          </table:table-cell>
          <table:table-cell table:style-name="ce19" office:value-type="float" office:value="49" calcext:value-type="float">
            <text:p>49</text:p>
          </table:table-cell>
          <table:table-cell table:number-columns-repeated="1011"/>
        </table:table-row>
        <table:table-row table:style-name="ro1">
          <table:table-cell office:value-type="float" office:value="4" calcext:value-type="float">
            <text:p>4</text:p>
          </table:table-cell>
          <table:table-cell table:style-name="ce19" office:value-type="float" office:value="37" calcext:value-type="float">
            <text:p>37</text:p>
          </table:table-cell>
          <table:table-cell table:style-name="ce19" office:value-type="float" office:value="107" calcext:value-type="float">
            <text:p>107</text:p>
          </table:table-cell>
          <table:table-cell table:style-name="ce19" office:value-type="float" office:value="39" calcext:value-type="float">
            <text:p>39</text:p>
          </table:table-cell>
          <table:table-cell table:style-name="ce19" office:value-type="float" office:value="45" calcext:value-type="float">
            <text:p>45</text:p>
          </table:table-cell>
          <table:table-cell table:style-name="ce19" office:value-type="float" office:value="104" calcext:value-type="float">
            <text:p>104</text:p>
          </table:table-cell>
          <table:table-cell table:style-name="ce19" office:value-type="float" office:value="43" calcext:value-type="float">
            <text:p>43</text:p>
          </table:table-cell>
          <table:table-cell table:style-name="ce19" office:value-type="float" office:value="102" calcext:value-type="float">
            <text:p>102</text:p>
          </table:table-cell>
          <table:table-cell table:style-name="ce19" office:value-type="float" office:value="101" calcext:value-type="float">
            <text:p>101</text:p>
          </table:table-cell>
          <table:table-cell table:style-name="ce19" office:value-type="float" office:value="40" calcext:value-type="float">
            <text:p>40</text:p>
          </table:table-cell>
          <table:table-cell table:style-name="ce19" office:value-type="float" office:value="106" calcext:value-type="float">
            <text:p>106</text:p>
          </table:table-cell>
          <table:table-cell table:style-name="ce19" office:value-type="float" office:value="38" calcext:value-type="float">
            <text:p>38</text:p>
          </table:table-cell>
          <table:table-cell table:style-name="ce19" office:value-type="float" office:value="108" calcext:value-type="float">
            <text:p>108</text:p>
          </table:table-cell>
          <table:table-cell table:number-columns-repeated="1011"/>
        </table:table-row>
        <table:table-row table:style-name="ro1">
          <table:table-cell office:value-type="float" office:value="3" calcext:value-type="float">
            <text:p>3</text:p>
          </table:table-cell>
          <table:table-cell table:style-name="ce19" office:value-type="float" office:value="120" calcext:value-type="float">
            <text:p>120</text:p>
          </table:table-cell>
          <table:table-cell table:style-name="ce19" office:value-type="float" office:value="26" calcext:value-type="float">
            <text:p>26</text:p>
          </table:table-cell>
          <table:table-cell table:style-name="ce19" office:value-type="float" office:value="34" calcext:value-type="float">
            <text:p>34</text:p>
          </table:table-cell>
          <table:table-cell table:style-name="ce19" office:value-type="float" office:value="117" calcext:value-type="float">
            <text:p>117</text:p>
          </table:table-cell>
          <table:table-cell table:style-name="ce19" office:value-type="float" office:value="29" calcext:value-type="float">
            <text:p>29</text:p>
          </table:table-cell>
          <table:table-cell table:style-name="ce19" office:value-type="float" office:value="114" calcext:value-type="float">
            <text:p>114</text:p>
          </table:table-cell>
          <table:table-cell table:style-name="ce19" office:value-type="float" office:value="115" calcext:value-type="float">
            <text:p>115</text:p>
          </table:table-cell>
          <table:table-cell table:style-name="ce19" office:value-type="float" office:value="32" calcext:value-type="float">
            <text:p>32</text:p>
          </table:table-cell>
          <table:table-cell table:style-name="ce19" office:value-type="float" office:value="112" calcext:value-type="float">
            <text:p>112</text:p>
          </table:table-cell>
          <table:table-cell table:style-name="ce19" office:value-type="float" office:value="27" calcext:value-type="float">
            <text:p>27</text:p>
          </table:table-cell>
          <table:table-cell table:style-name="ce19" office:value-type="float" office:value="119" calcext:value-type="float">
            <text:p>119</text:p>
          </table:table-cell>
          <table:table-cell table:style-name="ce19" office:value-type="float" office:value="25" calcext:value-type="float">
            <text:p>25</text:p>
          </table:table-cell>
          <table:table-cell table:number-columns-repeated="1011"/>
        </table:table-row>
        <table:table-row table:style-name="ro1">
          <table:table-cell office:value-type="float" office:value="2" calcext:value-type="float">
            <text:p>2</text:p>
          </table:table-cell>
          <table:table-cell table:style-name="ce19" office:value-type="float" office:value="13" calcext:value-type="float">
            <text:p>13</text:p>
          </table:table-cell>
          <table:table-cell table:style-name="ce19" office:value-type="float" office:value="23" calcext:value-type="float">
            <text:p>23</text:p>
          </table:table-cell>
          <table:table-cell table:style-name="ce19" office:value-type="float" office:value="130" calcext:value-type="float">
            <text:p>130</text:p>
          </table:table-cell>
          <table:table-cell table:style-name="ce19" office:value-type="float" office:value="16" calcext:value-type="float">
            <text:p>16</text:p>
          </table:table-cell>
          <table:table-cell table:style-name="ce19" office:value-type="float" office:value="128" calcext:value-type="float">
            <text:p>128</text:p>
          </table:table-cell>
          <table:table-cell table:style-name="ce19" office:value-type="float" office:value="19" calcext:value-type="float">
            <text:p>19</text:p>
          </table:table-cell>
          <table:table-cell table:style-name="ce19" office:value-type="float" office:value="126" calcext:value-type="float">
            <text:p>126</text:p>
          </table:table-cell>
          <table:table-cell table:style-name="ce19" office:value-type="float" office:value="125" calcext:value-type="float">
            <text:p>125</text:p>
          </table:table-cell>
          <table:table-cell table:style-name="ce19" office:value-type="float" office:value="21" calcext:value-type="float">
            <text:p>21</text:p>
          </table:table-cell>
          <table:table-cell table:style-name="ce19" office:value-type="float" office:value="123" calcext:value-type="float">
            <text:p>123</text:p>
          </table:table-cell>
          <table:table-cell table:style-name="ce19" office:value-type="float" office:value="14" calcext:value-type="float">
            <text:p>14</text:p>
          </table:table-cell>
          <table:table-cell table:style-name="ce19" office:value-type="float" office:value="132" calcext:value-type="float">
            <text:p>132</text:p>
          </table:table-cell>
          <table:table-cell table:number-columns-repeated="1011"/>
        </table:table-row>
        <table:table-row table:style-name="ro1">
          <table:table-cell office:value-type="float" office:value="1" calcext:value-type="float">
            <text:p>1</text:p>
          </table:table-cell>
          <table:table-cell table:style-name="ce19" office:value-type="float" office:value="12" calcext:value-type="float">
            <text:p>12</text:p>
          </table:table-cell>
          <table:table-cell table:style-name="ce19" office:value-type="float" office:value="143" calcext:value-type="float">
            <text:p>143</text:p>
          </table:table-cell>
          <table:table-cell table:style-name="ce19" office:value-type="float" office:value="3" calcext:value-type="float">
            <text:p>3</text:p>
          </table:table-cell>
          <table:table-cell table:style-name="ce19" office:value-type="float" office:value="141" calcext:value-type="float">
            <text:p>141</text:p>
          </table:table-cell>
          <table:table-cell table:style-name="ce19" office:value-type="float" office:value="5" calcext:value-type="float">
            <text:p>5</text:p>
          </table:table-cell>
          <table:table-cell table:style-name="ce19" office:value-type="float" office:value="138" calcext:value-type="float">
            <text:p>138</text:p>
          </table:table-cell>
          <table:table-cell table:style-name="ce19" office:value-type="float" office:value="139" calcext:value-type="float">
            <text:p>139</text:p>
          </table:table-cell>
          <table:table-cell table:style-name="ce19" office:value-type="float" office:value="8" calcext:value-type="float">
            <text:p>8</text:p>
          </table:table-cell>
          <table:table-cell table:style-name="ce19" office:value-type="float" office:value="136" calcext:value-type="float">
            <text:p>136</text:p>
          </table:table-cell>
          <table:table-cell table:style-name="ce19" office:value-type="float" office:value="10" calcext:value-type="float">
            <text:p>10</text:p>
          </table:table-cell>
          <table:table-cell table:style-name="ce19" office:value-type="float" office:value="134" calcext:value-type="float">
            <text:p>134</text:p>
          </table:table-cell>
          <table:table-cell table:style-name="ce19" office:value-type="float" office:value="1" calcext:value-type="float">
            <text:p>1</text:p>
          </table:table-cell>
          <table:table-cell table:number-columns-repeated="1011"/>
        </table:table-row>
        <table:table-row table:style-name="ro1">
          <table:table-cell table:number-columns-repeated="13"/>
          <table:table-cell table:style-name="ce22" table:formula="of:=[.M15]+[.L16]+[.K17]+[.J18]+[.I19]+[.H20]+[.G21]+[.F22]+[.E23]+[.D24]+[.C25]+[.B26]" office:value-type="float" office:value="903" calcext:value-type="float">
            <text:p>903</text:p>
          </table:table-cell>
          <table:table-cell table:number-columns-repeated="1010"/>
        </table:table-row>
        <table:table-row table:style-name="ro1">
          <table:table-cell/>
          <table:table-cell table:style-name="ce21" table:formula="of:=IF(MOD([.$N$3];12)=0;ROUNDDOWN([.$N$4];0);IF(MOD([.$N$3];12)=1;IF(132&lt;[.B2];ROUNDUP([.$N$4];0);ROUNDDOWN([.$N$4];0));IF(MOD([.$N$3];12)=2;IF(120&lt;[.B2];ROUNDUP([.$N$4];0);ROUNDDOWN([.$N$4];0));IF(MOD([.$N$3];12)=3;IF(108&lt;[.B2];ROUNDUP([.$N$4];0);ROUNDDOWN([.$N$4];0));IF(MOD([.$N$3];12)=4;IF(96&lt;[.B2];ROUNDUP([.$N$4];0);ROUNDDOWN([.$N$4];0));IF(MOD([.$N$3];12)=5;IF(84&lt;[.B2];ROUNDUP([.$N$4];0);ROUNDDOWN([.$N$4];0));IF(MOD([.$N$3];12)=6;IF(72&lt;[.B2];ROUNDUP([.$N$4];0);ROUNDDOWN([.$N$4];0));IF(MOD([.$N$3];12)=7;IF(60&lt;[.B2];ROUNDUP([.$N$4];0);ROUNDDOWN([.$N$4];0));IF(MOD([.$N$3];12)=8;IF(48&lt;[.B2];ROUNDUP([.$N$4];0);ROUNDDOWN([.$N$4];0));IF(MOD([.$N$3];12)=9;IF(36&lt;[.B2];ROUNDUP([.$N$4];0);ROUNDDOWN([.$N$4];0));IF(MOD([.$N$3];12)=10;IF(24&lt;[.B2];ROUNDUP([.$N$4];0);ROUNDDOWN([.$N$4];0));IF(MOD([.$N$3];12)=11;IF(12&lt;[.B2];ROUNDUP([.$N$4];0);ROUNDDOWN([.$N$4];0));ORG.LIBREOFFICE.RAWSUBTRACT([.$N$4];ROUNDDOWN([.$N$4];0))))))))))))))+[.B2]" office:value-type="float" office:value="147" calcext:value-type="float">
            <text:p>147</text:p>
          </table:table-cell>
          <table:table-cell table:style-name="ce21" table:formula="of:=IF(MOD([.$N$3];12)=0;ROUNDDOWN([.$N$4];0);IF(MOD([.$N$3];12)=1;IF(132&lt;[.C2];ROUNDUP([.$N$4];0);ROUNDDOWN([.$N$4];0));IF(MOD([.$N$3];12)=2;IF(120&lt;[.C2];ROUNDUP([.$N$4];0);ROUNDDOWN([.$N$4];0));IF(MOD([.$N$3];12)=3;IF(108&lt;[.C2];ROUNDUP([.$N$4];0);ROUNDDOWN([.$N$4];0));IF(MOD([.$N$3];12)=4;IF(96&lt;[.C2];ROUNDUP([.$N$4];0);ROUNDDOWN([.$N$4];0));IF(MOD([.$N$3];12)=5;IF(84&lt;[.C2];ROUNDUP([.$N$4];0);ROUNDDOWN([.$N$4];0));IF(MOD([.$N$3];12)=6;IF(72&lt;[.C2];ROUNDUP([.$N$4];0);ROUNDDOWN([.$N$4];0));IF(MOD([.$N$3];12)=7;IF(60&lt;[.C2];ROUNDUP([.$N$4];0);ROUNDDOWN([.$N$4];0));IF(MOD([.$N$3];12)=8;IF(48&lt;[.C2];ROUNDUP([.$N$4];0);ROUNDDOWN([.$N$4];0));IF(MOD([.$N$3];12)=9;IF(36&lt;[.C2];ROUNDUP([.$N$4];0);ROUNDDOWN([.$N$4];0));IF(MOD([.$N$3];12)=10;IF(24&lt;[.C2];ROUNDUP([.$N$4];0);ROUNDDOWN([.$N$4];0));IF(MOD([.$N$3];12)=11;IF(12&lt;[.C2];ROUNDUP([.$N$4];0);ROUNDDOWN([.$N$4];0));ORG.LIBREOFFICE.RAWSUBTRACT([.$N$4];ROUNDDOWN([.$N$4];0))))))))))))))+[.C2]" office:value-type="float" office:value="4" calcext:value-type="float">
            <text:p>4</text:p>
          </table:table-cell>
          <table:table-cell table:style-name="ce21" table:formula="of:=IF(MOD([.$N$3];12)=0;ROUNDDOWN([.$N$4];0);IF(MOD([.$N$3];12)=1;IF(132&lt;[.D2];ROUNDUP([.$N$4];0);ROUNDDOWN([.$N$4];0));IF(MOD([.$N$3];12)=2;IF(120&lt;[.D2];ROUNDUP([.$N$4];0);ROUNDDOWN([.$N$4];0));IF(MOD([.$N$3];12)=3;IF(108&lt;[.D2];ROUNDUP([.$N$4];0);ROUNDDOWN([.$N$4];0));IF(MOD([.$N$3];12)=4;IF(96&lt;[.D2];ROUNDUP([.$N$4];0);ROUNDDOWN([.$N$4];0));IF(MOD([.$N$3];12)=5;IF(84&lt;[.D2];ROUNDUP([.$N$4];0);ROUNDDOWN([.$N$4];0));IF(MOD([.$N$3];12)=6;IF(72&lt;[.D2];ROUNDUP([.$N$4];0);ROUNDDOWN([.$N$4];0));IF(MOD([.$N$3];12)=7;IF(60&lt;[.D2];ROUNDUP([.$N$4];0);ROUNDDOWN([.$N$4];0));IF(MOD([.$N$3];12)=8;IF(48&lt;[.D2];ROUNDUP([.$N$4];0);ROUNDDOWN([.$N$4];0));IF(MOD([.$N$3];12)=9;IF(36&lt;[.D2];ROUNDUP([.$N$4];0);ROUNDDOWN([.$N$4];0));IF(MOD([.$N$3];12)=10;IF(24&lt;[.D2];ROUNDUP([.$N$4];0);ROUNDDOWN([.$N$4];0));IF(MOD([.$N$3];12)=11;IF(12&lt;[.D2];ROUNDUP([.$N$4];0);ROUNDDOWN([.$N$4];0));ORG.LIBREOFFICE.RAWSUBTRACT([.$N$4];ROUNDDOWN([.$N$4];0))))))))))))))+[.D2]" office:value-type="float" office:value="145" calcext:value-type="float">
            <text:p>145</text:p>
          </table:table-cell>
          <table:table-cell table:style-name="ce21" table:formula="of:=IF(MOD([.$N$3];12)=0;ROUNDDOWN([.$N$4];0);IF(MOD([.$N$3];12)=1;IF(132&lt;[.E2];ROUNDUP([.$N$4];0);ROUNDDOWN([.$N$4];0));IF(MOD([.$N$3];12)=2;IF(120&lt;[.E2];ROUNDUP([.$N$4];0);ROUNDDOWN([.$N$4];0));IF(MOD([.$N$3];12)=3;IF(108&lt;[.E2];ROUNDUP([.$N$4];0);ROUNDDOWN([.$N$4];0));IF(MOD([.$N$3];12)=4;IF(96&lt;[.E2];ROUNDUP([.$N$4];0);ROUNDDOWN([.$N$4];0));IF(MOD([.$N$3];12)=5;IF(84&lt;[.E2];ROUNDUP([.$N$4];0);ROUNDDOWN([.$N$4];0));IF(MOD([.$N$3];12)=6;IF(72&lt;[.E2];ROUNDUP([.$N$4];0);ROUNDDOWN([.$N$4];0));IF(MOD([.$N$3];12)=7;IF(60&lt;[.E2];ROUNDUP([.$N$4];0);ROUNDDOWN([.$N$4];0));IF(MOD([.$N$3];12)=8;IF(48&lt;[.E2];ROUNDUP([.$N$4];0);ROUNDDOWN([.$N$4];0));IF(MOD([.$N$3];12)=9;IF(36&lt;[.E2];ROUNDUP([.$N$4];0);ROUNDDOWN([.$N$4];0));IF(MOD([.$N$3];12)=10;IF(24&lt;[.E2];ROUNDUP([.$N$4];0);ROUNDDOWN([.$N$4];0));IF(MOD([.$N$3];12)=11;IF(12&lt;[.E2];ROUNDUP([.$N$4];0);ROUNDDOWN([.$N$4];0));ORG.LIBREOFFICE.RAWSUBTRACT([.$N$4];ROUNDDOWN([.$N$4];0))))))))))))))+[.E2]" office:value-type="float" office:value="6" calcext:value-type="float">
            <text:p>6</text:p>
          </table:table-cell>
          <table:table-cell table:style-name="ce21" table:formula="of:=IF(MOD([.$N$3];12)=0;ROUNDDOWN([.$N$4];0);IF(MOD([.$N$3];12)=1;IF(132&lt;[.F2];ROUNDUP([.$N$4];0);ROUNDDOWN([.$N$4];0));IF(MOD([.$N$3];12)=2;IF(120&lt;[.F2];ROUNDUP([.$N$4];0);ROUNDDOWN([.$N$4];0));IF(MOD([.$N$3];12)=3;IF(108&lt;[.F2];ROUNDUP([.$N$4];0);ROUNDDOWN([.$N$4];0));IF(MOD([.$N$3];12)=4;IF(96&lt;[.F2];ROUNDUP([.$N$4];0);ROUNDDOWN([.$N$4];0));IF(MOD([.$N$3];12)=5;IF(84&lt;[.F2];ROUNDUP([.$N$4];0);ROUNDDOWN([.$N$4];0));IF(MOD([.$N$3];12)=6;IF(72&lt;[.F2];ROUNDUP([.$N$4];0);ROUNDDOWN([.$N$4];0));IF(MOD([.$N$3];12)=7;IF(60&lt;[.F2];ROUNDUP([.$N$4];0);ROUNDDOWN([.$N$4];0));IF(MOD([.$N$3];12)=8;IF(48&lt;[.F2];ROUNDUP([.$N$4];0);ROUNDDOWN([.$N$4];0));IF(MOD([.$N$3];12)=9;IF(36&lt;[.F2];ROUNDUP([.$N$4];0);ROUNDDOWN([.$N$4];0));IF(MOD([.$N$3];12)=10;IF(24&lt;[.F2];ROUNDUP([.$N$4];0);ROUNDDOWN([.$N$4];0));IF(MOD([.$N$3];12)=11;IF(12&lt;[.F2];ROUNDUP([.$N$4];0);ROUNDDOWN([.$N$4];0));ORG.LIBREOFFICE.RAWSUBTRACT([.$N$4];ROUNDDOWN([.$N$4];0))))))))))))))+[.F2]" office:value-type="float" office:value="143" calcext:value-type="float">
            <text:p>143</text:p>
          </table:table-cell>
          <table:table-cell table:style-name="ce21" table:formula="of:=IF(MOD([.$N$3];12)=0;ROUNDDOWN([.$N$4];0);IF(MOD([.$N$3];12)=1;IF(132&lt;[.G2];ROUNDUP([.$N$4];0);ROUNDDOWN([.$N$4];0));IF(MOD([.$N$3];12)=2;IF(120&lt;[.G2];ROUNDUP([.$N$4];0);ROUNDDOWN([.$N$4];0));IF(MOD([.$N$3];12)=3;IF(108&lt;[.G2];ROUNDUP([.$N$4];0);ROUNDDOWN([.$N$4];0));IF(MOD([.$N$3];12)=4;IF(96&lt;[.G2];ROUNDUP([.$N$4];0);ROUNDDOWN([.$N$4];0));IF(MOD([.$N$3];12)=5;IF(84&lt;[.G2];ROUNDUP([.$N$4];0);ROUNDDOWN([.$N$4];0));IF(MOD([.$N$3];12)=6;IF(72&lt;[.G2];ROUNDUP([.$N$4];0);ROUNDDOWN([.$N$4];0));IF(MOD([.$N$3];12)=7;IF(60&lt;[.G2];ROUNDUP([.$N$4];0);ROUNDDOWN([.$N$4];0));IF(MOD([.$N$3];12)=8;IF(48&lt;[.G2];ROUNDUP([.$N$4];0);ROUNDDOWN([.$N$4];0));IF(MOD([.$N$3];12)=9;IF(36&lt;[.G2];ROUNDUP([.$N$4];0);ROUNDDOWN([.$N$4];0));IF(MOD([.$N$3];12)=10;IF(24&lt;[.G2];ROUNDUP([.$N$4];0);ROUNDDOWN([.$N$4];0));IF(MOD([.$N$3];12)=11;IF(12&lt;[.G2];ROUNDUP([.$N$4];0);ROUNDDOWN([.$N$4];0));ORG.LIBREOFFICE.RAWSUBTRACT([.$N$4];ROUNDDOWN([.$N$4];0))))))))))))))+[.G2]" office:value-type="float" office:value="8" calcext:value-type="float">
            <text:p>8</text:p>
          </table:table-cell>
          <table:table-cell table:style-name="ce21" table:formula="of:=IF(MOD([.$N$3];12)=0;ROUNDDOWN([.$N$4];0);IF(MOD([.$N$3];12)=1;IF(132&lt;[.H2];ROUNDUP([.$N$4];0);ROUNDDOWN([.$N$4];0));IF(MOD([.$N$3];12)=2;IF(120&lt;[.H2];ROUNDUP([.$N$4];0);ROUNDDOWN([.$N$4];0));IF(MOD([.$N$3];12)=3;IF(108&lt;[.H2];ROUNDUP([.$N$4];0);ROUNDDOWN([.$N$4];0));IF(MOD([.$N$3];12)=4;IF(96&lt;[.H2];ROUNDUP([.$N$4];0);ROUNDDOWN([.$N$4];0));IF(MOD([.$N$3];12)=5;IF(84&lt;[.H2];ROUNDUP([.$N$4];0);ROUNDDOWN([.$N$4];0));IF(MOD([.$N$3];12)=6;IF(72&lt;[.H2];ROUNDUP([.$N$4];0);ROUNDDOWN([.$N$4];0));IF(MOD([.$N$3];12)=7;IF(60&lt;[.H2];ROUNDUP([.$N$4];0);ROUNDDOWN([.$N$4];0));IF(MOD([.$N$3];12)=8;IF(48&lt;[.H2];ROUNDUP([.$N$4];0);ROUNDDOWN([.$N$4];0));IF(MOD([.$N$3];12)=9;IF(36&lt;[.H2];ROUNDUP([.$N$4];0);ROUNDDOWN([.$N$4];0));IF(MOD([.$N$3];12)=10;IF(24&lt;[.H2];ROUNDUP([.$N$4];0);ROUNDDOWN([.$N$4];0));IF(MOD([.$N$3];12)=11;IF(12&lt;[.H2];ROUNDUP([.$N$4];0);ROUNDDOWN([.$N$4];0));ORG.LIBREOFFICE.RAWSUBTRACT([.$N$4];ROUNDDOWN([.$N$4];0))))))))))))))+[.H2]" office:value-type="float" office:value="9" calcext:value-type="float">
            <text:p>9</text:p>
          </table:table-cell>
          <table:table-cell table:style-name="ce21" table:formula="of:=IF(MOD([.$N$3];12)=0;ROUNDDOWN([.$N$4];0);IF(MOD([.$N$3];12)=1;IF(132&lt;[.I2];ROUNDUP([.$N$4];0);ROUNDDOWN([.$N$4];0));IF(MOD([.$N$3];12)=2;IF(120&lt;[.I2];ROUNDUP([.$N$4];0);ROUNDDOWN([.$N$4];0));IF(MOD([.$N$3];12)=3;IF(108&lt;[.I2];ROUNDUP([.$N$4];0);ROUNDDOWN([.$N$4];0));IF(MOD([.$N$3];12)=4;IF(96&lt;[.I2];ROUNDUP([.$N$4];0);ROUNDDOWN([.$N$4];0));IF(MOD([.$N$3];12)=5;IF(84&lt;[.I2];ROUNDUP([.$N$4];0);ROUNDDOWN([.$N$4];0));IF(MOD([.$N$3];12)=6;IF(72&lt;[.I2];ROUNDUP([.$N$4];0);ROUNDDOWN([.$N$4];0));IF(MOD([.$N$3];12)=7;IF(60&lt;[.I2];ROUNDUP([.$N$4];0);ROUNDDOWN([.$N$4];0));IF(MOD([.$N$3];12)=8;IF(48&lt;[.I2];ROUNDUP([.$N$4];0);ROUNDDOWN([.$N$4];0));IF(MOD([.$N$3];12)=9;IF(36&lt;[.I2];ROUNDUP([.$N$4];0);ROUNDDOWN([.$N$4];0));IF(MOD([.$N$3];12)=10;IF(24&lt;[.I2];ROUNDUP([.$N$4];0);ROUNDDOWN([.$N$4];0));IF(MOD([.$N$3];12)=11;IF(12&lt;[.I2];ROUNDUP([.$N$4];0);ROUNDDOWN([.$N$4];0));ORG.LIBREOFFICE.RAWSUBTRACT([.$N$4];ROUNDDOWN([.$N$4];0))))))))))))))+[.I2]" office:value-type="float" office:value="140" calcext:value-type="float">
            <text:p>140</text:p>
          </table:table-cell>
          <table:table-cell table:style-name="ce21" table:formula="of:=IF(MOD([.$N$3];12)=0;ROUNDDOWN([.$N$4];0);IF(MOD([.$N$3];12)=1;IF(132&lt;[.J2];ROUNDUP([.$N$4];0);ROUNDDOWN([.$N$4];0));IF(MOD([.$N$3];12)=2;IF(120&lt;[.J2];ROUNDUP([.$N$4];0);ROUNDDOWN([.$N$4];0));IF(MOD([.$N$3];12)=3;IF(108&lt;[.J2];ROUNDUP([.$N$4];0);ROUNDDOWN([.$N$4];0));IF(MOD([.$N$3];12)=4;IF(96&lt;[.J2];ROUNDUP([.$N$4];0);ROUNDDOWN([.$N$4];0));IF(MOD([.$N$3];12)=5;IF(84&lt;[.J2];ROUNDUP([.$N$4];0);ROUNDDOWN([.$N$4];0));IF(MOD([.$N$3];12)=6;IF(72&lt;[.J2];ROUNDUP([.$N$4];0);ROUNDDOWN([.$N$4];0));IF(MOD([.$N$3];12)=7;IF(60&lt;[.J2];ROUNDUP([.$N$4];0);ROUNDDOWN([.$N$4];0));IF(MOD([.$N$3];12)=8;IF(48&lt;[.J2];ROUNDUP([.$N$4];0);ROUNDDOWN([.$N$4];0));IF(MOD([.$N$3];12)=9;IF(36&lt;[.J2];ROUNDUP([.$N$4];0);ROUNDDOWN([.$N$4];0));IF(MOD([.$N$3];12)=10;IF(24&lt;[.J2];ROUNDUP([.$N$4];0);ROUNDDOWN([.$N$4];0));IF(MOD([.$N$3];12)=11;IF(12&lt;[.J2];ROUNDUP([.$N$4];0);ROUNDDOWN([.$N$4];0));ORG.LIBREOFFICE.RAWSUBTRACT([.$N$4];ROUNDDOWN([.$N$4];0))))))))))))))+[.J2]" office:value-type="float" office:value="11" calcext:value-type="float">
            <text:p>11</text:p>
          </table:table-cell>
          <table:table-cell table:style-name="ce21" table:formula="of:=IF(MOD([.$N$3];12)=0;ROUNDDOWN([.$N$4];0);IF(MOD([.$N$3];12)=1;IF(132&lt;[.K2];ROUNDUP([.$N$4];0);ROUNDDOWN([.$N$4];0));IF(MOD([.$N$3];12)=2;IF(120&lt;[.K2];ROUNDUP([.$N$4];0);ROUNDDOWN([.$N$4];0));IF(MOD([.$N$3];12)=3;IF(108&lt;[.K2];ROUNDUP([.$N$4];0);ROUNDDOWN([.$N$4];0));IF(MOD([.$N$3];12)=4;IF(96&lt;[.K2];ROUNDUP([.$N$4];0);ROUNDDOWN([.$N$4];0));IF(MOD([.$N$3];12)=5;IF(84&lt;[.K2];ROUNDUP([.$N$4];0);ROUNDDOWN([.$N$4];0));IF(MOD([.$N$3];12)=6;IF(72&lt;[.K2];ROUNDUP([.$N$4];0);ROUNDDOWN([.$N$4];0));IF(MOD([.$N$3];12)=7;IF(60&lt;[.K2];ROUNDUP([.$N$4];0);ROUNDDOWN([.$N$4];0));IF(MOD([.$N$3];12)=8;IF(48&lt;[.K2];ROUNDUP([.$N$4];0);ROUNDDOWN([.$N$4];0));IF(MOD([.$N$3];12)=9;IF(36&lt;[.K2];ROUNDUP([.$N$4];0);ROUNDDOWN([.$N$4];0));IF(MOD([.$N$3];12)=10;IF(24&lt;[.K2];ROUNDUP([.$N$4];0);ROUNDDOWN([.$N$4];0));IF(MOD([.$N$3];12)=11;IF(12&lt;[.K2];ROUNDUP([.$N$4];0);ROUNDDOWN([.$N$4];0));ORG.LIBREOFFICE.RAWSUBTRACT([.$N$4];ROUNDDOWN([.$N$4];0))))))))))))))+[.K2]" office:value-type="float" office:value="138" calcext:value-type="float">
            <text:p>138</text:p>
          </table:table-cell>
          <table:table-cell table:style-name="ce21" table:formula="of:=IF(MOD([.$N$3];12)=0;ROUNDDOWN([.$N$4];0);IF(MOD([.$N$3];12)=1;IF(132&lt;[.L2];ROUNDUP([.$N$4];0);ROUNDDOWN([.$N$4];0));IF(MOD([.$N$3];12)=2;IF(120&lt;[.L2];ROUNDUP([.$N$4];0);ROUNDDOWN([.$N$4];0));IF(MOD([.$N$3];12)=3;IF(108&lt;[.L2];ROUNDUP([.$N$4];0);ROUNDDOWN([.$N$4];0));IF(MOD([.$N$3];12)=4;IF(96&lt;[.L2];ROUNDUP([.$N$4];0);ROUNDDOWN([.$N$4];0));IF(MOD([.$N$3];12)=5;IF(84&lt;[.L2];ROUNDUP([.$N$4];0);ROUNDDOWN([.$N$4];0));IF(MOD([.$N$3];12)=6;IF(72&lt;[.L2];ROUNDUP([.$N$4];0);ROUNDDOWN([.$N$4];0));IF(MOD([.$N$3];12)=7;IF(60&lt;[.L2];ROUNDUP([.$N$4];0);ROUNDDOWN([.$N$4];0));IF(MOD([.$N$3];12)=8;IF(48&lt;[.L2];ROUNDUP([.$N$4];0);ROUNDDOWN([.$N$4];0));IF(MOD([.$N$3];12)=9;IF(36&lt;[.L2];ROUNDUP([.$N$4];0);ROUNDDOWN([.$N$4];0));IF(MOD([.$N$3];12)=10;IF(24&lt;[.L2];ROUNDUP([.$N$4];0);ROUNDDOWN([.$N$4];0));IF(MOD([.$N$3];12)=11;IF(12&lt;[.L2];ROUNDUP([.$N$4];0);ROUNDDOWN([.$N$4];0));ORG.LIBREOFFICE.RAWSUBTRACT([.$N$4];ROUNDDOWN([.$N$4];0))))))))))))))+[.L2]" office:value-type="float" office:value="13" calcext:value-type="float">
            <text:p>13</text:p>
          </table:table-cell>
          <table:table-cell table:style-name="ce21" table:formula="of:=IF(MOD([.$N$3];12)=0;ROUNDDOWN([.$N$4];0);IF(MOD([.$N$3];12)=1;IF(132&lt;[.M2];ROUNDUP([.$N$4];0);ROUNDDOWN([.$N$4];0));IF(MOD([.$N$3];12)=2;IF(120&lt;[.M2];ROUNDUP([.$N$4];0);ROUNDDOWN([.$N$4];0));IF(MOD([.$N$3];12)=3;IF(108&lt;[.M2];ROUNDUP([.$N$4];0);ROUNDDOWN([.$N$4];0));IF(MOD([.$N$3];12)=4;IF(96&lt;[.M2];ROUNDUP([.$N$4];0);ROUNDDOWN([.$N$4];0));IF(MOD([.$N$3];12)=5;IF(84&lt;[.M2];ROUNDUP([.$N$4];0);ROUNDDOWN([.$N$4];0));IF(MOD([.$N$3];12)=6;IF(72&lt;[.M2];ROUNDUP([.$N$4];0);ROUNDDOWN([.$N$4];0));IF(MOD([.$N$3];12)=7;IF(60&lt;[.M2];ROUNDUP([.$N$4];0);ROUNDDOWN([.$N$4];0));IF(MOD([.$N$3];12)=8;IF(48&lt;[.M2];ROUNDUP([.$N$4];0);ROUNDDOWN([.$N$4];0));IF(MOD([.$N$3];12)=9;IF(36&lt;[.M2];ROUNDUP([.$N$4];0);ROUNDDOWN([.$N$4];0));IF(MOD([.$N$3];12)=10;IF(24&lt;[.M2];ROUNDUP([.$N$4];0);ROUNDDOWN([.$N$4];0));IF(MOD([.$N$3];12)=11;IF(12&lt;[.M2];ROUNDUP([.$N$4];0);ROUNDDOWN([.$N$4];0));ORG.LIBREOFFICE.RAWSUBTRACT([.$N$4];ROUNDDOWN([.$N$4];0))))))))))))))+[.M2]" office:value-type="float" office:value="136" calcext:value-type="float">
            <text:p>136</text:p>
          </table:table-cell>
          <table:table-cell table:style-name="ce22" table:formula="of:=SUM([.B15:.M15])" office:value-type="float" office:value="900" calcext:value-type="float">
            <text:p>900</text:p>
          </table:table-cell>
          <table:table-cell table:number-columns-repeated="1010"/>
        </table:table-row>
        <table:table-row table:style-name="ro1">
          <table:table-cell/>
          <table:table-cell table:style-name="ce21" table:formula="of:=IF(MOD([.$N$3];12)=0;ROUNDDOWN([.$N$4];0);IF(MOD([.$N$3];12)=1;IF(132&lt;[.B3];ROUNDUP([.$N$4];0);ROUNDDOWN([.$N$4];0));IF(MOD([.$N$3];12)=2;IF(120&lt;[.B3];ROUNDUP([.$N$4];0);ROUNDDOWN([.$N$4];0));IF(MOD([.$N$3];12)=3;IF(108&lt;[.B3];ROUNDUP([.$N$4];0);ROUNDDOWN([.$N$4];0));IF(MOD([.$N$3];12)=4;IF(96&lt;[.B3];ROUNDUP([.$N$4];0);ROUNDDOWN([.$N$4];0));IF(MOD([.$N$3];12)=5;IF(84&lt;[.B3];ROUNDUP([.$N$4];0);ROUNDDOWN([.$N$4];0));IF(MOD([.$N$3];12)=6;IF(72&lt;[.B3];ROUNDUP([.$N$4];0);ROUNDDOWN([.$N$4];0));IF(MOD([.$N$3];12)=7;IF(60&lt;[.B3];ROUNDUP([.$N$4];0);ROUNDDOWN([.$N$4];0));IF(MOD([.$N$3];12)=8;IF(48&lt;[.B3];ROUNDUP([.$N$4];0);ROUNDDOWN([.$N$4];0));IF(MOD([.$N$3];12)=9;IF(36&lt;[.B3];ROUNDUP([.$N$4];0);ROUNDDOWN([.$N$4];0));IF(MOD([.$N$3];12)=10;IF(24&lt;[.B3];ROUNDUP([.$N$4];0);ROUNDDOWN([.$N$4];0));IF(MOD([.$N$3];12)=11;IF(12&lt;[.B3];ROUNDUP([.$N$4];0);ROUNDDOWN([.$N$4];0));ORG.LIBREOFFICE.RAWSUBTRACT([.$N$4];ROUNDDOWN([.$N$4];0))))))))))))))+[.B3]" office:value-type="float" office:value="124" calcext:value-type="float">
            <text:p>124</text:p>
          </table:table-cell>
          <table:table-cell table:style-name="ce21" table:formula="of:=IF(MOD([.$N$3];12)=0;ROUNDDOWN([.$N$4];0);IF(MOD([.$N$3];12)=1;IF(132&lt;[.C3];ROUNDUP([.$N$4];0);ROUNDDOWN([.$N$4];0));IF(MOD([.$N$3];12)=2;IF(120&lt;[.C3];ROUNDUP([.$N$4];0);ROUNDDOWN([.$N$4];0));IF(MOD([.$N$3];12)=3;IF(108&lt;[.C3];ROUNDUP([.$N$4];0);ROUNDDOWN([.$N$4];0));IF(MOD([.$N$3];12)=4;IF(96&lt;[.C3];ROUNDUP([.$N$4];0);ROUNDDOWN([.$N$4];0));IF(MOD([.$N$3];12)=5;IF(84&lt;[.C3];ROUNDUP([.$N$4];0);ROUNDDOWN([.$N$4];0));IF(MOD([.$N$3];12)=6;IF(72&lt;[.C3];ROUNDUP([.$N$4];0);ROUNDDOWN([.$N$4];0));IF(MOD([.$N$3];12)=7;IF(60&lt;[.C3];ROUNDUP([.$N$4];0);ROUNDDOWN([.$N$4];0));IF(MOD([.$N$3];12)=8;IF(48&lt;[.C3];ROUNDUP([.$N$4];0);ROUNDDOWN([.$N$4];0));IF(MOD([.$N$3];12)=9;IF(36&lt;[.C3];ROUNDUP([.$N$4];0);ROUNDDOWN([.$N$4];0));IF(MOD([.$N$3];12)=10;IF(24&lt;[.C3];ROUNDUP([.$N$4];0);ROUNDDOWN([.$N$4];0));IF(MOD([.$N$3];12)=11;IF(12&lt;[.C3];ROUNDUP([.$N$4];0);ROUNDDOWN([.$N$4];0));ORG.LIBREOFFICE.RAWSUBTRACT([.$N$4];ROUNDDOWN([.$N$4];0))))))))))))))+[.C3]" office:value-type="float" office:value="134" calcext:value-type="float">
            <text:p>134</text:p>
          </table:table-cell>
          <table:table-cell table:style-name="ce21" table:formula="of:=IF(MOD([.$N$3];12)=0;ROUNDDOWN([.$N$4];0);IF(MOD([.$N$3];12)=1;IF(132&lt;[.D3];ROUNDUP([.$N$4];0);ROUNDDOWN([.$N$4];0));IF(MOD([.$N$3];12)=2;IF(120&lt;[.D3];ROUNDUP([.$N$4];0);ROUNDDOWN([.$N$4];0));IF(MOD([.$N$3];12)=3;IF(108&lt;[.D3];ROUNDUP([.$N$4];0);ROUNDDOWN([.$N$4];0));IF(MOD([.$N$3];12)=4;IF(96&lt;[.D3];ROUNDUP([.$N$4];0);ROUNDDOWN([.$N$4];0));IF(MOD([.$N$3];12)=5;IF(84&lt;[.D3];ROUNDUP([.$N$4];0);ROUNDDOWN([.$N$4];0));IF(MOD([.$N$3];12)=6;IF(72&lt;[.D3];ROUNDUP([.$N$4];0);ROUNDDOWN([.$N$4];0));IF(MOD([.$N$3];12)=7;IF(60&lt;[.D3];ROUNDUP([.$N$4];0);ROUNDDOWN([.$N$4];0));IF(MOD([.$N$3];12)=8;IF(48&lt;[.D3];ROUNDUP([.$N$4];0);ROUNDDOWN([.$N$4];0));IF(MOD([.$N$3];12)=9;IF(36&lt;[.D3];ROUNDUP([.$N$4];0);ROUNDDOWN([.$N$4];0));IF(MOD([.$N$3];12)=10;IF(24&lt;[.D3];ROUNDUP([.$N$4];0);ROUNDDOWN([.$N$4];0));IF(MOD([.$N$3];12)=11;IF(12&lt;[.D3];ROUNDUP([.$N$4];0);ROUNDDOWN([.$N$4];0));ORG.LIBREOFFICE.RAWSUBTRACT([.$N$4];ROUNDDOWN([.$N$4];0))))))))))))))+[.D3]" office:value-type="float" office:value="17" calcext:value-type="float">
            <text:p>17</text:p>
          </table:table-cell>
          <table:table-cell table:style-name="ce21" table:formula="of:=IF(MOD([.$N$3];12)=0;ROUNDDOWN([.$N$4];0);IF(MOD([.$N$3];12)=1;IF(132&lt;[.E3];ROUNDUP([.$N$4];0);ROUNDDOWN([.$N$4];0));IF(MOD([.$N$3];12)=2;IF(120&lt;[.E3];ROUNDUP([.$N$4];0);ROUNDDOWN([.$N$4];0));IF(MOD([.$N$3];12)=3;IF(108&lt;[.E3];ROUNDUP([.$N$4];0);ROUNDDOWN([.$N$4];0));IF(MOD([.$N$3];12)=4;IF(96&lt;[.E3];ROUNDUP([.$N$4];0);ROUNDDOWN([.$N$4];0));IF(MOD([.$N$3];12)=5;IF(84&lt;[.E3];ROUNDUP([.$N$4];0);ROUNDDOWN([.$N$4];0));IF(MOD([.$N$3];12)=6;IF(72&lt;[.E3];ROUNDUP([.$N$4];0);ROUNDDOWN([.$N$4];0));IF(MOD([.$N$3];12)=7;IF(60&lt;[.E3];ROUNDUP([.$N$4];0);ROUNDDOWN([.$N$4];0));IF(MOD([.$N$3];12)=8;IF(48&lt;[.E3];ROUNDUP([.$N$4];0);ROUNDDOWN([.$N$4];0));IF(MOD([.$N$3];12)=9;IF(36&lt;[.E3];ROUNDUP([.$N$4];0);ROUNDDOWN([.$N$4];0));IF(MOD([.$N$3];12)=10;IF(24&lt;[.E3];ROUNDUP([.$N$4];0);ROUNDDOWN([.$N$4];0));IF(MOD([.$N$3];12)=11;IF(12&lt;[.E3];ROUNDUP([.$N$4];0);ROUNDDOWN([.$N$4];0));ORG.LIBREOFFICE.RAWSUBTRACT([.$N$4];ROUNDDOWN([.$N$4];0))))))))))))))+[.E3]" office:value-type="float" office:value="132" calcext:value-type="float">
            <text:p>132</text:p>
          </table:table-cell>
          <table:table-cell table:style-name="ce21" table:formula="of:=IF(MOD([.$N$3];12)=0;ROUNDDOWN([.$N$4];0);IF(MOD([.$N$3];12)=1;IF(132&lt;[.F3];ROUNDUP([.$N$4];0);ROUNDDOWN([.$N$4];0));IF(MOD([.$N$3];12)=2;IF(120&lt;[.F3];ROUNDUP([.$N$4];0);ROUNDDOWN([.$N$4];0));IF(MOD([.$N$3];12)=3;IF(108&lt;[.F3];ROUNDUP([.$N$4];0);ROUNDDOWN([.$N$4];0));IF(MOD([.$N$3];12)=4;IF(96&lt;[.F3];ROUNDUP([.$N$4];0);ROUNDDOWN([.$N$4];0));IF(MOD([.$N$3];12)=5;IF(84&lt;[.F3];ROUNDUP([.$N$4];0);ROUNDDOWN([.$N$4];0));IF(MOD([.$N$3];12)=6;IF(72&lt;[.F3];ROUNDUP([.$N$4];0);ROUNDDOWN([.$N$4];0));IF(MOD([.$N$3];12)=7;IF(60&lt;[.F3];ROUNDUP([.$N$4];0);ROUNDDOWN([.$N$4];0));IF(MOD([.$N$3];12)=8;IF(48&lt;[.F3];ROUNDUP([.$N$4];0);ROUNDDOWN([.$N$4];0));IF(MOD([.$N$3];12)=9;IF(36&lt;[.F3];ROUNDUP([.$N$4];0);ROUNDDOWN([.$N$4];0));IF(MOD([.$N$3];12)=10;IF(24&lt;[.F3];ROUNDUP([.$N$4];0);ROUNDDOWN([.$N$4];0));IF(MOD([.$N$3];12)=11;IF(12&lt;[.F3];ROUNDUP([.$N$4];0);ROUNDDOWN([.$N$4];0));ORG.LIBREOFFICE.RAWSUBTRACT([.$N$4];ROUNDDOWN([.$N$4];0))))))))))))))+[.F3]" office:value-type="float" office:value="19" calcext:value-type="float">
            <text:p>19</text:p>
          </table:table-cell>
          <table:table-cell table:style-name="ce21" table:formula="of:=IF(MOD([.$N$3];12)=0;ROUNDDOWN([.$N$4];0);IF(MOD([.$N$3];12)=1;IF(132&lt;[.G3];ROUNDUP([.$N$4];0);ROUNDDOWN([.$N$4];0));IF(MOD([.$N$3];12)=2;IF(120&lt;[.G3];ROUNDUP([.$N$4];0);ROUNDDOWN([.$N$4];0));IF(MOD([.$N$3];12)=3;IF(108&lt;[.G3];ROUNDUP([.$N$4];0);ROUNDDOWN([.$N$4];0));IF(MOD([.$N$3];12)=4;IF(96&lt;[.G3];ROUNDUP([.$N$4];0);ROUNDDOWN([.$N$4];0));IF(MOD([.$N$3];12)=5;IF(84&lt;[.G3];ROUNDUP([.$N$4];0);ROUNDDOWN([.$N$4];0));IF(MOD([.$N$3];12)=6;IF(72&lt;[.G3];ROUNDUP([.$N$4];0);ROUNDDOWN([.$N$4];0));IF(MOD([.$N$3];12)=7;IF(60&lt;[.G3];ROUNDUP([.$N$4];0);ROUNDDOWN([.$N$4];0));IF(MOD([.$N$3];12)=8;IF(48&lt;[.G3];ROUNDUP([.$N$4];0);ROUNDDOWN([.$N$4];0));IF(MOD([.$N$3];12)=9;IF(36&lt;[.G3];ROUNDUP([.$N$4];0);ROUNDDOWN([.$N$4];0));IF(MOD([.$N$3];12)=10;IF(24&lt;[.G3];ROUNDUP([.$N$4];0);ROUNDDOWN([.$N$4];0));IF(MOD([.$N$3];12)=11;IF(12&lt;[.G3];ROUNDUP([.$N$4];0);ROUNDDOWN([.$N$4];0));ORG.LIBREOFFICE.RAWSUBTRACT([.$N$4];ROUNDDOWN([.$N$4];0))))))))))))))+[.G3]" office:value-type="float" office:value="130" calcext:value-type="float">
            <text:p>130</text:p>
          </table:table-cell>
          <table:table-cell table:style-name="ce21" table:formula="of:=IF(MOD([.$N$3];12)=0;ROUNDDOWN([.$N$4];0);IF(MOD([.$N$3];12)=1;IF(132&lt;[.H3];ROUNDUP([.$N$4];0);ROUNDDOWN([.$N$4];0));IF(MOD([.$N$3];12)=2;IF(120&lt;[.H3];ROUNDUP([.$N$4];0);ROUNDDOWN([.$N$4];0));IF(MOD([.$N$3];12)=3;IF(108&lt;[.H3];ROUNDUP([.$N$4];0);ROUNDDOWN([.$N$4];0));IF(MOD([.$N$3];12)=4;IF(96&lt;[.H3];ROUNDUP([.$N$4];0);ROUNDDOWN([.$N$4];0));IF(MOD([.$N$3];12)=5;IF(84&lt;[.H3];ROUNDUP([.$N$4];0);ROUNDDOWN([.$N$4];0));IF(MOD([.$N$3];12)=6;IF(72&lt;[.H3];ROUNDUP([.$N$4];0);ROUNDDOWN([.$N$4];0));IF(MOD([.$N$3];12)=7;IF(60&lt;[.H3];ROUNDUP([.$N$4];0);ROUNDDOWN([.$N$4];0));IF(MOD([.$N$3];12)=8;IF(48&lt;[.H3];ROUNDUP([.$N$4];0);ROUNDDOWN([.$N$4];0));IF(MOD([.$N$3];12)=9;IF(36&lt;[.H3];ROUNDUP([.$N$4];0);ROUNDDOWN([.$N$4];0));IF(MOD([.$N$3];12)=10;IF(24&lt;[.H3];ROUNDUP([.$N$4];0);ROUNDDOWN([.$N$4];0));IF(MOD([.$N$3];12)=11;IF(12&lt;[.H3];ROUNDUP([.$N$4];0);ROUNDDOWN([.$N$4];0));ORG.LIBREOFFICE.RAWSUBTRACT([.$N$4];ROUNDDOWN([.$N$4];0))))))))))))))+[.H3]" office:value-type="float" office:value="20" calcext:value-type="float">
            <text:p>20</text:p>
          </table:table-cell>
          <table:table-cell table:style-name="ce21" table:formula="of:=IF(MOD([.$N$3];12)=0;ROUNDDOWN([.$N$4];0);IF(MOD([.$N$3];12)=1;IF(132&lt;[.I3];ROUNDUP([.$N$4];0);ROUNDDOWN([.$N$4];0));IF(MOD([.$N$3];12)=2;IF(120&lt;[.I3];ROUNDUP([.$N$4];0);ROUNDDOWN([.$N$4];0));IF(MOD([.$N$3];12)=3;IF(108&lt;[.I3];ROUNDUP([.$N$4];0);ROUNDDOWN([.$N$4];0));IF(MOD([.$N$3];12)=4;IF(96&lt;[.I3];ROUNDUP([.$N$4];0);ROUNDDOWN([.$N$4];0));IF(MOD([.$N$3];12)=5;IF(84&lt;[.I3];ROUNDUP([.$N$4];0);ROUNDDOWN([.$N$4];0));IF(MOD([.$N$3];12)=6;IF(72&lt;[.I3];ROUNDUP([.$N$4];0);ROUNDDOWN([.$N$4];0));IF(MOD([.$N$3];12)=7;IF(60&lt;[.I3];ROUNDUP([.$N$4];0);ROUNDDOWN([.$N$4];0));IF(MOD([.$N$3];12)=8;IF(48&lt;[.I3];ROUNDUP([.$N$4];0);ROUNDDOWN([.$N$4];0));IF(MOD([.$N$3];12)=9;IF(36&lt;[.I3];ROUNDUP([.$N$4];0);ROUNDDOWN([.$N$4];0));IF(MOD([.$N$3];12)=10;IF(24&lt;[.I3];ROUNDUP([.$N$4];0);ROUNDDOWN([.$N$4];0));IF(MOD([.$N$3];12)=11;IF(12&lt;[.I3];ROUNDUP([.$N$4];0);ROUNDDOWN([.$N$4];0));ORG.LIBREOFFICE.RAWSUBTRACT([.$N$4];ROUNDDOWN([.$N$4];0))))))))))))))+[.I3]" office:value-type="float" office:value="22" calcext:value-type="float">
            <text:p>22</text:p>
          </table:table-cell>
          <table:table-cell table:style-name="ce21" table:formula="of:=IF(MOD([.$N$3];12)=0;ROUNDDOWN([.$N$4];0);IF(MOD([.$N$3];12)=1;IF(132&lt;[.J3];ROUNDUP([.$N$4];0);ROUNDDOWN([.$N$4];0));IF(MOD([.$N$3];12)=2;IF(120&lt;[.J3];ROUNDUP([.$N$4];0);ROUNDDOWN([.$N$4];0));IF(MOD([.$N$3];12)=3;IF(108&lt;[.J3];ROUNDUP([.$N$4];0);ROUNDDOWN([.$N$4];0));IF(MOD([.$N$3];12)=4;IF(96&lt;[.J3];ROUNDUP([.$N$4];0);ROUNDDOWN([.$N$4];0));IF(MOD([.$N$3];12)=5;IF(84&lt;[.J3];ROUNDUP([.$N$4];0);ROUNDDOWN([.$N$4];0));IF(MOD([.$N$3];12)=6;IF(72&lt;[.J3];ROUNDUP([.$N$4];0);ROUNDDOWN([.$N$4];0));IF(MOD([.$N$3];12)=7;IF(60&lt;[.J3];ROUNDUP([.$N$4];0);ROUNDDOWN([.$N$4];0));IF(MOD([.$N$3];12)=8;IF(48&lt;[.J3];ROUNDUP([.$N$4];0);ROUNDDOWN([.$N$4];0));IF(MOD([.$N$3];12)=9;IF(36&lt;[.J3];ROUNDUP([.$N$4];0);ROUNDDOWN([.$N$4];0));IF(MOD([.$N$3];12)=10;IF(24&lt;[.J3];ROUNDUP([.$N$4];0);ROUNDDOWN([.$N$4];0));IF(MOD([.$N$3];12)=11;IF(12&lt;[.J3];ROUNDUP([.$N$4];0);ROUNDDOWN([.$N$4];0));ORG.LIBREOFFICE.RAWSUBTRACT([.$N$4];ROUNDDOWN([.$N$4];0))))))))))))))+[.J3]" office:value-type="float" office:value="127" calcext:value-type="float">
            <text:p>127</text:p>
          </table:table-cell>
          <table:table-cell table:style-name="ce21" table:formula="of:=IF(MOD([.$N$3];12)=0;ROUNDDOWN([.$N$4];0);IF(MOD([.$N$3];12)=1;IF(132&lt;[.K3];ROUNDUP([.$N$4];0);ROUNDDOWN([.$N$4];0));IF(MOD([.$N$3];12)=2;IF(120&lt;[.K3];ROUNDUP([.$N$4];0);ROUNDDOWN([.$N$4];0));IF(MOD([.$N$3];12)=3;IF(108&lt;[.K3];ROUNDUP([.$N$4];0);ROUNDDOWN([.$N$4];0));IF(MOD([.$N$3];12)=4;IF(96&lt;[.K3];ROUNDUP([.$N$4];0);ROUNDDOWN([.$N$4];0));IF(MOD([.$N$3];12)=5;IF(84&lt;[.K3];ROUNDUP([.$N$4];0);ROUNDDOWN([.$N$4];0));IF(MOD([.$N$3];12)=6;IF(72&lt;[.K3];ROUNDUP([.$N$4];0);ROUNDDOWN([.$N$4];0));IF(MOD([.$N$3];12)=7;IF(60&lt;[.K3];ROUNDUP([.$N$4];0);ROUNDDOWN([.$N$4];0));IF(MOD([.$N$3];12)=8;IF(48&lt;[.K3];ROUNDUP([.$N$4];0);ROUNDDOWN([.$N$4];0));IF(MOD([.$N$3];12)=9;IF(36&lt;[.K3];ROUNDUP([.$N$4];0);ROUNDDOWN([.$N$4];0));IF(MOD([.$N$3];12)=10;IF(24&lt;[.K3];ROUNDUP([.$N$4];0);ROUNDDOWN([.$N$4];0));IF(MOD([.$N$3];12)=11;IF(12&lt;[.K3];ROUNDUP([.$N$4];0);ROUNDDOWN([.$N$4];0));ORG.LIBREOFFICE.RAWSUBTRACT([.$N$4];ROUNDDOWN([.$N$4];0))))))))))))))+[.K3]" office:value-type="float" office:value="24" calcext:value-type="float">
            <text:p>24</text:p>
          </table:table-cell>
          <table:table-cell table:style-name="ce21" table:formula="of:=IF(MOD([.$N$3];12)=0;ROUNDDOWN([.$N$4];0);IF(MOD([.$N$3];12)=1;IF(132&lt;[.L3];ROUNDUP([.$N$4];0);ROUNDDOWN([.$N$4];0));IF(MOD([.$N$3];12)=2;IF(120&lt;[.L3];ROUNDUP([.$N$4];0);ROUNDDOWN([.$N$4];0));IF(MOD([.$N$3];12)=3;IF(108&lt;[.L3];ROUNDUP([.$N$4];0);ROUNDDOWN([.$N$4];0));IF(MOD([.$N$3];12)=4;IF(96&lt;[.L3];ROUNDUP([.$N$4];0);ROUNDDOWN([.$N$4];0));IF(MOD([.$N$3];12)=5;IF(84&lt;[.L3];ROUNDUP([.$N$4];0);ROUNDDOWN([.$N$4];0));IF(MOD([.$N$3];12)=6;IF(72&lt;[.L3];ROUNDUP([.$N$4];0);ROUNDDOWN([.$N$4];0));IF(MOD([.$N$3];12)=7;IF(60&lt;[.L3];ROUNDUP([.$N$4];0);ROUNDDOWN([.$N$4];0));IF(MOD([.$N$3];12)=8;IF(48&lt;[.L3];ROUNDUP([.$N$4];0);ROUNDDOWN([.$N$4];0));IF(MOD([.$N$3];12)=9;IF(36&lt;[.L3];ROUNDUP([.$N$4];0);ROUNDDOWN([.$N$4];0));IF(MOD([.$N$3];12)=10;IF(24&lt;[.L3];ROUNDUP([.$N$4];0);ROUNDDOWN([.$N$4];0));IF(MOD([.$N$3];12)=11;IF(12&lt;[.L3];ROUNDUP([.$N$4];0);ROUNDDOWN([.$N$4];0));ORG.LIBREOFFICE.RAWSUBTRACT([.$N$4];ROUNDDOWN([.$N$4];0))))))))))))))+[.L3]" office:value-type="float" office:value="125" calcext:value-type="float">
            <text:p>125</text:p>
          </table:table-cell>
          <table:table-cell table:style-name="ce21" table:formula="of:=IF(MOD([.$N$3];12)=0;ROUNDDOWN([.$N$4];0);IF(MOD([.$N$3];12)=1;IF(132&lt;[.M3];ROUNDUP([.$N$4];0);ROUNDDOWN([.$N$4];0));IF(MOD([.$N$3];12)=2;IF(120&lt;[.M3];ROUNDUP([.$N$4];0);ROUNDDOWN([.$N$4];0));IF(MOD([.$N$3];12)=3;IF(108&lt;[.M3];ROUNDUP([.$N$4];0);ROUNDDOWN([.$N$4];0));IF(MOD([.$N$3];12)=4;IF(96&lt;[.M3];ROUNDUP([.$N$4];0);ROUNDDOWN([.$N$4];0));IF(MOD([.$N$3];12)=5;IF(84&lt;[.M3];ROUNDUP([.$N$4];0);ROUNDDOWN([.$N$4];0));IF(MOD([.$N$3];12)=6;IF(72&lt;[.M3];ROUNDUP([.$N$4];0);ROUNDDOWN([.$N$4];0));IF(MOD([.$N$3];12)=7;IF(60&lt;[.M3];ROUNDUP([.$N$4];0);ROUNDDOWN([.$N$4];0));IF(MOD([.$N$3];12)=8;IF(48&lt;[.M3];ROUNDUP([.$N$4];0);ROUNDDOWN([.$N$4];0));IF(MOD([.$N$3];12)=9;IF(36&lt;[.M3];ROUNDUP([.$N$4];0);ROUNDDOWN([.$N$4];0));IF(MOD([.$N$3];12)=10;IF(24&lt;[.M3];ROUNDUP([.$N$4];0);ROUNDDOWN([.$N$4];0));IF(MOD([.$N$3];12)=11;IF(12&lt;[.M3];ROUNDUP([.$N$4];0);ROUNDDOWN([.$N$4];0));ORG.LIBREOFFICE.RAWSUBTRACT([.$N$4];ROUNDDOWN([.$N$4];0))))))))))))))+[.M3]" office:value-type="float" office:value="26" calcext:value-type="float">
            <text:p>26</text:p>
          </table:table-cell>
          <table:table-cell table:style-name="ce22" table:formula="of:=SUM([.B16:.M16])" office:value-type="float" office:value="900" calcext:value-type="float">
            <text:p>900</text:p>
          </table:table-cell>
          <table:table-cell table:number-columns-repeated="1010"/>
        </table:table-row>
        <table:table-row table:style-name="ro1">
          <table:table-cell/>
          <table:table-cell table:style-name="ce21" table:formula="of:=IF(MOD([.$N$3];12)=0;ROUNDDOWN([.$N$4];0);IF(MOD([.$N$3];12)=1;IF(132&lt;[.B4];ROUNDUP([.$N$4];0);ROUNDDOWN([.$N$4];0));IF(MOD([.$N$3];12)=2;IF(120&lt;[.B4];ROUNDUP([.$N$4];0);ROUNDDOWN([.$N$4];0));IF(MOD([.$N$3];12)=3;IF(108&lt;[.B4];ROUNDUP([.$N$4];0);ROUNDDOWN([.$N$4];0));IF(MOD([.$N$3];12)=4;IF(96&lt;[.B4];ROUNDUP([.$N$4];0);ROUNDDOWN([.$N$4];0));IF(MOD([.$N$3];12)=5;IF(84&lt;[.B4];ROUNDUP([.$N$4];0);ROUNDDOWN([.$N$4];0));IF(MOD([.$N$3];12)=6;IF(72&lt;[.B4];ROUNDUP([.$N$4];0);ROUNDDOWN([.$N$4];0));IF(MOD([.$N$3];12)=7;IF(60&lt;[.B4];ROUNDUP([.$N$4];0);ROUNDDOWN([.$N$4];0));IF(MOD([.$N$3];12)=8;IF(48&lt;[.B4];ROUNDUP([.$N$4];0);ROUNDDOWN([.$N$4];0));IF(MOD([.$N$3];12)=9;IF(36&lt;[.B4];ROUNDUP([.$N$4];0);ROUNDDOWN([.$N$4];0));IF(MOD([.$N$3];12)=10;IF(24&lt;[.B4];ROUNDUP([.$N$4];0);ROUNDDOWN([.$N$4];0));IF(MOD([.$N$3];12)=11;IF(12&lt;[.B4];ROUNDUP([.$N$4];0);ROUNDDOWN([.$N$4];0));ORG.LIBREOFFICE.RAWSUBTRACT([.$N$4];ROUNDDOWN([.$N$4];0))))))))))))))+[.B4]" office:value-type="float" office:value="38" calcext:value-type="float">
            <text:p>38</text:p>
          </table:table-cell>
          <table:table-cell table:style-name="ce21" table:formula="of:=IF(MOD([.$N$3];12)=0;ROUNDDOWN([.$N$4];0);IF(MOD([.$N$3];12)=1;IF(132&lt;[.C4];ROUNDUP([.$N$4];0);ROUNDDOWN([.$N$4];0));IF(MOD([.$N$3];12)=2;IF(120&lt;[.C4];ROUNDUP([.$N$4];0);ROUNDDOWN([.$N$4];0));IF(MOD([.$N$3];12)=3;IF(108&lt;[.C4];ROUNDUP([.$N$4];0);ROUNDDOWN([.$N$4];0));IF(MOD([.$N$3];12)=4;IF(96&lt;[.C4];ROUNDUP([.$N$4];0);ROUNDDOWN([.$N$4];0));IF(MOD([.$N$3];12)=5;IF(84&lt;[.C4];ROUNDUP([.$N$4];0);ROUNDDOWN([.$N$4];0));IF(MOD([.$N$3];12)=6;IF(72&lt;[.C4];ROUNDUP([.$N$4];0);ROUNDDOWN([.$N$4];0));IF(MOD([.$N$3];12)=7;IF(60&lt;[.C4];ROUNDUP([.$N$4];0);ROUNDDOWN([.$N$4];0));IF(MOD([.$N$3];12)=8;IF(48&lt;[.C4];ROUNDUP([.$N$4];0);ROUNDDOWN([.$N$4];0));IF(MOD([.$N$3];12)=9;IF(36&lt;[.C4];ROUNDUP([.$N$4];0);ROUNDDOWN([.$N$4];0));IF(MOD([.$N$3];12)=10;IF(24&lt;[.C4];ROUNDUP([.$N$4];0);ROUNDDOWN([.$N$4];0));IF(MOD([.$N$3];12)=11;IF(12&lt;[.C4];ROUNDUP([.$N$4];0);ROUNDDOWN([.$N$4];0));ORG.LIBREOFFICE.RAWSUBTRACT([.$N$4];ROUNDDOWN([.$N$4];0))))))))))))))+[.C4]" office:value-type="float" office:value="113" calcext:value-type="float">
            <text:p>113</text:p>
          </table:table-cell>
          <table:table-cell table:style-name="ce21" table:formula="of:=IF(MOD([.$N$3];12)=0;ROUNDDOWN([.$N$4];0);IF(MOD([.$N$3];12)=1;IF(132&lt;[.D4];ROUNDUP([.$N$4];0);ROUNDDOWN([.$N$4];0));IF(MOD([.$N$3];12)=2;IF(120&lt;[.D4];ROUNDUP([.$N$4];0);ROUNDDOWN([.$N$4];0));IF(MOD([.$N$3];12)=3;IF(108&lt;[.D4];ROUNDUP([.$N$4];0);ROUNDDOWN([.$N$4];0));IF(MOD([.$N$3];12)=4;IF(96&lt;[.D4];ROUNDUP([.$N$4];0);ROUNDDOWN([.$N$4];0));IF(MOD([.$N$3];12)=5;IF(84&lt;[.D4];ROUNDUP([.$N$4];0);ROUNDDOWN([.$N$4];0));IF(MOD([.$N$3];12)=6;IF(72&lt;[.D4];ROUNDUP([.$N$4];0);ROUNDDOWN([.$N$4];0));IF(MOD([.$N$3];12)=7;IF(60&lt;[.D4];ROUNDUP([.$N$4];0);ROUNDDOWN([.$N$4];0));IF(MOD([.$N$3];12)=8;IF(48&lt;[.D4];ROUNDUP([.$N$4];0);ROUNDDOWN([.$N$4];0));IF(MOD([.$N$3];12)=9;IF(36&lt;[.D4];ROUNDUP([.$N$4];0);ROUNDDOWN([.$N$4];0));IF(MOD([.$N$3];12)=10;IF(24&lt;[.D4];ROUNDUP([.$N$4];0);ROUNDDOWN([.$N$4];0));IF(MOD([.$N$3];12)=11;IF(12&lt;[.D4];ROUNDUP([.$N$4];0);ROUNDDOWN([.$N$4];0));ORG.LIBREOFFICE.RAWSUBTRACT([.$N$4];ROUNDDOWN([.$N$4];0))))))))))))))+[.D4]" office:value-type="float" office:value="121" calcext:value-type="float">
            <text:p>121</text:p>
          </table:table-cell>
          <table:table-cell table:style-name="ce21" table:formula="of:=IF(MOD([.$N$3];12)=0;ROUNDDOWN([.$N$4];0);IF(MOD([.$N$3];12)=1;IF(132&lt;[.E4];ROUNDUP([.$N$4];0);ROUNDDOWN([.$N$4];0));IF(MOD([.$N$3];12)=2;IF(120&lt;[.E4];ROUNDUP([.$N$4];0);ROUNDDOWN([.$N$4];0));IF(MOD([.$N$3];12)=3;IF(108&lt;[.E4];ROUNDUP([.$N$4];0);ROUNDDOWN([.$N$4];0));IF(MOD([.$N$3];12)=4;IF(96&lt;[.E4];ROUNDUP([.$N$4];0);ROUNDDOWN([.$N$4];0));IF(MOD([.$N$3];12)=5;IF(84&lt;[.E4];ROUNDUP([.$N$4];0);ROUNDDOWN([.$N$4];0));IF(MOD([.$N$3];12)=6;IF(72&lt;[.E4];ROUNDUP([.$N$4];0);ROUNDDOWN([.$N$4];0));IF(MOD([.$N$3];12)=7;IF(60&lt;[.E4];ROUNDUP([.$N$4];0);ROUNDDOWN([.$N$4];0));IF(MOD([.$N$3];12)=8;IF(48&lt;[.E4];ROUNDUP([.$N$4];0);ROUNDDOWN([.$N$4];0));IF(MOD([.$N$3];12)=9;IF(36&lt;[.E4];ROUNDUP([.$N$4];0);ROUNDDOWN([.$N$4];0));IF(MOD([.$N$3];12)=10;IF(24&lt;[.E4];ROUNDUP([.$N$4];0);ROUNDDOWN([.$N$4];0));IF(MOD([.$N$3];12)=11;IF(12&lt;[.E4];ROUNDUP([.$N$4];0);ROUNDDOWN([.$N$4];0));ORG.LIBREOFFICE.RAWSUBTRACT([.$N$4];ROUNDDOWN([.$N$4];0))))))))))))))+[.E4]" office:value-type="float" office:value="30" calcext:value-type="float">
            <text:p>30</text:p>
          </table:table-cell>
          <table:table-cell table:style-name="ce21" table:formula="of:=IF(MOD([.$N$3];12)=0;ROUNDDOWN([.$N$4];0);IF(MOD([.$N$3];12)=1;IF(132&lt;[.F4];ROUNDUP([.$N$4];0);ROUNDDOWN([.$N$4];0));IF(MOD([.$N$3];12)=2;IF(120&lt;[.F4];ROUNDUP([.$N$4];0);ROUNDDOWN([.$N$4];0));IF(MOD([.$N$3];12)=3;IF(108&lt;[.F4];ROUNDUP([.$N$4];0);ROUNDDOWN([.$N$4];0));IF(MOD([.$N$3];12)=4;IF(96&lt;[.F4];ROUNDUP([.$N$4];0);ROUNDDOWN([.$N$4];0));IF(MOD([.$N$3];12)=5;IF(84&lt;[.F4];ROUNDUP([.$N$4];0);ROUNDDOWN([.$N$4];0));IF(MOD([.$N$3];12)=6;IF(72&lt;[.F4];ROUNDUP([.$N$4];0);ROUNDDOWN([.$N$4];0));IF(MOD([.$N$3];12)=7;IF(60&lt;[.F4];ROUNDUP([.$N$4];0);ROUNDDOWN([.$N$4];0));IF(MOD([.$N$3];12)=8;IF(48&lt;[.F4];ROUNDUP([.$N$4];0);ROUNDDOWN([.$N$4];0));IF(MOD([.$N$3];12)=9;IF(36&lt;[.F4];ROUNDUP([.$N$4];0);ROUNDDOWN([.$N$4];0));IF(MOD([.$N$3];12)=10;IF(24&lt;[.F4];ROUNDUP([.$N$4];0);ROUNDDOWN([.$N$4];0));IF(MOD([.$N$3];12)=11;IF(12&lt;[.F4];ROUNDUP([.$N$4];0);ROUNDDOWN([.$N$4];0));ORG.LIBREOFFICE.RAWSUBTRACT([.$N$4];ROUNDDOWN([.$N$4];0))))))))))))))+[.F4]" office:value-type="float" office:value="119" calcext:value-type="float">
            <text:p>119</text:p>
          </table:table-cell>
          <table:table-cell table:style-name="ce21" table:formula="of:=IF(MOD([.$N$3];12)=0;ROUNDDOWN([.$N$4];0);IF(MOD([.$N$3];12)=1;IF(132&lt;[.G4];ROUNDUP([.$N$4];0);ROUNDDOWN([.$N$4];0));IF(MOD([.$N$3];12)=2;IF(120&lt;[.G4];ROUNDUP([.$N$4];0);ROUNDDOWN([.$N$4];0));IF(MOD([.$N$3];12)=3;IF(108&lt;[.G4];ROUNDUP([.$N$4];0);ROUNDDOWN([.$N$4];0));IF(MOD([.$N$3];12)=4;IF(96&lt;[.G4];ROUNDUP([.$N$4];0);ROUNDDOWN([.$N$4];0));IF(MOD([.$N$3];12)=5;IF(84&lt;[.G4];ROUNDUP([.$N$4];0);ROUNDDOWN([.$N$4];0));IF(MOD([.$N$3];12)=6;IF(72&lt;[.G4];ROUNDUP([.$N$4];0);ROUNDDOWN([.$N$4];0));IF(MOD([.$N$3];12)=7;IF(60&lt;[.G4];ROUNDUP([.$N$4];0);ROUNDDOWN([.$N$4];0));IF(MOD([.$N$3];12)=8;IF(48&lt;[.G4];ROUNDUP([.$N$4];0);ROUNDDOWN([.$N$4];0));IF(MOD([.$N$3];12)=9;IF(36&lt;[.G4];ROUNDUP([.$N$4];0);ROUNDDOWN([.$N$4];0));IF(MOD([.$N$3];12)=10;IF(24&lt;[.G4];ROUNDUP([.$N$4];0);ROUNDDOWN([.$N$4];0));IF(MOD([.$N$3];12)=11;IF(12&lt;[.G4];ROUNDUP([.$N$4];0);ROUNDDOWN([.$N$4];0));ORG.LIBREOFFICE.RAWSUBTRACT([.$N$4];ROUNDDOWN([.$N$4];0))))))))))))))+[.G4]" office:value-type="float" office:value="33" calcext:value-type="float">
            <text:p>33</text:p>
          </table:table-cell>
          <table:table-cell table:style-name="ce21" table:formula="of:=IF(MOD([.$N$3];12)=0;ROUNDDOWN([.$N$4];0);IF(MOD([.$N$3];12)=1;IF(132&lt;[.H4];ROUNDUP([.$N$4];0);ROUNDDOWN([.$N$4];0));IF(MOD([.$N$3];12)=2;IF(120&lt;[.H4];ROUNDUP([.$N$4];0);ROUNDDOWN([.$N$4];0));IF(MOD([.$N$3];12)=3;IF(108&lt;[.H4];ROUNDUP([.$N$4];0);ROUNDDOWN([.$N$4];0));IF(MOD([.$N$3];12)=4;IF(96&lt;[.H4];ROUNDUP([.$N$4];0);ROUNDDOWN([.$N$4];0));IF(MOD([.$N$3];12)=5;IF(84&lt;[.H4];ROUNDUP([.$N$4];0);ROUNDDOWN([.$N$4];0));IF(MOD([.$N$3];12)=6;IF(72&lt;[.H4];ROUNDUP([.$N$4];0);ROUNDDOWN([.$N$4];0));IF(MOD([.$N$3];12)=7;IF(60&lt;[.H4];ROUNDUP([.$N$4];0);ROUNDDOWN([.$N$4];0));IF(MOD([.$N$3];12)=8;IF(48&lt;[.H4];ROUNDUP([.$N$4];0);ROUNDDOWN([.$N$4];0));IF(MOD([.$N$3];12)=9;IF(36&lt;[.H4];ROUNDUP([.$N$4];0);ROUNDDOWN([.$N$4];0));IF(MOD([.$N$3];12)=10;IF(24&lt;[.H4];ROUNDUP([.$N$4];0);ROUNDDOWN([.$N$4];0));IF(MOD([.$N$3];12)=11;IF(12&lt;[.H4];ROUNDUP([.$N$4];0);ROUNDDOWN([.$N$4];0));ORG.LIBREOFFICE.RAWSUBTRACT([.$N$4];ROUNDDOWN([.$N$4];0))))))))))))))+[.H4]" office:value-type="float" office:value="32" calcext:value-type="float">
            <text:p>32</text:p>
          </table:table-cell>
          <table:table-cell table:style-name="ce21" table:formula="of:=IF(MOD([.$N$3];12)=0;ROUNDDOWN([.$N$4];0);IF(MOD([.$N$3];12)=1;IF(132&lt;[.I4];ROUNDUP([.$N$4];0);ROUNDDOWN([.$N$4];0));IF(MOD([.$N$3];12)=2;IF(120&lt;[.I4];ROUNDUP([.$N$4];0);ROUNDDOWN([.$N$4];0));IF(MOD([.$N$3];12)=3;IF(108&lt;[.I4];ROUNDUP([.$N$4];0);ROUNDDOWN([.$N$4];0));IF(MOD([.$N$3];12)=4;IF(96&lt;[.I4];ROUNDUP([.$N$4];0);ROUNDDOWN([.$N$4];0));IF(MOD([.$N$3];12)=5;IF(84&lt;[.I4];ROUNDUP([.$N$4];0);ROUNDDOWN([.$N$4];0));IF(MOD([.$N$3];12)=6;IF(72&lt;[.I4];ROUNDUP([.$N$4];0);ROUNDDOWN([.$N$4];0));IF(MOD([.$N$3];12)=7;IF(60&lt;[.I4];ROUNDUP([.$N$4];0);ROUNDDOWN([.$N$4];0));IF(MOD([.$N$3];12)=8;IF(48&lt;[.I4];ROUNDUP([.$N$4];0);ROUNDDOWN([.$N$4];0));IF(MOD([.$N$3];12)=9;IF(36&lt;[.I4];ROUNDUP([.$N$4];0);ROUNDDOWN([.$N$4];0));IF(MOD([.$N$3];12)=10;IF(24&lt;[.I4];ROUNDUP([.$N$4];0);ROUNDDOWN([.$N$4];0));IF(MOD([.$N$3];12)=11;IF(12&lt;[.I4];ROUNDUP([.$N$4];0);ROUNDDOWN([.$N$4];0));ORG.LIBREOFFICE.RAWSUBTRACT([.$N$4];ROUNDDOWN([.$N$4];0))))))))))))))+[.I4]" office:value-type="float" office:value="116" calcext:value-type="float">
            <text:p>116</text:p>
          </table:table-cell>
          <table:table-cell table:style-name="ce21" table:formula="of:=IF(MOD([.$N$3];12)=0;ROUNDDOWN([.$N$4];0);IF(MOD([.$N$3];12)=1;IF(132&lt;[.J4];ROUNDUP([.$N$4];0);ROUNDDOWN([.$N$4];0));IF(MOD([.$N$3];12)=2;IF(120&lt;[.J4];ROUNDUP([.$N$4];0);ROUNDDOWN([.$N$4];0));IF(MOD([.$N$3];12)=3;IF(108&lt;[.J4];ROUNDUP([.$N$4];0);ROUNDDOWN([.$N$4];0));IF(MOD([.$N$3];12)=4;IF(96&lt;[.J4];ROUNDUP([.$N$4];0);ROUNDDOWN([.$N$4];0));IF(MOD([.$N$3];12)=5;IF(84&lt;[.J4];ROUNDUP([.$N$4];0);ROUNDDOWN([.$N$4];0));IF(MOD([.$N$3];12)=6;IF(72&lt;[.J4];ROUNDUP([.$N$4];0);ROUNDDOWN([.$N$4];0));IF(MOD([.$N$3];12)=7;IF(60&lt;[.J4];ROUNDUP([.$N$4];0);ROUNDDOWN([.$N$4];0));IF(MOD([.$N$3];12)=8;IF(48&lt;[.J4];ROUNDUP([.$N$4];0);ROUNDDOWN([.$N$4];0));IF(MOD([.$N$3];12)=9;IF(36&lt;[.J4];ROUNDUP([.$N$4];0);ROUNDDOWN([.$N$4];0));IF(MOD([.$N$3];12)=10;IF(24&lt;[.J4];ROUNDUP([.$N$4];0);ROUNDDOWN([.$N$4];0));IF(MOD([.$N$3];12)=11;IF(12&lt;[.J4];ROUNDUP([.$N$4];0);ROUNDDOWN([.$N$4];0));ORG.LIBREOFFICE.RAWSUBTRACT([.$N$4];ROUNDDOWN([.$N$4];0))))))))))))))+[.J4]" office:value-type="float" office:value="35" calcext:value-type="float">
            <text:p>35</text:p>
          </table:table-cell>
          <table:table-cell table:style-name="ce21" table:formula="of:=IF(MOD([.$N$3];12)=0;ROUNDDOWN([.$N$4];0);IF(MOD([.$N$3];12)=1;IF(132&lt;[.K4];ROUNDUP([.$N$4];0);ROUNDDOWN([.$N$4];0));IF(MOD([.$N$3];12)=2;IF(120&lt;[.K4];ROUNDUP([.$N$4];0);ROUNDDOWN([.$N$4];0));IF(MOD([.$N$3];12)=3;IF(108&lt;[.K4];ROUNDUP([.$N$4];0);ROUNDDOWN([.$N$4];0));IF(MOD([.$N$3];12)=4;IF(96&lt;[.K4];ROUNDUP([.$N$4];0);ROUNDDOWN([.$N$4];0));IF(MOD([.$N$3];12)=5;IF(84&lt;[.K4];ROUNDUP([.$N$4];0);ROUNDDOWN([.$N$4];0));IF(MOD([.$N$3];12)=6;IF(72&lt;[.K4];ROUNDUP([.$N$4];0);ROUNDDOWN([.$N$4];0));IF(MOD([.$N$3];12)=7;IF(60&lt;[.K4];ROUNDUP([.$N$4];0);ROUNDDOWN([.$N$4];0));IF(MOD([.$N$3];12)=8;IF(48&lt;[.K4];ROUNDUP([.$N$4];0);ROUNDDOWN([.$N$4];0));IF(MOD([.$N$3];12)=9;IF(36&lt;[.K4];ROUNDUP([.$N$4];0);ROUNDDOWN([.$N$4];0));IF(MOD([.$N$3];12)=10;IF(24&lt;[.K4];ROUNDUP([.$N$4];0);ROUNDDOWN([.$N$4];0));IF(MOD([.$N$3];12)=11;IF(12&lt;[.K4];ROUNDUP([.$N$4];0);ROUNDDOWN([.$N$4];0));ORG.LIBREOFFICE.RAWSUBTRACT([.$N$4];ROUNDDOWN([.$N$4];0))))))))))))))+[.K4]" office:value-type="float" office:value="114" calcext:value-type="float">
            <text:p>114</text:p>
          </table:table-cell>
          <table:table-cell table:style-name="ce21" table:formula="of:=IF(MOD([.$N$3];12)=0;ROUNDDOWN([.$N$4];0);IF(MOD([.$N$3];12)=1;IF(132&lt;[.L4];ROUNDUP([.$N$4];0);ROUNDDOWN([.$N$4];0));IF(MOD([.$N$3];12)=2;IF(120&lt;[.L4];ROUNDUP([.$N$4];0);ROUNDDOWN([.$N$4];0));IF(MOD([.$N$3];12)=3;IF(108&lt;[.L4];ROUNDUP([.$N$4];0);ROUNDDOWN([.$N$4];0));IF(MOD([.$N$3];12)=4;IF(96&lt;[.L4];ROUNDUP([.$N$4];0);ROUNDDOWN([.$N$4];0));IF(MOD([.$N$3];12)=5;IF(84&lt;[.L4];ROUNDUP([.$N$4];0);ROUNDDOWN([.$N$4];0));IF(MOD([.$N$3];12)=6;IF(72&lt;[.L4];ROUNDUP([.$N$4];0);ROUNDDOWN([.$N$4];0));IF(MOD([.$N$3];12)=7;IF(60&lt;[.L4];ROUNDUP([.$N$4];0);ROUNDDOWN([.$N$4];0));IF(MOD([.$N$3];12)=8;IF(48&lt;[.L4];ROUNDUP([.$N$4];0);ROUNDDOWN([.$N$4];0));IF(MOD([.$N$3];12)=9;IF(36&lt;[.L4];ROUNDUP([.$N$4];0);ROUNDDOWN([.$N$4];0));IF(MOD([.$N$3];12)=10;IF(24&lt;[.L4];ROUNDUP([.$N$4];0);ROUNDDOWN([.$N$4];0));IF(MOD([.$N$3];12)=11;IF(12&lt;[.L4];ROUNDUP([.$N$4];0);ROUNDDOWN([.$N$4];0));ORG.LIBREOFFICE.RAWSUBTRACT([.$N$4];ROUNDDOWN([.$N$4];0))))))))))))))+[.L4]" office:value-type="float" office:value="37" calcext:value-type="float">
            <text:p>37</text:p>
          </table:table-cell>
          <table:table-cell table:style-name="ce21" table:formula="of:=IF(MOD([.$N$3];12)=0;ROUNDDOWN([.$N$4];0);IF(MOD([.$N$3];12)=1;IF(132&lt;[.M4];ROUNDUP([.$N$4];0);ROUNDDOWN([.$N$4];0));IF(MOD([.$N$3];12)=2;IF(120&lt;[.M4];ROUNDUP([.$N$4];0);ROUNDDOWN([.$N$4];0));IF(MOD([.$N$3];12)=3;IF(108&lt;[.M4];ROUNDUP([.$N$4];0);ROUNDDOWN([.$N$4];0));IF(MOD([.$N$3];12)=4;IF(96&lt;[.M4];ROUNDUP([.$N$4];0);ROUNDDOWN([.$N$4];0));IF(MOD([.$N$3];12)=5;IF(84&lt;[.M4];ROUNDUP([.$N$4];0);ROUNDDOWN([.$N$4];0));IF(MOD([.$N$3];12)=6;IF(72&lt;[.M4];ROUNDUP([.$N$4];0);ROUNDDOWN([.$N$4];0));IF(MOD([.$N$3];12)=7;IF(60&lt;[.M4];ROUNDUP([.$N$4];0);ROUNDDOWN([.$N$4];0));IF(MOD([.$N$3];12)=8;IF(48&lt;[.M4];ROUNDUP([.$N$4];0);ROUNDDOWN([.$N$4];0));IF(MOD([.$N$3];12)=9;IF(36&lt;[.M4];ROUNDUP([.$N$4];0);ROUNDDOWN([.$N$4];0));IF(MOD([.$N$3];12)=10;IF(24&lt;[.M4];ROUNDUP([.$N$4];0);ROUNDDOWN([.$N$4];0));IF(MOD([.$N$3];12)=11;IF(12&lt;[.M4];ROUNDUP([.$N$4];0);ROUNDDOWN([.$N$4];0));ORG.LIBREOFFICE.RAWSUBTRACT([.$N$4];ROUNDDOWN([.$N$4];0))))))))))))))+[.M4]" office:value-type="float" office:value="112" calcext:value-type="float">
            <text:p>112</text:p>
          </table:table-cell>
          <table:table-cell table:style-name="ce22" table:formula="of:=SUM([.B17:.M17])" office:value-type="float" office:value="900" calcext:value-type="float">
            <text:p>900</text:p>
          </table:table-cell>
          <table:table-cell table:number-columns-repeated="1010"/>
        </table:table-row>
        <table:table-row table:style-name="ro1">
          <table:table-cell/>
          <table:table-cell table:style-name="ce21" table:formula="of:=IF(MOD([.$N$3];12)=0;ROUNDDOWN([.$N$4];0);IF(MOD([.$N$3];12)=1;IF(132&lt;[.B5];ROUNDUP([.$N$4];0);ROUNDDOWN([.$N$4];0));IF(MOD([.$N$3];12)=2;IF(120&lt;[.B5];ROUNDUP([.$N$4];0);ROUNDDOWN([.$N$4];0));IF(MOD([.$N$3];12)=3;IF(108&lt;[.B5];ROUNDUP([.$N$4];0);ROUNDDOWN([.$N$4];0));IF(MOD([.$N$3];12)=4;IF(96&lt;[.B5];ROUNDUP([.$N$4];0);ROUNDDOWN([.$N$4];0));IF(MOD([.$N$3];12)=5;IF(84&lt;[.B5];ROUNDUP([.$N$4];0);ROUNDDOWN([.$N$4];0));IF(MOD([.$N$3];12)=6;IF(72&lt;[.B5];ROUNDUP([.$N$4];0);ROUNDDOWN([.$N$4];0));IF(MOD([.$N$3];12)=7;IF(60&lt;[.B5];ROUNDUP([.$N$4];0);ROUNDDOWN([.$N$4];0));IF(MOD([.$N$3];12)=8;IF(48&lt;[.B5];ROUNDUP([.$N$4];0);ROUNDDOWN([.$N$4];0));IF(MOD([.$N$3];12)=9;IF(36&lt;[.B5];ROUNDUP([.$N$4];0);ROUNDDOWN([.$N$4];0));IF(MOD([.$N$3];12)=10;IF(24&lt;[.B5];ROUNDUP([.$N$4];0);ROUNDDOWN([.$N$4];0));IF(MOD([.$N$3];12)=11;IF(12&lt;[.B5];ROUNDUP([.$N$4];0);ROUNDDOWN([.$N$4];0));ORG.LIBREOFFICE.RAWSUBTRACT([.$N$4];ROUNDDOWN([.$N$4];0))))))))))))))+[.B5]" office:value-type="float" office:value="100" calcext:value-type="float">
            <text:p>100</text:p>
          </table:table-cell>
          <table:table-cell table:style-name="ce21" table:formula="of:=IF(MOD([.$N$3];12)=0;ROUNDDOWN([.$N$4];0);IF(MOD([.$N$3];12)=1;IF(132&lt;[.C5];ROUNDUP([.$N$4];0);ROUNDDOWN([.$N$4];0));IF(MOD([.$N$3];12)=2;IF(120&lt;[.C5];ROUNDUP([.$N$4];0);ROUNDDOWN([.$N$4];0));IF(MOD([.$N$3];12)=3;IF(108&lt;[.C5];ROUNDUP([.$N$4];0);ROUNDDOWN([.$N$4];0));IF(MOD([.$N$3];12)=4;IF(96&lt;[.C5];ROUNDUP([.$N$4];0);ROUNDDOWN([.$N$4];0));IF(MOD([.$N$3];12)=5;IF(84&lt;[.C5];ROUNDUP([.$N$4];0);ROUNDDOWN([.$N$4];0));IF(MOD([.$N$3];12)=6;IF(72&lt;[.C5];ROUNDUP([.$N$4];0);ROUNDDOWN([.$N$4];0));IF(MOD([.$N$3];12)=7;IF(60&lt;[.C5];ROUNDUP([.$N$4];0);ROUNDDOWN([.$N$4];0));IF(MOD([.$N$3];12)=8;IF(48&lt;[.C5];ROUNDUP([.$N$4];0);ROUNDDOWN([.$N$4];0));IF(MOD([.$N$3];12)=9;IF(36&lt;[.C5];ROUNDUP([.$N$4];0);ROUNDDOWN([.$N$4];0));IF(MOD([.$N$3];12)=10;IF(24&lt;[.C5];ROUNDUP([.$N$4];0);ROUNDDOWN([.$N$4];0));IF(MOD([.$N$3];12)=11;IF(12&lt;[.C5];ROUNDUP([.$N$4];0);ROUNDDOWN([.$N$4];0));ORG.LIBREOFFICE.RAWSUBTRACT([.$N$4];ROUNDDOWN([.$N$4];0))))))))))))))+[.C5]" office:value-type="float" office:value="50" calcext:value-type="float">
            <text:p>50</text:p>
          </table:table-cell>
          <table:table-cell table:style-name="ce21" table:formula="of:=IF(MOD([.$N$3];12)=0;ROUNDDOWN([.$N$4];0);IF(MOD([.$N$3];12)=1;IF(132&lt;[.D5];ROUNDUP([.$N$4];0);ROUNDDOWN([.$N$4];0));IF(MOD([.$N$3];12)=2;IF(120&lt;[.D5];ROUNDUP([.$N$4];0);ROUNDDOWN([.$N$4];0));IF(MOD([.$N$3];12)=3;IF(108&lt;[.D5];ROUNDUP([.$N$4];0);ROUNDDOWN([.$N$4];0));IF(MOD([.$N$3];12)=4;IF(96&lt;[.D5];ROUNDUP([.$N$4];0);ROUNDDOWN([.$N$4];0));IF(MOD([.$N$3];12)=5;IF(84&lt;[.D5];ROUNDUP([.$N$4];0);ROUNDDOWN([.$N$4];0));IF(MOD([.$N$3];12)=6;IF(72&lt;[.D5];ROUNDUP([.$N$4];0);ROUNDDOWN([.$N$4];0));IF(MOD([.$N$3];12)=7;IF(60&lt;[.D5];ROUNDUP([.$N$4];0);ROUNDDOWN([.$N$4];0));IF(MOD([.$N$3];12)=8;IF(48&lt;[.D5];ROUNDUP([.$N$4];0);ROUNDDOWN([.$N$4];0));IF(MOD([.$N$3];12)=9;IF(36&lt;[.D5];ROUNDUP([.$N$4];0);ROUNDDOWN([.$N$4];0));IF(MOD([.$N$3];12)=10;IF(24&lt;[.D5];ROUNDUP([.$N$4];0);ROUNDDOWN([.$N$4];0));IF(MOD([.$N$3];12)=11;IF(12&lt;[.D5];ROUNDUP([.$N$4];0);ROUNDDOWN([.$N$4];0));ORG.LIBREOFFICE.RAWSUBTRACT([.$N$4];ROUNDDOWN([.$N$4];0))))))))))))))+[.D5]" office:value-type="float" office:value="102" calcext:value-type="float">
            <text:p>102</text:p>
          </table:table-cell>
          <table:table-cell table:style-name="ce21" table:formula="of:=IF(MOD([.$N$3];12)=0;ROUNDDOWN([.$N$4];0);IF(MOD([.$N$3];12)=1;IF(132&lt;[.E5];ROUNDUP([.$N$4];0);ROUNDDOWN([.$N$4];0));IF(MOD([.$N$3];12)=2;IF(120&lt;[.E5];ROUNDUP([.$N$4];0);ROUNDDOWN([.$N$4];0));IF(MOD([.$N$3];12)=3;IF(108&lt;[.E5];ROUNDUP([.$N$4];0);ROUNDDOWN([.$N$4];0));IF(MOD([.$N$3];12)=4;IF(96&lt;[.E5];ROUNDUP([.$N$4];0);ROUNDDOWN([.$N$4];0));IF(MOD([.$N$3];12)=5;IF(84&lt;[.E5];ROUNDUP([.$N$4];0);ROUNDDOWN([.$N$4];0));IF(MOD([.$N$3];12)=6;IF(72&lt;[.E5];ROUNDUP([.$N$4];0);ROUNDDOWN([.$N$4];0));IF(MOD([.$N$3];12)=7;IF(60&lt;[.E5];ROUNDUP([.$N$4];0);ROUNDDOWN([.$N$4];0));IF(MOD([.$N$3];12)=8;IF(48&lt;[.E5];ROUNDUP([.$N$4];0);ROUNDDOWN([.$N$4];0));IF(MOD([.$N$3];12)=9;IF(36&lt;[.E5];ROUNDUP([.$N$4];0);ROUNDDOWN([.$N$4];0));IF(MOD([.$N$3];12)=10;IF(24&lt;[.E5];ROUNDUP([.$N$4];0);ROUNDDOWN([.$N$4];0));IF(MOD([.$N$3];12)=11;IF(12&lt;[.E5];ROUNDUP([.$N$4];0);ROUNDDOWN([.$N$4];0));ORG.LIBREOFFICE.RAWSUBTRACT([.$N$4];ROUNDDOWN([.$N$4];0))))))))))))))+[.E5]" office:value-type="float" office:value="108" calcext:value-type="float">
            <text:p>108</text:p>
          </table:table-cell>
          <table:table-cell table:style-name="ce21" table:formula="of:=IF(MOD([.$N$3];12)=0;ROUNDDOWN([.$N$4];0);IF(MOD([.$N$3];12)=1;IF(132&lt;[.F5];ROUNDUP([.$N$4];0);ROUNDDOWN([.$N$4];0));IF(MOD([.$N$3];12)=2;IF(120&lt;[.F5];ROUNDUP([.$N$4];0);ROUNDDOWN([.$N$4];0));IF(MOD([.$N$3];12)=3;IF(108&lt;[.F5];ROUNDUP([.$N$4];0);ROUNDDOWN([.$N$4];0));IF(MOD([.$N$3];12)=4;IF(96&lt;[.F5];ROUNDUP([.$N$4];0);ROUNDDOWN([.$N$4];0));IF(MOD([.$N$3];12)=5;IF(84&lt;[.F5];ROUNDUP([.$N$4];0);ROUNDDOWN([.$N$4];0));IF(MOD([.$N$3];12)=6;IF(72&lt;[.F5];ROUNDUP([.$N$4];0);ROUNDDOWN([.$N$4];0));IF(MOD([.$N$3];12)=7;IF(60&lt;[.F5];ROUNDUP([.$N$4];0);ROUNDDOWN([.$N$4];0));IF(MOD([.$N$3];12)=8;IF(48&lt;[.F5];ROUNDUP([.$N$4];0);ROUNDDOWN([.$N$4];0));IF(MOD([.$N$3];12)=9;IF(36&lt;[.F5];ROUNDUP([.$N$4];0);ROUNDDOWN([.$N$4];0));IF(MOD([.$N$3];12)=10;IF(24&lt;[.F5];ROUNDUP([.$N$4];0);ROUNDDOWN([.$N$4];0));IF(MOD([.$N$3];12)=11;IF(12&lt;[.F5];ROUNDUP([.$N$4];0);ROUNDDOWN([.$N$4];0));ORG.LIBREOFFICE.RAWSUBTRACT([.$N$4];ROUNDDOWN([.$N$4];0))))))))))))))+[.F5]" office:value-type="float" office:value="44" calcext:value-type="float">
            <text:p>44</text:p>
          </table:table-cell>
          <table:table-cell table:style-name="ce21" table:formula="of:=IF(MOD([.$N$3];12)=0;ROUNDDOWN([.$N$4];0);IF(MOD([.$N$3];12)=1;IF(132&lt;[.G5];ROUNDUP([.$N$4];0);ROUNDDOWN([.$N$4];0));IF(MOD([.$N$3];12)=2;IF(120&lt;[.G5];ROUNDUP([.$N$4];0);ROUNDDOWN([.$N$4];0));IF(MOD([.$N$3];12)=3;IF(108&lt;[.G5];ROUNDUP([.$N$4];0);ROUNDDOWN([.$N$4];0));IF(MOD([.$N$3];12)=4;IF(96&lt;[.G5];ROUNDUP([.$N$4];0);ROUNDDOWN([.$N$4];0));IF(MOD([.$N$3];12)=5;IF(84&lt;[.G5];ROUNDUP([.$N$4];0);ROUNDDOWN([.$N$4];0));IF(MOD([.$N$3];12)=6;IF(72&lt;[.G5];ROUNDUP([.$N$4];0);ROUNDDOWN([.$N$4];0));IF(MOD([.$N$3];12)=7;IF(60&lt;[.G5];ROUNDUP([.$N$4];0);ROUNDDOWN([.$N$4];0));IF(MOD([.$N$3];12)=8;IF(48&lt;[.G5];ROUNDUP([.$N$4];0);ROUNDDOWN([.$N$4];0));IF(MOD([.$N$3];12)=9;IF(36&lt;[.G5];ROUNDUP([.$N$4];0);ROUNDDOWN([.$N$4];0));IF(MOD([.$N$3];12)=10;IF(24&lt;[.G5];ROUNDUP([.$N$4];0);ROUNDDOWN([.$N$4];0));IF(MOD([.$N$3];12)=11;IF(12&lt;[.G5];ROUNDUP([.$N$4];0);ROUNDDOWN([.$N$4];0));ORG.LIBREOFFICE.RAWSUBTRACT([.$N$4];ROUNDDOWN([.$N$4];0))))))))))))))+[.G5]" office:value-type="float" office:value="106" calcext:value-type="float">
            <text:p>106</text:p>
          </table:table-cell>
          <table:table-cell table:style-name="ce21" table:formula="of:=IF(MOD([.$N$3];12)=0;ROUNDDOWN([.$N$4];0);IF(MOD([.$N$3];12)=1;IF(132&lt;[.H5];ROUNDUP([.$N$4];0);ROUNDDOWN([.$N$4];0));IF(MOD([.$N$3];12)=2;IF(120&lt;[.H5];ROUNDUP([.$N$4];0);ROUNDDOWN([.$N$4];0));IF(MOD([.$N$3];12)=3;IF(108&lt;[.H5];ROUNDUP([.$N$4];0);ROUNDDOWN([.$N$4];0));IF(MOD([.$N$3];12)=4;IF(96&lt;[.H5];ROUNDUP([.$N$4];0);ROUNDDOWN([.$N$4];0));IF(MOD([.$N$3];12)=5;IF(84&lt;[.H5];ROUNDUP([.$N$4];0);ROUNDDOWN([.$N$4];0));IF(MOD([.$N$3];12)=6;IF(72&lt;[.H5];ROUNDUP([.$N$4];0);ROUNDDOWN([.$N$4];0));IF(MOD([.$N$3];12)=7;IF(60&lt;[.H5];ROUNDUP([.$N$4];0);ROUNDDOWN([.$N$4];0));IF(MOD([.$N$3];12)=8;IF(48&lt;[.H5];ROUNDUP([.$N$4];0);ROUNDDOWN([.$N$4];0));IF(MOD([.$N$3];12)=9;IF(36&lt;[.H5];ROUNDUP([.$N$4];0);ROUNDDOWN([.$N$4];0));IF(MOD([.$N$3];12)=10;IF(24&lt;[.H5];ROUNDUP([.$N$4];0);ROUNDDOWN([.$N$4];0));IF(MOD([.$N$3];12)=11;IF(12&lt;[.H5];ROUNDUP([.$N$4];0);ROUNDDOWN([.$N$4];0));ORG.LIBREOFFICE.RAWSUBTRACT([.$N$4];ROUNDDOWN([.$N$4];0))))))))))))))+[.H5]" office:value-type="float" office:value="45" calcext:value-type="float">
            <text:p>45</text:p>
          </table:table-cell>
          <table:table-cell table:style-name="ce21" table:formula="of:=IF(MOD([.$N$3];12)=0;ROUNDDOWN([.$N$4];0);IF(MOD([.$N$3];12)=1;IF(132&lt;[.I5];ROUNDUP([.$N$4];0);ROUNDDOWN([.$N$4];0));IF(MOD([.$N$3];12)=2;IF(120&lt;[.I5];ROUNDUP([.$N$4];0);ROUNDDOWN([.$N$4];0));IF(MOD([.$N$3];12)=3;IF(108&lt;[.I5];ROUNDUP([.$N$4];0);ROUNDDOWN([.$N$4];0));IF(MOD([.$N$3];12)=4;IF(96&lt;[.I5];ROUNDUP([.$N$4];0);ROUNDDOWN([.$N$4];0));IF(MOD([.$N$3];12)=5;IF(84&lt;[.I5];ROUNDUP([.$N$4];0);ROUNDDOWN([.$N$4];0));IF(MOD([.$N$3];12)=6;IF(72&lt;[.I5];ROUNDUP([.$N$4];0);ROUNDDOWN([.$N$4];0));IF(MOD([.$N$3];12)=7;IF(60&lt;[.I5];ROUNDUP([.$N$4];0);ROUNDDOWN([.$N$4];0));IF(MOD([.$N$3];12)=8;IF(48&lt;[.I5];ROUNDUP([.$N$4];0);ROUNDDOWN([.$N$4];0));IF(MOD([.$N$3];12)=9;IF(36&lt;[.I5];ROUNDUP([.$N$4];0);ROUNDDOWN([.$N$4];0));IF(MOD([.$N$3];12)=10;IF(24&lt;[.I5];ROUNDUP([.$N$4];0);ROUNDDOWN([.$N$4];0));IF(MOD([.$N$3];12)=11;IF(12&lt;[.I5];ROUNDUP([.$N$4];0);ROUNDDOWN([.$N$4];0));ORG.LIBREOFFICE.RAWSUBTRACT([.$N$4];ROUNDDOWN([.$N$4];0))))))))))))))+[.I5]" office:value-type="float" office:value="47" calcext:value-type="float">
            <text:p>47</text:p>
          </table:table-cell>
          <table:table-cell table:style-name="ce21" table:formula="of:=IF(MOD([.$N$3];12)=0;ROUNDDOWN([.$N$4];0);IF(MOD([.$N$3];12)=1;IF(132&lt;[.J5];ROUNDUP([.$N$4];0);ROUNDDOWN([.$N$4];0));IF(MOD([.$N$3];12)=2;IF(120&lt;[.J5];ROUNDUP([.$N$4];0);ROUNDDOWN([.$N$4];0));IF(MOD([.$N$3];12)=3;IF(108&lt;[.J5];ROUNDUP([.$N$4];0);ROUNDDOWN([.$N$4];0));IF(MOD([.$N$3];12)=4;IF(96&lt;[.J5];ROUNDUP([.$N$4];0);ROUNDDOWN([.$N$4];0));IF(MOD([.$N$3];12)=5;IF(84&lt;[.J5];ROUNDUP([.$N$4];0);ROUNDDOWN([.$N$4];0));IF(MOD([.$N$3];12)=6;IF(72&lt;[.J5];ROUNDUP([.$N$4];0);ROUNDDOWN([.$N$4];0));IF(MOD([.$N$3];12)=7;IF(60&lt;[.J5];ROUNDUP([.$N$4];0);ROUNDDOWN([.$N$4];0));IF(MOD([.$N$3];12)=8;IF(48&lt;[.J5];ROUNDUP([.$N$4];0);ROUNDDOWN([.$N$4];0));IF(MOD([.$N$3];12)=9;IF(36&lt;[.J5];ROUNDUP([.$N$4];0);ROUNDDOWN([.$N$4];0));IF(MOD([.$N$3];12)=10;IF(24&lt;[.J5];ROUNDUP([.$N$4];0);ROUNDDOWN([.$N$4];0));IF(MOD([.$N$3];12)=11;IF(12&lt;[.J5];ROUNDUP([.$N$4];0);ROUNDDOWN([.$N$4];0));ORG.LIBREOFFICE.RAWSUBTRACT([.$N$4];ROUNDDOWN([.$N$4];0))))))))))))))+[.J5]" office:value-type="float" office:value="103" calcext:value-type="float">
            <text:p>103</text:p>
          </table:table-cell>
          <table:table-cell table:style-name="ce21" table:formula="of:=IF(MOD([.$N$3];12)=0;ROUNDDOWN([.$N$4];0);IF(MOD([.$N$3];12)=1;IF(132&lt;[.K5];ROUNDUP([.$N$4];0);ROUNDDOWN([.$N$4];0));IF(MOD([.$N$3];12)=2;IF(120&lt;[.K5];ROUNDUP([.$N$4];0);ROUNDDOWN([.$N$4];0));IF(MOD([.$N$3];12)=3;IF(108&lt;[.K5];ROUNDUP([.$N$4];0);ROUNDDOWN([.$N$4];0));IF(MOD([.$N$3];12)=4;IF(96&lt;[.K5];ROUNDUP([.$N$4];0);ROUNDDOWN([.$N$4];0));IF(MOD([.$N$3];12)=5;IF(84&lt;[.K5];ROUNDUP([.$N$4];0);ROUNDDOWN([.$N$4];0));IF(MOD([.$N$3];12)=6;IF(72&lt;[.K5];ROUNDUP([.$N$4];0);ROUNDDOWN([.$N$4];0));IF(MOD([.$N$3];12)=7;IF(60&lt;[.K5];ROUNDUP([.$N$4];0);ROUNDDOWN([.$N$4];0));IF(MOD([.$N$3];12)=8;IF(48&lt;[.K5];ROUNDUP([.$N$4];0);ROUNDDOWN([.$N$4];0));IF(MOD([.$N$3];12)=9;IF(36&lt;[.K5];ROUNDUP([.$N$4];0);ROUNDDOWN([.$N$4];0));IF(MOD([.$N$3];12)=10;IF(24&lt;[.K5];ROUNDUP([.$N$4];0);ROUNDDOWN([.$N$4];0));IF(MOD([.$N$3];12)=11;IF(12&lt;[.K5];ROUNDUP([.$N$4];0);ROUNDDOWN([.$N$4];0));ORG.LIBREOFFICE.RAWSUBTRACT([.$N$4];ROUNDDOWN([.$N$4];0))))))))))))))+[.K5]" office:value-type="float" office:value="49" calcext:value-type="float">
            <text:p>49</text:p>
          </table:table-cell>
          <table:table-cell table:style-name="ce21" table:formula="of:=IF(MOD([.$N$3];12)=0;ROUNDDOWN([.$N$4];0);IF(MOD([.$N$3];12)=1;IF(132&lt;[.L5];ROUNDUP([.$N$4];0);ROUNDDOWN([.$N$4];0));IF(MOD([.$N$3];12)=2;IF(120&lt;[.L5];ROUNDUP([.$N$4];0);ROUNDDOWN([.$N$4];0));IF(MOD([.$N$3];12)=3;IF(108&lt;[.L5];ROUNDUP([.$N$4];0);ROUNDDOWN([.$N$4];0));IF(MOD([.$N$3];12)=4;IF(96&lt;[.L5];ROUNDUP([.$N$4];0);ROUNDDOWN([.$N$4];0));IF(MOD([.$N$3];12)=5;IF(84&lt;[.L5];ROUNDUP([.$N$4];0);ROUNDDOWN([.$N$4];0));IF(MOD([.$N$3];12)=6;IF(72&lt;[.L5];ROUNDUP([.$N$4];0);ROUNDDOWN([.$N$4];0));IF(MOD([.$N$3];12)=7;IF(60&lt;[.L5];ROUNDUP([.$N$4];0);ROUNDDOWN([.$N$4];0));IF(MOD([.$N$3];12)=8;IF(48&lt;[.L5];ROUNDUP([.$N$4];0);ROUNDDOWN([.$N$4];0));IF(MOD([.$N$3];12)=9;IF(36&lt;[.L5];ROUNDUP([.$N$4];0);ROUNDDOWN([.$N$4];0));IF(MOD([.$N$3];12)=10;IF(24&lt;[.L5];ROUNDUP([.$N$4];0);ROUNDDOWN([.$N$4];0));IF(MOD([.$N$3];12)=11;IF(12&lt;[.L5];ROUNDUP([.$N$4];0);ROUNDDOWN([.$N$4];0));ORG.LIBREOFFICE.RAWSUBTRACT([.$N$4];ROUNDDOWN([.$N$4];0))))))))))))))+[.L5]" office:value-type="float" office:value="101" calcext:value-type="float">
            <text:p>101</text:p>
          </table:table-cell>
          <table:table-cell table:style-name="ce21" table:formula="of:=IF(MOD([.$N$3];12)=0;ROUNDDOWN([.$N$4];0);IF(MOD([.$N$3];12)=1;IF(132&lt;[.M5];ROUNDUP([.$N$4];0);ROUNDDOWN([.$N$4];0));IF(MOD([.$N$3];12)=2;IF(120&lt;[.M5];ROUNDUP([.$N$4];0);ROUNDDOWN([.$N$4];0));IF(MOD([.$N$3];12)=3;IF(108&lt;[.M5];ROUNDUP([.$N$4];0);ROUNDDOWN([.$N$4];0));IF(MOD([.$N$3];12)=4;IF(96&lt;[.M5];ROUNDUP([.$N$4];0);ROUNDDOWN([.$N$4];0));IF(MOD([.$N$3];12)=5;IF(84&lt;[.M5];ROUNDUP([.$N$4];0);ROUNDDOWN([.$N$4];0));IF(MOD([.$N$3];12)=6;IF(72&lt;[.M5];ROUNDUP([.$N$4];0);ROUNDDOWN([.$N$4];0));IF(MOD([.$N$3];12)=7;IF(60&lt;[.M5];ROUNDUP([.$N$4];0);ROUNDDOWN([.$N$4];0));IF(MOD([.$N$3];12)=8;IF(48&lt;[.M5];ROUNDUP([.$N$4];0);ROUNDDOWN([.$N$4];0));IF(MOD([.$N$3];12)=9;IF(36&lt;[.M5];ROUNDUP([.$N$4];0);ROUNDDOWN([.$N$4];0));IF(MOD([.$N$3];12)=10;IF(24&lt;[.M5];ROUNDUP([.$N$4];0);ROUNDDOWN([.$N$4];0));IF(MOD([.$N$3];12)=11;IF(12&lt;[.M5];ROUNDUP([.$N$4];0);ROUNDDOWN([.$N$4];0));ORG.LIBREOFFICE.RAWSUBTRACT([.$N$4];ROUNDDOWN([.$N$4];0))))))))))))))+[.M5]" office:value-type="float" office:value="51" calcext:value-type="float">
            <text:p>51</text:p>
          </table:table-cell>
          <table:table-cell table:style-name="ce22" table:formula="of:=SUM([.B18:.M18])" office:value-type="float" office:value="906" calcext:value-type="float">
            <text:p>906</text:p>
          </table:table-cell>
          <table:table-cell table:number-columns-repeated="1010"/>
        </table:table-row>
        <table:table-row table:style-name="ro1">
          <table:table-cell/>
          <table:table-cell table:style-name="ce21" table:formula="of:=IF(MOD([.$N$3];12)=0;ROUNDDOWN([.$N$4];0);IF(MOD([.$N$3];12)=1;IF(132&lt;[.B6];ROUNDUP([.$N$4];0);ROUNDDOWN([.$N$4];0));IF(MOD([.$N$3];12)=2;IF(120&lt;[.B6];ROUNDUP([.$N$4];0);ROUNDDOWN([.$N$4];0));IF(MOD([.$N$3];12)=3;IF(108&lt;[.B6];ROUNDUP([.$N$4];0);ROUNDDOWN([.$N$4];0));IF(MOD([.$N$3];12)=4;IF(96&lt;[.B6];ROUNDUP([.$N$4];0);ROUNDDOWN([.$N$4];0));IF(MOD([.$N$3];12)=5;IF(84&lt;[.B6];ROUNDUP([.$N$4];0);ROUNDDOWN([.$N$4];0));IF(MOD([.$N$3];12)=6;IF(72&lt;[.B6];ROUNDUP([.$N$4];0);ROUNDDOWN([.$N$4];0));IF(MOD([.$N$3];12)=7;IF(60&lt;[.B6];ROUNDUP([.$N$4];0);ROUNDDOWN([.$N$4];0));IF(MOD([.$N$3];12)=8;IF(48&lt;[.B6];ROUNDUP([.$N$4];0);ROUNDDOWN([.$N$4];0));IF(MOD([.$N$3];12)=9;IF(36&lt;[.B6];ROUNDUP([.$N$4];0);ROUNDDOWN([.$N$4];0));IF(MOD([.$N$3];12)=10;IF(24&lt;[.B6];ROUNDUP([.$N$4];0);ROUNDDOWN([.$N$4];0));IF(MOD([.$N$3];12)=11;IF(12&lt;[.B6];ROUNDUP([.$N$4];0);ROUNDDOWN([.$N$4];0));ORG.LIBREOFFICE.RAWSUBTRACT([.$N$4];ROUNDDOWN([.$N$4];0))))))))))))))+[.B6]" office:value-type="float" office:value="63" calcext:value-type="float">
            <text:p>63</text:p>
          </table:table-cell>
          <table:table-cell table:style-name="ce21" table:formula="of:=IF(MOD([.$N$3];12)=0;ROUNDDOWN([.$N$4];0);IF(MOD([.$N$3];12)=1;IF(132&lt;[.C6];ROUNDUP([.$N$4];0);ROUNDDOWN([.$N$4];0));IF(MOD([.$N$3];12)=2;IF(120&lt;[.C6];ROUNDUP([.$N$4];0);ROUNDDOWN([.$N$4];0));IF(MOD([.$N$3];12)=3;IF(108&lt;[.C6];ROUNDUP([.$N$4];0);ROUNDDOWN([.$N$4];0));IF(MOD([.$N$3];12)=4;IF(96&lt;[.C6];ROUNDUP([.$N$4];0);ROUNDDOWN([.$N$4];0));IF(MOD([.$N$3];12)=5;IF(84&lt;[.C6];ROUNDUP([.$N$4];0);ROUNDDOWN([.$N$4];0));IF(MOD([.$N$3];12)=6;IF(72&lt;[.C6];ROUNDUP([.$N$4];0);ROUNDDOWN([.$N$4];0));IF(MOD([.$N$3];12)=7;IF(60&lt;[.C6];ROUNDUP([.$N$4];0);ROUNDDOWN([.$N$4];0));IF(MOD([.$N$3];12)=8;IF(48&lt;[.C6];ROUNDUP([.$N$4];0);ROUNDDOWN([.$N$4];0));IF(MOD([.$N$3];12)=9;IF(36&lt;[.C6];ROUNDUP([.$N$4];0);ROUNDDOWN([.$N$4];0));IF(MOD([.$N$3];12)=10;IF(24&lt;[.C6];ROUNDUP([.$N$4];0);ROUNDDOWN([.$N$4];0));IF(MOD([.$N$3];12)=11;IF(12&lt;[.C6];ROUNDUP([.$N$4];0);ROUNDDOWN([.$N$4];0));ORG.LIBREOFFICE.RAWSUBTRACT([.$N$4];ROUNDDOWN([.$N$4];0))))))))))))))+[.C6]" office:value-type="float" office:value="89" calcext:value-type="float">
            <text:p>89</text:p>
          </table:table-cell>
          <table:table-cell table:style-name="ce21" table:formula="of:=IF(MOD([.$N$3];12)=0;ROUNDDOWN([.$N$4];0);IF(MOD([.$N$3];12)=1;IF(132&lt;[.D6];ROUNDUP([.$N$4];0);ROUNDDOWN([.$N$4];0));IF(MOD([.$N$3];12)=2;IF(120&lt;[.D6];ROUNDUP([.$N$4];0);ROUNDDOWN([.$N$4];0));IF(MOD([.$N$3];12)=3;IF(108&lt;[.D6];ROUNDUP([.$N$4];0);ROUNDDOWN([.$N$4];0));IF(MOD([.$N$3];12)=4;IF(96&lt;[.D6];ROUNDUP([.$N$4];0);ROUNDDOWN([.$N$4];0));IF(MOD([.$N$3];12)=5;IF(84&lt;[.D6];ROUNDUP([.$N$4];0);ROUNDDOWN([.$N$4];0));IF(MOD([.$N$3];12)=6;IF(72&lt;[.D6];ROUNDUP([.$N$4];0);ROUNDDOWN([.$N$4];0));IF(MOD([.$N$3];12)=7;IF(60&lt;[.D6];ROUNDUP([.$N$4];0);ROUNDDOWN([.$N$4];0));IF(MOD([.$N$3];12)=8;IF(48&lt;[.D6];ROUNDUP([.$N$4];0);ROUNDDOWN([.$N$4];0));IF(MOD([.$N$3];12)=9;IF(36&lt;[.D6];ROUNDUP([.$N$4];0);ROUNDDOWN([.$N$4];0));IF(MOD([.$N$3];12)=10;IF(24&lt;[.D6];ROUNDUP([.$N$4];0);ROUNDDOWN([.$N$4];0));IF(MOD([.$N$3];12)=11;IF(12&lt;[.D6];ROUNDUP([.$N$4];0);ROUNDDOWN([.$N$4];0));ORG.LIBREOFFICE.RAWSUBTRACT([.$N$4];ROUNDDOWN([.$N$4];0))))))))))))))+[.D6]" office:value-type="float" office:value="61" calcext:value-type="float">
            <text:p>61</text:p>
          </table:table-cell>
          <table:table-cell table:style-name="ce21" table:formula="of:=IF(MOD([.$N$3];12)=0;ROUNDDOWN([.$N$4];0);IF(MOD([.$N$3];12)=1;IF(132&lt;[.E6];ROUNDUP([.$N$4];0);ROUNDDOWN([.$N$4];0));IF(MOD([.$N$3];12)=2;IF(120&lt;[.E6];ROUNDUP([.$N$4];0);ROUNDDOWN([.$N$4];0));IF(MOD([.$N$3];12)=3;IF(108&lt;[.E6];ROUNDUP([.$N$4];0);ROUNDDOWN([.$N$4];0));IF(MOD([.$N$3];12)=4;IF(96&lt;[.E6];ROUNDUP([.$N$4];0);ROUNDDOWN([.$N$4];0));IF(MOD([.$N$3];12)=5;IF(84&lt;[.E6];ROUNDUP([.$N$4];0);ROUNDDOWN([.$N$4];0));IF(MOD([.$N$3];12)=6;IF(72&lt;[.E6];ROUNDUP([.$N$4];0);ROUNDDOWN([.$N$4];0));IF(MOD([.$N$3];12)=7;IF(60&lt;[.E6];ROUNDUP([.$N$4];0);ROUNDDOWN([.$N$4];0));IF(MOD([.$N$3];12)=8;IF(48&lt;[.E6];ROUNDUP([.$N$4];0);ROUNDDOWN([.$N$4];0));IF(MOD([.$N$3];12)=9;IF(36&lt;[.E6];ROUNDUP([.$N$4];0);ROUNDDOWN([.$N$4];0));IF(MOD([.$N$3];12)=10;IF(24&lt;[.E6];ROUNDUP([.$N$4];0);ROUNDDOWN([.$N$4];0));IF(MOD([.$N$3];12)=11;IF(12&lt;[.E6];ROUNDUP([.$N$4];0);ROUNDDOWN([.$N$4];0));ORG.LIBREOFFICE.RAWSUBTRACT([.$N$4];ROUNDDOWN([.$N$4];0))))))))))))))+[.E6]" office:value-type="float" office:value="91" calcext:value-type="float">
            <text:p>91</text:p>
          </table:table-cell>
          <table:table-cell table:style-name="ce21" table:formula="of:=IF(MOD([.$N$3];12)=0;ROUNDDOWN([.$N$4];0);IF(MOD([.$N$3];12)=1;IF(132&lt;[.F6];ROUNDUP([.$N$4];0);ROUNDDOWN([.$N$4];0));IF(MOD([.$N$3];12)=2;IF(120&lt;[.F6];ROUNDUP([.$N$4];0);ROUNDDOWN([.$N$4];0));IF(MOD([.$N$3];12)=3;IF(108&lt;[.F6];ROUNDUP([.$N$4];0);ROUNDDOWN([.$N$4];0));IF(MOD([.$N$3];12)=4;IF(96&lt;[.F6];ROUNDUP([.$N$4];0);ROUNDDOWN([.$N$4];0));IF(MOD([.$N$3];12)=5;IF(84&lt;[.F6];ROUNDUP([.$N$4];0);ROUNDDOWN([.$N$4];0));IF(MOD([.$N$3];12)=6;IF(72&lt;[.F6];ROUNDUP([.$N$4];0);ROUNDDOWN([.$N$4];0));IF(MOD([.$N$3];12)=7;IF(60&lt;[.F6];ROUNDUP([.$N$4];0);ROUNDDOWN([.$N$4];0));IF(MOD([.$N$3];12)=8;IF(48&lt;[.F6];ROUNDUP([.$N$4];0);ROUNDDOWN([.$N$4];0));IF(MOD([.$N$3];12)=9;IF(36&lt;[.F6];ROUNDUP([.$N$4];0);ROUNDDOWN([.$N$4];0));IF(MOD([.$N$3];12)=10;IF(24&lt;[.F6];ROUNDUP([.$N$4];0);ROUNDDOWN([.$N$4];0));IF(MOD([.$N$3];12)=11;IF(12&lt;[.F6];ROUNDUP([.$N$4];0);ROUNDDOWN([.$N$4];0));ORG.LIBREOFFICE.RAWSUBTRACT([.$N$4];ROUNDDOWN([.$N$4];0))))))))))))))+[.F6]" office:value-type="float" office:value="95" calcext:value-type="float">
            <text:p>95</text:p>
          </table:table-cell>
          <table:table-cell table:style-name="ce21" table:formula="of:=IF(MOD([.$N$3];12)=0;ROUNDDOWN([.$N$4];0);IF(MOD([.$N$3];12)=1;IF(132&lt;[.G6];ROUNDUP([.$N$4];0);ROUNDDOWN([.$N$4];0));IF(MOD([.$N$3];12)=2;IF(120&lt;[.G6];ROUNDUP([.$N$4];0);ROUNDDOWN([.$N$4];0));IF(MOD([.$N$3];12)=3;IF(108&lt;[.G6];ROUNDUP([.$N$4];0);ROUNDDOWN([.$N$4];0));IF(MOD([.$N$3];12)=4;IF(96&lt;[.G6];ROUNDUP([.$N$4];0);ROUNDDOWN([.$N$4];0));IF(MOD([.$N$3];12)=5;IF(84&lt;[.G6];ROUNDUP([.$N$4];0);ROUNDDOWN([.$N$4];0));IF(MOD([.$N$3];12)=6;IF(72&lt;[.G6];ROUNDUP([.$N$4];0);ROUNDDOWN([.$N$4];0));IF(MOD([.$N$3];12)=7;IF(60&lt;[.G6];ROUNDUP([.$N$4];0);ROUNDDOWN([.$N$4];0));IF(MOD([.$N$3];12)=8;IF(48&lt;[.G6];ROUNDUP([.$N$4];0);ROUNDDOWN([.$N$4];0));IF(MOD([.$N$3];12)=9;IF(36&lt;[.G6];ROUNDUP([.$N$4];0);ROUNDDOWN([.$N$4];0));IF(MOD([.$N$3];12)=10;IF(24&lt;[.G6];ROUNDUP([.$N$4];0);ROUNDDOWN([.$N$4];0));IF(MOD([.$N$3];12)=11;IF(12&lt;[.G6];ROUNDUP([.$N$4];0);ROUNDDOWN([.$N$4];0));ORG.LIBREOFFICE.RAWSUBTRACT([.$N$4];ROUNDDOWN([.$N$4];0))))))))))))))+[.G6]" office:value-type="float" office:value="57" calcext:value-type="float">
            <text:p>57</text:p>
          </table:table-cell>
          <table:table-cell table:style-name="ce21" table:formula="of:=IF(MOD([.$N$3];12)=0;ROUNDDOWN([.$N$4];0);IF(MOD([.$N$3];12)=1;IF(132&lt;[.H6];ROUNDUP([.$N$4];0);ROUNDDOWN([.$N$4];0));IF(MOD([.$N$3];12)=2;IF(120&lt;[.H6];ROUNDUP([.$N$4];0);ROUNDDOWN([.$N$4];0));IF(MOD([.$N$3];12)=3;IF(108&lt;[.H6];ROUNDUP([.$N$4];0);ROUNDDOWN([.$N$4];0));IF(MOD([.$N$3];12)=4;IF(96&lt;[.H6];ROUNDUP([.$N$4];0);ROUNDDOWN([.$N$4];0));IF(MOD([.$N$3];12)=5;IF(84&lt;[.H6];ROUNDUP([.$N$4];0);ROUNDDOWN([.$N$4];0));IF(MOD([.$N$3];12)=6;IF(72&lt;[.H6];ROUNDUP([.$N$4];0);ROUNDDOWN([.$N$4];0));IF(MOD([.$N$3];12)=7;IF(60&lt;[.H6];ROUNDUP([.$N$4];0);ROUNDDOWN([.$N$4];0));IF(MOD([.$N$3];12)=8;IF(48&lt;[.H6];ROUNDUP([.$N$4];0);ROUNDDOWN([.$N$4];0));IF(MOD([.$N$3];12)=9;IF(36&lt;[.H6];ROUNDUP([.$N$4];0);ROUNDDOWN([.$N$4];0));IF(MOD([.$N$3];12)=10;IF(24&lt;[.H6];ROUNDUP([.$N$4];0);ROUNDDOWN([.$N$4];0));IF(MOD([.$N$3];12)=11;IF(12&lt;[.H6];ROUNDUP([.$N$4];0);ROUNDDOWN([.$N$4];0));ORG.LIBREOFFICE.RAWSUBTRACT([.$N$4];ROUNDDOWN([.$N$4];0))))))))))))))+[.H6]" office:value-type="float" office:value="58" calcext:value-type="float">
            <text:p>58</text:p>
          </table:table-cell>
          <table:table-cell table:style-name="ce21" table:formula="of:=IF(MOD([.$N$3];12)=0;ROUNDDOWN([.$N$4];0);IF(MOD([.$N$3];12)=1;IF(132&lt;[.I6];ROUNDUP([.$N$4];0);ROUNDDOWN([.$N$4];0));IF(MOD([.$N$3];12)=2;IF(120&lt;[.I6];ROUNDUP([.$N$4];0);ROUNDDOWN([.$N$4];0));IF(MOD([.$N$3];12)=3;IF(108&lt;[.I6];ROUNDUP([.$N$4];0);ROUNDDOWN([.$N$4];0));IF(MOD([.$N$3];12)=4;IF(96&lt;[.I6];ROUNDUP([.$N$4];0);ROUNDDOWN([.$N$4];0));IF(MOD([.$N$3];12)=5;IF(84&lt;[.I6];ROUNDUP([.$N$4];0);ROUNDDOWN([.$N$4];0));IF(MOD([.$N$3];12)=6;IF(72&lt;[.I6];ROUNDUP([.$N$4];0);ROUNDDOWN([.$N$4];0));IF(MOD([.$N$3];12)=7;IF(60&lt;[.I6];ROUNDUP([.$N$4];0);ROUNDDOWN([.$N$4];0));IF(MOD([.$N$3];12)=8;IF(48&lt;[.I6];ROUNDUP([.$N$4];0);ROUNDDOWN([.$N$4];0));IF(MOD([.$N$3];12)=9;IF(36&lt;[.I6];ROUNDUP([.$N$4];0);ROUNDDOWN([.$N$4];0));IF(MOD([.$N$3];12)=10;IF(24&lt;[.I6];ROUNDUP([.$N$4];0);ROUNDDOWN([.$N$4];0));IF(MOD([.$N$3];12)=11;IF(12&lt;[.I6];ROUNDUP([.$N$4];0);ROUNDDOWN([.$N$4];0));ORG.LIBREOFFICE.RAWSUBTRACT([.$N$4];ROUNDDOWN([.$N$4];0))))))))))))))+[.I6]" office:value-type="float" office:value="92" calcext:value-type="float">
            <text:p>92</text:p>
          </table:table-cell>
          <table:table-cell table:style-name="ce21" table:formula="of:=IF(MOD([.$N$3];12)=0;ROUNDDOWN([.$N$4];0);IF(MOD([.$N$3];12)=1;IF(132&lt;[.J6];ROUNDUP([.$N$4];0);ROUNDDOWN([.$N$4];0));IF(MOD([.$N$3];12)=2;IF(120&lt;[.J6];ROUNDUP([.$N$4];0);ROUNDDOWN([.$N$4];0));IF(MOD([.$N$3];12)=3;IF(108&lt;[.J6];ROUNDUP([.$N$4];0);ROUNDDOWN([.$N$4];0));IF(MOD([.$N$3];12)=4;IF(96&lt;[.J6];ROUNDUP([.$N$4];0);ROUNDDOWN([.$N$4];0));IF(MOD([.$N$3];12)=5;IF(84&lt;[.J6];ROUNDUP([.$N$4];0);ROUNDDOWN([.$N$4];0));IF(MOD([.$N$3];12)=6;IF(72&lt;[.J6];ROUNDUP([.$N$4];0);ROUNDDOWN([.$N$4];0));IF(MOD([.$N$3];12)=7;IF(60&lt;[.J6];ROUNDUP([.$N$4];0);ROUNDDOWN([.$N$4];0));IF(MOD([.$N$3];12)=8;IF(48&lt;[.J6];ROUNDUP([.$N$4];0);ROUNDDOWN([.$N$4];0));IF(MOD([.$N$3];12)=9;IF(36&lt;[.J6];ROUNDUP([.$N$4];0);ROUNDDOWN([.$N$4];0));IF(MOD([.$N$3];12)=10;IF(24&lt;[.J6];ROUNDUP([.$N$4];0);ROUNDDOWN([.$N$4];0));IF(MOD([.$N$3];12)=11;IF(12&lt;[.J6];ROUNDUP([.$N$4];0);ROUNDDOWN([.$N$4];0));ORG.LIBREOFFICE.RAWSUBTRACT([.$N$4];ROUNDDOWN([.$N$4];0))))))))))))))+[.J6]" office:value-type="float" office:value="60" calcext:value-type="float">
            <text:p>60</text:p>
          </table:table-cell>
          <table:table-cell table:style-name="ce21" table:formula="of:=IF(MOD([.$N$3];12)=0;ROUNDDOWN([.$N$4];0);IF(MOD([.$N$3];12)=1;IF(132&lt;[.K6];ROUNDUP([.$N$4];0);ROUNDDOWN([.$N$4];0));IF(MOD([.$N$3];12)=2;IF(120&lt;[.K6];ROUNDUP([.$N$4];0);ROUNDDOWN([.$N$4];0));IF(MOD([.$N$3];12)=3;IF(108&lt;[.K6];ROUNDUP([.$N$4];0);ROUNDDOWN([.$N$4];0));IF(MOD([.$N$3];12)=4;IF(96&lt;[.K6];ROUNDUP([.$N$4];0);ROUNDDOWN([.$N$4];0));IF(MOD([.$N$3];12)=5;IF(84&lt;[.K6];ROUNDUP([.$N$4];0);ROUNDDOWN([.$N$4];0));IF(MOD([.$N$3];12)=6;IF(72&lt;[.K6];ROUNDUP([.$N$4];0);ROUNDDOWN([.$N$4];0));IF(MOD([.$N$3];12)=7;IF(60&lt;[.K6];ROUNDUP([.$N$4];0);ROUNDDOWN([.$N$4];0));IF(MOD([.$N$3];12)=8;IF(48&lt;[.K6];ROUNDUP([.$N$4];0);ROUNDDOWN([.$N$4];0));IF(MOD([.$N$3];12)=9;IF(36&lt;[.K6];ROUNDUP([.$N$4];0);ROUNDDOWN([.$N$4];0));IF(MOD([.$N$3];12)=10;IF(24&lt;[.K6];ROUNDUP([.$N$4];0);ROUNDDOWN([.$N$4];0));IF(MOD([.$N$3];12)=11;IF(12&lt;[.K6];ROUNDUP([.$N$4];0);ROUNDDOWN([.$N$4];0));ORG.LIBREOFFICE.RAWSUBTRACT([.$N$4];ROUNDDOWN([.$N$4];0))))))))))))))+[.K6]" office:value-type="float" office:value="90" calcext:value-type="float">
            <text:p>90</text:p>
          </table:table-cell>
          <table:table-cell table:style-name="ce21" table:formula="of:=IF(MOD([.$N$3];12)=0;ROUNDDOWN([.$N$4];0);IF(MOD([.$N$3];12)=1;IF(132&lt;[.L6];ROUNDUP([.$N$4];0);ROUNDDOWN([.$N$4];0));IF(MOD([.$N$3];12)=2;IF(120&lt;[.L6];ROUNDUP([.$N$4];0);ROUNDDOWN([.$N$4];0));IF(MOD([.$N$3];12)=3;IF(108&lt;[.L6];ROUNDUP([.$N$4];0);ROUNDDOWN([.$N$4];0));IF(MOD([.$N$3];12)=4;IF(96&lt;[.L6];ROUNDUP([.$N$4];0);ROUNDDOWN([.$N$4];0));IF(MOD([.$N$3];12)=5;IF(84&lt;[.L6];ROUNDUP([.$N$4];0);ROUNDDOWN([.$N$4];0));IF(MOD([.$N$3];12)=6;IF(72&lt;[.L6];ROUNDUP([.$N$4];0);ROUNDDOWN([.$N$4];0));IF(MOD([.$N$3];12)=7;IF(60&lt;[.L6];ROUNDUP([.$N$4];0);ROUNDDOWN([.$N$4];0));IF(MOD([.$N$3];12)=8;IF(48&lt;[.L6];ROUNDUP([.$N$4];0);ROUNDDOWN([.$N$4];0));IF(MOD([.$N$3];12)=9;IF(36&lt;[.L6];ROUNDUP([.$N$4];0);ROUNDDOWN([.$N$4];0));IF(MOD([.$N$3];12)=10;IF(24&lt;[.L6];ROUNDUP([.$N$4];0);ROUNDDOWN([.$N$4];0));IF(MOD([.$N$3];12)=11;IF(12&lt;[.L6];ROUNDUP([.$N$4];0);ROUNDDOWN([.$N$4];0));ORG.LIBREOFFICE.RAWSUBTRACT([.$N$4];ROUNDDOWN([.$N$4];0))))))))))))))+[.L6]" office:value-type="float" office:value="62" calcext:value-type="float">
            <text:p>62</text:p>
          </table:table-cell>
          <table:table-cell table:style-name="ce21" table:formula="of:=IF(MOD([.$N$3];12)=0;ROUNDDOWN([.$N$4];0);IF(MOD([.$N$3];12)=1;IF(132&lt;[.M6];ROUNDUP([.$N$4];0);ROUNDDOWN([.$N$4];0));IF(MOD([.$N$3];12)=2;IF(120&lt;[.M6];ROUNDUP([.$N$4];0);ROUNDDOWN([.$N$4];0));IF(MOD([.$N$3];12)=3;IF(108&lt;[.M6];ROUNDUP([.$N$4];0);ROUNDDOWN([.$N$4];0));IF(MOD([.$N$3];12)=4;IF(96&lt;[.M6];ROUNDUP([.$N$4];0);ROUNDDOWN([.$N$4];0));IF(MOD([.$N$3];12)=5;IF(84&lt;[.M6];ROUNDUP([.$N$4];0);ROUNDDOWN([.$N$4];0));IF(MOD([.$N$3];12)=6;IF(72&lt;[.M6];ROUNDUP([.$N$4];0);ROUNDDOWN([.$N$4];0));IF(MOD([.$N$3];12)=7;IF(60&lt;[.M6];ROUNDUP([.$N$4];0);ROUNDDOWN([.$N$4];0));IF(MOD([.$N$3];12)=8;IF(48&lt;[.M6];ROUNDUP([.$N$4];0);ROUNDDOWN([.$N$4];0));IF(MOD([.$N$3];12)=9;IF(36&lt;[.M6];ROUNDUP([.$N$4];0);ROUNDDOWN([.$N$4];0));IF(MOD([.$N$3];12)=10;IF(24&lt;[.M6];ROUNDUP([.$N$4];0);ROUNDDOWN([.$N$4];0));IF(MOD([.$N$3];12)=11;IF(12&lt;[.M6];ROUNDUP([.$N$4];0);ROUNDDOWN([.$N$4];0));ORG.LIBREOFFICE.RAWSUBTRACT([.$N$4];ROUNDDOWN([.$N$4];0))))))))))))))+[.M6]" office:value-type="float" office:value="88" calcext:value-type="float">
            <text:p>88</text:p>
          </table:table-cell>
          <table:table-cell table:style-name="ce22" table:formula="of:=SUM([.B19:.M19])" office:value-type="float" office:value="906" calcext:value-type="float">
            <text:p>906</text:p>
          </table:table-cell>
          <table:table-cell table:number-columns-repeated="1010"/>
        </table:table-row>
        <table:table-row table:style-name="ro1">
          <table:table-cell/>
          <table:table-cell table:style-name="ce21" table:formula="of:=IF(MOD([.$N$3];12)=0;ROUNDDOWN([.$N$4];0);IF(MOD([.$N$3];12)=1;IF(132&lt;[.B7];ROUNDUP([.$N$4];0);ROUNDDOWN([.$N$4];0));IF(MOD([.$N$3];12)=2;IF(120&lt;[.B7];ROUNDUP([.$N$4];0);ROUNDDOWN([.$N$4];0));IF(MOD([.$N$3];12)=3;IF(108&lt;[.B7];ROUNDUP([.$N$4];0);ROUNDDOWN([.$N$4];0));IF(MOD([.$N$3];12)=4;IF(96&lt;[.B7];ROUNDUP([.$N$4];0);ROUNDDOWN([.$N$4];0));IF(MOD([.$N$3];12)=5;IF(84&lt;[.B7];ROUNDUP([.$N$4];0);ROUNDDOWN([.$N$4];0));IF(MOD([.$N$3];12)=6;IF(72&lt;[.B7];ROUNDUP([.$N$4];0);ROUNDDOWN([.$N$4];0));IF(MOD([.$N$3];12)=7;IF(60&lt;[.B7];ROUNDUP([.$N$4];0);ROUNDDOWN([.$N$4];0));IF(MOD([.$N$3];12)=8;IF(48&lt;[.B7];ROUNDUP([.$N$4];0);ROUNDDOWN([.$N$4];0));IF(MOD([.$N$3];12)=9;IF(36&lt;[.B7];ROUNDUP([.$N$4];0);ROUNDDOWN([.$N$4];0));IF(MOD([.$N$3];12)=10;IF(24&lt;[.B7];ROUNDUP([.$N$4];0);ROUNDDOWN([.$N$4];0));IF(MOD([.$N$3];12)=11;IF(12&lt;[.B7];ROUNDUP([.$N$4];0);ROUNDDOWN([.$N$4];0));ORG.LIBREOFFICE.RAWSUBTRACT([.$N$4];ROUNDDOWN([.$N$4];0))))))))))))))+[.B7]" office:value-type="float" office:value="64" calcext:value-type="float">
            <text:p>64</text:p>
          </table:table-cell>
          <table:table-cell table:style-name="ce21" table:formula="of:=IF(MOD([.$N$3];12)=0;ROUNDDOWN([.$N$4];0);IF(MOD([.$N$3];12)=1;IF(132&lt;[.C7];ROUNDUP([.$N$4];0);ROUNDDOWN([.$N$4];0));IF(MOD([.$N$3];12)=2;IF(120&lt;[.C7];ROUNDUP([.$N$4];0);ROUNDDOWN([.$N$4];0));IF(MOD([.$N$3];12)=3;IF(108&lt;[.C7];ROUNDUP([.$N$4];0);ROUNDDOWN([.$N$4];0));IF(MOD([.$N$3];12)=4;IF(96&lt;[.C7];ROUNDUP([.$N$4];0);ROUNDDOWN([.$N$4];0));IF(MOD([.$N$3];12)=5;IF(84&lt;[.C7];ROUNDUP([.$N$4];0);ROUNDDOWN([.$N$4];0));IF(MOD([.$N$3];12)=6;IF(72&lt;[.C7];ROUNDUP([.$N$4];0);ROUNDDOWN([.$N$4];0));IF(MOD([.$N$3];12)=7;IF(60&lt;[.C7];ROUNDUP([.$N$4];0);ROUNDDOWN([.$N$4];0));IF(MOD([.$N$3];12)=8;IF(48&lt;[.C7];ROUNDUP([.$N$4];0);ROUNDDOWN([.$N$4];0));IF(MOD([.$N$3];12)=9;IF(36&lt;[.C7];ROUNDUP([.$N$4];0);ROUNDDOWN([.$N$4];0));IF(MOD([.$N$3];12)=10;IF(24&lt;[.C7];ROUNDUP([.$N$4];0);ROUNDDOWN([.$N$4];0));IF(MOD([.$N$3];12)=11;IF(12&lt;[.C7];ROUNDUP([.$N$4];0);ROUNDDOWN([.$N$4];0));ORG.LIBREOFFICE.RAWSUBTRACT([.$N$4];ROUNDDOWN([.$N$4];0))))))))))))))+[.C7]" office:value-type="float" office:value="77" calcext:value-type="float">
            <text:p>77</text:p>
          </table:table-cell>
          <table:table-cell table:style-name="ce21" table:formula="of:=IF(MOD([.$N$3];12)=0;ROUNDDOWN([.$N$4];0);IF(MOD([.$N$3];12)=1;IF(132&lt;[.D7];ROUNDUP([.$N$4];0);ROUNDDOWN([.$N$4];0));IF(MOD([.$N$3];12)=2;IF(120&lt;[.D7];ROUNDUP([.$N$4];0);ROUNDDOWN([.$N$4];0));IF(MOD([.$N$3];12)=3;IF(108&lt;[.D7];ROUNDUP([.$N$4];0);ROUNDDOWN([.$N$4];0));IF(MOD([.$N$3];12)=4;IF(96&lt;[.D7];ROUNDUP([.$N$4];0);ROUNDDOWN([.$N$4];0));IF(MOD([.$N$3];12)=5;IF(84&lt;[.D7];ROUNDUP([.$N$4];0);ROUNDDOWN([.$N$4];0));IF(MOD([.$N$3];12)=6;IF(72&lt;[.D7];ROUNDUP([.$N$4];0);ROUNDDOWN([.$N$4];0));IF(MOD([.$N$3];12)=7;IF(60&lt;[.D7];ROUNDUP([.$N$4];0);ROUNDDOWN([.$N$4];0));IF(MOD([.$N$3];12)=8;IF(48&lt;[.D7];ROUNDUP([.$N$4];0);ROUNDDOWN([.$N$4];0));IF(MOD([.$N$3];12)=9;IF(36&lt;[.D7];ROUNDUP([.$N$4];0);ROUNDDOWN([.$N$4];0));IF(MOD([.$N$3];12)=10;IF(24&lt;[.D7];ROUNDUP([.$N$4];0);ROUNDDOWN([.$N$4];0));IF(MOD([.$N$3];12)=11;IF(12&lt;[.D7];ROUNDUP([.$N$4];0);ROUNDDOWN([.$N$4];0));ORG.LIBREOFFICE.RAWSUBTRACT([.$N$4];ROUNDDOWN([.$N$4];0))))))))))))))+[.D7]" office:value-type="float" office:value="66" calcext:value-type="float">
            <text:p>66</text:p>
          </table:table-cell>
          <table:table-cell table:style-name="ce21" table:formula="of:=IF(MOD([.$N$3];12)=0;ROUNDDOWN([.$N$4];0);IF(MOD([.$N$3];12)=1;IF(132&lt;[.E7];ROUNDUP([.$N$4];0);ROUNDDOWN([.$N$4];0));IF(MOD([.$N$3];12)=2;IF(120&lt;[.E7];ROUNDUP([.$N$4];0);ROUNDDOWN([.$N$4];0));IF(MOD([.$N$3];12)=3;IF(108&lt;[.E7];ROUNDUP([.$N$4];0);ROUNDDOWN([.$N$4];0));IF(MOD([.$N$3];12)=4;IF(96&lt;[.E7];ROUNDUP([.$N$4];0);ROUNDDOWN([.$N$4];0));IF(MOD([.$N$3];12)=5;IF(84&lt;[.E7];ROUNDUP([.$N$4];0);ROUNDDOWN([.$N$4];0));IF(MOD([.$N$3];12)=6;IF(72&lt;[.E7];ROUNDUP([.$N$4];0);ROUNDDOWN([.$N$4];0));IF(MOD([.$N$3];12)=7;IF(60&lt;[.E7];ROUNDUP([.$N$4];0);ROUNDDOWN([.$N$4];0));IF(MOD([.$N$3];12)=8;IF(48&lt;[.E7];ROUNDUP([.$N$4];0);ROUNDDOWN([.$N$4];0));IF(MOD([.$N$3];12)=9;IF(36&lt;[.E7];ROUNDUP([.$N$4];0);ROUNDDOWN([.$N$4];0));IF(MOD([.$N$3];12)=10;IF(24&lt;[.E7];ROUNDUP([.$N$4];0);ROUNDDOWN([.$N$4];0));IF(MOD([.$N$3];12)=11;IF(12&lt;[.E7];ROUNDUP([.$N$4];0);ROUNDDOWN([.$N$4];0));ORG.LIBREOFFICE.RAWSUBTRACT([.$N$4];ROUNDDOWN([.$N$4];0))))))))))))))+[.E7]" office:value-type="float" office:value="79" calcext:value-type="float">
            <text:p>79</text:p>
          </table:table-cell>
          <table:table-cell table:style-name="ce21" table:formula="of:=IF(MOD([.$N$3];12)=0;ROUNDDOWN([.$N$4];0);IF(MOD([.$N$3];12)=1;IF(132&lt;[.F7];ROUNDUP([.$N$4];0);ROUNDDOWN([.$N$4];0));IF(MOD([.$N$3];12)=2;IF(120&lt;[.F7];ROUNDUP([.$N$4];0);ROUNDDOWN([.$N$4];0));IF(MOD([.$N$3];12)=3;IF(108&lt;[.F7];ROUNDUP([.$N$4];0);ROUNDDOWN([.$N$4];0));IF(MOD([.$N$3];12)=4;IF(96&lt;[.F7];ROUNDUP([.$N$4];0);ROUNDDOWN([.$N$4];0));IF(MOD([.$N$3];12)=5;IF(84&lt;[.F7];ROUNDUP([.$N$4];0);ROUNDDOWN([.$N$4];0));IF(MOD([.$N$3];12)=6;IF(72&lt;[.F7];ROUNDUP([.$N$4];0);ROUNDDOWN([.$N$4];0));IF(MOD([.$N$3];12)=7;IF(60&lt;[.F7];ROUNDUP([.$N$4];0);ROUNDDOWN([.$N$4];0));IF(MOD([.$N$3];12)=8;IF(48&lt;[.F7];ROUNDUP([.$N$4];0);ROUNDDOWN([.$N$4];0));IF(MOD([.$N$3];12)=9;IF(36&lt;[.F7];ROUNDUP([.$N$4];0);ROUNDDOWN([.$N$4];0));IF(MOD([.$N$3];12)=10;IF(24&lt;[.F7];ROUNDUP([.$N$4];0);ROUNDDOWN([.$N$4];0));IF(MOD([.$N$3];12)=11;IF(12&lt;[.F7];ROUNDUP([.$N$4];0);ROUNDDOWN([.$N$4];0));ORG.LIBREOFFICE.RAWSUBTRACT([.$N$4];ROUNDDOWN([.$N$4];0))))))))))))))+[.F7]" office:value-type="float" office:value="80" calcext:value-type="float">
            <text:p>80</text:p>
          </table:table-cell>
          <table:table-cell table:style-name="ce21" table:formula="of:=IF(MOD([.$N$3];12)=0;ROUNDDOWN([.$N$4];0);IF(MOD([.$N$3];12)=1;IF(132&lt;[.G7];ROUNDUP([.$N$4];0);ROUNDDOWN([.$N$4];0));IF(MOD([.$N$3];12)=2;IF(120&lt;[.G7];ROUNDUP([.$N$4];0);ROUNDDOWN([.$N$4];0));IF(MOD([.$N$3];12)=3;IF(108&lt;[.G7];ROUNDUP([.$N$4];0);ROUNDDOWN([.$N$4];0));IF(MOD([.$N$3];12)=4;IF(96&lt;[.G7];ROUNDUP([.$N$4];0);ROUNDDOWN([.$N$4];0));IF(MOD([.$N$3];12)=5;IF(84&lt;[.G7];ROUNDUP([.$N$4];0);ROUNDDOWN([.$N$4];0));IF(MOD([.$N$3];12)=6;IF(72&lt;[.G7];ROUNDUP([.$N$4];0);ROUNDDOWN([.$N$4];0));IF(MOD([.$N$3];12)=7;IF(60&lt;[.G7];ROUNDUP([.$N$4];0);ROUNDDOWN([.$N$4];0));IF(MOD([.$N$3];12)=8;IF(48&lt;[.G7];ROUNDUP([.$N$4];0);ROUNDDOWN([.$N$4];0));IF(MOD([.$N$3];12)=9;IF(36&lt;[.G7];ROUNDUP([.$N$4];0);ROUNDDOWN([.$N$4];0));IF(MOD([.$N$3];12)=10;IF(24&lt;[.G7];ROUNDUP([.$N$4];0);ROUNDDOWN([.$N$4];0));IF(MOD([.$N$3];12)=11;IF(12&lt;[.G7];ROUNDUP([.$N$4];0);ROUNDDOWN([.$N$4];0));ORG.LIBREOFFICE.RAWSUBTRACT([.$N$4];ROUNDDOWN([.$N$4];0))))))))))))))+[.G7]" office:value-type="float" office:value="69" calcext:value-type="float">
            <text:p>69</text:p>
          </table:table-cell>
          <table:table-cell table:style-name="ce21" table:formula="of:=IF(MOD([.$N$3];12)=0;ROUNDDOWN([.$N$4];0);IF(MOD([.$N$3];12)=1;IF(132&lt;[.H7];ROUNDUP([.$N$4];0);ROUNDDOWN([.$N$4];0));IF(MOD([.$N$3];12)=2;IF(120&lt;[.H7];ROUNDUP([.$N$4];0);ROUNDDOWN([.$N$4];0));IF(MOD([.$N$3];12)=3;IF(108&lt;[.H7];ROUNDUP([.$N$4];0);ROUNDDOWN([.$N$4];0));IF(MOD([.$N$3];12)=4;IF(96&lt;[.H7];ROUNDUP([.$N$4];0);ROUNDDOWN([.$N$4];0));IF(MOD([.$N$3];12)=5;IF(84&lt;[.H7];ROUNDUP([.$N$4];0);ROUNDDOWN([.$N$4];0));IF(MOD([.$N$3];12)=6;IF(72&lt;[.H7];ROUNDUP([.$N$4];0);ROUNDDOWN([.$N$4];0));IF(MOD([.$N$3];12)=7;IF(60&lt;[.H7];ROUNDUP([.$N$4];0);ROUNDDOWN([.$N$4];0));IF(MOD([.$N$3];12)=8;IF(48&lt;[.H7];ROUNDUP([.$N$4];0);ROUNDDOWN([.$N$4];0));IF(MOD([.$N$3];12)=9;IF(36&lt;[.H7];ROUNDUP([.$N$4];0);ROUNDDOWN([.$N$4];0));IF(MOD([.$N$3];12)=10;IF(24&lt;[.H7];ROUNDUP([.$N$4];0);ROUNDDOWN([.$N$4];0));IF(MOD([.$N$3];12)=11;IF(12&lt;[.H7];ROUNDUP([.$N$4];0);ROUNDDOWN([.$N$4];0));ORG.LIBREOFFICE.RAWSUBTRACT([.$N$4];ROUNDDOWN([.$N$4];0))))))))))))))+[.H7]" office:value-type="float" office:value="70" calcext:value-type="float">
            <text:p>70</text:p>
          </table:table-cell>
          <table:table-cell table:style-name="ce21" table:formula="of:=IF(MOD([.$N$3];12)=0;ROUNDDOWN([.$N$4];0);IF(MOD([.$N$3];12)=1;IF(132&lt;[.I7];ROUNDUP([.$N$4];0);ROUNDDOWN([.$N$4];0));IF(MOD([.$N$3];12)=2;IF(120&lt;[.I7];ROUNDUP([.$N$4];0);ROUNDDOWN([.$N$4];0));IF(MOD([.$N$3];12)=3;IF(108&lt;[.I7];ROUNDUP([.$N$4];0);ROUNDDOWN([.$N$4];0));IF(MOD([.$N$3];12)=4;IF(96&lt;[.I7];ROUNDUP([.$N$4];0);ROUNDDOWN([.$N$4];0));IF(MOD([.$N$3];12)=5;IF(84&lt;[.I7];ROUNDUP([.$N$4];0);ROUNDDOWN([.$N$4];0));IF(MOD([.$N$3];12)=6;IF(72&lt;[.I7];ROUNDUP([.$N$4];0);ROUNDDOWN([.$N$4];0));IF(MOD([.$N$3];12)=7;IF(60&lt;[.I7];ROUNDUP([.$N$4];0);ROUNDDOWN([.$N$4];0));IF(MOD([.$N$3];12)=8;IF(48&lt;[.I7];ROUNDUP([.$N$4];0);ROUNDDOWN([.$N$4];0));IF(MOD([.$N$3];12)=9;IF(36&lt;[.I7];ROUNDUP([.$N$4];0);ROUNDDOWN([.$N$4];0));IF(MOD([.$N$3];12)=10;IF(24&lt;[.I7];ROUNDUP([.$N$4];0);ROUNDDOWN([.$N$4];0));IF(MOD([.$N$3];12)=11;IF(12&lt;[.I7];ROUNDUP([.$N$4];0);ROUNDDOWN([.$N$4];0));ORG.LIBREOFFICE.RAWSUBTRACT([.$N$4];ROUNDDOWN([.$N$4];0))))))))))))))+[.I7]" office:value-type="float" office:value="71" calcext:value-type="float">
            <text:p>71</text:p>
          </table:table-cell>
          <table:table-cell table:style-name="ce21" table:formula="of:=IF(MOD([.$N$3];12)=0;ROUNDDOWN([.$N$4];0);IF(MOD([.$N$3];12)=1;IF(132&lt;[.J7];ROUNDUP([.$N$4];0);ROUNDDOWN([.$N$4];0));IF(MOD([.$N$3];12)=2;IF(120&lt;[.J7];ROUNDUP([.$N$4];0);ROUNDDOWN([.$N$4];0));IF(MOD([.$N$3];12)=3;IF(108&lt;[.J7];ROUNDUP([.$N$4];0);ROUNDDOWN([.$N$4];0));IF(MOD([.$N$3];12)=4;IF(96&lt;[.J7];ROUNDUP([.$N$4];0);ROUNDDOWN([.$N$4];0));IF(MOD([.$N$3];12)=5;IF(84&lt;[.J7];ROUNDUP([.$N$4];0);ROUNDDOWN([.$N$4];0));IF(MOD([.$N$3];12)=6;IF(72&lt;[.J7];ROUNDUP([.$N$4];0);ROUNDDOWN([.$N$4];0));IF(MOD([.$N$3];12)=7;IF(60&lt;[.J7];ROUNDUP([.$N$4];0);ROUNDDOWN([.$N$4];0));IF(MOD([.$N$3];12)=8;IF(48&lt;[.J7];ROUNDUP([.$N$4];0);ROUNDDOWN([.$N$4];0));IF(MOD([.$N$3];12)=9;IF(36&lt;[.J7];ROUNDUP([.$N$4];0);ROUNDDOWN([.$N$4];0));IF(MOD([.$N$3];12)=10;IF(24&lt;[.J7];ROUNDUP([.$N$4];0);ROUNDDOWN([.$N$4];0));IF(MOD([.$N$3];12)=11;IF(12&lt;[.J7];ROUNDUP([.$N$4];0);ROUNDDOWN([.$N$4];0));ORG.LIBREOFFICE.RAWSUBTRACT([.$N$4];ROUNDDOWN([.$N$4];0))))))))))))))+[.J7]" office:value-type="float" office:value="84" calcext:value-type="float">
            <text:p>84</text:p>
          </table:table-cell>
          <table:table-cell table:style-name="ce21" table:formula="of:=IF(MOD([.$N$3];12)=0;ROUNDDOWN([.$N$4];0);IF(MOD([.$N$3];12)=1;IF(132&lt;[.K7];ROUNDUP([.$N$4];0);ROUNDDOWN([.$N$4];0));IF(MOD([.$N$3];12)=2;IF(120&lt;[.K7];ROUNDUP([.$N$4];0);ROUNDDOWN([.$N$4];0));IF(MOD([.$N$3];12)=3;IF(108&lt;[.K7];ROUNDUP([.$N$4];0);ROUNDDOWN([.$N$4];0));IF(MOD([.$N$3];12)=4;IF(96&lt;[.K7];ROUNDUP([.$N$4];0);ROUNDDOWN([.$N$4];0));IF(MOD([.$N$3];12)=5;IF(84&lt;[.K7];ROUNDUP([.$N$4];0);ROUNDDOWN([.$N$4];0));IF(MOD([.$N$3];12)=6;IF(72&lt;[.K7];ROUNDUP([.$N$4];0);ROUNDDOWN([.$N$4];0));IF(MOD([.$N$3];12)=7;IF(60&lt;[.K7];ROUNDUP([.$N$4];0);ROUNDDOWN([.$N$4];0));IF(MOD([.$N$3];12)=8;IF(48&lt;[.K7];ROUNDUP([.$N$4];0);ROUNDDOWN([.$N$4];0));IF(MOD([.$N$3];12)=9;IF(36&lt;[.K7];ROUNDUP([.$N$4];0);ROUNDDOWN([.$N$4];0));IF(MOD([.$N$3];12)=10;IF(24&lt;[.K7];ROUNDUP([.$N$4];0);ROUNDDOWN([.$N$4];0));IF(MOD([.$N$3];12)=11;IF(12&lt;[.K7];ROUNDUP([.$N$4];0);ROUNDDOWN([.$N$4];0));ORG.LIBREOFFICE.RAWSUBTRACT([.$N$4];ROUNDDOWN([.$N$4];0))))))))))))))+[.K7]" office:value-type="float" office:value="85" calcext:value-type="float">
            <text:p>85</text:p>
          </table:table-cell>
          <table:table-cell table:style-name="ce21" table:formula="of:=IF(MOD([.$N$3];12)=0;ROUNDDOWN([.$N$4];0);IF(MOD([.$N$3];12)=1;IF(132&lt;[.L7];ROUNDUP([.$N$4];0);ROUNDDOWN([.$N$4];0));IF(MOD([.$N$3];12)=2;IF(120&lt;[.L7];ROUNDUP([.$N$4];0);ROUNDDOWN([.$N$4];0));IF(MOD([.$N$3];12)=3;IF(108&lt;[.L7];ROUNDUP([.$N$4];0);ROUNDDOWN([.$N$4];0));IF(MOD([.$N$3];12)=4;IF(96&lt;[.L7];ROUNDUP([.$N$4];0);ROUNDDOWN([.$N$4];0));IF(MOD([.$N$3];12)=5;IF(84&lt;[.L7];ROUNDUP([.$N$4];0);ROUNDDOWN([.$N$4];0));IF(MOD([.$N$3];12)=6;IF(72&lt;[.L7];ROUNDUP([.$N$4];0);ROUNDDOWN([.$N$4];0));IF(MOD([.$N$3];12)=7;IF(60&lt;[.L7];ROUNDUP([.$N$4];0);ROUNDDOWN([.$N$4];0));IF(MOD([.$N$3];12)=8;IF(48&lt;[.L7];ROUNDUP([.$N$4];0);ROUNDDOWN([.$N$4];0));IF(MOD([.$N$3];12)=9;IF(36&lt;[.L7];ROUNDUP([.$N$4];0);ROUNDDOWN([.$N$4];0));IF(MOD([.$N$3];12)=10;IF(24&lt;[.L7];ROUNDUP([.$N$4];0);ROUNDDOWN([.$N$4];0));IF(MOD([.$N$3];12)=11;IF(12&lt;[.L7];ROUNDUP([.$N$4];0);ROUNDDOWN([.$N$4];0));ORG.LIBREOFFICE.RAWSUBTRACT([.$N$4];ROUNDDOWN([.$N$4];0))))))))))))))+[.L7]" office:value-type="float" office:value="86" calcext:value-type="float">
            <text:p>86</text:p>
          </table:table-cell>
          <table:table-cell table:style-name="ce21" table:formula="of:=IF(MOD([.$N$3];12)=0;ROUNDDOWN([.$N$4];0);IF(MOD([.$N$3];12)=1;IF(132&lt;[.M7];ROUNDUP([.$N$4];0);ROUNDDOWN([.$N$4];0));IF(MOD([.$N$3];12)=2;IF(120&lt;[.M7];ROUNDUP([.$N$4];0);ROUNDDOWN([.$N$4];0));IF(MOD([.$N$3];12)=3;IF(108&lt;[.M7];ROUNDUP([.$N$4];0);ROUNDDOWN([.$N$4];0));IF(MOD([.$N$3];12)=4;IF(96&lt;[.M7];ROUNDUP([.$N$4];0);ROUNDDOWN([.$N$4];0));IF(MOD([.$N$3];12)=5;IF(84&lt;[.M7];ROUNDUP([.$N$4];0);ROUNDDOWN([.$N$4];0));IF(MOD([.$N$3];12)=6;IF(72&lt;[.M7];ROUNDUP([.$N$4];0);ROUNDDOWN([.$N$4];0));IF(MOD([.$N$3];12)=7;IF(60&lt;[.M7];ROUNDUP([.$N$4];0);ROUNDDOWN([.$N$4];0));IF(MOD([.$N$3];12)=8;IF(48&lt;[.M7];ROUNDUP([.$N$4];0);ROUNDDOWN([.$N$4];0));IF(MOD([.$N$3];12)=9;IF(36&lt;[.M7];ROUNDUP([.$N$4];0);ROUNDDOWN([.$N$4];0));IF(MOD([.$N$3];12)=10;IF(24&lt;[.M7];ROUNDUP([.$N$4];0);ROUNDDOWN([.$N$4];0));IF(MOD([.$N$3];12)=11;IF(12&lt;[.M7];ROUNDUP([.$N$4];0);ROUNDDOWN([.$N$4];0));ORG.LIBREOFFICE.RAWSUBTRACT([.$N$4];ROUNDDOWN([.$N$4];0))))))))))))))+[.M7]" office:value-type="float" office:value="75" calcext:value-type="float">
            <text:p>75</text:p>
          </table:table-cell>
          <table:table-cell table:style-name="ce22" table:formula="of:=SUM([.B20:.M20])" office:value-type="float" office:value="906" calcext:value-type="float">
            <text:p>906</text:p>
          </table:table-cell>
          <table:table-cell table:number-columns-repeated="1010"/>
        </table:table-row>
        <table:table-row table:style-name="ro1">
          <table:table-cell/>
          <table:table-cell table:style-name="ce21" table:formula="of:=IF(MOD([.$N$3];12)=0;ROUNDDOWN([.$N$4];0);IF(MOD([.$N$3];12)=1;IF(132&lt;[.B8];ROUNDUP([.$N$4];0);ROUNDDOWN([.$N$4];0));IF(MOD([.$N$3];12)=2;IF(120&lt;[.B8];ROUNDUP([.$N$4];0);ROUNDDOWN([.$N$4];0));IF(MOD([.$N$3];12)=3;IF(108&lt;[.B8];ROUNDUP([.$N$4];0);ROUNDDOWN([.$N$4];0));IF(MOD([.$N$3];12)=4;IF(96&lt;[.B8];ROUNDUP([.$N$4];0);ROUNDDOWN([.$N$4];0));IF(MOD([.$N$3];12)=5;IF(84&lt;[.B8];ROUNDUP([.$N$4];0);ROUNDDOWN([.$N$4];0));IF(MOD([.$N$3];12)=6;IF(72&lt;[.B8];ROUNDUP([.$N$4];0);ROUNDDOWN([.$N$4];0));IF(MOD([.$N$3];12)=7;IF(60&lt;[.B8];ROUNDUP([.$N$4];0);ROUNDDOWN([.$N$4];0));IF(MOD([.$N$3];12)=8;IF(48&lt;[.B8];ROUNDUP([.$N$4];0);ROUNDDOWN([.$N$4];0));IF(MOD([.$N$3];12)=9;IF(36&lt;[.B8];ROUNDUP([.$N$4];0);ROUNDDOWN([.$N$4];0));IF(MOD([.$N$3];12)=10;IF(24&lt;[.B8];ROUNDUP([.$N$4];0);ROUNDDOWN([.$N$4];0));IF(MOD([.$N$3];12)=11;IF(12&lt;[.B8];ROUNDUP([.$N$4];0);ROUNDDOWN([.$N$4];0));ORG.LIBREOFFICE.RAWSUBTRACT([.$N$4];ROUNDDOWN([.$N$4];0))))))))))))))+[.B8]" office:value-type="float" office:value="76" calcext:value-type="float">
            <text:p>76</text:p>
          </table:table-cell>
          <table:table-cell table:style-name="ce21" table:formula="of:=IF(MOD([.$N$3];12)=0;ROUNDDOWN([.$N$4];0);IF(MOD([.$N$3];12)=1;IF(132&lt;[.C8];ROUNDUP([.$N$4];0);ROUNDDOWN([.$N$4];0));IF(MOD([.$N$3];12)=2;IF(120&lt;[.C8];ROUNDUP([.$N$4];0);ROUNDDOWN([.$N$4];0));IF(MOD([.$N$3];12)=3;IF(108&lt;[.C8];ROUNDUP([.$N$4];0);ROUNDDOWN([.$N$4];0));IF(MOD([.$N$3];12)=4;IF(96&lt;[.C8];ROUNDUP([.$N$4];0);ROUNDDOWN([.$N$4];0));IF(MOD([.$N$3];12)=5;IF(84&lt;[.C8];ROUNDUP([.$N$4];0);ROUNDDOWN([.$N$4];0));IF(MOD([.$N$3];12)=6;IF(72&lt;[.C8];ROUNDUP([.$N$4];0);ROUNDDOWN([.$N$4];0));IF(MOD([.$N$3];12)=7;IF(60&lt;[.C8];ROUNDUP([.$N$4];0);ROUNDDOWN([.$N$4];0));IF(MOD([.$N$3];12)=8;IF(48&lt;[.C8];ROUNDUP([.$N$4];0);ROUNDDOWN([.$N$4];0));IF(MOD([.$N$3];12)=9;IF(36&lt;[.C8];ROUNDUP([.$N$4];0);ROUNDDOWN([.$N$4];0));IF(MOD([.$N$3];12)=10;IF(24&lt;[.C8];ROUNDUP([.$N$4];0);ROUNDDOWN([.$N$4];0));IF(MOD([.$N$3];12)=11;IF(12&lt;[.C8];ROUNDUP([.$N$4];0);ROUNDDOWN([.$N$4];0));ORG.LIBREOFFICE.RAWSUBTRACT([.$N$4];ROUNDDOWN([.$N$4];0))))))))))))))+[.C8]" office:value-type="float" office:value="74" calcext:value-type="float">
            <text:p>74</text:p>
          </table:table-cell>
          <table:table-cell table:style-name="ce21" table:formula="of:=IF(MOD([.$N$3];12)=0;ROUNDDOWN([.$N$4];0);IF(MOD([.$N$3];12)=1;IF(132&lt;[.D8];ROUNDUP([.$N$4];0);ROUNDDOWN([.$N$4];0));IF(MOD([.$N$3];12)=2;IF(120&lt;[.D8];ROUNDUP([.$N$4];0);ROUNDDOWN([.$N$4];0));IF(MOD([.$N$3];12)=3;IF(108&lt;[.D8];ROUNDUP([.$N$4];0);ROUNDDOWN([.$N$4];0));IF(MOD([.$N$3];12)=4;IF(96&lt;[.D8];ROUNDUP([.$N$4];0);ROUNDDOWN([.$N$4];0));IF(MOD([.$N$3];12)=5;IF(84&lt;[.D8];ROUNDUP([.$N$4];0);ROUNDDOWN([.$N$4];0));IF(MOD([.$N$3];12)=6;IF(72&lt;[.D8];ROUNDUP([.$N$4];0);ROUNDDOWN([.$N$4];0));IF(MOD([.$N$3];12)=7;IF(60&lt;[.D8];ROUNDUP([.$N$4];0);ROUNDDOWN([.$N$4];0));IF(MOD([.$N$3];12)=8;IF(48&lt;[.D8];ROUNDUP([.$N$4];0);ROUNDDOWN([.$N$4];0));IF(MOD([.$N$3];12)=9;IF(36&lt;[.D8];ROUNDUP([.$N$4];0);ROUNDDOWN([.$N$4];0));IF(MOD([.$N$3];12)=10;IF(24&lt;[.D8];ROUNDUP([.$N$4];0);ROUNDDOWN([.$N$4];0));IF(MOD([.$N$3];12)=11;IF(12&lt;[.D8];ROUNDUP([.$N$4];0);ROUNDDOWN([.$N$4];0));ORG.LIBREOFFICE.RAWSUBTRACT([.$N$4];ROUNDDOWN([.$N$4];0))))))))))))))+[.D8]" office:value-type="float" office:value="78" calcext:value-type="float">
            <text:p>78</text:p>
          </table:table-cell>
          <table:table-cell table:style-name="ce21" table:formula="of:=IF(MOD([.$N$3];12)=0;ROUNDDOWN([.$N$4];0);IF(MOD([.$N$3];12)=1;IF(132&lt;[.E8];ROUNDUP([.$N$4];0);ROUNDDOWN([.$N$4];0));IF(MOD([.$N$3];12)=2;IF(120&lt;[.E8];ROUNDUP([.$N$4];0);ROUNDDOWN([.$N$4];0));IF(MOD([.$N$3];12)=3;IF(108&lt;[.E8];ROUNDUP([.$N$4];0);ROUNDDOWN([.$N$4];0));IF(MOD([.$N$3];12)=4;IF(96&lt;[.E8];ROUNDUP([.$N$4];0);ROUNDDOWN([.$N$4];0));IF(MOD([.$N$3];12)=5;IF(84&lt;[.E8];ROUNDUP([.$N$4];0);ROUNDDOWN([.$N$4];0));IF(MOD([.$N$3];12)=6;IF(72&lt;[.E8];ROUNDUP([.$N$4];0);ROUNDDOWN([.$N$4];0));IF(MOD([.$N$3];12)=7;IF(60&lt;[.E8];ROUNDUP([.$N$4];0);ROUNDDOWN([.$N$4];0));IF(MOD([.$N$3];12)=8;IF(48&lt;[.E8];ROUNDUP([.$N$4];0);ROUNDDOWN([.$N$4];0));IF(MOD([.$N$3];12)=9;IF(36&lt;[.E8];ROUNDUP([.$N$4];0);ROUNDDOWN([.$N$4];0));IF(MOD([.$N$3];12)=10;IF(24&lt;[.E8];ROUNDUP([.$N$4];0);ROUNDDOWN([.$N$4];0));IF(MOD([.$N$3];12)=11;IF(12&lt;[.E8];ROUNDUP([.$N$4];0);ROUNDDOWN([.$N$4];0));ORG.LIBREOFFICE.RAWSUBTRACT([.$N$4];ROUNDDOWN([.$N$4];0))))))))))))))+[.E8]" office:value-type="float" office:value="72" calcext:value-type="float">
            <text:p>72</text:p>
          </table:table-cell>
          <table:table-cell table:style-name="ce21" table:formula="of:=IF(MOD([.$N$3];12)=0;ROUNDDOWN([.$N$4];0);IF(MOD([.$N$3];12)=1;IF(132&lt;[.F8];ROUNDUP([.$N$4];0);ROUNDDOWN([.$N$4];0));IF(MOD([.$N$3];12)=2;IF(120&lt;[.F8];ROUNDUP([.$N$4];0);ROUNDDOWN([.$N$4];0));IF(MOD([.$N$3];12)=3;IF(108&lt;[.F8];ROUNDUP([.$N$4];0);ROUNDDOWN([.$N$4];0));IF(MOD([.$N$3];12)=4;IF(96&lt;[.F8];ROUNDUP([.$N$4];0);ROUNDDOWN([.$N$4];0));IF(MOD([.$N$3];12)=5;IF(84&lt;[.F8];ROUNDUP([.$N$4];0);ROUNDDOWN([.$N$4];0));IF(MOD([.$N$3];12)=6;IF(72&lt;[.F8];ROUNDUP([.$N$4];0);ROUNDDOWN([.$N$4];0));IF(MOD([.$N$3];12)=7;IF(60&lt;[.F8];ROUNDUP([.$N$4];0);ROUNDDOWN([.$N$4];0));IF(MOD([.$N$3];12)=8;IF(48&lt;[.F8];ROUNDUP([.$N$4];0);ROUNDDOWN([.$N$4];0));IF(MOD([.$N$3];12)=9;IF(36&lt;[.F8];ROUNDUP([.$N$4];0);ROUNDDOWN([.$N$4];0));IF(MOD([.$N$3];12)=10;IF(24&lt;[.F8];ROUNDUP([.$N$4];0);ROUNDDOWN([.$N$4];0));IF(MOD([.$N$3];12)=11;IF(12&lt;[.F8];ROUNDUP([.$N$4];0);ROUNDDOWN([.$N$4];0));ORG.LIBREOFFICE.RAWSUBTRACT([.$N$4];ROUNDDOWN([.$N$4];0))))))))))))))+[.F8]" office:value-type="float" office:value="68" calcext:value-type="float">
            <text:p>68</text:p>
          </table:table-cell>
          <table:table-cell table:style-name="ce21" table:formula="of:=IF(MOD([.$N$3];12)=0;ROUNDDOWN([.$N$4];0);IF(MOD([.$N$3];12)=1;IF(132&lt;[.G8];ROUNDUP([.$N$4];0);ROUNDDOWN([.$N$4];0));IF(MOD([.$N$3];12)=2;IF(120&lt;[.G8];ROUNDUP([.$N$4];0);ROUNDDOWN([.$N$4];0));IF(MOD([.$N$3];12)=3;IF(108&lt;[.G8];ROUNDUP([.$N$4];0);ROUNDDOWN([.$N$4];0));IF(MOD([.$N$3];12)=4;IF(96&lt;[.G8];ROUNDUP([.$N$4];0);ROUNDDOWN([.$N$4];0));IF(MOD([.$N$3];12)=5;IF(84&lt;[.G8];ROUNDUP([.$N$4];0);ROUNDDOWN([.$N$4];0));IF(MOD([.$N$3];12)=6;IF(72&lt;[.G8];ROUNDUP([.$N$4];0);ROUNDDOWN([.$N$4];0));IF(MOD([.$N$3];12)=7;IF(60&lt;[.G8];ROUNDUP([.$N$4];0);ROUNDDOWN([.$N$4];0));IF(MOD([.$N$3];12)=8;IF(48&lt;[.G8];ROUNDUP([.$N$4];0);ROUNDDOWN([.$N$4];0));IF(MOD([.$N$3];12)=9;IF(36&lt;[.G8];ROUNDUP([.$N$4];0);ROUNDDOWN([.$N$4];0));IF(MOD([.$N$3];12)=10;IF(24&lt;[.G8];ROUNDUP([.$N$4];0);ROUNDDOWN([.$N$4];0));IF(MOD([.$N$3];12)=11;IF(12&lt;[.G8];ROUNDUP([.$N$4];0);ROUNDDOWN([.$N$4];0));ORG.LIBREOFFICE.RAWSUBTRACT([.$N$4];ROUNDDOWN([.$N$4];0))))))))))))))+[.G8]" office:value-type="float" office:value="81" calcext:value-type="float">
            <text:p>81</text:p>
          </table:table-cell>
          <table:table-cell table:style-name="ce21" table:formula="of:=IF(MOD([.$N$3];12)=0;ROUNDDOWN([.$N$4];0);IF(MOD([.$N$3];12)=1;IF(132&lt;[.H8];ROUNDUP([.$N$4];0);ROUNDDOWN([.$N$4];0));IF(MOD([.$N$3];12)=2;IF(120&lt;[.H8];ROUNDUP([.$N$4];0);ROUNDDOWN([.$N$4];0));IF(MOD([.$N$3];12)=3;IF(108&lt;[.H8];ROUNDUP([.$N$4];0);ROUNDDOWN([.$N$4];0));IF(MOD([.$N$3];12)=4;IF(96&lt;[.H8];ROUNDUP([.$N$4];0);ROUNDDOWN([.$N$4];0));IF(MOD([.$N$3];12)=5;IF(84&lt;[.H8];ROUNDUP([.$N$4];0);ROUNDDOWN([.$N$4];0));IF(MOD([.$N$3];12)=6;IF(72&lt;[.H8];ROUNDUP([.$N$4];0);ROUNDDOWN([.$N$4];0));IF(MOD([.$N$3];12)=7;IF(60&lt;[.H8];ROUNDUP([.$N$4];0);ROUNDDOWN([.$N$4];0));IF(MOD([.$N$3];12)=8;IF(48&lt;[.H8];ROUNDUP([.$N$4];0);ROUNDDOWN([.$N$4];0));IF(MOD([.$N$3];12)=9;IF(36&lt;[.H8];ROUNDUP([.$N$4];0);ROUNDDOWN([.$N$4];0));IF(MOD([.$N$3];12)=10;IF(24&lt;[.H8];ROUNDUP([.$N$4];0);ROUNDDOWN([.$N$4];0));IF(MOD([.$N$3];12)=11;IF(12&lt;[.H8];ROUNDUP([.$N$4];0);ROUNDDOWN([.$N$4];0));ORG.LIBREOFFICE.RAWSUBTRACT([.$N$4];ROUNDDOWN([.$N$4];0))))))))))))))+[.H8]" office:value-type="float" office:value="82" calcext:value-type="float">
            <text:p>82</text:p>
          </table:table-cell>
          <table:table-cell table:style-name="ce21" table:formula="of:=IF(MOD([.$N$3];12)=0;ROUNDDOWN([.$N$4];0);IF(MOD([.$N$3];12)=1;IF(132&lt;[.I8];ROUNDUP([.$N$4];0);ROUNDDOWN([.$N$4];0));IF(MOD([.$N$3];12)=2;IF(120&lt;[.I8];ROUNDUP([.$N$4];0);ROUNDDOWN([.$N$4];0));IF(MOD([.$N$3];12)=3;IF(108&lt;[.I8];ROUNDUP([.$N$4];0);ROUNDDOWN([.$N$4];0));IF(MOD([.$N$3];12)=4;IF(96&lt;[.I8];ROUNDUP([.$N$4];0);ROUNDDOWN([.$N$4];0));IF(MOD([.$N$3];12)=5;IF(84&lt;[.I8];ROUNDUP([.$N$4];0);ROUNDDOWN([.$N$4];0));IF(MOD([.$N$3];12)=6;IF(72&lt;[.I8];ROUNDUP([.$N$4];0);ROUNDDOWN([.$N$4];0));IF(MOD([.$N$3];12)=7;IF(60&lt;[.I8];ROUNDUP([.$N$4];0);ROUNDDOWN([.$N$4];0));IF(MOD([.$N$3];12)=8;IF(48&lt;[.I8];ROUNDUP([.$N$4];0);ROUNDDOWN([.$N$4];0));IF(MOD([.$N$3];12)=9;IF(36&lt;[.I8];ROUNDUP([.$N$4];0);ROUNDDOWN([.$N$4];0));IF(MOD([.$N$3];12)=10;IF(24&lt;[.I8];ROUNDUP([.$N$4];0);ROUNDDOWN([.$N$4];0));IF(MOD([.$N$3];12)=11;IF(12&lt;[.I8];ROUNDUP([.$N$4];0);ROUNDDOWN([.$N$4];0));ORG.LIBREOFFICE.RAWSUBTRACT([.$N$4];ROUNDDOWN([.$N$4];0))))))))))))))+[.I8]" office:value-type="float" office:value="83" calcext:value-type="float">
            <text:p>83</text:p>
          </table:table-cell>
          <table:table-cell table:style-name="ce21" table:formula="of:=IF(MOD([.$N$3];12)=0;ROUNDDOWN([.$N$4];0);IF(MOD([.$N$3];12)=1;IF(132&lt;[.J8];ROUNDUP([.$N$4];0);ROUNDDOWN([.$N$4];0));IF(MOD([.$N$3];12)=2;IF(120&lt;[.J8];ROUNDUP([.$N$4];0);ROUNDDOWN([.$N$4];0));IF(MOD([.$N$3];12)=3;IF(108&lt;[.J8];ROUNDUP([.$N$4];0);ROUNDDOWN([.$N$4];0));IF(MOD([.$N$3];12)=4;IF(96&lt;[.J8];ROUNDUP([.$N$4];0);ROUNDDOWN([.$N$4];0));IF(MOD([.$N$3];12)=5;IF(84&lt;[.J8];ROUNDUP([.$N$4];0);ROUNDDOWN([.$N$4];0));IF(MOD([.$N$3];12)=6;IF(72&lt;[.J8];ROUNDUP([.$N$4];0);ROUNDDOWN([.$N$4];0));IF(MOD([.$N$3];12)=7;IF(60&lt;[.J8];ROUNDUP([.$N$4];0);ROUNDDOWN([.$N$4];0));IF(MOD([.$N$3];12)=8;IF(48&lt;[.J8];ROUNDUP([.$N$4];0);ROUNDDOWN([.$N$4];0));IF(MOD([.$N$3];12)=9;IF(36&lt;[.J8];ROUNDUP([.$N$4];0);ROUNDDOWN([.$N$4];0));IF(MOD([.$N$3];12)=10;IF(24&lt;[.J8];ROUNDUP([.$N$4];0);ROUNDDOWN([.$N$4];0));IF(MOD([.$N$3];12)=11;IF(12&lt;[.J8];ROUNDUP([.$N$4];0);ROUNDDOWN([.$N$4];0));ORG.LIBREOFFICE.RAWSUBTRACT([.$N$4];ROUNDDOWN([.$N$4];0))))))))))))))+[.J8]" office:value-type="float" office:value="67" calcext:value-type="float">
            <text:p>67</text:p>
          </table:table-cell>
          <table:table-cell table:style-name="ce21" table:formula="of:=IF(MOD([.$N$3];12)=0;ROUNDDOWN([.$N$4];0);IF(MOD([.$N$3];12)=1;IF(132&lt;[.K8];ROUNDUP([.$N$4];0);ROUNDDOWN([.$N$4];0));IF(MOD([.$N$3];12)=2;IF(120&lt;[.K8];ROUNDUP([.$N$4];0);ROUNDDOWN([.$N$4];0));IF(MOD([.$N$3];12)=3;IF(108&lt;[.K8];ROUNDUP([.$N$4];0);ROUNDDOWN([.$N$4];0));IF(MOD([.$N$3];12)=4;IF(96&lt;[.K8];ROUNDUP([.$N$4];0);ROUNDDOWN([.$N$4];0));IF(MOD([.$N$3];12)=5;IF(84&lt;[.K8];ROUNDUP([.$N$4];0);ROUNDDOWN([.$N$4];0));IF(MOD([.$N$3];12)=6;IF(72&lt;[.K8];ROUNDUP([.$N$4];0);ROUNDDOWN([.$N$4];0));IF(MOD([.$N$3];12)=7;IF(60&lt;[.K8];ROUNDUP([.$N$4];0);ROUNDDOWN([.$N$4];0));IF(MOD([.$N$3];12)=8;IF(48&lt;[.K8];ROUNDUP([.$N$4];0);ROUNDDOWN([.$N$4];0));IF(MOD([.$N$3];12)=9;IF(36&lt;[.K8];ROUNDUP([.$N$4];0);ROUNDDOWN([.$N$4];0));IF(MOD([.$N$3];12)=10;IF(24&lt;[.K8];ROUNDUP([.$N$4];0);ROUNDDOWN([.$N$4];0));IF(MOD([.$N$3];12)=11;IF(12&lt;[.K8];ROUNDUP([.$N$4];0);ROUNDDOWN([.$N$4];0));ORG.LIBREOFFICE.RAWSUBTRACT([.$N$4];ROUNDDOWN([.$N$4];0))))))))))))))+[.K8]" office:value-type="float" office:value="73" calcext:value-type="float">
            <text:p>73</text:p>
          </table:table-cell>
          <table:table-cell table:style-name="ce21" table:formula="of:=IF(MOD([.$N$3];12)=0;ROUNDDOWN([.$N$4];0);IF(MOD([.$N$3];12)=1;IF(132&lt;[.L8];ROUNDUP([.$N$4];0);ROUNDDOWN([.$N$4];0));IF(MOD([.$N$3];12)=2;IF(120&lt;[.L8];ROUNDUP([.$N$4];0);ROUNDDOWN([.$N$4];0));IF(MOD([.$N$3];12)=3;IF(108&lt;[.L8];ROUNDUP([.$N$4];0);ROUNDDOWN([.$N$4];0));IF(MOD([.$N$3];12)=4;IF(96&lt;[.L8];ROUNDUP([.$N$4];0);ROUNDDOWN([.$N$4];0));IF(MOD([.$N$3];12)=5;IF(84&lt;[.L8];ROUNDUP([.$N$4];0);ROUNDDOWN([.$N$4];0));IF(MOD([.$N$3];12)=6;IF(72&lt;[.L8];ROUNDUP([.$N$4];0);ROUNDDOWN([.$N$4];0));IF(MOD([.$N$3];12)=7;IF(60&lt;[.L8];ROUNDUP([.$N$4];0);ROUNDDOWN([.$N$4];0));IF(MOD([.$N$3];12)=8;IF(48&lt;[.L8];ROUNDUP([.$N$4];0);ROUNDDOWN([.$N$4];0));IF(MOD([.$N$3];12)=9;IF(36&lt;[.L8];ROUNDUP([.$N$4];0);ROUNDDOWN([.$N$4];0));IF(MOD([.$N$3];12)=10;IF(24&lt;[.L8];ROUNDUP([.$N$4];0);ROUNDDOWN([.$N$4];0));IF(MOD([.$N$3];12)=11;IF(12&lt;[.L8];ROUNDUP([.$N$4];0);ROUNDDOWN([.$N$4];0));ORG.LIBREOFFICE.RAWSUBTRACT([.$N$4];ROUNDDOWN([.$N$4];0))))))))))))))+[.L8]" office:value-type="float" office:value="65" calcext:value-type="float">
            <text:p>65</text:p>
          </table:table-cell>
          <table:table-cell table:style-name="ce21" table:formula="of:=IF(MOD([.$N$3];12)=0;ROUNDDOWN([.$N$4];0);IF(MOD([.$N$3];12)=1;IF(132&lt;[.M8];ROUNDUP([.$N$4];0);ROUNDDOWN([.$N$4];0));IF(MOD([.$N$3];12)=2;IF(120&lt;[.M8];ROUNDUP([.$N$4];0);ROUNDDOWN([.$N$4];0));IF(MOD([.$N$3];12)=3;IF(108&lt;[.M8];ROUNDUP([.$N$4];0);ROUNDDOWN([.$N$4];0));IF(MOD([.$N$3];12)=4;IF(96&lt;[.M8];ROUNDUP([.$N$4];0);ROUNDDOWN([.$N$4];0));IF(MOD([.$N$3];12)=5;IF(84&lt;[.M8];ROUNDUP([.$N$4];0);ROUNDDOWN([.$N$4];0));IF(MOD([.$N$3];12)=6;IF(72&lt;[.M8];ROUNDUP([.$N$4];0);ROUNDDOWN([.$N$4];0));IF(MOD([.$N$3];12)=7;IF(60&lt;[.M8];ROUNDUP([.$N$4];0);ROUNDDOWN([.$N$4];0));IF(MOD([.$N$3];12)=8;IF(48&lt;[.M8];ROUNDUP([.$N$4];0);ROUNDDOWN([.$N$4];0));IF(MOD([.$N$3];12)=9;IF(36&lt;[.M8];ROUNDUP([.$N$4];0);ROUNDDOWN([.$N$4];0));IF(MOD([.$N$3];12)=10;IF(24&lt;[.M8];ROUNDUP([.$N$4];0);ROUNDDOWN([.$N$4];0));IF(MOD([.$N$3];12)=11;IF(12&lt;[.M8];ROUNDUP([.$N$4];0);ROUNDDOWN([.$N$4];0));ORG.LIBREOFFICE.RAWSUBTRACT([.$N$4];ROUNDDOWN([.$N$4];0))))))))))))))+[.M8]" office:value-type="float" office:value="87" calcext:value-type="float">
            <text:p>87</text:p>
          </table:table-cell>
          <table:table-cell table:style-name="ce22" table:formula="of:=SUM([.B21:.M21])" office:value-type="float" office:value="906" calcext:value-type="float">
            <text:p>906</text:p>
          </table:table-cell>
          <table:table-cell table:number-columns-repeated="1010"/>
        </table:table-row>
        <table:table-row table:style-name="ro1">
          <table:table-cell/>
          <table:table-cell table:style-name="ce21" table:formula="of:=IF(MOD([.$N$3];12)=0;ROUNDDOWN([.$N$4];0);IF(MOD([.$N$3];12)=1;IF(132&lt;[.B9];ROUNDUP([.$N$4];0);ROUNDDOWN([.$N$4];0));IF(MOD([.$N$3];12)=2;IF(120&lt;[.B9];ROUNDUP([.$N$4];0);ROUNDDOWN([.$N$4];0));IF(MOD([.$N$3];12)=3;IF(108&lt;[.B9];ROUNDUP([.$N$4];0);ROUNDDOWN([.$N$4];0));IF(MOD([.$N$3];12)=4;IF(96&lt;[.B9];ROUNDUP([.$N$4];0);ROUNDDOWN([.$N$4];0));IF(MOD([.$N$3];12)=5;IF(84&lt;[.B9];ROUNDUP([.$N$4];0);ROUNDDOWN([.$N$4];0));IF(MOD([.$N$3];12)=6;IF(72&lt;[.B9];ROUNDUP([.$N$4];0);ROUNDDOWN([.$N$4];0));IF(MOD([.$N$3];12)=7;IF(60&lt;[.B9];ROUNDUP([.$N$4];0);ROUNDDOWN([.$N$4];0));IF(MOD([.$N$3];12)=8;IF(48&lt;[.B9];ROUNDUP([.$N$4];0);ROUNDDOWN([.$N$4];0));IF(MOD([.$N$3];12)=9;IF(36&lt;[.B9];ROUNDUP([.$N$4];0);ROUNDDOWN([.$N$4];0));IF(MOD([.$N$3];12)=10;IF(24&lt;[.B9];ROUNDUP([.$N$4];0);ROUNDDOWN([.$N$4];0));IF(MOD([.$N$3];12)=11;IF(12&lt;[.B9];ROUNDUP([.$N$4];0);ROUNDDOWN([.$N$4];0));ORG.LIBREOFFICE.RAWSUBTRACT([.$N$4];ROUNDDOWN([.$N$4];0))))))))))))))+[.B9]" office:value-type="float" office:value="99" calcext:value-type="float">
            <text:p>99</text:p>
          </table:table-cell>
          <table:table-cell table:style-name="ce21" table:formula="of:=IF(MOD([.$N$3];12)=0;ROUNDDOWN([.$N$4];0);IF(MOD([.$N$3];12)=1;IF(132&lt;[.C9];ROUNDUP([.$N$4];0);ROUNDDOWN([.$N$4];0));IF(MOD([.$N$3];12)=2;IF(120&lt;[.C9];ROUNDUP([.$N$4];0);ROUNDDOWN([.$N$4];0));IF(MOD([.$N$3];12)=3;IF(108&lt;[.C9];ROUNDUP([.$N$4];0);ROUNDDOWN([.$N$4];0));IF(MOD([.$N$3];12)=4;IF(96&lt;[.C9];ROUNDUP([.$N$4];0);ROUNDDOWN([.$N$4];0));IF(MOD([.$N$3];12)=5;IF(84&lt;[.C9];ROUNDUP([.$N$4];0);ROUNDDOWN([.$N$4];0));IF(MOD([.$N$3];12)=6;IF(72&lt;[.C9];ROUNDUP([.$N$4];0);ROUNDDOWN([.$N$4];0));IF(MOD([.$N$3];12)=7;IF(60&lt;[.C9];ROUNDUP([.$N$4];0);ROUNDDOWN([.$N$4];0));IF(MOD([.$N$3];12)=8;IF(48&lt;[.C9];ROUNDUP([.$N$4];0);ROUNDDOWN([.$N$4];0));IF(MOD([.$N$3];12)=9;IF(36&lt;[.C9];ROUNDUP([.$N$4];0);ROUNDDOWN([.$N$4];0));IF(MOD([.$N$3];12)=10;IF(24&lt;[.C9];ROUNDUP([.$N$4];0);ROUNDDOWN([.$N$4];0));IF(MOD([.$N$3];12)=11;IF(12&lt;[.C9];ROUNDUP([.$N$4];0);ROUNDDOWN([.$N$4];0));ORG.LIBREOFFICE.RAWSUBTRACT([.$N$4];ROUNDDOWN([.$N$4];0))))))))))))))+[.C9]" office:value-type="float" office:value="53" calcext:value-type="float">
            <text:p>53</text:p>
          </table:table-cell>
          <table:table-cell table:style-name="ce21" table:formula="of:=IF(MOD([.$N$3];12)=0;ROUNDDOWN([.$N$4];0);IF(MOD([.$N$3];12)=1;IF(132&lt;[.D9];ROUNDUP([.$N$4];0);ROUNDDOWN([.$N$4];0));IF(MOD([.$N$3];12)=2;IF(120&lt;[.D9];ROUNDUP([.$N$4];0);ROUNDDOWN([.$N$4];0));IF(MOD([.$N$3];12)=3;IF(108&lt;[.D9];ROUNDUP([.$N$4];0);ROUNDDOWN([.$N$4];0));IF(MOD([.$N$3];12)=4;IF(96&lt;[.D9];ROUNDUP([.$N$4];0);ROUNDDOWN([.$N$4];0));IF(MOD([.$N$3];12)=5;IF(84&lt;[.D9];ROUNDUP([.$N$4];0);ROUNDDOWN([.$N$4];0));IF(MOD([.$N$3];12)=6;IF(72&lt;[.D9];ROUNDUP([.$N$4];0);ROUNDDOWN([.$N$4];0));IF(MOD([.$N$3];12)=7;IF(60&lt;[.D9];ROUNDUP([.$N$4];0);ROUNDDOWN([.$N$4];0));IF(MOD([.$N$3];12)=8;IF(48&lt;[.D9];ROUNDUP([.$N$4];0);ROUNDDOWN([.$N$4];0));IF(MOD([.$N$3];12)=9;IF(36&lt;[.D9];ROUNDUP([.$N$4];0);ROUNDDOWN([.$N$4];0));IF(MOD([.$N$3];12)=10;IF(24&lt;[.D9];ROUNDUP([.$N$4];0);ROUNDDOWN([.$N$4];0));IF(MOD([.$N$3];12)=11;IF(12&lt;[.D9];ROUNDUP([.$N$4];0);ROUNDDOWN([.$N$4];0));ORG.LIBREOFFICE.RAWSUBTRACT([.$N$4];ROUNDDOWN([.$N$4];0))))))))))))))+[.D9]" office:value-type="float" office:value="97" calcext:value-type="float">
            <text:p>97</text:p>
          </table:table-cell>
          <table:table-cell table:style-name="ce21" table:formula="of:=IF(MOD([.$N$3];12)=0;ROUNDDOWN([.$N$4];0);IF(MOD([.$N$3];12)=1;IF(132&lt;[.E9];ROUNDUP([.$N$4];0);ROUNDDOWN([.$N$4];0));IF(MOD([.$N$3];12)=2;IF(120&lt;[.E9];ROUNDUP([.$N$4];0);ROUNDDOWN([.$N$4];0));IF(MOD([.$N$3];12)=3;IF(108&lt;[.E9];ROUNDUP([.$N$4];0);ROUNDDOWN([.$N$4];0));IF(MOD([.$N$3];12)=4;IF(96&lt;[.E9];ROUNDUP([.$N$4];0);ROUNDDOWN([.$N$4];0));IF(MOD([.$N$3];12)=5;IF(84&lt;[.E9];ROUNDUP([.$N$4];0);ROUNDDOWN([.$N$4];0));IF(MOD([.$N$3];12)=6;IF(72&lt;[.E9];ROUNDUP([.$N$4];0);ROUNDDOWN([.$N$4];0));IF(MOD([.$N$3];12)=7;IF(60&lt;[.E9];ROUNDUP([.$N$4];0);ROUNDDOWN([.$N$4];0));IF(MOD([.$N$3];12)=8;IF(48&lt;[.E9];ROUNDUP([.$N$4];0);ROUNDDOWN([.$N$4];0));IF(MOD([.$N$3];12)=9;IF(36&lt;[.E9];ROUNDUP([.$N$4];0);ROUNDDOWN([.$N$4];0));IF(MOD([.$N$3];12)=10;IF(24&lt;[.E9];ROUNDUP([.$N$4];0);ROUNDDOWN([.$N$4];0));IF(MOD([.$N$3];12)=11;IF(12&lt;[.E9];ROUNDUP([.$N$4];0);ROUNDDOWN([.$N$4];0));ORG.LIBREOFFICE.RAWSUBTRACT([.$N$4];ROUNDDOWN([.$N$4];0))))))))))))))+[.E9]" office:value-type="float" office:value="55" calcext:value-type="float">
            <text:p>55</text:p>
          </table:table-cell>
          <table:table-cell table:style-name="ce21" table:formula="of:=IF(MOD([.$N$3];12)=0;ROUNDDOWN([.$N$4];0);IF(MOD([.$N$3];12)=1;IF(132&lt;[.F9];ROUNDUP([.$N$4];0);ROUNDDOWN([.$N$4];0));IF(MOD([.$N$3];12)=2;IF(120&lt;[.F9];ROUNDUP([.$N$4];0);ROUNDDOWN([.$N$4];0));IF(MOD([.$N$3];12)=3;IF(108&lt;[.F9];ROUNDUP([.$N$4];0);ROUNDDOWN([.$N$4];0));IF(MOD([.$N$3];12)=4;IF(96&lt;[.F9];ROUNDUP([.$N$4];0);ROUNDDOWN([.$N$4];0));IF(MOD([.$N$3];12)=5;IF(84&lt;[.F9];ROUNDUP([.$N$4];0);ROUNDDOWN([.$N$4];0));IF(MOD([.$N$3];12)=6;IF(72&lt;[.F9];ROUNDUP([.$N$4];0);ROUNDDOWN([.$N$4];0));IF(MOD([.$N$3];12)=7;IF(60&lt;[.F9];ROUNDUP([.$N$4];0);ROUNDDOWN([.$N$4];0));IF(MOD([.$N$3];12)=8;IF(48&lt;[.F9];ROUNDUP([.$N$4];0);ROUNDDOWN([.$N$4];0));IF(MOD([.$N$3];12)=9;IF(36&lt;[.F9];ROUNDUP([.$N$4];0);ROUNDDOWN([.$N$4];0));IF(MOD([.$N$3];12)=10;IF(24&lt;[.F9];ROUNDUP([.$N$4];0);ROUNDDOWN([.$N$4];0));IF(MOD([.$N$3];12)=11;IF(12&lt;[.F9];ROUNDUP([.$N$4];0);ROUNDDOWN([.$N$4];0));ORG.LIBREOFFICE.RAWSUBTRACT([.$N$4];ROUNDDOWN([.$N$4];0))))))))))))))+[.F9]" office:value-type="float" office:value="59" calcext:value-type="float">
            <text:p>59</text:p>
          </table:table-cell>
          <table:table-cell table:style-name="ce21" table:formula="of:=IF(MOD([.$N$3];12)=0;ROUNDDOWN([.$N$4];0);IF(MOD([.$N$3];12)=1;IF(132&lt;[.G9];ROUNDUP([.$N$4];0);ROUNDDOWN([.$N$4];0));IF(MOD([.$N$3];12)=2;IF(120&lt;[.G9];ROUNDUP([.$N$4];0);ROUNDDOWN([.$N$4];0));IF(MOD([.$N$3];12)=3;IF(108&lt;[.G9];ROUNDUP([.$N$4];0);ROUNDDOWN([.$N$4];0));IF(MOD([.$N$3];12)=4;IF(96&lt;[.G9];ROUNDUP([.$N$4];0);ROUNDDOWN([.$N$4];0));IF(MOD([.$N$3];12)=5;IF(84&lt;[.G9];ROUNDUP([.$N$4];0);ROUNDDOWN([.$N$4];0));IF(MOD([.$N$3];12)=6;IF(72&lt;[.G9];ROUNDUP([.$N$4];0);ROUNDDOWN([.$N$4];0));IF(MOD([.$N$3];12)=7;IF(60&lt;[.G9];ROUNDUP([.$N$4];0);ROUNDDOWN([.$N$4];0));IF(MOD([.$N$3];12)=8;IF(48&lt;[.G9];ROUNDUP([.$N$4];0);ROUNDDOWN([.$N$4];0));IF(MOD([.$N$3];12)=9;IF(36&lt;[.G9];ROUNDUP([.$N$4];0);ROUNDDOWN([.$N$4];0));IF(MOD([.$N$3];12)=10;IF(24&lt;[.G9];ROUNDUP([.$N$4];0);ROUNDDOWN([.$N$4];0));IF(MOD([.$N$3];12)=11;IF(12&lt;[.G9];ROUNDUP([.$N$4];0);ROUNDDOWN([.$N$4];0));ORG.LIBREOFFICE.RAWSUBTRACT([.$N$4];ROUNDDOWN([.$N$4];0))))))))))))))+[.G9]" office:value-type="float" office:value="94" calcext:value-type="float">
            <text:p>94</text:p>
          </table:table-cell>
          <table:table-cell table:style-name="ce21" table:formula="of:=IF(MOD([.$N$3];12)=0;ROUNDDOWN([.$N$4];0);IF(MOD([.$N$3];12)=1;IF(132&lt;[.H9];ROUNDUP([.$N$4];0);ROUNDDOWN([.$N$4];0));IF(MOD([.$N$3];12)=2;IF(120&lt;[.H9];ROUNDUP([.$N$4];0);ROUNDDOWN([.$N$4];0));IF(MOD([.$N$3];12)=3;IF(108&lt;[.H9];ROUNDUP([.$N$4];0);ROUNDDOWN([.$N$4];0));IF(MOD([.$N$3];12)=4;IF(96&lt;[.H9];ROUNDUP([.$N$4];0);ROUNDDOWN([.$N$4];0));IF(MOD([.$N$3];12)=5;IF(84&lt;[.H9];ROUNDUP([.$N$4];0);ROUNDDOWN([.$N$4];0));IF(MOD([.$N$3];12)=6;IF(72&lt;[.H9];ROUNDUP([.$N$4];0);ROUNDDOWN([.$N$4];0));IF(MOD([.$N$3];12)=7;IF(60&lt;[.H9];ROUNDUP([.$N$4];0);ROUNDDOWN([.$N$4];0));IF(MOD([.$N$3];12)=8;IF(48&lt;[.H9];ROUNDUP([.$N$4];0);ROUNDDOWN([.$N$4];0));IF(MOD([.$N$3];12)=9;IF(36&lt;[.H9];ROUNDUP([.$N$4];0);ROUNDDOWN([.$N$4];0));IF(MOD([.$N$3];12)=10;IF(24&lt;[.H9];ROUNDUP([.$N$4];0);ROUNDDOWN([.$N$4];0));IF(MOD([.$N$3];12)=11;IF(12&lt;[.H9];ROUNDUP([.$N$4];0);ROUNDDOWN([.$N$4];0));ORG.LIBREOFFICE.RAWSUBTRACT([.$N$4];ROUNDDOWN([.$N$4];0))))))))))))))+[.H9]" office:value-type="float" office:value="93" calcext:value-type="float">
            <text:p>93</text:p>
          </table:table-cell>
          <table:table-cell table:style-name="ce21" table:formula="of:=IF(MOD([.$N$3];12)=0;ROUNDDOWN([.$N$4];0);IF(MOD([.$N$3];12)=1;IF(132&lt;[.I9];ROUNDUP([.$N$4];0);ROUNDDOWN([.$N$4];0));IF(MOD([.$N$3];12)=2;IF(120&lt;[.I9];ROUNDUP([.$N$4];0);ROUNDDOWN([.$N$4];0));IF(MOD([.$N$3];12)=3;IF(108&lt;[.I9];ROUNDUP([.$N$4];0);ROUNDDOWN([.$N$4];0));IF(MOD([.$N$3];12)=4;IF(96&lt;[.I9];ROUNDUP([.$N$4];0);ROUNDDOWN([.$N$4];0));IF(MOD([.$N$3];12)=5;IF(84&lt;[.I9];ROUNDUP([.$N$4];0);ROUNDDOWN([.$N$4];0));IF(MOD([.$N$3];12)=6;IF(72&lt;[.I9];ROUNDUP([.$N$4];0);ROUNDDOWN([.$N$4];0));IF(MOD([.$N$3];12)=7;IF(60&lt;[.I9];ROUNDUP([.$N$4];0);ROUNDDOWN([.$N$4];0));IF(MOD([.$N$3];12)=8;IF(48&lt;[.I9];ROUNDUP([.$N$4];0);ROUNDDOWN([.$N$4];0));IF(MOD([.$N$3];12)=9;IF(36&lt;[.I9];ROUNDUP([.$N$4];0);ROUNDDOWN([.$N$4];0));IF(MOD([.$N$3];12)=10;IF(24&lt;[.I9];ROUNDUP([.$N$4];0);ROUNDDOWN([.$N$4];0));IF(MOD([.$N$3];12)=11;IF(12&lt;[.I9];ROUNDUP([.$N$4];0);ROUNDDOWN([.$N$4];0));ORG.LIBREOFFICE.RAWSUBTRACT([.$N$4];ROUNDDOWN([.$N$4];0))))))))))))))+[.I9]" office:value-type="float" office:value="56" calcext:value-type="float">
            <text:p>56</text:p>
          </table:table-cell>
          <table:table-cell table:style-name="ce21" table:formula="of:=IF(MOD([.$N$3];12)=0;ROUNDDOWN([.$N$4];0);IF(MOD([.$N$3];12)=1;IF(132&lt;[.J9];ROUNDUP([.$N$4];0);ROUNDDOWN([.$N$4];0));IF(MOD([.$N$3];12)=2;IF(120&lt;[.J9];ROUNDUP([.$N$4];0);ROUNDDOWN([.$N$4];0));IF(MOD([.$N$3];12)=3;IF(108&lt;[.J9];ROUNDUP([.$N$4];0);ROUNDDOWN([.$N$4];0));IF(MOD([.$N$3];12)=4;IF(96&lt;[.J9];ROUNDUP([.$N$4];0);ROUNDDOWN([.$N$4];0));IF(MOD([.$N$3];12)=5;IF(84&lt;[.J9];ROUNDUP([.$N$4];0);ROUNDDOWN([.$N$4];0));IF(MOD([.$N$3];12)=6;IF(72&lt;[.J9];ROUNDUP([.$N$4];0);ROUNDDOWN([.$N$4];0));IF(MOD([.$N$3];12)=7;IF(60&lt;[.J9];ROUNDUP([.$N$4];0);ROUNDDOWN([.$N$4];0));IF(MOD([.$N$3];12)=8;IF(48&lt;[.J9];ROUNDUP([.$N$4];0);ROUNDDOWN([.$N$4];0));IF(MOD([.$N$3];12)=9;IF(36&lt;[.J9];ROUNDUP([.$N$4];0);ROUNDDOWN([.$N$4];0));IF(MOD([.$N$3];12)=10;IF(24&lt;[.J9];ROUNDUP([.$N$4];0);ROUNDDOWN([.$N$4];0));IF(MOD([.$N$3];12)=11;IF(12&lt;[.J9];ROUNDUP([.$N$4];0);ROUNDDOWN([.$N$4];0));ORG.LIBREOFFICE.RAWSUBTRACT([.$N$4];ROUNDDOWN([.$N$4];0))))))))))))))+[.J9]" office:value-type="float" office:value="96" calcext:value-type="float">
            <text:p>96</text:p>
          </table:table-cell>
          <table:table-cell table:style-name="ce21" table:formula="of:=IF(MOD([.$N$3];12)=0;ROUNDDOWN([.$N$4];0);IF(MOD([.$N$3];12)=1;IF(132&lt;[.K9];ROUNDUP([.$N$4];0);ROUNDDOWN([.$N$4];0));IF(MOD([.$N$3];12)=2;IF(120&lt;[.K9];ROUNDUP([.$N$4];0);ROUNDDOWN([.$N$4];0));IF(MOD([.$N$3];12)=3;IF(108&lt;[.K9];ROUNDUP([.$N$4];0);ROUNDDOWN([.$N$4];0));IF(MOD([.$N$3];12)=4;IF(96&lt;[.K9];ROUNDUP([.$N$4];0);ROUNDDOWN([.$N$4];0));IF(MOD([.$N$3];12)=5;IF(84&lt;[.K9];ROUNDUP([.$N$4];0);ROUNDDOWN([.$N$4];0));IF(MOD([.$N$3];12)=6;IF(72&lt;[.K9];ROUNDUP([.$N$4];0);ROUNDDOWN([.$N$4];0));IF(MOD([.$N$3];12)=7;IF(60&lt;[.K9];ROUNDUP([.$N$4];0);ROUNDDOWN([.$N$4];0));IF(MOD([.$N$3];12)=8;IF(48&lt;[.K9];ROUNDUP([.$N$4];0);ROUNDDOWN([.$N$4];0));IF(MOD([.$N$3];12)=9;IF(36&lt;[.K9];ROUNDUP([.$N$4];0);ROUNDDOWN([.$N$4];0));IF(MOD([.$N$3];12)=10;IF(24&lt;[.K9];ROUNDUP([.$N$4];0);ROUNDDOWN([.$N$4];0));IF(MOD([.$N$3];12)=11;IF(12&lt;[.K9];ROUNDUP([.$N$4];0);ROUNDDOWN([.$N$4];0));ORG.LIBREOFFICE.RAWSUBTRACT([.$N$4];ROUNDDOWN([.$N$4];0))))))))))))))+[.K9]" office:value-type="float" office:value="54" calcext:value-type="float">
            <text:p>54</text:p>
          </table:table-cell>
          <table:table-cell table:style-name="ce21" table:formula="of:=IF(MOD([.$N$3];12)=0;ROUNDDOWN([.$N$4];0);IF(MOD([.$N$3];12)=1;IF(132&lt;[.L9];ROUNDUP([.$N$4];0);ROUNDDOWN([.$N$4];0));IF(MOD([.$N$3];12)=2;IF(120&lt;[.L9];ROUNDUP([.$N$4];0);ROUNDDOWN([.$N$4];0));IF(MOD([.$N$3];12)=3;IF(108&lt;[.L9];ROUNDUP([.$N$4];0);ROUNDDOWN([.$N$4];0));IF(MOD([.$N$3];12)=4;IF(96&lt;[.L9];ROUNDUP([.$N$4];0);ROUNDDOWN([.$N$4];0));IF(MOD([.$N$3];12)=5;IF(84&lt;[.L9];ROUNDUP([.$N$4];0);ROUNDDOWN([.$N$4];0));IF(MOD([.$N$3];12)=6;IF(72&lt;[.L9];ROUNDUP([.$N$4];0);ROUNDDOWN([.$N$4];0));IF(MOD([.$N$3];12)=7;IF(60&lt;[.L9];ROUNDUP([.$N$4];0);ROUNDDOWN([.$N$4];0));IF(MOD([.$N$3];12)=8;IF(48&lt;[.L9];ROUNDUP([.$N$4];0);ROUNDDOWN([.$N$4];0));IF(MOD([.$N$3];12)=9;IF(36&lt;[.L9];ROUNDUP([.$N$4];0);ROUNDDOWN([.$N$4];0));IF(MOD([.$N$3];12)=10;IF(24&lt;[.L9];ROUNDUP([.$N$4];0);ROUNDDOWN([.$N$4];0));IF(MOD([.$N$3];12)=11;IF(12&lt;[.L9];ROUNDUP([.$N$4];0);ROUNDDOWN([.$N$4];0));ORG.LIBREOFFICE.RAWSUBTRACT([.$N$4];ROUNDDOWN([.$N$4];0))))))))))))))+[.L9]" office:value-type="float" office:value="98" calcext:value-type="float">
            <text:p>98</text:p>
          </table:table-cell>
          <table:table-cell table:style-name="ce21" table:formula="of:=IF(MOD([.$N$3];12)=0;ROUNDDOWN([.$N$4];0);IF(MOD([.$N$3];12)=1;IF(132&lt;[.M9];ROUNDUP([.$N$4];0);ROUNDDOWN([.$N$4];0));IF(MOD([.$N$3];12)=2;IF(120&lt;[.M9];ROUNDUP([.$N$4];0);ROUNDDOWN([.$N$4];0));IF(MOD([.$N$3];12)=3;IF(108&lt;[.M9];ROUNDUP([.$N$4];0);ROUNDDOWN([.$N$4];0));IF(MOD([.$N$3];12)=4;IF(96&lt;[.M9];ROUNDUP([.$N$4];0);ROUNDDOWN([.$N$4];0));IF(MOD([.$N$3];12)=5;IF(84&lt;[.M9];ROUNDUP([.$N$4];0);ROUNDDOWN([.$N$4];0));IF(MOD([.$N$3];12)=6;IF(72&lt;[.M9];ROUNDUP([.$N$4];0);ROUNDDOWN([.$N$4];0));IF(MOD([.$N$3];12)=7;IF(60&lt;[.M9];ROUNDUP([.$N$4];0);ROUNDDOWN([.$N$4];0));IF(MOD([.$N$3];12)=8;IF(48&lt;[.M9];ROUNDUP([.$N$4];0);ROUNDDOWN([.$N$4];0));IF(MOD([.$N$3];12)=9;IF(36&lt;[.M9];ROUNDUP([.$N$4];0);ROUNDDOWN([.$N$4];0));IF(MOD([.$N$3];12)=10;IF(24&lt;[.M9];ROUNDUP([.$N$4];0);ROUNDDOWN([.$N$4];0));IF(MOD([.$N$3];12)=11;IF(12&lt;[.M9];ROUNDUP([.$N$4];0);ROUNDDOWN([.$N$4];0));ORG.LIBREOFFICE.RAWSUBTRACT([.$N$4];ROUNDDOWN([.$N$4];0))))))))))))))+[.M9]" office:value-type="float" office:value="52" calcext:value-type="float">
            <text:p>52</text:p>
          </table:table-cell>
          <table:table-cell table:style-name="ce22" table:formula="of:=SUM([.B22:.M22])" office:value-type="float" office:value="906" calcext:value-type="float">
            <text:p>906</text:p>
          </table:table-cell>
          <table:table-cell table:number-columns-repeated="1010"/>
        </table:table-row>
        <table:table-row table:style-name="ro1">
          <table:table-cell/>
          <table:table-cell table:style-name="ce21" table:formula="of:=IF(MOD([.$N$3];12)=0;ROUNDDOWN([.$N$4];0);IF(MOD([.$N$3];12)=1;IF(132&lt;[.B10];ROUNDUP([.$N$4];0);ROUNDDOWN([.$N$4];0));IF(MOD([.$N$3];12)=2;IF(120&lt;[.B10];ROUNDUP([.$N$4];0);ROUNDDOWN([.$N$4];0));IF(MOD([.$N$3];12)=3;IF(108&lt;[.B10];ROUNDUP([.$N$4];0);ROUNDDOWN([.$N$4];0));IF(MOD([.$N$3];12)=4;IF(96&lt;[.B10];ROUNDUP([.$N$4];0);ROUNDDOWN([.$N$4];0));IF(MOD([.$N$3];12)=5;IF(84&lt;[.B10];ROUNDUP([.$N$4];0);ROUNDDOWN([.$N$4];0));IF(MOD([.$N$3];12)=6;IF(72&lt;[.B10];ROUNDUP([.$N$4];0);ROUNDDOWN([.$N$4];0));IF(MOD([.$N$3];12)=7;IF(60&lt;[.B10];ROUNDUP([.$N$4];0);ROUNDDOWN([.$N$4];0));IF(MOD([.$N$3];12)=8;IF(48&lt;[.B10];ROUNDUP([.$N$4];0);ROUNDDOWN([.$N$4];0));IF(MOD([.$N$3];12)=9;IF(36&lt;[.B10];ROUNDUP([.$N$4];0);ROUNDDOWN([.$N$4];0));IF(MOD([.$N$3];12)=10;IF(24&lt;[.B10];ROUNDUP([.$N$4];0);ROUNDDOWN([.$N$4];0));IF(MOD([.$N$3];12)=11;IF(12&lt;[.B10];ROUNDUP([.$N$4];0);ROUNDDOWN([.$N$4];0));ORG.LIBREOFFICE.RAWSUBTRACT([.$N$4];ROUNDDOWN([.$N$4];0))))))))))))))+[.B10]" office:value-type="float" office:value="40" calcext:value-type="float">
            <text:p>40</text:p>
          </table:table-cell>
          <table:table-cell table:style-name="ce21" table:formula="of:=IF(MOD([.$N$3];12)=0;ROUNDDOWN([.$N$4];0);IF(MOD([.$N$3];12)=1;IF(132&lt;[.C10];ROUNDUP([.$N$4];0);ROUNDDOWN([.$N$4];0));IF(MOD([.$N$3];12)=2;IF(120&lt;[.C10];ROUNDUP([.$N$4];0);ROUNDDOWN([.$N$4];0));IF(MOD([.$N$3];12)=3;IF(108&lt;[.C10];ROUNDUP([.$N$4];0);ROUNDDOWN([.$N$4];0));IF(MOD([.$N$3];12)=4;IF(96&lt;[.C10];ROUNDUP([.$N$4];0);ROUNDDOWN([.$N$4];0));IF(MOD([.$N$3];12)=5;IF(84&lt;[.C10];ROUNDUP([.$N$4];0);ROUNDDOWN([.$N$4];0));IF(MOD([.$N$3];12)=6;IF(72&lt;[.C10];ROUNDUP([.$N$4];0);ROUNDDOWN([.$N$4];0));IF(MOD([.$N$3];12)=7;IF(60&lt;[.C10];ROUNDUP([.$N$4];0);ROUNDDOWN([.$N$4];0));IF(MOD([.$N$3];12)=8;IF(48&lt;[.C10];ROUNDUP([.$N$4];0);ROUNDDOWN([.$N$4];0));IF(MOD([.$N$3];12)=9;IF(36&lt;[.C10];ROUNDUP([.$N$4];0);ROUNDDOWN([.$N$4];0));IF(MOD([.$N$3];12)=10;IF(24&lt;[.C10];ROUNDUP([.$N$4];0);ROUNDDOWN([.$N$4];0));IF(MOD([.$N$3];12)=11;IF(12&lt;[.C10];ROUNDUP([.$N$4];0);ROUNDDOWN([.$N$4];0));ORG.LIBREOFFICE.RAWSUBTRACT([.$N$4];ROUNDDOWN([.$N$4];0))))))))))))))+[.C10]" office:value-type="float" office:value="110" calcext:value-type="float">
            <text:p>110</text:p>
          </table:table-cell>
          <table:table-cell table:style-name="ce21" table:formula="of:=IF(MOD([.$N$3];12)=0;ROUNDDOWN([.$N$4];0);IF(MOD([.$N$3];12)=1;IF(132&lt;[.D10];ROUNDUP([.$N$4];0);ROUNDDOWN([.$N$4];0));IF(MOD([.$N$3];12)=2;IF(120&lt;[.D10];ROUNDUP([.$N$4];0);ROUNDDOWN([.$N$4];0));IF(MOD([.$N$3];12)=3;IF(108&lt;[.D10];ROUNDUP([.$N$4];0);ROUNDDOWN([.$N$4];0));IF(MOD([.$N$3];12)=4;IF(96&lt;[.D10];ROUNDUP([.$N$4];0);ROUNDDOWN([.$N$4];0));IF(MOD([.$N$3];12)=5;IF(84&lt;[.D10];ROUNDUP([.$N$4];0);ROUNDDOWN([.$N$4];0));IF(MOD([.$N$3];12)=6;IF(72&lt;[.D10];ROUNDUP([.$N$4];0);ROUNDDOWN([.$N$4];0));IF(MOD([.$N$3];12)=7;IF(60&lt;[.D10];ROUNDUP([.$N$4];0);ROUNDDOWN([.$N$4];0));IF(MOD([.$N$3];12)=8;IF(48&lt;[.D10];ROUNDUP([.$N$4];0);ROUNDDOWN([.$N$4];0));IF(MOD([.$N$3];12)=9;IF(36&lt;[.D10];ROUNDUP([.$N$4];0);ROUNDDOWN([.$N$4];0));IF(MOD([.$N$3];12)=10;IF(24&lt;[.D10];ROUNDUP([.$N$4];0);ROUNDDOWN([.$N$4];0));IF(MOD([.$N$3];12)=11;IF(12&lt;[.D10];ROUNDUP([.$N$4];0);ROUNDDOWN([.$N$4];0));ORG.LIBREOFFICE.RAWSUBTRACT([.$N$4];ROUNDDOWN([.$N$4];0))))))))))))))+[.D10]" office:value-type="float" office:value="42" calcext:value-type="float">
            <text:p>42</text:p>
          </table:table-cell>
          <table:table-cell table:style-name="ce21" table:formula="of:=IF(MOD([.$N$3];12)=0;ROUNDDOWN([.$N$4];0);IF(MOD([.$N$3];12)=1;IF(132&lt;[.E10];ROUNDUP([.$N$4];0);ROUNDDOWN([.$N$4];0));IF(MOD([.$N$3];12)=2;IF(120&lt;[.E10];ROUNDUP([.$N$4];0);ROUNDDOWN([.$N$4];0));IF(MOD([.$N$3];12)=3;IF(108&lt;[.E10];ROUNDUP([.$N$4];0);ROUNDDOWN([.$N$4];0));IF(MOD([.$N$3];12)=4;IF(96&lt;[.E10];ROUNDUP([.$N$4];0);ROUNDDOWN([.$N$4];0));IF(MOD([.$N$3];12)=5;IF(84&lt;[.E10];ROUNDUP([.$N$4];0);ROUNDDOWN([.$N$4];0));IF(MOD([.$N$3];12)=6;IF(72&lt;[.E10];ROUNDUP([.$N$4];0);ROUNDDOWN([.$N$4];0));IF(MOD([.$N$3];12)=7;IF(60&lt;[.E10];ROUNDUP([.$N$4];0);ROUNDDOWN([.$N$4];0));IF(MOD([.$N$3];12)=8;IF(48&lt;[.E10];ROUNDUP([.$N$4];0);ROUNDDOWN([.$N$4];0));IF(MOD([.$N$3];12)=9;IF(36&lt;[.E10];ROUNDUP([.$N$4];0);ROUNDDOWN([.$N$4];0));IF(MOD([.$N$3];12)=10;IF(24&lt;[.E10];ROUNDUP([.$N$4];0);ROUNDDOWN([.$N$4];0));IF(MOD([.$N$3];12)=11;IF(12&lt;[.E10];ROUNDUP([.$N$4];0);ROUNDDOWN([.$N$4];0));ORG.LIBREOFFICE.RAWSUBTRACT([.$N$4];ROUNDDOWN([.$N$4];0))))))))))))))+[.E10]" office:value-type="float" office:value="48" calcext:value-type="float">
            <text:p>48</text:p>
          </table:table-cell>
          <table:table-cell table:style-name="ce21" table:formula="of:=IF(MOD([.$N$3];12)=0;ROUNDDOWN([.$N$4];0);IF(MOD([.$N$3];12)=1;IF(132&lt;[.F10];ROUNDUP([.$N$4];0);ROUNDDOWN([.$N$4];0));IF(MOD([.$N$3];12)=2;IF(120&lt;[.F10];ROUNDUP([.$N$4];0);ROUNDDOWN([.$N$4];0));IF(MOD([.$N$3];12)=3;IF(108&lt;[.F10];ROUNDUP([.$N$4];0);ROUNDDOWN([.$N$4];0));IF(MOD([.$N$3];12)=4;IF(96&lt;[.F10];ROUNDUP([.$N$4];0);ROUNDDOWN([.$N$4];0));IF(MOD([.$N$3];12)=5;IF(84&lt;[.F10];ROUNDUP([.$N$4];0);ROUNDDOWN([.$N$4];0));IF(MOD([.$N$3];12)=6;IF(72&lt;[.F10];ROUNDUP([.$N$4];0);ROUNDDOWN([.$N$4];0));IF(MOD([.$N$3];12)=7;IF(60&lt;[.F10];ROUNDUP([.$N$4];0);ROUNDDOWN([.$N$4];0));IF(MOD([.$N$3];12)=8;IF(48&lt;[.F10];ROUNDUP([.$N$4];0);ROUNDDOWN([.$N$4];0));IF(MOD([.$N$3];12)=9;IF(36&lt;[.F10];ROUNDUP([.$N$4];0);ROUNDDOWN([.$N$4];0));IF(MOD([.$N$3];12)=10;IF(24&lt;[.F10];ROUNDUP([.$N$4];0);ROUNDDOWN([.$N$4];0));IF(MOD([.$N$3];12)=11;IF(12&lt;[.F10];ROUNDUP([.$N$4];0);ROUNDDOWN([.$N$4];0));ORG.LIBREOFFICE.RAWSUBTRACT([.$N$4];ROUNDDOWN([.$N$4];0))))))))))))))+[.F10]" office:value-type="float" office:value="107" calcext:value-type="float">
            <text:p>107</text:p>
          </table:table-cell>
          <table:table-cell table:style-name="ce21" table:formula="of:=IF(MOD([.$N$3];12)=0;ROUNDDOWN([.$N$4];0);IF(MOD([.$N$3];12)=1;IF(132&lt;[.G10];ROUNDUP([.$N$4];0);ROUNDDOWN([.$N$4];0));IF(MOD([.$N$3];12)=2;IF(120&lt;[.G10];ROUNDUP([.$N$4];0);ROUNDDOWN([.$N$4];0));IF(MOD([.$N$3];12)=3;IF(108&lt;[.G10];ROUNDUP([.$N$4];0);ROUNDDOWN([.$N$4];0));IF(MOD([.$N$3];12)=4;IF(96&lt;[.G10];ROUNDUP([.$N$4];0);ROUNDDOWN([.$N$4];0));IF(MOD([.$N$3];12)=5;IF(84&lt;[.G10];ROUNDUP([.$N$4];0);ROUNDDOWN([.$N$4];0));IF(MOD([.$N$3];12)=6;IF(72&lt;[.G10];ROUNDUP([.$N$4];0);ROUNDDOWN([.$N$4];0));IF(MOD([.$N$3];12)=7;IF(60&lt;[.G10];ROUNDUP([.$N$4];0);ROUNDDOWN([.$N$4];0));IF(MOD([.$N$3];12)=8;IF(48&lt;[.G10];ROUNDUP([.$N$4];0);ROUNDDOWN([.$N$4];0));IF(MOD([.$N$3];12)=9;IF(36&lt;[.G10];ROUNDUP([.$N$4];0);ROUNDDOWN([.$N$4];0));IF(MOD([.$N$3];12)=10;IF(24&lt;[.G10];ROUNDUP([.$N$4];0);ROUNDDOWN([.$N$4];0));IF(MOD([.$N$3];12)=11;IF(12&lt;[.G10];ROUNDUP([.$N$4];0);ROUNDDOWN([.$N$4];0));ORG.LIBREOFFICE.RAWSUBTRACT([.$N$4];ROUNDDOWN([.$N$4];0))))))))))))))+[.G10]" office:value-type="float" office:value="46" calcext:value-type="float">
            <text:p>46</text:p>
          </table:table-cell>
          <table:table-cell table:style-name="ce21" table:formula="of:=IF(MOD([.$N$3];12)=0;ROUNDDOWN([.$N$4];0);IF(MOD([.$N$3];12)=1;IF(132&lt;[.H10];ROUNDUP([.$N$4];0);ROUNDDOWN([.$N$4];0));IF(MOD([.$N$3];12)=2;IF(120&lt;[.H10];ROUNDUP([.$N$4];0);ROUNDDOWN([.$N$4];0));IF(MOD([.$N$3];12)=3;IF(108&lt;[.H10];ROUNDUP([.$N$4];0);ROUNDDOWN([.$N$4];0));IF(MOD([.$N$3];12)=4;IF(96&lt;[.H10];ROUNDUP([.$N$4];0);ROUNDDOWN([.$N$4];0));IF(MOD([.$N$3];12)=5;IF(84&lt;[.H10];ROUNDUP([.$N$4];0);ROUNDDOWN([.$N$4];0));IF(MOD([.$N$3];12)=6;IF(72&lt;[.H10];ROUNDUP([.$N$4];0);ROUNDDOWN([.$N$4];0));IF(MOD([.$N$3];12)=7;IF(60&lt;[.H10];ROUNDUP([.$N$4];0);ROUNDDOWN([.$N$4];0));IF(MOD([.$N$3];12)=8;IF(48&lt;[.H10];ROUNDUP([.$N$4];0);ROUNDDOWN([.$N$4];0));IF(MOD([.$N$3];12)=9;IF(36&lt;[.H10];ROUNDUP([.$N$4];0);ROUNDDOWN([.$N$4];0));IF(MOD([.$N$3];12)=10;IF(24&lt;[.H10];ROUNDUP([.$N$4];0);ROUNDDOWN([.$N$4];0));IF(MOD([.$N$3];12)=11;IF(12&lt;[.H10];ROUNDUP([.$N$4];0);ROUNDDOWN([.$N$4];0));ORG.LIBREOFFICE.RAWSUBTRACT([.$N$4];ROUNDDOWN([.$N$4];0))))))))))))))+[.H10]" office:value-type="float" office:value="105" calcext:value-type="float">
            <text:p>105</text:p>
          </table:table-cell>
          <table:table-cell table:style-name="ce21" table:formula="of:=IF(MOD([.$N$3];12)=0;ROUNDDOWN([.$N$4];0);IF(MOD([.$N$3];12)=1;IF(132&lt;[.I10];ROUNDUP([.$N$4];0);ROUNDDOWN([.$N$4];0));IF(MOD([.$N$3];12)=2;IF(120&lt;[.I10];ROUNDUP([.$N$4];0);ROUNDDOWN([.$N$4];0));IF(MOD([.$N$3];12)=3;IF(108&lt;[.I10];ROUNDUP([.$N$4];0);ROUNDDOWN([.$N$4];0));IF(MOD([.$N$3];12)=4;IF(96&lt;[.I10];ROUNDUP([.$N$4];0);ROUNDDOWN([.$N$4];0));IF(MOD([.$N$3];12)=5;IF(84&lt;[.I10];ROUNDUP([.$N$4];0);ROUNDDOWN([.$N$4];0));IF(MOD([.$N$3];12)=6;IF(72&lt;[.I10];ROUNDUP([.$N$4];0);ROUNDDOWN([.$N$4];0));IF(MOD([.$N$3];12)=7;IF(60&lt;[.I10];ROUNDUP([.$N$4];0);ROUNDDOWN([.$N$4];0));IF(MOD([.$N$3];12)=8;IF(48&lt;[.I10];ROUNDUP([.$N$4];0);ROUNDDOWN([.$N$4];0));IF(MOD([.$N$3];12)=9;IF(36&lt;[.I10];ROUNDUP([.$N$4];0);ROUNDDOWN([.$N$4];0));IF(MOD([.$N$3];12)=10;IF(24&lt;[.I10];ROUNDUP([.$N$4];0);ROUNDDOWN([.$N$4];0));IF(MOD([.$N$3];12)=11;IF(12&lt;[.I10];ROUNDUP([.$N$4];0);ROUNDDOWN([.$N$4];0));ORG.LIBREOFFICE.RAWSUBTRACT([.$N$4];ROUNDDOWN([.$N$4];0))))))))))))))+[.I10]" office:value-type="float" office:value="104" calcext:value-type="float">
            <text:p>104</text:p>
          </table:table-cell>
          <table:table-cell table:style-name="ce21" table:formula="of:=IF(MOD([.$N$3];12)=0;ROUNDDOWN([.$N$4];0);IF(MOD([.$N$3];12)=1;IF(132&lt;[.J10];ROUNDUP([.$N$4];0);ROUNDDOWN([.$N$4];0));IF(MOD([.$N$3];12)=2;IF(120&lt;[.J10];ROUNDUP([.$N$4];0);ROUNDDOWN([.$N$4];0));IF(MOD([.$N$3];12)=3;IF(108&lt;[.J10];ROUNDUP([.$N$4];0);ROUNDDOWN([.$N$4];0));IF(MOD([.$N$3];12)=4;IF(96&lt;[.J10];ROUNDUP([.$N$4];0);ROUNDDOWN([.$N$4];0));IF(MOD([.$N$3];12)=5;IF(84&lt;[.J10];ROUNDUP([.$N$4];0);ROUNDDOWN([.$N$4];0));IF(MOD([.$N$3];12)=6;IF(72&lt;[.J10];ROUNDUP([.$N$4];0);ROUNDDOWN([.$N$4];0));IF(MOD([.$N$3];12)=7;IF(60&lt;[.J10];ROUNDUP([.$N$4];0);ROUNDDOWN([.$N$4];0));IF(MOD([.$N$3];12)=8;IF(48&lt;[.J10];ROUNDUP([.$N$4];0);ROUNDDOWN([.$N$4];0));IF(MOD([.$N$3];12)=9;IF(36&lt;[.J10];ROUNDUP([.$N$4];0);ROUNDDOWN([.$N$4];0));IF(MOD([.$N$3];12)=10;IF(24&lt;[.J10];ROUNDUP([.$N$4];0);ROUNDDOWN([.$N$4];0));IF(MOD([.$N$3];12)=11;IF(12&lt;[.J10];ROUNDUP([.$N$4];0);ROUNDDOWN([.$N$4];0));ORG.LIBREOFFICE.RAWSUBTRACT([.$N$4];ROUNDDOWN([.$N$4];0))))))))))))))+[.J10]" office:value-type="float" office:value="43" calcext:value-type="float">
            <text:p>43</text:p>
          </table:table-cell>
          <table:table-cell table:style-name="ce21" table:formula="of:=IF(MOD([.$N$3];12)=0;ROUNDDOWN([.$N$4];0);IF(MOD([.$N$3];12)=1;IF(132&lt;[.K10];ROUNDUP([.$N$4];0);ROUNDDOWN([.$N$4];0));IF(MOD([.$N$3];12)=2;IF(120&lt;[.K10];ROUNDUP([.$N$4];0);ROUNDDOWN([.$N$4];0));IF(MOD([.$N$3];12)=3;IF(108&lt;[.K10];ROUNDUP([.$N$4];0);ROUNDDOWN([.$N$4];0));IF(MOD([.$N$3];12)=4;IF(96&lt;[.K10];ROUNDUP([.$N$4];0);ROUNDDOWN([.$N$4];0));IF(MOD([.$N$3];12)=5;IF(84&lt;[.K10];ROUNDUP([.$N$4];0);ROUNDDOWN([.$N$4];0));IF(MOD([.$N$3];12)=6;IF(72&lt;[.K10];ROUNDUP([.$N$4];0);ROUNDDOWN([.$N$4];0));IF(MOD([.$N$3];12)=7;IF(60&lt;[.K10];ROUNDUP([.$N$4];0);ROUNDDOWN([.$N$4];0));IF(MOD([.$N$3];12)=8;IF(48&lt;[.K10];ROUNDUP([.$N$4];0);ROUNDDOWN([.$N$4];0));IF(MOD([.$N$3];12)=9;IF(36&lt;[.K10];ROUNDUP([.$N$4];0);ROUNDDOWN([.$N$4];0));IF(MOD([.$N$3];12)=10;IF(24&lt;[.K10];ROUNDUP([.$N$4];0);ROUNDDOWN([.$N$4];0));IF(MOD([.$N$3];12)=11;IF(12&lt;[.K10];ROUNDUP([.$N$4];0);ROUNDDOWN([.$N$4];0));ORG.LIBREOFFICE.RAWSUBTRACT([.$N$4];ROUNDDOWN([.$N$4];0))))))))))))))+[.K10]" office:value-type="float" office:value="109" calcext:value-type="float">
            <text:p>109</text:p>
          </table:table-cell>
          <table:table-cell table:style-name="ce21" table:formula="of:=IF(MOD([.$N$3];12)=0;ROUNDDOWN([.$N$4];0);IF(MOD([.$N$3];12)=1;IF(132&lt;[.L10];ROUNDUP([.$N$4];0);ROUNDDOWN([.$N$4];0));IF(MOD([.$N$3];12)=2;IF(120&lt;[.L10];ROUNDUP([.$N$4];0);ROUNDDOWN([.$N$4];0));IF(MOD([.$N$3];12)=3;IF(108&lt;[.L10];ROUNDUP([.$N$4];0);ROUNDDOWN([.$N$4];0));IF(MOD([.$N$3];12)=4;IF(96&lt;[.L10];ROUNDUP([.$N$4];0);ROUNDDOWN([.$N$4];0));IF(MOD([.$N$3];12)=5;IF(84&lt;[.L10];ROUNDUP([.$N$4];0);ROUNDDOWN([.$N$4];0));IF(MOD([.$N$3];12)=6;IF(72&lt;[.L10];ROUNDUP([.$N$4];0);ROUNDDOWN([.$N$4];0));IF(MOD([.$N$3];12)=7;IF(60&lt;[.L10];ROUNDUP([.$N$4];0);ROUNDDOWN([.$N$4];0));IF(MOD([.$N$3];12)=8;IF(48&lt;[.L10];ROUNDUP([.$N$4];0);ROUNDDOWN([.$N$4];0));IF(MOD([.$N$3];12)=9;IF(36&lt;[.L10];ROUNDUP([.$N$4];0);ROUNDDOWN([.$N$4];0));IF(MOD([.$N$3];12)=10;IF(24&lt;[.L10];ROUNDUP([.$N$4];0);ROUNDDOWN([.$N$4];0));IF(MOD([.$N$3];12)=11;IF(12&lt;[.L10];ROUNDUP([.$N$4];0);ROUNDDOWN([.$N$4];0));ORG.LIBREOFFICE.RAWSUBTRACT([.$N$4];ROUNDDOWN([.$N$4];0))))))))))))))+[.L10]" office:value-type="float" office:value="41" calcext:value-type="float">
            <text:p>41</text:p>
          </table:table-cell>
          <table:table-cell table:style-name="ce21" table:formula="of:=IF(MOD([.$N$3];12)=0;ROUNDDOWN([.$N$4];0);IF(MOD([.$N$3];12)=1;IF(132&lt;[.M10];ROUNDUP([.$N$4];0);ROUNDDOWN([.$N$4];0));IF(MOD([.$N$3];12)=2;IF(120&lt;[.M10];ROUNDUP([.$N$4];0);ROUNDDOWN([.$N$4];0));IF(MOD([.$N$3];12)=3;IF(108&lt;[.M10];ROUNDUP([.$N$4];0);ROUNDDOWN([.$N$4];0));IF(MOD([.$N$3];12)=4;IF(96&lt;[.M10];ROUNDUP([.$N$4];0);ROUNDDOWN([.$N$4];0));IF(MOD([.$N$3];12)=5;IF(84&lt;[.M10];ROUNDUP([.$N$4];0);ROUNDDOWN([.$N$4];0));IF(MOD([.$N$3];12)=6;IF(72&lt;[.M10];ROUNDUP([.$N$4];0);ROUNDDOWN([.$N$4];0));IF(MOD([.$N$3];12)=7;IF(60&lt;[.M10];ROUNDUP([.$N$4];0);ROUNDDOWN([.$N$4];0));IF(MOD([.$N$3];12)=8;IF(48&lt;[.M10];ROUNDUP([.$N$4];0);ROUNDDOWN([.$N$4];0));IF(MOD([.$N$3];12)=9;IF(36&lt;[.M10];ROUNDUP([.$N$4];0);ROUNDDOWN([.$N$4];0));IF(MOD([.$N$3];12)=10;IF(24&lt;[.M10];ROUNDUP([.$N$4];0);ROUNDDOWN([.$N$4];0));IF(MOD([.$N$3];12)=11;IF(12&lt;[.M10];ROUNDUP([.$N$4];0);ROUNDDOWN([.$N$4];0));ORG.LIBREOFFICE.RAWSUBTRACT([.$N$4];ROUNDDOWN([.$N$4];0))))))))))))))+[.M10]" office:value-type="float" office:value="111" calcext:value-type="float">
            <text:p>111</text:p>
          </table:table-cell>
          <table:table-cell table:style-name="ce22" table:formula="of:=SUM([.B23:.M23])" office:value-type="float" office:value="906" calcext:value-type="float">
            <text:p>906</text:p>
          </table:table-cell>
          <table:table-cell table:number-columns-repeated="1010"/>
        </table:table-row>
        <table:table-row table:style-name="ro1">
          <table:table-cell/>
          <table:table-cell table:style-name="ce21" table:formula="of:=IF(MOD([.$N$3];12)=0;ROUNDDOWN([.$N$4];0);IF(MOD([.$N$3];12)=1;IF(132&lt;[.B11];ROUNDUP([.$N$4];0);ROUNDDOWN([.$N$4];0));IF(MOD([.$N$3];12)=2;IF(120&lt;[.B11];ROUNDUP([.$N$4];0);ROUNDDOWN([.$N$4];0));IF(MOD([.$N$3];12)=3;IF(108&lt;[.B11];ROUNDUP([.$N$4];0);ROUNDDOWN([.$N$4];0));IF(MOD([.$N$3];12)=4;IF(96&lt;[.B11];ROUNDUP([.$N$4];0);ROUNDDOWN([.$N$4];0));IF(MOD([.$N$3];12)=5;IF(84&lt;[.B11];ROUNDUP([.$N$4];0);ROUNDDOWN([.$N$4];0));IF(MOD([.$N$3];12)=6;IF(72&lt;[.B11];ROUNDUP([.$N$4];0);ROUNDDOWN([.$N$4];0));IF(MOD([.$N$3];12)=7;IF(60&lt;[.B11];ROUNDUP([.$N$4];0);ROUNDDOWN([.$N$4];0));IF(MOD([.$N$3];12)=8;IF(48&lt;[.B11];ROUNDUP([.$N$4];0);ROUNDDOWN([.$N$4];0));IF(MOD([.$N$3];12)=9;IF(36&lt;[.B11];ROUNDUP([.$N$4];0);ROUNDDOWN([.$N$4];0));IF(MOD([.$N$3];12)=10;IF(24&lt;[.B11];ROUNDUP([.$N$4];0);ROUNDDOWN([.$N$4];0));IF(MOD([.$N$3];12)=11;IF(12&lt;[.B11];ROUNDUP([.$N$4];0);ROUNDDOWN([.$N$4];0));ORG.LIBREOFFICE.RAWSUBTRACT([.$N$4];ROUNDDOWN([.$N$4];0))))))))))))))+[.B11]" office:value-type="float" office:value="123" calcext:value-type="float">
            <text:p>123</text:p>
          </table:table-cell>
          <table:table-cell table:style-name="ce21" table:formula="of:=IF(MOD([.$N$3];12)=0;ROUNDDOWN([.$N$4];0);IF(MOD([.$N$3];12)=1;IF(132&lt;[.C11];ROUNDUP([.$N$4];0);ROUNDDOWN([.$N$4];0));IF(MOD([.$N$3];12)=2;IF(120&lt;[.C11];ROUNDUP([.$N$4];0);ROUNDDOWN([.$N$4];0));IF(MOD([.$N$3];12)=3;IF(108&lt;[.C11];ROUNDUP([.$N$4];0);ROUNDDOWN([.$N$4];0));IF(MOD([.$N$3];12)=4;IF(96&lt;[.C11];ROUNDUP([.$N$4];0);ROUNDDOWN([.$N$4];0));IF(MOD([.$N$3];12)=5;IF(84&lt;[.C11];ROUNDUP([.$N$4];0);ROUNDDOWN([.$N$4];0));IF(MOD([.$N$3];12)=6;IF(72&lt;[.C11];ROUNDUP([.$N$4];0);ROUNDDOWN([.$N$4];0));IF(MOD([.$N$3];12)=7;IF(60&lt;[.C11];ROUNDUP([.$N$4];0);ROUNDDOWN([.$N$4];0));IF(MOD([.$N$3];12)=8;IF(48&lt;[.C11];ROUNDUP([.$N$4];0);ROUNDDOWN([.$N$4];0));IF(MOD([.$N$3];12)=9;IF(36&lt;[.C11];ROUNDUP([.$N$4];0);ROUNDDOWN([.$N$4];0));IF(MOD([.$N$3];12)=10;IF(24&lt;[.C11];ROUNDUP([.$N$4];0);ROUNDDOWN([.$N$4];0));IF(MOD([.$N$3];12)=11;IF(12&lt;[.C11];ROUNDUP([.$N$4];0);ROUNDDOWN([.$N$4];0));ORG.LIBREOFFICE.RAWSUBTRACT([.$N$4];ROUNDDOWN([.$N$4];0))))))))))))))+[.C11]" office:value-type="float" office:value="28" calcext:value-type="float">
            <text:p>28</text:p>
          </table:table-cell>
          <table:table-cell table:style-name="ce21" table:formula="of:=IF(MOD([.$N$3];12)=0;ROUNDDOWN([.$N$4];0);IF(MOD([.$N$3];12)=1;IF(132&lt;[.D11];ROUNDUP([.$N$4];0);ROUNDDOWN([.$N$4];0));IF(MOD([.$N$3];12)=2;IF(120&lt;[.D11];ROUNDUP([.$N$4];0);ROUNDDOWN([.$N$4];0));IF(MOD([.$N$3];12)=3;IF(108&lt;[.D11];ROUNDUP([.$N$4];0);ROUNDDOWN([.$N$4];0));IF(MOD([.$N$3];12)=4;IF(96&lt;[.D11];ROUNDUP([.$N$4];0);ROUNDDOWN([.$N$4];0));IF(MOD([.$N$3];12)=5;IF(84&lt;[.D11];ROUNDUP([.$N$4];0);ROUNDDOWN([.$N$4];0));IF(MOD([.$N$3];12)=6;IF(72&lt;[.D11];ROUNDUP([.$N$4];0);ROUNDDOWN([.$N$4];0));IF(MOD([.$N$3];12)=7;IF(60&lt;[.D11];ROUNDUP([.$N$4];0);ROUNDDOWN([.$N$4];0));IF(MOD([.$N$3];12)=8;IF(48&lt;[.D11];ROUNDUP([.$N$4];0);ROUNDDOWN([.$N$4];0));IF(MOD([.$N$3];12)=9;IF(36&lt;[.D11];ROUNDUP([.$N$4];0);ROUNDDOWN([.$N$4];0));IF(MOD([.$N$3];12)=10;IF(24&lt;[.D11];ROUNDUP([.$N$4];0);ROUNDDOWN([.$N$4];0));IF(MOD([.$N$3];12)=11;IF(12&lt;[.D11];ROUNDUP([.$N$4];0);ROUNDDOWN([.$N$4];0));ORG.LIBREOFFICE.RAWSUBTRACT([.$N$4];ROUNDDOWN([.$N$4];0))))))))))))))+[.D11]" office:value-type="float" office:value="36" calcext:value-type="float">
            <text:p>36</text:p>
          </table:table-cell>
          <table:table-cell table:style-name="ce21" table:formula="of:=IF(MOD([.$N$3];12)=0;ROUNDDOWN([.$N$4];0);IF(MOD([.$N$3];12)=1;IF(132&lt;[.E11];ROUNDUP([.$N$4];0);ROUNDDOWN([.$N$4];0));IF(MOD([.$N$3];12)=2;IF(120&lt;[.E11];ROUNDUP([.$N$4];0);ROUNDDOWN([.$N$4];0));IF(MOD([.$N$3];12)=3;IF(108&lt;[.E11];ROUNDUP([.$N$4];0);ROUNDDOWN([.$N$4];0));IF(MOD([.$N$3];12)=4;IF(96&lt;[.E11];ROUNDUP([.$N$4];0);ROUNDDOWN([.$N$4];0));IF(MOD([.$N$3];12)=5;IF(84&lt;[.E11];ROUNDUP([.$N$4];0);ROUNDDOWN([.$N$4];0));IF(MOD([.$N$3];12)=6;IF(72&lt;[.E11];ROUNDUP([.$N$4];0);ROUNDDOWN([.$N$4];0));IF(MOD([.$N$3];12)=7;IF(60&lt;[.E11];ROUNDUP([.$N$4];0);ROUNDDOWN([.$N$4];0));IF(MOD([.$N$3];12)=8;IF(48&lt;[.E11];ROUNDUP([.$N$4];0);ROUNDDOWN([.$N$4];0));IF(MOD([.$N$3];12)=9;IF(36&lt;[.E11];ROUNDUP([.$N$4];0);ROUNDDOWN([.$N$4];0));IF(MOD([.$N$3];12)=10;IF(24&lt;[.E11];ROUNDUP([.$N$4];0);ROUNDDOWN([.$N$4];0));IF(MOD([.$N$3];12)=11;IF(12&lt;[.E11];ROUNDUP([.$N$4];0);ROUNDDOWN([.$N$4];0));ORG.LIBREOFFICE.RAWSUBTRACT([.$N$4];ROUNDDOWN([.$N$4];0))))))))))))))+[.E11]" office:value-type="float" office:value="120" calcext:value-type="float">
            <text:p>120</text:p>
          </table:table-cell>
          <table:table-cell table:style-name="ce21" table:formula="of:=IF(MOD([.$N$3];12)=0;ROUNDDOWN([.$N$4];0);IF(MOD([.$N$3];12)=1;IF(132&lt;[.F11];ROUNDUP([.$N$4];0);ROUNDDOWN([.$N$4];0));IF(MOD([.$N$3];12)=2;IF(120&lt;[.F11];ROUNDUP([.$N$4];0);ROUNDDOWN([.$N$4];0));IF(MOD([.$N$3];12)=3;IF(108&lt;[.F11];ROUNDUP([.$N$4];0);ROUNDDOWN([.$N$4];0));IF(MOD([.$N$3];12)=4;IF(96&lt;[.F11];ROUNDUP([.$N$4];0);ROUNDDOWN([.$N$4];0));IF(MOD([.$N$3];12)=5;IF(84&lt;[.F11];ROUNDUP([.$N$4];0);ROUNDDOWN([.$N$4];0));IF(MOD([.$N$3];12)=6;IF(72&lt;[.F11];ROUNDUP([.$N$4];0);ROUNDDOWN([.$N$4];0));IF(MOD([.$N$3];12)=7;IF(60&lt;[.F11];ROUNDUP([.$N$4];0);ROUNDDOWN([.$N$4];0));IF(MOD([.$N$3];12)=8;IF(48&lt;[.F11];ROUNDUP([.$N$4];0);ROUNDDOWN([.$N$4];0));IF(MOD([.$N$3];12)=9;IF(36&lt;[.F11];ROUNDUP([.$N$4];0);ROUNDDOWN([.$N$4];0));IF(MOD([.$N$3];12)=10;IF(24&lt;[.F11];ROUNDUP([.$N$4];0);ROUNDDOWN([.$N$4];0));IF(MOD([.$N$3];12)=11;IF(12&lt;[.F11];ROUNDUP([.$N$4];0);ROUNDDOWN([.$N$4];0));ORG.LIBREOFFICE.RAWSUBTRACT([.$N$4];ROUNDDOWN([.$N$4];0))))))))))))))+[.F11]" office:value-type="float" office:value="31" calcext:value-type="float">
            <text:p>31</text:p>
          </table:table-cell>
          <table:table-cell table:style-name="ce21" table:formula="of:=IF(MOD([.$N$3];12)=0;ROUNDDOWN([.$N$4];0);IF(MOD([.$N$3];12)=1;IF(132&lt;[.G11];ROUNDUP([.$N$4];0);ROUNDDOWN([.$N$4];0));IF(MOD([.$N$3];12)=2;IF(120&lt;[.G11];ROUNDUP([.$N$4];0);ROUNDDOWN([.$N$4];0));IF(MOD([.$N$3];12)=3;IF(108&lt;[.G11];ROUNDUP([.$N$4];0);ROUNDDOWN([.$N$4];0));IF(MOD([.$N$3];12)=4;IF(96&lt;[.G11];ROUNDUP([.$N$4];0);ROUNDDOWN([.$N$4];0));IF(MOD([.$N$3];12)=5;IF(84&lt;[.G11];ROUNDUP([.$N$4];0);ROUNDDOWN([.$N$4];0));IF(MOD([.$N$3];12)=6;IF(72&lt;[.G11];ROUNDUP([.$N$4];0);ROUNDDOWN([.$N$4];0));IF(MOD([.$N$3];12)=7;IF(60&lt;[.G11];ROUNDUP([.$N$4];0);ROUNDDOWN([.$N$4];0));IF(MOD([.$N$3];12)=8;IF(48&lt;[.G11];ROUNDUP([.$N$4];0);ROUNDDOWN([.$N$4];0));IF(MOD([.$N$3];12)=9;IF(36&lt;[.G11];ROUNDUP([.$N$4];0);ROUNDDOWN([.$N$4];0));IF(MOD([.$N$3];12)=10;IF(24&lt;[.G11];ROUNDUP([.$N$4];0);ROUNDDOWN([.$N$4];0));IF(MOD([.$N$3];12)=11;IF(12&lt;[.G11];ROUNDUP([.$N$4];0);ROUNDDOWN([.$N$4];0));ORG.LIBREOFFICE.RAWSUBTRACT([.$N$4];ROUNDDOWN([.$N$4];0))))))))))))))+[.G11]" office:value-type="float" office:value="117" calcext:value-type="float">
            <text:p>117</text:p>
          </table:table-cell>
          <table:table-cell table:style-name="ce21" table:formula="of:=IF(MOD([.$N$3];12)=0;ROUNDDOWN([.$N$4];0);IF(MOD([.$N$3];12)=1;IF(132&lt;[.H11];ROUNDUP([.$N$4];0);ROUNDDOWN([.$N$4];0));IF(MOD([.$N$3];12)=2;IF(120&lt;[.H11];ROUNDUP([.$N$4];0);ROUNDDOWN([.$N$4];0));IF(MOD([.$N$3];12)=3;IF(108&lt;[.H11];ROUNDUP([.$N$4];0);ROUNDDOWN([.$N$4];0));IF(MOD([.$N$3];12)=4;IF(96&lt;[.H11];ROUNDUP([.$N$4];0);ROUNDDOWN([.$N$4];0));IF(MOD([.$N$3];12)=5;IF(84&lt;[.H11];ROUNDUP([.$N$4];0);ROUNDDOWN([.$N$4];0));IF(MOD([.$N$3];12)=6;IF(72&lt;[.H11];ROUNDUP([.$N$4];0);ROUNDDOWN([.$N$4];0));IF(MOD([.$N$3];12)=7;IF(60&lt;[.H11];ROUNDUP([.$N$4];0);ROUNDDOWN([.$N$4];0));IF(MOD([.$N$3];12)=8;IF(48&lt;[.H11];ROUNDUP([.$N$4];0);ROUNDDOWN([.$N$4];0));IF(MOD([.$N$3];12)=9;IF(36&lt;[.H11];ROUNDUP([.$N$4];0);ROUNDDOWN([.$N$4];0));IF(MOD([.$N$3];12)=10;IF(24&lt;[.H11];ROUNDUP([.$N$4];0);ROUNDDOWN([.$N$4];0));IF(MOD([.$N$3];12)=11;IF(12&lt;[.H11];ROUNDUP([.$N$4];0);ROUNDDOWN([.$N$4];0));ORG.LIBREOFFICE.RAWSUBTRACT([.$N$4];ROUNDDOWN([.$N$4];0))))))))))))))+[.H11]" office:value-type="float" office:value="118" calcext:value-type="float">
            <text:p>118</text:p>
          </table:table-cell>
          <table:table-cell table:style-name="ce21" table:formula="of:=IF(MOD([.$N$3];12)=0;ROUNDDOWN([.$N$4];0);IF(MOD([.$N$3];12)=1;IF(132&lt;[.I11];ROUNDUP([.$N$4];0);ROUNDDOWN([.$N$4];0));IF(MOD([.$N$3];12)=2;IF(120&lt;[.I11];ROUNDUP([.$N$4];0);ROUNDDOWN([.$N$4];0));IF(MOD([.$N$3];12)=3;IF(108&lt;[.I11];ROUNDUP([.$N$4];0);ROUNDDOWN([.$N$4];0));IF(MOD([.$N$3];12)=4;IF(96&lt;[.I11];ROUNDUP([.$N$4];0);ROUNDDOWN([.$N$4];0));IF(MOD([.$N$3];12)=5;IF(84&lt;[.I11];ROUNDUP([.$N$4];0);ROUNDDOWN([.$N$4];0));IF(MOD([.$N$3];12)=6;IF(72&lt;[.I11];ROUNDUP([.$N$4];0);ROUNDDOWN([.$N$4];0));IF(MOD([.$N$3];12)=7;IF(60&lt;[.I11];ROUNDUP([.$N$4];0);ROUNDDOWN([.$N$4];0));IF(MOD([.$N$3];12)=8;IF(48&lt;[.I11];ROUNDUP([.$N$4];0);ROUNDDOWN([.$N$4];0));IF(MOD([.$N$3];12)=9;IF(36&lt;[.I11];ROUNDUP([.$N$4];0);ROUNDDOWN([.$N$4];0));IF(MOD([.$N$3];12)=10;IF(24&lt;[.I11];ROUNDUP([.$N$4];0);ROUNDDOWN([.$N$4];0));IF(MOD([.$N$3];12)=11;IF(12&lt;[.I11];ROUNDUP([.$N$4];0);ROUNDDOWN([.$N$4];0));ORG.LIBREOFFICE.RAWSUBTRACT([.$N$4];ROUNDDOWN([.$N$4];0))))))))))))))+[.I11]" office:value-type="float" office:value="34" calcext:value-type="float">
            <text:p>34</text:p>
          </table:table-cell>
          <table:table-cell table:style-name="ce21" table:formula="of:=IF(MOD([.$N$3];12)=0;ROUNDDOWN([.$N$4];0);IF(MOD([.$N$3];12)=1;IF(132&lt;[.J11];ROUNDUP([.$N$4];0);ROUNDDOWN([.$N$4];0));IF(MOD([.$N$3];12)=2;IF(120&lt;[.J11];ROUNDUP([.$N$4];0);ROUNDDOWN([.$N$4];0));IF(MOD([.$N$3];12)=3;IF(108&lt;[.J11];ROUNDUP([.$N$4];0);ROUNDDOWN([.$N$4];0));IF(MOD([.$N$3];12)=4;IF(96&lt;[.J11];ROUNDUP([.$N$4];0);ROUNDDOWN([.$N$4];0));IF(MOD([.$N$3];12)=5;IF(84&lt;[.J11];ROUNDUP([.$N$4];0);ROUNDDOWN([.$N$4];0));IF(MOD([.$N$3];12)=6;IF(72&lt;[.J11];ROUNDUP([.$N$4];0);ROUNDDOWN([.$N$4];0));IF(MOD([.$N$3];12)=7;IF(60&lt;[.J11];ROUNDUP([.$N$4];0);ROUNDDOWN([.$N$4];0));IF(MOD([.$N$3];12)=8;IF(48&lt;[.J11];ROUNDUP([.$N$4];0);ROUNDDOWN([.$N$4];0));IF(MOD([.$N$3];12)=9;IF(36&lt;[.J11];ROUNDUP([.$N$4];0);ROUNDDOWN([.$N$4];0));IF(MOD([.$N$3];12)=10;IF(24&lt;[.J11];ROUNDUP([.$N$4];0);ROUNDDOWN([.$N$4];0));IF(MOD([.$N$3];12)=11;IF(12&lt;[.J11];ROUNDUP([.$N$4];0);ROUNDDOWN([.$N$4];0));ORG.LIBREOFFICE.RAWSUBTRACT([.$N$4];ROUNDDOWN([.$N$4];0))))))))))))))+[.J11]" office:value-type="float" office:value="115" calcext:value-type="float">
            <text:p>115</text:p>
          </table:table-cell>
          <table:table-cell table:style-name="ce21" table:formula="of:=IF(MOD([.$N$3];12)=0;ROUNDDOWN([.$N$4];0);IF(MOD([.$N$3];12)=1;IF(132&lt;[.K11];ROUNDUP([.$N$4];0);ROUNDDOWN([.$N$4];0));IF(MOD([.$N$3];12)=2;IF(120&lt;[.K11];ROUNDUP([.$N$4];0);ROUNDDOWN([.$N$4];0));IF(MOD([.$N$3];12)=3;IF(108&lt;[.K11];ROUNDUP([.$N$4];0);ROUNDDOWN([.$N$4];0));IF(MOD([.$N$3];12)=4;IF(96&lt;[.K11];ROUNDUP([.$N$4];0);ROUNDDOWN([.$N$4];0));IF(MOD([.$N$3];12)=5;IF(84&lt;[.K11];ROUNDUP([.$N$4];0);ROUNDDOWN([.$N$4];0));IF(MOD([.$N$3];12)=6;IF(72&lt;[.K11];ROUNDUP([.$N$4];0);ROUNDDOWN([.$N$4];0));IF(MOD([.$N$3];12)=7;IF(60&lt;[.K11];ROUNDUP([.$N$4];0);ROUNDDOWN([.$N$4];0));IF(MOD([.$N$3];12)=8;IF(48&lt;[.K11];ROUNDUP([.$N$4];0);ROUNDDOWN([.$N$4];0));IF(MOD([.$N$3];12)=9;IF(36&lt;[.K11];ROUNDUP([.$N$4];0);ROUNDDOWN([.$N$4];0));IF(MOD([.$N$3];12)=10;IF(24&lt;[.K11];ROUNDUP([.$N$4];0);ROUNDDOWN([.$N$4];0));IF(MOD([.$N$3];12)=11;IF(12&lt;[.K11];ROUNDUP([.$N$4];0);ROUNDDOWN([.$N$4];0));ORG.LIBREOFFICE.RAWSUBTRACT([.$N$4];ROUNDDOWN([.$N$4];0))))))))))))))+[.K11]" office:value-type="float" office:value="29" calcext:value-type="float">
            <text:p>29</text:p>
          </table:table-cell>
          <table:table-cell table:style-name="ce21" table:formula="of:=IF(MOD([.$N$3];12)=0;ROUNDDOWN([.$N$4];0);IF(MOD([.$N$3];12)=1;IF(132&lt;[.L11];ROUNDUP([.$N$4];0);ROUNDDOWN([.$N$4];0));IF(MOD([.$N$3];12)=2;IF(120&lt;[.L11];ROUNDUP([.$N$4];0);ROUNDDOWN([.$N$4];0));IF(MOD([.$N$3];12)=3;IF(108&lt;[.L11];ROUNDUP([.$N$4];0);ROUNDDOWN([.$N$4];0));IF(MOD([.$N$3];12)=4;IF(96&lt;[.L11];ROUNDUP([.$N$4];0);ROUNDDOWN([.$N$4];0));IF(MOD([.$N$3];12)=5;IF(84&lt;[.L11];ROUNDUP([.$N$4];0);ROUNDDOWN([.$N$4];0));IF(MOD([.$N$3];12)=6;IF(72&lt;[.L11];ROUNDUP([.$N$4];0);ROUNDDOWN([.$N$4];0));IF(MOD([.$N$3];12)=7;IF(60&lt;[.L11];ROUNDUP([.$N$4];0);ROUNDDOWN([.$N$4];0));IF(MOD([.$N$3];12)=8;IF(48&lt;[.L11];ROUNDUP([.$N$4];0);ROUNDDOWN([.$N$4];0));IF(MOD([.$N$3];12)=9;IF(36&lt;[.L11];ROUNDUP([.$N$4];0);ROUNDDOWN([.$N$4];0));IF(MOD([.$N$3];12)=10;IF(24&lt;[.L11];ROUNDUP([.$N$4];0);ROUNDDOWN([.$N$4];0));IF(MOD([.$N$3];12)=11;IF(12&lt;[.L11];ROUNDUP([.$N$4];0);ROUNDDOWN([.$N$4];0));ORG.LIBREOFFICE.RAWSUBTRACT([.$N$4];ROUNDDOWN([.$N$4];0))))))))))))))+[.L11]" office:value-type="float" office:value="122" calcext:value-type="float">
            <text:p>122</text:p>
          </table:table-cell>
          <table:table-cell table:style-name="ce21" table:formula="of:=IF(MOD([.$N$3];12)=0;ROUNDDOWN([.$N$4];0);IF(MOD([.$N$3];12)=1;IF(132&lt;[.M11];ROUNDUP([.$N$4];0);ROUNDDOWN([.$N$4];0));IF(MOD([.$N$3];12)=2;IF(120&lt;[.M11];ROUNDUP([.$N$4];0);ROUNDDOWN([.$N$4];0));IF(MOD([.$N$3];12)=3;IF(108&lt;[.M11];ROUNDUP([.$N$4];0);ROUNDDOWN([.$N$4];0));IF(MOD([.$N$3];12)=4;IF(96&lt;[.M11];ROUNDUP([.$N$4];0);ROUNDDOWN([.$N$4];0));IF(MOD([.$N$3];12)=5;IF(84&lt;[.M11];ROUNDUP([.$N$4];0);ROUNDDOWN([.$N$4];0));IF(MOD([.$N$3];12)=6;IF(72&lt;[.M11];ROUNDUP([.$N$4];0);ROUNDDOWN([.$N$4];0));IF(MOD([.$N$3];12)=7;IF(60&lt;[.M11];ROUNDUP([.$N$4];0);ROUNDDOWN([.$N$4];0));IF(MOD([.$N$3];12)=8;IF(48&lt;[.M11];ROUNDUP([.$N$4];0);ROUNDDOWN([.$N$4];0));IF(MOD([.$N$3];12)=9;IF(36&lt;[.M11];ROUNDUP([.$N$4];0);ROUNDDOWN([.$N$4];0));IF(MOD([.$N$3];12)=10;IF(24&lt;[.M11];ROUNDUP([.$N$4];0);ROUNDDOWN([.$N$4];0));IF(MOD([.$N$3];12)=11;IF(12&lt;[.M11];ROUNDUP([.$N$4];0);ROUNDDOWN([.$N$4];0));ORG.LIBREOFFICE.RAWSUBTRACT([.$N$4];ROUNDDOWN([.$N$4];0))))))))))))))+[.M11]" office:value-type="float" office:value="27" calcext:value-type="float">
            <text:p>27</text:p>
          </table:table-cell>
          <table:table-cell table:style-name="ce22" table:formula="of:=SUM([.B24:.M24])" office:value-type="float" office:value="900" calcext:value-type="float">
            <text:p>900</text:p>
          </table:table-cell>
          <table:table-cell table:number-columns-repeated="1010"/>
        </table:table-row>
        <table:table-row table:style-name="ro1">
          <table:table-cell/>
          <table:table-cell table:style-name="ce21" table:formula="of:=IF(MOD([.$N$3];12)=0;ROUNDDOWN([.$N$4];0);IF(MOD([.$N$3];12)=1;IF(132&lt;[.B12];ROUNDUP([.$N$4];0);ROUNDDOWN([.$N$4];0));IF(MOD([.$N$3];12)=2;IF(120&lt;[.B12];ROUNDUP([.$N$4];0);ROUNDDOWN([.$N$4];0));IF(MOD([.$N$3];12)=3;IF(108&lt;[.B12];ROUNDUP([.$N$4];0);ROUNDDOWN([.$N$4];0));IF(MOD([.$N$3];12)=4;IF(96&lt;[.B12];ROUNDUP([.$N$4];0);ROUNDDOWN([.$N$4];0));IF(MOD([.$N$3];12)=5;IF(84&lt;[.B12];ROUNDUP([.$N$4];0);ROUNDDOWN([.$N$4];0));IF(MOD([.$N$3];12)=6;IF(72&lt;[.B12];ROUNDUP([.$N$4];0);ROUNDDOWN([.$N$4];0));IF(MOD([.$N$3];12)=7;IF(60&lt;[.B12];ROUNDUP([.$N$4];0);ROUNDDOWN([.$N$4];0));IF(MOD([.$N$3];12)=8;IF(48&lt;[.B12];ROUNDUP([.$N$4];0);ROUNDDOWN([.$N$4];0));IF(MOD([.$N$3];12)=9;IF(36&lt;[.B12];ROUNDUP([.$N$4];0);ROUNDDOWN([.$N$4];0));IF(MOD([.$N$3];12)=10;IF(24&lt;[.B12];ROUNDUP([.$N$4];0);ROUNDDOWN([.$N$4];0));IF(MOD([.$N$3];12)=11;IF(12&lt;[.B12];ROUNDUP([.$N$4];0);ROUNDDOWN([.$N$4];0));ORG.LIBREOFFICE.RAWSUBTRACT([.$N$4];ROUNDDOWN([.$N$4];0))))))))))))))+[.B12]" office:value-type="float" office:value="15" calcext:value-type="float">
            <text:p>15</text:p>
          </table:table-cell>
          <table:table-cell table:style-name="ce21" table:formula="of:=IF(MOD([.$N$3];12)=0;ROUNDDOWN([.$N$4];0);IF(MOD([.$N$3];12)=1;IF(132&lt;[.C12];ROUNDUP([.$N$4];0);ROUNDDOWN([.$N$4];0));IF(MOD([.$N$3];12)=2;IF(120&lt;[.C12];ROUNDUP([.$N$4];0);ROUNDDOWN([.$N$4];0));IF(MOD([.$N$3];12)=3;IF(108&lt;[.C12];ROUNDUP([.$N$4];0);ROUNDDOWN([.$N$4];0));IF(MOD([.$N$3];12)=4;IF(96&lt;[.C12];ROUNDUP([.$N$4];0);ROUNDDOWN([.$N$4];0));IF(MOD([.$N$3];12)=5;IF(84&lt;[.C12];ROUNDUP([.$N$4];0);ROUNDDOWN([.$N$4];0));IF(MOD([.$N$3];12)=6;IF(72&lt;[.C12];ROUNDUP([.$N$4];0);ROUNDDOWN([.$N$4];0));IF(MOD([.$N$3];12)=7;IF(60&lt;[.C12];ROUNDUP([.$N$4];0);ROUNDDOWN([.$N$4];0));IF(MOD([.$N$3];12)=8;IF(48&lt;[.C12];ROUNDUP([.$N$4];0);ROUNDDOWN([.$N$4];0));IF(MOD([.$N$3];12)=9;IF(36&lt;[.C12];ROUNDUP([.$N$4];0);ROUNDDOWN([.$N$4];0));IF(MOD([.$N$3];12)=10;IF(24&lt;[.C12];ROUNDUP([.$N$4];0);ROUNDDOWN([.$N$4];0));IF(MOD([.$N$3];12)=11;IF(12&lt;[.C12];ROUNDUP([.$N$4];0);ROUNDDOWN([.$N$4];0));ORG.LIBREOFFICE.RAWSUBTRACT([.$N$4];ROUNDDOWN([.$N$4];0))))))))))))))+[.C12]" office:value-type="float" office:value="25" calcext:value-type="float">
            <text:p>25</text:p>
          </table:table-cell>
          <table:table-cell table:style-name="ce21" table:formula="of:=IF(MOD([.$N$3];12)=0;ROUNDDOWN([.$N$4];0);IF(MOD([.$N$3];12)=1;IF(132&lt;[.D12];ROUNDUP([.$N$4];0);ROUNDDOWN([.$N$4];0));IF(MOD([.$N$3];12)=2;IF(120&lt;[.D12];ROUNDUP([.$N$4];0);ROUNDDOWN([.$N$4];0));IF(MOD([.$N$3];12)=3;IF(108&lt;[.D12];ROUNDUP([.$N$4];0);ROUNDDOWN([.$N$4];0));IF(MOD([.$N$3];12)=4;IF(96&lt;[.D12];ROUNDUP([.$N$4];0);ROUNDDOWN([.$N$4];0));IF(MOD([.$N$3];12)=5;IF(84&lt;[.D12];ROUNDUP([.$N$4];0);ROUNDDOWN([.$N$4];0));IF(MOD([.$N$3];12)=6;IF(72&lt;[.D12];ROUNDUP([.$N$4];0);ROUNDDOWN([.$N$4];0));IF(MOD([.$N$3];12)=7;IF(60&lt;[.D12];ROUNDUP([.$N$4];0);ROUNDDOWN([.$N$4];0));IF(MOD([.$N$3];12)=8;IF(48&lt;[.D12];ROUNDUP([.$N$4];0);ROUNDDOWN([.$N$4];0));IF(MOD([.$N$3];12)=9;IF(36&lt;[.D12];ROUNDUP([.$N$4];0);ROUNDDOWN([.$N$4];0));IF(MOD([.$N$3];12)=10;IF(24&lt;[.D12];ROUNDUP([.$N$4];0);ROUNDDOWN([.$N$4];0));IF(MOD([.$N$3];12)=11;IF(12&lt;[.D12];ROUNDUP([.$N$4];0);ROUNDDOWN([.$N$4];0));ORG.LIBREOFFICE.RAWSUBTRACT([.$N$4];ROUNDDOWN([.$N$4];0))))))))))))))+[.D12]" office:value-type="float" office:value="133" calcext:value-type="float">
            <text:p>133</text:p>
          </table:table-cell>
          <table:table-cell table:style-name="ce21" table:formula="of:=IF(MOD([.$N$3];12)=0;ROUNDDOWN([.$N$4];0);IF(MOD([.$N$3];12)=1;IF(132&lt;[.E12];ROUNDUP([.$N$4];0);ROUNDDOWN([.$N$4];0));IF(MOD([.$N$3];12)=2;IF(120&lt;[.E12];ROUNDUP([.$N$4];0);ROUNDDOWN([.$N$4];0));IF(MOD([.$N$3];12)=3;IF(108&lt;[.E12];ROUNDUP([.$N$4];0);ROUNDDOWN([.$N$4];0));IF(MOD([.$N$3];12)=4;IF(96&lt;[.E12];ROUNDUP([.$N$4];0);ROUNDDOWN([.$N$4];0));IF(MOD([.$N$3];12)=5;IF(84&lt;[.E12];ROUNDUP([.$N$4];0);ROUNDDOWN([.$N$4];0));IF(MOD([.$N$3];12)=6;IF(72&lt;[.E12];ROUNDUP([.$N$4];0);ROUNDDOWN([.$N$4];0));IF(MOD([.$N$3];12)=7;IF(60&lt;[.E12];ROUNDUP([.$N$4];0);ROUNDDOWN([.$N$4];0));IF(MOD([.$N$3];12)=8;IF(48&lt;[.E12];ROUNDUP([.$N$4];0);ROUNDDOWN([.$N$4];0));IF(MOD([.$N$3];12)=9;IF(36&lt;[.E12];ROUNDUP([.$N$4];0);ROUNDDOWN([.$N$4];0));IF(MOD([.$N$3];12)=10;IF(24&lt;[.E12];ROUNDUP([.$N$4];0);ROUNDDOWN([.$N$4];0));IF(MOD([.$N$3];12)=11;IF(12&lt;[.E12];ROUNDUP([.$N$4];0);ROUNDDOWN([.$N$4];0));ORG.LIBREOFFICE.RAWSUBTRACT([.$N$4];ROUNDDOWN([.$N$4];0))))))))))))))+[.E12]" office:value-type="float" office:value="18" calcext:value-type="float">
            <text:p>18</text:p>
          </table:table-cell>
          <table:table-cell table:style-name="ce21" table:formula="of:=IF(MOD([.$N$3];12)=0;ROUNDDOWN([.$N$4];0);IF(MOD([.$N$3];12)=1;IF(132&lt;[.F12];ROUNDUP([.$N$4];0);ROUNDDOWN([.$N$4];0));IF(MOD([.$N$3];12)=2;IF(120&lt;[.F12];ROUNDUP([.$N$4];0);ROUNDDOWN([.$N$4];0));IF(MOD([.$N$3];12)=3;IF(108&lt;[.F12];ROUNDUP([.$N$4];0);ROUNDDOWN([.$N$4];0));IF(MOD([.$N$3];12)=4;IF(96&lt;[.F12];ROUNDUP([.$N$4];0);ROUNDDOWN([.$N$4];0));IF(MOD([.$N$3];12)=5;IF(84&lt;[.F12];ROUNDUP([.$N$4];0);ROUNDDOWN([.$N$4];0));IF(MOD([.$N$3];12)=6;IF(72&lt;[.F12];ROUNDUP([.$N$4];0);ROUNDDOWN([.$N$4];0));IF(MOD([.$N$3];12)=7;IF(60&lt;[.F12];ROUNDUP([.$N$4];0);ROUNDDOWN([.$N$4];0));IF(MOD([.$N$3];12)=8;IF(48&lt;[.F12];ROUNDUP([.$N$4];0);ROUNDDOWN([.$N$4];0));IF(MOD([.$N$3];12)=9;IF(36&lt;[.F12];ROUNDUP([.$N$4];0);ROUNDDOWN([.$N$4];0));IF(MOD([.$N$3];12)=10;IF(24&lt;[.F12];ROUNDUP([.$N$4];0);ROUNDDOWN([.$N$4];0));IF(MOD([.$N$3];12)=11;IF(12&lt;[.F12];ROUNDUP([.$N$4];0);ROUNDDOWN([.$N$4];0));ORG.LIBREOFFICE.RAWSUBTRACT([.$N$4];ROUNDDOWN([.$N$4];0))))))))))))))+[.F12]" office:value-type="float" office:value="131" calcext:value-type="float">
            <text:p>131</text:p>
          </table:table-cell>
          <table:table-cell table:style-name="ce21" table:formula="of:=IF(MOD([.$N$3];12)=0;ROUNDDOWN([.$N$4];0);IF(MOD([.$N$3];12)=1;IF(132&lt;[.G12];ROUNDUP([.$N$4];0);ROUNDDOWN([.$N$4];0));IF(MOD([.$N$3];12)=2;IF(120&lt;[.G12];ROUNDUP([.$N$4];0);ROUNDDOWN([.$N$4];0));IF(MOD([.$N$3];12)=3;IF(108&lt;[.G12];ROUNDUP([.$N$4];0);ROUNDDOWN([.$N$4];0));IF(MOD([.$N$3];12)=4;IF(96&lt;[.G12];ROUNDUP([.$N$4];0);ROUNDDOWN([.$N$4];0));IF(MOD([.$N$3];12)=5;IF(84&lt;[.G12];ROUNDUP([.$N$4];0);ROUNDDOWN([.$N$4];0));IF(MOD([.$N$3];12)=6;IF(72&lt;[.G12];ROUNDUP([.$N$4];0);ROUNDDOWN([.$N$4];0));IF(MOD([.$N$3];12)=7;IF(60&lt;[.G12];ROUNDUP([.$N$4];0);ROUNDDOWN([.$N$4];0));IF(MOD([.$N$3];12)=8;IF(48&lt;[.G12];ROUNDUP([.$N$4];0);ROUNDDOWN([.$N$4];0));IF(MOD([.$N$3];12)=9;IF(36&lt;[.G12];ROUNDUP([.$N$4];0);ROUNDDOWN([.$N$4];0));IF(MOD([.$N$3];12)=10;IF(24&lt;[.G12];ROUNDUP([.$N$4];0);ROUNDDOWN([.$N$4];0));IF(MOD([.$N$3];12)=11;IF(12&lt;[.G12];ROUNDUP([.$N$4];0);ROUNDDOWN([.$N$4];0));ORG.LIBREOFFICE.RAWSUBTRACT([.$N$4];ROUNDDOWN([.$N$4];0))))))))))))))+[.G12]" office:value-type="float" office:value="21" calcext:value-type="float">
            <text:p>21</text:p>
          </table:table-cell>
          <table:table-cell table:style-name="ce21" table:formula="of:=IF(MOD([.$N$3];12)=0;ROUNDDOWN([.$N$4];0);IF(MOD([.$N$3];12)=1;IF(132&lt;[.H12];ROUNDUP([.$N$4];0);ROUNDDOWN([.$N$4];0));IF(MOD([.$N$3];12)=2;IF(120&lt;[.H12];ROUNDUP([.$N$4];0);ROUNDDOWN([.$N$4];0));IF(MOD([.$N$3];12)=3;IF(108&lt;[.H12];ROUNDUP([.$N$4];0);ROUNDDOWN([.$N$4];0));IF(MOD([.$N$3];12)=4;IF(96&lt;[.H12];ROUNDUP([.$N$4];0);ROUNDDOWN([.$N$4];0));IF(MOD([.$N$3];12)=5;IF(84&lt;[.H12];ROUNDUP([.$N$4];0);ROUNDDOWN([.$N$4];0));IF(MOD([.$N$3];12)=6;IF(72&lt;[.H12];ROUNDUP([.$N$4];0);ROUNDDOWN([.$N$4];0));IF(MOD([.$N$3];12)=7;IF(60&lt;[.H12];ROUNDUP([.$N$4];0);ROUNDDOWN([.$N$4];0));IF(MOD([.$N$3];12)=8;IF(48&lt;[.H12];ROUNDUP([.$N$4];0);ROUNDDOWN([.$N$4];0));IF(MOD([.$N$3];12)=9;IF(36&lt;[.H12];ROUNDUP([.$N$4];0);ROUNDDOWN([.$N$4];0));IF(MOD([.$N$3];12)=10;IF(24&lt;[.H12];ROUNDUP([.$N$4];0);ROUNDDOWN([.$N$4];0));IF(MOD([.$N$3];12)=11;IF(12&lt;[.H12];ROUNDUP([.$N$4];0);ROUNDDOWN([.$N$4];0));ORG.LIBREOFFICE.RAWSUBTRACT([.$N$4];ROUNDDOWN([.$N$4];0))))))))))))))+[.H12]" office:value-type="float" office:value="129" calcext:value-type="float">
            <text:p>129</text:p>
          </table:table-cell>
          <table:table-cell table:style-name="ce21" table:formula="of:=IF(MOD([.$N$3];12)=0;ROUNDDOWN([.$N$4];0);IF(MOD([.$N$3];12)=1;IF(132&lt;[.I12];ROUNDUP([.$N$4];0);ROUNDDOWN([.$N$4];0));IF(MOD([.$N$3];12)=2;IF(120&lt;[.I12];ROUNDUP([.$N$4];0);ROUNDDOWN([.$N$4];0));IF(MOD([.$N$3];12)=3;IF(108&lt;[.I12];ROUNDUP([.$N$4];0);ROUNDDOWN([.$N$4];0));IF(MOD([.$N$3];12)=4;IF(96&lt;[.I12];ROUNDUP([.$N$4];0);ROUNDDOWN([.$N$4];0));IF(MOD([.$N$3];12)=5;IF(84&lt;[.I12];ROUNDUP([.$N$4];0);ROUNDDOWN([.$N$4];0));IF(MOD([.$N$3];12)=6;IF(72&lt;[.I12];ROUNDUP([.$N$4];0);ROUNDDOWN([.$N$4];0));IF(MOD([.$N$3];12)=7;IF(60&lt;[.I12];ROUNDUP([.$N$4];0);ROUNDDOWN([.$N$4];0));IF(MOD([.$N$3];12)=8;IF(48&lt;[.I12];ROUNDUP([.$N$4];0);ROUNDDOWN([.$N$4];0));IF(MOD([.$N$3];12)=9;IF(36&lt;[.I12];ROUNDUP([.$N$4];0);ROUNDDOWN([.$N$4];0));IF(MOD([.$N$3];12)=10;IF(24&lt;[.I12];ROUNDUP([.$N$4];0);ROUNDDOWN([.$N$4];0));IF(MOD([.$N$3];12)=11;IF(12&lt;[.I12];ROUNDUP([.$N$4];0);ROUNDDOWN([.$N$4];0));ORG.LIBREOFFICE.RAWSUBTRACT([.$N$4];ROUNDDOWN([.$N$4];0))))))))))))))+[.I12]" office:value-type="float" office:value="128" calcext:value-type="float">
            <text:p>128</text:p>
          </table:table-cell>
          <table:table-cell table:style-name="ce21" table:formula="of:=IF(MOD([.$N$3];12)=0;ROUNDDOWN([.$N$4];0);IF(MOD([.$N$3];12)=1;IF(132&lt;[.J12];ROUNDUP([.$N$4];0);ROUNDDOWN([.$N$4];0));IF(MOD([.$N$3];12)=2;IF(120&lt;[.J12];ROUNDUP([.$N$4];0);ROUNDDOWN([.$N$4];0));IF(MOD([.$N$3];12)=3;IF(108&lt;[.J12];ROUNDUP([.$N$4];0);ROUNDDOWN([.$N$4];0));IF(MOD([.$N$3];12)=4;IF(96&lt;[.J12];ROUNDUP([.$N$4];0);ROUNDDOWN([.$N$4];0));IF(MOD([.$N$3];12)=5;IF(84&lt;[.J12];ROUNDUP([.$N$4];0);ROUNDDOWN([.$N$4];0));IF(MOD([.$N$3];12)=6;IF(72&lt;[.J12];ROUNDUP([.$N$4];0);ROUNDDOWN([.$N$4];0));IF(MOD([.$N$3];12)=7;IF(60&lt;[.J12];ROUNDUP([.$N$4];0);ROUNDDOWN([.$N$4];0));IF(MOD([.$N$3];12)=8;IF(48&lt;[.J12];ROUNDUP([.$N$4];0);ROUNDDOWN([.$N$4];0));IF(MOD([.$N$3];12)=9;IF(36&lt;[.J12];ROUNDUP([.$N$4];0);ROUNDDOWN([.$N$4];0));IF(MOD([.$N$3];12)=10;IF(24&lt;[.J12];ROUNDUP([.$N$4];0);ROUNDDOWN([.$N$4];0));IF(MOD([.$N$3];12)=11;IF(12&lt;[.J12];ROUNDUP([.$N$4];0);ROUNDDOWN([.$N$4];0));ORG.LIBREOFFICE.RAWSUBTRACT([.$N$4];ROUNDDOWN([.$N$4];0))))))))))))))+[.J12]" office:value-type="float" office:value="23" calcext:value-type="float">
            <text:p>23</text:p>
          </table:table-cell>
          <table:table-cell table:style-name="ce21" table:formula="of:=IF(MOD([.$N$3];12)=0;ROUNDDOWN([.$N$4];0);IF(MOD([.$N$3];12)=1;IF(132&lt;[.K12];ROUNDUP([.$N$4];0);ROUNDDOWN([.$N$4];0));IF(MOD([.$N$3];12)=2;IF(120&lt;[.K12];ROUNDUP([.$N$4];0);ROUNDDOWN([.$N$4];0));IF(MOD([.$N$3];12)=3;IF(108&lt;[.K12];ROUNDUP([.$N$4];0);ROUNDDOWN([.$N$4];0));IF(MOD([.$N$3];12)=4;IF(96&lt;[.K12];ROUNDUP([.$N$4];0);ROUNDDOWN([.$N$4];0));IF(MOD([.$N$3];12)=5;IF(84&lt;[.K12];ROUNDUP([.$N$4];0);ROUNDDOWN([.$N$4];0));IF(MOD([.$N$3];12)=6;IF(72&lt;[.K12];ROUNDUP([.$N$4];0);ROUNDDOWN([.$N$4];0));IF(MOD([.$N$3];12)=7;IF(60&lt;[.K12];ROUNDUP([.$N$4];0);ROUNDDOWN([.$N$4];0));IF(MOD([.$N$3];12)=8;IF(48&lt;[.K12];ROUNDUP([.$N$4];0);ROUNDDOWN([.$N$4];0));IF(MOD([.$N$3];12)=9;IF(36&lt;[.K12];ROUNDUP([.$N$4];0);ROUNDDOWN([.$N$4];0));IF(MOD([.$N$3];12)=10;IF(24&lt;[.K12];ROUNDUP([.$N$4];0);ROUNDDOWN([.$N$4];0));IF(MOD([.$N$3];12)=11;IF(12&lt;[.K12];ROUNDUP([.$N$4];0);ROUNDDOWN([.$N$4];0));ORG.LIBREOFFICE.RAWSUBTRACT([.$N$4];ROUNDDOWN([.$N$4];0))))))))))))))+[.K12]" office:value-type="float" office:value="126" calcext:value-type="float">
            <text:p>126</text:p>
          </table:table-cell>
          <table:table-cell table:style-name="ce21" table:formula="of:=IF(MOD([.$N$3];12)=0;ROUNDDOWN([.$N$4];0);IF(MOD([.$N$3];12)=1;IF(132&lt;[.L12];ROUNDUP([.$N$4];0);ROUNDDOWN([.$N$4];0));IF(MOD([.$N$3];12)=2;IF(120&lt;[.L12];ROUNDUP([.$N$4];0);ROUNDDOWN([.$N$4];0));IF(MOD([.$N$3];12)=3;IF(108&lt;[.L12];ROUNDUP([.$N$4];0);ROUNDDOWN([.$N$4];0));IF(MOD([.$N$3];12)=4;IF(96&lt;[.L12];ROUNDUP([.$N$4];0);ROUNDDOWN([.$N$4];0));IF(MOD([.$N$3];12)=5;IF(84&lt;[.L12];ROUNDUP([.$N$4];0);ROUNDDOWN([.$N$4];0));IF(MOD([.$N$3];12)=6;IF(72&lt;[.L12];ROUNDUP([.$N$4];0);ROUNDDOWN([.$N$4];0));IF(MOD([.$N$3];12)=7;IF(60&lt;[.L12];ROUNDUP([.$N$4];0);ROUNDDOWN([.$N$4];0));IF(MOD([.$N$3];12)=8;IF(48&lt;[.L12];ROUNDUP([.$N$4];0);ROUNDDOWN([.$N$4];0));IF(MOD([.$N$3];12)=9;IF(36&lt;[.L12];ROUNDUP([.$N$4];0);ROUNDDOWN([.$N$4];0));IF(MOD([.$N$3];12)=10;IF(24&lt;[.L12];ROUNDUP([.$N$4];0);ROUNDDOWN([.$N$4];0));IF(MOD([.$N$3];12)=11;IF(12&lt;[.L12];ROUNDUP([.$N$4];0);ROUNDDOWN([.$N$4];0));ORG.LIBREOFFICE.RAWSUBTRACT([.$N$4];ROUNDDOWN([.$N$4];0))))))))))))))+[.L12]" office:value-type="float" office:value="16" calcext:value-type="float">
            <text:p>16</text:p>
          </table:table-cell>
          <table:table-cell table:style-name="ce21" table:formula="of:=IF(MOD([.$N$3];12)=0;ROUNDDOWN([.$N$4];0);IF(MOD([.$N$3];12)=1;IF(132&lt;[.M12];ROUNDUP([.$N$4];0);ROUNDDOWN([.$N$4];0));IF(MOD([.$N$3];12)=2;IF(120&lt;[.M12];ROUNDUP([.$N$4];0);ROUNDDOWN([.$N$4];0));IF(MOD([.$N$3];12)=3;IF(108&lt;[.M12];ROUNDUP([.$N$4];0);ROUNDDOWN([.$N$4];0));IF(MOD([.$N$3];12)=4;IF(96&lt;[.M12];ROUNDUP([.$N$4];0);ROUNDDOWN([.$N$4];0));IF(MOD([.$N$3];12)=5;IF(84&lt;[.M12];ROUNDUP([.$N$4];0);ROUNDDOWN([.$N$4];0));IF(MOD([.$N$3];12)=6;IF(72&lt;[.M12];ROUNDUP([.$N$4];0);ROUNDDOWN([.$N$4];0));IF(MOD([.$N$3];12)=7;IF(60&lt;[.M12];ROUNDUP([.$N$4];0);ROUNDDOWN([.$N$4];0));IF(MOD([.$N$3];12)=8;IF(48&lt;[.M12];ROUNDUP([.$N$4];0);ROUNDDOWN([.$N$4];0));IF(MOD([.$N$3];12)=9;IF(36&lt;[.M12];ROUNDUP([.$N$4];0);ROUNDDOWN([.$N$4];0));IF(MOD([.$N$3];12)=10;IF(24&lt;[.M12];ROUNDUP([.$N$4];0);ROUNDDOWN([.$N$4];0));IF(MOD([.$N$3];12)=11;IF(12&lt;[.M12];ROUNDUP([.$N$4];0);ROUNDDOWN([.$N$4];0));ORG.LIBREOFFICE.RAWSUBTRACT([.$N$4];ROUNDDOWN([.$N$4];0))))))))))))))+[.M12]" office:value-type="float" office:value="135" calcext:value-type="float">
            <text:p>135</text:p>
          </table:table-cell>
          <table:table-cell table:style-name="ce22" table:formula="of:=SUM([.B25:.M25])" office:value-type="float" office:value="900" calcext:value-type="float">
            <text:p>900</text:p>
          </table:table-cell>
          <table:table-cell table:number-columns-repeated="1010"/>
        </table:table-row>
        <table:table-row table:style-name="ro1">
          <table:table-cell/>
          <table:table-cell table:style-name="ce21" table:formula="of:=IF(MOD([.$N$3];12)=0;ROUNDDOWN([.$N$4];0);IF(MOD([.$N$3];12)=1;IF(132&lt;[.B13];ROUNDUP([.$N$4];0);ROUNDDOWN([.$N$4];0));IF(MOD([.$N$3];12)=2;IF(120&lt;[.B13];ROUNDUP([.$N$4];0);ROUNDDOWN([.$N$4];0));IF(MOD([.$N$3];12)=3;IF(108&lt;[.B13];ROUNDUP([.$N$4];0);ROUNDDOWN([.$N$4];0));IF(MOD([.$N$3];12)=4;IF(96&lt;[.B13];ROUNDUP([.$N$4];0);ROUNDDOWN([.$N$4];0));IF(MOD([.$N$3];12)=5;IF(84&lt;[.B13];ROUNDUP([.$N$4];0);ROUNDDOWN([.$N$4];0));IF(MOD([.$N$3];12)=6;IF(72&lt;[.B13];ROUNDUP([.$N$4];0);ROUNDDOWN([.$N$4];0));IF(MOD([.$N$3];12)=7;IF(60&lt;[.B13];ROUNDUP([.$N$4];0);ROUNDDOWN([.$N$4];0));IF(MOD([.$N$3];12)=8;IF(48&lt;[.B13];ROUNDUP([.$N$4];0);ROUNDDOWN([.$N$4];0));IF(MOD([.$N$3];12)=9;IF(36&lt;[.B13];ROUNDUP([.$N$4];0);ROUNDDOWN([.$N$4];0));IF(MOD([.$N$3];12)=10;IF(24&lt;[.B13];ROUNDUP([.$N$4];0);ROUNDDOWN([.$N$4];0));IF(MOD([.$N$3];12)=11;IF(12&lt;[.B13];ROUNDUP([.$N$4];0);ROUNDDOWN([.$N$4];0));ORG.LIBREOFFICE.RAWSUBTRACT([.$N$4];ROUNDDOWN([.$N$4];0))))))))))))))+[.B13]" office:value-type="float" office:value="14" calcext:value-type="float">
            <text:p>14</text:p>
          </table:table-cell>
          <table:table-cell table:style-name="ce21" table:formula="of:=IF(MOD([.$N$3];12)=0;ROUNDDOWN([.$N$4];0);IF(MOD([.$N$3];12)=1;IF(132&lt;[.C13];ROUNDUP([.$N$4];0);ROUNDDOWN([.$N$4];0));IF(MOD([.$N$3];12)=2;IF(120&lt;[.C13];ROUNDUP([.$N$4];0);ROUNDDOWN([.$N$4];0));IF(MOD([.$N$3];12)=3;IF(108&lt;[.C13];ROUNDUP([.$N$4];0);ROUNDDOWN([.$N$4];0));IF(MOD([.$N$3];12)=4;IF(96&lt;[.C13];ROUNDUP([.$N$4];0);ROUNDDOWN([.$N$4];0));IF(MOD([.$N$3];12)=5;IF(84&lt;[.C13];ROUNDUP([.$N$4];0);ROUNDDOWN([.$N$4];0));IF(MOD([.$N$3];12)=6;IF(72&lt;[.C13];ROUNDUP([.$N$4];0);ROUNDDOWN([.$N$4];0));IF(MOD([.$N$3];12)=7;IF(60&lt;[.C13];ROUNDUP([.$N$4];0);ROUNDDOWN([.$N$4];0));IF(MOD([.$N$3];12)=8;IF(48&lt;[.C13];ROUNDUP([.$N$4];0);ROUNDDOWN([.$N$4];0));IF(MOD([.$N$3];12)=9;IF(36&lt;[.C13];ROUNDUP([.$N$4];0);ROUNDDOWN([.$N$4];0));IF(MOD([.$N$3];12)=10;IF(24&lt;[.C13];ROUNDUP([.$N$4];0);ROUNDDOWN([.$N$4];0));IF(MOD([.$N$3];12)=11;IF(12&lt;[.C13];ROUNDUP([.$N$4];0);ROUNDDOWN([.$N$4];0));ORG.LIBREOFFICE.RAWSUBTRACT([.$N$4];ROUNDDOWN([.$N$4];0))))))))))))))+[.C13]" office:value-type="float" office:value="146" calcext:value-type="float">
            <text:p>146</text:p>
          </table:table-cell>
          <table:table-cell table:style-name="ce21" table:formula="of:=IF(MOD([.$N$3];12)=0;ROUNDDOWN([.$N$4];0);IF(MOD([.$N$3];12)=1;IF(132&lt;[.D13];ROUNDUP([.$N$4];0);ROUNDDOWN([.$N$4];0));IF(MOD([.$N$3];12)=2;IF(120&lt;[.D13];ROUNDUP([.$N$4];0);ROUNDDOWN([.$N$4];0));IF(MOD([.$N$3];12)=3;IF(108&lt;[.D13];ROUNDUP([.$N$4];0);ROUNDDOWN([.$N$4];0));IF(MOD([.$N$3];12)=4;IF(96&lt;[.D13];ROUNDUP([.$N$4];0);ROUNDDOWN([.$N$4];0));IF(MOD([.$N$3];12)=5;IF(84&lt;[.D13];ROUNDUP([.$N$4];0);ROUNDDOWN([.$N$4];0));IF(MOD([.$N$3];12)=6;IF(72&lt;[.D13];ROUNDUP([.$N$4];0);ROUNDDOWN([.$N$4];0));IF(MOD([.$N$3];12)=7;IF(60&lt;[.D13];ROUNDUP([.$N$4];0);ROUNDDOWN([.$N$4];0));IF(MOD([.$N$3];12)=8;IF(48&lt;[.D13];ROUNDUP([.$N$4];0);ROUNDDOWN([.$N$4];0));IF(MOD([.$N$3];12)=9;IF(36&lt;[.D13];ROUNDUP([.$N$4];0);ROUNDDOWN([.$N$4];0));IF(MOD([.$N$3];12)=10;IF(24&lt;[.D13];ROUNDUP([.$N$4];0);ROUNDDOWN([.$N$4];0));IF(MOD([.$N$3];12)=11;IF(12&lt;[.D13];ROUNDUP([.$N$4];0);ROUNDDOWN([.$N$4];0));ORG.LIBREOFFICE.RAWSUBTRACT([.$N$4];ROUNDDOWN([.$N$4];0))))))))))))))+[.D13]" office:value-type="float" office:value="5" calcext:value-type="float">
            <text:p>5</text:p>
          </table:table-cell>
          <table:table-cell table:style-name="ce21" table:formula="of:=IF(MOD([.$N$3];12)=0;ROUNDDOWN([.$N$4];0);IF(MOD([.$N$3];12)=1;IF(132&lt;[.E13];ROUNDUP([.$N$4];0);ROUNDDOWN([.$N$4];0));IF(MOD([.$N$3];12)=2;IF(120&lt;[.E13];ROUNDUP([.$N$4];0);ROUNDDOWN([.$N$4];0));IF(MOD([.$N$3];12)=3;IF(108&lt;[.E13];ROUNDUP([.$N$4];0);ROUNDDOWN([.$N$4];0));IF(MOD([.$N$3];12)=4;IF(96&lt;[.E13];ROUNDUP([.$N$4];0);ROUNDDOWN([.$N$4];0));IF(MOD([.$N$3];12)=5;IF(84&lt;[.E13];ROUNDUP([.$N$4];0);ROUNDDOWN([.$N$4];0));IF(MOD([.$N$3];12)=6;IF(72&lt;[.E13];ROUNDUP([.$N$4];0);ROUNDDOWN([.$N$4];0));IF(MOD([.$N$3];12)=7;IF(60&lt;[.E13];ROUNDUP([.$N$4];0);ROUNDDOWN([.$N$4];0));IF(MOD([.$N$3];12)=8;IF(48&lt;[.E13];ROUNDUP([.$N$4];0);ROUNDDOWN([.$N$4];0));IF(MOD([.$N$3];12)=9;IF(36&lt;[.E13];ROUNDUP([.$N$4];0);ROUNDDOWN([.$N$4];0));IF(MOD([.$N$3];12)=10;IF(24&lt;[.E13];ROUNDUP([.$N$4];0);ROUNDDOWN([.$N$4];0));IF(MOD([.$N$3];12)=11;IF(12&lt;[.E13];ROUNDUP([.$N$4];0);ROUNDDOWN([.$N$4];0));ORG.LIBREOFFICE.RAWSUBTRACT([.$N$4];ROUNDDOWN([.$N$4];0))))))))))))))+[.E13]" office:value-type="float" office:value="144" calcext:value-type="float">
            <text:p>144</text:p>
          </table:table-cell>
          <table:table-cell table:style-name="ce21" table:formula="of:=IF(MOD([.$N$3];12)=0;ROUNDDOWN([.$N$4];0);IF(MOD([.$N$3];12)=1;IF(132&lt;[.F13];ROUNDUP([.$N$4];0);ROUNDDOWN([.$N$4];0));IF(MOD([.$N$3];12)=2;IF(120&lt;[.F13];ROUNDUP([.$N$4];0);ROUNDDOWN([.$N$4];0));IF(MOD([.$N$3];12)=3;IF(108&lt;[.F13];ROUNDUP([.$N$4];0);ROUNDDOWN([.$N$4];0));IF(MOD([.$N$3];12)=4;IF(96&lt;[.F13];ROUNDUP([.$N$4];0);ROUNDDOWN([.$N$4];0));IF(MOD([.$N$3];12)=5;IF(84&lt;[.F13];ROUNDUP([.$N$4];0);ROUNDDOWN([.$N$4];0));IF(MOD([.$N$3];12)=6;IF(72&lt;[.F13];ROUNDUP([.$N$4];0);ROUNDDOWN([.$N$4];0));IF(MOD([.$N$3];12)=7;IF(60&lt;[.F13];ROUNDUP([.$N$4];0);ROUNDDOWN([.$N$4];0));IF(MOD([.$N$3];12)=8;IF(48&lt;[.F13];ROUNDUP([.$N$4];0);ROUNDDOWN([.$N$4];0));IF(MOD([.$N$3];12)=9;IF(36&lt;[.F13];ROUNDUP([.$N$4];0);ROUNDDOWN([.$N$4];0));IF(MOD([.$N$3];12)=10;IF(24&lt;[.F13];ROUNDUP([.$N$4];0);ROUNDDOWN([.$N$4];0));IF(MOD([.$N$3];12)=11;IF(12&lt;[.F13];ROUNDUP([.$N$4];0);ROUNDDOWN([.$N$4];0));ORG.LIBREOFFICE.RAWSUBTRACT([.$N$4];ROUNDDOWN([.$N$4];0))))))))))))))+[.F13]" office:value-type="float" office:value="7" calcext:value-type="float">
            <text:p>7</text:p>
          </table:table-cell>
          <table:table-cell table:style-name="ce21" table:formula="of:=IF(MOD([.$N$3];12)=0;ROUNDDOWN([.$N$4];0);IF(MOD([.$N$3];12)=1;IF(132&lt;[.G13];ROUNDUP([.$N$4];0);ROUNDDOWN([.$N$4];0));IF(MOD([.$N$3];12)=2;IF(120&lt;[.G13];ROUNDUP([.$N$4];0);ROUNDDOWN([.$N$4];0));IF(MOD([.$N$3];12)=3;IF(108&lt;[.G13];ROUNDUP([.$N$4];0);ROUNDDOWN([.$N$4];0));IF(MOD([.$N$3];12)=4;IF(96&lt;[.G13];ROUNDUP([.$N$4];0);ROUNDDOWN([.$N$4];0));IF(MOD([.$N$3];12)=5;IF(84&lt;[.G13];ROUNDUP([.$N$4];0);ROUNDDOWN([.$N$4];0));IF(MOD([.$N$3];12)=6;IF(72&lt;[.G13];ROUNDUP([.$N$4];0);ROUNDDOWN([.$N$4];0));IF(MOD([.$N$3];12)=7;IF(60&lt;[.G13];ROUNDUP([.$N$4];0);ROUNDDOWN([.$N$4];0));IF(MOD([.$N$3];12)=8;IF(48&lt;[.G13];ROUNDUP([.$N$4];0);ROUNDDOWN([.$N$4];0));IF(MOD([.$N$3];12)=9;IF(36&lt;[.G13];ROUNDUP([.$N$4];0);ROUNDDOWN([.$N$4];0));IF(MOD([.$N$3];12)=10;IF(24&lt;[.G13];ROUNDUP([.$N$4];0);ROUNDDOWN([.$N$4];0));IF(MOD([.$N$3];12)=11;IF(12&lt;[.G13];ROUNDUP([.$N$4];0);ROUNDDOWN([.$N$4];0));ORG.LIBREOFFICE.RAWSUBTRACT([.$N$4];ROUNDDOWN([.$N$4];0))))))))))))))+[.G13]" office:value-type="float" office:value="141" calcext:value-type="float">
            <text:p>141</text:p>
          </table:table-cell>
          <table:table-cell table:style-name="ce21" table:formula="of:=IF(MOD([.$N$3];12)=0;ROUNDDOWN([.$N$4];0);IF(MOD([.$N$3];12)=1;IF(132&lt;[.H13];ROUNDUP([.$N$4];0);ROUNDDOWN([.$N$4];0));IF(MOD([.$N$3];12)=2;IF(120&lt;[.H13];ROUNDUP([.$N$4];0);ROUNDDOWN([.$N$4];0));IF(MOD([.$N$3];12)=3;IF(108&lt;[.H13];ROUNDUP([.$N$4];0);ROUNDDOWN([.$N$4];0));IF(MOD([.$N$3];12)=4;IF(96&lt;[.H13];ROUNDUP([.$N$4];0);ROUNDDOWN([.$N$4];0));IF(MOD([.$N$3];12)=5;IF(84&lt;[.H13];ROUNDUP([.$N$4];0);ROUNDDOWN([.$N$4];0));IF(MOD([.$N$3];12)=6;IF(72&lt;[.H13];ROUNDUP([.$N$4];0);ROUNDDOWN([.$N$4];0));IF(MOD([.$N$3];12)=7;IF(60&lt;[.H13];ROUNDUP([.$N$4];0);ROUNDDOWN([.$N$4];0));IF(MOD([.$N$3];12)=8;IF(48&lt;[.H13];ROUNDUP([.$N$4];0);ROUNDDOWN([.$N$4];0));IF(MOD([.$N$3];12)=9;IF(36&lt;[.H13];ROUNDUP([.$N$4];0);ROUNDDOWN([.$N$4];0));IF(MOD([.$N$3];12)=10;IF(24&lt;[.H13];ROUNDUP([.$N$4];0);ROUNDDOWN([.$N$4];0));IF(MOD([.$N$3];12)=11;IF(12&lt;[.H13];ROUNDUP([.$N$4];0);ROUNDDOWN([.$N$4];0));ORG.LIBREOFFICE.RAWSUBTRACT([.$N$4];ROUNDDOWN([.$N$4];0))))))))))))))+[.H13]" office:value-type="float" office:value="142" calcext:value-type="float">
            <text:p>142</text:p>
          </table:table-cell>
          <table:table-cell table:style-name="ce21" table:formula="of:=IF(MOD([.$N$3];12)=0;ROUNDDOWN([.$N$4];0);IF(MOD([.$N$3];12)=1;IF(132&lt;[.I13];ROUNDUP([.$N$4];0);ROUNDDOWN([.$N$4];0));IF(MOD([.$N$3];12)=2;IF(120&lt;[.I13];ROUNDUP([.$N$4];0);ROUNDDOWN([.$N$4];0));IF(MOD([.$N$3];12)=3;IF(108&lt;[.I13];ROUNDUP([.$N$4];0);ROUNDDOWN([.$N$4];0));IF(MOD([.$N$3];12)=4;IF(96&lt;[.I13];ROUNDUP([.$N$4];0);ROUNDDOWN([.$N$4];0));IF(MOD([.$N$3];12)=5;IF(84&lt;[.I13];ROUNDUP([.$N$4];0);ROUNDDOWN([.$N$4];0));IF(MOD([.$N$3];12)=6;IF(72&lt;[.I13];ROUNDUP([.$N$4];0);ROUNDDOWN([.$N$4];0));IF(MOD([.$N$3];12)=7;IF(60&lt;[.I13];ROUNDUP([.$N$4];0);ROUNDDOWN([.$N$4];0));IF(MOD([.$N$3];12)=8;IF(48&lt;[.I13];ROUNDUP([.$N$4];0);ROUNDDOWN([.$N$4];0));IF(MOD([.$N$3];12)=9;IF(36&lt;[.I13];ROUNDUP([.$N$4];0);ROUNDDOWN([.$N$4];0));IF(MOD([.$N$3];12)=10;IF(24&lt;[.I13];ROUNDUP([.$N$4];0);ROUNDDOWN([.$N$4];0));IF(MOD([.$N$3];12)=11;IF(12&lt;[.I13];ROUNDUP([.$N$4];0);ROUNDDOWN([.$N$4];0));ORG.LIBREOFFICE.RAWSUBTRACT([.$N$4];ROUNDDOWN([.$N$4];0))))))))))))))+[.I13]" office:value-type="float" office:value="10" calcext:value-type="float">
            <text:p>10</text:p>
          </table:table-cell>
          <table:table-cell table:style-name="ce21" table:formula="of:=IF(MOD([.$N$3];12)=0;ROUNDDOWN([.$N$4];0);IF(MOD([.$N$3];12)=1;IF(132&lt;[.J13];ROUNDUP([.$N$4];0);ROUNDDOWN([.$N$4];0));IF(MOD([.$N$3];12)=2;IF(120&lt;[.J13];ROUNDUP([.$N$4];0);ROUNDDOWN([.$N$4];0));IF(MOD([.$N$3];12)=3;IF(108&lt;[.J13];ROUNDUP([.$N$4];0);ROUNDDOWN([.$N$4];0));IF(MOD([.$N$3];12)=4;IF(96&lt;[.J13];ROUNDUP([.$N$4];0);ROUNDDOWN([.$N$4];0));IF(MOD([.$N$3];12)=5;IF(84&lt;[.J13];ROUNDUP([.$N$4];0);ROUNDDOWN([.$N$4];0));IF(MOD([.$N$3];12)=6;IF(72&lt;[.J13];ROUNDUP([.$N$4];0);ROUNDDOWN([.$N$4];0));IF(MOD([.$N$3];12)=7;IF(60&lt;[.J13];ROUNDUP([.$N$4];0);ROUNDDOWN([.$N$4];0));IF(MOD([.$N$3];12)=8;IF(48&lt;[.J13];ROUNDUP([.$N$4];0);ROUNDDOWN([.$N$4];0));IF(MOD([.$N$3];12)=9;IF(36&lt;[.J13];ROUNDUP([.$N$4];0);ROUNDDOWN([.$N$4];0));IF(MOD([.$N$3];12)=10;IF(24&lt;[.J13];ROUNDUP([.$N$4];0);ROUNDDOWN([.$N$4];0));IF(MOD([.$N$3];12)=11;IF(12&lt;[.J13];ROUNDUP([.$N$4];0);ROUNDDOWN([.$N$4];0));ORG.LIBREOFFICE.RAWSUBTRACT([.$N$4];ROUNDDOWN([.$N$4];0))))))))))))))+[.J13]" office:value-type="float" office:value="139" calcext:value-type="float">
            <text:p>139</text:p>
          </table:table-cell>
          <table:table-cell table:style-name="ce21" table:formula="of:=IF(MOD([.$N$3];12)=0;ROUNDDOWN([.$N$4];0);IF(MOD([.$N$3];12)=1;IF(132&lt;[.K13];ROUNDUP([.$N$4];0);ROUNDDOWN([.$N$4];0));IF(MOD([.$N$3];12)=2;IF(120&lt;[.K13];ROUNDUP([.$N$4];0);ROUNDDOWN([.$N$4];0));IF(MOD([.$N$3];12)=3;IF(108&lt;[.K13];ROUNDUP([.$N$4];0);ROUNDDOWN([.$N$4];0));IF(MOD([.$N$3];12)=4;IF(96&lt;[.K13];ROUNDUP([.$N$4];0);ROUNDDOWN([.$N$4];0));IF(MOD([.$N$3];12)=5;IF(84&lt;[.K13];ROUNDUP([.$N$4];0);ROUNDDOWN([.$N$4];0));IF(MOD([.$N$3];12)=6;IF(72&lt;[.K13];ROUNDUP([.$N$4];0);ROUNDDOWN([.$N$4];0));IF(MOD([.$N$3];12)=7;IF(60&lt;[.K13];ROUNDUP([.$N$4];0);ROUNDDOWN([.$N$4];0));IF(MOD([.$N$3];12)=8;IF(48&lt;[.K13];ROUNDUP([.$N$4];0);ROUNDDOWN([.$N$4];0));IF(MOD([.$N$3];12)=9;IF(36&lt;[.K13];ROUNDUP([.$N$4];0);ROUNDDOWN([.$N$4];0));IF(MOD([.$N$3];12)=10;IF(24&lt;[.K13];ROUNDUP([.$N$4];0);ROUNDDOWN([.$N$4];0));IF(MOD([.$N$3];12)=11;IF(12&lt;[.K13];ROUNDUP([.$N$4];0);ROUNDDOWN([.$N$4];0));ORG.LIBREOFFICE.RAWSUBTRACT([.$N$4];ROUNDDOWN([.$N$4];0))))))))))))))+[.K13]" office:value-type="float" office:value="12" calcext:value-type="float">
            <text:p>12</text:p>
          </table:table-cell>
          <table:table-cell table:style-name="ce21" table:formula="of:=IF(MOD([.$N$3];12)=0;ROUNDDOWN([.$N$4];0);IF(MOD([.$N$3];12)=1;IF(132&lt;[.L13];ROUNDUP([.$N$4];0);ROUNDDOWN([.$N$4];0));IF(MOD([.$N$3];12)=2;IF(120&lt;[.L13];ROUNDUP([.$N$4];0);ROUNDDOWN([.$N$4];0));IF(MOD([.$N$3];12)=3;IF(108&lt;[.L13];ROUNDUP([.$N$4];0);ROUNDDOWN([.$N$4];0));IF(MOD([.$N$3];12)=4;IF(96&lt;[.L13];ROUNDUP([.$N$4];0);ROUNDDOWN([.$N$4];0));IF(MOD([.$N$3];12)=5;IF(84&lt;[.L13];ROUNDUP([.$N$4];0);ROUNDDOWN([.$N$4];0));IF(MOD([.$N$3];12)=6;IF(72&lt;[.L13];ROUNDUP([.$N$4];0);ROUNDDOWN([.$N$4];0));IF(MOD([.$N$3];12)=7;IF(60&lt;[.L13];ROUNDUP([.$N$4];0);ROUNDDOWN([.$N$4];0));IF(MOD([.$N$3];12)=8;IF(48&lt;[.L13];ROUNDUP([.$N$4];0);ROUNDDOWN([.$N$4];0));IF(MOD([.$N$3];12)=9;IF(36&lt;[.L13];ROUNDUP([.$N$4];0);ROUNDDOWN([.$N$4];0));IF(MOD([.$N$3];12)=10;IF(24&lt;[.L13];ROUNDUP([.$N$4];0);ROUNDDOWN([.$N$4];0));IF(MOD([.$N$3];12)=11;IF(12&lt;[.L13];ROUNDUP([.$N$4];0);ROUNDDOWN([.$N$4];0));ORG.LIBREOFFICE.RAWSUBTRACT([.$N$4];ROUNDDOWN([.$N$4];0))))))))))))))+[.L13]" office:value-type="float" office:value="137" calcext:value-type="float">
            <text:p>137</text:p>
          </table:table-cell>
          <table:table-cell table:style-name="ce21" table:formula="of:=IF(MOD([.$N$3];12)=0;ROUNDDOWN([.$N$4];0);IF(MOD([.$N$3];12)=1;IF(132&lt;[.M13];ROUNDUP([.$N$4];0);ROUNDDOWN([.$N$4];0));IF(MOD([.$N$3];12)=2;IF(120&lt;[.M13];ROUNDUP([.$N$4];0);ROUNDDOWN([.$N$4];0));IF(MOD([.$N$3];12)=3;IF(108&lt;[.M13];ROUNDUP([.$N$4];0);ROUNDDOWN([.$N$4];0));IF(MOD([.$N$3];12)=4;IF(96&lt;[.M13];ROUNDUP([.$N$4];0);ROUNDDOWN([.$N$4];0));IF(MOD([.$N$3];12)=5;IF(84&lt;[.M13];ROUNDUP([.$N$4];0);ROUNDDOWN([.$N$4];0));IF(MOD([.$N$3];12)=6;IF(72&lt;[.M13];ROUNDUP([.$N$4];0);ROUNDDOWN([.$N$4];0));IF(MOD([.$N$3];12)=7;IF(60&lt;[.M13];ROUNDUP([.$N$4];0);ROUNDDOWN([.$N$4];0));IF(MOD([.$N$3];12)=8;IF(48&lt;[.M13];ROUNDUP([.$N$4];0);ROUNDDOWN([.$N$4];0));IF(MOD([.$N$3];12)=9;IF(36&lt;[.M13];ROUNDUP([.$N$4];0);ROUNDDOWN([.$N$4];0));IF(MOD([.$N$3];12)=10;IF(24&lt;[.M13];ROUNDUP([.$N$4];0);ROUNDDOWN([.$N$4];0));IF(MOD([.$N$3];12)=11;IF(12&lt;[.M13];ROUNDUP([.$N$4];0);ROUNDDOWN([.$N$4];0));ORG.LIBREOFFICE.RAWSUBTRACT([.$N$4];ROUNDDOWN([.$N$4];0))))))))))))))+[.M13]" office:value-type="float" office:value="3" calcext:value-type="float">
            <text:p>3</text:p>
          </table:table-cell>
          <table:table-cell table:style-name="ce22" table:formula="of:=SUM([.B26:.M26])" office:value-type="float" office:value="900" calcext:value-type="float">
            <text:p>900</text:p>
          </table:table-cell>
          <table:table-cell table:number-columns-repeated="1010"/>
        </table:table-row>
        <table:table-row table:style-name="ro1">
          <table:table-cell/>
          <table:table-cell table:style-name="ce22" table:formula="of:=SUM([.B15:.B26])" office:value-type="float" office:value="903" calcext:value-type="float">
            <text:p>903</text:p>
          </table:table-cell>
          <table:table-cell table:style-name="ce22" table:formula="of:=SUM([.C15:.C26])" office:value-type="float" office:value="903" calcext:value-type="float">
            <text:p>903</text:p>
          </table:table-cell>
          <table:table-cell table:style-name="ce22" table:formula="of:=SUM([.D15:.D26])" office:value-type="float" office:value="903" calcext:value-type="float">
            <text:p>903</text:p>
          </table:table-cell>
          <table:table-cell table:style-name="ce22" table:formula="of:=SUM([.E15:.E26])" office:value-type="float" office:value="903" calcext:value-type="float">
            <text:p>903</text:p>
          </table:table-cell>
          <table:table-cell table:style-name="ce22" table:formula="of:=SUM([.F15:.F26])" office:value-type="float" office:value="903" calcext:value-type="float">
            <text:p>903</text:p>
          </table:table-cell>
          <table:table-cell table:style-name="ce22" table:formula="of:=SUM([.G15:.G26])" office:value-type="float" office:value="903" calcext:value-type="float">
            <text:p>903</text:p>
          </table:table-cell>
          <table:table-cell table:style-name="ce22" table:formula="of:=SUM([.H15:.H26])" office:value-type="float" office:value="903" calcext:value-type="float">
            <text:p>903</text:p>
          </table:table-cell>
          <table:table-cell table:style-name="ce22" table:formula="of:=SUM([.I15:.I26])" office:value-type="float" office:value="903" calcext:value-type="float">
            <text:p>903</text:p>
          </table:table-cell>
          <table:table-cell table:style-name="ce22" table:formula="of:=SUM([.J15:.J26])" office:value-type="float" office:value="903" calcext:value-type="float">
            <text:p>903</text:p>
          </table:table-cell>
          <table:table-cell table:style-name="ce22" table:formula="of:=SUM([.K15:.K26])" office:value-type="float" office:value="903" calcext:value-type="float">
            <text:p>903</text:p>
          </table:table-cell>
          <table:table-cell table:style-name="ce22" table:formula="of:=SUM([.L15:.L26])" office:value-type="float" office:value="903" calcext:value-type="float">
            <text:p>903</text:p>
          </table:table-cell>
          <table:table-cell table:style-name="ce22" table:formula="of:=SUM([.M15:.M26])" office:value-type="float" office:value="903" calcext:value-type="float">
            <text:p>903</text:p>
          </table:table-cell>
          <table:table-cell table:style-name="ce22" table:formula="of:=[.M26]+[.L25]+[.K24]+[.J23]+[.I22]+[.H21]+[.G20]+[.F19]+[.E18]+[.D17]+[.C16]+[.B15]" office:value-type="float" office:value="903" calcext:value-type="float">
            <text:p>903</text:p>
          </table:table-cell>
          <table:table-cell table:number-columns-repeated="1010"/>
        </table:table-row>
        <table:table-row table:style-name="ro1">
          <table:table-cell table:number-columns-repeated="1024"/>
        </table:table-row>
        <table:table-row table:style-name="ro2">
          <table:table-cell/>
          <table:table-cell table:style-name="ce23" table:formula="of:=NUMBERS2ARAB([.B15])" office:value-type="string" office:string-value="١٤٧" calcext:value-type="string">
            <text:p>١٤٧</text:p>
          </table:table-cell>
          <table:table-cell table:style-name="ce24" table:formula="of:=NUMBERS2ARAB([.C15])" office:value-type="string" office:string-value="٤" calcext:value-type="string">
            <text:p>٤</text:p>
          </table:table-cell>
          <table:table-cell table:style-name="ce23" table:formula="of:=NUMBERS2ARAB([.D15])" office:value-type="string" office:string-value="١٤٥" calcext:value-type="string">
            <text:p>١٤٥</text:p>
          </table:table-cell>
          <table:table-cell table:style-name="ce24" table:formula="of:=NUMBERS2ARAB([.E15])" office:value-type="string" office:string-value="٦" calcext:value-type="string">
            <text:p>٦</text:p>
          </table:table-cell>
          <table:table-cell table:style-name="ce23" table:formula="of:=NUMBERS2ARAB([.F15])" office:value-type="string" office:string-value="١٤٣" calcext:value-type="string">
            <text:p>١٤٣</text:p>
          </table:table-cell>
          <table:table-cell table:style-name="ce24" table:formula="of:=NUMBERS2ARAB([.G15])" office:value-type="string" office:string-value="٨" calcext:value-type="string">
            <text:p>٨</text:p>
          </table:table-cell>
          <table:table-cell table:style-name="ce23" table:formula="of:=NUMBERS2ARAB([.H15])" office:value-type="string" office:string-value="٩" calcext:value-type="string">
            <text:p>٩</text:p>
          </table:table-cell>
          <table:table-cell table:style-name="ce24" table:formula="of:=NUMBERS2ARAB([.I15])" office:value-type="string" office:string-value="١٤٠" calcext:value-type="string">
            <text:p>١٤٠</text:p>
          </table:table-cell>
          <table:table-cell table:style-name="ce23" table:formula="of:=NUMBERS2ARAB([.J15])" office:value-type="string" office:string-value="١١" calcext:value-type="string">
            <text:p>١١</text:p>
          </table:table-cell>
          <table:table-cell table:style-name="ce24" table:formula="of:=NUMBERS2ARAB([.K15])" office:value-type="string" office:string-value="١٣٨" calcext:value-type="string">
            <text:p>١٣٨</text:p>
          </table:table-cell>
          <table:table-cell table:style-name="ce23" table:formula="of:=NUMBERS2ARAB([.L15])" office:value-type="string" office:string-value="١٣" calcext:value-type="string">
            <text:p>١٣</text:p>
          </table:table-cell>
          <table:table-cell table:style-name="ce24" table:formula="of:=NUMBERS2ARAB([.M15])" office:value-type="string" office:string-value="١٣٦" calcext:value-type="string">
            <text:p>١٣٦</text:p>
          </table:table-cell>
          <table:table-cell table:number-columns-repeated="1011"/>
        </table:table-row>
        <table:table-row table:style-name="ro2">
          <table:table-cell/>
          <table:table-cell table:style-name="ce24" table:formula="of:=NUMBERS2ARAB([.B16])" office:value-type="string" office:string-value="١٢٤" calcext:value-type="string">
            <text:p>١٢٤</text:p>
          </table:table-cell>
          <table:table-cell table:style-name="ce23" table:formula="of:=NUMBERS2ARAB([.C16])" office:value-type="string" office:string-value="١٣٤" calcext:value-type="string">
            <text:p>١٣٤</text:p>
          </table:table-cell>
          <table:table-cell table:style-name="ce24" table:formula="of:=NUMBERS2ARAB([.D16])" office:value-type="string" office:string-value="١٧" calcext:value-type="string">
            <text:p>١٧</text:p>
          </table:table-cell>
          <table:table-cell table:style-name="ce23" table:formula="of:=NUMBERS2ARAB([.E16])" office:value-type="string" office:string-value="١٣٢" calcext:value-type="string">
            <text:p>١٣٢</text:p>
          </table:table-cell>
          <table:table-cell table:style-name="ce24" table:formula="of:=NUMBERS2ARAB([.F16])" office:value-type="string" office:string-value="١٩" calcext:value-type="string">
            <text:p>١٩</text:p>
          </table:table-cell>
          <table:table-cell table:style-name="ce23" table:formula="of:=NUMBERS2ARAB([.G16])" office:value-type="string" office:string-value="١٣٠" calcext:value-type="string">
            <text:p>١٣٠</text:p>
          </table:table-cell>
          <table:table-cell table:style-name="ce24" table:formula="of:=NUMBERS2ARAB([.H16])" office:value-type="string" office:string-value="٢٠" calcext:value-type="string">
            <text:p>٢٠</text:p>
          </table:table-cell>
          <table:table-cell table:style-name="ce23" table:formula="of:=NUMBERS2ARAB([.I16])" office:value-type="string" office:string-value="٢٢" calcext:value-type="string">
            <text:p>٢٢</text:p>
          </table:table-cell>
          <table:table-cell table:style-name="ce24" table:formula="of:=NUMBERS2ARAB([.J16])" office:value-type="string" office:string-value="١٢٧" calcext:value-type="string">
            <text:p>١٢٧</text:p>
          </table:table-cell>
          <table:table-cell table:style-name="ce23" table:formula="of:=NUMBERS2ARAB([.K16])" office:value-type="string" office:string-value="٢٤" calcext:value-type="string">
            <text:p>٢٤</text:p>
          </table:table-cell>
          <table:table-cell table:style-name="ce24" table:formula="of:=NUMBERS2ARAB([.L16])" office:value-type="string" office:string-value="١٢٥" calcext:value-type="string">
            <text:p>١٢٥</text:p>
          </table:table-cell>
          <table:table-cell table:style-name="ce23" table:formula="of:=NUMBERS2ARAB([.M16])" office:value-type="string" office:string-value="٢٦" calcext:value-type="string">
            <text:p>٢٦</text:p>
          </table:table-cell>
          <table:table-cell table:number-columns-repeated="1011"/>
        </table:table-row>
        <table:table-row table:style-name="ro2">
          <table:table-cell/>
          <table:table-cell table:style-name="ce23" table:formula="of:=NUMBERS2ARAB([.B17])" office:value-type="string" office:string-value="٣٨" calcext:value-type="string">
            <text:p>٣٨</text:p>
          </table:table-cell>
          <table:table-cell table:style-name="ce24" table:formula="of:=NUMBERS2ARAB([.C17])" office:value-type="string" office:string-value="١١٣" calcext:value-type="string">
            <text:p>١١٣</text:p>
          </table:table-cell>
          <table:table-cell table:style-name="ce23" table:formula="of:=NUMBERS2ARAB([.D17])" office:value-type="string" office:string-value="١٢١" calcext:value-type="string">
            <text:p>١٢١</text:p>
          </table:table-cell>
          <table:table-cell table:style-name="ce24" table:formula="of:=NUMBERS2ARAB([.E17])" office:value-type="string" office:string-value="٣٠" calcext:value-type="string">
            <text:p>٣٠</text:p>
          </table:table-cell>
          <table:table-cell table:style-name="ce23" table:formula="of:=NUMBERS2ARAB([.F17])" office:value-type="string" office:string-value="١١٩" calcext:value-type="string">
            <text:p>١١٩</text:p>
          </table:table-cell>
          <table:table-cell table:style-name="ce24" table:formula="of:=NUMBERS2ARAB([.G17])" office:value-type="string" office:string-value="٣٣" calcext:value-type="string">
            <text:p>٣٣</text:p>
          </table:table-cell>
          <table:table-cell table:style-name="ce23" table:formula="of:=NUMBERS2ARAB([.H17])" office:value-type="string" office:string-value="٣٢" calcext:value-type="string">
            <text:p>٣٢</text:p>
          </table:table-cell>
          <table:table-cell table:style-name="ce24" table:formula="of:=NUMBERS2ARAB([.I17])" office:value-type="string" office:string-value="١١٦" calcext:value-type="string">
            <text:p>١١٦</text:p>
          </table:table-cell>
          <table:table-cell table:style-name="ce23" table:formula="of:=NUMBERS2ARAB([.J17])" office:value-type="string" office:string-value="٣٥" calcext:value-type="string">
            <text:p>٣٥</text:p>
          </table:table-cell>
          <table:table-cell table:style-name="ce24" table:formula="of:=NUMBERS2ARAB([.K17])" office:value-type="string" office:string-value="١١٤" calcext:value-type="string">
            <text:p>١١٤</text:p>
          </table:table-cell>
          <table:table-cell table:style-name="ce23" table:formula="of:=NUMBERS2ARAB([.L17])" office:value-type="string" office:string-value="٣٧" calcext:value-type="string">
            <text:p>٣٧</text:p>
          </table:table-cell>
          <table:table-cell table:style-name="ce24" table:formula="of:=NUMBERS2ARAB([.M17])" office:value-type="string" office:string-value="١١٢" calcext:value-type="string">
            <text:p>١١٢</text:p>
          </table:table-cell>
          <table:table-cell table:number-columns-repeated="1011"/>
        </table:table-row>
        <table:table-row table:style-name="ro2">
          <table:table-cell/>
          <table:table-cell table:style-name="ce24" table:formula="of:=NUMBERS2ARAB([.B18])" office:value-type="string" office:string-value="١٠٠" calcext:value-type="string">
            <text:p>١٠٠</text:p>
          </table:table-cell>
          <table:table-cell table:style-name="ce23" table:formula="of:=NUMBERS2ARAB([.C18])" office:value-type="string" office:string-value="٥٠" calcext:value-type="string">
            <text:p>٥٠</text:p>
          </table:table-cell>
          <table:table-cell table:style-name="ce24" table:formula="of:=NUMBERS2ARAB([.D18])" office:value-type="string" office:string-value="١٠٢" calcext:value-type="string">
            <text:p>١٠٢</text:p>
          </table:table-cell>
          <table:table-cell table:style-name="ce23" table:formula="of:=NUMBERS2ARAB([.E18])" office:value-type="string" office:string-value="١٠٨" calcext:value-type="string">
            <text:p>١٠٨</text:p>
          </table:table-cell>
          <table:table-cell table:style-name="ce24" table:formula="of:=NUMBERS2ARAB([.F18])" office:value-type="string" office:string-value="٤٤" calcext:value-type="string">
            <text:p>٤٤</text:p>
          </table:table-cell>
          <table:table-cell table:style-name="ce23" table:formula="of:=NUMBERS2ARAB([.G18])" office:value-type="string" office:string-value="١٠٦" calcext:value-type="string">
            <text:p>١٠٦</text:p>
          </table:table-cell>
          <table:table-cell table:style-name="ce24" table:formula="of:=NUMBERS2ARAB([.H18])" office:value-type="string" office:string-value="٤٥" calcext:value-type="string">
            <text:p>٤٥</text:p>
          </table:table-cell>
          <table:table-cell table:style-name="ce23" table:formula="of:=NUMBERS2ARAB([.I18])" office:value-type="string" office:string-value="٤٧" calcext:value-type="string">
            <text:p>٤٧</text:p>
          </table:table-cell>
          <table:table-cell table:style-name="ce24" table:formula="of:=NUMBERS2ARAB([.J18])" office:value-type="string" office:string-value="١٠٣" calcext:value-type="string">
            <text:p>١٠٣</text:p>
          </table:table-cell>
          <table:table-cell table:style-name="ce23" table:formula="of:=NUMBERS2ARAB([.K18])" office:value-type="string" office:string-value="٤٩" calcext:value-type="string">
            <text:p>٤٩</text:p>
          </table:table-cell>
          <table:table-cell table:style-name="ce24" table:formula="of:=NUMBERS2ARAB([.L18])" office:value-type="string" office:string-value="١٠١" calcext:value-type="string">
            <text:p>١٠١</text:p>
          </table:table-cell>
          <table:table-cell table:style-name="ce23" table:formula="of:=NUMBERS2ARAB([.M18])" office:value-type="string" office:string-value="٥١" calcext:value-type="string">
            <text:p>٥١</text:p>
          </table:table-cell>
          <table:table-cell table:number-columns-repeated="1011"/>
        </table:table-row>
        <table:table-row table:style-name="ro2">
          <table:table-cell/>
          <table:table-cell table:style-name="ce23" table:formula="of:=NUMBERS2ARAB([.B19])" office:value-type="string" office:string-value="٦٣" calcext:value-type="string">
            <text:p>٦٣</text:p>
          </table:table-cell>
          <table:table-cell table:style-name="ce24" table:formula="of:=NUMBERS2ARAB([.C19])" office:value-type="string" office:string-value="٨٩" calcext:value-type="string">
            <text:p>٨٩</text:p>
          </table:table-cell>
          <table:table-cell table:style-name="ce23" table:formula="of:=NUMBERS2ARAB([.D19])" office:value-type="string" office:string-value="٦١" calcext:value-type="string">
            <text:p>٦١</text:p>
          </table:table-cell>
          <table:table-cell table:style-name="ce24" table:formula="of:=NUMBERS2ARAB([.E19])" office:value-type="string" office:string-value="٩١" calcext:value-type="string">
            <text:p>٩١</text:p>
          </table:table-cell>
          <table:table-cell table:style-name="ce23" table:formula="of:=NUMBERS2ARAB([.F19])" office:value-type="string" office:string-value="٩٥" calcext:value-type="string">
            <text:p>٩٥</text:p>
          </table:table-cell>
          <table:table-cell table:style-name="ce24" table:formula="of:=NUMBERS2ARAB([.G19])" office:value-type="string" office:string-value="٥٧" calcext:value-type="string">
            <text:p>٥٧</text:p>
          </table:table-cell>
          <table:table-cell table:style-name="ce23" table:formula="of:=NUMBERS2ARAB([.H19])" office:value-type="string" office:string-value="٥٨" calcext:value-type="string">
            <text:p>٥٨</text:p>
          </table:table-cell>
          <table:table-cell table:style-name="ce24" table:formula="of:=NUMBERS2ARAB([.I19])" office:value-type="string" office:string-value="٩٢" calcext:value-type="string">
            <text:p>٩٢</text:p>
          </table:table-cell>
          <table:table-cell table:style-name="ce23" table:formula="of:=NUMBERS2ARAB([.J19])" office:value-type="string" office:string-value="٦٠" calcext:value-type="string">
            <text:p>٦٠</text:p>
          </table:table-cell>
          <table:table-cell table:style-name="ce24" table:formula="of:=NUMBERS2ARAB([.K19])" office:value-type="string" office:string-value="٩٠" calcext:value-type="string">
            <text:p>٩٠</text:p>
          </table:table-cell>
          <table:table-cell table:style-name="ce23" table:formula="of:=NUMBERS2ARAB([.L19])" office:value-type="string" office:string-value="٦٢" calcext:value-type="string">
            <text:p>٦٢</text:p>
          </table:table-cell>
          <table:table-cell table:style-name="ce24" table:formula="of:=NUMBERS2ARAB([.M19])" office:value-type="string" office:string-value="٨٨" calcext:value-type="string">
            <text:p>٨٨</text:p>
          </table:table-cell>
          <table:table-cell table:number-columns-repeated="1011"/>
        </table:table-row>
        <table:table-row table:style-name="ro2">
          <table:table-cell/>
          <table:table-cell table:style-name="ce24" table:formula="of:=NUMBERS2ARAB([.B20])" office:value-type="string" office:string-value="٦٤" calcext:value-type="string">
            <text:p>٦٤</text:p>
          </table:table-cell>
          <table:table-cell table:style-name="ce23" table:formula="of:=NUMBERS2ARAB([.C20])" office:value-type="string" office:string-value="٧٧" calcext:value-type="string">
            <text:p>٧٧</text:p>
          </table:table-cell>
          <table:table-cell table:style-name="ce24" table:formula="of:=NUMBERS2ARAB([.D20])" office:value-type="string" office:string-value="٦٦" calcext:value-type="string">
            <text:p>٦٦</text:p>
          </table:table-cell>
          <table:table-cell table:style-name="ce23" table:formula="of:=NUMBERS2ARAB([.E20])" office:value-type="string" office:string-value="٧٩" calcext:value-type="string">
            <text:p>٧٩</text:p>
          </table:table-cell>
          <table:table-cell table:style-name="ce24" table:formula="of:=NUMBERS2ARAB([.F20])" office:value-type="string" office:string-value="٨٠" calcext:value-type="string">
            <text:p>٨٠</text:p>
          </table:table-cell>
          <table:table-cell table:style-name="ce23" table:formula="of:=NUMBERS2ARAB([.G20])" office:value-type="string" office:string-value="٦٩" calcext:value-type="string">
            <text:p>٦٩</text:p>
          </table:table-cell>
          <table:table-cell table:style-name="ce24" table:formula="of:=NUMBERS2ARAB([.H20])" office:value-type="string" office:string-value="٧٠" calcext:value-type="string">
            <text:p>٧٠</text:p>
          </table:table-cell>
          <table:table-cell table:style-name="ce23" table:formula="of:=NUMBERS2ARAB([.I20])" office:value-type="string" office:string-value="٧١" calcext:value-type="string">
            <text:p>٧١</text:p>
          </table:table-cell>
          <table:table-cell table:style-name="ce24" table:formula="of:=NUMBERS2ARAB([.J20])" office:value-type="string" office:string-value="٨٤" calcext:value-type="string">
            <text:p>٨٤</text:p>
          </table:table-cell>
          <table:table-cell table:style-name="ce23" table:formula="of:=NUMBERS2ARAB([.K20])" office:value-type="string" office:string-value="٨٥" calcext:value-type="string">
            <text:p>٨٥</text:p>
          </table:table-cell>
          <table:table-cell table:style-name="ce24" table:formula="of:=NUMBERS2ARAB([.L20])" office:value-type="string" office:string-value="٨٦" calcext:value-type="string">
            <text:p>٨٦</text:p>
          </table:table-cell>
          <table:table-cell table:style-name="ce23" table:formula="of:=NUMBERS2ARAB([.M20])" office:value-type="string" office:string-value="٧٥" calcext:value-type="string">
            <text:p>٧٥</text:p>
          </table:table-cell>
          <table:table-cell table:number-columns-repeated="1011"/>
        </table:table-row>
        <table:table-row table:style-name="ro2">
          <table:table-cell/>
          <table:table-cell table:style-name="ce23" table:formula="of:=NUMBERS2ARAB([.B21])" office:value-type="string" office:string-value="٧٦" calcext:value-type="string">
            <text:p>٧٦</text:p>
          </table:table-cell>
          <table:table-cell table:style-name="ce24" table:formula="of:=NUMBERS2ARAB([.C21])" office:value-type="string" office:string-value="٧٤" calcext:value-type="string">
            <text:p>٧٤</text:p>
          </table:table-cell>
          <table:table-cell table:style-name="ce23" table:formula="of:=NUMBERS2ARAB([.D21])" office:value-type="string" office:string-value="٧٨" calcext:value-type="string">
            <text:p>٧٨</text:p>
          </table:table-cell>
          <table:table-cell table:style-name="ce24" table:formula="of:=NUMBERS2ARAB([.E21])" office:value-type="string" office:string-value="٧٢" calcext:value-type="string">
            <text:p>٧٢</text:p>
          </table:table-cell>
          <table:table-cell table:style-name="ce23" table:formula="of:=NUMBERS2ARAB([.F21])" office:value-type="string" office:string-value="٦٨" calcext:value-type="string">
            <text:p>٦٨</text:p>
          </table:table-cell>
          <table:table-cell table:style-name="ce24" table:formula="of:=NUMBERS2ARAB([.G21])" office:value-type="string" office:string-value="٨١" calcext:value-type="string">
            <text:p>٨١</text:p>
          </table:table-cell>
          <table:table-cell table:style-name="ce23" table:formula="of:=NUMBERS2ARAB([.H21])" office:value-type="string" office:string-value="٨٢" calcext:value-type="string">
            <text:p>٨٢</text:p>
          </table:table-cell>
          <table:table-cell table:style-name="ce24" table:formula="of:=NUMBERS2ARAB([.I21])" office:value-type="string" office:string-value="٨٣" calcext:value-type="string">
            <text:p>٨٣</text:p>
          </table:table-cell>
          <table:table-cell table:style-name="ce23" table:formula="of:=NUMBERS2ARAB([.J21])" office:value-type="string" office:string-value="٦٧" calcext:value-type="string">
            <text:p>٦٧</text:p>
          </table:table-cell>
          <table:table-cell table:style-name="ce24" table:formula="of:=NUMBERS2ARAB([.K21])" office:value-type="string" office:string-value="٧٣" calcext:value-type="string">
            <text:p>٧٣</text:p>
          </table:table-cell>
          <table:table-cell table:style-name="ce23" table:formula="of:=NUMBERS2ARAB([.L21])" office:value-type="string" office:string-value="٦٥" calcext:value-type="string">
            <text:p>٦٥</text:p>
          </table:table-cell>
          <table:table-cell table:style-name="ce24" table:formula="of:=NUMBERS2ARAB([.M21])" office:value-type="string" office:string-value="٨٧" calcext:value-type="string">
            <text:p>٨٧</text:p>
          </table:table-cell>
          <table:table-cell table:number-columns-repeated="1011"/>
        </table:table-row>
        <table:table-row table:style-name="ro2">
          <table:table-cell/>
          <table:table-cell table:style-name="ce24" table:formula="of:=NUMBERS2ARAB([.B22])" office:value-type="string" office:string-value="٩٩" calcext:value-type="string">
            <text:p>٩٩</text:p>
          </table:table-cell>
          <table:table-cell table:style-name="ce23" table:formula="of:=NUMBERS2ARAB([.C22])" office:value-type="string" office:string-value="٥٣" calcext:value-type="string">
            <text:p>٥٣</text:p>
          </table:table-cell>
          <table:table-cell table:style-name="ce24" table:formula="of:=NUMBERS2ARAB([.D22])" office:value-type="string" office:string-value="٩٧" calcext:value-type="string">
            <text:p>٩٧</text:p>
          </table:table-cell>
          <table:table-cell table:style-name="ce23" table:formula="of:=NUMBERS2ARAB([.E22])" office:value-type="string" office:string-value="٥٥" calcext:value-type="string">
            <text:p>٥٥</text:p>
          </table:table-cell>
          <table:table-cell table:style-name="ce24" table:formula="of:=NUMBERS2ARAB([.F22])" office:value-type="string" office:string-value="٥٩" calcext:value-type="string">
            <text:p>٥٩</text:p>
          </table:table-cell>
          <table:table-cell table:style-name="ce23" table:formula="of:=NUMBERS2ARAB([.G22])" office:value-type="string" office:string-value="٩٤" calcext:value-type="string">
            <text:p>٩٤</text:p>
          </table:table-cell>
          <table:table-cell table:style-name="ce24" table:formula="of:=NUMBERS2ARAB([.H22])" office:value-type="string" office:string-value="٩٣" calcext:value-type="string">
            <text:p>٩٣</text:p>
          </table:table-cell>
          <table:table-cell table:style-name="ce23" table:formula="of:=NUMBERS2ARAB([.I22])" office:value-type="string" office:string-value="٥٦" calcext:value-type="string">
            <text:p>٥٦</text:p>
          </table:table-cell>
          <table:table-cell table:style-name="ce24" table:formula="of:=NUMBERS2ARAB([.J22])" office:value-type="string" office:string-value="٩٦" calcext:value-type="string">
            <text:p>٩٦</text:p>
          </table:table-cell>
          <table:table-cell table:style-name="ce23" table:formula="of:=NUMBERS2ARAB([.K22])" office:value-type="string" office:string-value="٥٤" calcext:value-type="string">
            <text:p>٥٤</text:p>
          </table:table-cell>
          <table:table-cell table:style-name="ce24" table:formula="of:=NUMBERS2ARAB([.L22])" office:value-type="string" office:string-value="٩٨" calcext:value-type="string">
            <text:p>٩٨</text:p>
          </table:table-cell>
          <table:table-cell table:style-name="ce23" table:formula="of:=NUMBERS2ARAB([.M22])" office:value-type="string" office:string-value="٥٢" calcext:value-type="string">
            <text:p>٥٢</text:p>
          </table:table-cell>
          <table:table-cell table:number-columns-repeated="1011"/>
        </table:table-row>
        <table:table-row table:style-name="ro2">
          <table:table-cell/>
          <table:table-cell table:style-name="ce23" table:formula="of:=NUMBERS2ARAB([.B23])" office:value-type="string" office:string-value="٤٠" calcext:value-type="string">
            <text:p>٤٠</text:p>
          </table:table-cell>
          <table:table-cell table:style-name="ce24" table:formula="of:=NUMBERS2ARAB([.C23])" office:value-type="string" office:string-value="١١٠" calcext:value-type="string">
            <text:p>١١٠</text:p>
          </table:table-cell>
          <table:table-cell table:style-name="ce23" table:formula="of:=NUMBERS2ARAB([.D23])" office:value-type="string" office:string-value="٤٢" calcext:value-type="string">
            <text:p>٤٢</text:p>
          </table:table-cell>
          <table:table-cell table:style-name="ce24" table:formula="of:=NUMBERS2ARAB([.E23])" office:value-type="string" office:string-value="٤٨" calcext:value-type="string">
            <text:p>٤٨</text:p>
          </table:table-cell>
          <table:table-cell table:style-name="ce23" table:formula="of:=NUMBERS2ARAB([.F23])" office:value-type="string" office:string-value="١٠٧" calcext:value-type="string">
            <text:p>١٠٧</text:p>
          </table:table-cell>
          <table:table-cell table:style-name="ce24" table:formula="of:=NUMBERS2ARAB([.G23])" office:value-type="string" office:string-value="٤٦" calcext:value-type="string">
            <text:p>٤٦</text:p>
          </table:table-cell>
          <table:table-cell table:style-name="ce23" table:formula="of:=NUMBERS2ARAB([.H23])" office:value-type="string" office:string-value="١٠٥" calcext:value-type="string">
            <text:p>١٠٥</text:p>
          </table:table-cell>
          <table:table-cell table:style-name="ce24" table:formula="of:=NUMBERS2ARAB([.I23])" office:value-type="string" office:string-value="١٠٤" calcext:value-type="string">
            <text:p>١٠٤</text:p>
          </table:table-cell>
          <table:table-cell table:style-name="ce23" table:formula="of:=NUMBERS2ARAB([.J23])" office:value-type="string" office:string-value="٤٣" calcext:value-type="string">
            <text:p>٤٣</text:p>
          </table:table-cell>
          <table:table-cell table:style-name="ce24" table:formula="of:=NUMBERS2ARAB([.K23])" office:value-type="string" office:string-value="١٠٩" calcext:value-type="string">
            <text:p>١٠٩</text:p>
          </table:table-cell>
          <table:table-cell table:style-name="ce23" table:formula="of:=NUMBERS2ARAB([.L23])" office:value-type="string" office:string-value="٤١" calcext:value-type="string">
            <text:p>٤١</text:p>
          </table:table-cell>
          <table:table-cell table:style-name="ce24" table:formula="of:=NUMBERS2ARAB([.M23])" office:value-type="string" office:string-value="١١١" calcext:value-type="string">
            <text:p>١١١</text:p>
          </table:table-cell>
          <table:table-cell table:number-columns-repeated="1011"/>
        </table:table-row>
        <table:table-row table:style-name="ro2">
          <table:table-cell/>
          <table:table-cell table:style-name="ce24" table:formula="of:=NUMBERS2ARAB([.B24])" office:value-type="string" office:string-value="١٢٣" calcext:value-type="string">
            <text:p>١٢٣</text:p>
          </table:table-cell>
          <table:table-cell table:style-name="ce23" table:formula="of:=NUMBERS2ARAB([.C24])" office:value-type="string" office:string-value="٢٨" calcext:value-type="string">
            <text:p>٢٨</text:p>
          </table:table-cell>
          <table:table-cell table:style-name="ce24" table:formula="of:=NUMBERS2ARAB([.D24])" office:value-type="string" office:string-value="٣٦" calcext:value-type="string">
            <text:p>٣٦</text:p>
          </table:table-cell>
          <table:table-cell table:style-name="ce23" table:formula="of:=NUMBERS2ARAB([.E24])" office:value-type="string" office:string-value="١٢٠" calcext:value-type="string">
            <text:p>١٢٠</text:p>
          </table:table-cell>
          <table:table-cell table:style-name="ce24" table:formula="of:=NUMBERS2ARAB([.F24])" office:value-type="string" office:string-value="٣١" calcext:value-type="string">
            <text:p>٣١</text:p>
          </table:table-cell>
          <table:table-cell table:style-name="ce23" table:formula="of:=NUMBERS2ARAB([.G24])" office:value-type="string" office:string-value="١١٧" calcext:value-type="string">
            <text:p>١١٧</text:p>
          </table:table-cell>
          <table:table-cell table:style-name="ce24" table:formula="of:=NUMBERS2ARAB([.H24])" office:value-type="string" office:string-value="١١٨" calcext:value-type="string">
            <text:p>١١٨</text:p>
          </table:table-cell>
          <table:table-cell table:style-name="ce23" table:formula="of:=NUMBERS2ARAB([.I24])" office:value-type="string" office:string-value="٣٤" calcext:value-type="string">
            <text:p>٣٤</text:p>
          </table:table-cell>
          <table:table-cell table:style-name="ce24" table:formula="of:=NUMBERS2ARAB([.J24])" office:value-type="string" office:string-value="١١٥" calcext:value-type="string">
            <text:p>١١٥</text:p>
          </table:table-cell>
          <table:table-cell table:style-name="ce23" table:formula="of:=NUMBERS2ARAB([.K24])" office:value-type="string" office:string-value="٢٩" calcext:value-type="string">
            <text:p>٢٩</text:p>
          </table:table-cell>
          <table:table-cell table:style-name="ce24" table:formula="of:=NUMBERS2ARAB([.L24])" office:value-type="string" office:string-value="١٢٢" calcext:value-type="string">
            <text:p>١٢٢</text:p>
          </table:table-cell>
          <table:table-cell table:style-name="ce23" table:formula="of:=NUMBERS2ARAB([.M24])" office:value-type="string" office:string-value="٢٧" calcext:value-type="string">
            <text:p>٢٧</text:p>
          </table:table-cell>
          <table:table-cell table:number-columns-repeated="1011"/>
        </table:table-row>
        <table:table-row table:style-name="ro2">
          <table:table-cell/>
          <table:table-cell table:style-name="ce23" table:formula="of:=NUMBERS2ARAB([.B25])" office:value-type="string" office:string-value="١٥" calcext:value-type="string">
            <text:p>١٥</text:p>
          </table:table-cell>
          <table:table-cell table:style-name="ce24" table:formula="of:=NUMBERS2ARAB([.C25])" office:value-type="string" office:string-value="٢٥" calcext:value-type="string">
            <text:p>٢٥</text:p>
          </table:table-cell>
          <table:table-cell table:style-name="ce23" table:formula="of:=NUMBERS2ARAB([.D25])" office:value-type="string" office:string-value="١٣٣" calcext:value-type="string">
            <text:p>١٣٣</text:p>
          </table:table-cell>
          <table:table-cell table:style-name="ce24" table:formula="of:=NUMBERS2ARAB([.E25])" office:value-type="string" office:string-value="١٨" calcext:value-type="string">
            <text:p>١٨</text:p>
          </table:table-cell>
          <table:table-cell table:style-name="ce23" table:formula="of:=NUMBERS2ARAB([.F25])" office:value-type="string" office:string-value="١٣١" calcext:value-type="string">
            <text:p>١٣١</text:p>
          </table:table-cell>
          <table:table-cell table:style-name="ce24" table:formula="of:=NUMBERS2ARAB([.G25])" office:value-type="string" office:string-value="٢١" calcext:value-type="string">
            <text:p>٢١</text:p>
          </table:table-cell>
          <table:table-cell table:style-name="ce23" table:formula="of:=NUMBERS2ARAB([.H25])" office:value-type="string" office:string-value="١٢٩" calcext:value-type="string">
            <text:p>١٢٩</text:p>
          </table:table-cell>
          <table:table-cell table:style-name="ce24" table:formula="of:=NUMBERS2ARAB([.I25])" office:value-type="string" office:string-value="١٢٨" calcext:value-type="string">
            <text:p>١٢٨</text:p>
          </table:table-cell>
          <table:table-cell table:style-name="ce23" table:formula="of:=NUMBERS2ARAB([.J25])" office:value-type="string" office:string-value="٢٣" calcext:value-type="string">
            <text:p>٢٣</text:p>
          </table:table-cell>
          <table:table-cell table:style-name="ce24" table:formula="of:=NUMBERS2ARAB([.K25])" office:value-type="string" office:string-value="١٢٦" calcext:value-type="string">
            <text:p>١٢٦</text:p>
          </table:table-cell>
          <table:table-cell table:style-name="ce23" table:formula="of:=NUMBERS2ARAB([.L25])" office:value-type="string" office:string-value="١٦" calcext:value-type="string">
            <text:p>١٦</text:p>
          </table:table-cell>
          <table:table-cell table:style-name="ce24" table:formula="of:=NUMBERS2ARAB([.M25])" office:value-type="string" office:string-value="١٣٥" calcext:value-type="string">
            <text:p>١٣٥</text:p>
          </table:table-cell>
          <table:table-cell table:number-columns-repeated="1011"/>
        </table:table-row>
        <table:table-row table:style-name="ro2">
          <table:table-cell/>
          <table:table-cell table:style-name="ce24" table:formula="of:=NUMBERS2ARAB([.B26])" office:value-type="string" office:string-value="١٤" calcext:value-type="string">
            <text:p>١٤</text:p>
          </table:table-cell>
          <table:table-cell table:style-name="ce23" table:formula="of:=NUMBERS2ARAB([.C26])" office:value-type="string" office:string-value="١٤٦" calcext:value-type="string">
            <text:p>١٤٦</text:p>
          </table:table-cell>
          <table:table-cell table:style-name="ce24" table:formula="of:=NUMBERS2ARAB([.D26])" office:value-type="string" office:string-value="٥" calcext:value-type="string">
            <text:p>٥</text:p>
          </table:table-cell>
          <table:table-cell table:style-name="ce23" table:formula="of:=NUMBERS2ARAB([.E26])" office:value-type="string" office:string-value="١٤٤" calcext:value-type="string">
            <text:p>١٤٤</text:p>
          </table:table-cell>
          <table:table-cell table:style-name="ce24" table:formula="of:=NUMBERS2ARAB([.F26])" office:value-type="string" office:string-value="٧" calcext:value-type="string">
            <text:p>٧</text:p>
          </table:table-cell>
          <table:table-cell table:style-name="ce23" table:formula="of:=NUMBERS2ARAB([.G26])" office:value-type="string" office:string-value="١٤١" calcext:value-type="string">
            <text:p>١٤١</text:p>
          </table:table-cell>
          <table:table-cell table:style-name="ce24" table:formula="of:=NUMBERS2ARAB([.H26])" office:value-type="string" office:string-value="١٤٢" calcext:value-type="string">
            <text:p>١٤٢</text:p>
          </table:table-cell>
          <table:table-cell table:style-name="ce23" table:formula="of:=NUMBERS2ARAB([.I26])" office:value-type="string" office:string-value="١٠" calcext:value-type="string">
            <text:p>١٠</text:p>
          </table:table-cell>
          <table:table-cell table:style-name="ce24" table:formula="of:=NUMBERS2ARAB([.J26])" office:value-type="string" office:string-value="١٣٩" calcext:value-type="string">
            <text:p>١٣٩</text:p>
          </table:table-cell>
          <table:table-cell table:style-name="ce23" table:formula="of:=NUMBERS2ARAB([.K26])" office:value-type="string" office:string-value="١٢" calcext:value-type="string">
            <text:p>١٢</text:p>
          </table:table-cell>
          <table:table-cell table:style-name="ce24" table:formula="of:=NUMBERS2ARAB([.L26])" office:value-type="string" office:string-value="١٣٧" calcext:value-type="string">
            <text:p>١٣٧</text:p>
          </table:table-cell>
          <table:table-cell table:style-name="ce23" table:formula="of:=NUMBERS2ARAB([.M26])" office:value-type="string" office:string-value="٣" calcext:value-type="string">
            <text:p>٣</text:p>
          </table:table-cell>
          <table:table-cell table:number-columns-repeated="1011"/>
        </table:table-row>
        <table:table-row table:style-name="ro1" table:number-rows-repeated="1048535">
          <table:table-cell table:number-columns-repeated="1024"/>
        </table:table-row>
        <table:table-row table:style-name="ro1">
          <table:table-cell table:number-columns-repeated="1024"/>
        </table:table-row>
        <calcext:conditional-formats>
          <calcext:conditional-format calcext:target-range-address="12x12.N14:12x12.N27 12x12.B27:12x12.M27">
            <calcext:condition calcext:apply-style-name="Good" calcext:value="=VALUE(ABJAD([.$O$1];1;1))" calcext:base-cell-address="12x12.B14"/>
            <calcext:condition calcext:apply-style-name="Bad" calcext:value="!=0" calcext:base-cell-address="12x12.B14"/>
          </calcext:conditional-format>
          <calcext:conditional-format calcext:target-range-address="12x12.N3:12x12.N3">
            <calcext:condition calcext:apply-style-name="Good" calcext:value="&gt;=0" calcext:base-cell-address="12x12.N3"/>
            <calcext:condition calcext:apply-style-name="Bad" calcext:value="&lt;0" calcext:base-cell-address="12x12.N3"/>
          </calcext:conditional-format>
        </calcext:conditional-formats>
      </table:table>
      <table:table table:name="8x8" table:style-name="ta1">
        <table:table-column table:style-name="co6" table:default-cell-style-name="ce27"/>
        <table:table-column table:style-name="co2" table:number-columns-repeated="8" table:default-cell-style-name="ce29"/>
        <table:table-column table:style-name="co7" table:default-cell-style-name="ce29"/>
        <table:table-column table:style-name="co5" table:number-columns-repeated="1014" table:default-cell-style-name="ce29"/>
        <table:table-row table:style-name="ro1">
          <table:table-cell/>
          <table:table-cell table:style-name="ce27" office:value-type="float" office:value="1" calcext:value-type="float">
            <text:p>1</text:p>
          </table:table-cell>
          <table:table-cell table:style-name="ce27" office:value-type="float" office:value="2" calcext:value-type="float">
            <text:p>2</text:p>
          </table:table-cell>
          <table:table-cell table:style-name="ce27" office:value-type="float" office:value="3" calcext:value-type="float">
            <text:p>3</text:p>
          </table:table-cell>
          <table:table-cell table:style-name="ce27" office:value-type="float" office:value="4" calcext:value-type="float">
            <text:p>4</text:p>
          </table:table-cell>
          <table:table-cell table:style-name="ce27" office:value-type="float" office:value="5" calcext:value-type="float">
            <text:p>5</text:p>
          </table:table-cell>
          <table:table-cell table:style-name="ce27" office:value-type="float" office:value="6" calcext:value-type="float">
            <text:p>6</text:p>
          </table:table-cell>
          <table:table-cell table:style-name="ce27" office:value-type="float" office:value="7" calcext:value-type="float">
            <text:p>7</text:p>
          </table:table-cell>
          <table:table-cell table:style-name="ce27" office:value-type="float" office:value="8" calcext:value-type="float">
            <text:p>8</text:p>
          </table:table-cell>
          <table:table-cell table:style-name="Default"/>
          <table:table-cell table:style-name="ce34" table:content-validation-name="val2" office:value-type="string" calcext:value-type="string">
            <text:p>تام</text:p>
          </table:table-cell>
          <table:table-cell table:style-name="ce27" table:formula="of:=VALUE(ABJAD([.$K$1];1;1))" office:value-type="float" office:value="441" calcext:value-type="float">
            <text:p>441</text:p>
          </table:table-cell>
          <table:table-cell table:style-name="ce27" table:number-columns-repeated="1012"/>
        </table:table-row>
        <table:table-row table:style-name="ro1">
          <table:table-cell office:value-type="float" office:value="1" calcext:value-type="float">
            <text:p>1</text:p>
          </table:table-cell>
          <table:table-cell table:style-name="ce28" office:value-type="float" office:value="1" calcext:value-type="float">
            <text:p>1</text:p>
          </table:table-cell>
          <table:table-cell table:style-name="ce28" office:value-type="float" office:value="58" calcext:value-type="float">
            <text:p>58</text:p>
          </table:table-cell>
          <table:table-cell table:style-name="ce28" office:value-type="float" office:value="6" calcext:value-type="float">
            <text:p>6</text:p>
          </table:table-cell>
          <table:table-cell table:style-name="ce28" office:value-type="float" office:value="61" calcext:value-type="float">
            <text:p>61</text:p>
          </table:table-cell>
          <table:table-cell table:style-name="ce28" office:value-type="float" office:value="60" calcext:value-type="float">
            <text:p>60</text:p>
          </table:table-cell>
          <table:table-cell table:style-name="ce28" office:value-type="float" office:value="3" calcext:value-type="float">
            <text:p>3</text:p>
          </table:table-cell>
          <table:table-cell table:style-name="ce28" office:value-type="float" office:value="63" calcext:value-type="float">
            <text:p>63</text:p>
          </table:table-cell>
          <table:table-cell table:style-name="ce28" office:value-type="float" office:value="8" calcext:value-type="float">
            <text:p>8</text:p>
          </table:table-cell>
          <table:table-cell table:formula="of:=SUM([.B2:.I2])" office:value-type="float" office:value="260" calcext:value-type="float">
            <text:p>260</text:p>
          </table:table-cell>
          <table:table-cell table:number-columns-repeated="1014"/>
        </table:table-row>
        <table:table-row table:style-name="ro1">
          <table:table-cell office:value-type="float" office:value="2" calcext:value-type="float">
            <text:p>2</text:p>
          </table:table-cell>
          <table:table-cell table:style-name="ce28" office:value-type="float" office:value="56" calcext:value-type="float">
            <text:p>56</text:p>
          </table:table-cell>
          <table:table-cell table:style-name="ce28" office:value-type="float" office:value="10" calcext:value-type="float">
            <text:p>10</text:p>
          </table:table-cell>
          <table:table-cell table:style-name="ce28" office:value-type="float" office:value="51" calcext:value-type="float">
            <text:p>51</text:p>
          </table:table-cell>
          <table:table-cell table:style-name="ce28" office:value-type="float" office:value="52" calcext:value-type="float">
            <text:p>52</text:p>
          </table:table-cell>
          <table:table-cell table:style-name="ce28" office:value-type="float" office:value="13" calcext:value-type="float">
            <text:p>13</text:p>
          </table:table-cell>
          <table:table-cell table:style-name="ce28" office:value-type="float" office:value="54" calcext:value-type="float">
            <text:p>54</text:p>
          </table:table-cell>
          <table:table-cell table:style-name="ce28" office:value-type="float" office:value="15" calcext:value-type="float">
            <text:p>15</text:p>
          </table:table-cell>
          <table:table-cell table:style-name="ce28" office:value-type="float" office:value="9" calcext:value-type="float">
            <text:p>9</text:p>
          </table:table-cell>
          <table:table-cell table:style-name="ce42" table:formula="of:=VALUE(ABJAD([.$K$1];1;1))-[.J2]" office:value-type="float" office:value="181" calcext:value-type="float">
            <text:p>181</text:p>
          </table:table-cell>
          <table:table-cell table:number-columns-repeated="1014"/>
        </table:table-row>
        <table:table-row table:style-name="ro1">
          <table:table-cell office:value-type="float" office:value="3" calcext:value-type="float">
            <text:p>3</text:p>
          </table:table-cell>
          <table:table-cell table:style-name="ce28" office:value-type="float" office:value="17" calcext:value-type="float">
            <text:p>17</text:p>
          </table:table-cell>
          <table:table-cell table:style-name="ce28" office:value-type="float" office:value="47" calcext:value-type="float">
            <text:p>47</text:p>
          </table:table-cell>
          <table:table-cell table:style-name="ce28" office:value-type="float" office:value="19" calcext:value-type="float">
            <text:p>19</text:p>
          </table:table-cell>
          <table:table-cell table:style-name="ce28" office:value-type="float" office:value="44" calcext:value-type="float">
            <text:p>44</text:p>
          </table:table-cell>
          <table:table-cell table:style-name="ce28" office:value-type="float" office:value="45" calcext:value-type="float">
            <text:p>45</text:p>
          </table:table-cell>
          <table:table-cell table:style-name="ce28" office:value-type="float" office:value="22" calcext:value-type="float">
            <text:p>22</text:p>
          </table:table-cell>
          <table:table-cell table:style-name="ce28" office:value-type="float" office:value="18" calcext:value-type="float">
            <text:p>18</text:p>
          </table:table-cell>
          <table:table-cell table:style-name="ce28" office:value-type="float" office:value="48" calcext:value-type="float">
            <text:p>48</text:p>
          </table:table-cell>
          <table:table-cell table:formula="of:=[.J3]/8" office:value-type="float" office:value="22.625" calcext:value-type="float">
            <text:p>22,625</text:p>
          </table:table-cell>
          <table:table-cell table:number-columns-repeated="1014"/>
        </table:table-row>
        <table:table-row table:style-name="ro1">
          <table:table-cell office:value-type="float" office:value="4" calcext:value-type="float">
            <text:p>4</text:p>
          </table:table-cell>
          <table:table-cell table:style-name="ce28" office:value-type="float" office:value="32" calcext:value-type="float">
            <text:p>32</text:p>
          </table:table-cell>
          <table:table-cell table:style-name="ce28" office:value-type="float" office:value="26" calcext:value-type="float">
            <text:p>26</text:p>
          </table:table-cell>
          <table:table-cell table:style-name="ce28" office:value-type="float" office:value="38" calcext:value-type="float">
            <text:p>38</text:p>
          </table:table-cell>
          <table:table-cell table:style-name="ce28" office:value-type="float" office:value="37" calcext:value-type="float">
            <text:p>37</text:p>
          </table:table-cell>
          <table:table-cell table:style-name="ce28" office:value-type="float" office:value="36" calcext:value-type="float">
            <text:p>36</text:p>
          </table:table-cell>
          <table:table-cell table:style-name="ce28" office:value-type="float" office:value="27" calcext:value-type="float">
            <text:p>27</text:p>
          </table:table-cell>
          <table:table-cell table:style-name="ce28" office:value-type="float" office:value="31" calcext:value-type="float">
            <text:p>31</text:p>
          </table:table-cell>
          <table:table-cell table:style-name="ce28" office:value-type="float" office:value="33" calcext:value-type="float">
            <text:p>33</text:p>
          </table:table-cell>
          <table:table-cell table:number-columns-repeated="1015"/>
        </table:table-row>
        <table:table-row table:style-name="ro1">
          <table:table-cell office:value-type="float" office:value="5" calcext:value-type="float">
            <text:p>5</text:p>
          </table:table-cell>
          <table:table-cell table:style-name="ce28" office:value-type="float" office:value="40" calcext:value-type="float">
            <text:p>40</text:p>
          </table:table-cell>
          <table:table-cell table:style-name="ce28" office:value-type="float" office:value="39" calcext:value-type="float">
            <text:p>39</text:p>
          </table:table-cell>
          <table:table-cell table:style-name="ce28" office:value-type="float" office:value="30" calcext:value-type="float">
            <text:p>30</text:p>
          </table:table-cell>
          <table:table-cell table:style-name="ce28" office:value-type="float" office:value="29" calcext:value-type="float">
            <text:p>29</text:p>
          </table:table-cell>
          <table:table-cell table:style-name="ce28" office:value-type="float" office:value="28" calcext:value-type="float">
            <text:p>28</text:p>
          </table:table-cell>
          <table:table-cell table:style-name="ce28" office:value-type="float" office:value="35" calcext:value-type="float">
            <text:p>35</text:p>
          </table:table-cell>
          <table:table-cell table:style-name="ce28" office:value-type="float" office:value="34" calcext:value-type="float">
            <text:p>34</text:p>
          </table:table-cell>
          <table:table-cell table:style-name="ce28" office:value-type="float" office:value="25" calcext:value-type="float">
            <text:p>25</text:p>
          </table:table-cell>
          <table:table-cell table:number-columns-repeated="1015"/>
        </table:table-row>
        <table:table-row table:style-name="ro1">
          <table:table-cell office:value-type="float" office:value="6" calcext:value-type="float">
            <text:p>6</text:p>
          </table:table-cell>
          <table:table-cell table:style-name="ce28" office:value-type="float" office:value="41" calcext:value-type="float">
            <text:p>41</text:p>
          </table:table-cell>
          <table:table-cell table:style-name="ce28" office:value-type="float" office:value="23" calcext:value-type="float">
            <text:p>23</text:p>
          </table:table-cell>
          <table:table-cell table:style-name="ce28" office:value-type="float" office:value="43" calcext:value-type="float">
            <text:p>43</text:p>
          </table:table-cell>
          <table:table-cell table:style-name="ce28" office:value-type="float" office:value="21" calcext:value-type="float">
            <text:p>21</text:p>
          </table:table-cell>
          <table:table-cell table:style-name="ce28" office:value-type="float" office:value="20" calcext:value-type="float">
            <text:p>20</text:p>
          </table:table-cell>
          <table:table-cell table:style-name="ce28" office:value-type="float" office:value="46" calcext:value-type="float">
            <text:p>46</text:p>
          </table:table-cell>
          <table:table-cell table:style-name="ce28" office:value-type="float" office:value="42" calcext:value-type="float">
            <text:p>42</text:p>
          </table:table-cell>
          <table:table-cell table:style-name="ce28" office:value-type="float" office:value="24" calcext:value-type="float">
            <text:p>24</text:p>
          </table:table-cell>
          <table:table-cell table:number-columns-repeated="1015"/>
        </table:table-row>
        <table:table-row table:style-name="ro1">
          <table:table-cell office:value-type="float" office:value="7" calcext:value-type="float">
            <text:p>7</text:p>
          </table:table-cell>
          <table:table-cell table:style-name="ce28" office:value-type="float" office:value="16" calcext:value-type="float">
            <text:p>16</text:p>
          </table:table-cell>
          <table:table-cell table:style-name="ce28" office:value-type="float" office:value="50" calcext:value-type="float">
            <text:p>50</text:p>
          </table:table-cell>
          <table:table-cell table:style-name="ce28" office:value-type="float" office:value="14" calcext:value-type="float">
            <text:p>14</text:p>
          </table:table-cell>
          <table:table-cell table:style-name="ce28" office:value-type="float" office:value="12" calcext:value-type="float">
            <text:p>12</text:p>
          </table:table-cell>
          <table:table-cell table:style-name="ce28" office:value-type="float" office:value="53" calcext:value-type="float">
            <text:p>53</text:p>
          </table:table-cell>
          <table:table-cell table:style-name="ce28" office:value-type="float" office:value="11" calcext:value-type="float">
            <text:p>11</text:p>
          </table:table-cell>
          <table:table-cell table:style-name="ce28" office:value-type="float" office:value="55" calcext:value-type="float">
            <text:p>55</text:p>
          </table:table-cell>
          <table:table-cell table:style-name="ce28" office:value-type="float" office:value="49" calcext:value-type="float">
            <text:p>49</text:p>
          </table:table-cell>
          <table:table-cell table:number-columns-repeated="1015"/>
        </table:table-row>
        <table:table-row table:style-name="ro1">
          <table:table-cell office:value-type="float" office:value="8" calcext:value-type="float">
            <text:p>8</text:p>
          </table:table-cell>
          <table:table-cell table:style-name="ce28" office:value-type="float" office:value="57" calcext:value-type="float">
            <text:p>57</text:p>
          </table:table-cell>
          <table:table-cell table:style-name="ce28" office:value-type="float" office:value="7" calcext:value-type="float">
            <text:p>7</text:p>
          </table:table-cell>
          <table:table-cell table:style-name="ce28" office:value-type="float" office:value="59" calcext:value-type="float">
            <text:p>59</text:p>
          </table:table-cell>
          <table:table-cell table:style-name="ce28" office:value-type="float" office:value="4" calcext:value-type="float">
            <text:p>4</text:p>
          </table:table-cell>
          <table:table-cell table:style-name="ce28" office:value-type="float" office:value="5" calcext:value-type="float">
            <text:p>5</text:p>
          </table:table-cell>
          <table:table-cell table:style-name="ce28" office:value-type="float" office:value="62" calcext:value-type="float">
            <text:p>62</text:p>
          </table:table-cell>
          <table:table-cell table:style-name="ce28" office:value-type="float" office:value="2" calcext:value-type="float">
            <text:p>2</text:p>
          </table:table-cell>
          <table:table-cell table:style-name="ce28" office:value-type="float" office:value="64" calcext:value-type="float">
            <text:p>64</text:p>
          </table:table-cell>
          <table:table-cell table:number-columns-repeated="1015"/>
        </table:table-row>
        <table:table-row table:style-name="ro1">
          <table:table-cell table:number-columns-repeated="9"/>
          <table:table-cell table:style-name="ce14" table:formula="of:=[.I11]+[.H12]+[.G13]+[.F14]+[.E15]+[.D16]+[.C17]+[.B18]" office:value-type="float" office:value="441" calcext:value-type="float">
            <text:p>441</text:p>
          </table:table-cell>
          <table:table-cell table:number-columns-repeated="1014"/>
        </table:table-row>
        <table:table-row table:style-name="ro1">
          <table:table-cell/>
          <table:table-cell table:formula="of:=IF(MOD([.$J$3];8)=0;ROUNDDOWN([.$J$4];0);IF(MOD([.$J$3];8)=1;IF(56&lt;[.B2];ROUNDUP([.$J$4];0);ROUNDDOWN([.$J$4];0));IF(MOD([.$J$3];8)=2;IF(48&lt;[.B2];ROUNDUP([.$J$4];0);ROUNDDOWN([.$J$4];0));IF(MOD([.$J$3];8)=3;IF(40&lt;[.B2];ROUNDUP([.$J$4];0);ROUNDDOWN([.$J$4];0));IF(MOD([.$J$3];8)=4;IF(32&lt;[.B2];ROUNDUP([.$J$4];0);ROUNDDOWN([.$J$4];0));IF(MOD([.$J$3];8)=5;IF(24&lt;[.B2];ROUNDUP([.$J$4];0);ROUNDDOWN([.$J$4];0));IF(MOD([.$J$3];8)=6;IF(16&lt;[.B2];ROUNDUP([.$J$4];0);ROUNDDOWN([.$J$4];0));IF(MOD([.$J$3];8)=7;IF(8&lt;[.B2];ROUNDUP([.$J$4];0);ROUNDDOWN([.$J$4];0));ORG.LIBREOFFICE.RAWSUBTRACT([.$J$4];ROUNDDOWN([.$J$4];0))))))))))+[.B2]" office:value-type="float" office:value="23" calcext:value-type="float">
            <text:p>23</text:p>
          </table:table-cell>
          <table:table-cell table:formula="of:=IF(MOD([.$J$3];8)=0;ROUNDDOWN([.$J$4];0);IF(MOD([.$J$3];8)=1;IF(56&lt;[.C2];ROUNDUP([.$J$4];0);ROUNDDOWN([.$J$4];0));IF(MOD([.$J$3];8)=2;IF(48&lt;[.C2];ROUNDUP([.$J$4];0);ROUNDDOWN([.$J$4];0));IF(MOD([.$J$3];8)=3;IF(40&lt;[.C2];ROUNDUP([.$J$4];0);ROUNDDOWN([.$J$4];0));IF(MOD([.$J$3];8)=4;IF(32&lt;[.C2];ROUNDUP([.$J$4];0);ROUNDDOWN([.$J$4];0));IF(MOD([.$J$3];8)=5;IF(24&lt;[.C2];ROUNDUP([.$J$4];0);ROUNDDOWN([.$J$4];0));IF(MOD([.$J$3];8)=6;IF(16&lt;[.C2];ROUNDUP([.$J$4];0);ROUNDDOWN([.$J$4];0));IF(MOD([.$J$3];8)=7;IF(8&lt;[.C2];ROUNDUP([.$J$4];0);ROUNDDOWN([.$J$4];0));ORG.LIBREOFFICE.RAWSUBTRACT([.$J$4];ROUNDDOWN([.$J$4];0))))))))))+[.C2]" office:value-type="float" office:value="81" calcext:value-type="float">
            <text:p>81</text:p>
          </table:table-cell>
          <table:table-cell table:formula="of:=IF(MOD([.$J$3];8)=0;ROUNDDOWN([.$J$4];0);IF(MOD([.$J$3];8)=1;IF(56&lt;[.D2];ROUNDUP([.$J$4];0);ROUNDDOWN([.$J$4];0));IF(MOD([.$J$3];8)=2;IF(48&lt;[.D2];ROUNDUP([.$J$4];0);ROUNDDOWN([.$J$4];0));IF(MOD([.$J$3];8)=3;IF(40&lt;[.D2];ROUNDUP([.$J$4];0);ROUNDDOWN([.$J$4];0));IF(MOD([.$J$3];8)=4;IF(32&lt;[.D2];ROUNDUP([.$J$4];0);ROUNDDOWN([.$J$4];0));IF(MOD([.$J$3];8)=5;IF(24&lt;[.D2];ROUNDUP([.$J$4];0);ROUNDDOWN([.$J$4];0));IF(MOD([.$J$3];8)=6;IF(16&lt;[.D2];ROUNDUP([.$J$4];0);ROUNDDOWN([.$J$4];0));IF(MOD([.$J$3];8)=7;IF(8&lt;[.D2];ROUNDUP([.$J$4];0);ROUNDDOWN([.$J$4];0));ORG.LIBREOFFICE.RAWSUBTRACT([.$J$4];ROUNDDOWN([.$J$4];0))))))))))+[.D2]" office:value-type="float" office:value="28" calcext:value-type="float">
            <text:p>28</text:p>
          </table:table-cell>
          <table:table-cell table:formula="of:=IF(MOD([.$J$3];8)=0;ROUNDDOWN([.$J$4];0);IF(MOD([.$J$3];8)=1;IF(56&lt;[.E2];ROUNDUP([.$J$4];0);ROUNDDOWN([.$J$4];0));IF(MOD([.$J$3];8)=2;IF(48&lt;[.E2];ROUNDUP([.$J$4];0);ROUNDDOWN([.$J$4];0));IF(MOD([.$J$3];8)=3;IF(40&lt;[.E2];ROUNDUP([.$J$4];0);ROUNDDOWN([.$J$4];0));IF(MOD([.$J$3];8)=4;IF(32&lt;[.E2];ROUNDUP([.$J$4];0);ROUNDDOWN([.$J$4];0));IF(MOD([.$J$3];8)=5;IF(24&lt;[.E2];ROUNDUP([.$J$4];0);ROUNDDOWN([.$J$4];0));IF(MOD([.$J$3];8)=6;IF(16&lt;[.E2];ROUNDUP([.$J$4];0);ROUNDDOWN([.$J$4];0));IF(MOD([.$J$3];8)=7;IF(8&lt;[.E2];ROUNDUP([.$J$4];0);ROUNDDOWN([.$J$4];0));ORG.LIBREOFFICE.RAWSUBTRACT([.$J$4];ROUNDDOWN([.$J$4];0))))))))))+[.E2]" office:value-type="float" office:value="84" calcext:value-type="float">
            <text:p>84</text:p>
          </table:table-cell>
          <table:table-cell table:formula="of:=IF(MOD([.$J$3];8)=0;ROUNDDOWN([.$J$4];0);IF(MOD([.$J$3];8)=1;IF(56&lt;[.F2];ROUNDUP([.$J$4];0);ROUNDDOWN([.$J$4];0));IF(MOD([.$J$3];8)=2;IF(48&lt;[.F2];ROUNDUP([.$J$4];0);ROUNDDOWN([.$J$4];0));IF(MOD([.$J$3];8)=3;IF(40&lt;[.F2];ROUNDUP([.$J$4];0);ROUNDDOWN([.$J$4];0));IF(MOD([.$J$3];8)=4;IF(32&lt;[.F2];ROUNDUP([.$J$4];0);ROUNDDOWN([.$J$4];0));IF(MOD([.$J$3];8)=5;IF(24&lt;[.F2];ROUNDUP([.$J$4];0);ROUNDDOWN([.$J$4];0));IF(MOD([.$J$3];8)=6;IF(16&lt;[.F2];ROUNDUP([.$J$4];0);ROUNDDOWN([.$J$4];0));IF(MOD([.$J$3];8)=7;IF(8&lt;[.F2];ROUNDUP([.$J$4];0);ROUNDDOWN([.$J$4];0));ORG.LIBREOFFICE.RAWSUBTRACT([.$J$4];ROUNDDOWN([.$J$4];0))))))))))+[.F2]" office:value-type="float" office:value="83" calcext:value-type="float">
            <text:p>83</text:p>
          </table:table-cell>
          <table:table-cell table:formula="of:=IF(MOD([.$J$3];8)=0;ROUNDDOWN([.$J$4];0);IF(MOD([.$J$3];8)=1;IF(56&lt;[.G2];ROUNDUP([.$J$4];0);ROUNDDOWN([.$J$4];0));IF(MOD([.$J$3];8)=2;IF(48&lt;[.G2];ROUNDUP([.$J$4];0);ROUNDDOWN([.$J$4];0));IF(MOD([.$J$3];8)=3;IF(40&lt;[.G2];ROUNDUP([.$J$4];0);ROUNDDOWN([.$J$4];0));IF(MOD([.$J$3];8)=4;IF(32&lt;[.G2];ROUNDUP([.$J$4];0);ROUNDDOWN([.$J$4];0));IF(MOD([.$J$3];8)=5;IF(24&lt;[.G2];ROUNDUP([.$J$4];0);ROUNDDOWN([.$J$4];0));IF(MOD([.$J$3];8)=6;IF(16&lt;[.G2];ROUNDUP([.$J$4];0);ROUNDDOWN([.$J$4];0));IF(MOD([.$J$3];8)=7;IF(8&lt;[.G2];ROUNDUP([.$J$4];0);ROUNDDOWN([.$J$4];0));ORG.LIBREOFFICE.RAWSUBTRACT([.$J$4];ROUNDDOWN([.$J$4];0))))))))))+[.G2]" office:value-type="float" office:value="25" calcext:value-type="float">
            <text:p>25</text:p>
          </table:table-cell>
          <table:table-cell table:formula="of:=IF(MOD([.$J$3];8)=0;ROUNDDOWN([.$J$4];0);IF(MOD([.$J$3];8)=1;IF(56&lt;[.H2];ROUNDUP([.$J$4];0);ROUNDDOWN([.$J$4];0));IF(MOD([.$J$3];8)=2;IF(48&lt;[.H2];ROUNDUP([.$J$4];0);ROUNDDOWN([.$J$4];0));IF(MOD([.$J$3];8)=3;IF(40&lt;[.H2];ROUNDUP([.$J$4];0);ROUNDDOWN([.$J$4];0));IF(MOD([.$J$3];8)=4;IF(32&lt;[.H2];ROUNDUP([.$J$4];0);ROUNDDOWN([.$J$4];0));IF(MOD([.$J$3];8)=5;IF(24&lt;[.H2];ROUNDUP([.$J$4];0);ROUNDDOWN([.$J$4];0));IF(MOD([.$J$3];8)=6;IF(16&lt;[.H2];ROUNDUP([.$J$4];0);ROUNDDOWN([.$J$4];0));IF(MOD([.$J$3];8)=7;IF(8&lt;[.H2];ROUNDUP([.$J$4];0);ROUNDDOWN([.$J$4];0));ORG.LIBREOFFICE.RAWSUBTRACT([.$J$4];ROUNDDOWN([.$J$4];0))))))))))+[.H2]" office:value-type="float" office:value="86" calcext:value-type="float">
            <text:p>86</text:p>
          </table:table-cell>
          <table:table-cell table:formula="of:=IF(MOD([.$J$3];8)=0;ROUNDDOWN([.$J$4];0);IF(MOD([.$J$3];8)=1;IF(56&lt;[.I2];ROUNDUP([.$J$4];0);ROUNDDOWN([.$J$4];0));IF(MOD([.$J$3];8)=2;IF(48&lt;[.I2];ROUNDUP([.$J$4];0);ROUNDDOWN([.$J$4];0));IF(MOD([.$J$3];8)=3;IF(40&lt;[.I2];ROUNDUP([.$J$4];0);ROUNDDOWN([.$J$4];0));IF(MOD([.$J$3];8)=4;IF(32&lt;[.I2];ROUNDUP([.$J$4];0);ROUNDDOWN([.$J$4];0));IF(MOD([.$J$3];8)=5;IF(24&lt;[.I2];ROUNDUP([.$J$4];0);ROUNDDOWN([.$J$4];0));IF(MOD([.$J$3];8)=6;IF(16&lt;[.I2];ROUNDUP([.$J$4];0);ROUNDDOWN([.$J$4];0));IF(MOD([.$J$3];8)=7;IF(8&lt;[.I2];ROUNDUP([.$J$4];0);ROUNDDOWN([.$J$4];0));ORG.LIBREOFFICE.RAWSUBTRACT([.$J$4];ROUNDDOWN([.$J$4];0))))))))))+[.I2]" office:value-type="float" office:value="30" calcext:value-type="float">
            <text:p>30</text:p>
          </table:table-cell>
          <table:table-cell table:style-name="ce14" table:formula="of:=SUM([.J10:.J10])" office:value-type="float" office:value="441" calcext:value-type="float">
            <text:p>441</text:p>
          </table:table-cell>
          <table:table-cell table:number-columns-repeated="1014"/>
        </table:table-row>
        <table:table-row table:style-name="ro1">
          <table:table-cell/>
          <table:table-cell table:formula="of:=IF(MOD([.$J$3];8)=0;ROUNDDOWN([.$J$4];0);IF(MOD([.$J$3];8)=1;IF(56&lt;[.B3];ROUNDUP([.$J$4];0);ROUNDDOWN([.$J$4];0));IF(MOD([.$J$3];8)=2;IF(48&lt;[.B3];ROUNDUP([.$J$4];0);ROUNDDOWN([.$J$4];0));IF(MOD([.$J$3];8)=3;IF(40&lt;[.B3];ROUNDUP([.$J$4];0);ROUNDDOWN([.$J$4];0));IF(MOD([.$J$3];8)=4;IF(32&lt;[.B3];ROUNDUP([.$J$4];0);ROUNDDOWN([.$J$4];0));IF(MOD([.$J$3];8)=5;IF(24&lt;[.B3];ROUNDUP([.$J$4];0);ROUNDDOWN([.$J$4];0));IF(MOD([.$J$3];8)=6;IF(16&lt;[.B3];ROUNDUP([.$J$4];0);ROUNDDOWN([.$J$4];0));IF(MOD([.$J$3];8)=7;IF(8&lt;[.B3];ROUNDUP([.$J$4];0);ROUNDDOWN([.$J$4];0));ORG.LIBREOFFICE.RAWSUBTRACT([.$J$4];ROUNDDOWN([.$J$4];0))))))))))+[.B3]" office:value-type="float" office:value="79" calcext:value-type="float">
            <text:p>79</text:p>
          </table:table-cell>
          <table:table-cell table:formula="of:=IF(MOD([.$J$3];8)=0;ROUNDDOWN([.$J$4];0);IF(MOD([.$J$3];8)=1;IF(56&lt;[.C3];ROUNDUP([.$J$4];0);ROUNDDOWN([.$J$4];0));IF(MOD([.$J$3];8)=2;IF(48&lt;[.C3];ROUNDUP([.$J$4];0);ROUNDDOWN([.$J$4];0));IF(MOD([.$J$3];8)=3;IF(40&lt;[.C3];ROUNDUP([.$J$4];0);ROUNDDOWN([.$J$4];0));IF(MOD([.$J$3];8)=4;IF(32&lt;[.C3];ROUNDUP([.$J$4];0);ROUNDDOWN([.$J$4];0));IF(MOD([.$J$3];8)=5;IF(24&lt;[.C3];ROUNDUP([.$J$4];0);ROUNDDOWN([.$J$4];0));IF(MOD([.$J$3];8)=6;IF(16&lt;[.C3];ROUNDUP([.$J$4];0);ROUNDDOWN([.$J$4];0));IF(MOD([.$J$3];8)=7;IF(8&lt;[.C3];ROUNDUP([.$J$4];0);ROUNDDOWN([.$J$4];0));ORG.LIBREOFFICE.RAWSUBTRACT([.$J$4];ROUNDDOWN([.$J$4];0))))))))))+[.C3]" office:value-type="float" office:value="32" calcext:value-type="float">
            <text:p>32</text:p>
          </table:table-cell>
          <table:table-cell table:formula="of:=IF(MOD([.$J$3];8)=0;ROUNDDOWN([.$J$4];0);IF(MOD([.$J$3];8)=1;IF(56&lt;[.D3];ROUNDUP([.$J$4];0);ROUNDDOWN([.$J$4];0));IF(MOD([.$J$3];8)=2;IF(48&lt;[.D3];ROUNDUP([.$J$4];0);ROUNDDOWN([.$J$4];0));IF(MOD([.$J$3];8)=3;IF(40&lt;[.D3];ROUNDUP([.$J$4];0);ROUNDDOWN([.$J$4];0));IF(MOD([.$J$3];8)=4;IF(32&lt;[.D3];ROUNDUP([.$J$4];0);ROUNDDOWN([.$J$4];0));IF(MOD([.$J$3];8)=5;IF(24&lt;[.D3];ROUNDUP([.$J$4];0);ROUNDDOWN([.$J$4];0));IF(MOD([.$J$3];8)=6;IF(16&lt;[.D3];ROUNDUP([.$J$4];0);ROUNDDOWN([.$J$4];0));IF(MOD([.$J$3];8)=7;IF(8&lt;[.D3];ROUNDUP([.$J$4];0);ROUNDDOWN([.$J$4];0));ORG.LIBREOFFICE.RAWSUBTRACT([.$J$4];ROUNDDOWN([.$J$4];0))))))))))+[.D3]" office:value-type="float" office:value="74" calcext:value-type="float">
            <text:p>74</text:p>
          </table:table-cell>
          <table:table-cell table:formula="of:=IF(MOD([.$J$3];8)=0;ROUNDDOWN([.$J$4];0);IF(MOD([.$J$3];8)=1;IF(56&lt;[.E3];ROUNDUP([.$J$4];0);ROUNDDOWN([.$J$4];0));IF(MOD([.$J$3];8)=2;IF(48&lt;[.E3];ROUNDUP([.$J$4];0);ROUNDDOWN([.$J$4];0));IF(MOD([.$J$3];8)=3;IF(40&lt;[.E3];ROUNDUP([.$J$4];0);ROUNDDOWN([.$J$4];0));IF(MOD([.$J$3];8)=4;IF(32&lt;[.E3];ROUNDUP([.$J$4];0);ROUNDDOWN([.$J$4];0));IF(MOD([.$J$3];8)=5;IF(24&lt;[.E3];ROUNDUP([.$J$4];0);ROUNDDOWN([.$J$4];0));IF(MOD([.$J$3];8)=6;IF(16&lt;[.E3];ROUNDUP([.$J$4];0);ROUNDDOWN([.$J$4];0));IF(MOD([.$J$3];8)=7;IF(8&lt;[.E3];ROUNDUP([.$J$4];0);ROUNDDOWN([.$J$4];0));ORG.LIBREOFFICE.RAWSUBTRACT([.$J$4];ROUNDDOWN([.$J$4];0))))))))))+[.E3]" office:value-type="float" office:value="75" calcext:value-type="float">
            <text:p>75</text:p>
          </table:table-cell>
          <table:table-cell table:formula="of:=IF(MOD([.$J$3];8)=0;ROUNDDOWN([.$J$4];0);IF(MOD([.$J$3];8)=1;IF(56&lt;[.F3];ROUNDUP([.$J$4];0);ROUNDDOWN([.$J$4];0));IF(MOD([.$J$3];8)=2;IF(48&lt;[.F3];ROUNDUP([.$J$4];0);ROUNDDOWN([.$J$4];0));IF(MOD([.$J$3];8)=3;IF(40&lt;[.F3];ROUNDUP([.$J$4];0);ROUNDDOWN([.$J$4];0));IF(MOD([.$J$3];8)=4;IF(32&lt;[.F3];ROUNDUP([.$J$4];0);ROUNDDOWN([.$J$4];0));IF(MOD([.$J$3];8)=5;IF(24&lt;[.F3];ROUNDUP([.$J$4];0);ROUNDDOWN([.$J$4];0));IF(MOD([.$J$3];8)=6;IF(16&lt;[.F3];ROUNDUP([.$J$4];0);ROUNDDOWN([.$J$4];0));IF(MOD([.$J$3];8)=7;IF(8&lt;[.F3];ROUNDUP([.$J$4];0);ROUNDDOWN([.$J$4];0));ORG.LIBREOFFICE.RAWSUBTRACT([.$J$4];ROUNDDOWN([.$J$4];0))))))))))+[.F3]" office:value-type="float" office:value="35" calcext:value-type="float">
            <text:p>35</text:p>
          </table:table-cell>
          <table:table-cell table:formula="of:=IF(MOD([.$J$3];8)=0;ROUNDDOWN([.$J$4];0);IF(MOD([.$J$3];8)=1;IF(56&lt;[.G3];ROUNDUP([.$J$4];0);ROUNDDOWN([.$J$4];0));IF(MOD([.$J$3];8)=2;IF(48&lt;[.G3];ROUNDUP([.$J$4];0);ROUNDDOWN([.$J$4];0));IF(MOD([.$J$3];8)=3;IF(40&lt;[.G3];ROUNDUP([.$J$4];0);ROUNDDOWN([.$J$4];0));IF(MOD([.$J$3];8)=4;IF(32&lt;[.G3];ROUNDUP([.$J$4];0);ROUNDDOWN([.$J$4];0));IF(MOD([.$J$3];8)=5;IF(24&lt;[.G3];ROUNDUP([.$J$4];0);ROUNDDOWN([.$J$4];0));IF(MOD([.$J$3];8)=6;IF(16&lt;[.G3];ROUNDUP([.$J$4];0);ROUNDDOWN([.$J$4];0));IF(MOD([.$J$3];8)=7;IF(8&lt;[.G3];ROUNDUP([.$J$4];0);ROUNDDOWN([.$J$4];0));ORG.LIBREOFFICE.RAWSUBTRACT([.$J$4];ROUNDDOWN([.$J$4];0))))))))))+[.G3]" office:value-type="float" office:value="77" calcext:value-type="float">
            <text:p>77</text:p>
          </table:table-cell>
          <table:table-cell table:formula="of:=IF(MOD([.$J$3];8)=0;ROUNDDOWN([.$J$4];0);IF(MOD([.$J$3];8)=1;IF(56&lt;[.H3];ROUNDUP([.$J$4];0);ROUNDDOWN([.$J$4];0));IF(MOD([.$J$3];8)=2;IF(48&lt;[.H3];ROUNDUP([.$J$4];0);ROUNDDOWN([.$J$4];0));IF(MOD([.$J$3];8)=3;IF(40&lt;[.H3];ROUNDUP([.$J$4];0);ROUNDDOWN([.$J$4];0));IF(MOD([.$J$3];8)=4;IF(32&lt;[.H3];ROUNDUP([.$J$4];0);ROUNDDOWN([.$J$4];0));IF(MOD([.$J$3];8)=5;IF(24&lt;[.H3];ROUNDUP([.$J$4];0);ROUNDDOWN([.$J$4];0));IF(MOD([.$J$3];8)=6;IF(16&lt;[.H3];ROUNDUP([.$J$4];0);ROUNDDOWN([.$J$4];0));IF(MOD([.$J$3];8)=7;IF(8&lt;[.H3];ROUNDUP([.$J$4];0);ROUNDDOWN([.$J$4];0));ORG.LIBREOFFICE.RAWSUBTRACT([.$J$4];ROUNDDOWN([.$J$4];0))))))))))+[.H3]" office:value-type="float" office:value="37" calcext:value-type="float">
            <text:p>37</text:p>
          </table:table-cell>
          <table:table-cell table:formula="of:=IF(MOD([.$J$3];8)=0;ROUNDDOWN([.$J$4];0);IF(MOD([.$J$3];8)=1;IF(56&lt;[.I3];ROUNDUP([.$J$4];0);ROUNDDOWN([.$J$4];0));IF(MOD([.$J$3];8)=2;IF(48&lt;[.I3];ROUNDUP([.$J$4];0);ROUNDDOWN([.$J$4];0));IF(MOD([.$J$3];8)=3;IF(40&lt;[.I3];ROUNDUP([.$J$4];0);ROUNDDOWN([.$J$4];0));IF(MOD([.$J$3];8)=4;IF(32&lt;[.I3];ROUNDUP([.$J$4];0);ROUNDDOWN([.$J$4];0));IF(MOD([.$J$3];8)=5;IF(24&lt;[.I3];ROUNDUP([.$J$4];0);ROUNDDOWN([.$J$4];0));IF(MOD([.$J$3];8)=6;IF(16&lt;[.I3];ROUNDUP([.$J$4];0);ROUNDDOWN([.$J$4];0));IF(MOD([.$J$3];8)=7;IF(8&lt;[.I3];ROUNDUP([.$J$4];0);ROUNDDOWN([.$J$4];0));ORG.LIBREOFFICE.RAWSUBTRACT([.$J$4];ROUNDDOWN([.$J$4];0))))))))))+[.I3]" office:value-type="float" office:value="31" calcext:value-type="float">
            <text:p>31</text:p>
          </table:table-cell>
          <table:table-cell table:style-name="ce14" table:formula="of:=SUM([.J11:.J11])" office:value-type="float" office:value="441" calcext:value-type="float">
            <text:p>441</text:p>
          </table:table-cell>
          <table:table-cell table:number-columns-repeated="1014"/>
        </table:table-row>
        <table:table-row table:style-name="ro1">
          <table:table-cell/>
          <table:table-cell table:formula="of:=IF(MOD([.$J$3];8)=0;ROUNDDOWN([.$J$4];0);IF(MOD([.$J$3];8)=1;IF(56&lt;[.B4];ROUNDUP([.$J$4];0);ROUNDDOWN([.$J$4];0));IF(MOD([.$J$3];8)=2;IF(48&lt;[.B4];ROUNDUP([.$J$4];0);ROUNDDOWN([.$J$4];0));IF(MOD([.$J$3];8)=3;IF(40&lt;[.B4];ROUNDUP([.$J$4];0);ROUNDDOWN([.$J$4];0));IF(MOD([.$J$3];8)=4;IF(32&lt;[.B4];ROUNDUP([.$J$4];0);ROUNDDOWN([.$J$4];0));IF(MOD([.$J$3];8)=5;IF(24&lt;[.B4];ROUNDUP([.$J$4];0);ROUNDDOWN([.$J$4];0));IF(MOD([.$J$3];8)=6;IF(16&lt;[.B4];ROUNDUP([.$J$4];0);ROUNDDOWN([.$J$4];0));IF(MOD([.$J$3];8)=7;IF(8&lt;[.B4];ROUNDUP([.$J$4];0);ROUNDDOWN([.$J$4];0));ORG.LIBREOFFICE.RAWSUBTRACT([.$J$4];ROUNDDOWN([.$J$4];0))))))))))+[.B4]" office:value-type="float" office:value="39" calcext:value-type="float">
            <text:p>39</text:p>
          </table:table-cell>
          <table:table-cell table:formula="of:=IF(MOD([.$J$3];8)=0;ROUNDDOWN([.$J$4];0);IF(MOD([.$J$3];8)=1;IF(56&lt;[.C4];ROUNDUP([.$J$4];0);ROUNDDOWN([.$J$4];0));IF(MOD([.$J$3];8)=2;IF(48&lt;[.C4];ROUNDUP([.$J$4];0);ROUNDDOWN([.$J$4];0));IF(MOD([.$J$3];8)=3;IF(40&lt;[.C4];ROUNDUP([.$J$4];0);ROUNDDOWN([.$J$4];0));IF(MOD([.$J$3];8)=4;IF(32&lt;[.C4];ROUNDUP([.$J$4];0);ROUNDDOWN([.$J$4];0));IF(MOD([.$J$3];8)=5;IF(24&lt;[.C4];ROUNDUP([.$J$4];0);ROUNDDOWN([.$J$4];0));IF(MOD([.$J$3];8)=6;IF(16&lt;[.C4];ROUNDUP([.$J$4];0);ROUNDDOWN([.$J$4];0));IF(MOD([.$J$3];8)=7;IF(8&lt;[.C4];ROUNDUP([.$J$4];0);ROUNDDOWN([.$J$4];0));ORG.LIBREOFFICE.RAWSUBTRACT([.$J$4];ROUNDDOWN([.$J$4];0))))))))))+[.C4]" office:value-type="float" office:value="70" calcext:value-type="float">
            <text:p>70</text:p>
          </table:table-cell>
          <table:table-cell table:formula="of:=IF(MOD([.$J$3];8)=0;ROUNDDOWN([.$J$4];0);IF(MOD([.$J$3];8)=1;IF(56&lt;[.D4];ROUNDUP([.$J$4];0);ROUNDDOWN([.$J$4];0));IF(MOD([.$J$3];8)=2;IF(48&lt;[.D4];ROUNDUP([.$J$4];0);ROUNDDOWN([.$J$4];0));IF(MOD([.$J$3];8)=3;IF(40&lt;[.D4];ROUNDUP([.$J$4];0);ROUNDDOWN([.$J$4];0));IF(MOD([.$J$3];8)=4;IF(32&lt;[.D4];ROUNDUP([.$J$4];0);ROUNDDOWN([.$J$4];0));IF(MOD([.$J$3];8)=5;IF(24&lt;[.D4];ROUNDUP([.$J$4];0);ROUNDDOWN([.$J$4];0));IF(MOD([.$J$3];8)=6;IF(16&lt;[.D4];ROUNDUP([.$J$4];0);ROUNDDOWN([.$J$4];0));IF(MOD([.$J$3];8)=7;IF(8&lt;[.D4];ROUNDUP([.$J$4];0);ROUNDDOWN([.$J$4];0));ORG.LIBREOFFICE.RAWSUBTRACT([.$J$4];ROUNDDOWN([.$J$4];0))))))))))+[.D4]" office:value-type="float" office:value="41" calcext:value-type="float">
            <text:p>41</text:p>
          </table:table-cell>
          <table:table-cell table:formula="of:=IF(MOD([.$J$3];8)=0;ROUNDDOWN([.$J$4];0);IF(MOD([.$J$3];8)=1;IF(56&lt;[.E4];ROUNDUP([.$J$4];0);ROUNDDOWN([.$J$4];0));IF(MOD([.$J$3];8)=2;IF(48&lt;[.E4];ROUNDUP([.$J$4];0);ROUNDDOWN([.$J$4];0));IF(MOD([.$J$3];8)=3;IF(40&lt;[.E4];ROUNDUP([.$J$4];0);ROUNDDOWN([.$J$4];0));IF(MOD([.$J$3];8)=4;IF(32&lt;[.E4];ROUNDUP([.$J$4];0);ROUNDDOWN([.$J$4];0));IF(MOD([.$J$3];8)=5;IF(24&lt;[.E4];ROUNDUP([.$J$4];0);ROUNDDOWN([.$J$4];0));IF(MOD([.$J$3];8)=6;IF(16&lt;[.E4];ROUNDUP([.$J$4];0);ROUNDDOWN([.$J$4];0));IF(MOD([.$J$3];8)=7;IF(8&lt;[.E4];ROUNDUP([.$J$4];0);ROUNDDOWN([.$J$4];0));ORG.LIBREOFFICE.RAWSUBTRACT([.$J$4];ROUNDDOWN([.$J$4];0))))))))))+[.E4]" office:value-type="float" office:value="67" calcext:value-type="float">
            <text:p>67</text:p>
          </table:table-cell>
          <table:table-cell table:formula="of:=IF(MOD([.$J$3];8)=0;ROUNDDOWN([.$J$4];0);IF(MOD([.$J$3];8)=1;IF(56&lt;[.F4];ROUNDUP([.$J$4];0);ROUNDDOWN([.$J$4];0));IF(MOD([.$J$3];8)=2;IF(48&lt;[.F4];ROUNDUP([.$J$4];0);ROUNDDOWN([.$J$4];0));IF(MOD([.$J$3];8)=3;IF(40&lt;[.F4];ROUNDUP([.$J$4];0);ROUNDDOWN([.$J$4];0));IF(MOD([.$J$3];8)=4;IF(32&lt;[.F4];ROUNDUP([.$J$4];0);ROUNDDOWN([.$J$4];0));IF(MOD([.$J$3];8)=5;IF(24&lt;[.F4];ROUNDUP([.$J$4];0);ROUNDDOWN([.$J$4];0));IF(MOD([.$J$3];8)=6;IF(16&lt;[.F4];ROUNDUP([.$J$4];0);ROUNDDOWN([.$J$4];0));IF(MOD([.$J$3];8)=7;IF(8&lt;[.F4];ROUNDUP([.$J$4];0);ROUNDDOWN([.$J$4];0));ORG.LIBREOFFICE.RAWSUBTRACT([.$J$4];ROUNDDOWN([.$J$4];0))))))))))+[.F4]" office:value-type="float" office:value="68" calcext:value-type="float">
            <text:p>68</text:p>
          </table:table-cell>
          <table:table-cell table:formula="of:=IF(MOD([.$J$3];8)=0;ROUNDDOWN([.$J$4];0);IF(MOD([.$J$3];8)=1;IF(56&lt;[.G4];ROUNDUP([.$J$4];0);ROUNDDOWN([.$J$4];0));IF(MOD([.$J$3];8)=2;IF(48&lt;[.G4];ROUNDUP([.$J$4];0);ROUNDDOWN([.$J$4];0));IF(MOD([.$J$3];8)=3;IF(40&lt;[.G4];ROUNDUP([.$J$4];0);ROUNDDOWN([.$J$4];0));IF(MOD([.$J$3];8)=4;IF(32&lt;[.G4];ROUNDUP([.$J$4];0);ROUNDDOWN([.$J$4];0));IF(MOD([.$J$3];8)=5;IF(24&lt;[.G4];ROUNDUP([.$J$4];0);ROUNDDOWN([.$J$4];0));IF(MOD([.$J$3];8)=6;IF(16&lt;[.G4];ROUNDUP([.$J$4];0);ROUNDDOWN([.$J$4];0));IF(MOD([.$J$3];8)=7;IF(8&lt;[.G4];ROUNDUP([.$J$4];0);ROUNDDOWN([.$J$4];0));ORG.LIBREOFFICE.RAWSUBTRACT([.$J$4];ROUNDDOWN([.$J$4];0))))))))))+[.G4]" office:value-type="float" office:value="44" calcext:value-type="float">
            <text:p>44</text:p>
          </table:table-cell>
          <table:table-cell table:formula="of:=IF(MOD([.$J$3];8)=0;ROUNDDOWN([.$J$4];0);IF(MOD([.$J$3];8)=1;IF(56&lt;[.H4];ROUNDUP([.$J$4];0);ROUNDDOWN([.$J$4];0));IF(MOD([.$J$3];8)=2;IF(48&lt;[.H4];ROUNDUP([.$J$4];0);ROUNDDOWN([.$J$4];0));IF(MOD([.$J$3];8)=3;IF(40&lt;[.H4];ROUNDUP([.$J$4];0);ROUNDDOWN([.$J$4];0));IF(MOD([.$J$3];8)=4;IF(32&lt;[.H4];ROUNDUP([.$J$4];0);ROUNDDOWN([.$J$4];0));IF(MOD([.$J$3];8)=5;IF(24&lt;[.H4];ROUNDUP([.$J$4];0);ROUNDDOWN([.$J$4];0));IF(MOD([.$J$3];8)=6;IF(16&lt;[.H4];ROUNDUP([.$J$4];0);ROUNDDOWN([.$J$4];0));IF(MOD([.$J$3];8)=7;IF(8&lt;[.H4];ROUNDUP([.$J$4];0);ROUNDDOWN([.$J$4];0));ORG.LIBREOFFICE.RAWSUBTRACT([.$J$4];ROUNDDOWN([.$J$4];0))))))))))+[.H4]" office:value-type="float" office:value="40" calcext:value-type="float">
            <text:p>40</text:p>
          </table:table-cell>
          <table:table-cell table:formula="of:=IF(MOD([.$J$3];8)=0;ROUNDDOWN([.$J$4];0);IF(MOD([.$J$3];8)=1;IF(56&lt;[.I4];ROUNDUP([.$J$4];0);ROUNDDOWN([.$J$4];0));IF(MOD([.$J$3];8)=2;IF(48&lt;[.I4];ROUNDUP([.$J$4];0);ROUNDDOWN([.$J$4];0));IF(MOD([.$J$3];8)=3;IF(40&lt;[.I4];ROUNDUP([.$J$4];0);ROUNDDOWN([.$J$4];0));IF(MOD([.$J$3];8)=4;IF(32&lt;[.I4];ROUNDUP([.$J$4];0);ROUNDDOWN([.$J$4];0));IF(MOD([.$J$3];8)=5;IF(24&lt;[.I4];ROUNDUP([.$J$4];0);ROUNDDOWN([.$J$4];0));IF(MOD([.$J$3];8)=6;IF(16&lt;[.I4];ROUNDUP([.$J$4];0);ROUNDDOWN([.$J$4];0));IF(MOD([.$J$3];8)=7;IF(8&lt;[.I4];ROUNDUP([.$J$4];0);ROUNDDOWN([.$J$4];0));ORG.LIBREOFFICE.RAWSUBTRACT([.$J$4];ROUNDDOWN([.$J$4];0))))))))))+[.I4]" office:value-type="float" office:value="71" calcext:value-type="float">
            <text:p>71</text:p>
          </table:table-cell>
          <table:table-cell table:style-name="ce14" table:formula="of:=SUM([.J12:.J12])" office:value-type="float" office:value="441" calcext:value-type="float">
            <text:p>441</text:p>
          </table:table-cell>
          <table:table-cell table:number-columns-repeated="1014"/>
        </table:table-row>
        <table:table-row table:style-name="ro1">
          <table:table-cell/>
          <table:table-cell table:formula="of:=IF(MOD([.$J$3];8)=0;ROUNDDOWN([.$J$4];0);IF(MOD([.$J$3];8)=1;IF(56&lt;[.B5];ROUNDUP([.$J$4];0);ROUNDDOWN([.$J$4];0));IF(MOD([.$J$3];8)=2;IF(48&lt;[.B5];ROUNDUP([.$J$4];0);ROUNDDOWN([.$J$4];0));IF(MOD([.$J$3];8)=3;IF(40&lt;[.B5];ROUNDUP([.$J$4];0);ROUNDDOWN([.$J$4];0));IF(MOD([.$J$3];8)=4;IF(32&lt;[.B5];ROUNDUP([.$J$4];0);ROUNDDOWN([.$J$4];0));IF(MOD([.$J$3];8)=5;IF(24&lt;[.B5];ROUNDUP([.$J$4];0);ROUNDDOWN([.$J$4];0));IF(MOD([.$J$3];8)=6;IF(16&lt;[.B5];ROUNDUP([.$J$4];0);ROUNDDOWN([.$J$4];0));IF(MOD([.$J$3];8)=7;IF(8&lt;[.B5];ROUNDUP([.$J$4];0);ROUNDDOWN([.$J$4];0));ORG.LIBREOFFICE.RAWSUBTRACT([.$J$4];ROUNDDOWN([.$J$4];0))))))))))+[.B5]" office:value-type="float" office:value="55" calcext:value-type="float">
            <text:p>55</text:p>
          </table:table-cell>
          <table:table-cell table:formula="of:=IF(MOD([.$J$3];8)=0;ROUNDDOWN([.$J$4];0);IF(MOD([.$J$3];8)=1;IF(56&lt;[.C5];ROUNDUP([.$J$4];0);ROUNDDOWN([.$J$4];0));IF(MOD([.$J$3];8)=2;IF(48&lt;[.C5];ROUNDUP([.$J$4];0);ROUNDDOWN([.$J$4];0));IF(MOD([.$J$3];8)=3;IF(40&lt;[.C5];ROUNDUP([.$J$4];0);ROUNDDOWN([.$J$4];0));IF(MOD([.$J$3];8)=4;IF(32&lt;[.C5];ROUNDUP([.$J$4];0);ROUNDDOWN([.$J$4];0));IF(MOD([.$J$3];8)=5;IF(24&lt;[.C5];ROUNDUP([.$J$4];0);ROUNDDOWN([.$J$4];0));IF(MOD([.$J$3];8)=6;IF(16&lt;[.C5];ROUNDUP([.$J$4];0);ROUNDDOWN([.$J$4];0));IF(MOD([.$J$3];8)=7;IF(8&lt;[.C5];ROUNDUP([.$J$4];0);ROUNDDOWN([.$J$4];0));ORG.LIBREOFFICE.RAWSUBTRACT([.$J$4];ROUNDDOWN([.$J$4];0))))))))))+[.C5]" office:value-type="float" office:value="49" calcext:value-type="float">
            <text:p>49</text:p>
          </table:table-cell>
          <table:table-cell table:formula="of:=IF(MOD([.$J$3];8)=0;ROUNDDOWN([.$J$4];0);IF(MOD([.$J$3];8)=1;IF(56&lt;[.D5];ROUNDUP([.$J$4];0);ROUNDDOWN([.$J$4];0));IF(MOD([.$J$3];8)=2;IF(48&lt;[.D5];ROUNDUP([.$J$4];0);ROUNDDOWN([.$J$4];0));IF(MOD([.$J$3];8)=3;IF(40&lt;[.D5];ROUNDUP([.$J$4];0);ROUNDDOWN([.$J$4];0));IF(MOD([.$J$3];8)=4;IF(32&lt;[.D5];ROUNDUP([.$J$4];0);ROUNDDOWN([.$J$4];0));IF(MOD([.$J$3];8)=5;IF(24&lt;[.D5];ROUNDUP([.$J$4];0);ROUNDDOWN([.$J$4];0));IF(MOD([.$J$3];8)=6;IF(16&lt;[.D5];ROUNDUP([.$J$4];0);ROUNDDOWN([.$J$4];0));IF(MOD([.$J$3];8)=7;IF(8&lt;[.D5];ROUNDUP([.$J$4];0);ROUNDDOWN([.$J$4];0));ORG.LIBREOFFICE.RAWSUBTRACT([.$J$4];ROUNDDOWN([.$J$4];0))))))))))+[.D5]" office:value-type="float" office:value="61" calcext:value-type="float">
            <text:p>61</text:p>
          </table:table-cell>
          <table:table-cell table:formula="of:=IF(MOD([.$J$3];8)=0;ROUNDDOWN([.$J$4];0);IF(MOD([.$J$3];8)=1;IF(56&lt;[.E5];ROUNDUP([.$J$4];0);ROUNDDOWN([.$J$4];0));IF(MOD([.$J$3];8)=2;IF(48&lt;[.E5];ROUNDUP([.$J$4];0);ROUNDDOWN([.$J$4];0));IF(MOD([.$J$3];8)=3;IF(40&lt;[.E5];ROUNDUP([.$J$4];0);ROUNDDOWN([.$J$4];0));IF(MOD([.$J$3];8)=4;IF(32&lt;[.E5];ROUNDUP([.$J$4];0);ROUNDDOWN([.$J$4];0));IF(MOD([.$J$3];8)=5;IF(24&lt;[.E5];ROUNDUP([.$J$4];0);ROUNDDOWN([.$J$4];0));IF(MOD([.$J$3];8)=6;IF(16&lt;[.E5];ROUNDUP([.$J$4];0);ROUNDDOWN([.$J$4];0));IF(MOD([.$J$3];8)=7;IF(8&lt;[.E5];ROUNDUP([.$J$4];0);ROUNDDOWN([.$J$4];0));ORG.LIBREOFFICE.RAWSUBTRACT([.$J$4];ROUNDDOWN([.$J$4];0))))))))))+[.E5]" office:value-type="float" office:value="60" calcext:value-type="float">
            <text:p>60</text:p>
          </table:table-cell>
          <table:table-cell table:formula="of:=IF(MOD([.$J$3];8)=0;ROUNDDOWN([.$J$4];0);IF(MOD([.$J$3];8)=1;IF(56&lt;[.F5];ROUNDUP([.$J$4];0);ROUNDDOWN([.$J$4];0));IF(MOD([.$J$3];8)=2;IF(48&lt;[.F5];ROUNDUP([.$J$4];0);ROUNDDOWN([.$J$4];0));IF(MOD([.$J$3];8)=3;IF(40&lt;[.F5];ROUNDUP([.$J$4];0);ROUNDDOWN([.$J$4];0));IF(MOD([.$J$3];8)=4;IF(32&lt;[.F5];ROUNDUP([.$J$4];0);ROUNDDOWN([.$J$4];0));IF(MOD([.$J$3];8)=5;IF(24&lt;[.F5];ROUNDUP([.$J$4];0);ROUNDDOWN([.$J$4];0));IF(MOD([.$J$3];8)=6;IF(16&lt;[.F5];ROUNDUP([.$J$4];0);ROUNDDOWN([.$J$4];0));IF(MOD([.$J$3];8)=7;IF(8&lt;[.F5];ROUNDUP([.$J$4];0);ROUNDDOWN([.$J$4];0));ORG.LIBREOFFICE.RAWSUBTRACT([.$J$4];ROUNDDOWN([.$J$4];0))))))))))+[.F5]" office:value-type="float" office:value="59" calcext:value-type="float">
            <text:p>59</text:p>
          </table:table-cell>
          <table:table-cell table:formula="of:=IF(MOD([.$J$3];8)=0;ROUNDDOWN([.$J$4];0);IF(MOD([.$J$3];8)=1;IF(56&lt;[.G5];ROUNDUP([.$J$4];0);ROUNDDOWN([.$J$4];0));IF(MOD([.$J$3];8)=2;IF(48&lt;[.G5];ROUNDUP([.$J$4];0);ROUNDDOWN([.$J$4];0));IF(MOD([.$J$3];8)=3;IF(40&lt;[.G5];ROUNDUP([.$J$4];0);ROUNDDOWN([.$J$4];0));IF(MOD([.$J$3];8)=4;IF(32&lt;[.G5];ROUNDUP([.$J$4];0);ROUNDDOWN([.$J$4];0));IF(MOD([.$J$3];8)=5;IF(24&lt;[.G5];ROUNDUP([.$J$4];0);ROUNDDOWN([.$J$4];0));IF(MOD([.$J$3];8)=6;IF(16&lt;[.G5];ROUNDUP([.$J$4];0);ROUNDDOWN([.$J$4];0));IF(MOD([.$J$3];8)=7;IF(8&lt;[.G5];ROUNDUP([.$J$4];0);ROUNDDOWN([.$J$4];0));ORG.LIBREOFFICE.RAWSUBTRACT([.$J$4];ROUNDDOWN([.$J$4];0))))))))))+[.G5]" office:value-type="float" office:value="50" calcext:value-type="float">
            <text:p>50</text:p>
          </table:table-cell>
          <table:table-cell table:formula="of:=IF(MOD([.$J$3];8)=0;ROUNDDOWN([.$J$4];0);IF(MOD([.$J$3];8)=1;IF(56&lt;[.H5];ROUNDUP([.$J$4];0);ROUNDDOWN([.$J$4];0));IF(MOD([.$J$3];8)=2;IF(48&lt;[.H5];ROUNDUP([.$J$4];0);ROUNDDOWN([.$J$4];0));IF(MOD([.$J$3];8)=3;IF(40&lt;[.H5];ROUNDUP([.$J$4];0);ROUNDDOWN([.$J$4];0));IF(MOD([.$J$3];8)=4;IF(32&lt;[.H5];ROUNDUP([.$J$4];0);ROUNDDOWN([.$J$4];0));IF(MOD([.$J$3];8)=5;IF(24&lt;[.H5];ROUNDUP([.$J$4];0);ROUNDDOWN([.$J$4];0));IF(MOD([.$J$3];8)=6;IF(16&lt;[.H5];ROUNDUP([.$J$4];0);ROUNDDOWN([.$J$4];0));IF(MOD([.$J$3];8)=7;IF(8&lt;[.H5];ROUNDUP([.$J$4];0);ROUNDDOWN([.$J$4];0));ORG.LIBREOFFICE.RAWSUBTRACT([.$J$4];ROUNDDOWN([.$J$4];0))))))))))+[.H5]" office:value-type="float" office:value="54" calcext:value-type="float">
            <text:p>54</text:p>
          </table:table-cell>
          <table:table-cell table:formula="of:=IF(MOD([.$J$3];8)=0;ROUNDDOWN([.$J$4];0);IF(MOD([.$J$3];8)=1;IF(56&lt;[.I5];ROUNDUP([.$J$4];0);ROUNDDOWN([.$J$4];0));IF(MOD([.$J$3];8)=2;IF(48&lt;[.I5];ROUNDUP([.$J$4];0);ROUNDDOWN([.$J$4];0));IF(MOD([.$J$3];8)=3;IF(40&lt;[.I5];ROUNDUP([.$J$4];0);ROUNDDOWN([.$J$4];0));IF(MOD([.$J$3];8)=4;IF(32&lt;[.I5];ROUNDUP([.$J$4];0);ROUNDDOWN([.$J$4];0));IF(MOD([.$J$3];8)=5;IF(24&lt;[.I5];ROUNDUP([.$J$4];0);ROUNDDOWN([.$J$4];0));IF(MOD([.$J$3];8)=6;IF(16&lt;[.I5];ROUNDUP([.$J$4];0);ROUNDDOWN([.$J$4];0));IF(MOD([.$J$3];8)=7;IF(8&lt;[.I5];ROUNDUP([.$J$4];0);ROUNDDOWN([.$J$4];0));ORG.LIBREOFFICE.RAWSUBTRACT([.$J$4];ROUNDDOWN([.$J$4];0))))))))))+[.I5]" office:value-type="float" office:value="56" calcext:value-type="float">
            <text:p>56</text:p>
          </table:table-cell>
          <table:table-cell table:style-name="ce14" table:formula="of:=SUM([.J13:.J13])" office:value-type="float" office:value="441" calcext:value-type="float">
            <text:p>441</text:p>
          </table:table-cell>
          <table:table-cell table:number-columns-repeated="1014"/>
        </table:table-row>
        <table:table-row table:style-name="ro1">
          <table:table-cell/>
          <table:table-cell table:formula="of:=IF(MOD([.$J$3];8)=0;ROUNDDOWN([.$J$4];0);IF(MOD([.$J$3];8)=1;IF(56&lt;[.B6];ROUNDUP([.$J$4];0);ROUNDDOWN([.$J$4];0));IF(MOD([.$J$3];8)=2;IF(48&lt;[.B6];ROUNDUP([.$J$4];0);ROUNDDOWN([.$J$4];0));IF(MOD([.$J$3];8)=3;IF(40&lt;[.B6];ROUNDUP([.$J$4];0);ROUNDDOWN([.$J$4];0));IF(MOD([.$J$3];8)=4;IF(32&lt;[.B6];ROUNDUP([.$J$4];0);ROUNDDOWN([.$J$4];0));IF(MOD([.$J$3];8)=5;IF(24&lt;[.B6];ROUNDUP([.$J$4];0);ROUNDDOWN([.$J$4];0));IF(MOD([.$J$3];8)=6;IF(16&lt;[.B6];ROUNDUP([.$J$4];0);ROUNDDOWN([.$J$4];0));IF(MOD([.$J$3];8)=7;IF(8&lt;[.B6];ROUNDUP([.$J$4];0);ROUNDDOWN([.$J$4];0));ORG.LIBREOFFICE.RAWSUBTRACT([.$J$4];ROUNDDOWN([.$J$4];0))))))))))+[.B6]" office:value-type="float" office:value="63" calcext:value-type="float">
            <text:p>63</text:p>
          </table:table-cell>
          <table:table-cell table:formula="of:=IF(MOD([.$J$3];8)=0;ROUNDDOWN([.$J$4];0);IF(MOD([.$J$3];8)=1;IF(56&lt;[.C6];ROUNDUP([.$J$4];0);ROUNDDOWN([.$J$4];0));IF(MOD([.$J$3];8)=2;IF(48&lt;[.C6];ROUNDUP([.$J$4];0);ROUNDDOWN([.$J$4];0));IF(MOD([.$J$3];8)=3;IF(40&lt;[.C6];ROUNDUP([.$J$4];0);ROUNDDOWN([.$J$4];0));IF(MOD([.$J$3];8)=4;IF(32&lt;[.C6];ROUNDUP([.$J$4];0);ROUNDDOWN([.$J$4];0));IF(MOD([.$J$3];8)=5;IF(24&lt;[.C6];ROUNDUP([.$J$4];0);ROUNDDOWN([.$J$4];0));IF(MOD([.$J$3];8)=6;IF(16&lt;[.C6];ROUNDUP([.$J$4];0);ROUNDDOWN([.$J$4];0));IF(MOD([.$J$3];8)=7;IF(8&lt;[.C6];ROUNDUP([.$J$4];0);ROUNDDOWN([.$J$4];0));ORG.LIBREOFFICE.RAWSUBTRACT([.$J$4];ROUNDDOWN([.$J$4];0))))))))))+[.C6]" office:value-type="float" office:value="62" calcext:value-type="float">
            <text:p>62</text:p>
          </table:table-cell>
          <table:table-cell table:formula="of:=IF(MOD([.$J$3];8)=0;ROUNDDOWN([.$J$4];0);IF(MOD([.$J$3];8)=1;IF(56&lt;[.D6];ROUNDUP([.$J$4];0);ROUNDDOWN([.$J$4];0));IF(MOD([.$J$3];8)=2;IF(48&lt;[.D6];ROUNDUP([.$J$4];0);ROUNDDOWN([.$J$4];0));IF(MOD([.$J$3];8)=3;IF(40&lt;[.D6];ROUNDUP([.$J$4];0);ROUNDDOWN([.$J$4];0));IF(MOD([.$J$3];8)=4;IF(32&lt;[.D6];ROUNDUP([.$J$4];0);ROUNDDOWN([.$J$4];0));IF(MOD([.$J$3];8)=5;IF(24&lt;[.D6];ROUNDUP([.$J$4];0);ROUNDDOWN([.$J$4];0));IF(MOD([.$J$3];8)=6;IF(16&lt;[.D6];ROUNDUP([.$J$4];0);ROUNDDOWN([.$J$4];0));IF(MOD([.$J$3];8)=7;IF(8&lt;[.D6];ROUNDUP([.$J$4];0);ROUNDDOWN([.$J$4];0));ORG.LIBREOFFICE.RAWSUBTRACT([.$J$4];ROUNDDOWN([.$J$4];0))))))))))+[.D6]" office:value-type="float" office:value="53" calcext:value-type="float">
            <text:p>53</text:p>
          </table:table-cell>
          <table:table-cell table:formula="of:=IF(MOD([.$J$3];8)=0;ROUNDDOWN([.$J$4];0);IF(MOD([.$J$3];8)=1;IF(56&lt;[.E6];ROUNDUP([.$J$4];0);ROUNDDOWN([.$J$4];0));IF(MOD([.$J$3];8)=2;IF(48&lt;[.E6];ROUNDUP([.$J$4];0);ROUNDDOWN([.$J$4];0));IF(MOD([.$J$3];8)=3;IF(40&lt;[.E6];ROUNDUP([.$J$4];0);ROUNDDOWN([.$J$4];0));IF(MOD([.$J$3];8)=4;IF(32&lt;[.E6];ROUNDUP([.$J$4];0);ROUNDDOWN([.$J$4];0));IF(MOD([.$J$3];8)=5;IF(24&lt;[.E6];ROUNDUP([.$J$4];0);ROUNDDOWN([.$J$4];0));IF(MOD([.$J$3];8)=6;IF(16&lt;[.E6];ROUNDUP([.$J$4];0);ROUNDDOWN([.$J$4];0));IF(MOD([.$J$3];8)=7;IF(8&lt;[.E6];ROUNDUP([.$J$4];0);ROUNDDOWN([.$J$4];0));ORG.LIBREOFFICE.RAWSUBTRACT([.$J$4];ROUNDDOWN([.$J$4];0))))))))))+[.E6]" office:value-type="float" office:value="52" calcext:value-type="float">
            <text:p>52</text:p>
          </table:table-cell>
          <table:table-cell table:formula="of:=IF(MOD([.$J$3];8)=0;ROUNDDOWN([.$J$4];0);IF(MOD([.$J$3];8)=1;IF(56&lt;[.F6];ROUNDUP([.$J$4];0);ROUNDDOWN([.$J$4];0));IF(MOD([.$J$3];8)=2;IF(48&lt;[.F6];ROUNDUP([.$J$4];0);ROUNDDOWN([.$J$4];0));IF(MOD([.$J$3];8)=3;IF(40&lt;[.F6];ROUNDUP([.$J$4];0);ROUNDDOWN([.$J$4];0));IF(MOD([.$J$3];8)=4;IF(32&lt;[.F6];ROUNDUP([.$J$4];0);ROUNDDOWN([.$J$4];0));IF(MOD([.$J$3];8)=5;IF(24&lt;[.F6];ROUNDUP([.$J$4];0);ROUNDDOWN([.$J$4];0));IF(MOD([.$J$3];8)=6;IF(16&lt;[.F6];ROUNDUP([.$J$4];0);ROUNDDOWN([.$J$4];0));IF(MOD([.$J$3];8)=7;IF(8&lt;[.F6];ROUNDUP([.$J$4];0);ROUNDDOWN([.$J$4];0));ORG.LIBREOFFICE.RAWSUBTRACT([.$J$4];ROUNDDOWN([.$J$4];0))))))))))+[.F6]" office:value-type="float" office:value="51" calcext:value-type="float">
            <text:p>51</text:p>
          </table:table-cell>
          <table:table-cell table:formula="of:=IF(MOD([.$J$3];8)=0;ROUNDDOWN([.$J$4];0);IF(MOD([.$J$3];8)=1;IF(56&lt;[.G6];ROUNDUP([.$J$4];0);ROUNDDOWN([.$J$4];0));IF(MOD([.$J$3];8)=2;IF(48&lt;[.G6];ROUNDUP([.$J$4];0);ROUNDDOWN([.$J$4];0));IF(MOD([.$J$3];8)=3;IF(40&lt;[.G6];ROUNDUP([.$J$4];0);ROUNDDOWN([.$J$4];0));IF(MOD([.$J$3];8)=4;IF(32&lt;[.G6];ROUNDUP([.$J$4];0);ROUNDDOWN([.$J$4];0));IF(MOD([.$J$3];8)=5;IF(24&lt;[.G6];ROUNDUP([.$J$4];0);ROUNDDOWN([.$J$4];0));IF(MOD([.$J$3];8)=6;IF(16&lt;[.G6];ROUNDUP([.$J$4];0);ROUNDDOWN([.$J$4];0));IF(MOD([.$J$3];8)=7;IF(8&lt;[.G6];ROUNDUP([.$J$4];0);ROUNDDOWN([.$J$4];0));ORG.LIBREOFFICE.RAWSUBTRACT([.$J$4];ROUNDDOWN([.$J$4];0))))))))))+[.G6]" office:value-type="float" office:value="58" calcext:value-type="float">
            <text:p>58</text:p>
          </table:table-cell>
          <table:table-cell table:formula="of:=IF(MOD([.$J$3];8)=0;ROUNDDOWN([.$J$4];0);IF(MOD([.$J$3];8)=1;IF(56&lt;[.H6];ROUNDUP([.$J$4];0);ROUNDDOWN([.$J$4];0));IF(MOD([.$J$3];8)=2;IF(48&lt;[.H6];ROUNDUP([.$J$4];0);ROUNDDOWN([.$J$4];0));IF(MOD([.$J$3];8)=3;IF(40&lt;[.H6];ROUNDUP([.$J$4];0);ROUNDDOWN([.$J$4];0));IF(MOD([.$J$3];8)=4;IF(32&lt;[.H6];ROUNDUP([.$J$4];0);ROUNDDOWN([.$J$4];0));IF(MOD([.$J$3];8)=5;IF(24&lt;[.H6];ROUNDUP([.$J$4];0);ROUNDDOWN([.$J$4];0));IF(MOD([.$J$3];8)=6;IF(16&lt;[.H6];ROUNDUP([.$J$4];0);ROUNDDOWN([.$J$4];0));IF(MOD([.$J$3];8)=7;IF(8&lt;[.H6];ROUNDUP([.$J$4];0);ROUNDDOWN([.$J$4];0));ORG.LIBREOFFICE.RAWSUBTRACT([.$J$4];ROUNDDOWN([.$J$4];0))))))))))+[.H6]" office:value-type="float" office:value="57" calcext:value-type="float">
            <text:p>57</text:p>
          </table:table-cell>
          <table:table-cell table:formula="of:=IF(MOD([.$J$3];8)=0;ROUNDDOWN([.$J$4];0);IF(MOD([.$J$3];8)=1;IF(56&lt;[.I6];ROUNDUP([.$J$4];0);ROUNDDOWN([.$J$4];0));IF(MOD([.$J$3];8)=2;IF(48&lt;[.I6];ROUNDUP([.$J$4];0);ROUNDDOWN([.$J$4];0));IF(MOD([.$J$3];8)=3;IF(40&lt;[.I6];ROUNDUP([.$J$4];0);ROUNDDOWN([.$J$4];0));IF(MOD([.$J$3];8)=4;IF(32&lt;[.I6];ROUNDUP([.$J$4];0);ROUNDDOWN([.$J$4];0));IF(MOD([.$J$3];8)=5;IF(24&lt;[.I6];ROUNDUP([.$J$4];0);ROUNDDOWN([.$J$4];0));IF(MOD([.$J$3];8)=6;IF(16&lt;[.I6];ROUNDUP([.$J$4];0);ROUNDDOWN([.$J$4];0));IF(MOD([.$J$3];8)=7;IF(8&lt;[.I6];ROUNDUP([.$J$4];0);ROUNDDOWN([.$J$4];0));ORG.LIBREOFFICE.RAWSUBTRACT([.$J$4];ROUNDDOWN([.$J$4];0))))))))))+[.I6]" office:value-type="float" office:value="48" calcext:value-type="float">
            <text:p>48</text:p>
          </table:table-cell>
          <table:table-cell table:style-name="ce14" table:formula="of:=SUM([.J14:.J14])" office:value-type="float" office:value="441" calcext:value-type="float">
            <text:p>441</text:p>
          </table:table-cell>
          <table:table-cell table:number-columns-repeated="1014"/>
        </table:table-row>
        <table:table-row table:style-name="ro1">
          <table:table-cell/>
          <table:table-cell table:formula="of:=IF(MOD([.$J$3];8)=0;ROUNDDOWN([.$J$4];0);IF(MOD([.$J$3];8)=1;IF(56&lt;[.B7];ROUNDUP([.$J$4];0);ROUNDDOWN([.$J$4];0));IF(MOD([.$J$3];8)=2;IF(48&lt;[.B7];ROUNDUP([.$J$4];0);ROUNDDOWN([.$J$4];0));IF(MOD([.$J$3];8)=3;IF(40&lt;[.B7];ROUNDUP([.$J$4];0);ROUNDDOWN([.$J$4];0));IF(MOD([.$J$3];8)=4;IF(32&lt;[.B7];ROUNDUP([.$J$4];0);ROUNDDOWN([.$J$4];0));IF(MOD([.$J$3];8)=5;IF(24&lt;[.B7];ROUNDUP([.$J$4];0);ROUNDDOWN([.$J$4];0));IF(MOD([.$J$3];8)=6;IF(16&lt;[.B7];ROUNDUP([.$J$4];0);ROUNDDOWN([.$J$4];0));IF(MOD([.$J$3];8)=7;IF(8&lt;[.B7];ROUNDUP([.$J$4];0);ROUNDDOWN([.$J$4];0));ORG.LIBREOFFICE.RAWSUBTRACT([.$J$4];ROUNDDOWN([.$J$4];0))))))))))+[.B7]" office:value-type="float" office:value="64" calcext:value-type="float">
            <text:p>64</text:p>
          </table:table-cell>
          <table:table-cell table:formula="of:=IF(MOD([.$J$3];8)=0;ROUNDDOWN([.$J$4];0);IF(MOD([.$J$3];8)=1;IF(56&lt;[.C7];ROUNDUP([.$J$4];0);ROUNDDOWN([.$J$4];0));IF(MOD([.$J$3];8)=2;IF(48&lt;[.C7];ROUNDUP([.$J$4];0);ROUNDDOWN([.$J$4];0));IF(MOD([.$J$3];8)=3;IF(40&lt;[.C7];ROUNDUP([.$J$4];0);ROUNDDOWN([.$J$4];0));IF(MOD([.$J$3];8)=4;IF(32&lt;[.C7];ROUNDUP([.$J$4];0);ROUNDDOWN([.$J$4];0));IF(MOD([.$J$3];8)=5;IF(24&lt;[.C7];ROUNDUP([.$J$4];0);ROUNDDOWN([.$J$4];0));IF(MOD([.$J$3];8)=6;IF(16&lt;[.C7];ROUNDUP([.$J$4];0);ROUNDDOWN([.$J$4];0));IF(MOD([.$J$3];8)=7;IF(8&lt;[.C7];ROUNDUP([.$J$4];0);ROUNDDOWN([.$J$4];0));ORG.LIBREOFFICE.RAWSUBTRACT([.$J$4];ROUNDDOWN([.$J$4];0))))))))))+[.C7]" office:value-type="float" office:value="45" calcext:value-type="float">
            <text:p>45</text:p>
          </table:table-cell>
          <table:table-cell table:formula="of:=IF(MOD([.$J$3];8)=0;ROUNDDOWN([.$J$4];0);IF(MOD([.$J$3];8)=1;IF(56&lt;[.D7];ROUNDUP([.$J$4];0);ROUNDDOWN([.$J$4];0));IF(MOD([.$J$3];8)=2;IF(48&lt;[.D7];ROUNDUP([.$J$4];0);ROUNDDOWN([.$J$4];0));IF(MOD([.$J$3];8)=3;IF(40&lt;[.D7];ROUNDUP([.$J$4];0);ROUNDDOWN([.$J$4];0));IF(MOD([.$J$3];8)=4;IF(32&lt;[.D7];ROUNDUP([.$J$4];0);ROUNDDOWN([.$J$4];0));IF(MOD([.$J$3];8)=5;IF(24&lt;[.D7];ROUNDUP([.$J$4];0);ROUNDDOWN([.$J$4];0));IF(MOD([.$J$3];8)=6;IF(16&lt;[.D7];ROUNDUP([.$J$4];0);ROUNDDOWN([.$J$4];0));IF(MOD([.$J$3];8)=7;IF(8&lt;[.D7];ROUNDUP([.$J$4];0);ROUNDDOWN([.$J$4];0));ORG.LIBREOFFICE.RAWSUBTRACT([.$J$4];ROUNDDOWN([.$J$4];0))))))))))+[.D7]" office:value-type="float" office:value="66" calcext:value-type="float">
            <text:p>66</text:p>
          </table:table-cell>
          <table:table-cell table:formula="of:=IF(MOD([.$J$3];8)=0;ROUNDDOWN([.$J$4];0);IF(MOD([.$J$3];8)=1;IF(56&lt;[.E7];ROUNDUP([.$J$4];0);ROUNDDOWN([.$J$4];0));IF(MOD([.$J$3];8)=2;IF(48&lt;[.E7];ROUNDUP([.$J$4];0);ROUNDDOWN([.$J$4];0));IF(MOD([.$J$3];8)=3;IF(40&lt;[.E7];ROUNDUP([.$J$4];0);ROUNDDOWN([.$J$4];0));IF(MOD([.$J$3];8)=4;IF(32&lt;[.E7];ROUNDUP([.$J$4];0);ROUNDDOWN([.$J$4];0));IF(MOD([.$J$3];8)=5;IF(24&lt;[.E7];ROUNDUP([.$J$4];0);ROUNDDOWN([.$J$4];0));IF(MOD([.$J$3];8)=6;IF(16&lt;[.E7];ROUNDUP([.$J$4];0);ROUNDDOWN([.$J$4];0));IF(MOD([.$J$3];8)=7;IF(8&lt;[.E7];ROUNDUP([.$J$4];0);ROUNDDOWN([.$J$4];0));ORG.LIBREOFFICE.RAWSUBTRACT([.$J$4];ROUNDDOWN([.$J$4];0))))))))))+[.E7]" office:value-type="float" office:value="43" calcext:value-type="float">
            <text:p>43</text:p>
          </table:table-cell>
          <table:table-cell table:formula="of:=IF(MOD([.$J$3];8)=0;ROUNDDOWN([.$J$4];0);IF(MOD([.$J$3];8)=1;IF(56&lt;[.F7];ROUNDUP([.$J$4];0);ROUNDDOWN([.$J$4];0));IF(MOD([.$J$3];8)=2;IF(48&lt;[.F7];ROUNDUP([.$J$4];0);ROUNDDOWN([.$J$4];0));IF(MOD([.$J$3];8)=3;IF(40&lt;[.F7];ROUNDUP([.$J$4];0);ROUNDDOWN([.$J$4];0));IF(MOD([.$J$3];8)=4;IF(32&lt;[.F7];ROUNDUP([.$J$4];0);ROUNDDOWN([.$J$4];0));IF(MOD([.$J$3];8)=5;IF(24&lt;[.F7];ROUNDUP([.$J$4];0);ROUNDDOWN([.$J$4];0));IF(MOD([.$J$3];8)=6;IF(16&lt;[.F7];ROUNDUP([.$J$4];0);ROUNDDOWN([.$J$4];0));IF(MOD([.$J$3];8)=7;IF(8&lt;[.F7];ROUNDUP([.$J$4];0);ROUNDDOWN([.$J$4];0));ORG.LIBREOFFICE.RAWSUBTRACT([.$J$4];ROUNDDOWN([.$J$4];0))))))))))+[.F7]" office:value-type="float" office:value="42" calcext:value-type="float">
            <text:p>42</text:p>
          </table:table-cell>
          <table:table-cell table:formula="of:=IF(MOD([.$J$3];8)=0;ROUNDDOWN([.$J$4];0);IF(MOD([.$J$3];8)=1;IF(56&lt;[.G7];ROUNDUP([.$J$4];0);ROUNDDOWN([.$J$4];0));IF(MOD([.$J$3];8)=2;IF(48&lt;[.G7];ROUNDUP([.$J$4];0);ROUNDDOWN([.$J$4];0));IF(MOD([.$J$3];8)=3;IF(40&lt;[.G7];ROUNDUP([.$J$4];0);ROUNDDOWN([.$J$4];0));IF(MOD([.$J$3];8)=4;IF(32&lt;[.G7];ROUNDUP([.$J$4];0);ROUNDDOWN([.$J$4];0));IF(MOD([.$J$3];8)=5;IF(24&lt;[.G7];ROUNDUP([.$J$4];0);ROUNDDOWN([.$J$4];0));IF(MOD([.$J$3];8)=6;IF(16&lt;[.G7];ROUNDUP([.$J$4];0);ROUNDDOWN([.$J$4];0));IF(MOD([.$J$3];8)=7;IF(8&lt;[.G7];ROUNDUP([.$J$4];0);ROUNDDOWN([.$J$4];0));ORG.LIBREOFFICE.RAWSUBTRACT([.$J$4];ROUNDDOWN([.$J$4];0))))))))))+[.G7]" office:value-type="float" office:value="69" calcext:value-type="float">
            <text:p>69</text:p>
          </table:table-cell>
          <table:table-cell table:formula="of:=IF(MOD([.$J$3];8)=0;ROUNDDOWN([.$J$4];0);IF(MOD([.$J$3];8)=1;IF(56&lt;[.H7];ROUNDUP([.$J$4];0);ROUNDDOWN([.$J$4];0));IF(MOD([.$J$3];8)=2;IF(48&lt;[.H7];ROUNDUP([.$J$4];0);ROUNDDOWN([.$J$4];0));IF(MOD([.$J$3];8)=3;IF(40&lt;[.H7];ROUNDUP([.$J$4];0);ROUNDDOWN([.$J$4];0));IF(MOD([.$J$3];8)=4;IF(32&lt;[.H7];ROUNDUP([.$J$4];0);ROUNDDOWN([.$J$4];0));IF(MOD([.$J$3];8)=5;IF(24&lt;[.H7];ROUNDUP([.$J$4];0);ROUNDDOWN([.$J$4];0));IF(MOD([.$J$3];8)=6;IF(16&lt;[.H7];ROUNDUP([.$J$4];0);ROUNDDOWN([.$J$4];0));IF(MOD([.$J$3];8)=7;IF(8&lt;[.H7];ROUNDUP([.$J$4];0);ROUNDDOWN([.$J$4];0));ORG.LIBREOFFICE.RAWSUBTRACT([.$J$4];ROUNDDOWN([.$J$4];0))))))))))+[.H7]" office:value-type="float" office:value="65" calcext:value-type="float">
            <text:p>65</text:p>
          </table:table-cell>
          <table:table-cell table:formula="of:=IF(MOD([.$J$3];8)=0;ROUNDDOWN([.$J$4];0);IF(MOD([.$J$3];8)=1;IF(56&lt;[.I7];ROUNDUP([.$J$4];0);ROUNDDOWN([.$J$4];0));IF(MOD([.$J$3];8)=2;IF(48&lt;[.I7];ROUNDUP([.$J$4];0);ROUNDDOWN([.$J$4];0));IF(MOD([.$J$3];8)=3;IF(40&lt;[.I7];ROUNDUP([.$J$4];0);ROUNDDOWN([.$J$4];0));IF(MOD([.$J$3];8)=4;IF(32&lt;[.I7];ROUNDUP([.$J$4];0);ROUNDDOWN([.$J$4];0));IF(MOD([.$J$3];8)=5;IF(24&lt;[.I7];ROUNDUP([.$J$4];0);ROUNDDOWN([.$J$4];0));IF(MOD([.$J$3];8)=6;IF(16&lt;[.I7];ROUNDUP([.$J$4];0);ROUNDDOWN([.$J$4];0));IF(MOD([.$J$3];8)=7;IF(8&lt;[.I7];ROUNDUP([.$J$4];0);ROUNDDOWN([.$J$4];0));ORG.LIBREOFFICE.RAWSUBTRACT([.$J$4];ROUNDDOWN([.$J$4];0))))))))))+[.I7]" office:value-type="float" office:value="46" calcext:value-type="float">
            <text:p>46</text:p>
          </table:table-cell>
          <table:table-cell table:style-name="ce14" table:formula="of:=SUM([.J15:.J15])" office:value-type="float" office:value="441" calcext:value-type="float">
            <text:p>441</text:p>
          </table:table-cell>
          <table:table-cell table:number-columns-repeated="1014"/>
        </table:table-row>
        <table:table-row table:style-name="ro1">
          <table:table-cell/>
          <table:table-cell table:formula="of:=IF(MOD([.$J$3];8)=0;ROUNDDOWN([.$J$4];0);IF(MOD([.$J$3];8)=1;IF(56&lt;[.B8];ROUNDUP([.$J$4];0);ROUNDDOWN([.$J$4];0));IF(MOD([.$J$3];8)=2;IF(48&lt;[.B8];ROUNDUP([.$J$4];0);ROUNDDOWN([.$J$4];0));IF(MOD([.$J$3];8)=3;IF(40&lt;[.B8];ROUNDUP([.$J$4];0);ROUNDDOWN([.$J$4];0));IF(MOD([.$J$3];8)=4;IF(32&lt;[.B8];ROUNDUP([.$J$4];0);ROUNDDOWN([.$J$4];0));IF(MOD([.$J$3];8)=5;IF(24&lt;[.B8];ROUNDUP([.$J$4];0);ROUNDDOWN([.$J$4];0));IF(MOD([.$J$3];8)=6;IF(16&lt;[.B8];ROUNDUP([.$J$4];0);ROUNDDOWN([.$J$4];0));IF(MOD([.$J$3];8)=7;IF(8&lt;[.B8];ROUNDUP([.$J$4];0);ROUNDDOWN([.$J$4];0));ORG.LIBREOFFICE.RAWSUBTRACT([.$J$4];ROUNDDOWN([.$J$4];0))))))))))+[.B8]" office:value-type="float" office:value="38" calcext:value-type="float">
            <text:p>38</text:p>
          </table:table-cell>
          <table:table-cell table:formula="of:=IF(MOD([.$J$3];8)=0;ROUNDDOWN([.$J$4];0);IF(MOD([.$J$3];8)=1;IF(56&lt;[.C8];ROUNDUP([.$J$4];0);ROUNDDOWN([.$J$4];0));IF(MOD([.$J$3];8)=2;IF(48&lt;[.C8];ROUNDUP([.$J$4];0);ROUNDDOWN([.$J$4];0));IF(MOD([.$J$3];8)=3;IF(40&lt;[.C8];ROUNDUP([.$J$4];0);ROUNDDOWN([.$J$4];0));IF(MOD([.$J$3];8)=4;IF(32&lt;[.C8];ROUNDUP([.$J$4];0);ROUNDDOWN([.$J$4];0));IF(MOD([.$J$3];8)=5;IF(24&lt;[.C8];ROUNDUP([.$J$4];0);ROUNDDOWN([.$J$4];0));IF(MOD([.$J$3];8)=6;IF(16&lt;[.C8];ROUNDUP([.$J$4];0);ROUNDDOWN([.$J$4];0));IF(MOD([.$J$3];8)=7;IF(8&lt;[.C8];ROUNDUP([.$J$4];0);ROUNDDOWN([.$J$4];0));ORG.LIBREOFFICE.RAWSUBTRACT([.$J$4];ROUNDDOWN([.$J$4];0))))))))))+[.C8]" office:value-type="float" office:value="73" calcext:value-type="float">
            <text:p>73</text:p>
          </table:table-cell>
          <table:table-cell table:formula="of:=IF(MOD([.$J$3];8)=0;ROUNDDOWN([.$J$4];0);IF(MOD([.$J$3];8)=1;IF(56&lt;[.D8];ROUNDUP([.$J$4];0);ROUNDDOWN([.$J$4];0));IF(MOD([.$J$3];8)=2;IF(48&lt;[.D8];ROUNDUP([.$J$4];0);ROUNDDOWN([.$J$4];0));IF(MOD([.$J$3];8)=3;IF(40&lt;[.D8];ROUNDUP([.$J$4];0);ROUNDDOWN([.$J$4];0));IF(MOD([.$J$3];8)=4;IF(32&lt;[.D8];ROUNDUP([.$J$4];0);ROUNDDOWN([.$J$4];0));IF(MOD([.$J$3];8)=5;IF(24&lt;[.D8];ROUNDUP([.$J$4];0);ROUNDDOWN([.$J$4];0));IF(MOD([.$J$3];8)=6;IF(16&lt;[.D8];ROUNDUP([.$J$4];0);ROUNDDOWN([.$J$4];0));IF(MOD([.$J$3];8)=7;IF(8&lt;[.D8];ROUNDUP([.$J$4];0);ROUNDDOWN([.$J$4];0));ORG.LIBREOFFICE.RAWSUBTRACT([.$J$4];ROUNDDOWN([.$J$4];0))))))))))+[.D8]" office:value-type="float" office:value="36" calcext:value-type="float">
            <text:p>36</text:p>
          </table:table-cell>
          <table:table-cell table:formula="of:=IF(MOD([.$J$3];8)=0;ROUNDDOWN([.$J$4];0);IF(MOD([.$J$3];8)=1;IF(56&lt;[.E8];ROUNDUP([.$J$4];0);ROUNDDOWN([.$J$4];0));IF(MOD([.$J$3];8)=2;IF(48&lt;[.E8];ROUNDUP([.$J$4];0);ROUNDDOWN([.$J$4];0));IF(MOD([.$J$3];8)=3;IF(40&lt;[.E8];ROUNDUP([.$J$4];0);ROUNDDOWN([.$J$4];0));IF(MOD([.$J$3];8)=4;IF(32&lt;[.E8];ROUNDUP([.$J$4];0);ROUNDDOWN([.$J$4];0));IF(MOD([.$J$3];8)=5;IF(24&lt;[.E8];ROUNDUP([.$J$4];0);ROUNDDOWN([.$J$4];0));IF(MOD([.$J$3];8)=6;IF(16&lt;[.E8];ROUNDUP([.$J$4];0);ROUNDDOWN([.$J$4];0));IF(MOD([.$J$3];8)=7;IF(8&lt;[.E8];ROUNDUP([.$J$4];0);ROUNDDOWN([.$J$4];0));ORG.LIBREOFFICE.RAWSUBTRACT([.$J$4];ROUNDDOWN([.$J$4];0))))))))))+[.E8]" office:value-type="float" office:value="34" calcext:value-type="float">
            <text:p>34</text:p>
          </table:table-cell>
          <table:table-cell table:formula="of:=IF(MOD([.$J$3];8)=0;ROUNDDOWN([.$J$4];0);IF(MOD([.$J$3];8)=1;IF(56&lt;[.F8];ROUNDUP([.$J$4];0);ROUNDDOWN([.$J$4];0));IF(MOD([.$J$3];8)=2;IF(48&lt;[.F8];ROUNDUP([.$J$4];0);ROUNDDOWN([.$J$4];0));IF(MOD([.$J$3];8)=3;IF(40&lt;[.F8];ROUNDUP([.$J$4];0);ROUNDDOWN([.$J$4];0));IF(MOD([.$J$3];8)=4;IF(32&lt;[.F8];ROUNDUP([.$J$4];0);ROUNDDOWN([.$J$4];0));IF(MOD([.$J$3];8)=5;IF(24&lt;[.F8];ROUNDUP([.$J$4];0);ROUNDDOWN([.$J$4];0));IF(MOD([.$J$3];8)=6;IF(16&lt;[.F8];ROUNDUP([.$J$4];0);ROUNDDOWN([.$J$4];0));IF(MOD([.$J$3];8)=7;IF(8&lt;[.F8];ROUNDUP([.$J$4];0);ROUNDDOWN([.$J$4];0));ORG.LIBREOFFICE.RAWSUBTRACT([.$J$4];ROUNDDOWN([.$J$4];0))))))))))+[.F8]" office:value-type="float" office:value="76" calcext:value-type="float">
            <text:p>76</text:p>
          </table:table-cell>
          <table:table-cell table:formula="of:=IF(MOD([.$J$3];8)=0;ROUNDDOWN([.$J$4];0);IF(MOD([.$J$3];8)=1;IF(56&lt;[.G8];ROUNDUP([.$J$4];0);ROUNDDOWN([.$J$4];0));IF(MOD([.$J$3];8)=2;IF(48&lt;[.G8];ROUNDUP([.$J$4];0);ROUNDDOWN([.$J$4];0));IF(MOD([.$J$3];8)=3;IF(40&lt;[.G8];ROUNDUP([.$J$4];0);ROUNDDOWN([.$J$4];0));IF(MOD([.$J$3];8)=4;IF(32&lt;[.G8];ROUNDUP([.$J$4];0);ROUNDDOWN([.$J$4];0));IF(MOD([.$J$3];8)=5;IF(24&lt;[.G8];ROUNDUP([.$J$4];0);ROUNDDOWN([.$J$4];0));IF(MOD([.$J$3];8)=6;IF(16&lt;[.G8];ROUNDUP([.$J$4];0);ROUNDDOWN([.$J$4];0));IF(MOD([.$J$3];8)=7;IF(8&lt;[.G8];ROUNDUP([.$J$4];0);ROUNDDOWN([.$J$4];0));ORG.LIBREOFFICE.RAWSUBTRACT([.$J$4];ROUNDDOWN([.$J$4];0))))))))))+[.G8]" office:value-type="float" office:value="33" calcext:value-type="float">
            <text:p>33</text:p>
          </table:table-cell>
          <table:table-cell table:formula="of:=IF(MOD([.$J$3];8)=0;ROUNDDOWN([.$J$4];0);IF(MOD([.$J$3];8)=1;IF(56&lt;[.H8];ROUNDUP([.$J$4];0);ROUNDDOWN([.$J$4];0));IF(MOD([.$J$3];8)=2;IF(48&lt;[.H8];ROUNDUP([.$J$4];0);ROUNDDOWN([.$J$4];0));IF(MOD([.$J$3];8)=3;IF(40&lt;[.H8];ROUNDUP([.$J$4];0);ROUNDDOWN([.$J$4];0));IF(MOD([.$J$3];8)=4;IF(32&lt;[.H8];ROUNDUP([.$J$4];0);ROUNDDOWN([.$J$4];0));IF(MOD([.$J$3];8)=5;IF(24&lt;[.H8];ROUNDUP([.$J$4];0);ROUNDDOWN([.$J$4];0));IF(MOD([.$J$3];8)=6;IF(16&lt;[.H8];ROUNDUP([.$J$4];0);ROUNDDOWN([.$J$4];0));IF(MOD([.$J$3];8)=7;IF(8&lt;[.H8];ROUNDUP([.$J$4];0);ROUNDDOWN([.$J$4];0));ORG.LIBREOFFICE.RAWSUBTRACT([.$J$4];ROUNDDOWN([.$J$4];0))))))))))+[.H8]" office:value-type="float" office:value="78" calcext:value-type="float">
            <text:p>78</text:p>
          </table:table-cell>
          <table:table-cell table:formula="of:=IF(MOD([.$J$3];8)=0;ROUNDDOWN([.$J$4];0);IF(MOD([.$J$3];8)=1;IF(56&lt;[.I8];ROUNDUP([.$J$4];0);ROUNDDOWN([.$J$4];0));IF(MOD([.$J$3];8)=2;IF(48&lt;[.I8];ROUNDUP([.$J$4];0);ROUNDDOWN([.$J$4];0));IF(MOD([.$J$3];8)=3;IF(40&lt;[.I8];ROUNDUP([.$J$4];0);ROUNDDOWN([.$J$4];0));IF(MOD([.$J$3];8)=4;IF(32&lt;[.I8];ROUNDUP([.$J$4];0);ROUNDDOWN([.$J$4];0));IF(MOD([.$J$3];8)=5;IF(24&lt;[.I8];ROUNDUP([.$J$4];0);ROUNDDOWN([.$J$4];0));IF(MOD([.$J$3];8)=6;IF(16&lt;[.I8];ROUNDUP([.$J$4];0);ROUNDDOWN([.$J$4];0));IF(MOD([.$J$3];8)=7;IF(8&lt;[.I8];ROUNDUP([.$J$4];0);ROUNDDOWN([.$J$4];0));ORG.LIBREOFFICE.RAWSUBTRACT([.$J$4];ROUNDDOWN([.$J$4];0))))))))))+[.I8]" office:value-type="float" office:value="72" calcext:value-type="float">
            <text:p>72</text:p>
          </table:table-cell>
          <table:table-cell table:style-name="ce14" table:formula="of:=SUM([.J16:.J16])" office:value-type="float" office:value="441" calcext:value-type="float">
            <text:p>441</text:p>
          </table:table-cell>
          <table:table-cell table:number-columns-repeated="1014"/>
        </table:table-row>
        <table:table-row table:style-name="ro1">
          <table:table-cell/>
          <table:table-cell table:formula="of:=IF(MOD([.$J$3];8)=0;ROUNDDOWN([.$J$4];0);IF(MOD([.$J$3];8)=1;IF(56&lt;[.B9];ROUNDUP([.$J$4];0);ROUNDDOWN([.$J$4];0));IF(MOD([.$J$3];8)=2;IF(48&lt;[.B9];ROUNDUP([.$J$4];0);ROUNDDOWN([.$J$4];0));IF(MOD([.$J$3];8)=3;IF(40&lt;[.B9];ROUNDUP([.$J$4];0);ROUNDDOWN([.$J$4];0));IF(MOD([.$J$3];8)=4;IF(32&lt;[.B9];ROUNDUP([.$J$4];0);ROUNDDOWN([.$J$4];0));IF(MOD([.$J$3];8)=5;IF(24&lt;[.B9];ROUNDUP([.$J$4];0);ROUNDDOWN([.$J$4];0));IF(MOD([.$J$3];8)=6;IF(16&lt;[.B9];ROUNDUP([.$J$4];0);ROUNDDOWN([.$J$4];0));IF(MOD([.$J$3];8)=7;IF(8&lt;[.B9];ROUNDUP([.$J$4];0);ROUNDDOWN([.$J$4];0));ORG.LIBREOFFICE.RAWSUBTRACT([.$J$4];ROUNDDOWN([.$J$4];0))))))))))+[.B9]" office:value-type="float" office:value="80" calcext:value-type="float">
            <text:p>80</text:p>
          </table:table-cell>
          <table:table-cell table:formula="of:=IF(MOD([.$J$3];8)=0;ROUNDDOWN([.$J$4];0);IF(MOD([.$J$3];8)=1;IF(56&lt;[.C9];ROUNDUP([.$J$4];0);ROUNDDOWN([.$J$4];0));IF(MOD([.$J$3];8)=2;IF(48&lt;[.C9];ROUNDUP([.$J$4];0);ROUNDDOWN([.$J$4];0));IF(MOD([.$J$3];8)=3;IF(40&lt;[.C9];ROUNDUP([.$J$4];0);ROUNDDOWN([.$J$4];0));IF(MOD([.$J$3];8)=4;IF(32&lt;[.C9];ROUNDUP([.$J$4];0);ROUNDDOWN([.$J$4];0));IF(MOD([.$J$3];8)=5;IF(24&lt;[.C9];ROUNDUP([.$J$4];0);ROUNDDOWN([.$J$4];0));IF(MOD([.$J$3];8)=6;IF(16&lt;[.C9];ROUNDUP([.$J$4];0);ROUNDDOWN([.$J$4];0));IF(MOD([.$J$3];8)=7;IF(8&lt;[.C9];ROUNDUP([.$J$4];0);ROUNDDOWN([.$J$4];0));ORG.LIBREOFFICE.RAWSUBTRACT([.$J$4];ROUNDDOWN([.$J$4];0))))))))))+[.C9]" office:value-type="float" office:value="29" calcext:value-type="float">
            <text:p>29</text:p>
          </table:table-cell>
          <table:table-cell table:formula="of:=IF(MOD([.$J$3];8)=0;ROUNDDOWN([.$J$4];0);IF(MOD([.$J$3];8)=1;IF(56&lt;[.D9];ROUNDUP([.$J$4];0);ROUNDDOWN([.$J$4];0));IF(MOD([.$J$3];8)=2;IF(48&lt;[.D9];ROUNDUP([.$J$4];0);ROUNDDOWN([.$J$4];0));IF(MOD([.$J$3];8)=3;IF(40&lt;[.D9];ROUNDUP([.$J$4];0);ROUNDDOWN([.$J$4];0));IF(MOD([.$J$3];8)=4;IF(32&lt;[.D9];ROUNDUP([.$J$4];0);ROUNDDOWN([.$J$4];0));IF(MOD([.$J$3];8)=5;IF(24&lt;[.D9];ROUNDUP([.$J$4];0);ROUNDDOWN([.$J$4];0));IF(MOD([.$J$3];8)=6;IF(16&lt;[.D9];ROUNDUP([.$J$4];0);ROUNDDOWN([.$J$4];0));IF(MOD([.$J$3];8)=7;IF(8&lt;[.D9];ROUNDUP([.$J$4];0);ROUNDDOWN([.$J$4];0));ORG.LIBREOFFICE.RAWSUBTRACT([.$J$4];ROUNDDOWN([.$J$4];0))))))))))+[.D9]" office:value-type="float" office:value="82" calcext:value-type="float">
            <text:p>82</text:p>
          </table:table-cell>
          <table:table-cell table:formula="of:=IF(MOD([.$J$3];8)=0;ROUNDDOWN([.$J$4];0);IF(MOD([.$J$3];8)=1;IF(56&lt;[.E9];ROUNDUP([.$J$4];0);ROUNDDOWN([.$J$4];0));IF(MOD([.$J$3];8)=2;IF(48&lt;[.E9];ROUNDUP([.$J$4];0);ROUNDDOWN([.$J$4];0));IF(MOD([.$J$3];8)=3;IF(40&lt;[.E9];ROUNDUP([.$J$4];0);ROUNDDOWN([.$J$4];0));IF(MOD([.$J$3];8)=4;IF(32&lt;[.E9];ROUNDUP([.$J$4];0);ROUNDDOWN([.$J$4];0));IF(MOD([.$J$3];8)=5;IF(24&lt;[.E9];ROUNDUP([.$J$4];0);ROUNDDOWN([.$J$4];0));IF(MOD([.$J$3];8)=6;IF(16&lt;[.E9];ROUNDUP([.$J$4];0);ROUNDDOWN([.$J$4];0));IF(MOD([.$J$3];8)=7;IF(8&lt;[.E9];ROUNDUP([.$J$4];0);ROUNDDOWN([.$J$4];0));ORG.LIBREOFFICE.RAWSUBTRACT([.$J$4];ROUNDDOWN([.$J$4];0))))))))))+[.E9]" office:value-type="float" office:value="26" calcext:value-type="float">
            <text:p>26</text:p>
          </table:table-cell>
          <table:table-cell table:formula="of:=IF(MOD([.$J$3];8)=0;ROUNDDOWN([.$J$4];0);IF(MOD([.$J$3];8)=1;IF(56&lt;[.F9];ROUNDUP([.$J$4];0);ROUNDDOWN([.$J$4];0));IF(MOD([.$J$3];8)=2;IF(48&lt;[.F9];ROUNDUP([.$J$4];0);ROUNDDOWN([.$J$4];0));IF(MOD([.$J$3];8)=3;IF(40&lt;[.F9];ROUNDUP([.$J$4];0);ROUNDDOWN([.$J$4];0));IF(MOD([.$J$3];8)=4;IF(32&lt;[.F9];ROUNDUP([.$J$4];0);ROUNDDOWN([.$J$4];0));IF(MOD([.$J$3];8)=5;IF(24&lt;[.F9];ROUNDUP([.$J$4];0);ROUNDDOWN([.$J$4];0));IF(MOD([.$J$3];8)=6;IF(16&lt;[.F9];ROUNDUP([.$J$4];0);ROUNDDOWN([.$J$4];0));IF(MOD([.$J$3];8)=7;IF(8&lt;[.F9];ROUNDUP([.$J$4];0);ROUNDDOWN([.$J$4];0));ORG.LIBREOFFICE.RAWSUBTRACT([.$J$4];ROUNDDOWN([.$J$4];0))))))))))+[.F9]" office:value-type="float" office:value="27" calcext:value-type="float">
            <text:p>27</text:p>
          </table:table-cell>
          <table:table-cell table:formula="of:=IF(MOD([.$J$3];8)=0;ROUNDDOWN([.$J$4];0);IF(MOD([.$J$3];8)=1;IF(56&lt;[.G9];ROUNDUP([.$J$4];0);ROUNDDOWN([.$J$4];0));IF(MOD([.$J$3];8)=2;IF(48&lt;[.G9];ROUNDUP([.$J$4];0);ROUNDDOWN([.$J$4];0));IF(MOD([.$J$3];8)=3;IF(40&lt;[.G9];ROUNDUP([.$J$4];0);ROUNDDOWN([.$J$4];0));IF(MOD([.$J$3];8)=4;IF(32&lt;[.G9];ROUNDUP([.$J$4];0);ROUNDDOWN([.$J$4];0));IF(MOD([.$J$3];8)=5;IF(24&lt;[.G9];ROUNDUP([.$J$4];0);ROUNDDOWN([.$J$4];0));IF(MOD([.$J$3];8)=6;IF(16&lt;[.G9];ROUNDUP([.$J$4];0);ROUNDDOWN([.$J$4];0));IF(MOD([.$J$3];8)=7;IF(8&lt;[.G9];ROUNDUP([.$J$4];0);ROUNDDOWN([.$J$4];0));ORG.LIBREOFFICE.RAWSUBTRACT([.$J$4];ROUNDDOWN([.$J$4];0))))))))))+[.G9]" office:value-type="float" office:value="85" calcext:value-type="float">
            <text:p>85</text:p>
          </table:table-cell>
          <table:table-cell table:formula="of:=IF(MOD([.$J$3];8)=0;ROUNDDOWN([.$J$4];0);IF(MOD([.$J$3];8)=1;IF(56&lt;[.H9];ROUNDUP([.$J$4];0);ROUNDDOWN([.$J$4];0));IF(MOD([.$J$3];8)=2;IF(48&lt;[.H9];ROUNDUP([.$J$4];0);ROUNDDOWN([.$J$4];0));IF(MOD([.$J$3];8)=3;IF(40&lt;[.H9];ROUNDUP([.$J$4];0);ROUNDDOWN([.$J$4];0));IF(MOD([.$J$3];8)=4;IF(32&lt;[.H9];ROUNDUP([.$J$4];0);ROUNDDOWN([.$J$4];0));IF(MOD([.$J$3];8)=5;IF(24&lt;[.H9];ROUNDUP([.$J$4];0);ROUNDDOWN([.$J$4];0));IF(MOD([.$J$3];8)=6;IF(16&lt;[.H9];ROUNDUP([.$J$4];0);ROUNDDOWN([.$J$4];0));IF(MOD([.$J$3];8)=7;IF(8&lt;[.H9];ROUNDUP([.$J$4];0);ROUNDDOWN([.$J$4];0));ORG.LIBREOFFICE.RAWSUBTRACT([.$J$4];ROUNDDOWN([.$J$4];0))))))))))+[.H9]" office:value-type="float" office:value="24" calcext:value-type="float">
            <text:p>24</text:p>
          </table:table-cell>
          <table:table-cell table:formula="of:=IF(MOD([.$J$3];8)=0;ROUNDDOWN([.$J$4];0);IF(MOD([.$J$3];8)=1;IF(56&lt;[.I9];ROUNDUP([.$J$4];0);ROUNDDOWN([.$J$4];0));IF(MOD([.$J$3];8)=2;IF(48&lt;[.I9];ROUNDUP([.$J$4];0);ROUNDDOWN([.$J$4];0));IF(MOD([.$J$3];8)=3;IF(40&lt;[.I9];ROUNDUP([.$J$4];0);ROUNDDOWN([.$J$4];0));IF(MOD([.$J$3];8)=4;IF(32&lt;[.I9];ROUNDUP([.$J$4];0);ROUNDDOWN([.$J$4];0));IF(MOD([.$J$3];8)=5;IF(24&lt;[.I9];ROUNDUP([.$J$4];0);ROUNDDOWN([.$J$4];0));IF(MOD([.$J$3];8)=6;IF(16&lt;[.I9];ROUNDUP([.$J$4];0);ROUNDDOWN([.$J$4];0));IF(MOD([.$J$3];8)=7;IF(8&lt;[.I9];ROUNDUP([.$J$4];0);ROUNDDOWN([.$J$4];0));ORG.LIBREOFFICE.RAWSUBTRACT([.$J$4];ROUNDDOWN([.$J$4];0))))))))))+[.I9]" office:value-type="float" office:value="87" calcext:value-type="float">
            <text:p>87</text:p>
          </table:table-cell>
          <table:table-cell table:style-name="ce14" table:formula="of:=SUM([.J17:.J17])" office:value-type="float" office:value="441" calcext:value-type="float">
            <text:p>441</text:p>
          </table:table-cell>
          <table:table-cell table:number-columns-repeated="1014"/>
        </table:table-row>
        <table:table-row table:style-name="ro1">
          <table:table-cell/>
          <table:table-cell table:style-name="ce14" table:formula="of:=SUM([.B11:.B18])" office:value-type="float" office:value="441" calcext:value-type="float">
            <text:p>441</text:p>
          </table:table-cell>
          <table:table-cell table:style-name="ce14" table:formula="of:=SUM([.C11:.C18])" office:value-type="float" office:value="441" calcext:value-type="float">
            <text:p>441</text:p>
          </table:table-cell>
          <table:table-cell table:style-name="ce14" table:formula="of:=SUM([.D11:.D18])" office:value-type="float" office:value="441" calcext:value-type="float">
            <text:p>441</text:p>
          </table:table-cell>
          <table:table-cell table:style-name="ce14" table:formula="of:=SUM([.E11:.E18])" office:value-type="float" office:value="441" calcext:value-type="float">
            <text:p>441</text:p>
          </table:table-cell>
          <table:table-cell table:style-name="ce14" table:formula="of:=SUM([.F11:.F18])" office:value-type="float" office:value="441" calcext:value-type="float">
            <text:p>441</text:p>
          </table:table-cell>
          <table:table-cell table:style-name="ce14" table:formula="of:=SUM([.G11:.G18])" office:value-type="float" office:value="441" calcext:value-type="float">
            <text:p>441</text:p>
          </table:table-cell>
          <table:table-cell table:style-name="ce14" table:formula="of:=SUM([.H11:.H18])" office:value-type="float" office:value="441" calcext:value-type="float">
            <text:p>441</text:p>
          </table:table-cell>
          <table:table-cell table:style-name="ce14" table:formula="of:=SUM([.I11:.I18])" office:value-type="float" office:value="441" calcext:value-type="float">
            <text:p>441</text:p>
          </table:table-cell>
          <table:table-cell table:style-name="ce14" table:formula="of:=[.I18]+[.H17]+[.G16]+[.F15]+[.E14]+[.D13]+[.C12]+[.B11]" office:value-type="float" office:value="441" calcext:value-type="float">
            <text:p>441</text:p>
          </table:table-cell>
          <table:table-cell table:number-columns-repeated="1014"/>
        </table:table-row>
        <table:table-row table:style-name="ro3">
          <table:table-cell table:number-columns-repeated="1024"/>
        </table:table-row>
        <table:table-row table:style-name="ro2">
          <table:table-cell/>
          <table:table-cell table:style-name="ce31" table:formula="of:=NUMBERS2ARAB([.B11])" office:value-type="string" office:string-value="٢٣" calcext:value-type="string">
            <text:p>٢٣</text:p>
          </table:table-cell>
          <table:table-cell table:style-name="ce32" table:formula="of:=NUMBERS2ARAB([.C11])" office:value-type="string" office:string-value="٨١" calcext:value-type="string">
            <text:p>٨١</text:p>
          </table:table-cell>
          <table:table-cell table:style-name="ce31" table:formula="of:=NUMBERS2ARAB([.D11])" office:value-type="string" office:string-value="٢٨" calcext:value-type="string">
            <text:p>٢٨</text:p>
          </table:table-cell>
          <table:table-cell table:style-name="ce32" table:formula="of:=NUMBERS2ARAB([.E11])" office:value-type="string" office:string-value="٨٤" calcext:value-type="string">
            <text:p>٨٤</text:p>
          </table:table-cell>
          <table:table-cell table:style-name="ce31" table:formula="of:=NUMBERS2ARAB([.F11])" office:value-type="string" office:string-value="٨٣" calcext:value-type="string">
            <text:p>٨٣</text:p>
          </table:table-cell>
          <table:table-cell table:style-name="ce32" table:formula="of:=NUMBERS2ARAB([.G11])" office:value-type="string" office:string-value="٢٥" calcext:value-type="string">
            <text:p>٢٥</text:p>
          </table:table-cell>
          <table:table-cell table:style-name="ce31" table:formula="of:=NUMBERS2ARAB([.H11])" office:value-type="string" office:string-value="٨٦" calcext:value-type="string">
            <text:p>٨٦</text:p>
          </table:table-cell>
          <table:table-cell table:style-name="ce32" table:formula="of:=NUMBERS2ARAB([.I11])" office:value-type="string" office:string-value="٣٠" calcext:value-type="string">
            <text:p>٣٠</text:p>
          </table:table-cell>
          <table:table-cell table:number-columns-repeated="1015"/>
        </table:table-row>
        <table:table-row table:style-name="ro2">
          <table:table-cell/>
          <table:table-cell table:style-name="ce32" table:formula="of:=NUMBERS2ARAB([.B12])" office:value-type="string" office:string-value="٧٩" calcext:value-type="string">
            <text:p>٧٩</text:p>
          </table:table-cell>
          <table:table-cell table:style-name="ce31" table:formula="of:=NUMBERS2ARAB([.C12])" office:value-type="string" office:string-value="٣٢" calcext:value-type="string">
            <text:p>٣٢</text:p>
          </table:table-cell>
          <table:table-cell table:style-name="ce32" table:formula="of:=NUMBERS2ARAB([.D12])" office:value-type="string" office:string-value="٧٤" calcext:value-type="string">
            <text:p>٧٤</text:p>
          </table:table-cell>
          <table:table-cell table:style-name="ce31" table:formula="of:=NUMBERS2ARAB([.E12])" office:value-type="string" office:string-value="٧٥" calcext:value-type="string">
            <text:p>٧٥</text:p>
          </table:table-cell>
          <table:table-cell table:style-name="ce32" table:formula="of:=NUMBERS2ARAB([.F12])" office:value-type="string" office:string-value="٣٥" calcext:value-type="string">
            <text:p>٣٥</text:p>
          </table:table-cell>
          <table:table-cell table:style-name="ce31" table:formula="of:=NUMBERS2ARAB([.G12])" office:value-type="string" office:string-value="٧٧" calcext:value-type="string">
            <text:p>٧٧</text:p>
          </table:table-cell>
          <table:table-cell table:style-name="ce32" table:formula="of:=NUMBERS2ARAB([.H12])" office:value-type="string" office:string-value="٣٧" calcext:value-type="string">
            <text:p>٣٧</text:p>
          </table:table-cell>
          <table:table-cell table:style-name="ce31" table:formula="of:=NUMBERS2ARAB([.I12])" office:value-type="string" office:string-value="٣١" calcext:value-type="string">
            <text:p>٣١</text:p>
          </table:table-cell>
          <table:table-cell table:number-columns-repeated="1015"/>
        </table:table-row>
        <table:table-row table:style-name="ro2">
          <table:table-cell/>
          <table:table-cell table:style-name="ce31" table:formula="of:=NUMBERS2ARAB([.B13])" office:value-type="string" office:string-value="٣٩" calcext:value-type="string">
            <text:p>٣٩</text:p>
          </table:table-cell>
          <table:table-cell table:style-name="ce32" table:formula="of:=NUMBERS2ARAB([.C13])" office:value-type="string" office:string-value="٧٠" calcext:value-type="string">
            <text:p>٧٠</text:p>
          </table:table-cell>
          <table:table-cell table:style-name="ce31" table:formula="of:=NUMBERS2ARAB([.D13])" office:value-type="string" office:string-value="٤١" calcext:value-type="string">
            <text:p>٤١</text:p>
          </table:table-cell>
          <table:table-cell table:style-name="ce32" table:formula="of:=NUMBERS2ARAB([.E13])" office:value-type="string" office:string-value="٦٧" calcext:value-type="string">
            <text:p>٦٧</text:p>
          </table:table-cell>
          <table:table-cell table:style-name="ce31" table:formula="of:=NUMBERS2ARAB([.F13])" office:value-type="string" office:string-value="٦٨" calcext:value-type="string">
            <text:p>٦٨</text:p>
          </table:table-cell>
          <table:table-cell table:style-name="ce32" table:formula="of:=NUMBERS2ARAB([.G13])" office:value-type="string" office:string-value="٤٤" calcext:value-type="string">
            <text:p>٤٤</text:p>
          </table:table-cell>
          <table:table-cell table:style-name="ce31" table:formula="of:=NUMBERS2ARAB([.H13])" office:value-type="string" office:string-value="٤٠" calcext:value-type="string">
            <text:p>٤٠</text:p>
          </table:table-cell>
          <table:table-cell table:style-name="ce32" table:formula="of:=NUMBERS2ARAB([.I13])" office:value-type="string" office:string-value="٧١" calcext:value-type="string">
            <text:p>٧١</text:p>
          </table:table-cell>
          <table:table-cell table:number-columns-repeated="1015"/>
        </table:table-row>
        <table:table-row table:style-name="ro2">
          <table:table-cell/>
          <table:table-cell table:style-name="ce32" table:formula="of:=NUMBERS2ARAB([.B14])" office:value-type="string" office:string-value="٥٥" calcext:value-type="string">
            <text:p>٥٥</text:p>
          </table:table-cell>
          <table:table-cell table:style-name="ce31" table:formula="of:=NUMBERS2ARAB([.C14])" office:value-type="string" office:string-value="٤٩" calcext:value-type="string">
            <text:p>٤٩</text:p>
          </table:table-cell>
          <table:table-cell table:style-name="ce32" table:formula="of:=NUMBERS2ARAB([.D14])" office:value-type="string" office:string-value="٦١" calcext:value-type="string">
            <text:p>٦١</text:p>
          </table:table-cell>
          <table:table-cell table:style-name="ce31" table:formula="of:=NUMBERS2ARAB([.E14])" office:value-type="string" office:string-value="٦٠" calcext:value-type="string">
            <text:p>٦٠</text:p>
          </table:table-cell>
          <table:table-cell table:style-name="ce32" table:formula="of:=NUMBERS2ARAB([.F14])" office:value-type="string" office:string-value="٥٩" calcext:value-type="string">
            <text:p>٥٩</text:p>
          </table:table-cell>
          <table:table-cell table:style-name="ce31" table:formula="of:=NUMBERS2ARAB([.G14])" office:value-type="string" office:string-value="٥٠" calcext:value-type="string">
            <text:p>٥٠</text:p>
          </table:table-cell>
          <table:table-cell table:style-name="ce32" table:formula="of:=NUMBERS2ARAB([.H14])" office:value-type="string" office:string-value="٥٤" calcext:value-type="string">
            <text:p>٥٤</text:p>
          </table:table-cell>
          <table:table-cell table:style-name="ce31" table:formula="of:=NUMBERS2ARAB([.I14])" office:value-type="string" office:string-value="٥٦" calcext:value-type="string">
            <text:p>٥٦</text:p>
          </table:table-cell>
          <table:table-cell table:number-columns-repeated="1015"/>
        </table:table-row>
        <table:table-row table:style-name="ro2">
          <table:table-cell/>
          <table:table-cell table:style-name="ce31" table:formula="of:=NUMBERS2ARAB([.B15])" office:value-type="string" office:string-value="٦٣" calcext:value-type="string">
            <text:p>٦٣</text:p>
          </table:table-cell>
          <table:table-cell table:style-name="ce32" table:formula="of:=NUMBERS2ARAB([.C15])" office:value-type="string" office:string-value="٦٢" calcext:value-type="string">
            <text:p>٦٢</text:p>
          </table:table-cell>
          <table:table-cell table:style-name="ce31" table:formula="of:=NUMBERS2ARAB([.D15])" office:value-type="string" office:string-value="٥٣" calcext:value-type="string">
            <text:p>٥٣</text:p>
          </table:table-cell>
          <table:table-cell table:style-name="ce32" table:formula="of:=NUMBERS2ARAB([.E15])" office:value-type="string" office:string-value="٥٢" calcext:value-type="string">
            <text:p>٥٢</text:p>
          </table:table-cell>
          <table:table-cell table:style-name="ce31" table:formula="of:=NUMBERS2ARAB([.F15])" office:value-type="string" office:string-value="٥١" calcext:value-type="string">
            <text:p>٥١</text:p>
          </table:table-cell>
          <table:table-cell table:style-name="ce32" table:formula="of:=NUMBERS2ARAB([.G15])" office:value-type="string" office:string-value="٥٨" calcext:value-type="string">
            <text:p>٥٨</text:p>
          </table:table-cell>
          <table:table-cell table:style-name="ce31" table:formula="of:=NUMBERS2ARAB([.H15])" office:value-type="string" office:string-value="٥٧" calcext:value-type="string">
            <text:p>٥٧</text:p>
          </table:table-cell>
          <table:table-cell table:style-name="ce32" table:formula="of:=NUMBERS2ARAB([.I15])" office:value-type="string" office:string-value="٤٨" calcext:value-type="string">
            <text:p>٤٨</text:p>
          </table:table-cell>
          <table:table-cell table:number-columns-repeated="1015"/>
        </table:table-row>
        <table:table-row table:style-name="ro2">
          <table:table-cell/>
          <table:table-cell table:style-name="ce32" table:formula="of:=NUMBERS2ARAB([.B16])" office:value-type="string" office:string-value="٦٤" calcext:value-type="string">
            <text:p>٦٤</text:p>
          </table:table-cell>
          <table:table-cell table:style-name="ce31" table:formula="of:=NUMBERS2ARAB([.C16])" office:value-type="string" office:string-value="٤٥" calcext:value-type="string">
            <text:p>٤٥</text:p>
          </table:table-cell>
          <table:table-cell table:style-name="ce32" table:formula="of:=NUMBERS2ARAB([.D16])" office:value-type="string" office:string-value="٦٦" calcext:value-type="string">
            <text:p>٦٦</text:p>
          </table:table-cell>
          <table:table-cell table:style-name="ce31" table:formula="of:=NUMBERS2ARAB([.E16])" office:value-type="string" office:string-value="٤٣" calcext:value-type="string">
            <text:p>٤٣</text:p>
          </table:table-cell>
          <table:table-cell table:style-name="ce32" table:formula="of:=NUMBERS2ARAB([.F16])" office:value-type="string" office:string-value="٤٢" calcext:value-type="string">
            <text:p>٤٢</text:p>
          </table:table-cell>
          <table:table-cell table:style-name="ce31" table:formula="of:=NUMBERS2ARAB([.G16])" office:value-type="string" office:string-value="٦٩" calcext:value-type="string">
            <text:p>٦٩</text:p>
          </table:table-cell>
          <table:table-cell table:style-name="ce32" table:formula="of:=NUMBERS2ARAB([.H16])" office:value-type="string" office:string-value="٦٥" calcext:value-type="string">
            <text:p>٦٥</text:p>
          </table:table-cell>
          <table:table-cell table:style-name="ce31" table:formula="of:=NUMBERS2ARAB([.I16])" office:value-type="string" office:string-value="٤٦" calcext:value-type="string">
            <text:p>٤٦</text:p>
          </table:table-cell>
          <table:table-cell table:number-columns-repeated="1015"/>
        </table:table-row>
        <table:table-row table:style-name="ro2">
          <table:table-cell/>
          <table:table-cell table:style-name="ce31" table:formula="of:=NUMBERS2ARAB([.B17])" office:value-type="string" office:string-value="٣٨" calcext:value-type="string">
            <text:p>٣٨</text:p>
          </table:table-cell>
          <table:table-cell table:style-name="ce32" table:formula="of:=NUMBERS2ARAB([.C17])" office:value-type="string" office:string-value="٧٣" calcext:value-type="string">
            <text:p>٧٣</text:p>
          </table:table-cell>
          <table:table-cell table:style-name="ce31" table:formula="of:=NUMBERS2ARAB([.D17])" office:value-type="string" office:string-value="٣٦" calcext:value-type="string">
            <text:p>٣٦</text:p>
          </table:table-cell>
          <table:table-cell table:style-name="ce32" table:formula="of:=NUMBERS2ARAB([.E17])" office:value-type="string" office:string-value="٣٤" calcext:value-type="string">
            <text:p>٣٤</text:p>
          </table:table-cell>
          <table:table-cell table:style-name="ce31" table:formula="of:=NUMBERS2ARAB([.F17])" office:value-type="string" office:string-value="٧٦" calcext:value-type="string">
            <text:p>٧٦</text:p>
          </table:table-cell>
          <table:table-cell table:style-name="ce32" table:formula="of:=NUMBERS2ARAB([.G17])" office:value-type="string" office:string-value="٣٣" calcext:value-type="string">
            <text:p>٣٣</text:p>
          </table:table-cell>
          <table:table-cell table:style-name="ce31" table:formula="of:=NUMBERS2ARAB([.H17])" office:value-type="string" office:string-value="٧٨" calcext:value-type="string">
            <text:p>٧٨</text:p>
          </table:table-cell>
          <table:table-cell table:style-name="ce32" table:formula="of:=NUMBERS2ARAB([.I17])" office:value-type="string" office:string-value="٧٢" calcext:value-type="string">
            <text:p>٧٢</text:p>
          </table:table-cell>
          <table:table-cell table:number-columns-repeated="1015"/>
        </table:table-row>
        <table:table-row table:style-name="ro2">
          <table:table-cell/>
          <table:table-cell table:style-name="ce32" table:formula="of:=NUMBERS2ARAB([.B18])" office:value-type="string" office:string-value="٨٠" calcext:value-type="string">
            <text:p>٨٠</text:p>
          </table:table-cell>
          <table:table-cell table:style-name="ce31" table:formula="of:=NUMBERS2ARAB([.C18])" office:value-type="string" office:string-value="٢٩" calcext:value-type="string">
            <text:p>٢٩</text:p>
          </table:table-cell>
          <table:table-cell table:style-name="ce32" table:formula="of:=NUMBERS2ARAB([.D18])" office:value-type="string" office:string-value="٨٢" calcext:value-type="string">
            <text:p>٨٢</text:p>
          </table:table-cell>
          <table:table-cell table:style-name="ce31" table:formula="of:=NUMBERS2ARAB([.E18])" office:value-type="string" office:string-value="٢٦" calcext:value-type="string">
            <text:p>٢٦</text:p>
          </table:table-cell>
          <table:table-cell table:style-name="ce32" table:formula="of:=NUMBERS2ARAB([.F18])" office:value-type="string" office:string-value="٢٧" calcext:value-type="string">
            <text:p>٢٧</text:p>
          </table:table-cell>
          <table:table-cell table:style-name="ce31" table:formula="of:=NUMBERS2ARAB([.G18])" office:value-type="string" office:string-value="٨٥" calcext:value-type="string">
            <text:p>٨٥</text:p>
          </table:table-cell>
          <table:table-cell table:style-name="ce32" table:formula="of:=NUMBERS2ARAB([.H18])" office:value-type="string" office:string-value="٢٤" calcext:value-type="string">
            <text:p>٢٤</text:p>
          </table:table-cell>
          <table:table-cell table:style-name="ce31" table:formula="of:=NUMBERS2ARAB([.I18])" office:value-type="string" office:string-value="٨٧" calcext:value-type="string">
            <text:p>٨٧</text:p>
          </table:table-cell>
          <table:table-cell table:number-columns-repeated="1015"/>
        </table:table-row>
        <table:table-row table:style-name="ro3">
          <table:table-cell table:number-columns-repeated="1024"/>
        </table:table-row>
        <table:table-row table:style-name="ro1" table:number-rows-repeated="1048546">
          <table:table-cell table:number-columns-repeated="1024"/>
        </table:table-row>
        <table:table-row table:style-name="ro1">
          <table:table-cell table:number-columns-repeated="1024"/>
        </table:table-row>
        <calcext:conditional-formats>
          <calcext:conditional-format calcext:target-range-address="8x8.J3:8x8.J3">
            <calcext:condition calcext:apply-style-name="Good" calcext:value="&gt;=0" calcext:base-cell-address="8x8.J3"/>
            <calcext:condition calcext:apply-style-name="Bad" calcext:value="&lt;0" calcext:base-cell-address="8x8.J3"/>
          </calcext:conditional-format>
          <calcext:conditional-format calcext:target-range-address="8x8.J10:8x8.J19 8x8.B19:8x8.I19">
            <calcext:condition calcext:apply-style-name="Good" calcext:value="=VALUE(ABJAD([.$K$1];1;1))" calcext:base-cell-address="8x8.B19"/>
            <calcext:condition calcext:apply-style-name="Bad" calcext:value="!=VALUE(ABJAD([.$K$1];1;1))" calcext:base-cell-address="8x8.B19"/>
          </calcext:conditional-format>
        </calcext:conditional-formats>
      </table:table>
      <table:table table:name="7x7" table:style-name="ta1">
        <table:table-column table:style-name="co8" table:default-cell-style-name="ce27"/>
        <table:table-column table:style-name="co2" table:number-columns-repeated="7" table:default-cell-style-name="ce36"/>
        <table:table-column table:style-name="co9" table:default-cell-style-name="ce36"/>
        <table:table-column table:style-name="co5" table:number-columns-repeated="1015" table:default-cell-style-name="ce36"/>
        <table:table-row table:style-name="ro1">
          <table:table-cell/>
          <table:table-cell table:style-name="ce27" office:value-type="float" office:value="7" calcext:value-type="float">
            <text:p>7</text:p>
          </table:table-cell>
          <table:table-cell table:style-name="ce27" office:value-type="float" office:value="6" calcext:value-type="float">
            <text:p>6</text:p>
          </table:table-cell>
          <table:table-cell table:style-name="ce27" office:value-type="float" office:value="5" calcext:value-type="float">
            <text:p>5</text:p>
          </table:table-cell>
          <table:table-cell table:style-name="ce27" office:value-type="float" office:value="4" calcext:value-type="float">
            <text:p>4</text:p>
          </table:table-cell>
          <table:table-cell table:style-name="ce27" office:value-type="float" office:value="3" calcext:value-type="float">
            <text:p>3</text:p>
          </table:table-cell>
          <table:table-cell table:style-name="ce27" office:value-type="float" office:value="2" calcext:value-type="float">
            <text:p>2</text:p>
          </table:table-cell>
          <table:table-cell table:style-name="ce27" office:value-type="float" office:value="1" calcext:value-type="float">
            <text:p>1</text:p>
          </table:table-cell>
          <table:table-cell table:style-name="Default"/>
          <table:table-cell table:style-name="ce34" table:content-validation-name="val3" office:value-type="string" calcext:value-type="string">
            <text:p>تام</text:p>
          </table:table-cell>
          <table:table-cell table:style-name="ce27" table:formula="of:=ABJAD([.J1];1;1)" office:value-type="float" office:value="441" calcext:value-type="float">
            <text:p>441</text:p>
          </table:table-cell>
          <table:table-cell table:style-name="ce27" table:number-columns-repeated="1013"/>
        </table:table-row>
        <table:table-row table:style-name="ro1">
          <table:table-cell office:value-type="float" office:value="7" calcext:value-type="float">
            <text:p>7</text:p>
          </table:table-cell>
          <table:table-cell table:style-name="ce35" office:value-type="float" office:value="24" calcext:value-type="float">
            <text:p>24</text:p>
          </table:table-cell>
          <table:table-cell table:style-name="ce35" office:value-type="float" office:value="30" calcext:value-type="float">
            <text:p>30</text:p>
          </table:table-cell>
          <table:table-cell table:style-name="ce35" office:value-type="float" office:value="36" calcext:value-type="float">
            <text:p>36</text:p>
          </table:table-cell>
          <table:table-cell table:style-name="ce35" office:value-type="float" office:value="49" calcext:value-type="float">
            <text:p>49</text:p>
          </table:table-cell>
          <table:table-cell table:style-name="ce35" office:value-type="float" office:value="6" calcext:value-type="float">
            <text:p>6</text:p>
          </table:table-cell>
          <table:table-cell table:style-name="ce35" office:value-type="float" office:value="12" calcext:value-type="float">
            <text:p>12</text:p>
          </table:table-cell>
          <table:table-cell table:style-name="ce35" office:value-type="float" office:value="18" calcext:value-type="float">
            <text:p>18</text:p>
          </table:table-cell>
          <table:table-cell table:formula="of:=SUM([.B2:.H2])" office:value-type="float" office:value="175" calcext:value-type="float">
            <text:p>175</text:p>
          </table:table-cell>
          <table:table-cell table:number-columns-repeated="1015"/>
        </table:table-row>
        <table:table-row table:style-name="ro1">
          <table:table-cell office:value-type="float" office:value="6" calcext:value-type="float">
            <text:p>6</text:p>
          </table:table-cell>
          <table:table-cell table:style-name="ce35" office:value-type="float" office:value="16" calcext:value-type="float">
            <text:p>16</text:p>
          </table:table-cell>
          <table:table-cell table:style-name="ce35" office:value-type="float" office:value="22" calcext:value-type="float">
            <text:p>22</text:p>
          </table:table-cell>
          <table:table-cell table:style-name="ce35" office:value-type="float" office:value="35" calcext:value-type="float">
            <text:p>35</text:p>
          </table:table-cell>
          <table:table-cell table:style-name="ce35" office:value-type="float" office:value="41" calcext:value-type="float">
            <text:p>41</text:p>
          </table:table-cell>
          <table:table-cell table:style-name="ce35" office:value-type="float" office:value="47" calcext:value-type="float">
            <text:p>47</text:p>
          </table:table-cell>
          <table:table-cell table:style-name="ce35" office:value-type="float" office:value="4" calcext:value-type="float">
            <text:p>4</text:p>
          </table:table-cell>
          <table:table-cell table:style-name="ce35" office:value-type="float" office:value="10" calcext:value-type="float">
            <text:p>10</text:p>
          </table:table-cell>
          <table:table-cell table:style-name="ce59" table:formula="of:=VALUE(ABJAD([.J1];1;1))-[.I2]" office:value-type="float" office:value="266" calcext:value-type="float">
            <text:p>266</text:p>
          </table:table-cell>
          <table:table-cell table:number-columns-repeated="1015"/>
        </table:table-row>
        <table:table-row table:style-name="ro1">
          <table:table-cell office:value-type="float" office:value="5" calcext:value-type="float">
            <text:p>5</text:p>
          </table:table-cell>
          <table:table-cell table:style-name="ce35" office:value-type="float" office:value="8" calcext:value-type="float">
            <text:p>8</text:p>
          </table:table-cell>
          <table:table-cell table:style-name="ce35" office:value-type="float" office:value="21" calcext:value-type="float">
            <text:p>21</text:p>
          </table:table-cell>
          <table:table-cell table:style-name="ce35" office:value-type="float" office:value="27" calcext:value-type="float">
            <text:p>27</text:p>
          </table:table-cell>
          <table:table-cell table:style-name="ce35" office:value-type="float" office:value="33" calcext:value-type="float">
            <text:p>33</text:p>
          </table:table-cell>
          <table:table-cell table:style-name="ce35" office:value-type="float" office:value="39" calcext:value-type="float">
            <text:p>39</text:p>
          </table:table-cell>
          <table:table-cell table:style-name="ce35" office:value-type="float" office:value="45" calcext:value-type="float">
            <text:p>45</text:p>
          </table:table-cell>
          <table:table-cell table:style-name="ce35" office:value-type="float" office:value="2" calcext:value-type="float">
            <text:p>2</text:p>
          </table:table-cell>
          <table:table-cell table:style-name="ce13" table:formula="of:=[.I3]/7" office:value-type="float" office:value="38" calcext:value-type="float">
            <text:p>38</text:p>
          </table:table-cell>
          <table:table-cell table:number-columns-repeated="1015"/>
        </table:table-row>
        <table:table-row table:style-name="ro1">
          <table:table-cell office:value-type="float" office:value="4" calcext:value-type="float">
            <text:p>4</text:p>
          </table:table-cell>
          <table:table-cell table:style-name="ce35" office:value-type="float" office:value="7" calcext:value-type="float">
            <text:p>7</text:p>
          </table:table-cell>
          <table:table-cell table:style-name="ce35" office:value-type="float" office:value="13" calcext:value-type="float">
            <text:p>13</text:p>
          </table:table-cell>
          <table:table-cell table:style-name="ce35" office:value-type="float" office:value="19" calcext:value-type="float">
            <text:p>19</text:p>
          </table:table-cell>
          <table:table-cell table:style-name="ce35" office:value-type="float" office:value="25" calcext:value-type="float">
            <text:p>25</text:p>
          </table:table-cell>
          <table:table-cell table:style-name="ce35" office:value-type="float" office:value="31" calcext:value-type="float">
            <text:p>31</text:p>
          </table:table-cell>
          <table:table-cell table:style-name="ce35" office:value-type="float" office:value="37" calcext:value-type="float">
            <text:p>37</text:p>
          </table:table-cell>
          <table:table-cell table:style-name="ce35" office:value-type="float" office:value="43" calcext:value-type="float">
            <text:p>43</text:p>
          </table:table-cell>
          <table:table-cell table:number-columns-repeated="1016"/>
        </table:table-row>
        <table:table-row table:style-name="ro1">
          <table:table-cell office:value-type="float" office:value="3" calcext:value-type="float">
            <text:p>3</text:p>
          </table:table-cell>
          <table:table-cell table:style-name="ce35" office:value-type="float" office:value="48" calcext:value-type="float">
            <text:p>48</text:p>
          </table:table-cell>
          <table:table-cell table:style-name="ce35" office:value-type="float" office:value="5" calcext:value-type="float">
            <text:p>5</text:p>
          </table:table-cell>
          <table:table-cell table:style-name="ce35" office:value-type="float" office:value="11" calcext:value-type="float">
            <text:p>11</text:p>
          </table:table-cell>
          <table:table-cell table:style-name="ce35" office:value-type="float" office:value="17" calcext:value-type="float">
            <text:p>17</text:p>
          </table:table-cell>
          <table:table-cell table:style-name="ce35" office:value-type="float" office:value="23" calcext:value-type="float">
            <text:p>23</text:p>
          </table:table-cell>
          <table:table-cell table:style-name="ce35" office:value-type="float" office:value="29" calcext:value-type="float">
            <text:p>29</text:p>
          </table:table-cell>
          <table:table-cell table:style-name="ce35" office:value-type="float" office:value="42" calcext:value-type="float">
            <text:p>42</text:p>
          </table:table-cell>
          <table:table-cell table:number-columns-repeated="1016"/>
        </table:table-row>
        <table:table-row table:style-name="ro1">
          <table:table-cell office:value-type="float" office:value="2" calcext:value-type="float">
            <text:p>2</text:p>
          </table:table-cell>
          <table:table-cell table:style-name="ce35" office:value-type="float" office:value="40" calcext:value-type="float">
            <text:p>40</text:p>
          </table:table-cell>
          <table:table-cell table:style-name="ce35" office:value-type="float" office:value="46" calcext:value-type="float">
            <text:p>46</text:p>
          </table:table-cell>
          <table:table-cell table:style-name="ce35" office:value-type="float" office:value="3" calcext:value-type="float">
            <text:p>3</text:p>
          </table:table-cell>
          <table:table-cell table:style-name="ce35" office:value-type="float" office:value="9" calcext:value-type="float">
            <text:p>9</text:p>
          </table:table-cell>
          <table:table-cell table:style-name="ce35" office:value-type="float" office:value="15" calcext:value-type="float">
            <text:p>15</text:p>
          </table:table-cell>
          <table:table-cell table:style-name="ce35" office:value-type="float" office:value="28" calcext:value-type="float">
            <text:p>28</text:p>
          </table:table-cell>
          <table:table-cell table:style-name="ce35" office:value-type="float" office:value="34" calcext:value-type="float">
            <text:p>34</text:p>
          </table:table-cell>
          <table:table-cell table:number-columns-repeated="1016"/>
        </table:table-row>
        <table:table-row table:style-name="ro1">
          <table:table-cell office:value-type="float" office:value="1" calcext:value-type="float">
            <text:p>1</text:p>
          </table:table-cell>
          <table:table-cell table:style-name="ce35" office:value-type="float" office:value="32" calcext:value-type="float">
            <text:p>32</text:p>
          </table:table-cell>
          <table:table-cell table:style-name="ce35" office:value-type="float" office:value="38" calcext:value-type="float">
            <text:p>38</text:p>
          </table:table-cell>
          <table:table-cell table:style-name="ce35" office:value-type="float" office:value="44" calcext:value-type="float">
            <text:p>44</text:p>
          </table:table-cell>
          <table:table-cell table:style-name="ce35" office:value-type="float" office:value="1" calcext:value-type="float">
            <text:p>1</text:p>
          </table:table-cell>
          <table:table-cell table:style-name="ce35" office:value-type="float" office:value="14" calcext:value-type="float">
            <text:p>14</text:p>
          </table:table-cell>
          <table:table-cell table:style-name="ce35" office:value-type="float" office:value="20" calcext:value-type="float">
            <text:p>20</text:p>
          </table:table-cell>
          <table:table-cell table:style-name="ce35" office:value-type="float" office:value="26" calcext:value-type="float">
            <text:p>26</text:p>
          </table:table-cell>
          <table:table-cell table:number-columns-repeated="1016"/>
        </table:table-row>
        <table:table-row table:style-name="ro1">
          <table:table-cell table:number-columns-repeated="8"/>
          <table:table-cell table:style-name="ce38" table:formula="of:=[.H10]+[.G11]+[.F12]+[.E13]+[.D14]+[.C15]+[.B16]" office:value-type="float" office:value="441" calcext:value-type="float">
            <text:p>441</text:p>
          </table:table-cell>
          <table:table-cell table:number-columns-repeated="1015"/>
        </table:table-row>
        <table:table-row table:style-name="ro1">
          <table:table-cell/>
          <table:table-cell table:style-name="ce37" table:formula="of:=IF(MOD([.$I$3];7)=0;ROUNDDOWN([.$I$4];0);IF(MOD([.$I$3];7)=1;IF(42&lt;[.B2];ROUNDUP([.$I$4];0);ROUNDDOWN([.$I$4];0));IF(MOD([.$I$3];7)=2;IF(35&lt;[.B2];ROUNDUP([.$I$4];0);ROUNDDOWN([.$I$4];0));IF(MOD([.$I$3];7)=3;IF(28&lt;[.B2];ROUNDUP([.$I$4];0);ROUNDDOWN([.$I$4];0));IF(MOD([.$I$3];7)=4;IF(21&lt;[.B2];ROUNDUP([.$I$4];0);ROUNDDOWN([.$I$4];0));IF(MOD([.$I$3];7)=5;IF(14&lt;[.B2];ROUNDUP([.$I$4];0);ROUNDDOWN([.$I$4];0));IF(MOD([.$I$3];7)=6;IF(7&lt;[.B2];ROUNDUP([.$I$4];0);ROUNDDOWN([.$I$4];0));ORG.LIBREOFFICE.RAWSUBTRACT([.$I$4];ROUNDDOWN([.$I$4];0)))))))))+[.B2]" office:value-type="float" office:value="62" calcext:value-type="float">
            <text:p>62</text:p>
          </table:table-cell>
          <table:table-cell table:style-name="ce37" table:formula="of:=IF(MOD([.$I$3];7)=0;ROUNDDOWN([.$I$4];0);IF(MOD([.$I$3];7)=1;IF(42&lt;[.C2];ROUNDUP([.$I$4];0);ROUNDDOWN([.$I$4];0));IF(MOD([.$I$3];7)=2;IF(35&lt;[.C2];ROUNDUP([.$I$4];0);ROUNDDOWN([.$I$4];0));IF(MOD([.$I$3];7)=3;IF(28&lt;[.C2];ROUNDUP([.$I$4];0);ROUNDDOWN([.$I$4];0));IF(MOD([.$I$3];7)=4;IF(21&lt;[.C2];ROUNDUP([.$I$4];0);ROUNDDOWN([.$I$4];0));IF(MOD([.$I$3];7)=5;IF(14&lt;[.C2];ROUNDUP([.$I$4];0);ROUNDDOWN([.$I$4];0));IF(MOD([.$I$3];7)=6;IF(7&lt;[.C2];ROUNDUP([.$I$4];0);ROUNDDOWN([.$I$4];0));ORG.LIBREOFFICE.RAWSUBTRACT([.$I$4];ROUNDDOWN([.$I$4];0)))))))))+[.C2]" office:value-type="float" office:value="68" calcext:value-type="float">
            <text:p>68</text:p>
          </table:table-cell>
          <table:table-cell table:style-name="ce37" table:formula="of:=IF(MOD([.$I$3];7)=0;ROUNDDOWN([.$I$4];0);IF(MOD([.$I$3];7)=1;IF(42&lt;[.D2];ROUNDUP([.$I$4];0);ROUNDDOWN([.$I$4];0));IF(MOD([.$I$3];7)=2;IF(35&lt;[.D2];ROUNDUP([.$I$4];0);ROUNDDOWN([.$I$4];0));IF(MOD([.$I$3];7)=3;IF(28&lt;[.D2];ROUNDUP([.$I$4];0);ROUNDDOWN([.$I$4];0));IF(MOD([.$I$3];7)=4;IF(21&lt;[.D2];ROUNDUP([.$I$4];0);ROUNDDOWN([.$I$4];0));IF(MOD([.$I$3];7)=5;IF(14&lt;[.D2];ROUNDUP([.$I$4];0);ROUNDDOWN([.$I$4];0));IF(MOD([.$I$3];7)=6;IF(7&lt;[.D2];ROUNDUP([.$I$4];0);ROUNDDOWN([.$I$4];0));ORG.LIBREOFFICE.RAWSUBTRACT([.$I$4];ROUNDDOWN([.$I$4];0)))))))))+[.D2]" office:value-type="float" office:value="74" calcext:value-type="float">
            <text:p>74</text:p>
          </table:table-cell>
          <table:table-cell table:style-name="ce37" table:formula="of:=IF(MOD([.$I$3];7)=0;ROUNDDOWN([.$I$4];0);IF(MOD([.$I$3];7)=1;IF(42&lt;[.E2];ROUNDUP([.$I$4];0);ROUNDDOWN([.$I$4];0));IF(MOD([.$I$3];7)=2;IF(35&lt;[.E2];ROUNDUP([.$I$4];0);ROUNDDOWN([.$I$4];0));IF(MOD([.$I$3];7)=3;IF(28&lt;[.E2];ROUNDUP([.$I$4];0);ROUNDDOWN([.$I$4];0));IF(MOD([.$I$3];7)=4;IF(21&lt;[.E2];ROUNDUP([.$I$4];0);ROUNDDOWN([.$I$4];0));IF(MOD([.$I$3];7)=5;IF(14&lt;[.E2];ROUNDUP([.$I$4];0);ROUNDDOWN([.$I$4];0));IF(MOD([.$I$3];7)=6;IF(7&lt;[.E2];ROUNDUP([.$I$4];0);ROUNDDOWN([.$I$4];0));ORG.LIBREOFFICE.RAWSUBTRACT([.$I$4];ROUNDDOWN([.$I$4];0)))))))))+[.E2]" office:value-type="float" office:value="87" calcext:value-type="float">
            <text:p>87</text:p>
          </table:table-cell>
          <table:table-cell table:style-name="ce37" table:formula="of:=IF(MOD([.$I$3];7)=0;ROUNDDOWN([.$I$4];0);IF(MOD([.$I$3];7)=1;IF(42&lt;[.F2];ROUNDUP([.$I$4];0);ROUNDDOWN([.$I$4];0));IF(MOD([.$I$3];7)=2;IF(35&lt;[.F2];ROUNDUP([.$I$4];0);ROUNDDOWN([.$I$4];0));IF(MOD([.$I$3];7)=3;IF(28&lt;[.F2];ROUNDUP([.$I$4];0);ROUNDDOWN([.$I$4];0));IF(MOD([.$I$3];7)=4;IF(21&lt;[.F2];ROUNDUP([.$I$4];0);ROUNDDOWN([.$I$4];0));IF(MOD([.$I$3];7)=5;IF(14&lt;[.F2];ROUNDUP([.$I$4];0);ROUNDDOWN([.$I$4];0));IF(MOD([.$I$3];7)=6;IF(7&lt;[.F2];ROUNDUP([.$I$4];0);ROUNDDOWN([.$I$4];0));ORG.LIBREOFFICE.RAWSUBTRACT([.$I$4];ROUNDDOWN([.$I$4];0)))))))))+[.F2]" office:value-type="float" office:value="44" calcext:value-type="float">
            <text:p>44</text:p>
          </table:table-cell>
          <table:table-cell table:style-name="ce37" table:formula="of:=IF(MOD([.$I$3];7)=0;ROUNDDOWN([.$I$4];0);IF(MOD([.$I$3];7)=1;IF(42&lt;[.G2];ROUNDUP([.$I$4];0);ROUNDDOWN([.$I$4];0));IF(MOD([.$I$3];7)=2;IF(35&lt;[.G2];ROUNDUP([.$I$4];0);ROUNDDOWN([.$I$4];0));IF(MOD([.$I$3];7)=3;IF(28&lt;[.G2];ROUNDUP([.$I$4];0);ROUNDDOWN([.$I$4];0));IF(MOD([.$I$3];7)=4;IF(21&lt;[.G2];ROUNDUP([.$I$4];0);ROUNDDOWN([.$I$4];0));IF(MOD([.$I$3];7)=5;IF(14&lt;[.G2];ROUNDUP([.$I$4];0);ROUNDDOWN([.$I$4];0));IF(MOD([.$I$3];7)=6;IF(7&lt;[.G2];ROUNDUP([.$I$4];0);ROUNDDOWN([.$I$4];0));ORG.LIBREOFFICE.RAWSUBTRACT([.$I$4];ROUNDDOWN([.$I$4];0)))))))))+[.G2]" office:value-type="float" office:value="50" calcext:value-type="float">
            <text:p>50</text:p>
          </table:table-cell>
          <table:table-cell table:style-name="ce37" table:formula="of:=IF(MOD([.$I$3];7)=0;ROUNDDOWN([.$I$4];0);IF(MOD([.$I$3];7)=1;IF(42&lt;[.H2];ROUNDUP([.$I$4];0);ROUNDDOWN([.$I$4];0));IF(MOD([.$I$3];7)=2;IF(35&lt;[.H2];ROUNDUP([.$I$4];0);ROUNDDOWN([.$I$4];0));IF(MOD([.$I$3];7)=3;IF(28&lt;[.H2];ROUNDUP([.$I$4];0);ROUNDDOWN([.$I$4];0));IF(MOD([.$I$3];7)=4;IF(21&lt;[.H2];ROUNDUP([.$I$4];0);ROUNDDOWN([.$I$4];0));IF(MOD([.$I$3];7)=5;IF(14&lt;[.H2];ROUNDUP([.$I$4];0);ROUNDDOWN([.$I$4];0));IF(MOD([.$I$3];7)=6;IF(7&lt;[.H2];ROUNDUP([.$I$4];0);ROUNDDOWN([.$I$4];0));ORG.LIBREOFFICE.RAWSUBTRACT([.$I$4];ROUNDDOWN([.$I$4];0)))))))))+[.H2]" office:value-type="float" office:value="56" calcext:value-type="float">
            <text:p>56</text:p>
          </table:table-cell>
          <table:table-cell table:style-name="ce38" table:formula="of:=SUM([.I9:.I9])" office:value-type="float" office:value="441" calcext:value-type="float">
            <text:p>441</text:p>
          </table:table-cell>
          <table:table-cell table:number-columns-repeated="1015"/>
        </table:table-row>
        <table:table-row table:style-name="ro1">
          <table:table-cell/>
          <table:table-cell table:style-name="ce37" table:formula="of:=IF(MOD([.$I$3];7)=0;ROUNDDOWN([.$I$4];0);IF(MOD([.$I$3];7)=1;IF(42&lt;[.B3];ROUNDUP([.$I$4];0);ROUNDDOWN([.$I$4];0));IF(MOD([.$I$3];7)=2;IF(35&lt;[.B3];ROUNDUP([.$I$4];0);ROUNDDOWN([.$I$4];0));IF(MOD([.$I$3];7)=3;IF(28&lt;[.B3];ROUNDUP([.$I$4];0);ROUNDDOWN([.$I$4];0));IF(MOD([.$I$3];7)=4;IF(21&lt;[.B3];ROUNDUP([.$I$4];0);ROUNDDOWN([.$I$4];0));IF(MOD([.$I$3];7)=5;IF(14&lt;[.B3];ROUNDUP([.$I$4];0);ROUNDDOWN([.$I$4];0));IF(MOD([.$I$3];7)=6;IF(7&lt;[.B3];ROUNDUP([.$I$4];0);ROUNDDOWN([.$I$4];0));ORG.LIBREOFFICE.RAWSUBTRACT([.$I$4];ROUNDDOWN([.$I$4];0)))))))))+[.B3]" office:value-type="float" office:value="54" calcext:value-type="float">
            <text:p>54</text:p>
          </table:table-cell>
          <table:table-cell table:style-name="ce37" table:formula="of:=IF(MOD([.$I$3];7)=0;ROUNDDOWN([.$I$4];0);IF(MOD([.$I$3];7)=1;IF(42&lt;[.C3];ROUNDUP([.$I$4];0);ROUNDDOWN([.$I$4];0));IF(MOD([.$I$3];7)=2;IF(35&lt;[.C3];ROUNDUP([.$I$4];0);ROUNDDOWN([.$I$4];0));IF(MOD([.$I$3];7)=3;IF(28&lt;[.C3];ROUNDUP([.$I$4];0);ROUNDDOWN([.$I$4];0));IF(MOD([.$I$3];7)=4;IF(21&lt;[.C3];ROUNDUP([.$I$4];0);ROUNDDOWN([.$I$4];0));IF(MOD([.$I$3];7)=5;IF(14&lt;[.C3];ROUNDUP([.$I$4];0);ROUNDDOWN([.$I$4];0));IF(MOD([.$I$3];7)=6;IF(7&lt;[.C3];ROUNDUP([.$I$4];0);ROUNDDOWN([.$I$4];0));ORG.LIBREOFFICE.RAWSUBTRACT([.$I$4];ROUNDDOWN([.$I$4];0)))))))))+[.C3]" office:value-type="float" office:value="60" calcext:value-type="float">
            <text:p>60</text:p>
          </table:table-cell>
          <table:table-cell table:style-name="ce37" table:formula="of:=IF(MOD([.$I$3];7)=0;ROUNDDOWN([.$I$4];0);IF(MOD([.$I$3];7)=1;IF(42&lt;[.D3];ROUNDUP([.$I$4];0);ROUNDDOWN([.$I$4];0));IF(MOD([.$I$3];7)=2;IF(35&lt;[.D3];ROUNDUP([.$I$4];0);ROUNDDOWN([.$I$4];0));IF(MOD([.$I$3];7)=3;IF(28&lt;[.D3];ROUNDUP([.$I$4];0);ROUNDDOWN([.$I$4];0));IF(MOD([.$I$3];7)=4;IF(21&lt;[.D3];ROUNDUP([.$I$4];0);ROUNDDOWN([.$I$4];0));IF(MOD([.$I$3];7)=5;IF(14&lt;[.D3];ROUNDUP([.$I$4];0);ROUNDDOWN([.$I$4];0));IF(MOD([.$I$3];7)=6;IF(7&lt;[.D3];ROUNDUP([.$I$4];0);ROUNDDOWN([.$I$4];0));ORG.LIBREOFFICE.RAWSUBTRACT([.$I$4];ROUNDDOWN([.$I$4];0)))))))))+[.D3]" office:value-type="float" office:value="73" calcext:value-type="float">
            <text:p>73</text:p>
          </table:table-cell>
          <table:table-cell table:style-name="ce37" table:formula="of:=IF(MOD([.$I$3];7)=0;ROUNDDOWN([.$I$4];0);IF(MOD([.$I$3];7)=1;IF(42&lt;[.E3];ROUNDUP([.$I$4];0);ROUNDDOWN([.$I$4];0));IF(MOD([.$I$3];7)=2;IF(35&lt;[.E3];ROUNDUP([.$I$4];0);ROUNDDOWN([.$I$4];0));IF(MOD([.$I$3];7)=3;IF(28&lt;[.E3];ROUNDUP([.$I$4];0);ROUNDDOWN([.$I$4];0));IF(MOD([.$I$3];7)=4;IF(21&lt;[.E3];ROUNDUP([.$I$4];0);ROUNDDOWN([.$I$4];0));IF(MOD([.$I$3];7)=5;IF(14&lt;[.E3];ROUNDUP([.$I$4];0);ROUNDDOWN([.$I$4];0));IF(MOD([.$I$3];7)=6;IF(7&lt;[.E3];ROUNDUP([.$I$4];0);ROUNDDOWN([.$I$4];0));ORG.LIBREOFFICE.RAWSUBTRACT([.$I$4];ROUNDDOWN([.$I$4];0)))))))))+[.E3]" office:value-type="float" office:value="79" calcext:value-type="float">
            <text:p>79</text:p>
          </table:table-cell>
          <table:table-cell table:style-name="ce37" table:formula="of:=IF(MOD([.$I$3];7)=0;ROUNDDOWN([.$I$4];0);IF(MOD([.$I$3];7)=1;IF(42&lt;[.F3];ROUNDUP([.$I$4];0);ROUNDDOWN([.$I$4];0));IF(MOD([.$I$3];7)=2;IF(35&lt;[.F3];ROUNDUP([.$I$4];0);ROUNDDOWN([.$I$4];0));IF(MOD([.$I$3];7)=3;IF(28&lt;[.F3];ROUNDUP([.$I$4];0);ROUNDDOWN([.$I$4];0));IF(MOD([.$I$3];7)=4;IF(21&lt;[.F3];ROUNDUP([.$I$4];0);ROUNDDOWN([.$I$4];0));IF(MOD([.$I$3];7)=5;IF(14&lt;[.F3];ROUNDUP([.$I$4];0);ROUNDDOWN([.$I$4];0));IF(MOD([.$I$3];7)=6;IF(7&lt;[.F3];ROUNDUP([.$I$4];0);ROUNDDOWN([.$I$4];0));ORG.LIBREOFFICE.RAWSUBTRACT([.$I$4];ROUNDDOWN([.$I$4];0)))))))))+[.F3]" office:value-type="float" office:value="85" calcext:value-type="float">
            <text:p>85</text:p>
          </table:table-cell>
          <table:table-cell table:style-name="ce37" table:formula="of:=IF(MOD([.$I$3];7)=0;ROUNDDOWN([.$I$4];0);IF(MOD([.$I$3];7)=1;IF(42&lt;[.G3];ROUNDUP([.$I$4];0);ROUNDDOWN([.$I$4];0));IF(MOD([.$I$3];7)=2;IF(35&lt;[.G3];ROUNDUP([.$I$4];0);ROUNDDOWN([.$I$4];0));IF(MOD([.$I$3];7)=3;IF(28&lt;[.G3];ROUNDUP([.$I$4];0);ROUNDDOWN([.$I$4];0));IF(MOD([.$I$3];7)=4;IF(21&lt;[.G3];ROUNDUP([.$I$4];0);ROUNDDOWN([.$I$4];0));IF(MOD([.$I$3];7)=5;IF(14&lt;[.G3];ROUNDUP([.$I$4];0);ROUNDDOWN([.$I$4];0));IF(MOD([.$I$3];7)=6;IF(7&lt;[.G3];ROUNDUP([.$I$4];0);ROUNDDOWN([.$I$4];0));ORG.LIBREOFFICE.RAWSUBTRACT([.$I$4];ROUNDDOWN([.$I$4];0)))))))))+[.G3]" office:value-type="float" office:value="42" calcext:value-type="float">
            <text:p>42</text:p>
          </table:table-cell>
          <table:table-cell table:style-name="ce37" table:formula="of:=IF(MOD([.$I$3];7)=0;ROUNDDOWN([.$I$4];0);IF(MOD([.$I$3];7)=1;IF(42&lt;[.H3];ROUNDUP([.$I$4];0);ROUNDDOWN([.$I$4];0));IF(MOD([.$I$3];7)=2;IF(35&lt;[.H3];ROUNDUP([.$I$4];0);ROUNDDOWN([.$I$4];0));IF(MOD([.$I$3];7)=3;IF(28&lt;[.H3];ROUNDUP([.$I$4];0);ROUNDDOWN([.$I$4];0));IF(MOD([.$I$3];7)=4;IF(21&lt;[.H3];ROUNDUP([.$I$4];0);ROUNDDOWN([.$I$4];0));IF(MOD([.$I$3];7)=5;IF(14&lt;[.H3];ROUNDUP([.$I$4];0);ROUNDDOWN([.$I$4];0));IF(MOD([.$I$3];7)=6;IF(7&lt;[.H3];ROUNDUP([.$I$4];0);ROUNDDOWN([.$I$4];0));ORG.LIBREOFFICE.RAWSUBTRACT([.$I$4];ROUNDDOWN([.$I$4];0)))))))))+[.H3]" office:value-type="float" office:value="48" calcext:value-type="float">
            <text:p>48</text:p>
          </table:table-cell>
          <table:table-cell table:style-name="ce38" table:formula="of:=SUM([.I10:.I10])" office:value-type="float" office:value="441" calcext:value-type="float">
            <text:p>441</text:p>
          </table:table-cell>
          <table:table-cell table:number-columns-repeated="1015"/>
        </table:table-row>
        <table:table-row table:style-name="ro1">
          <table:table-cell/>
          <table:table-cell table:style-name="ce37" table:formula="of:=IF(MOD([.$I$3];7)=0;ROUNDDOWN([.$I$4];0);IF(MOD([.$I$3];7)=1;IF(42&lt;[.B4];ROUNDUP([.$I$4];0);ROUNDDOWN([.$I$4];0));IF(MOD([.$I$3];7)=2;IF(35&lt;[.B4];ROUNDUP([.$I$4];0);ROUNDDOWN([.$I$4];0));IF(MOD([.$I$3];7)=3;IF(28&lt;[.B4];ROUNDUP([.$I$4];0);ROUNDDOWN([.$I$4];0));IF(MOD([.$I$3];7)=4;IF(21&lt;[.B4];ROUNDUP([.$I$4];0);ROUNDDOWN([.$I$4];0));IF(MOD([.$I$3];7)=5;IF(14&lt;[.B4];ROUNDUP([.$I$4];0);ROUNDDOWN([.$I$4];0));IF(MOD([.$I$3];7)=6;IF(7&lt;[.B4];ROUNDUP([.$I$4];0);ROUNDDOWN([.$I$4];0));ORG.LIBREOFFICE.RAWSUBTRACT([.$I$4];ROUNDDOWN([.$I$4];0)))))))))+[.B4]" office:value-type="float" office:value="46" calcext:value-type="float">
            <text:p>46</text:p>
          </table:table-cell>
          <table:table-cell table:style-name="ce37" table:formula="of:=IF(MOD([.$I$3];7)=0;ROUNDDOWN([.$I$4];0);IF(MOD([.$I$3];7)=1;IF(42&lt;[.C4];ROUNDUP([.$I$4];0);ROUNDDOWN([.$I$4];0));IF(MOD([.$I$3];7)=2;IF(35&lt;[.C4];ROUNDUP([.$I$4];0);ROUNDDOWN([.$I$4];0));IF(MOD([.$I$3];7)=3;IF(28&lt;[.C4];ROUNDUP([.$I$4];0);ROUNDDOWN([.$I$4];0));IF(MOD([.$I$3];7)=4;IF(21&lt;[.C4];ROUNDUP([.$I$4];0);ROUNDDOWN([.$I$4];0));IF(MOD([.$I$3];7)=5;IF(14&lt;[.C4];ROUNDUP([.$I$4];0);ROUNDDOWN([.$I$4];0));IF(MOD([.$I$3];7)=6;IF(7&lt;[.C4];ROUNDUP([.$I$4];0);ROUNDDOWN([.$I$4];0));ORG.LIBREOFFICE.RAWSUBTRACT([.$I$4];ROUNDDOWN([.$I$4];0)))))))))+[.C4]" office:value-type="float" office:value="59" calcext:value-type="float">
            <text:p>59</text:p>
          </table:table-cell>
          <table:table-cell table:style-name="ce37" table:formula="of:=IF(MOD([.$I$3];7)=0;ROUNDDOWN([.$I$4];0);IF(MOD([.$I$3];7)=1;IF(42&lt;[.D4];ROUNDUP([.$I$4];0);ROUNDDOWN([.$I$4];0));IF(MOD([.$I$3];7)=2;IF(35&lt;[.D4];ROUNDUP([.$I$4];0);ROUNDDOWN([.$I$4];0));IF(MOD([.$I$3];7)=3;IF(28&lt;[.D4];ROUNDUP([.$I$4];0);ROUNDDOWN([.$I$4];0));IF(MOD([.$I$3];7)=4;IF(21&lt;[.D4];ROUNDUP([.$I$4];0);ROUNDDOWN([.$I$4];0));IF(MOD([.$I$3];7)=5;IF(14&lt;[.D4];ROUNDUP([.$I$4];0);ROUNDDOWN([.$I$4];0));IF(MOD([.$I$3];7)=6;IF(7&lt;[.D4];ROUNDUP([.$I$4];0);ROUNDDOWN([.$I$4];0));ORG.LIBREOFFICE.RAWSUBTRACT([.$I$4];ROUNDDOWN([.$I$4];0)))))))))+[.D4]" office:value-type="float" office:value="65" calcext:value-type="float">
            <text:p>65</text:p>
          </table:table-cell>
          <table:table-cell table:style-name="ce37" table:formula="of:=IF(MOD([.$I$3];7)=0;ROUNDDOWN([.$I$4];0);IF(MOD([.$I$3];7)=1;IF(42&lt;[.E4];ROUNDUP([.$I$4];0);ROUNDDOWN([.$I$4];0));IF(MOD([.$I$3];7)=2;IF(35&lt;[.E4];ROUNDUP([.$I$4];0);ROUNDDOWN([.$I$4];0));IF(MOD([.$I$3];7)=3;IF(28&lt;[.E4];ROUNDUP([.$I$4];0);ROUNDDOWN([.$I$4];0));IF(MOD([.$I$3];7)=4;IF(21&lt;[.E4];ROUNDUP([.$I$4];0);ROUNDDOWN([.$I$4];0));IF(MOD([.$I$3];7)=5;IF(14&lt;[.E4];ROUNDUP([.$I$4];0);ROUNDDOWN([.$I$4];0));IF(MOD([.$I$3];7)=6;IF(7&lt;[.E4];ROUNDUP([.$I$4];0);ROUNDDOWN([.$I$4];0));ORG.LIBREOFFICE.RAWSUBTRACT([.$I$4];ROUNDDOWN([.$I$4];0)))))))))+[.E4]" office:value-type="float" office:value="71" calcext:value-type="float">
            <text:p>71</text:p>
          </table:table-cell>
          <table:table-cell table:style-name="ce37" table:formula="of:=IF(MOD([.$I$3];7)=0;ROUNDDOWN([.$I$4];0);IF(MOD([.$I$3];7)=1;IF(42&lt;[.F4];ROUNDUP([.$I$4];0);ROUNDDOWN([.$I$4];0));IF(MOD([.$I$3];7)=2;IF(35&lt;[.F4];ROUNDUP([.$I$4];0);ROUNDDOWN([.$I$4];0));IF(MOD([.$I$3];7)=3;IF(28&lt;[.F4];ROUNDUP([.$I$4];0);ROUNDDOWN([.$I$4];0));IF(MOD([.$I$3];7)=4;IF(21&lt;[.F4];ROUNDUP([.$I$4];0);ROUNDDOWN([.$I$4];0));IF(MOD([.$I$3];7)=5;IF(14&lt;[.F4];ROUNDUP([.$I$4];0);ROUNDDOWN([.$I$4];0));IF(MOD([.$I$3];7)=6;IF(7&lt;[.F4];ROUNDUP([.$I$4];0);ROUNDDOWN([.$I$4];0));ORG.LIBREOFFICE.RAWSUBTRACT([.$I$4];ROUNDDOWN([.$I$4];0)))))))))+[.F4]" office:value-type="float" office:value="77" calcext:value-type="float">
            <text:p>77</text:p>
          </table:table-cell>
          <table:table-cell table:style-name="ce37" table:formula="of:=IF(MOD([.$I$3];7)=0;ROUNDDOWN([.$I$4];0);IF(MOD([.$I$3];7)=1;IF(42&lt;[.G4];ROUNDUP([.$I$4];0);ROUNDDOWN([.$I$4];0));IF(MOD([.$I$3];7)=2;IF(35&lt;[.G4];ROUNDUP([.$I$4];0);ROUNDDOWN([.$I$4];0));IF(MOD([.$I$3];7)=3;IF(28&lt;[.G4];ROUNDUP([.$I$4];0);ROUNDDOWN([.$I$4];0));IF(MOD([.$I$3];7)=4;IF(21&lt;[.G4];ROUNDUP([.$I$4];0);ROUNDDOWN([.$I$4];0));IF(MOD([.$I$3];7)=5;IF(14&lt;[.G4];ROUNDUP([.$I$4];0);ROUNDDOWN([.$I$4];0));IF(MOD([.$I$3];7)=6;IF(7&lt;[.G4];ROUNDUP([.$I$4];0);ROUNDDOWN([.$I$4];0));ORG.LIBREOFFICE.RAWSUBTRACT([.$I$4];ROUNDDOWN([.$I$4];0)))))))))+[.G4]" office:value-type="float" office:value="83" calcext:value-type="float">
            <text:p>83</text:p>
          </table:table-cell>
          <table:table-cell table:style-name="ce37" table:formula="of:=IF(MOD([.$I$3];7)=0;ROUNDDOWN([.$I$4];0);IF(MOD([.$I$3];7)=1;IF(42&lt;[.H4];ROUNDUP([.$I$4];0);ROUNDDOWN([.$I$4];0));IF(MOD([.$I$3];7)=2;IF(35&lt;[.H4];ROUNDUP([.$I$4];0);ROUNDDOWN([.$I$4];0));IF(MOD([.$I$3];7)=3;IF(28&lt;[.H4];ROUNDUP([.$I$4];0);ROUNDDOWN([.$I$4];0));IF(MOD([.$I$3];7)=4;IF(21&lt;[.H4];ROUNDUP([.$I$4];0);ROUNDDOWN([.$I$4];0));IF(MOD([.$I$3];7)=5;IF(14&lt;[.H4];ROUNDUP([.$I$4];0);ROUNDDOWN([.$I$4];0));IF(MOD([.$I$3];7)=6;IF(7&lt;[.H4];ROUNDUP([.$I$4];0);ROUNDDOWN([.$I$4];0));ORG.LIBREOFFICE.RAWSUBTRACT([.$I$4];ROUNDDOWN([.$I$4];0)))))))))+[.H4]" office:value-type="float" office:value="40" calcext:value-type="float">
            <text:p>40</text:p>
          </table:table-cell>
          <table:table-cell table:style-name="ce38" table:formula="of:=SUM([.I11:.I11])" office:value-type="float" office:value="441" calcext:value-type="float">
            <text:p>441</text:p>
          </table:table-cell>
          <table:table-cell table:number-columns-repeated="1015"/>
        </table:table-row>
        <table:table-row table:style-name="ro1">
          <table:table-cell/>
          <table:table-cell table:style-name="ce37" table:formula="of:=IF(MOD([.$I$3];7)=0;ROUNDDOWN([.$I$4];0);IF(MOD([.$I$3];7)=1;IF(42&lt;[.B5];ROUNDUP([.$I$4];0);ROUNDDOWN([.$I$4];0));IF(MOD([.$I$3];7)=2;IF(35&lt;[.B5];ROUNDUP([.$I$4];0);ROUNDDOWN([.$I$4];0));IF(MOD([.$I$3];7)=3;IF(28&lt;[.B5];ROUNDUP([.$I$4];0);ROUNDDOWN([.$I$4];0));IF(MOD([.$I$3];7)=4;IF(21&lt;[.B5];ROUNDUP([.$I$4];0);ROUNDDOWN([.$I$4];0));IF(MOD([.$I$3];7)=5;IF(14&lt;[.B5];ROUNDUP([.$I$4];0);ROUNDDOWN([.$I$4];0));IF(MOD([.$I$3];7)=6;IF(7&lt;[.B5];ROUNDUP([.$I$4];0);ROUNDDOWN([.$I$4];0));ORG.LIBREOFFICE.RAWSUBTRACT([.$I$4];ROUNDDOWN([.$I$4];0)))))))))+[.B5]" office:value-type="float" office:value="45" calcext:value-type="float">
            <text:p>45</text:p>
          </table:table-cell>
          <table:table-cell table:style-name="ce37" table:formula="of:=IF(MOD([.$I$3];7)=0;ROUNDDOWN([.$I$4];0);IF(MOD([.$I$3];7)=1;IF(42&lt;[.C5];ROUNDUP([.$I$4];0);ROUNDDOWN([.$I$4];0));IF(MOD([.$I$3];7)=2;IF(35&lt;[.C5];ROUNDUP([.$I$4];0);ROUNDDOWN([.$I$4];0));IF(MOD([.$I$3];7)=3;IF(28&lt;[.C5];ROUNDUP([.$I$4];0);ROUNDDOWN([.$I$4];0));IF(MOD([.$I$3];7)=4;IF(21&lt;[.C5];ROUNDUP([.$I$4];0);ROUNDDOWN([.$I$4];0));IF(MOD([.$I$3];7)=5;IF(14&lt;[.C5];ROUNDUP([.$I$4];0);ROUNDDOWN([.$I$4];0));IF(MOD([.$I$3];7)=6;IF(7&lt;[.C5];ROUNDUP([.$I$4];0);ROUNDDOWN([.$I$4];0));ORG.LIBREOFFICE.RAWSUBTRACT([.$I$4];ROUNDDOWN([.$I$4];0)))))))))+[.C5]" office:value-type="float" office:value="51" calcext:value-type="float">
            <text:p>51</text:p>
          </table:table-cell>
          <table:table-cell table:style-name="ce37" table:formula="of:=IF(MOD([.$I$3];7)=0;ROUNDDOWN([.$I$4];0);IF(MOD([.$I$3];7)=1;IF(42&lt;[.D5];ROUNDUP([.$I$4];0);ROUNDDOWN([.$I$4];0));IF(MOD([.$I$3];7)=2;IF(35&lt;[.D5];ROUNDUP([.$I$4];0);ROUNDDOWN([.$I$4];0));IF(MOD([.$I$3];7)=3;IF(28&lt;[.D5];ROUNDUP([.$I$4];0);ROUNDDOWN([.$I$4];0));IF(MOD([.$I$3];7)=4;IF(21&lt;[.D5];ROUNDUP([.$I$4];0);ROUNDDOWN([.$I$4];0));IF(MOD([.$I$3];7)=5;IF(14&lt;[.D5];ROUNDUP([.$I$4];0);ROUNDDOWN([.$I$4];0));IF(MOD([.$I$3];7)=6;IF(7&lt;[.D5];ROUNDUP([.$I$4];0);ROUNDDOWN([.$I$4];0));ORG.LIBREOFFICE.RAWSUBTRACT([.$I$4];ROUNDDOWN([.$I$4];0)))))))))+[.D5]" office:value-type="float" office:value="57" calcext:value-type="float">
            <text:p>57</text:p>
          </table:table-cell>
          <table:table-cell table:style-name="ce37" table:formula="of:=IF(MOD([.$I$3];7)=0;ROUNDDOWN([.$I$4];0);IF(MOD([.$I$3];7)=1;IF(42&lt;[.E5];ROUNDUP([.$I$4];0);ROUNDDOWN([.$I$4];0));IF(MOD([.$I$3];7)=2;IF(35&lt;[.E5];ROUNDUP([.$I$4];0);ROUNDDOWN([.$I$4];0));IF(MOD([.$I$3];7)=3;IF(28&lt;[.E5];ROUNDUP([.$I$4];0);ROUNDDOWN([.$I$4];0));IF(MOD([.$I$3];7)=4;IF(21&lt;[.E5];ROUNDUP([.$I$4];0);ROUNDDOWN([.$I$4];0));IF(MOD([.$I$3];7)=5;IF(14&lt;[.E5];ROUNDUP([.$I$4];0);ROUNDDOWN([.$I$4];0));IF(MOD([.$I$3];7)=6;IF(7&lt;[.E5];ROUNDUP([.$I$4];0);ROUNDDOWN([.$I$4];0));ORG.LIBREOFFICE.RAWSUBTRACT([.$I$4];ROUNDDOWN([.$I$4];0)))))))))+[.E5]" office:value-type="float" office:value="63" calcext:value-type="float">
            <text:p>63</text:p>
          </table:table-cell>
          <table:table-cell table:style-name="ce37" table:formula="of:=IF(MOD([.$I$3];7)=0;ROUNDDOWN([.$I$4];0);IF(MOD([.$I$3];7)=1;IF(42&lt;[.F5];ROUNDUP([.$I$4];0);ROUNDDOWN([.$I$4];0));IF(MOD([.$I$3];7)=2;IF(35&lt;[.F5];ROUNDUP([.$I$4];0);ROUNDDOWN([.$I$4];0));IF(MOD([.$I$3];7)=3;IF(28&lt;[.F5];ROUNDUP([.$I$4];0);ROUNDDOWN([.$I$4];0));IF(MOD([.$I$3];7)=4;IF(21&lt;[.F5];ROUNDUP([.$I$4];0);ROUNDDOWN([.$I$4];0));IF(MOD([.$I$3];7)=5;IF(14&lt;[.F5];ROUNDUP([.$I$4];0);ROUNDDOWN([.$I$4];0));IF(MOD([.$I$3];7)=6;IF(7&lt;[.F5];ROUNDUP([.$I$4];0);ROUNDDOWN([.$I$4];0));ORG.LIBREOFFICE.RAWSUBTRACT([.$I$4];ROUNDDOWN([.$I$4];0)))))))))+[.F5]" office:value-type="float" office:value="69" calcext:value-type="float">
            <text:p>69</text:p>
          </table:table-cell>
          <table:table-cell table:style-name="ce37" table:formula="of:=IF(MOD([.$I$3];7)=0;ROUNDDOWN([.$I$4];0);IF(MOD([.$I$3];7)=1;IF(42&lt;[.G5];ROUNDUP([.$I$4];0);ROUNDDOWN([.$I$4];0));IF(MOD([.$I$3];7)=2;IF(35&lt;[.G5];ROUNDUP([.$I$4];0);ROUNDDOWN([.$I$4];0));IF(MOD([.$I$3];7)=3;IF(28&lt;[.G5];ROUNDUP([.$I$4];0);ROUNDDOWN([.$I$4];0));IF(MOD([.$I$3];7)=4;IF(21&lt;[.G5];ROUNDUP([.$I$4];0);ROUNDDOWN([.$I$4];0));IF(MOD([.$I$3];7)=5;IF(14&lt;[.G5];ROUNDUP([.$I$4];0);ROUNDDOWN([.$I$4];0));IF(MOD([.$I$3];7)=6;IF(7&lt;[.G5];ROUNDUP([.$I$4];0);ROUNDDOWN([.$I$4];0));ORG.LIBREOFFICE.RAWSUBTRACT([.$I$4];ROUNDDOWN([.$I$4];0)))))))))+[.G5]" office:value-type="float" office:value="75" calcext:value-type="float">
            <text:p>75</text:p>
          </table:table-cell>
          <table:table-cell table:style-name="ce37" table:formula="of:=IF(MOD([.$I$3];7)=0;ROUNDDOWN([.$I$4];0);IF(MOD([.$I$3];7)=1;IF(42&lt;[.H5];ROUNDUP([.$I$4];0);ROUNDDOWN([.$I$4];0));IF(MOD([.$I$3];7)=2;IF(35&lt;[.H5];ROUNDUP([.$I$4];0);ROUNDDOWN([.$I$4];0));IF(MOD([.$I$3];7)=3;IF(28&lt;[.H5];ROUNDUP([.$I$4];0);ROUNDDOWN([.$I$4];0));IF(MOD([.$I$3];7)=4;IF(21&lt;[.H5];ROUNDUP([.$I$4];0);ROUNDDOWN([.$I$4];0));IF(MOD([.$I$3];7)=5;IF(14&lt;[.H5];ROUNDUP([.$I$4];0);ROUNDDOWN([.$I$4];0));IF(MOD([.$I$3];7)=6;IF(7&lt;[.H5];ROUNDUP([.$I$4];0);ROUNDDOWN([.$I$4];0));ORG.LIBREOFFICE.RAWSUBTRACT([.$I$4];ROUNDDOWN([.$I$4];0)))))))))+[.H5]" office:value-type="float" office:value="81" calcext:value-type="float">
            <text:p>81</text:p>
          </table:table-cell>
          <table:table-cell table:style-name="ce38" table:formula="of:=SUM([.I12:.I12])" office:value-type="float" office:value="441" calcext:value-type="float">
            <text:p>441</text:p>
          </table:table-cell>
          <table:table-cell table:number-columns-repeated="1015"/>
        </table:table-row>
        <table:table-row table:style-name="ro1">
          <table:table-cell/>
          <table:table-cell table:style-name="ce37" table:formula="of:=IF(MOD([.$I$3];7)=0;ROUNDDOWN([.$I$4];0);IF(MOD([.$I$3];7)=1;IF(42&lt;[.B6];ROUNDUP([.$I$4];0);ROUNDDOWN([.$I$4];0));IF(MOD([.$I$3];7)=2;IF(35&lt;[.B6];ROUNDUP([.$I$4];0);ROUNDDOWN([.$I$4];0));IF(MOD([.$I$3];7)=3;IF(28&lt;[.B6];ROUNDUP([.$I$4];0);ROUNDDOWN([.$I$4];0));IF(MOD([.$I$3];7)=4;IF(21&lt;[.B6];ROUNDUP([.$I$4];0);ROUNDDOWN([.$I$4];0));IF(MOD([.$I$3];7)=5;IF(14&lt;[.B6];ROUNDUP([.$I$4];0);ROUNDDOWN([.$I$4];0));IF(MOD([.$I$3];7)=6;IF(7&lt;[.B6];ROUNDUP([.$I$4];0);ROUNDDOWN([.$I$4];0));ORG.LIBREOFFICE.RAWSUBTRACT([.$I$4];ROUNDDOWN([.$I$4];0)))))))))+[.B6]" office:value-type="float" office:value="86" calcext:value-type="float">
            <text:p>86</text:p>
          </table:table-cell>
          <table:table-cell table:style-name="ce37" table:formula="of:=IF(MOD([.$I$3];7)=0;ROUNDDOWN([.$I$4];0);IF(MOD([.$I$3];7)=1;IF(42&lt;[.C6];ROUNDUP([.$I$4];0);ROUNDDOWN([.$I$4];0));IF(MOD([.$I$3];7)=2;IF(35&lt;[.C6];ROUNDUP([.$I$4];0);ROUNDDOWN([.$I$4];0));IF(MOD([.$I$3];7)=3;IF(28&lt;[.C6];ROUNDUP([.$I$4];0);ROUNDDOWN([.$I$4];0));IF(MOD([.$I$3];7)=4;IF(21&lt;[.C6];ROUNDUP([.$I$4];0);ROUNDDOWN([.$I$4];0));IF(MOD([.$I$3];7)=5;IF(14&lt;[.C6];ROUNDUP([.$I$4];0);ROUNDDOWN([.$I$4];0));IF(MOD([.$I$3];7)=6;IF(7&lt;[.C6];ROUNDUP([.$I$4];0);ROUNDDOWN([.$I$4];0));ORG.LIBREOFFICE.RAWSUBTRACT([.$I$4];ROUNDDOWN([.$I$4];0)))))))))+[.C6]" office:value-type="float" office:value="43" calcext:value-type="float">
            <text:p>43</text:p>
          </table:table-cell>
          <table:table-cell table:style-name="ce37" table:formula="of:=IF(MOD([.$I$3];7)=0;ROUNDDOWN([.$I$4];0);IF(MOD([.$I$3];7)=1;IF(42&lt;[.D6];ROUNDUP([.$I$4];0);ROUNDDOWN([.$I$4];0));IF(MOD([.$I$3];7)=2;IF(35&lt;[.D6];ROUNDUP([.$I$4];0);ROUNDDOWN([.$I$4];0));IF(MOD([.$I$3];7)=3;IF(28&lt;[.D6];ROUNDUP([.$I$4];0);ROUNDDOWN([.$I$4];0));IF(MOD([.$I$3];7)=4;IF(21&lt;[.D6];ROUNDUP([.$I$4];0);ROUNDDOWN([.$I$4];0));IF(MOD([.$I$3];7)=5;IF(14&lt;[.D6];ROUNDUP([.$I$4];0);ROUNDDOWN([.$I$4];0));IF(MOD([.$I$3];7)=6;IF(7&lt;[.D6];ROUNDUP([.$I$4];0);ROUNDDOWN([.$I$4];0));ORG.LIBREOFFICE.RAWSUBTRACT([.$I$4];ROUNDDOWN([.$I$4];0)))))))))+[.D6]" office:value-type="float" office:value="49" calcext:value-type="float">
            <text:p>49</text:p>
          </table:table-cell>
          <table:table-cell table:style-name="ce37" table:formula="of:=IF(MOD([.$I$3];7)=0;ROUNDDOWN([.$I$4];0);IF(MOD([.$I$3];7)=1;IF(42&lt;[.E6];ROUNDUP([.$I$4];0);ROUNDDOWN([.$I$4];0));IF(MOD([.$I$3];7)=2;IF(35&lt;[.E6];ROUNDUP([.$I$4];0);ROUNDDOWN([.$I$4];0));IF(MOD([.$I$3];7)=3;IF(28&lt;[.E6];ROUNDUP([.$I$4];0);ROUNDDOWN([.$I$4];0));IF(MOD([.$I$3];7)=4;IF(21&lt;[.E6];ROUNDUP([.$I$4];0);ROUNDDOWN([.$I$4];0));IF(MOD([.$I$3];7)=5;IF(14&lt;[.E6];ROUNDUP([.$I$4];0);ROUNDDOWN([.$I$4];0));IF(MOD([.$I$3];7)=6;IF(7&lt;[.E6];ROUNDUP([.$I$4];0);ROUNDDOWN([.$I$4];0));ORG.LIBREOFFICE.RAWSUBTRACT([.$I$4];ROUNDDOWN([.$I$4];0)))))))))+[.E6]" office:value-type="float" office:value="55" calcext:value-type="float">
            <text:p>55</text:p>
          </table:table-cell>
          <table:table-cell table:style-name="ce37" table:formula="of:=IF(MOD([.$I$3];7)=0;ROUNDDOWN([.$I$4];0);IF(MOD([.$I$3];7)=1;IF(42&lt;[.F6];ROUNDUP([.$I$4];0);ROUNDDOWN([.$I$4];0));IF(MOD([.$I$3];7)=2;IF(35&lt;[.F6];ROUNDUP([.$I$4];0);ROUNDDOWN([.$I$4];0));IF(MOD([.$I$3];7)=3;IF(28&lt;[.F6];ROUNDUP([.$I$4];0);ROUNDDOWN([.$I$4];0));IF(MOD([.$I$3];7)=4;IF(21&lt;[.F6];ROUNDUP([.$I$4];0);ROUNDDOWN([.$I$4];0));IF(MOD([.$I$3];7)=5;IF(14&lt;[.F6];ROUNDUP([.$I$4];0);ROUNDDOWN([.$I$4];0));IF(MOD([.$I$3];7)=6;IF(7&lt;[.F6];ROUNDUP([.$I$4];0);ROUNDDOWN([.$I$4];0));ORG.LIBREOFFICE.RAWSUBTRACT([.$I$4];ROUNDDOWN([.$I$4];0)))))))))+[.F6]" office:value-type="float" office:value="61" calcext:value-type="float">
            <text:p>61</text:p>
          </table:table-cell>
          <table:table-cell table:style-name="ce37" table:formula="of:=IF(MOD([.$I$3];7)=0;ROUNDDOWN([.$I$4];0);IF(MOD([.$I$3];7)=1;IF(42&lt;[.G6];ROUNDUP([.$I$4];0);ROUNDDOWN([.$I$4];0));IF(MOD([.$I$3];7)=2;IF(35&lt;[.G6];ROUNDUP([.$I$4];0);ROUNDDOWN([.$I$4];0));IF(MOD([.$I$3];7)=3;IF(28&lt;[.G6];ROUNDUP([.$I$4];0);ROUNDDOWN([.$I$4];0));IF(MOD([.$I$3];7)=4;IF(21&lt;[.G6];ROUNDUP([.$I$4];0);ROUNDDOWN([.$I$4];0));IF(MOD([.$I$3];7)=5;IF(14&lt;[.G6];ROUNDUP([.$I$4];0);ROUNDDOWN([.$I$4];0));IF(MOD([.$I$3];7)=6;IF(7&lt;[.G6];ROUNDUP([.$I$4];0);ROUNDDOWN([.$I$4];0));ORG.LIBREOFFICE.RAWSUBTRACT([.$I$4];ROUNDDOWN([.$I$4];0)))))))))+[.G6]" office:value-type="float" office:value="67" calcext:value-type="float">
            <text:p>67</text:p>
          </table:table-cell>
          <table:table-cell table:style-name="ce37" table:formula="of:=IF(MOD([.$I$3];7)=0;ROUNDDOWN([.$I$4];0);IF(MOD([.$I$3];7)=1;IF(42&lt;[.H6];ROUNDUP([.$I$4];0);ROUNDDOWN([.$I$4];0));IF(MOD([.$I$3];7)=2;IF(35&lt;[.H6];ROUNDUP([.$I$4];0);ROUNDDOWN([.$I$4];0));IF(MOD([.$I$3];7)=3;IF(28&lt;[.H6];ROUNDUP([.$I$4];0);ROUNDDOWN([.$I$4];0));IF(MOD([.$I$3];7)=4;IF(21&lt;[.H6];ROUNDUP([.$I$4];0);ROUNDDOWN([.$I$4];0));IF(MOD([.$I$3];7)=5;IF(14&lt;[.H6];ROUNDUP([.$I$4];0);ROUNDDOWN([.$I$4];0));IF(MOD([.$I$3];7)=6;IF(7&lt;[.H6];ROUNDUP([.$I$4];0);ROUNDDOWN([.$I$4];0));ORG.LIBREOFFICE.RAWSUBTRACT([.$I$4];ROUNDDOWN([.$I$4];0)))))))))+[.H6]" office:value-type="float" office:value="80" calcext:value-type="float">
            <text:p>80</text:p>
          </table:table-cell>
          <table:table-cell table:style-name="ce38" table:formula="of:=SUM([.I13:.I13])" office:value-type="float" office:value="441" calcext:value-type="float">
            <text:p>441</text:p>
          </table:table-cell>
          <table:table-cell table:number-columns-repeated="1015"/>
        </table:table-row>
        <table:table-row table:style-name="ro1">
          <table:table-cell/>
          <table:table-cell table:style-name="ce37" table:formula="of:=IF(MOD([.$I$3];7)=0;ROUNDDOWN([.$I$4];0);IF(MOD([.$I$3];7)=1;IF(42&lt;[.B7];ROUNDUP([.$I$4];0);ROUNDDOWN([.$I$4];0));IF(MOD([.$I$3];7)=2;IF(35&lt;[.B7];ROUNDUP([.$I$4];0);ROUNDDOWN([.$I$4];0));IF(MOD([.$I$3];7)=3;IF(28&lt;[.B7];ROUNDUP([.$I$4];0);ROUNDDOWN([.$I$4];0));IF(MOD([.$I$3];7)=4;IF(21&lt;[.B7];ROUNDUP([.$I$4];0);ROUNDDOWN([.$I$4];0));IF(MOD([.$I$3];7)=5;IF(14&lt;[.B7];ROUNDUP([.$I$4];0);ROUNDDOWN([.$I$4];0));IF(MOD([.$I$3];7)=6;IF(7&lt;[.B7];ROUNDUP([.$I$4];0);ROUNDDOWN([.$I$4];0));ORG.LIBREOFFICE.RAWSUBTRACT([.$I$4];ROUNDDOWN([.$I$4];0)))))))))+[.B7]" office:value-type="float" office:value="78" calcext:value-type="float">
            <text:p>78</text:p>
          </table:table-cell>
          <table:table-cell table:style-name="ce37" table:formula="of:=IF(MOD([.$I$3];7)=0;ROUNDDOWN([.$I$4];0);IF(MOD([.$I$3];7)=1;IF(42&lt;[.C7];ROUNDUP([.$I$4];0);ROUNDDOWN([.$I$4];0));IF(MOD([.$I$3];7)=2;IF(35&lt;[.C7];ROUNDUP([.$I$4];0);ROUNDDOWN([.$I$4];0));IF(MOD([.$I$3];7)=3;IF(28&lt;[.C7];ROUNDUP([.$I$4];0);ROUNDDOWN([.$I$4];0));IF(MOD([.$I$3];7)=4;IF(21&lt;[.C7];ROUNDUP([.$I$4];0);ROUNDDOWN([.$I$4];0));IF(MOD([.$I$3];7)=5;IF(14&lt;[.C7];ROUNDUP([.$I$4];0);ROUNDDOWN([.$I$4];0));IF(MOD([.$I$3];7)=6;IF(7&lt;[.C7];ROUNDUP([.$I$4];0);ROUNDDOWN([.$I$4];0));ORG.LIBREOFFICE.RAWSUBTRACT([.$I$4];ROUNDDOWN([.$I$4];0)))))))))+[.C7]" office:value-type="float" office:value="84" calcext:value-type="float">
            <text:p>84</text:p>
          </table:table-cell>
          <table:table-cell table:style-name="ce37" table:formula="of:=IF(MOD([.$I$3];7)=0;ROUNDDOWN([.$I$4];0);IF(MOD([.$I$3];7)=1;IF(42&lt;[.D7];ROUNDUP([.$I$4];0);ROUNDDOWN([.$I$4];0));IF(MOD([.$I$3];7)=2;IF(35&lt;[.D7];ROUNDUP([.$I$4];0);ROUNDDOWN([.$I$4];0));IF(MOD([.$I$3];7)=3;IF(28&lt;[.D7];ROUNDUP([.$I$4];0);ROUNDDOWN([.$I$4];0));IF(MOD([.$I$3];7)=4;IF(21&lt;[.D7];ROUNDUP([.$I$4];0);ROUNDDOWN([.$I$4];0));IF(MOD([.$I$3];7)=5;IF(14&lt;[.D7];ROUNDUP([.$I$4];0);ROUNDDOWN([.$I$4];0));IF(MOD([.$I$3];7)=6;IF(7&lt;[.D7];ROUNDUP([.$I$4];0);ROUNDDOWN([.$I$4];0));ORG.LIBREOFFICE.RAWSUBTRACT([.$I$4];ROUNDDOWN([.$I$4];0)))))))))+[.D7]" office:value-type="float" office:value="41" calcext:value-type="float">
            <text:p>41</text:p>
          </table:table-cell>
          <table:table-cell table:style-name="ce37" table:formula="of:=IF(MOD([.$I$3];7)=0;ROUNDDOWN([.$I$4];0);IF(MOD([.$I$3];7)=1;IF(42&lt;[.E7];ROUNDUP([.$I$4];0);ROUNDDOWN([.$I$4];0));IF(MOD([.$I$3];7)=2;IF(35&lt;[.E7];ROUNDUP([.$I$4];0);ROUNDDOWN([.$I$4];0));IF(MOD([.$I$3];7)=3;IF(28&lt;[.E7];ROUNDUP([.$I$4];0);ROUNDDOWN([.$I$4];0));IF(MOD([.$I$3];7)=4;IF(21&lt;[.E7];ROUNDUP([.$I$4];0);ROUNDDOWN([.$I$4];0));IF(MOD([.$I$3];7)=5;IF(14&lt;[.E7];ROUNDUP([.$I$4];0);ROUNDDOWN([.$I$4];0));IF(MOD([.$I$3];7)=6;IF(7&lt;[.E7];ROUNDUP([.$I$4];0);ROUNDDOWN([.$I$4];0));ORG.LIBREOFFICE.RAWSUBTRACT([.$I$4];ROUNDDOWN([.$I$4];0)))))))))+[.E7]" office:value-type="float" office:value="47" calcext:value-type="float">
            <text:p>47</text:p>
          </table:table-cell>
          <table:table-cell table:style-name="ce37" table:formula="of:=IF(MOD([.$I$3];7)=0;ROUNDDOWN([.$I$4];0);IF(MOD([.$I$3];7)=1;IF(42&lt;[.F7];ROUNDUP([.$I$4];0);ROUNDDOWN([.$I$4];0));IF(MOD([.$I$3];7)=2;IF(35&lt;[.F7];ROUNDUP([.$I$4];0);ROUNDDOWN([.$I$4];0));IF(MOD([.$I$3];7)=3;IF(28&lt;[.F7];ROUNDUP([.$I$4];0);ROUNDDOWN([.$I$4];0));IF(MOD([.$I$3];7)=4;IF(21&lt;[.F7];ROUNDUP([.$I$4];0);ROUNDDOWN([.$I$4];0));IF(MOD([.$I$3];7)=5;IF(14&lt;[.F7];ROUNDUP([.$I$4];0);ROUNDDOWN([.$I$4];0));IF(MOD([.$I$3];7)=6;IF(7&lt;[.F7];ROUNDUP([.$I$4];0);ROUNDDOWN([.$I$4];0));ORG.LIBREOFFICE.RAWSUBTRACT([.$I$4];ROUNDDOWN([.$I$4];0)))))))))+[.F7]" office:value-type="float" office:value="53" calcext:value-type="float">
            <text:p>53</text:p>
          </table:table-cell>
          <table:table-cell table:style-name="ce37" table:formula="of:=IF(MOD([.$I$3];7)=0;ROUNDDOWN([.$I$4];0);IF(MOD([.$I$3];7)=1;IF(42&lt;[.G7];ROUNDUP([.$I$4];0);ROUNDDOWN([.$I$4];0));IF(MOD([.$I$3];7)=2;IF(35&lt;[.G7];ROUNDUP([.$I$4];0);ROUNDDOWN([.$I$4];0));IF(MOD([.$I$3];7)=3;IF(28&lt;[.G7];ROUNDUP([.$I$4];0);ROUNDDOWN([.$I$4];0));IF(MOD([.$I$3];7)=4;IF(21&lt;[.G7];ROUNDUP([.$I$4];0);ROUNDDOWN([.$I$4];0));IF(MOD([.$I$3];7)=5;IF(14&lt;[.G7];ROUNDUP([.$I$4];0);ROUNDDOWN([.$I$4];0));IF(MOD([.$I$3];7)=6;IF(7&lt;[.G7];ROUNDUP([.$I$4];0);ROUNDDOWN([.$I$4];0));ORG.LIBREOFFICE.RAWSUBTRACT([.$I$4];ROUNDDOWN([.$I$4];0)))))))))+[.G7]" office:value-type="float" office:value="66" calcext:value-type="float">
            <text:p>66</text:p>
          </table:table-cell>
          <table:table-cell table:style-name="ce37" table:formula="of:=IF(MOD([.$I$3];7)=0;ROUNDDOWN([.$I$4];0);IF(MOD([.$I$3];7)=1;IF(42&lt;[.H7];ROUNDUP([.$I$4];0);ROUNDDOWN([.$I$4];0));IF(MOD([.$I$3];7)=2;IF(35&lt;[.H7];ROUNDUP([.$I$4];0);ROUNDDOWN([.$I$4];0));IF(MOD([.$I$3];7)=3;IF(28&lt;[.H7];ROUNDUP([.$I$4];0);ROUNDDOWN([.$I$4];0));IF(MOD([.$I$3];7)=4;IF(21&lt;[.H7];ROUNDUP([.$I$4];0);ROUNDDOWN([.$I$4];0));IF(MOD([.$I$3];7)=5;IF(14&lt;[.H7];ROUNDUP([.$I$4];0);ROUNDDOWN([.$I$4];0));IF(MOD([.$I$3];7)=6;IF(7&lt;[.H7];ROUNDUP([.$I$4];0);ROUNDDOWN([.$I$4];0));ORG.LIBREOFFICE.RAWSUBTRACT([.$I$4];ROUNDDOWN([.$I$4];0)))))))))+[.H7]" office:value-type="float" office:value="72" calcext:value-type="float">
            <text:p>72</text:p>
          </table:table-cell>
          <table:table-cell table:style-name="ce38" table:formula="of:=SUM([.I14:.I14])" office:value-type="float" office:value="441" calcext:value-type="float">
            <text:p>441</text:p>
          </table:table-cell>
          <table:table-cell table:number-columns-repeated="1015"/>
        </table:table-row>
        <table:table-row table:style-name="ro1">
          <table:table-cell/>
          <table:table-cell table:style-name="ce37" table:formula="of:=IF(MOD([.$I$3];7)=0;ROUNDDOWN([.$I$4];0);IF(MOD([.$I$3];7)=1;IF(42&lt;[.B8];ROUNDUP([.$I$4];0);ROUNDDOWN([.$I$4];0));IF(MOD([.$I$3];7)=2;IF(35&lt;[.B8];ROUNDUP([.$I$4];0);ROUNDDOWN([.$I$4];0));IF(MOD([.$I$3];7)=3;IF(28&lt;[.B8];ROUNDUP([.$I$4];0);ROUNDDOWN([.$I$4];0));IF(MOD([.$I$3];7)=4;IF(21&lt;[.B8];ROUNDUP([.$I$4];0);ROUNDDOWN([.$I$4];0));IF(MOD([.$I$3];7)=5;IF(14&lt;[.B8];ROUNDUP([.$I$4];0);ROUNDDOWN([.$I$4];0));IF(MOD([.$I$3];7)=6;IF(7&lt;[.B8];ROUNDUP([.$I$4];0);ROUNDDOWN([.$I$4];0));ORG.LIBREOFFICE.RAWSUBTRACT([.$I$4];ROUNDDOWN([.$I$4];0)))))))))+[.B8]" office:value-type="float" office:value="70" calcext:value-type="float">
            <text:p>70</text:p>
          </table:table-cell>
          <table:table-cell table:style-name="ce37" table:formula="of:=IF(MOD([.$I$3];7)=0;ROUNDDOWN([.$I$4];0);IF(MOD([.$I$3];7)=1;IF(42&lt;[.C8];ROUNDUP([.$I$4];0);ROUNDDOWN([.$I$4];0));IF(MOD([.$I$3];7)=2;IF(35&lt;[.C8];ROUNDUP([.$I$4];0);ROUNDDOWN([.$I$4];0));IF(MOD([.$I$3];7)=3;IF(28&lt;[.C8];ROUNDUP([.$I$4];0);ROUNDDOWN([.$I$4];0));IF(MOD([.$I$3];7)=4;IF(21&lt;[.C8];ROUNDUP([.$I$4];0);ROUNDDOWN([.$I$4];0));IF(MOD([.$I$3];7)=5;IF(14&lt;[.C8];ROUNDUP([.$I$4];0);ROUNDDOWN([.$I$4];0));IF(MOD([.$I$3];7)=6;IF(7&lt;[.C8];ROUNDUP([.$I$4];0);ROUNDDOWN([.$I$4];0));ORG.LIBREOFFICE.RAWSUBTRACT([.$I$4];ROUNDDOWN([.$I$4];0)))))))))+[.C8]" office:value-type="float" office:value="76" calcext:value-type="float">
            <text:p>76</text:p>
          </table:table-cell>
          <table:table-cell table:style-name="ce37" table:formula="of:=IF(MOD([.$I$3];7)=0;ROUNDDOWN([.$I$4];0);IF(MOD([.$I$3];7)=1;IF(42&lt;[.D8];ROUNDUP([.$I$4];0);ROUNDDOWN([.$I$4];0));IF(MOD([.$I$3];7)=2;IF(35&lt;[.D8];ROUNDUP([.$I$4];0);ROUNDDOWN([.$I$4];0));IF(MOD([.$I$3];7)=3;IF(28&lt;[.D8];ROUNDUP([.$I$4];0);ROUNDDOWN([.$I$4];0));IF(MOD([.$I$3];7)=4;IF(21&lt;[.D8];ROUNDUP([.$I$4];0);ROUNDDOWN([.$I$4];0));IF(MOD([.$I$3];7)=5;IF(14&lt;[.D8];ROUNDUP([.$I$4];0);ROUNDDOWN([.$I$4];0));IF(MOD([.$I$3];7)=6;IF(7&lt;[.D8];ROUNDUP([.$I$4];0);ROUNDDOWN([.$I$4];0));ORG.LIBREOFFICE.RAWSUBTRACT([.$I$4];ROUNDDOWN([.$I$4];0)))))))))+[.D8]" office:value-type="float" office:value="82" calcext:value-type="float">
            <text:p>82</text:p>
          </table:table-cell>
          <table:table-cell table:style-name="ce37" table:formula="of:=IF(MOD([.$I$3];7)=0;ROUNDDOWN([.$I$4];0);IF(MOD([.$I$3];7)=1;IF(42&lt;[.E8];ROUNDUP([.$I$4];0);ROUNDDOWN([.$I$4];0));IF(MOD([.$I$3];7)=2;IF(35&lt;[.E8];ROUNDUP([.$I$4];0);ROUNDDOWN([.$I$4];0));IF(MOD([.$I$3];7)=3;IF(28&lt;[.E8];ROUNDUP([.$I$4];0);ROUNDDOWN([.$I$4];0));IF(MOD([.$I$3];7)=4;IF(21&lt;[.E8];ROUNDUP([.$I$4];0);ROUNDDOWN([.$I$4];0));IF(MOD([.$I$3];7)=5;IF(14&lt;[.E8];ROUNDUP([.$I$4];0);ROUNDDOWN([.$I$4];0));IF(MOD([.$I$3];7)=6;IF(7&lt;[.E8];ROUNDUP([.$I$4];0);ROUNDDOWN([.$I$4];0));ORG.LIBREOFFICE.RAWSUBTRACT([.$I$4];ROUNDDOWN([.$I$4];0)))))))))+[.E8]" office:value-type="float" office:value="39" calcext:value-type="float">
            <text:p>39</text:p>
          </table:table-cell>
          <table:table-cell table:style-name="ce37" table:formula="of:=IF(MOD([.$I$3];7)=0;ROUNDDOWN([.$I$4];0);IF(MOD([.$I$3];7)=1;IF(42&lt;[.F8];ROUNDUP([.$I$4];0);ROUNDDOWN([.$I$4];0));IF(MOD([.$I$3];7)=2;IF(35&lt;[.F8];ROUNDUP([.$I$4];0);ROUNDDOWN([.$I$4];0));IF(MOD([.$I$3];7)=3;IF(28&lt;[.F8];ROUNDUP([.$I$4];0);ROUNDDOWN([.$I$4];0));IF(MOD([.$I$3];7)=4;IF(21&lt;[.F8];ROUNDUP([.$I$4];0);ROUNDDOWN([.$I$4];0));IF(MOD([.$I$3];7)=5;IF(14&lt;[.F8];ROUNDUP([.$I$4];0);ROUNDDOWN([.$I$4];0));IF(MOD([.$I$3];7)=6;IF(7&lt;[.F8];ROUNDUP([.$I$4];0);ROUNDDOWN([.$I$4];0));ORG.LIBREOFFICE.RAWSUBTRACT([.$I$4];ROUNDDOWN([.$I$4];0)))))))))+[.F8]" office:value-type="float" office:value="52" calcext:value-type="float">
            <text:p>52</text:p>
          </table:table-cell>
          <table:table-cell table:style-name="ce37" table:formula="of:=IF(MOD([.$I$3];7)=0;ROUNDDOWN([.$I$4];0);IF(MOD([.$I$3];7)=1;IF(42&lt;[.G8];ROUNDUP([.$I$4];0);ROUNDDOWN([.$I$4];0));IF(MOD([.$I$3];7)=2;IF(35&lt;[.G8];ROUNDUP([.$I$4];0);ROUNDDOWN([.$I$4];0));IF(MOD([.$I$3];7)=3;IF(28&lt;[.G8];ROUNDUP([.$I$4];0);ROUNDDOWN([.$I$4];0));IF(MOD([.$I$3];7)=4;IF(21&lt;[.G8];ROUNDUP([.$I$4];0);ROUNDDOWN([.$I$4];0));IF(MOD([.$I$3];7)=5;IF(14&lt;[.G8];ROUNDUP([.$I$4];0);ROUNDDOWN([.$I$4];0));IF(MOD([.$I$3];7)=6;IF(7&lt;[.G8];ROUNDUP([.$I$4];0);ROUNDDOWN([.$I$4];0));ORG.LIBREOFFICE.RAWSUBTRACT([.$I$4];ROUNDDOWN([.$I$4];0)))))))))+[.G8]" office:value-type="float" office:value="58" calcext:value-type="float">
            <text:p>58</text:p>
          </table:table-cell>
          <table:table-cell table:style-name="ce37" table:formula="of:=IF(MOD([.$I$3];7)=0;ROUNDDOWN([.$I$4];0);IF(MOD([.$I$3];7)=1;IF(42&lt;[.H8];ROUNDUP([.$I$4];0);ROUNDDOWN([.$I$4];0));IF(MOD([.$I$3];7)=2;IF(35&lt;[.H8];ROUNDUP([.$I$4];0);ROUNDDOWN([.$I$4];0));IF(MOD([.$I$3];7)=3;IF(28&lt;[.H8];ROUNDUP([.$I$4];0);ROUNDDOWN([.$I$4];0));IF(MOD([.$I$3];7)=4;IF(21&lt;[.H8];ROUNDUP([.$I$4];0);ROUNDDOWN([.$I$4];0));IF(MOD([.$I$3];7)=5;IF(14&lt;[.H8];ROUNDUP([.$I$4];0);ROUNDDOWN([.$I$4];0));IF(MOD([.$I$3];7)=6;IF(7&lt;[.H8];ROUNDUP([.$I$4];0);ROUNDDOWN([.$I$4];0));ORG.LIBREOFFICE.RAWSUBTRACT([.$I$4];ROUNDDOWN([.$I$4];0)))))))))+[.H8]" office:value-type="float" office:value="64" calcext:value-type="float">
            <text:p>64</text:p>
          </table:table-cell>
          <table:table-cell table:style-name="ce38" table:formula="of:=SUM([.I15:.I15])" office:value-type="float" office:value="441" calcext:value-type="float">
            <text:p>441</text:p>
          </table:table-cell>
          <table:table-cell table:number-columns-repeated="1015"/>
        </table:table-row>
        <table:table-row table:style-name="ro1">
          <table:table-cell/>
          <table:table-cell table:style-name="ce38" table:formula="of:=SUM([.B10:.B16])" office:value-type="float" office:value="441" calcext:value-type="float">
            <text:p>441</text:p>
          </table:table-cell>
          <table:table-cell table:style-name="ce38" table:formula="of:=SUM([.C10:.C16])" office:value-type="float" office:value="441" calcext:value-type="float">
            <text:p>441</text:p>
          </table:table-cell>
          <table:table-cell table:style-name="ce38" table:formula="of:=SUM([.D10:.D16])" office:value-type="float" office:value="441" calcext:value-type="float">
            <text:p>441</text:p>
          </table:table-cell>
          <table:table-cell table:style-name="ce38" table:formula="of:=SUM([.E10:.E16])" office:value-type="float" office:value="441" calcext:value-type="float">
            <text:p>441</text:p>
          </table:table-cell>
          <table:table-cell table:style-name="ce38" table:formula="of:=SUM([.F10:.F16])" office:value-type="float" office:value="441" calcext:value-type="float">
            <text:p>441</text:p>
          </table:table-cell>
          <table:table-cell table:style-name="ce38" table:formula="of:=SUM([.G10:.G16])" office:value-type="float" office:value="441" calcext:value-type="float">
            <text:p>441</text:p>
          </table:table-cell>
          <table:table-cell table:style-name="ce38" table:formula="of:=SUM([.H10:.H16])" office:value-type="float" office:value="441" calcext:value-type="float">
            <text:p>441</text:p>
          </table:table-cell>
          <table:table-cell table:style-name="ce38" table:formula="of:=[.H16]+[.G15]+[.F14]+[.E13]+[.D12]+[.C11]+[.B10]" office:value-type="float" office:value="441" calcext:value-type="float">
            <text:p>441</text:p>
          </table:table-cell>
          <table:table-cell table:number-columns-repeated="1015"/>
        </table:table-row>
        <table:table-row table:style-name="ro1">
          <table:table-cell table:number-columns-repeated="1024"/>
        </table:table-row>
        <table:table-row table:style-name="ro2">
          <table:table-cell/>
          <table:table-cell table:style-name="ce39" table:formula="of:=NUMBERS2ARAB([.B10])" office:value-type="string" office:string-value="٦٢" calcext:value-type="string">
            <text:p>٦٢</text:p>
          </table:table-cell>
          <table:table-cell table:style-name="ce40" table:formula="of:=NUMBERS2ARAB([.C10])" office:value-type="string" office:string-value="٦٨" calcext:value-type="string">
            <text:p>٦٨</text:p>
          </table:table-cell>
          <table:table-cell table:style-name="ce39" table:formula="of:=NUMBERS2ARAB([.D10])" office:value-type="string" office:string-value="٧٤" calcext:value-type="string">
            <text:p>٧٤</text:p>
          </table:table-cell>
          <table:table-cell table:style-name="ce40" table:formula="of:=NUMBERS2ARAB([.E10])" office:value-type="string" office:string-value="٨٧" calcext:value-type="string">
            <text:p>٨٧</text:p>
          </table:table-cell>
          <table:table-cell table:style-name="ce39" table:formula="of:=NUMBERS2ARAB([.F10])" office:value-type="string" office:string-value="٤٤" calcext:value-type="string">
            <text:p>٤٤</text:p>
          </table:table-cell>
          <table:table-cell table:style-name="ce40" table:formula="of:=NUMBERS2ARAB([.G10])" office:value-type="string" office:string-value="٥٠" calcext:value-type="string">
            <text:p>٥٠</text:p>
          </table:table-cell>
          <table:table-cell table:style-name="ce39" table:formula="of:=NUMBERS2ARAB([.H10])" office:value-type="string" office:string-value="٥٦" calcext:value-type="string">
            <text:p>٥٦</text:p>
          </table:table-cell>
          <table:table-cell table:number-columns-repeated="1016"/>
        </table:table-row>
        <table:table-row table:style-name="ro2">
          <table:table-cell/>
          <table:table-cell table:style-name="ce40" table:formula="of:=NUMBERS2ARAB([.B11])" office:value-type="string" office:string-value="٥٤" calcext:value-type="string">
            <text:p>٥٤</text:p>
          </table:table-cell>
          <table:table-cell table:style-name="ce39" table:formula="of:=NUMBERS2ARAB([.C11])" office:value-type="string" office:string-value="٦٠" calcext:value-type="string">
            <text:p>٦٠</text:p>
          </table:table-cell>
          <table:table-cell table:style-name="ce40" table:formula="of:=NUMBERS2ARAB([.D11])" office:value-type="string" office:string-value="٧٣" calcext:value-type="string">
            <text:p>٧٣</text:p>
          </table:table-cell>
          <table:table-cell table:style-name="ce39" table:formula="of:=NUMBERS2ARAB([.E11])" office:value-type="string" office:string-value="٧٩" calcext:value-type="string">
            <text:p>٧٩</text:p>
          </table:table-cell>
          <table:table-cell table:style-name="ce40" table:formula="of:=NUMBERS2ARAB([.F11])" office:value-type="string" office:string-value="٨٥" calcext:value-type="string">
            <text:p>٨٥</text:p>
          </table:table-cell>
          <table:table-cell table:style-name="ce39" table:formula="of:=NUMBERS2ARAB([.G11])" office:value-type="string" office:string-value="٤٢" calcext:value-type="string">
            <text:p>٤٢</text:p>
          </table:table-cell>
          <table:table-cell table:style-name="ce40" table:formula="of:=NUMBERS2ARAB([.H11])" office:value-type="string" office:string-value="٤٨" calcext:value-type="string">
            <text:p>٤٨</text:p>
          </table:table-cell>
          <table:table-cell table:number-columns-repeated="1016"/>
        </table:table-row>
        <table:table-row table:style-name="ro2">
          <table:table-cell/>
          <table:table-cell table:style-name="ce39" table:formula="of:=NUMBERS2ARAB([.B12])" office:value-type="string" office:string-value="٤٦" calcext:value-type="string">
            <text:p>٤٦</text:p>
          </table:table-cell>
          <table:table-cell table:style-name="ce40" table:formula="of:=NUMBERS2ARAB([.C12])" office:value-type="string" office:string-value="٥٩" calcext:value-type="string">
            <text:p>٥٩</text:p>
          </table:table-cell>
          <table:table-cell table:style-name="ce39" table:formula="of:=NUMBERS2ARAB([.D12])" office:value-type="string" office:string-value="٦٥" calcext:value-type="string">
            <text:p>٦٥</text:p>
          </table:table-cell>
          <table:table-cell table:style-name="ce40" table:formula="of:=NUMBERS2ARAB([.E12])" office:value-type="string" office:string-value="٧١" calcext:value-type="string">
            <text:p>٧١</text:p>
          </table:table-cell>
          <table:table-cell table:style-name="ce39" table:formula="of:=NUMBERS2ARAB([.F12])" office:value-type="string" office:string-value="٧٧" calcext:value-type="string">
            <text:p>٧٧</text:p>
          </table:table-cell>
          <table:table-cell table:style-name="ce40" table:formula="of:=NUMBERS2ARAB([.G12])" office:value-type="string" office:string-value="٨٣" calcext:value-type="string">
            <text:p>٨٣</text:p>
          </table:table-cell>
          <table:table-cell table:style-name="ce39" table:formula="of:=NUMBERS2ARAB([.H12])" office:value-type="string" office:string-value="٤٠" calcext:value-type="string">
            <text:p>٤٠</text:p>
          </table:table-cell>
          <table:table-cell table:number-columns-repeated="1016"/>
        </table:table-row>
        <table:table-row table:style-name="ro2">
          <table:table-cell/>
          <table:table-cell table:style-name="ce40" table:formula="of:=NUMBERS2ARAB([.B13])" office:value-type="string" office:string-value="٤٥" calcext:value-type="string">
            <text:p>٤٥</text:p>
          </table:table-cell>
          <table:table-cell table:style-name="ce39" table:formula="of:=NUMBERS2ARAB([.C13])" office:value-type="string" office:string-value="٥١" calcext:value-type="string">
            <text:p>٥١</text:p>
          </table:table-cell>
          <table:table-cell table:style-name="ce40" table:formula="of:=NUMBERS2ARAB([.D13])" office:value-type="string" office:string-value="٥٧" calcext:value-type="string">
            <text:p>٥٧</text:p>
          </table:table-cell>
          <table:table-cell table:style-name="ce39" table:formula="of:=NUMBERS2ARAB([.E13])" office:value-type="string" office:string-value="٦٣" calcext:value-type="string">
            <text:p>٦٣</text:p>
          </table:table-cell>
          <table:table-cell table:style-name="ce40" table:formula="of:=NUMBERS2ARAB([.F13])" office:value-type="string" office:string-value="٦٩" calcext:value-type="string">
            <text:p>٦٩</text:p>
          </table:table-cell>
          <table:table-cell table:style-name="ce39" table:formula="of:=NUMBERS2ARAB([.G13])" office:value-type="string" office:string-value="٧٥" calcext:value-type="string">
            <text:p>٧٥</text:p>
          </table:table-cell>
          <table:table-cell table:style-name="ce40" table:formula="of:=NUMBERS2ARAB([.H13])" office:value-type="string" office:string-value="٨١" calcext:value-type="string">
            <text:p>٨١</text:p>
          </table:table-cell>
          <table:table-cell table:number-columns-repeated="1016"/>
        </table:table-row>
        <table:table-row table:style-name="ro2">
          <table:table-cell/>
          <table:table-cell table:style-name="ce39" table:formula="of:=NUMBERS2ARAB([.B14])" office:value-type="string" office:string-value="٨٦" calcext:value-type="string">
            <text:p>٨٦</text:p>
          </table:table-cell>
          <table:table-cell table:style-name="ce40" table:formula="of:=NUMBERS2ARAB([.C14])" office:value-type="string" office:string-value="٤٣" calcext:value-type="string">
            <text:p>٤٣</text:p>
          </table:table-cell>
          <table:table-cell table:style-name="ce39" table:formula="of:=NUMBERS2ARAB([.D14])" office:value-type="string" office:string-value="٤٩" calcext:value-type="string">
            <text:p>٤٩</text:p>
          </table:table-cell>
          <table:table-cell table:style-name="ce40" table:formula="of:=NUMBERS2ARAB([.E14])" office:value-type="string" office:string-value="٥٥" calcext:value-type="string">
            <text:p>٥٥</text:p>
          </table:table-cell>
          <table:table-cell table:style-name="ce39" table:formula="of:=NUMBERS2ARAB([.F14])" office:value-type="string" office:string-value="٦١" calcext:value-type="string">
            <text:p>٦١</text:p>
          </table:table-cell>
          <table:table-cell table:style-name="ce40" table:formula="of:=NUMBERS2ARAB([.G14])" office:value-type="string" office:string-value="٦٧" calcext:value-type="string">
            <text:p>٦٧</text:p>
          </table:table-cell>
          <table:table-cell table:style-name="ce39" table:formula="of:=NUMBERS2ARAB([.H14])" office:value-type="string" office:string-value="٨٠" calcext:value-type="string">
            <text:p>٨٠</text:p>
          </table:table-cell>
          <table:table-cell table:number-columns-repeated="1016"/>
        </table:table-row>
        <table:table-row table:style-name="ro2">
          <table:table-cell/>
          <table:table-cell table:style-name="ce40" table:formula="of:=NUMBERS2ARAB([.B15])" office:value-type="string" office:string-value="٧٨" calcext:value-type="string">
            <text:p>٧٨</text:p>
          </table:table-cell>
          <table:table-cell table:style-name="ce39" table:formula="of:=NUMBERS2ARAB([.C15])" office:value-type="string" office:string-value="٨٤" calcext:value-type="string">
            <text:p>٨٤</text:p>
          </table:table-cell>
          <table:table-cell table:style-name="ce40" table:formula="of:=NUMBERS2ARAB([.D15])" office:value-type="string" office:string-value="٤١" calcext:value-type="string">
            <text:p>٤١</text:p>
          </table:table-cell>
          <table:table-cell table:style-name="ce39" table:formula="of:=NUMBERS2ARAB([.E15])" office:value-type="string" office:string-value="٤٧" calcext:value-type="string">
            <text:p>٤٧</text:p>
          </table:table-cell>
          <table:table-cell table:style-name="ce40" table:formula="of:=NUMBERS2ARAB([.F15])" office:value-type="string" office:string-value="٥٣" calcext:value-type="string">
            <text:p>٥٣</text:p>
          </table:table-cell>
          <table:table-cell table:style-name="ce39" table:formula="of:=NUMBERS2ARAB([.G15])" office:value-type="string" office:string-value="٦٦" calcext:value-type="string">
            <text:p>٦٦</text:p>
          </table:table-cell>
          <table:table-cell table:style-name="ce40" table:formula="of:=NUMBERS2ARAB([.H15])" office:value-type="string" office:string-value="٧٢" calcext:value-type="string">
            <text:p>٧٢</text:p>
          </table:table-cell>
          <table:table-cell table:number-columns-repeated="1016"/>
        </table:table-row>
        <table:table-row table:style-name="ro2">
          <table:table-cell/>
          <table:table-cell table:style-name="ce39" table:formula="of:=NUMBERS2ARAB([.B16])" office:value-type="string" office:string-value="٧٠" calcext:value-type="string">
            <text:p>٧٠</text:p>
          </table:table-cell>
          <table:table-cell table:style-name="ce40" table:formula="of:=NUMBERS2ARAB([.C16])" office:value-type="string" office:string-value="٧٦" calcext:value-type="string">
            <text:p>٧٦</text:p>
          </table:table-cell>
          <table:table-cell table:style-name="ce39" table:formula="of:=NUMBERS2ARAB([.D16])" office:value-type="string" office:string-value="٨٢" calcext:value-type="string">
            <text:p>٨٢</text:p>
          </table:table-cell>
          <table:table-cell table:style-name="ce40" table:formula="of:=NUMBERS2ARAB([.E16])" office:value-type="string" office:string-value="٣٩" calcext:value-type="string">
            <text:p>٣٩</text:p>
          </table:table-cell>
          <table:table-cell table:style-name="ce39" table:formula="of:=NUMBERS2ARAB([.F16])" office:value-type="string" office:string-value="٥٢" calcext:value-type="string">
            <text:p>٥٢</text:p>
          </table:table-cell>
          <table:table-cell table:style-name="ce40" table:formula="of:=NUMBERS2ARAB([.G16])" office:value-type="string" office:string-value="٥٨" calcext:value-type="string">
            <text:p>٥٨</text:p>
          </table:table-cell>
          <table:table-cell table:style-name="ce39" table:formula="of:=NUMBERS2ARAB([.H16])" office:value-type="string" office:string-value="٦٤" calcext:value-type="string">
            <text:p>٦٤</text:p>
          </table:table-cell>
          <table:table-cell table:number-columns-repeated="1016"/>
        </table:table-row>
        <table:table-row table:style-name="ro1" table:number-rows-repeated="1048550">
          <table:table-cell table:number-columns-repeated="1024"/>
        </table:table-row>
        <table:table-row table:style-name="ro1">
          <table:table-cell table:number-columns-repeated="1024"/>
        </table:table-row>
        <calcext:conditional-formats>
          <calcext:conditional-format calcext:target-range-address="7x7.I9:7x7.I17 7x7.B17:7x7.H17">
            <calcext:condition calcext:apply-style-name="Good" calcext:value="=VALUE(ABJAD([.$J$1];1;1))" calcext:base-cell-address="7x7.B9"/>
            <calcext:condition calcext:apply-style-name="Bad" calcext:value="!=VALUE(ABJAD([.$J$1];1;1))" calcext:base-cell-address="7x7.B9"/>
          </calcext:conditional-format>
          <calcext:conditional-format calcext:target-range-address="7x7.I3:7x7.I3">
            <calcext:condition calcext:apply-style-name="Good" calcext:value="&gt;=0" calcext:base-cell-address="7x7.I3"/>
            <calcext:condition calcext:apply-style-name="Bad" calcext:value="&lt;0" calcext:base-cell-address="7x7.I3"/>
          </calcext:conditional-format>
        </calcext:conditional-formats>
      </table:table>
      <table:table table:name="6x6" table:style-name="ta1">
        <table:table-column table:style-name="co8" table:default-cell-style-name="ce43"/>
        <table:table-column table:style-name="co2" table:number-columns-repeated="6" table:default-cell-style-name="ce13"/>
        <table:table-column table:style-name="co9" table:default-cell-style-name="ce13"/>
        <table:table-column table:style-name="co4" table:number-columns-repeated="3" table:default-cell-style-name="ce13"/>
        <table:table-column table:style-name="co5" table:number-columns-repeated="1013" table:default-cell-style-name="ce13"/>
        <table:table-row table:style-name="ro1">
          <table:table-cell/>
          <table:table-cell table:style-name="ce43" office:value-type="float" office:value="1" calcext:value-type="float">
            <text:p>1</text:p>
          </table:table-cell>
          <table:table-cell table:style-name="ce43" office:value-type="float" office:value="2" calcext:value-type="float">
            <text:p>2</text:p>
          </table:table-cell>
          <table:table-cell table:style-name="ce43" office:value-type="float" office:value="3" calcext:value-type="float">
            <text:p>3</text:p>
          </table:table-cell>
          <table:table-cell table:style-name="ce43" office:value-type="float" office:value="4" calcext:value-type="float">
            <text:p>4</text:p>
          </table:table-cell>
          <table:table-cell table:style-name="ce43" office:value-type="float" office:value="5" calcext:value-type="float">
            <text:p>5</text:p>
          </table:table-cell>
          <table:table-cell table:style-name="ce43" office:value-type="float" office:value="6" calcext:value-type="float">
            <text:p>6</text:p>
          </table:table-cell>
          <table:table-cell table:style-name="Default"/>
          <table:table-cell table:style-name="ce34" table:content-validation-name="val4" office:value-type="string" calcext:value-type="string">
            <text:p>تام</text:p>
          </table:table-cell>
          <table:table-cell table:style-name="ce43" table:formula="of:=VALUE(ABJAD([.$I$1];1;1))" office:value-type="float" office:value="441" calcext:value-type="float">
            <text:p>441</text:p>
          </table:table-cell>
          <table:table-cell table:style-name="ce43" table:number-columns-repeated="1014"/>
        </table:table-row>
        <table:table-row table:style-name="ro1">
          <table:table-cell office:value-type="float" office:value="6" calcext:value-type="float">
            <text:p>6</text:p>
          </table:table-cell>
          <table:table-cell table:style-name="ce44" office:value-type="float" office:value="4" calcext:value-type="float">
            <text:p>4</text:p>
          </table:table-cell>
          <table:table-cell table:style-name="ce44" office:value-type="float" office:value="10" calcext:value-type="float">
            <text:p>10</text:p>
          </table:table-cell>
          <table:table-cell table:style-name="ce44" office:value-type="float" office:value="30" calcext:value-type="float">
            <text:p>30</text:p>
          </table:table-cell>
          <table:table-cell table:style-name="ce44" office:value-type="float" office:value="31" calcext:value-type="float">
            <text:p>31</text:p>
          </table:table-cell>
          <table:table-cell table:style-name="ce44" office:value-type="float" office:value="35" calcext:value-type="float">
            <text:p>35</text:p>
          </table:table-cell>
          <table:table-cell table:style-name="ce44" office:value-type="float" office:value="1" calcext:value-type="float">
            <text:p>1</text:p>
          </table:table-cell>
          <table:table-cell table:formula="of:=SUM([.B2:.G2])" office:value-type="float" office:value="111" calcext:value-type="float">
            <text:p>111</text:p>
          </table:table-cell>
          <table:table-cell table:number-columns-repeated="1016"/>
        </table:table-row>
        <table:table-row table:style-name="ro1">
          <table:table-cell office:value-type="float" office:value="5" calcext:value-type="float">
            <text:p>5</text:p>
          </table:table-cell>
          <table:table-cell table:style-name="ce44" office:value-type="float" office:value="32" calcext:value-type="float">
            <text:p>32</text:p>
          </table:table-cell>
          <table:table-cell table:style-name="ce44" office:value-type="float" office:value="18" calcext:value-type="float">
            <text:p>18</text:p>
          </table:table-cell>
          <table:table-cell table:style-name="ce44" office:value-type="float" office:value="21" calcext:value-type="float">
            <text:p>21</text:p>
          </table:table-cell>
          <table:table-cell table:style-name="ce44" office:value-type="float" office:value="24" calcext:value-type="float">
            <text:p>24</text:p>
          </table:table-cell>
          <table:table-cell table:style-name="ce44" office:value-type="float" office:value="11" calcext:value-type="float">
            <text:p>11</text:p>
          </table:table-cell>
          <table:table-cell table:style-name="ce44" office:value-type="float" office:value="5" calcext:value-type="float">
            <text:p>5</text:p>
          </table:table-cell>
          <table:table-cell table:style-name="ce69" table:formula="of:=VALUE(ABJAD([.I1];1;1))-[.H2]" office:value-type="float" office:value="330" calcext:value-type="float">
            <text:p>330</text:p>
          </table:table-cell>
          <table:table-cell table:number-columns-repeated="1016"/>
        </table:table-row>
        <table:table-row table:style-name="ro1">
          <table:table-cell office:value-type="float" office:value="4" calcext:value-type="float">
            <text:p>4</text:p>
          </table:table-cell>
          <table:table-cell table:style-name="ce44" office:value-type="float" office:value="28" calcext:value-type="float">
            <text:p>28</text:p>
          </table:table-cell>
          <table:table-cell table:style-name="ce44" office:value-type="float" office:value="23" calcext:value-type="float">
            <text:p>23</text:p>
          </table:table-cell>
          <table:table-cell table:style-name="ce44" office:value-type="float" office:value="12" calcext:value-type="float">
            <text:p>12</text:p>
          </table:table-cell>
          <table:table-cell table:style-name="ce44" office:value-type="float" office:value="17" calcext:value-type="float">
            <text:p>17</text:p>
          </table:table-cell>
          <table:table-cell table:style-name="ce44" office:value-type="float" office:value="22" calcext:value-type="float">
            <text:p>22</text:p>
          </table:table-cell>
          <table:table-cell table:style-name="ce44" office:value-type="float" office:value="9" calcext:value-type="float">
            <text:p>9</text:p>
          </table:table-cell>
          <table:table-cell table:formula="of:=[.H3]/6" office:value-type="float" office:value="55" calcext:value-type="float">
            <text:p>55</text:p>
          </table:table-cell>
          <table:table-cell table:number-columns-repeated="1016"/>
        </table:table-row>
        <table:table-row table:style-name="ro1">
          <table:table-cell office:value-type="float" office:value="3" calcext:value-type="float">
            <text:p>3</text:p>
          </table:table-cell>
          <table:table-cell table:style-name="ce44" office:value-type="float" office:value="8" calcext:value-type="float">
            <text:p>8</text:p>
          </table:table-cell>
          <table:table-cell table:style-name="ce44" office:value-type="float" office:value="13" calcext:value-type="float">
            <text:p>13</text:p>
          </table:table-cell>
          <table:table-cell table:style-name="ce44" office:value-type="float" office:value="26" calcext:value-type="float">
            <text:p>26</text:p>
          </table:table-cell>
          <table:table-cell table:style-name="ce44" office:value-type="float" office:value="19" calcext:value-type="float">
            <text:p>19</text:p>
          </table:table-cell>
          <table:table-cell table:style-name="ce44" office:value-type="float" office:value="16" calcext:value-type="float">
            <text:p>16</text:p>
          </table:table-cell>
          <table:table-cell table:style-name="ce44" office:value-type="float" office:value="29" calcext:value-type="float">
            <text:p>29</text:p>
          </table:table-cell>
          <table:table-cell table:number-columns-repeated="1017"/>
        </table:table-row>
        <table:table-row table:style-name="ro1">
          <table:table-cell office:value-type="float" office:value="2" calcext:value-type="float">
            <text:p>2</text:p>
          </table:table-cell>
          <table:table-cell table:style-name="ce44" office:value-type="float" office:value="3" calcext:value-type="float">
            <text:p>3</text:p>
          </table:table-cell>
          <table:table-cell table:style-name="ce44" office:value-type="float" office:value="20" calcext:value-type="float">
            <text:p>20</text:p>
          </table:table-cell>
          <table:table-cell table:style-name="ce44" office:value-type="float" office:value="15" calcext:value-type="float">
            <text:p>15</text:p>
          </table:table-cell>
          <table:table-cell table:style-name="ce44" office:value-type="float" office:value="14" calcext:value-type="float">
            <text:p>14</text:p>
          </table:table-cell>
          <table:table-cell table:style-name="ce44" office:value-type="float" office:value="25" calcext:value-type="float">
            <text:p>25</text:p>
          </table:table-cell>
          <table:table-cell table:style-name="ce44" office:value-type="float" office:value="34" calcext:value-type="float">
            <text:p>34</text:p>
          </table:table-cell>
          <table:table-cell table:number-columns-repeated="1017"/>
        </table:table-row>
        <table:table-row table:style-name="ro1">
          <table:table-cell office:value-type="float" office:value="1" calcext:value-type="float">
            <text:p>1</text:p>
          </table:table-cell>
          <table:table-cell table:style-name="ce44" office:value-type="float" office:value="36" calcext:value-type="float">
            <text:p>36</text:p>
          </table:table-cell>
          <table:table-cell table:style-name="ce44" office:value-type="float" office:value="27" calcext:value-type="float">
            <text:p>27</text:p>
          </table:table-cell>
          <table:table-cell table:style-name="ce44" office:value-type="float" office:value="7" calcext:value-type="float">
            <text:p>7</text:p>
          </table:table-cell>
          <table:table-cell table:style-name="ce44" office:value-type="float" office:value="6" calcext:value-type="float">
            <text:p>6</text:p>
          </table:table-cell>
          <table:table-cell table:style-name="ce44" office:value-type="float" office:value="2" calcext:value-type="float">
            <text:p>2</text:p>
          </table:table-cell>
          <table:table-cell table:style-name="ce44" office:value-type="float" office:value="33" calcext:value-type="float">
            <text:p>33</text:p>
          </table:table-cell>
          <table:table-cell table:number-columns-repeated="1017"/>
        </table:table-row>
        <table:table-row table:style-name="ro1">
          <table:table-cell table:number-columns-repeated="7"/>
          <table:table-cell table:style-name="ce46" table:formula="of:=[.G9]+[.F10]+[.E11]+[.D12]+[.C13]+[.B14]" office:value-type="float" office:value="441" calcext:value-type="float">
            <text:p>441</text:p>
          </table:table-cell>
          <table:table-cell table:number-columns-repeated="1016"/>
        </table:table-row>
        <table:table-row table:style-name="ro1">
          <table:table-cell/>
          <table:table-cell table:style-name="ce45" table:formula="of:=IF(MOD([.$H$3];6)=0;ROUNDDOWN([.$H$4];0);IF(MOD([.$H$3];6)=1;IF(30&lt;[.B2];ROUNDUP([.$H$4];0);ROUNDDOWN([.$H$4];0));IF(MOD([.$H$3];6)=2;IF(24&lt;[.B2];ROUNDUP([.$H$4];0);ROUNDDOWN([.$H$4];0));IF(MOD([.$H$3];6)=3;IF(18&lt;[.B2];ROUNDUP([.$H$4];0);ROUNDDOWN([.$H$4];0));IF(MOD([.$H$3];6)=4;IF(12&lt;[.B2];ROUNDUP([.$H$4];0);ROUNDDOWN([.$H$4];0));IF(MOD([.$H$3];6)=5;IF(6&lt;[.B2];ROUNDUP([.$H$4];0);ROUNDDOWN([.$H$4];0));ORG.LIBREOFFICE.RAWSUBTRACT([.$H$4];ROUNDDOWN([.$H$4];0))))))))+[.B2]" office:value-type="float" office:value="59" calcext:value-type="float">
            <text:p>59</text:p>
          </table:table-cell>
          <table:table-cell table:style-name="ce45" table:formula="of:=IF(MOD([.$H$3];6)=0;ROUNDDOWN([.$H$4];0);IF(MOD([.$H$3];6)=1;IF(30&lt;[.C2];ROUNDUP([.$H$4];0);ROUNDDOWN([.$H$4];0));IF(MOD([.$H$3];6)=2;IF(24&lt;[.C2];ROUNDUP([.$H$4];0);ROUNDDOWN([.$H$4];0));IF(MOD([.$H$3];6)=3;IF(18&lt;[.C2];ROUNDUP([.$H$4];0);ROUNDDOWN([.$H$4];0));IF(MOD([.$H$3];6)=4;IF(12&lt;[.C2];ROUNDUP([.$H$4];0);ROUNDDOWN([.$H$4];0));IF(MOD([.$H$3];6)=5;IF(6&lt;[.C2];ROUNDUP([.$H$4];0);ROUNDDOWN([.$H$4];0));ORG.LIBREOFFICE.RAWSUBTRACT([.$H$4];ROUNDDOWN([.$H$4];0))))))))+[.C2]" office:value-type="float" office:value="65" calcext:value-type="float">
            <text:p>65</text:p>
          </table:table-cell>
          <table:table-cell table:style-name="ce45" table:formula="of:=IF(MOD([.$H$3];6)=0;ROUNDDOWN([.$H$4];0);IF(MOD([.$H$3];6)=1;IF(30&lt;[.D2];ROUNDUP([.$H$4];0);ROUNDDOWN([.$H$4];0));IF(MOD([.$H$3];6)=2;IF(24&lt;[.D2];ROUNDUP([.$H$4];0);ROUNDDOWN([.$H$4];0));IF(MOD([.$H$3];6)=3;IF(18&lt;[.D2];ROUNDUP([.$H$4];0);ROUNDDOWN([.$H$4];0));IF(MOD([.$H$3];6)=4;IF(12&lt;[.D2];ROUNDUP([.$H$4];0);ROUNDDOWN([.$H$4];0));IF(MOD([.$H$3];6)=5;IF(6&lt;[.D2];ROUNDUP([.$H$4];0);ROUNDDOWN([.$H$4];0));ORG.LIBREOFFICE.RAWSUBTRACT([.$H$4];ROUNDDOWN([.$H$4];0))))))))+[.D2]" office:value-type="float" office:value="85" calcext:value-type="float">
            <text:p>85</text:p>
          </table:table-cell>
          <table:table-cell table:style-name="ce45" table:formula="of:=IF(MOD([.$H$3];6)=0;ROUNDDOWN([.$H$4];0);IF(MOD([.$H$3];6)=1;IF(30&lt;[.E2];ROUNDUP([.$H$4];0);ROUNDDOWN([.$H$4];0));IF(MOD([.$H$3];6)=2;IF(24&lt;[.E2];ROUNDUP([.$H$4];0);ROUNDDOWN([.$H$4];0));IF(MOD([.$H$3];6)=3;IF(18&lt;[.E2];ROUNDUP([.$H$4];0);ROUNDDOWN([.$H$4];0));IF(MOD([.$H$3];6)=4;IF(12&lt;[.E2];ROUNDUP([.$H$4];0);ROUNDDOWN([.$H$4];0));IF(MOD([.$H$3];6)=5;IF(6&lt;[.E2];ROUNDUP([.$H$4];0);ROUNDDOWN([.$H$4];0));ORG.LIBREOFFICE.RAWSUBTRACT([.$H$4];ROUNDDOWN([.$H$4];0))))))))+[.E2]" office:value-type="float" office:value="86" calcext:value-type="float">
            <text:p>86</text:p>
          </table:table-cell>
          <table:table-cell table:style-name="ce45" table:formula="of:=IF(MOD([.$H$3];6)=0;ROUNDDOWN([.$H$4];0);IF(MOD([.$H$3];6)=1;IF(30&lt;[.F2];ROUNDUP([.$H$4];0);ROUNDDOWN([.$H$4];0));IF(MOD([.$H$3];6)=2;IF(24&lt;[.F2];ROUNDUP([.$H$4];0);ROUNDDOWN([.$H$4];0));IF(MOD([.$H$3];6)=3;IF(18&lt;[.F2];ROUNDUP([.$H$4];0);ROUNDDOWN([.$H$4];0));IF(MOD([.$H$3];6)=4;IF(12&lt;[.F2];ROUNDUP([.$H$4];0);ROUNDDOWN([.$H$4];0));IF(MOD([.$H$3];6)=5;IF(6&lt;[.F2];ROUNDUP([.$H$4];0);ROUNDDOWN([.$H$4];0));ORG.LIBREOFFICE.RAWSUBTRACT([.$H$4];ROUNDDOWN([.$H$4];0))))))))+[.F2]" office:value-type="float" office:value="90" calcext:value-type="float">
            <text:p>90</text:p>
          </table:table-cell>
          <table:table-cell table:style-name="ce45" table:formula="of:=IF(MOD([.$H$3];6)=0;ROUNDDOWN([.$H$4];0);IF(MOD([.$H$3];6)=1;IF(30&lt;[.G2];ROUNDUP([.$H$4];0);ROUNDDOWN([.$H$4];0));IF(MOD([.$H$3];6)=2;IF(24&lt;[.G2];ROUNDUP([.$H$4];0);ROUNDDOWN([.$H$4];0));IF(MOD([.$H$3];6)=3;IF(18&lt;[.G2];ROUNDUP([.$H$4];0);ROUNDDOWN([.$H$4];0));IF(MOD([.$H$3];6)=4;IF(12&lt;[.G2];ROUNDUP([.$H$4];0);ROUNDDOWN([.$H$4];0));IF(MOD([.$H$3];6)=5;IF(6&lt;[.G2];ROUNDUP([.$H$4];0);ROUNDDOWN([.$H$4];0));ORG.LIBREOFFICE.RAWSUBTRACT([.$H$4];ROUNDDOWN([.$H$4];0))))))))+[.G2]" office:value-type="float" office:value="56" calcext:value-type="float">
            <text:p>56</text:p>
          </table:table-cell>
          <table:table-cell table:style-name="ce46" table:formula="of:=SUM([.B9:.G9])" office:value-type="float" office:value="441" calcext:value-type="float">
            <text:p>441</text:p>
          </table:table-cell>
          <table:table-cell table:number-columns-repeated="1016"/>
        </table:table-row>
        <table:table-row table:style-name="ro1">
          <table:table-cell/>
          <table:table-cell table:style-name="ce45" table:formula="of:=IF(MOD([.$H$3];6)=0;ROUNDDOWN([.$H$4];0);IF(MOD([.$H$3];6)=1;IF(30&lt;[.B3];ROUNDUP([.$H$4];0);ROUNDDOWN([.$H$4];0));IF(MOD([.$H$3];6)=2;IF(24&lt;[.B3];ROUNDUP([.$H$4];0);ROUNDDOWN([.$H$4];0));IF(MOD([.$H$3];6)=3;IF(18&lt;[.B3];ROUNDUP([.$H$4];0);ROUNDDOWN([.$H$4];0));IF(MOD([.$H$3];6)=4;IF(12&lt;[.B3];ROUNDUP([.$H$4];0);ROUNDDOWN([.$H$4];0));IF(MOD([.$H$3];6)=5;IF(6&lt;[.B3];ROUNDUP([.$H$4];0);ROUNDDOWN([.$H$4];0));ORG.LIBREOFFICE.RAWSUBTRACT([.$H$4];ROUNDDOWN([.$H$4];0))))))))+[.B3]" office:value-type="float" office:value="87" calcext:value-type="float">
            <text:p>87</text:p>
          </table:table-cell>
          <table:table-cell table:style-name="ce45" table:formula="of:=IF(MOD([.$H$3];6)=0;ROUNDDOWN([.$H$4];0);IF(MOD([.$H$3];6)=1;IF(30&lt;[.C3];ROUNDUP([.$H$4];0);ROUNDDOWN([.$H$4];0));IF(MOD([.$H$3];6)=2;IF(24&lt;[.C3];ROUNDUP([.$H$4];0);ROUNDDOWN([.$H$4];0));IF(MOD([.$H$3];6)=3;IF(18&lt;[.C3];ROUNDUP([.$H$4];0);ROUNDDOWN([.$H$4];0));IF(MOD([.$H$3];6)=4;IF(12&lt;[.C3];ROUNDUP([.$H$4];0);ROUNDDOWN([.$H$4];0));IF(MOD([.$H$3];6)=5;IF(6&lt;[.C3];ROUNDUP([.$H$4];0);ROUNDDOWN([.$H$4];0));ORG.LIBREOFFICE.RAWSUBTRACT([.$H$4];ROUNDDOWN([.$H$4];0))))))))+[.C3]" office:value-type="float" office:value="73" calcext:value-type="float">
            <text:p>73</text:p>
          </table:table-cell>
          <table:table-cell table:style-name="ce45" table:formula="of:=IF(MOD([.$H$3];6)=0;ROUNDDOWN([.$H$4];0);IF(MOD([.$H$3];6)=1;IF(30&lt;[.D3];ROUNDUP([.$H$4];0);ROUNDDOWN([.$H$4];0));IF(MOD([.$H$3];6)=2;IF(24&lt;[.D3];ROUNDUP([.$H$4];0);ROUNDDOWN([.$H$4];0));IF(MOD([.$H$3];6)=3;IF(18&lt;[.D3];ROUNDUP([.$H$4];0);ROUNDDOWN([.$H$4];0));IF(MOD([.$H$3];6)=4;IF(12&lt;[.D3];ROUNDUP([.$H$4];0);ROUNDDOWN([.$H$4];0));IF(MOD([.$H$3];6)=5;IF(6&lt;[.D3];ROUNDUP([.$H$4];0);ROUNDDOWN([.$H$4];0));ORG.LIBREOFFICE.RAWSUBTRACT([.$H$4];ROUNDDOWN([.$H$4];0))))))))+[.D3]" office:value-type="float" office:value="76" calcext:value-type="float">
            <text:p>76</text:p>
          </table:table-cell>
          <table:table-cell table:style-name="ce45" table:formula="of:=IF(MOD([.$H$3];6)=0;ROUNDDOWN([.$H$4];0);IF(MOD([.$H$3];6)=1;IF(30&lt;[.E3];ROUNDUP([.$H$4];0);ROUNDDOWN([.$H$4];0));IF(MOD([.$H$3];6)=2;IF(24&lt;[.E3];ROUNDUP([.$H$4];0);ROUNDDOWN([.$H$4];0));IF(MOD([.$H$3];6)=3;IF(18&lt;[.E3];ROUNDUP([.$H$4];0);ROUNDDOWN([.$H$4];0));IF(MOD([.$H$3];6)=4;IF(12&lt;[.E3];ROUNDUP([.$H$4];0);ROUNDDOWN([.$H$4];0));IF(MOD([.$H$3];6)=5;IF(6&lt;[.E3];ROUNDUP([.$H$4];0);ROUNDDOWN([.$H$4];0));ORG.LIBREOFFICE.RAWSUBTRACT([.$H$4];ROUNDDOWN([.$H$4];0))))))))+[.E3]" office:value-type="float" office:value="79" calcext:value-type="float">
            <text:p>79</text:p>
          </table:table-cell>
          <table:table-cell table:style-name="ce45" table:formula="of:=IF(MOD([.$H$3];6)=0;ROUNDDOWN([.$H$4];0);IF(MOD([.$H$3];6)=1;IF(30&lt;[.F3];ROUNDUP([.$H$4];0);ROUNDDOWN([.$H$4];0));IF(MOD([.$H$3];6)=2;IF(24&lt;[.F3];ROUNDUP([.$H$4];0);ROUNDDOWN([.$H$4];0));IF(MOD([.$H$3];6)=3;IF(18&lt;[.F3];ROUNDUP([.$H$4];0);ROUNDDOWN([.$H$4];0));IF(MOD([.$H$3];6)=4;IF(12&lt;[.F3];ROUNDUP([.$H$4];0);ROUNDDOWN([.$H$4];0));IF(MOD([.$H$3];6)=5;IF(6&lt;[.F3];ROUNDUP([.$H$4];0);ROUNDDOWN([.$H$4];0));ORG.LIBREOFFICE.RAWSUBTRACT([.$H$4];ROUNDDOWN([.$H$4];0))))))))+[.F3]" office:value-type="float" office:value="66" calcext:value-type="float">
            <text:p>66</text:p>
          </table:table-cell>
          <table:table-cell table:style-name="ce45" table:formula="of:=IF(MOD([.$H$3];6)=0;ROUNDDOWN([.$H$4];0);IF(MOD([.$H$3];6)=1;IF(30&lt;[.G3];ROUNDUP([.$H$4];0);ROUNDDOWN([.$H$4];0));IF(MOD([.$H$3];6)=2;IF(24&lt;[.G3];ROUNDUP([.$H$4];0);ROUNDDOWN([.$H$4];0));IF(MOD([.$H$3];6)=3;IF(18&lt;[.G3];ROUNDUP([.$H$4];0);ROUNDDOWN([.$H$4];0));IF(MOD([.$H$3];6)=4;IF(12&lt;[.G3];ROUNDUP([.$H$4];0);ROUNDDOWN([.$H$4];0));IF(MOD([.$H$3];6)=5;IF(6&lt;[.G3];ROUNDUP([.$H$4];0);ROUNDDOWN([.$H$4];0));ORG.LIBREOFFICE.RAWSUBTRACT([.$H$4];ROUNDDOWN([.$H$4];0))))))))+[.G3]" office:value-type="float" office:value="60" calcext:value-type="float">
            <text:p>60</text:p>
          </table:table-cell>
          <table:table-cell table:style-name="ce46" table:formula="of:=SUM([.B10:.G10])" office:value-type="float" office:value="441" calcext:value-type="float">
            <text:p>441</text:p>
          </table:table-cell>
          <table:table-cell table:number-columns-repeated="1016"/>
        </table:table-row>
        <table:table-row table:style-name="ro1">
          <table:table-cell/>
          <table:table-cell table:style-name="ce45" table:formula="of:=IF(MOD([.$H$3];6)=0;ROUNDDOWN([.$H$4];0);IF(MOD([.$H$3];6)=1;IF(30&lt;[.B4];ROUNDUP([.$H$4];0);ROUNDDOWN([.$H$4];0));IF(MOD([.$H$3];6)=2;IF(24&lt;[.B4];ROUNDUP([.$H$4];0);ROUNDDOWN([.$H$4];0));IF(MOD([.$H$3];6)=3;IF(18&lt;[.B4];ROUNDUP([.$H$4];0);ROUNDDOWN([.$H$4];0));IF(MOD([.$H$3];6)=4;IF(12&lt;[.B4];ROUNDUP([.$H$4];0);ROUNDDOWN([.$H$4];0));IF(MOD([.$H$3];6)=5;IF(6&lt;[.B4];ROUNDUP([.$H$4];0);ROUNDDOWN([.$H$4];0));ORG.LIBREOFFICE.RAWSUBTRACT([.$H$4];ROUNDDOWN([.$H$4];0))))))))+[.B4]" office:value-type="float" office:value="83" calcext:value-type="float">
            <text:p>83</text:p>
          </table:table-cell>
          <table:table-cell table:style-name="ce45" table:formula="of:=IF(MOD([.$H$3];6)=0;ROUNDDOWN([.$H$4];0);IF(MOD([.$H$3];6)=1;IF(30&lt;[.C4];ROUNDUP([.$H$4];0);ROUNDDOWN([.$H$4];0));IF(MOD([.$H$3];6)=2;IF(24&lt;[.C4];ROUNDUP([.$H$4];0);ROUNDDOWN([.$H$4];0));IF(MOD([.$H$3];6)=3;IF(18&lt;[.C4];ROUNDUP([.$H$4];0);ROUNDDOWN([.$H$4];0));IF(MOD([.$H$3];6)=4;IF(12&lt;[.C4];ROUNDUP([.$H$4];0);ROUNDDOWN([.$H$4];0));IF(MOD([.$H$3];6)=5;IF(6&lt;[.C4];ROUNDUP([.$H$4];0);ROUNDDOWN([.$H$4];0));ORG.LIBREOFFICE.RAWSUBTRACT([.$H$4];ROUNDDOWN([.$H$4];0))))))))+[.C4]" office:value-type="float" office:value="78" calcext:value-type="float">
            <text:p>78</text:p>
          </table:table-cell>
          <table:table-cell table:style-name="ce45" table:formula="of:=IF(MOD([.$H$3];6)=0;ROUNDDOWN([.$H$4];0);IF(MOD([.$H$3];6)=1;IF(30&lt;[.D4];ROUNDUP([.$H$4];0);ROUNDDOWN([.$H$4];0));IF(MOD([.$H$3];6)=2;IF(24&lt;[.D4];ROUNDUP([.$H$4];0);ROUNDDOWN([.$H$4];0));IF(MOD([.$H$3];6)=3;IF(18&lt;[.D4];ROUNDUP([.$H$4];0);ROUNDDOWN([.$H$4];0));IF(MOD([.$H$3];6)=4;IF(12&lt;[.D4];ROUNDUP([.$H$4];0);ROUNDDOWN([.$H$4];0));IF(MOD([.$H$3];6)=5;IF(6&lt;[.D4];ROUNDUP([.$H$4];0);ROUNDDOWN([.$H$4];0));ORG.LIBREOFFICE.RAWSUBTRACT([.$H$4];ROUNDDOWN([.$H$4];0))))))))+[.D4]" office:value-type="float" office:value="67" calcext:value-type="float">
            <text:p>67</text:p>
          </table:table-cell>
          <table:table-cell table:style-name="ce45" table:formula="of:=IF(MOD([.$H$3];6)=0;ROUNDDOWN([.$H$4];0);IF(MOD([.$H$3];6)=1;IF(30&lt;[.E4];ROUNDUP([.$H$4];0);ROUNDDOWN([.$H$4];0));IF(MOD([.$H$3];6)=2;IF(24&lt;[.E4];ROUNDUP([.$H$4];0);ROUNDDOWN([.$H$4];0));IF(MOD([.$H$3];6)=3;IF(18&lt;[.E4];ROUNDUP([.$H$4];0);ROUNDDOWN([.$H$4];0));IF(MOD([.$H$3];6)=4;IF(12&lt;[.E4];ROUNDUP([.$H$4];0);ROUNDDOWN([.$H$4];0));IF(MOD([.$H$3];6)=5;IF(6&lt;[.E4];ROUNDUP([.$H$4];0);ROUNDDOWN([.$H$4];0));ORG.LIBREOFFICE.RAWSUBTRACT([.$H$4];ROUNDDOWN([.$H$4];0))))))))+[.E4]" office:value-type="float" office:value="72" calcext:value-type="float">
            <text:p>72</text:p>
          </table:table-cell>
          <table:table-cell table:style-name="ce45" table:formula="of:=IF(MOD([.$H$3];6)=0;ROUNDDOWN([.$H$4];0);IF(MOD([.$H$3];6)=1;IF(30&lt;[.F4];ROUNDUP([.$H$4];0);ROUNDDOWN([.$H$4];0));IF(MOD([.$H$3];6)=2;IF(24&lt;[.F4];ROUNDUP([.$H$4];0);ROUNDDOWN([.$H$4];0));IF(MOD([.$H$3];6)=3;IF(18&lt;[.F4];ROUNDUP([.$H$4];0);ROUNDDOWN([.$H$4];0));IF(MOD([.$H$3];6)=4;IF(12&lt;[.F4];ROUNDUP([.$H$4];0);ROUNDDOWN([.$H$4];0));IF(MOD([.$H$3];6)=5;IF(6&lt;[.F4];ROUNDUP([.$H$4];0);ROUNDDOWN([.$H$4];0));ORG.LIBREOFFICE.RAWSUBTRACT([.$H$4];ROUNDDOWN([.$H$4];0))))))))+[.F4]" office:value-type="float" office:value="77" calcext:value-type="float">
            <text:p>77</text:p>
          </table:table-cell>
          <table:table-cell table:style-name="ce45" table:formula="of:=IF(MOD([.$H$3];6)=0;ROUNDDOWN([.$H$4];0);IF(MOD([.$H$3];6)=1;IF(30&lt;[.G4];ROUNDUP([.$H$4];0);ROUNDDOWN([.$H$4];0));IF(MOD([.$H$3];6)=2;IF(24&lt;[.G4];ROUNDUP([.$H$4];0);ROUNDDOWN([.$H$4];0));IF(MOD([.$H$3];6)=3;IF(18&lt;[.G4];ROUNDUP([.$H$4];0);ROUNDDOWN([.$H$4];0));IF(MOD([.$H$3];6)=4;IF(12&lt;[.G4];ROUNDUP([.$H$4];0);ROUNDDOWN([.$H$4];0));IF(MOD([.$H$3];6)=5;IF(6&lt;[.G4];ROUNDUP([.$H$4];0);ROUNDDOWN([.$H$4];0));ORG.LIBREOFFICE.RAWSUBTRACT([.$H$4];ROUNDDOWN([.$H$4];0))))))))+[.G4]" office:value-type="float" office:value="64" calcext:value-type="float">
            <text:p>64</text:p>
          </table:table-cell>
          <table:table-cell table:style-name="ce46" table:formula="of:=SUM([.B11:.G11])" office:value-type="float" office:value="441" calcext:value-type="float">
            <text:p>441</text:p>
          </table:table-cell>
          <table:table-cell table:number-columns-repeated="1016"/>
        </table:table-row>
        <table:table-row table:style-name="ro1">
          <table:table-cell/>
          <table:table-cell table:style-name="ce45" table:formula="of:=IF(MOD([.$H$3];6)=0;ROUNDDOWN([.$H$4];0);IF(MOD([.$H$3];6)=1;IF(30&lt;[.B5];ROUNDUP([.$H$4];0);ROUNDDOWN([.$H$4];0));IF(MOD([.$H$3];6)=2;IF(24&lt;[.B5];ROUNDUP([.$H$4];0);ROUNDDOWN([.$H$4];0));IF(MOD([.$H$3];6)=3;IF(18&lt;[.B5];ROUNDUP([.$H$4];0);ROUNDDOWN([.$H$4];0));IF(MOD([.$H$3];6)=4;IF(12&lt;[.B5];ROUNDUP([.$H$4];0);ROUNDDOWN([.$H$4];0));IF(MOD([.$H$3];6)=5;IF(6&lt;[.B5];ROUNDUP([.$H$4];0);ROUNDDOWN([.$H$4];0));ORG.LIBREOFFICE.RAWSUBTRACT([.$H$4];ROUNDDOWN([.$H$4];0))))))))+[.B5]" office:value-type="float" office:value="63" calcext:value-type="float">
            <text:p>63</text:p>
          </table:table-cell>
          <table:table-cell table:style-name="ce45" table:formula="of:=IF(MOD([.$H$3];6)=0;ROUNDDOWN([.$H$4];0);IF(MOD([.$H$3];6)=1;IF(30&lt;[.C5];ROUNDUP([.$H$4];0);ROUNDDOWN([.$H$4];0));IF(MOD([.$H$3];6)=2;IF(24&lt;[.C5];ROUNDUP([.$H$4];0);ROUNDDOWN([.$H$4];0));IF(MOD([.$H$3];6)=3;IF(18&lt;[.C5];ROUNDUP([.$H$4];0);ROUNDDOWN([.$H$4];0));IF(MOD([.$H$3];6)=4;IF(12&lt;[.C5];ROUNDUP([.$H$4];0);ROUNDDOWN([.$H$4];0));IF(MOD([.$H$3];6)=5;IF(6&lt;[.C5];ROUNDUP([.$H$4];0);ROUNDDOWN([.$H$4];0));ORG.LIBREOFFICE.RAWSUBTRACT([.$H$4];ROUNDDOWN([.$H$4];0))))))))+[.C5]" office:value-type="float" office:value="68" calcext:value-type="float">
            <text:p>68</text:p>
          </table:table-cell>
          <table:table-cell table:style-name="ce45" table:formula="of:=IF(MOD([.$H$3];6)=0;ROUNDDOWN([.$H$4];0);IF(MOD([.$H$3];6)=1;IF(30&lt;[.D5];ROUNDUP([.$H$4];0);ROUNDDOWN([.$H$4];0));IF(MOD([.$H$3];6)=2;IF(24&lt;[.D5];ROUNDUP([.$H$4];0);ROUNDDOWN([.$H$4];0));IF(MOD([.$H$3];6)=3;IF(18&lt;[.D5];ROUNDUP([.$H$4];0);ROUNDDOWN([.$H$4];0));IF(MOD([.$H$3];6)=4;IF(12&lt;[.D5];ROUNDUP([.$H$4];0);ROUNDDOWN([.$H$4];0));IF(MOD([.$H$3];6)=5;IF(6&lt;[.D5];ROUNDUP([.$H$4];0);ROUNDDOWN([.$H$4];0));ORG.LIBREOFFICE.RAWSUBTRACT([.$H$4];ROUNDDOWN([.$H$4];0))))))))+[.D5]" office:value-type="float" office:value="81" calcext:value-type="float">
            <text:p>81</text:p>
          </table:table-cell>
          <table:table-cell table:style-name="ce45" table:formula="of:=IF(MOD([.$H$3];6)=0;ROUNDDOWN([.$H$4];0);IF(MOD([.$H$3];6)=1;IF(30&lt;[.E5];ROUNDUP([.$H$4];0);ROUNDDOWN([.$H$4];0));IF(MOD([.$H$3];6)=2;IF(24&lt;[.E5];ROUNDUP([.$H$4];0);ROUNDDOWN([.$H$4];0));IF(MOD([.$H$3];6)=3;IF(18&lt;[.E5];ROUNDUP([.$H$4];0);ROUNDDOWN([.$H$4];0));IF(MOD([.$H$3];6)=4;IF(12&lt;[.E5];ROUNDUP([.$H$4];0);ROUNDDOWN([.$H$4];0));IF(MOD([.$H$3];6)=5;IF(6&lt;[.E5];ROUNDUP([.$H$4];0);ROUNDDOWN([.$H$4];0));ORG.LIBREOFFICE.RAWSUBTRACT([.$H$4];ROUNDDOWN([.$H$4];0))))))))+[.E5]" office:value-type="float" office:value="74" calcext:value-type="float">
            <text:p>74</text:p>
          </table:table-cell>
          <table:table-cell table:style-name="ce45" table:formula="of:=IF(MOD([.$H$3];6)=0;ROUNDDOWN([.$H$4];0);IF(MOD([.$H$3];6)=1;IF(30&lt;[.F5];ROUNDUP([.$H$4];0);ROUNDDOWN([.$H$4];0));IF(MOD([.$H$3];6)=2;IF(24&lt;[.F5];ROUNDUP([.$H$4];0);ROUNDDOWN([.$H$4];0));IF(MOD([.$H$3];6)=3;IF(18&lt;[.F5];ROUNDUP([.$H$4];0);ROUNDDOWN([.$H$4];0));IF(MOD([.$H$3];6)=4;IF(12&lt;[.F5];ROUNDUP([.$H$4];0);ROUNDDOWN([.$H$4];0));IF(MOD([.$H$3];6)=5;IF(6&lt;[.F5];ROUNDUP([.$H$4];0);ROUNDDOWN([.$H$4];0));ORG.LIBREOFFICE.RAWSUBTRACT([.$H$4];ROUNDDOWN([.$H$4];0))))))))+[.F5]" office:value-type="float" office:value="71" calcext:value-type="float">
            <text:p>71</text:p>
          </table:table-cell>
          <table:table-cell table:style-name="ce45" table:formula="of:=IF(MOD([.$H$3];6)=0;ROUNDDOWN([.$H$4];0);IF(MOD([.$H$3];6)=1;IF(30&lt;[.G5];ROUNDUP([.$H$4];0);ROUNDDOWN([.$H$4];0));IF(MOD([.$H$3];6)=2;IF(24&lt;[.G5];ROUNDUP([.$H$4];0);ROUNDDOWN([.$H$4];0));IF(MOD([.$H$3];6)=3;IF(18&lt;[.G5];ROUNDUP([.$H$4];0);ROUNDDOWN([.$H$4];0));IF(MOD([.$H$3];6)=4;IF(12&lt;[.G5];ROUNDUP([.$H$4];0);ROUNDDOWN([.$H$4];0));IF(MOD([.$H$3];6)=5;IF(6&lt;[.G5];ROUNDUP([.$H$4];0);ROUNDDOWN([.$H$4];0));ORG.LIBREOFFICE.RAWSUBTRACT([.$H$4];ROUNDDOWN([.$H$4];0))))))))+[.G5]" office:value-type="float" office:value="84" calcext:value-type="float">
            <text:p>84</text:p>
          </table:table-cell>
          <table:table-cell table:style-name="ce46" table:formula="of:=SUM([.B12:.G12])" office:value-type="float" office:value="441" calcext:value-type="float">
            <text:p>441</text:p>
          </table:table-cell>
          <table:table-cell table:number-columns-repeated="1016"/>
        </table:table-row>
        <table:table-row table:style-name="ro1">
          <table:table-cell/>
          <table:table-cell table:style-name="ce45" table:formula="of:=IF(MOD([.$H$3];6)=0;ROUNDDOWN([.$H$4];0);IF(MOD([.$H$3];6)=1;IF(30&lt;[.B6];ROUNDUP([.$H$4];0);ROUNDDOWN([.$H$4];0));IF(MOD([.$H$3];6)=2;IF(24&lt;[.B6];ROUNDUP([.$H$4];0);ROUNDDOWN([.$H$4];0));IF(MOD([.$H$3];6)=3;IF(18&lt;[.B6];ROUNDUP([.$H$4];0);ROUNDDOWN([.$H$4];0));IF(MOD([.$H$3];6)=4;IF(12&lt;[.B6];ROUNDUP([.$H$4];0);ROUNDDOWN([.$H$4];0));IF(MOD([.$H$3];6)=5;IF(6&lt;[.B6];ROUNDUP([.$H$4];0);ROUNDDOWN([.$H$4];0));ORG.LIBREOFFICE.RAWSUBTRACT([.$H$4];ROUNDDOWN([.$H$4];0))))))))+[.B6]" office:value-type="float" office:value="58" calcext:value-type="float">
            <text:p>58</text:p>
          </table:table-cell>
          <table:table-cell table:style-name="ce45" table:formula="of:=IF(MOD([.$H$3];6)=0;ROUNDDOWN([.$H$4];0);IF(MOD([.$H$3];6)=1;IF(30&lt;[.C6];ROUNDUP([.$H$4];0);ROUNDDOWN([.$H$4];0));IF(MOD([.$H$3];6)=2;IF(24&lt;[.C6];ROUNDUP([.$H$4];0);ROUNDDOWN([.$H$4];0));IF(MOD([.$H$3];6)=3;IF(18&lt;[.C6];ROUNDUP([.$H$4];0);ROUNDDOWN([.$H$4];0));IF(MOD([.$H$3];6)=4;IF(12&lt;[.C6];ROUNDUP([.$H$4];0);ROUNDDOWN([.$H$4];0));IF(MOD([.$H$3];6)=5;IF(6&lt;[.C6];ROUNDUP([.$H$4];0);ROUNDDOWN([.$H$4];0));ORG.LIBREOFFICE.RAWSUBTRACT([.$H$4];ROUNDDOWN([.$H$4];0))))))))+[.C6]" office:value-type="float" office:value="75" calcext:value-type="float">
            <text:p>75</text:p>
          </table:table-cell>
          <table:table-cell table:style-name="ce45" table:formula="of:=IF(MOD([.$H$3];6)=0;ROUNDDOWN([.$H$4];0);IF(MOD([.$H$3];6)=1;IF(30&lt;[.D6];ROUNDUP([.$H$4];0);ROUNDDOWN([.$H$4];0));IF(MOD([.$H$3];6)=2;IF(24&lt;[.D6];ROUNDUP([.$H$4];0);ROUNDDOWN([.$H$4];0));IF(MOD([.$H$3];6)=3;IF(18&lt;[.D6];ROUNDUP([.$H$4];0);ROUNDDOWN([.$H$4];0));IF(MOD([.$H$3];6)=4;IF(12&lt;[.D6];ROUNDUP([.$H$4];0);ROUNDDOWN([.$H$4];0));IF(MOD([.$H$3];6)=5;IF(6&lt;[.D6];ROUNDUP([.$H$4];0);ROUNDDOWN([.$H$4];0));ORG.LIBREOFFICE.RAWSUBTRACT([.$H$4];ROUNDDOWN([.$H$4];0))))))))+[.D6]" office:value-type="float" office:value="70" calcext:value-type="float">
            <text:p>70</text:p>
          </table:table-cell>
          <table:table-cell table:style-name="ce45" table:formula="of:=IF(MOD([.$H$3];6)=0;ROUNDDOWN([.$H$4];0);IF(MOD([.$H$3];6)=1;IF(30&lt;[.E6];ROUNDUP([.$H$4];0);ROUNDDOWN([.$H$4];0));IF(MOD([.$H$3];6)=2;IF(24&lt;[.E6];ROUNDUP([.$H$4];0);ROUNDDOWN([.$H$4];0));IF(MOD([.$H$3];6)=3;IF(18&lt;[.E6];ROUNDUP([.$H$4];0);ROUNDDOWN([.$H$4];0));IF(MOD([.$H$3];6)=4;IF(12&lt;[.E6];ROUNDUP([.$H$4];0);ROUNDDOWN([.$H$4];0));IF(MOD([.$H$3];6)=5;IF(6&lt;[.E6];ROUNDUP([.$H$4];0);ROUNDDOWN([.$H$4];0));ORG.LIBREOFFICE.RAWSUBTRACT([.$H$4];ROUNDDOWN([.$H$4];0))))))))+[.E6]" office:value-type="float" office:value="69" calcext:value-type="float">
            <text:p>69</text:p>
          </table:table-cell>
          <table:table-cell table:style-name="ce45" table:formula="of:=IF(MOD([.$H$3];6)=0;ROUNDDOWN([.$H$4];0);IF(MOD([.$H$3];6)=1;IF(30&lt;[.F6];ROUNDUP([.$H$4];0);ROUNDDOWN([.$H$4];0));IF(MOD([.$H$3];6)=2;IF(24&lt;[.F6];ROUNDUP([.$H$4];0);ROUNDDOWN([.$H$4];0));IF(MOD([.$H$3];6)=3;IF(18&lt;[.F6];ROUNDUP([.$H$4];0);ROUNDDOWN([.$H$4];0));IF(MOD([.$H$3];6)=4;IF(12&lt;[.F6];ROUNDUP([.$H$4];0);ROUNDDOWN([.$H$4];0));IF(MOD([.$H$3];6)=5;IF(6&lt;[.F6];ROUNDUP([.$H$4];0);ROUNDDOWN([.$H$4];0));ORG.LIBREOFFICE.RAWSUBTRACT([.$H$4];ROUNDDOWN([.$H$4];0))))))))+[.F6]" office:value-type="float" office:value="80" calcext:value-type="float">
            <text:p>80</text:p>
          </table:table-cell>
          <table:table-cell table:style-name="ce45" table:formula="of:=IF(MOD([.$H$3];6)=0;ROUNDDOWN([.$H$4];0);IF(MOD([.$H$3];6)=1;IF(30&lt;[.G6];ROUNDUP([.$H$4];0);ROUNDDOWN([.$H$4];0));IF(MOD([.$H$3];6)=2;IF(24&lt;[.G6];ROUNDUP([.$H$4];0);ROUNDDOWN([.$H$4];0));IF(MOD([.$H$3];6)=3;IF(18&lt;[.G6];ROUNDUP([.$H$4];0);ROUNDDOWN([.$H$4];0));IF(MOD([.$H$3];6)=4;IF(12&lt;[.G6];ROUNDUP([.$H$4];0);ROUNDDOWN([.$H$4];0));IF(MOD([.$H$3];6)=5;IF(6&lt;[.G6];ROUNDUP([.$H$4];0);ROUNDDOWN([.$H$4];0));ORG.LIBREOFFICE.RAWSUBTRACT([.$H$4];ROUNDDOWN([.$H$4];0))))))))+[.G6]" office:value-type="float" office:value="89" calcext:value-type="float">
            <text:p>89</text:p>
          </table:table-cell>
          <table:table-cell table:style-name="ce46" table:formula="of:=SUM([.B13:.G13])" office:value-type="float" office:value="441" calcext:value-type="float">
            <text:p>441</text:p>
          </table:table-cell>
          <table:table-cell table:number-columns-repeated="1016"/>
        </table:table-row>
        <table:table-row table:style-name="ro1">
          <table:table-cell/>
          <table:table-cell table:style-name="ce45" table:formula="of:=IF(MOD([.$H$3];6)=0;ROUNDDOWN([.$H$4];0);IF(MOD([.$H$3];6)=1;IF(30&lt;[.B7];ROUNDUP([.$H$4];0);ROUNDDOWN([.$H$4];0));IF(MOD([.$H$3];6)=2;IF(24&lt;[.B7];ROUNDUP([.$H$4];0);ROUNDDOWN([.$H$4];0));IF(MOD([.$H$3];6)=3;IF(18&lt;[.B7];ROUNDUP([.$H$4];0);ROUNDDOWN([.$H$4];0));IF(MOD([.$H$3];6)=4;IF(12&lt;[.B7];ROUNDUP([.$H$4];0);ROUNDDOWN([.$H$4];0));IF(MOD([.$H$3];6)=5;IF(6&lt;[.B7];ROUNDUP([.$H$4];0);ROUNDDOWN([.$H$4];0));ORG.LIBREOFFICE.RAWSUBTRACT([.$H$4];ROUNDDOWN([.$H$4];0))))))))+[.B7]" office:value-type="float" office:value="91" calcext:value-type="float">
            <text:p>91</text:p>
          </table:table-cell>
          <table:table-cell table:style-name="ce45" table:formula="of:=IF(MOD([.$H$3];6)=0;ROUNDDOWN([.$H$4];0);IF(MOD([.$H$3];6)=1;IF(30&lt;[.C7];ROUNDUP([.$H$4];0);ROUNDDOWN([.$H$4];0));IF(MOD([.$H$3];6)=2;IF(24&lt;[.C7];ROUNDUP([.$H$4];0);ROUNDDOWN([.$H$4];0));IF(MOD([.$H$3];6)=3;IF(18&lt;[.C7];ROUNDUP([.$H$4];0);ROUNDDOWN([.$H$4];0));IF(MOD([.$H$3];6)=4;IF(12&lt;[.C7];ROUNDUP([.$H$4];0);ROUNDDOWN([.$H$4];0));IF(MOD([.$H$3];6)=5;IF(6&lt;[.C7];ROUNDUP([.$H$4];0);ROUNDDOWN([.$H$4];0));ORG.LIBREOFFICE.RAWSUBTRACT([.$H$4];ROUNDDOWN([.$H$4];0))))))))+[.C7]" office:value-type="float" office:value="82" calcext:value-type="float">
            <text:p>82</text:p>
          </table:table-cell>
          <table:table-cell table:style-name="ce45" table:formula="of:=IF(MOD([.$H$3];6)=0;ROUNDDOWN([.$H$4];0);IF(MOD([.$H$3];6)=1;IF(30&lt;[.D7];ROUNDUP([.$H$4];0);ROUNDDOWN([.$H$4];0));IF(MOD([.$H$3];6)=2;IF(24&lt;[.D7];ROUNDUP([.$H$4];0);ROUNDDOWN([.$H$4];0));IF(MOD([.$H$3];6)=3;IF(18&lt;[.D7];ROUNDUP([.$H$4];0);ROUNDDOWN([.$H$4];0));IF(MOD([.$H$3];6)=4;IF(12&lt;[.D7];ROUNDUP([.$H$4];0);ROUNDDOWN([.$H$4];0));IF(MOD([.$H$3];6)=5;IF(6&lt;[.D7];ROUNDUP([.$H$4];0);ROUNDDOWN([.$H$4];0));ORG.LIBREOFFICE.RAWSUBTRACT([.$H$4];ROUNDDOWN([.$H$4];0))))))))+[.D7]" office:value-type="float" office:value="62" calcext:value-type="float">
            <text:p>62</text:p>
          </table:table-cell>
          <table:table-cell table:style-name="ce45" table:formula="of:=IF(MOD([.$H$3];6)=0;ROUNDDOWN([.$H$4];0);IF(MOD([.$H$3];6)=1;IF(30&lt;[.E7];ROUNDUP([.$H$4];0);ROUNDDOWN([.$H$4];0));IF(MOD([.$H$3];6)=2;IF(24&lt;[.E7];ROUNDUP([.$H$4];0);ROUNDDOWN([.$H$4];0));IF(MOD([.$H$3];6)=3;IF(18&lt;[.E7];ROUNDUP([.$H$4];0);ROUNDDOWN([.$H$4];0));IF(MOD([.$H$3];6)=4;IF(12&lt;[.E7];ROUNDUP([.$H$4];0);ROUNDDOWN([.$H$4];0));IF(MOD([.$H$3];6)=5;IF(6&lt;[.E7];ROUNDUP([.$H$4];0);ROUNDDOWN([.$H$4];0));ORG.LIBREOFFICE.RAWSUBTRACT([.$H$4];ROUNDDOWN([.$H$4];0))))))))+[.E7]" office:value-type="float" office:value="61" calcext:value-type="float">
            <text:p>61</text:p>
          </table:table-cell>
          <table:table-cell table:style-name="ce45" table:formula="of:=IF(MOD([.$H$3];6)=0;ROUNDDOWN([.$H$4];0);IF(MOD([.$H$3];6)=1;IF(30&lt;[.F7];ROUNDUP([.$H$4];0);ROUNDDOWN([.$H$4];0));IF(MOD([.$H$3];6)=2;IF(24&lt;[.F7];ROUNDUP([.$H$4];0);ROUNDDOWN([.$H$4];0));IF(MOD([.$H$3];6)=3;IF(18&lt;[.F7];ROUNDUP([.$H$4];0);ROUNDDOWN([.$H$4];0));IF(MOD([.$H$3];6)=4;IF(12&lt;[.F7];ROUNDUP([.$H$4];0);ROUNDDOWN([.$H$4];0));IF(MOD([.$H$3];6)=5;IF(6&lt;[.F7];ROUNDUP([.$H$4];0);ROUNDDOWN([.$H$4];0));ORG.LIBREOFFICE.RAWSUBTRACT([.$H$4];ROUNDDOWN([.$H$4];0))))))))+[.F7]" office:value-type="float" office:value="57" calcext:value-type="float">
            <text:p>57</text:p>
          </table:table-cell>
          <table:table-cell table:style-name="ce45" table:formula="of:=IF(MOD([.$H$3];6)=0;ROUNDDOWN([.$H$4];0);IF(MOD([.$H$3];6)=1;IF(30&lt;[.G7];ROUNDUP([.$H$4];0);ROUNDDOWN([.$H$4];0));IF(MOD([.$H$3];6)=2;IF(24&lt;[.G7];ROUNDUP([.$H$4];0);ROUNDDOWN([.$H$4];0));IF(MOD([.$H$3];6)=3;IF(18&lt;[.G7];ROUNDUP([.$H$4];0);ROUNDDOWN([.$H$4];0));IF(MOD([.$H$3];6)=4;IF(12&lt;[.G7];ROUNDUP([.$H$4];0);ROUNDDOWN([.$H$4];0));IF(MOD([.$H$3];6)=5;IF(6&lt;[.G7];ROUNDUP([.$H$4];0);ROUNDDOWN([.$H$4];0));ORG.LIBREOFFICE.RAWSUBTRACT([.$H$4];ROUNDDOWN([.$H$4];0))))))))+[.G7]" office:value-type="float" office:value="88" calcext:value-type="float">
            <text:p>88</text:p>
          </table:table-cell>
          <table:table-cell table:style-name="ce46" table:formula="of:=SUM([.B14:.G14])" office:value-type="float" office:value="441" calcext:value-type="float">
            <text:p>441</text:p>
          </table:table-cell>
          <table:table-cell table:number-columns-repeated="1016"/>
        </table:table-row>
        <table:table-row table:style-name="ro1">
          <table:table-cell/>
          <table:table-cell table:style-name="ce46" table:formula="of:=SUM([.B9:.B14])" office:value-type="float" office:value="441" calcext:value-type="float">
            <text:p>441</text:p>
          </table:table-cell>
          <table:table-cell table:style-name="ce46" table:formula="of:=SUM([.C9:.C14])" office:value-type="float" office:value="441" calcext:value-type="float">
            <text:p>441</text:p>
          </table:table-cell>
          <table:table-cell table:style-name="ce46" table:formula="of:=SUM([.D9:.D14])" office:value-type="float" office:value="441" calcext:value-type="float">
            <text:p>441</text:p>
          </table:table-cell>
          <table:table-cell table:style-name="ce46" table:formula="of:=SUM([.E9:.E14])" office:value-type="float" office:value="441" calcext:value-type="float">
            <text:p>441</text:p>
          </table:table-cell>
          <table:table-cell table:style-name="ce46" table:formula="of:=SUM([.F9:.F14])" office:value-type="float" office:value="441" calcext:value-type="float">
            <text:p>441</text:p>
          </table:table-cell>
          <table:table-cell table:style-name="ce46" table:formula="of:=SUM([.G9:.G14])" office:value-type="float" office:value="441" calcext:value-type="float">
            <text:p>441</text:p>
          </table:table-cell>
          <table:table-cell table:style-name="ce46" table:formula="of:=[.G14]+[.F13]+[.E12]+[.D11]+[.C10]+[.B9]" office:value-type="float" office:value="441" calcext:value-type="float">
            <text:p>441</text:p>
          </table:table-cell>
          <table:table-cell table:number-columns-repeated="1016"/>
        </table:table-row>
        <table:table-row table:style-name="ro1">
          <table:table-cell table:number-columns-repeated="1024"/>
        </table:table-row>
        <table:table-row table:style-name="ro2">
          <table:table-cell/>
          <table:table-cell table:style-name="ce16" table:formula="of:=NUMBERS2ARAB([.B9])" office:value-type="string" office:string-value="٥٩" calcext:value-type="string">
            <text:p>٥٩</text:p>
          </table:table-cell>
          <table:table-cell table:style-name="ce17" table:formula="of:=NUMBERS2ARAB([.C9])" office:value-type="string" office:string-value="٦٥" calcext:value-type="string">
            <text:p>٦٥</text:p>
          </table:table-cell>
          <table:table-cell table:style-name="ce16" table:formula="of:=NUMBERS2ARAB([.D9])" office:value-type="string" office:string-value="٨٥" calcext:value-type="string">
            <text:p>٨٥</text:p>
          </table:table-cell>
          <table:table-cell table:style-name="ce17" table:formula="of:=NUMBERS2ARAB([.E9])" office:value-type="string" office:string-value="٨٦" calcext:value-type="string">
            <text:p>٨٦</text:p>
          </table:table-cell>
          <table:table-cell table:style-name="ce16" table:formula="of:=NUMBERS2ARAB([.F9])" office:value-type="string" office:string-value="٩٠" calcext:value-type="string">
            <text:p>٩٠</text:p>
          </table:table-cell>
          <table:table-cell table:style-name="ce17" table:formula="of:=NUMBERS2ARAB([.G9])" office:value-type="string" office:string-value="٥٦" calcext:value-type="string">
            <text:p>٥٦</text:p>
          </table:table-cell>
          <table:table-cell table:number-columns-repeated="1017"/>
        </table:table-row>
        <table:table-row table:style-name="ro2">
          <table:table-cell/>
          <table:table-cell table:style-name="ce17" table:formula="of:=NUMBERS2ARAB([.B10])" office:value-type="string" office:string-value="٨٧" calcext:value-type="string">
            <text:p>٨٧</text:p>
          </table:table-cell>
          <table:table-cell table:style-name="ce16" table:formula="of:=NUMBERS2ARAB([.C10])" office:value-type="string" office:string-value="٧٣" calcext:value-type="string">
            <text:p>٧٣</text:p>
          </table:table-cell>
          <table:table-cell table:style-name="ce17" table:formula="of:=NUMBERS2ARAB([.D10])" office:value-type="string" office:string-value="٧٦" calcext:value-type="string">
            <text:p>٧٦</text:p>
          </table:table-cell>
          <table:table-cell table:style-name="ce16" table:formula="of:=NUMBERS2ARAB([.E10])" office:value-type="string" office:string-value="٧٩" calcext:value-type="string">
            <text:p>٧٩</text:p>
          </table:table-cell>
          <table:table-cell table:style-name="ce17" table:formula="of:=NUMBERS2ARAB([.F10])" office:value-type="string" office:string-value="٦٦" calcext:value-type="string">
            <text:p>٦٦</text:p>
          </table:table-cell>
          <table:table-cell table:style-name="ce16" table:formula="of:=NUMBERS2ARAB([.G10])" office:value-type="string" office:string-value="٦٠" calcext:value-type="string">
            <text:p>٦٠</text:p>
          </table:table-cell>
          <table:table-cell table:number-columns-repeated="1017"/>
        </table:table-row>
        <table:table-row table:style-name="ro2">
          <table:table-cell/>
          <table:table-cell table:style-name="ce16" table:formula="of:=NUMBERS2ARAB([.B11])" office:value-type="string" office:string-value="٨٣" calcext:value-type="string">
            <text:p>٨٣</text:p>
          </table:table-cell>
          <table:table-cell table:style-name="ce17" table:formula="of:=NUMBERS2ARAB([.C11])" office:value-type="string" office:string-value="٧٨" calcext:value-type="string">
            <text:p>٧٨</text:p>
          </table:table-cell>
          <table:table-cell table:style-name="ce16" table:formula="of:=NUMBERS2ARAB([.D11])" office:value-type="string" office:string-value="٦٧" calcext:value-type="string">
            <text:p>٦٧</text:p>
          </table:table-cell>
          <table:table-cell table:style-name="ce17" table:formula="of:=NUMBERS2ARAB([.E11])" office:value-type="string" office:string-value="٧٢" calcext:value-type="string">
            <text:p>٧٢</text:p>
          </table:table-cell>
          <table:table-cell table:style-name="ce16" table:formula="of:=NUMBERS2ARAB([.F11])" office:value-type="string" office:string-value="٧٧" calcext:value-type="string">
            <text:p>٧٧</text:p>
          </table:table-cell>
          <table:table-cell table:style-name="ce17" table:formula="of:=NUMBERS2ARAB([.G11])" office:value-type="string" office:string-value="٦٤" calcext:value-type="string">
            <text:p>٦٤</text:p>
          </table:table-cell>
          <table:table-cell table:number-columns-repeated="1017"/>
        </table:table-row>
        <table:table-row table:style-name="ro2">
          <table:table-cell/>
          <table:table-cell table:style-name="ce17" table:formula="of:=NUMBERS2ARAB([.B12])" office:value-type="string" office:string-value="٦٣" calcext:value-type="string">
            <text:p>٦٣</text:p>
          </table:table-cell>
          <table:table-cell table:style-name="ce16" table:formula="of:=NUMBERS2ARAB([.C12])" office:value-type="string" office:string-value="٦٨" calcext:value-type="string">
            <text:p>٦٨</text:p>
          </table:table-cell>
          <table:table-cell table:style-name="ce17" table:formula="of:=NUMBERS2ARAB([.D12])" office:value-type="string" office:string-value="٨١" calcext:value-type="string">
            <text:p>٨١</text:p>
          </table:table-cell>
          <table:table-cell table:style-name="ce16" table:formula="of:=NUMBERS2ARAB([.E12])" office:value-type="string" office:string-value="٧٤" calcext:value-type="string">
            <text:p>٧٤</text:p>
          </table:table-cell>
          <table:table-cell table:style-name="ce17" table:formula="of:=NUMBERS2ARAB([.F12])" office:value-type="string" office:string-value="٧١" calcext:value-type="string">
            <text:p>٧١</text:p>
          </table:table-cell>
          <table:table-cell table:style-name="ce16" table:formula="of:=NUMBERS2ARAB([.G12])" office:value-type="string" office:string-value="٨٤" calcext:value-type="string">
            <text:p>٨٤</text:p>
          </table:table-cell>
          <table:table-cell table:number-columns-repeated="1017"/>
        </table:table-row>
        <table:table-row table:style-name="ro2">
          <table:table-cell/>
          <table:table-cell table:style-name="ce16" table:formula="of:=NUMBERS2ARAB([.B13])" office:value-type="string" office:string-value="٥٨" calcext:value-type="string">
            <text:p>٥٨</text:p>
          </table:table-cell>
          <table:table-cell table:style-name="ce17" table:formula="of:=NUMBERS2ARAB([.C13])" office:value-type="string" office:string-value="٧٥" calcext:value-type="string">
            <text:p>٧٥</text:p>
          </table:table-cell>
          <table:table-cell table:style-name="ce16" table:formula="of:=NUMBERS2ARAB([.D13])" office:value-type="string" office:string-value="٧٠" calcext:value-type="string">
            <text:p>٧٠</text:p>
          </table:table-cell>
          <table:table-cell table:style-name="ce17" table:formula="of:=NUMBERS2ARAB([.E13])" office:value-type="string" office:string-value="٦٩" calcext:value-type="string">
            <text:p>٦٩</text:p>
          </table:table-cell>
          <table:table-cell table:style-name="ce16" table:formula="of:=NUMBERS2ARAB([.F13])" office:value-type="string" office:string-value="٨٠" calcext:value-type="string">
            <text:p>٨٠</text:p>
          </table:table-cell>
          <table:table-cell table:style-name="ce17" table:formula="of:=NUMBERS2ARAB([.G13])" office:value-type="string" office:string-value="٨٩" calcext:value-type="string">
            <text:p>٨٩</text:p>
          </table:table-cell>
          <table:table-cell table:number-columns-repeated="1017"/>
        </table:table-row>
        <table:table-row table:style-name="ro2">
          <table:table-cell/>
          <table:table-cell table:style-name="ce17" table:formula="of:=NUMBERS2ARAB([.B14])" office:value-type="string" office:string-value="٩١" calcext:value-type="string">
            <text:p>٩١</text:p>
          </table:table-cell>
          <table:table-cell table:style-name="ce16" table:formula="of:=NUMBERS2ARAB([.C14])" office:value-type="string" office:string-value="٨٢" calcext:value-type="string">
            <text:p>٨٢</text:p>
          </table:table-cell>
          <table:table-cell table:style-name="ce17" table:formula="of:=NUMBERS2ARAB([.D14])" office:value-type="string" office:string-value="٦٢" calcext:value-type="string">
            <text:p>٦٢</text:p>
          </table:table-cell>
          <table:table-cell table:style-name="ce16" table:formula="of:=NUMBERS2ARAB([.E14])" office:value-type="string" office:string-value="٦١" calcext:value-type="string">
            <text:p>٦١</text:p>
          </table:table-cell>
          <table:table-cell table:style-name="ce17" table:formula="of:=NUMBERS2ARAB([.F14])" office:value-type="string" office:string-value="٥٧" calcext:value-type="string">
            <text:p>٥٧</text:p>
          </table:table-cell>
          <table:table-cell table:style-name="ce16" table:formula="of:=NUMBERS2ARAB([.G14])" office:value-type="string" office:string-value="٨٨" calcext:value-type="string">
            <text:p>٨٨</text:p>
          </table:table-cell>
          <table:table-cell table:number-columns-repeated="1017"/>
        </table:table-row>
        <table:table-row table:style-name="ro1" table:number-rows-repeated="1048553">
          <table:table-cell table:number-columns-repeated="1024"/>
        </table:table-row>
        <table:table-row table:style-name="ro1">
          <table:table-cell table:number-columns-repeated="1024"/>
        </table:table-row>
        <calcext:conditional-formats>
          <calcext:conditional-format calcext:target-range-address="6x6.H8:6x6.H15 6x6.B15:6x6.G15">
            <calcext:condition calcext:apply-style-name="Good" calcext:value="=VALUE(ABJAD([.$I$1];1;1))" calcext:base-cell-address="6x6.B8"/>
            <calcext:condition calcext:apply-style-name="Error" calcext:value="!=VALUE(ABJAD([.$I$1];1;1))" calcext:base-cell-address="6x6.B8"/>
          </calcext:conditional-format>
          <calcext:conditional-format calcext:target-range-address="6x6.H3:6x6.H3">
            <calcext:condition calcext:apply-style-name="Good" calcext:value="&gt;=0" calcext:base-cell-address="6x6.H3"/>
            <calcext:condition calcext:apply-style-name="Bad" calcext:value="&lt;0" calcext:base-cell-address="6x6.H3"/>
          </calcext:conditional-format>
        </calcext:conditional-formats>
      </table:table>
      <table:table table:name="5x5" table:style-name="ta1">
        <table:table-column table:style-name="co8" table:default-cell-style-name="ce27"/>
        <table:table-column table:style-name="co2" table:number-columns-repeated="5" table:default-cell-style-name="ce29"/>
        <table:table-column table:style-name="co9" table:default-cell-style-name="ce29"/>
        <table:table-column table:style-name="co4" table:default-cell-style-name="ce29"/>
        <table:table-column table:style-name="co9" table:default-cell-style-name="ce29"/>
        <table:table-column table:style-name="co5" table:number-columns-repeated="1015" table:default-cell-style-name="ce29"/>
        <table:table-row table:style-name="ro1">
          <table:table-cell/>
          <table:table-cell table:style-name="ce27" office:value-type="float" office:value="5" calcext:value-type="float">
            <text:p>5</text:p>
          </table:table-cell>
          <table:table-cell table:style-name="ce27" office:value-type="float" office:value="4" calcext:value-type="float">
            <text:p>4</text:p>
          </table:table-cell>
          <table:table-cell table:style-name="ce27" office:value-type="float" office:value="3" calcext:value-type="float">
            <text:p>3</text:p>
          </table:table-cell>
          <table:table-cell table:style-name="ce27" office:value-type="float" office:value="2" calcext:value-type="float">
            <text:p>2</text:p>
          </table:table-cell>
          <table:table-cell table:style-name="ce27" office:value-type="float" office:value="1" calcext:value-type="float">
            <text:p>1</text:p>
          </table:table-cell>
          <table:table-cell table:style-name="Default"/>
          <table:table-cell table:style-name="ce76" table:content-validation-name="val5" office:value-type="string" calcext:value-type="string">
            <text:p>تام</text:p>
          </table:table-cell>
          <table:table-cell table:style-name="ce27" table:formula="of:=VALUE(ABJAD([.H1];1;1))" office:value-type="float" office:value="441" calcext:value-type="float">
            <text:p>441</text:p>
          </table:table-cell>
          <table:table-cell table:style-name="ce27" table:number-columns-repeated="1015"/>
        </table:table-row>
        <table:table-row table:style-name="ro1">
          <table:table-cell office:value-type="float" office:value="5" calcext:value-type="float">
            <text:p>5</text:p>
          </table:table-cell>
          <table:table-cell table:style-name="ce35" office:value-type="float" office:value="12" calcext:value-type="float">
            <text:p>12</text:p>
          </table:table-cell>
          <table:table-cell table:style-name="ce35" office:value-type="float" office:value="16" calcext:value-type="float">
            <text:p>16</text:p>
          </table:table-cell>
          <table:table-cell table:style-name="ce35" office:value-type="float" office:value="25" calcext:value-type="float">
            <text:p>25</text:p>
          </table:table-cell>
          <table:table-cell table:style-name="ce35" office:value-type="float" office:value="4" calcext:value-type="float">
            <text:p>4</text:p>
          </table:table-cell>
          <table:table-cell table:style-name="ce35" office:value-type="float" office:value="8" calcext:value-type="float">
            <text:p>8</text:p>
          </table:table-cell>
          <table:table-cell table:style-name="ce13" table:formula="of:=SUM([.B2:.F2])" office:value-type="float" office:value="65" calcext:value-type="float">
            <text:p>65</text:p>
          </table:table-cell>
          <table:table-cell table:number-columns-repeated="1017"/>
        </table:table-row>
        <table:table-row table:style-name="ro1">
          <table:table-cell office:value-type="float" office:value="4" calcext:value-type="float">
            <text:p>4</text:p>
          </table:table-cell>
          <table:table-cell table:style-name="ce35" office:value-type="float" office:value="6" calcext:value-type="float">
            <text:p>6</text:p>
          </table:table-cell>
          <table:table-cell table:style-name="ce35" office:value-type="float" office:value="15" calcext:value-type="float">
            <text:p>15</text:p>
          </table:table-cell>
          <table:table-cell table:style-name="ce35" office:value-type="float" office:value="19" calcext:value-type="float">
            <text:p>19</text:p>
          </table:table-cell>
          <table:table-cell table:style-name="ce35" office:value-type="float" office:value="23" calcext:value-type="float">
            <text:p>23</text:p>
          </table:table-cell>
          <table:table-cell table:style-name="ce35" office:value-type="float" office:value="2" calcext:value-type="float">
            <text:p>2</text:p>
          </table:table-cell>
          <table:table-cell table:style-name="ce74" table:formula="of:=VALUE(ABJAD([.H1];1;1))-[.G2]" office:value-type="float" office:value="376" calcext:value-type="float">
            <text:p>376</text:p>
          </table:table-cell>
          <table:table-cell table:number-columns-repeated="1017"/>
        </table:table-row>
        <table:table-row table:style-name="ro1">
          <table:table-cell office:value-type="float" office:value="3" calcext:value-type="float">
            <text:p>3</text:p>
          </table:table-cell>
          <table:table-cell table:style-name="ce35" office:value-type="float" office:value="5" calcext:value-type="float">
            <text:p>5</text:p>
          </table:table-cell>
          <table:table-cell table:style-name="ce35" office:value-type="float" office:value="9" calcext:value-type="float">
            <text:p>9</text:p>
          </table:table-cell>
          <table:table-cell table:style-name="ce35" office:value-type="float" office:value="13" calcext:value-type="float">
            <text:p>13</text:p>
          </table:table-cell>
          <table:table-cell table:style-name="ce35" office:value-type="float" office:value="17" calcext:value-type="float">
            <text:p>17</text:p>
          </table:table-cell>
          <table:table-cell table:style-name="ce35" office:value-type="float" office:value="21" calcext:value-type="float">
            <text:p>21</text:p>
          </table:table-cell>
          <table:table-cell table:style-name="ce13" table:formula="of:=[.G3]/5" office:value-type="float" office:value="75.2" calcext:value-type="float">
            <text:p>75,2</text:p>
          </table:table-cell>
          <table:table-cell table:number-columns-repeated="1017"/>
        </table:table-row>
        <table:table-row table:style-name="ro1">
          <table:table-cell office:value-type="float" office:value="2" calcext:value-type="float">
            <text:p>2</text:p>
          </table:table-cell>
          <table:table-cell table:style-name="ce35" office:value-type="float" office:value="24" calcext:value-type="float">
            <text:p>24</text:p>
          </table:table-cell>
          <table:table-cell table:style-name="ce35" office:value-type="float" office:value="3" calcext:value-type="float">
            <text:p>3</text:p>
          </table:table-cell>
          <table:table-cell table:style-name="ce35" office:value-type="float" office:value="7" calcext:value-type="float">
            <text:p>7</text:p>
          </table:table-cell>
          <table:table-cell table:style-name="ce35" office:value-type="float" office:value="11" calcext:value-type="float">
            <text:p>11</text:p>
          </table:table-cell>
          <table:table-cell table:style-name="ce35" office:value-type="float" office:value="20" calcext:value-type="float">
            <text:p>20</text:p>
          </table:table-cell>
          <table:table-cell table:number-columns-repeated="1018"/>
        </table:table-row>
        <table:table-row table:style-name="ro1">
          <table:table-cell office:value-type="float" office:value="1" calcext:value-type="float">
            <text:p>1</text:p>
          </table:table-cell>
          <table:table-cell table:style-name="ce35" office:value-type="float" office:value="18" calcext:value-type="float">
            <text:p>18</text:p>
          </table:table-cell>
          <table:table-cell table:style-name="ce35" office:value-type="float" office:value="22" calcext:value-type="float">
            <text:p>22</text:p>
          </table:table-cell>
          <table:table-cell table:style-name="ce35" office:value-type="float" office:value="1" calcext:value-type="float">
            <text:p>1</text:p>
          </table:table-cell>
          <table:table-cell table:style-name="ce35" office:value-type="float" office:value="10" calcext:value-type="float">
            <text:p>10</text:p>
          </table:table-cell>
          <table:table-cell table:style-name="ce35" office:value-type="float" office:value="14" calcext:value-type="float">
            <text:p>14</text:p>
          </table:table-cell>
          <table:table-cell table:number-columns-repeated="1018"/>
        </table:table-row>
        <table:table-row table:style-name="ro1">
          <table:table-cell table:number-columns-repeated="6"/>
          <table:table-cell table:style-name="ce70" table:formula="of:=[.F8]+[.E9]+[.D10]+[.C11]+[.B12]" office:value-type="float" office:value="441" calcext:value-type="float">
            <text:p>441</text:p>
          </table:table-cell>
          <table:table-cell table:number-columns-repeated="1017"/>
        </table:table-row>
        <table:table-row table:style-name="ro1">
          <table:table-cell/>
          <table:table-cell table:style-name="ce45" table:formula="of:=IF(MOD([.$G$3];5)=0;ROUNDDOWN([.$G$4];0);IF(MOD([.$G$3];5)=1;IF(20&lt;[.B2];ROUNDUP([.$G$4];0);ROUNDDOWN([.$G$4];0));IF(MOD([.$G$3];5)=2;IF(15&lt;[.B2];ROUNDUP([.$G$4];0);ROUNDDOWN([.$G$4];0));IF(MOD([.$G$3];5)=3;IF(10&lt;[.B2];ROUNDUP([.$G$4];0);ROUNDDOWN([.$G$4];0));IF(MOD([.$G$3];5)=4;IF(5&lt;[.B2];ROUNDUP([.$G$4];0);ROUNDDOWN([.$G$4];0));ORG.LIBREOFFICE.RAWSUBTRACT([.$G$4];ROUNDDOWN([.$G$4];0)))))))+[.B2]" office:value-type="float" office:value="87" calcext:value-type="float">
            <text:p>87</text:p>
          </table:table-cell>
          <table:table-cell table:style-name="ce45" table:formula="of:=IF(MOD([.$G$3];5)=0;ROUNDDOWN([.$G$4];0);IF(MOD([.$G$3];5)=1;IF(20&lt;[.C2];ROUNDUP([.$G$4];0);ROUNDDOWN([.$G$4];0));IF(MOD([.$G$3];5)=2;IF(15&lt;[.C2];ROUNDUP([.$G$4];0);ROUNDDOWN([.$G$4];0));IF(MOD([.$G$3];5)=3;IF(10&lt;[.C2];ROUNDUP([.$G$4];0);ROUNDDOWN([.$G$4];0));IF(MOD([.$G$3];5)=4;IF(5&lt;[.C2];ROUNDUP([.$G$4];0);ROUNDDOWN([.$G$4];0));ORG.LIBREOFFICE.RAWSUBTRACT([.$G$4];ROUNDDOWN([.$G$4];0)))))))+[.C2]" office:value-type="float" office:value="91" calcext:value-type="float">
            <text:p>91</text:p>
          </table:table-cell>
          <table:table-cell table:style-name="ce45" table:formula="of:=IF(MOD([.$G$3];5)=0;ROUNDDOWN([.$G$4];0);IF(MOD([.$G$3];5)=1;IF(20&lt;[.D2];ROUNDUP([.$G$4];0);ROUNDDOWN([.$G$4];0));IF(MOD([.$G$3];5)=2;IF(15&lt;[.D2];ROUNDUP([.$G$4];0);ROUNDDOWN([.$G$4];0));IF(MOD([.$G$3];5)=3;IF(10&lt;[.D2];ROUNDUP([.$G$4];0);ROUNDDOWN([.$G$4];0));IF(MOD([.$G$3];5)=4;IF(5&lt;[.D2];ROUNDUP([.$G$4];0);ROUNDDOWN([.$G$4];0));ORG.LIBREOFFICE.RAWSUBTRACT([.$G$4];ROUNDDOWN([.$G$4];0)))))))+[.D2]" office:value-type="float" office:value="101" calcext:value-type="float">
            <text:p>101</text:p>
          </table:table-cell>
          <table:table-cell table:style-name="ce45" table:formula="of:=IF(MOD([.$G$3];5)=0;ROUNDDOWN([.$G$4];0);IF(MOD([.$G$3];5)=1;IF(20&lt;[.E2];ROUNDUP([.$G$4];0);ROUNDDOWN([.$G$4];0));IF(MOD([.$G$3];5)=2;IF(15&lt;[.E2];ROUNDUP([.$G$4];0);ROUNDDOWN([.$G$4];0));IF(MOD([.$G$3];5)=3;IF(10&lt;[.E2];ROUNDUP([.$G$4];0);ROUNDDOWN([.$G$4];0));IF(MOD([.$G$3];5)=4;IF(5&lt;[.E2];ROUNDUP([.$G$4];0);ROUNDDOWN([.$G$4];0));ORG.LIBREOFFICE.RAWSUBTRACT([.$G$4];ROUNDDOWN([.$G$4];0)))))))+[.E2]" office:value-type="float" office:value="79" calcext:value-type="float">
            <text:p>79</text:p>
          </table:table-cell>
          <table:table-cell table:style-name="ce45" table:formula="of:=IF(MOD([.$G$3];5)=0;ROUNDDOWN([.$G$4];0);IF(MOD([.$G$3];5)=1;IF(20&lt;[.F2];ROUNDUP([.$G$4];0);ROUNDDOWN([.$G$4];0));IF(MOD([.$G$3];5)=2;IF(15&lt;[.F2];ROUNDUP([.$G$4];0);ROUNDDOWN([.$G$4];0));IF(MOD([.$G$3];5)=3;IF(10&lt;[.F2];ROUNDUP([.$G$4];0);ROUNDDOWN([.$G$4];0));IF(MOD([.$G$3];5)=4;IF(5&lt;[.F2];ROUNDUP([.$G$4];0);ROUNDDOWN([.$G$4];0));ORG.LIBREOFFICE.RAWSUBTRACT([.$G$4];ROUNDDOWN([.$G$4];0)))))))+[.F2]" office:value-type="float" office:value="83" calcext:value-type="float">
            <text:p>83</text:p>
          </table:table-cell>
          <table:table-cell table:style-name="ce70" table:formula="of:=SUM([.B8:.F8])" office:value-type="float" office:value="441" calcext:value-type="float">
            <text:p>441</text:p>
          </table:table-cell>
          <table:table-cell table:number-columns-repeated="1017"/>
        </table:table-row>
        <table:table-row table:style-name="ro1">
          <table:table-cell/>
          <table:table-cell table:style-name="ce45" table:formula="of:=IF(MOD([.$G$3];5)=0;ROUNDDOWN([.$G$4];0);IF(MOD([.$G$3];5)=1;IF(20&lt;[.B3];ROUNDUP([.$G$4];0);ROUNDDOWN([.$G$4];0));IF(MOD([.$G$3];5)=2;IF(15&lt;[.B3];ROUNDUP([.$G$4];0);ROUNDDOWN([.$G$4];0));IF(MOD([.$G$3];5)=3;IF(10&lt;[.B3];ROUNDUP([.$G$4];0);ROUNDDOWN([.$G$4];0));IF(MOD([.$G$3];5)=4;IF(5&lt;[.B3];ROUNDUP([.$G$4];0);ROUNDDOWN([.$G$4];0));ORG.LIBREOFFICE.RAWSUBTRACT([.$G$4];ROUNDDOWN([.$G$4];0)))))))+[.B3]" office:value-type="float" office:value="81" calcext:value-type="float">
            <text:p>81</text:p>
          </table:table-cell>
          <table:table-cell table:style-name="ce45" table:formula="of:=IF(MOD([.$G$3];5)=0;ROUNDDOWN([.$G$4];0);IF(MOD([.$G$3];5)=1;IF(20&lt;[.C3];ROUNDUP([.$G$4];0);ROUNDDOWN([.$G$4];0));IF(MOD([.$G$3];5)=2;IF(15&lt;[.C3];ROUNDUP([.$G$4];0);ROUNDDOWN([.$G$4];0));IF(MOD([.$G$3];5)=3;IF(10&lt;[.C3];ROUNDUP([.$G$4];0);ROUNDDOWN([.$G$4];0));IF(MOD([.$G$3];5)=4;IF(5&lt;[.C3];ROUNDUP([.$G$4];0);ROUNDDOWN([.$G$4];0));ORG.LIBREOFFICE.RAWSUBTRACT([.$G$4];ROUNDDOWN([.$G$4];0)))))))+[.C3]" office:value-type="float" office:value="90" calcext:value-type="float">
            <text:p>90</text:p>
          </table:table-cell>
          <table:table-cell table:style-name="ce45" table:formula="of:=IF(MOD([.$G$3];5)=0;ROUNDDOWN([.$G$4];0);IF(MOD([.$G$3];5)=1;IF(20&lt;[.D3];ROUNDUP([.$G$4];0);ROUNDDOWN([.$G$4];0));IF(MOD([.$G$3];5)=2;IF(15&lt;[.D3];ROUNDUP([.$G$4];0);ROUNDDOWN([.$G$4];0));IF(MOD([.$G$3];5)=3;IF(10&lt;[.D3];ROUNDUP([.$G$4];0);ROUNDDOWN([.$G$4];0));IF(MOD([.$G$3];5)=4;IF(5&lt;[.D3];ROUNDUP([.$G$4];0);ROUNDDOWN([.$G$4];0));ORG.LIBREOFFICE.RAWSUBTRACT([.$G$4];ROUNDDOWN([.$G$4];0)))))))+[.D3]" office:value-type="float" office:value="94" calcext:value-type="float">
            <text:p>94</text:p>
          </table:table-cell>
          <table:table-cell table:style-name="ce45" table:formula="of:=IF(MOD([.$G$3];5)=0;ROUNDDOWN([.$G$4];0);IF(MOD([.$G$3];5)=1;IF(20&lt;[.E3];ROUNDUP([.$G$4];0);ROUNDDOWN([.$G$4];0));IF(MOD([.$G$3];5)=2;IF(15&lt;[.E3];ROUNDUP([.$G$4];0);ROUNDDOWN([.$G$4];0));IF(MOD([.$G$3];5)=3;IF(10&lt;[.E3];ROUNDUP([.$G$4];0);ROUNDDOWN([.$G$4];0));IF(MOD([.$G$3];5)=4;IF(5&lt;[.E3];ROUNDUP([.$G$4];0);ROUNDDOWN([.$G$4];0));ORG.LIBREOFFICE.RAWSUBTRACT([.$G$4];ROUNDDOWN([.$G$4];0)))))))+[.E3]" office:value-type="float" office:value="99" calcext:value-type="float">
            <text:p>99</text:p>
          </table:table-cell>
          <table:table-cell table:style-name="ce45" table:formula="of:=IF(MOD([.$G$3];5)=0;ROUNDDOWN([.$G$4];0);IF(MOD([.$G$3];5)=1;IF(20&lt;[.F3];ROUNDUP([.$G$4];0);ROUNDDOWN([.$G$4];0));IF(MOD([.$G$3];5)=2;IF(15&lt;[.F3];ROUNDUP([.$G$4];0);ROUNDDOWN([.$G$4];0));IF(MOD([.$G$3];5)=3;IF(10&lt;[.F3];ROUNDUP([.$G$4];0);ROUNDDOWN([.$G$4];0));IF(MOD([.$G$3];5)=4;IF(5&lt;[.F3];ROUNDUP([.$G$4];0);ROUNDDOWN([.$G$4];0));ORG.LIBREOFFICE.RAWSUBTRACT([.$G$4];ROUNDDOWN([.$G$4];0)))))))+[.F3]" office:value-type="float" office:value="77" calcext:value-type="float">
            <text:p>77</text:p>
          </table:table-cell>
          <table:table-cell table:style-name="ce70" table:formula="of:=SUM([.B9:.F9])" office:value-type="float" office:value="441" calcext:value-type="float">
            <text:p>441</text:p>
          </table:table-cell>
          <table:table-cell table:number-columns-repeated="1017"/>
        </table:table-row>
        <table:table-row table:style-name="ro1">
          <table:table-cell/>
          <table:table-cell table:style-name="ce45" table:formula="of:=IF(MOD([.$G$3];5)=0;ROUNDDOWN([.$G$4];0);IF(MOD([.$G$3];5)=1;IF(20&lt;[.B4];ROUNDUP([.$G$4];0);ROUNDDOWN([.$G$4];0));IF(MOD([.$G$3];5)=2;IF(15&lt;[.B4];ROUNDUP([.$G$4];0);ROUNDDOWN([.$G$4];0));IF(MOD([.$G$3];5)=3;IF(10&lt;[.B4];ROUNDUP([.$G$4];0);ROUNDDOWN([.$G$4];0));IF(MOD([.$G$3];5)=4;IF(5&lt;[.B4];ROUNDUP([.$G$4];0);ROUNDDOWN([.$G$4];0));ORG.LIBREOFFICE.RAWSUBTRACT([.$G$4];ROUNDDOWN([.$G$4];0)))))))+[.B4]" office:value-type="float" office:value="80" calcext:value-type="float">
            <text:p>80</text:p>
          </table:table-cell>
          <table:table-cell table:style-name="ce45" table:formula="of:=IF(MOD([.$G$3];5)=0;ROUNDDOWN([.$G$4];0);IF(MOD([.$G$3];5)=1;IF(20&lt;[.C4];ROUNDUP([.$G$4];0);ROUNDDOWN([.$G$4];0));IF(MOD([.$G$3];5)=2;IF(15&lt;[.C4];ROUNDUP([.$G$4];0);ROUNDDOWN([.$G$4];0));IF(MOD([.$G$3];5)=3;IF(10&lt;[.C4];ROUNDUP([.$G$4];0);ROUNDDOWN([.$G$4];0));IF(MOD([.$G$3];5)=4;IF(5&lt;[.C4];ROUNDUP([.$G$4];0);ROUNDDOWN([.$G$4];0));ORG.LIBREOFFICE.RAWSUBTRACT([.$G$4];ROUNDDOWN([.$G$4];0)))))))+[.C4]" office:value-type="float" office:value="84" calcext:value-type="float">
            <text:p>84</text:p>
          </table:table-cell>
          <table:table-cell table:style-name="ce45" table:formula="of:=IF(MOD([.$G$3];5)=0;ROUNDDOWN([.$G$4];0);IF(MOD([.$G$3];5)=1;IF(20&lt;[.D4];ROUNDUP([.$G$4];0);ROUNDDOWN([.$G$4];0));IF(MOD([.$G$3];5)=2;IF(15&lt;[.D4];ROUNDUP([.$G$4];0);ROUNDDOWN([.$G$4];0));IF(MOD([.$G$3];5)=3;IF(10&lt;[.D4];ROUNDUP([.$G$4];0);ROUNDDOWN([.$G$4];0));IF(MOD([.$G$3];5)=4;IF(5&lt;[.D4];ROUNDUP([.$G$4];0);ROUNDDOWN([.$G$4];0));ORG.LIBREOFFICE.RAWSUBTRACT([.$G$4];ROUNDDOWN([.$G$4];0)))))))+[.D4]" office:value-type="float" office:value="88" calcext:value-type="float">
            <text:p>88</text:p>
          </table:table-cell>
          <table:table-cell table:style-name="ce45" table:formula="of:=IF(MOD([.$G$3];5)=0;ROUNDDOWN([.$G$4];0);IF(MOD([.$G$3];5)=1;IF(20&lt;[.E4];ROUNDUP([.$G$4];0);ROUNDDOWN([.$G$4];0));IF(MOD([.$G$3];5)=2;IF(15&lt;[.E4];ROUNDUP([.$G$4];0);ROUNDDOWN([.$G$4];0));IF(MOD([.$G$3];5)=3;IF(10&lt;[.E4];ROUNDUP([.$G$4];0);ROUNDDOWN([.$G$4];0));IF(MOD([.$G$3];5)=4;IF(5&lt;[.E4];ROUNDUP([.$G$4];0);ROUNDDOWN([.$G$4];0));ORG.LIBREOFFICE.RAWSUBTRACT([.$G$4];ROUNDDOWN([.$G$4];0)))))))+[.E4]" office:value-type="float" office:value="92" calcext:value-type="float">
            <text:p>92</text:p>
          </table:table-cell>
          <table:table-cell table:style-name="ce45" table:formula="of:=IF(MOD([.$G$3];5)=0;ROUNDDOWN([.$G$4];0);IF(MOD([.$G$3];5)=1;IF(20&lt;[.F4];ROUNDUP([.$G$4];0);ROUNDDOWN([.$G$4];0));IF(MOD([.$G$3];5)=2;IF(15&lt;[.F4];ROUNDUP([.$G$4];0);ROUNDDOWN([.$G$4];0));IF(MOD([.$G$3];5)=3;IF(10&lt;[.F4];ROUNDUP([.$G$4];0);ROUNDDOWN([.$G$4];0));IF(MOD([.$G$3];5)=4;IF(5&lt;[.F4];ROUNDUP([.$G$4];0);ROUNDDOWN([.$G$4];0));ORG.LIBREOFFICE.RAWSUBTRACT([.$G$4];ROUNDDOWN([.$G$4];0)))))))+[.F4]" office:value-type="float" office:value="97" calcext:value-type="float">
            <text:p>97</text:p>
          </table:table-cell>
          <table:table-cell table:style-name="ce70" table:formula="of:=SUM([.B10:.F10])" office:value-type="float" office:value="441" calcext:value-type="float">
            <text:p>441</text:p>
          </table:table-cell>
          <table:table-cell table:number-columns-repeated="1017"/>
        </table:table-row>
        <table:table-row table:style-name="ro1">
          <table:table-cell/>
          <table:table-cell table:style-name="ce45" table:formula="of:=IF(MOD([.$G$3];5)=0;ROUNDDOWN([.$G$4];0);IF(MOD([.$G$3];5)=1;IF(20&lt;[.B5];ROUNDUP([.$G$4];0);ROUNDDOWN([.$G$4];0));IF(MOD([.$G$3];5)=2;IF(15&lt;[.B5];ROUNDUP([.$G$4];0);ROUNDDOWN([.$G$4];0));IF(MOD([.$G$3];5)=3;IF(10&lt;[.B5];ROUNDUP([.$G$4];0);ROUNDDOWN([.$G$4];0));IF(MOD([.$G$3];5)=4;IF(5&lt;[.B5];ROUNDUP([.$G$4];0);ROUNDDOWN([.$G$4];0));ORG.LIBREOFFICE.RAWSUBTRACT([.$G$4];ROUNDDOWN([.$G$4];0)))))))+[.B5]" office:value-type="float" office:value="100" calcext:value-type="float">
            <text:p>100</text:p>
          </table:table-cell>
          <table:table-cell table:style-name="ce45" table:formula="of:=IF(MOD([.$G$3];5)=0;ROUNDDOWN([.$G$4];0);IF(MOD([.$G$3];5)=1;IF(20&lt;[.C5];ROUNDUP([.$G$4];0);ROUNDDOWN([.$G$4];0));IF(MOD([.$G$3];5)=2;IF(15&lt;[.C5];ROUNDUP([.$G$4];0);ROUNDDOWN([.$G$4];0));IF(MOD([.$G$3];5)=3;IF(10&lt;[.C5];ROUNDUP([.$G$4];0);ROUNDDOWN([.$G$4];0));IF(MOD([.$G$3];5)=4;IF(5&lt;[.C5];ROUNDUP([.$G$4];0);ROUNDDOWN([.$G$4];0));ORG.LIBREOFFICE.RAWSUBTRACT([.$G$4];ROUNDDOWN([.$G$4];0)))))))+[.C5]" office:value-type="float" office:value="78" calcext:value-type="float">
            <text:p>78</text:p>
          </table:table-cell>
          <table:table-cell table:style-name="ce45" table:formula="of:=IF(MOD([.$G$3];5)=0;ROUNDDOWN([.$G$4];0);IF(MOD([.$G$3];5)=1;IF(20&lt;[.D5];ROUNDUP([.$G$4];0);ROUNDDOWN([.$G$4];0));IF(MOD([.$G$3];5)=2;IF(15&lt;[.D5];ROUNDUP([.$G$4];0);ROUNDDOWN([.$G$4];0));IF(MOD([.$G$3];5)=3;IF(10&lt;[.D5];ROUNDUP([.$G$4];0);ROUNDDOWN([.$G$4];0));IF(MOD([.$G$3];5)=4;IF(5&lt;[.D5];ROUNDUP([.$G$4];0);ROUNDDOWN([.$G$4];0));ORG.LIBREOFFICE.RAWSUBTRACT([.$G$4];ROUNDDOWN([.$G$4];0)))))))+[.D5]" office:value-type="float" office:value="82" calcext:value-type="float">
            <text:p>82</text:p>
          </table:table-cell>
          <table:table-cell table:style-name="ce45" table:formula="of:=IF(MOD([.$G$3];5)=0;ROUNDDOWN([.$G$4];0);IF(MOD([.$G$3];5)=1;IF(20&lt;[.E5];ROUNDUP([.$G$4];0);ROUNDDOWN([.$G$4];0));IF(MOD([.$G$3];5)=2;IF(15&lt;[.E5];ROUNDUP([.$G$4];0);ROUNDDOWN([.$G$4];0));IF(MOD([.$G$3];5)=3;IF(10&lt;[.E5];ROUNDUP([.$G$4];0);ROUNDDOWN([.$G$4];0));IF(MOD([.$G$3];5)=4;IF(5&lt;[.E5];ROUNDUP([.$G$4];0);ROUNDDOWN([.$G$4];0));ORG.LIBREOFFICE.RAWSUBTRACT([.$G$4];ROUNDDOWN([.$G$4];0)))))))+[.E5]" office:value-type="float" office:value="86" calcext:value-type="float">
            <text:p>86</text:p>
          </table:table-cell>
          <table:table-cell table:style-name="ce45" table:formula="of:=IF(MOD([.$G$3];5)=0;ROUNDDOWN([.$G$4];0);IF(MOD([.$G$3];5)=1;IF(20&lt;[.F5];ROUNDUP([.$G$4];0);ROUNDDOWN([.$G$4];0));IF(MOD([.$G$3];5)=2;IF(15&lt;[.F5];ROUNDUP([.$G$4];0);ROUNDDOWN([.$G$4];0));IF(MOD([.$G$3];5)=3;IF(10&lt;[.F5];ROUNDUP([.$G$4];0);ROUNDDOWN([.$G$4];0));IF(MOD([.$G$3];5)=4;IF(5&lt;[.F5];ROUNDUP([.$G$4];0);ROUNDDOWN([.$G$4];0));ORG.LIBREOFFICE.RAWSUBTRACT([.$G$4];ROUNDDOWN([.$G$4];0)))))))+[.F5]" office:value-type="float" office:value="95" calcext:value-type="float">
            <text:p>95</text:p>
          </table:table-cell>
          <table:table-cell table:style-name="ce70" table:formula="of:=SUM([.B11:.F11])" office:value-type="float" office:value="441" calcext:value-type="float">
            <text:p>441</text:p>
          </table:table-cell>
          <table:table-cell table:number-columns-repeated="1017"/>
        </table:table-row>
        <table:table-row table:style-name="ro1">
          <table:table-cell/>
          <table:table-cell table:style-name="ce45" table:formula="of:=IF(MOD([.$G$3];5)=0;ROUNDDOWN([.$G$4];0);IF(MOD([.$G$3];5)=1;IF(20&lt;[.B6];ROUNDUP([.$G$4];0);ROUNDDOWN([.$G$4];0));IF(MOD([.$G$3];5)=2;IF(15&lt;[.B6];ROUNDUP([.$G$4];0);ROUNDDOWN([.$G$4];0));IF(MOD([.$G$3];5)=3;IF(10&lt;[.B6];ROUNDUP([.$G$4];0);ROUNDDOWN([.$G$4];0));IF(MOD([.$G$3];5)=4;IF(5&lt;[.B6];ROUNDUP([.$G$4];0);ROUNDDOWN([.$G$4];0));ORG.LIBREOFFICE.RAWSUBTRACT([.$G$4];ROUNDDOWN([.$G$4];0)))))))+[.B6]" office:value-type="float" office:value="93" calcext:value-type="float">
            <text:p>93</text:p>
          </table:table-cell>
          <table:table-cell table:style-name="ce45" table:formula="of:=IF(MOD([.$G$3];5)=0;ROUNDDOWN([.$G$4];0);IF(MOD([.$G$3];5)=1;IF(20&lt;[.C6];ROUNDUP([.$G$4];0);ROUNDDOWN([.$G$4];0));IF(MOD([.$G$3];5)=2;IF(15&lt;[.C6];ROUNDUP([.$G$4];0);ROUNDDOWN([.$G$4];0));IF(MOD([.$G$3];5)=3;IF(10&lt;[.C6];ROUNDUP([.$G$4];0);ROUNDDOWN([.$G$4];0));IF(MOD([.$G$3];5)=4;IF(5&lt;[.C6];ROUNDUP([.$G$4];0);ROUNDDOWN([.$G$4];0));ORG.LIBREOFFICE.RAWSUBTRACT([.$G$4];ROUNDDOWN([.$G$4];0)))))))+[.C6]" office:value-type="float" office:value="98" calcext:value-type="float">
            <text:p>98</text:p>
          </table:table-cell>
          <table:table-cell table:style-name="ce45" table:formula="of:=IF(MOD([.$G$3];5)=0;ROUNDDOWN([.$G$4];0);IF(MOD([.$G$3];5)=1;IF(20&lt;[.D6];ROUNDUP([.$G$4];0);ROUNDDOWN([.$G$4];0));IF(MOD([.$G$3];5)=2;IF(15&lt;[.D6];ROUNDUP([.$G$4];0);ROUNDDOWN([.$G$4];0));IF(MOD([.$G$3];5)=3;IF(10&lt;[.D6];ROUNDUP([.$G$4];0);ROUNDDOWN([.$G$4];0));IF(MOD([.$G$3];5)=4;IF(5&lt;[.D6];ROUNDUP([.$G$4];0);ROUNDDOWN([.$G$4];0));ORG.LIBREOFFICE.RAWSUBTRACT([.$G$4];ROUNDDOWN([.$G$4];0)))))))+[.D6]" office:value-type="float" office:value="76" calcext:value-type="float">
            <text:p>76</text:p>
          </table:table-cell>
          <table:table-cell table:style-name="ce45" table:formula="of:=IF(MOD([.$G$3];5)=0;ROUNDDOWN([.$G$4];0);IF(MOD([.$G$3];5)=1;IF(20&lt;[.E6];ROUNDUP([.$G$4];0);ROUNDDOWN([.$G$4];0));IF(MOD([.$G$3];5)=2;IF(15&lt;[.E6];ROUNDUP([.$G$4];0);ROUNDDOWN([.$G$4];0));IF(MOD([.$G$3];5)=3;IF(10&lt;[.E6];ROUNDUP([.$G$4];0);ROUNDDOWN([.$G$4];0));IF(MOD([.$G$3];5)=4;IF(5&lt;[.E6];ROUNDUP([.$G$4];0);ROUNDDOWN([.$G$4];0));ORG.LIBREOFFICE.RAWSUBTRACT([.$G$4];ROUNDDOWN([.$G$4];0)))))))+[.E6]" office:value-type="float" office:value="85" calcext:value-type="float">
            <text:p>85</text:p>
          </table:table-cell>
          <table:table-cell table:style-name="ce45" table:formula="of:=IF(MOD([.$G$3];5)=0;ROUNDDOWN([.$G$4];0);IF(MOD([.$G$3];5)=1;IF(20&lt;[.F6];ROUNDUP([.$G$4];0);ROUNDDOWN([.$G$4];0));IF(MOD([.$G$3];5)=2;IF(15&lt;[.F6];ROUNDUP([.$G$4];0);ROUNDDOWN([.$G$4];0));IF(MOD([.$G$3];5)=3;IF(10&lt;[.F6];ROUNDUP([.$G$4];0);ROUNDDOWN([.$G$4];0));IF(MOD([.$G$3];5)=4;IF(5&lt;[.F6];ROUNDUP([.$G$4];0);ROUNDDOWN([.$G$4];0));ORG.LIBREOFFICE.RAWSUBTRACT([.$G$4];ROUNDDOWN([.$G$4];0)))))))+[.F6]" office:value-type="float" office:value="89" calcext:value-type="float">
            <text:p>89</text:p>
          </table:table-cell>
          <table:table-cell table:style-name="ce70" table:formula="of:=SUM([.B12:.F12])" office:value-type="float" office:value="441" calcext:value-type="float">
            <text:p>441</text:p>
          </table:table-cell>
          <table:table-cell table:number-columns-repeated="1017"/>
        </table:table-row>
        <table:table-row table:style-name="ro1">
          <table:table-cell/>
          <table:table-cell table:style-name="ce70" table:formula="of:=SUM([.B8:.B12])" office:value-type="float" office:value="441" calcext:value-type="float">
            <text:p>441</text:p>
          </table:table-cell>
          <table:table-cell table:style-name="ce70" table:formula="of:=SUM([.C8:.C12])" office:value-type="float" office:value="441" calcext:value-type="float">
            <text:p>441</text:p>
          </table:table-cell>
          <table:table-cell table:style-name="ce70" table:formula="of:=SUM([.D8:.D12])" office:value-type="float" office:value="441" calcext:value-type="float">
            <text:p>441</text:p>
          </table:table-cell>
          <table:table-cell table:style-name="ce70" table:formula="of:=SUM([.E8:.E12])" office:value-type="float" office:value="441" calcext:value-type="float">
            <text:p>441</text:p>
          </table:table-cell>
          <table:table-cell table:style-name="ce70" table:formula="of:=SUM([.F8:.F12])" office:value-type="float" office:value="441" calcext:value-type="float">
            <text:p>441</text:p>
          </table:table-cell>
          <table:table-cell table:style-name="ce70" table:formula="of:=[.F12]+[.E11]+[.D10]+[.C9]+[.B8]" office:value-type="float" office:value="440" calcext:value-type="float">
            <text:p>440</text:p>
          </table:table-cell>
          <table:table-cell table:number-columns-repeated="1017"/>
        </table:table-row>
        <table:table-row table:style-name="ro1">
          <table:table-cell/>
          <table:table-cell table:style-name="ce15" table:number-columns-repeated="5"/>
          <table:table-cell table:number-columns-repeated="1018"/>
        </table:table-row>
        <table:table-row table:style-name="ro2">
          <table:table-cell/>
          <table:table-cell table:style-name="ce52" table:formula="of:=NUMBERS2ARAB([.B8])" office:value-type="string" office:string-value="٨٧" calcext:value-type="string">
            <text:p>٨٧</text:p>
          </table:table-cell>
          <table:table-cell table:style-name="ce53" table:formula="of:=NUMBERS2ARAB([.C8])" office:value-type="string" office:string-value="٩١" calcext:value-type="string">
            <text:p>٩١</text:p>
          </table:table-cell>
          <table:table-cell table:style-name="ce52" table:formula="of:=NUMBERS2ARAB([.D8])" office:value-type="string" office:string-value="١٠١" calcext:value-type="string">
            <text:p>١٠١</text:p>
          </table:table-cell>
          <table:table-cell table:style-name="ce53" table:formula="of:=NUMBERS2ARAB([.E8])" office:value-type="string" office:string-value="٧٩" calcext:value-type="string">
            <text:p>٧٩</text:p>
          </table:table-cell>
          <table:table-cell table:style-name="ce52" table:formula="of:=NUMBERS2ARAB([.F8])" office:value-type="string" office:string-value="٨٣" calcext:value-type="string">
            <text:p>٨٣</text:p>
          </table:table-cell>
          <table:table-cell table:number-columns-repeated="1018"/>
        </table:table-row>
        <table:table-row table:style-name="ro2">
          <table:table-cell/>
          <table:table-cell table:style-name="ce53" table:formula="of:=NUMBERS2ARAB([.B9])" office:value-type="string" office:string-value="٨١" calcext:value-type="string">
            <text:p>٨١</text:p>
          </table:table-cell>
          <table:table-cell table:style-name="ce52" table:formula="of:=NUMBERS2ARAB([.C9])" office:value-type="string" office:string-value="٩٠" calcext:value-type="string">
            <text:p>٩٠</text:p>
          </table:table-cell>
          <table:table-cell table:style-name="ce53" table:formula="of:=NUMBERS2ARAB([.D9])" office:value-type="string" office:string-value="٩٤" calcext:value-type="string">
            <text:p>٩٤</text:p>
          </table:table-cell>
          <table:table-cell table:style-name="ce52" table:formula="of:=NUMBERS2ARAB([.E9])" office:value-type="string" office:string-value="٩٩" calcext:value-type="string">
            <text:p>٩٩</text:p>
          </table:table-cell>
          <table:table-cell table:style-name="ce53" table:formula="of:=NUMBERS2ARAB([.F9])" office:value-type="string" office:string-value="٧٧" calcext:value-type="string">
            <text:p>٧٧</text:p>
          </table:table-cell>
          <table:table-cell table:number-columns-repeated="1018"/>
        </table:table-row>
        <table:table-row table:style-name="ro2">
          <table:table-cell/>
          <table:table-cell table:style-name="ce52" table:formula="of:=NUMBERS2ARAB([.B10])" office:value-type="string" office:string-value="٨٠" calcext:value-type="string">
            <text:p>٨٠</text:p>
          </table:table-cell>
          <table:table-cell table:style-name="ce53" table:formula="of:=NUMBERS2ARAB([.C10])" office:value-type="string" office:string-value="٨٤" calcext:value-type="string">
            <text:p>٨٤</text:p>
          </table:table-cell>
          <table:table-cell table:style-name="ce52" table:formula="of:=NUMBERS2ARAB([.D10])" office:value-type="string" office:string-value="٨٨" calcext:value-type="string">
            <text:p>٨٨</text:p>
          </table:table-cell>
          <table:table-cell table:style-name="ce53" table:formula="of:=NUMBERS2ARAB([.E10])" office:value-type="string" office:string-value="٩٢" calcext:value-type="string">
            <text:p>٩٢</text:p>
          </table:table-cell>
          <table:table-cell table:style-name="ce52" table:formula="of:=NUMBERS2ARAB([.F10])" office:value-type="string" office:string-value="٩٧" calcext:value-type="string">
            <text:p>٩٧</text:p>
          </table:table-cell>
          <table:table-cell table:number-columns-repeated="1018"/>
        </table:table-row>
        <table:table-row table:style-name="ro2">
          <table:table-cell/>
          <table:table-cell table:style-name="ce53" table:formula="of:=NUMBERS2ARAB([.B11])" office:value-type="string" office:string-value="١٠٠" calcext:value-type="string">
            <text:p>١٠٠</text:p>
          </table:table-cell>
          <table:table-cell table:style-name="ce52" table:formula="of:=NUMBERS2ARAB([.C11])" office:value-type="string" office:string-value="٧٨" calcext:value-type="string">
            <text:p>٧٨</text:p>
          </table:table-cell>
          <table:table-cell table:style-name="ce53" table:formula="of:=NUMBERS2ARAB([.D11])" office:value-type="string" office:string-value="٨٢" calcext:value-type="string">
            <text:p>٨٢</text:p>
          </table:table-cell>
          <table:table-cell table:style-name="ce52" table:formula="of:=NUMBERS2ARAB([.E11])" office:value-type="string" office:string-value="٨٦" calcext:value-type="string">
            <text:p>٨٦</text:p>
          </table:table-cell>
          <table:table-cell table:style-name="ce53" table:formula="of:=NUMBERS2ARAB([.F11])" office:value-type="string" office:string-value="٩٥" calcext:value-type="string">
            <text:p>٩٥</text:p>
          </table:table-cell>
          <table:table-cell table:number-columns-repeated="1018"/>
        </table:table-row>
        <table:table-row table:style-name="ro2">
          <table:table-cell/>
          <table:table-cell table:style-name="ce52" table:formula="of:=NUMBERS2ARAB([.B12])" office:value-type="string" office:string-value="٩٣" calcext:value-type="string">
            <text:p>٩٣</text:p>
          </table:table-cell>
          <table:table-cell table:style-name="ce53" table:formula="of:=NUMBERS2ARAB([.C12])" office:value-type="string" office:string-value="٩٨" calcext:value-type="string">
            <text:p>٩٨</text:p>
          </table:table-cell>
          <table:table-cell table:style-name="ce52" table:formula="of:=NUMBERS2ARAB([.D12])" office:value-type="string" office:string-value="٧٦" calcext:value-type="string">
            <text:p>٧٦</text:p>
          </table:table-cell>
          <table:table-cell table:style-name="ce53" table:formula="of:=NUMBERS2ARAB([.E12])" office:value-type="string" office:string-value="٨٥" calcext:value-type="string">
            <text:p>٨٥</text:p>
          </table:table-cell>
          <table:table-cell table:style-name="ce52" table:formula="of:=NUMBERS2ARAB([.F12])" office:value-type="string" office:string-value="٨٩" calcext:value-type="string">
            <text:p>٨٩</text:p>
          </table:table-cell>
          <table:table-cell table:number-columns-repeated="1018"/>
        </table:table-row>
        <table:table-row table:style-name="ro1" table:number-rows-repeated="1048556">
          <table:table-cell table:number-columns-repeated="1024"/>
        </table:table-row>
        <table:table-row table:style-name="ro1">
          <table:table-cell table:number-columns-repeated="1024"/>
        </table:table-row>
        <calcext:conditional-formats>
          <calcext:conditional-format calcext:target-range-address="5x5.G7:5x5.G13 5x5.B13:5x5.F13">
            <calcext:condition calcext:apply-style-name="Good" calcext:value="=VALUE(ABJAD([.$H$1];1;1))" calcext:base-cell-address="5x5.B7"/>
            <calcext:condition calcext:apply-style-name="Bad" calcext:value="!=VALUE(ABJAD([.$H$1];1;1))" calcext:base-cell-address="5x5.B7"/>
          </calcext:conditional-format>
          <calcext:conditional-format calcext:target-range-address="5x5.G3:5x5.G3">
            <calcext:condition calcext:apply-style-name="Good" calcext:value="&gt;=0" calcext:base-cell-address="5x5.G3"/>
            <calcext:condition calcext:apply-style-name="Bad" calcext:value="&lt;0" calcext:base-cell-address="5x5.G3"/>
          </calcext:conditional-format>
        </calcext:conditional-formats>
      </table:table>
      <table:table table:name="Esma'ul Hûsna" table:style-name="ta1">
        <table:table-column table:style-name="co5" table:number-columns-repeated="2" table:default-cell-style-name="ce56"/>
        <table:table-column table:style-name="co5" table:number-columns-repeated="1022" table:default-cell-style-name="ce57"/>
        <table:table-row table:style-name="ro1">
          <table:table-cell office:value-type="string" calcext:value-type="string">
            <text:p>أبد</text:p>
          </table:table-cell>
          <table:table-cell table:formula="of:=VALUE(ABJAD([.A1];1;1))" office:value-type="float" office:value="7" calcext:value-type="float">
            <text:p>7</text:p>
          </table:table-cell>
          <table:table-cell table:number-columns-repeated="2"/>
          <table:table-cell table:style-name="ce58" office:value-type="string" calcext:value-type="string" table:number-columns-spanned="5" table:number-rows-spanned="1">
            <text:p><text:a xlink:href="https://go.abdil.one/not2021" xlink:type="simple">https://go.abdil.one/not2021</text:a></text:p>
          </table:table-cell>
          <table:covered-table-cell table:number-columns-repeated="4" table:style-name="ce80"/>
          <table:table-cell table:number-columns-repeated="1015"/>
        </table:table-row>
        <table:table-row table:style-name="ro1">
          <table:table-cell office:value-type="string" calcext:value-type="string">
            <text:p>أحد</text:p>
          </table:table-cell>
          <table:table-cell table:formula="of:=VALUE(ABJAD([.A2];1;1))" office:value-type="float" office:value="13" calcext:value-type="float">
            <text:p>13</text:p>
          </table:table-cell>
          <table:table-cell table:number-columns-repeated="2"/>
          <table:table-cell table:style-name="ce80" office:value-type="string" calcext:value-type="string" table:number-columns-spanned="5" table:number-rows-spanned="1">
            <text:p>Sahur Özel’in Ebced Hesaplayan Makrolarını Anlamak İçin Notlar</text:p>
          </table:table-cell>
          <table:covered-table-cell table:number-columns-repeated="4" table:style-name="ce80"/>
          <table:table-cell table:number-columns-repeated="1015"/>
        </table:table-row>
        <table:table-row table:style-name="ro1">
          <table:table-cell office:value-type="string" calcext:value-type="string">
            <text:p>وهّاب</text:p>
          </table:table-cell>
          <table:table-cell table:formula="of:=VALUE(ABJAD([.A3];1;1))" office:value-type="float" office:value="14" calcext:value-type="float">
            <text:p>14</text:p>
          </table:table-cell>
          <table:table-cell table:number-columns-repeated="2"/>
          <table:table-cell table:style-name="ce60" office:value-type="string" calcext:value-type="string" table:number-columns-spanned="5" table:number-rows-spanned="1">
            <text:p><text:a xlink:href="https://www.facebook.com/ebcedmakro/videos/870271243947346" xlink:type="simple">https://www.facebook.com/ebcedmakro/videos/870271243947346</text:a></text:p>
          </table:table-cell>
          <table:covered-table-cell table:number-columns-repeated="4" table:style-name="ce80"/>
          <table:table-cell table:number-columns-repeated="1015"/>
        </table:table-row>
        <table:table-row table:style-name="ro1">
          <table:table-cell office:value-type="string" calcext:value-type="string">
            <text:p>واجد</text:p>
          </table:table-cell>
          <table:table-cell table:formula="of:=VALUE(ABJAD([.A4];1;1))" office:value-type="float" office:value="14" calcext:value-type="float">
            <text:p>14</text:p>
          </table:table-cell>
          <table:table-cell table:number-columns-repeated="2"/>
          <table:table-cell table:style-name="ce82" office:value-type="string" calcext:value-type="string" table:number-columns-spanned="5" table:number-rows-spanned="1">
            <text:p><text:a xlink:href="https://tinyurl.com/1v3fk" xlink:type="simple">https://tinyurl.com/1v3fk</text:a></text:p>
          </table:table-cell>
          <table:covered-table-cell table:number-columns-repeated="4" table:style-name="ce82"/>
          <table:table-cell table:number-columns-repeated="1015"/>
        </table:table-row>
        <table:table-row table:style-name="ro1">
          <table:table-cell office:value-type="string" calcext:value-type="string">
            <text:p>اجود</text:p>
          </table:table-cell>
          <table:table-cell table:formula="of:=VALUE(ABJAD([.A5];1;1))" office:value-type="float" office:value="14" calcext:value-type="float">
            <text:p>14</text:p>
          </table:table-cell>
          <table:table-cell table:number-columns-repeated="2"/>
          <table:table-cell table:style-name="ce82" office:value-type="string" calcext:value-type="string" table:number-columns-spanned="5" table:number-rows-spanned="1">
            <text:p><text:a xlink:href="https://ebced.abdil.one/" xlink:type="simple">https://ebced.abdil.one</text:a></text:p>
          </table:table-cell>
          <table:covered-table-cell table:number-columns-repeated="4" table:style-name="ce82"/>
          <table:table-cell table:number-columns-repeated="1015"/>
        </table:table-row>
        <table:table-row table:style-name="ro1">
          <table:table-cell office:value-type="string" calcext:value-type="string">
            <text:p>جواد</text:p>
          </table:table-cell>
          <table:table-cell table:formula="of:=VALUE(ABJAD([.A6];1;1))" office:value-type="float" office:value="14" calcext:value-type="float">
            <text:p>14</text:p>
          </table:table-cell>
          <table:table-cell table:number-columns-repeated="2"/>
          <table:table-cell table:style-name="ce82" office:value-type="string" calcext:value-type="string" table:number-columns-spanned="5" table:number-rows-spanned="1">
            <text:p><text:a xlink:href="https://github.com/metatronslove/abjad" xlink:type="simple">https://github.com/metatronslove/abjad</text:a></text:p>
          </table:table-cell>
          <table:covered-table-cell table:number-columns-repeated="4" table:style-name="ce62"/>
          <table:table-cell table:number-columns-repeated="1015"/>
        </table:table-row>
        <table:table-row table:style-name="ro1">
          <table:table-cell office:value-type="string" calcext:value-type="string">
            <text:p>حي</text:p>
          </table:table-cell>
          <table:table-cell table:formula="of:=VALUE(ABJAD([.A7];1;1))" office:value-type="float" office:value="18" calcext:value-type="float">
            <text:p>18</text:p>
          </table:table-cell>
          <table:table-cell table:number-columns-repeated="1022"/>
        </table:table-row>
        <table:table-row table:style-name="ro1">
          <table:table-cell office:value-type="string" calcext:value-type="string">
            <text:p>بادئ</text:p>
          </table:table-cell>
          <table:table-cell table:formula="of:=VALUE(ABJAD([.A8];1;1))" office:value-type="float" office:value="18" calcext:value-type="float">
            <text:p>18</text:p>
          </table:table-cell>
          <table:table-cell table:number-columns-repeated="1022"/>
        </table:table-row>
        <table:table-row table:style-name="ro1">
          <table:table-cell office:value-type="string" calcext:value-type="string">
            <text:p>واحد</text:p>
          </table:table-cell>
          <table:table-cell table:formula="of:=VALUE(ABJAD([.A9];1;1))" office:value-type="float" office:value="19" calcext:value-type="float">
            <text:p>19</text:p>
          </table:table-cell>
          <table:table-cell table:number-columns-repeated="1022"/>
        </table:table-row>
        <table:table-row table:style-name="ro1">
          <table:table-cell office:value-type="string" calcext:value-type="string">
            <text:p>ودود</text:p>
          </table:table-cell>
          <table:table-cell table:formula="of:=VALUE(ABJAD([.A10];1;1))" office:value-type="float" office:value="20" calcext:value-type="float">
            <text:p>20</text:p>
          </table:table-cell>
          <table:table-cell table:number-columns-repeated="1022"/>
        </table:table-row>
        <table:table-row table:style-name="ro1">
          <table:table-cell office:value-type="string" calcext:value-type="string">
            <text:p>هادي</text:p>
          </table:table-cell>
          <table:table-cell table:formula="of:=VALUE(ABJAD([.A11];1;1))" office:value-type="float" office:value="20" calcext:value-type="float">
            <text:p>20</text:p>
          </table:table-cell>
          <table:table-cell table:number-columns-repeated="1022"/>
        </table:table-row>
        <table:table-row table:style-name="ro1">
          <table:table-cell office:value-type="string" calcext:value-type="string">
            <text:p>طيب</text:p>
          </table:table-cell>
          <table:table-cell table:formula="of:=VALUE(ABJAD([.A12];1;1))" office:value-type="float" office:value="21" calcext:value-type="float">
            <text:p>21</text:p>
          </table:table-cell>
          <table:table-cell table:number-columns-repeated="1022"/>
        </table:table-row>
        <table:table-row table:style-name="ro1">
          <table:table-cell office:value-type="string" calcext:value-type="string">
            <text:p>طبيب</text:p>
          </table:table-cell>
          <table:table-cell table:formula="of:=VALUE(ABJAD([.A13];1;1))" office:value-type="float" office:value="23" calcext:value-type="float">
            <text:p>23</text:p>
          </table:table-cell>
          <table:table-cell table:number-columns-repeated="1022"/>
        </table:table-row>
        <table:table-row table:style-name="ro1">
          <table:table-cell office:value-type="string" calcext:value-type="string">
            <text:p>حييّ</text:p>
          </table:table-cell>
          <table:table-cell table:formula="of:=VALUE(ABJAD([.A14];1;1))" office:value-type="float" office:value="28" calcext:value-type="float">
            <text:p>28</text:p>
          </table:table-cell>
          <table:table-cell table:number-columns-repeated="1022"/>
        </table:table-row>
        <table:table-row table:style-name="ro1">
          <table:table-cell office:value-type="string" calcext:value-type="string">
            <text:p>إله</text:p>
          </table:table-cell>
          <table:table-cell table:formula="of:=VALUE(ABJAD([.A15];1;1))" office:value-type="float" office:value="36" calcext:value-type="float">
            <text:p>36</text:p>
          </table:table-cell>
          <table:table-cell table:number-columns-repeated="1022"/>
        </table:table-row>
        <table:table-row table:style-name="ro1">
          <table:table-cell office:value-type="string" calcext:value-type="string">
            <text:p>أول</text:p>
          </table:table-cell>
          <table:table-cell table:formula="of:=VALUE(ABJAD([.A16];1;1))" office:value-type="float" office:value="37" calcext:value-type="float">
            <text:p>37</text:p>
          </table:table-cell>
          <table:table-cell table:number-columns-repeated="1022"/>
        </table:table-row>
        <table:table-row table:style-name="ro1">
          <table:table-cell office:value-type="string" calcext:value-type="string">
            <text:p>طالب</text:p>
          </table:table-cell>
          <table:table-cell table:formula="of:=VALUE(ABJAD([.A17];1;1))" office:value-type="float" office:value="42" calcext:value-type="float">
            <text:p>42</text:p>
          </table:table-cell>
          <table:table-cell table:number-columns-repeated="1022"/>
        </table:table-row>
        <table:table-row table:style-name="ro1">
          <table:table-cell office:value-type="string" calcext:value-type="string">
            <text:p>بالي</text:p>
          </table:table-cell>
          <table:table-cell table:formula="of:=VALUE(ABJAD([.A18];1;1))" office:value-type="float" office:value="43" calcext:value-type="float">
            <text:p>43</text:p>
          </table:table-cell>
          <table:table-cell table:number-columns-repeated="1022"/>
        </table:table-row>
        <table:table-row table:style-name="ro1">
          <table:table-cell office:value-type="string" calcext:value-type="string">
            <text:p>ولي</text:p>
          </table:table-cell>
          <table:table-cell table:formula="of:=VALUE(ABJAD([.A19];1;1))" office:value-type="float" office:value="46" calcext:value-type="float">
            <text:p>46</text:p>
          </table:table-cell>
          <table:table-cell table:number-columns-repeated="1022"/>
        </table:table-row>
        <table:table-row table:style-name="ro1">
          <table:table-cell office:value-type="string" calcext:value-type="string">
            <text:p>والي</text:p>
          </table:table-cell>
          <table:table-cell table:formula="of:=VALUE(ABJAD([.A20];1;1))" office:value-type="float" office:value="47" calcext:value-type="float">
            <text:p>47</text:p>
          </table:table-cell>
          <table:table-cell table:number-columns-repeated="1022"/>
        </table:table-row>
        <table:table-row table:style-name="ro1">
          <table:table-cell office:value-type="string" calcext:value-type="string">
            <text:p>ماجد</text:p>
          </table:table-cell>
          <table:table-cell table:formula="of:=VALUE(ABJAD([.A21];1;1))" office:value-type="float" office:value="48" calcext:value-type="float">
            <text:p>48</text:p>
          </table:table-cell>
          <table:table-cell table:number-columns-repeated="1022"/>
        </table:table-row>
        <table:table-row table:style-name="ro1">
          <table:table-cell office:value-type="string" calcext:value-type="string">
            <text:p>محب</text:p>
          </table:table-cell>
          <table:table-cell table:formula="of:=VALUE(ABJAD([.A22];1;1))" office:value-type="float" office:value="50" calcext:value-type="float">
            <text:p>50</text:p>
          </table:table-cell>
          <table:table-cell table:number-columns-repeated="1022"/>
        </table:table-row>
        <table:table-row table:style-name="ro1">
          <table:table-cell office:value-type="string" calcext:value-type="string">
            <text:p>مجيب</text:p>
          </table:table-cell>
          <table:table-cell table:formula="of:=VALUE(ABJAD([.A23];1;1))" office:value-type="float" office:value="55" calcext:value-type="float">
            <text:p>55</text:p>
          </table:table-cell>
          <table:table-cell table:number-columns-repeated="1022"/>
        </table:table-row>
        <table:table-row table:style-name="ro1">
          <table:table-cell office:value-type="string" calcext:value-type="string">
            <text:p>دائم</text:p>
          </table:table-cell>
          <table:table-cell table:formula="of:=VALUE(ABJAD([.A24];1;1))" office:value-type="float" office:value="56" calcext:value-type="float">
            <text:p>56</text:p>
          </table:table-cell>
          <table:table-cell table:number-columns-repeated="1022"/>
        </table:table-row>
        <table:table-row table:style-name="ro1">
          <table:table-cell office:value-type="string" calcext:value-type="string">
            <text:p>مجيد</text:p>
          </table:table-cell>
          <table:table-cell table:formula="of:=VALUE(ABJAD([.A25];1;1))" office:value-type="float" office:value="57" calcext:value-type="float">
            <text:p>57</text:p>
          </table:table-cell>
          <table:table-cell table:number-columns-repeated="1022"/>
        </table:table-row>
        <table:table-row table:style-name="ro1">
          <table:table-cell office:value-type="string" calcext:value-type="string">
            <text:p>مبدئ</text:p>
          </table:table-cell>
          <table:table-cell table:formula="of:=VALUE(ABJAD([.A26];1;1))" office:value-type="float" office:value="57" calcext:value-type="float">
            <text:p>57</text:p>
          </table:table-cell>
          <table:table-cell table:number-columns-repeated="1022"/>
        </table:table-row>
        <table:table-row table:style-name="ro1">
          <table:table-cell office:value-type="string" calcext:value-type="string">
            <text:p>حميد</text:p>
          </table:table-cell>
          <table:table-cell table:formula="of:=VALUE(ABJAD([.A27];1;1))" office:value-type="float" office:value="62" calcext:value-type="float">
            <text:p>62</text:p>
          </table:table-cell>
          <table:table-cell table:number-columns-repeated="1022"/>
        </table:table-row>
        <table:table-row table:style-name="ro1">
          <table:table-cell office:value-type="string" calcext:value-type="string">
            <text:p>باطن</text:p>
          </table:table-cell>
          <table:table-cell table:formula="of:=VALUE(ABJAD([.A28];1;1))" office:value-type="float" office:value="62" calcext:value-type="float">
            <text:p>62</text:p>
          </table:table-cell>
          <table:table-cell table:number-columns-repeated="1022"/>
        </table:table-row>
        <table:table-row table:style-name="ro1">
          <table:table-cell office:value-type="string" calcext:value-type="string">
            <text:p>ديان</text:p>
          </table:table-cell>
          <table:table-cell table:formula="of:=VALUE(ABJAD([.A29];1;1))" office:value-type="float" office:value="65" calcext:value-type="float">
            <text:p>65</text:p>
          </table:table-cell>
          <table:table-cell table:number-columns-repeated="1022"/>
        </table:table-row>
        <table:table-row table:style-name="ro1">
          <table:table-cell office:value-type="string" calcext:value-type="string">
            <text:p>الله</text:p>
          </table:table-cell>
          <table:table-cell table:formula="of:=VALUE(ABJAD([.A30];1;1))" office:value-type="float" office:value="66" calcext:value-type="float">
            <text:p>66</text:p>
          </table:table-cell>
          <table:table-cell table:number-columns-repeated="1022"/>
        </table:table-row>
        <table:table-row table:style-name="ro1">
          <table:table-cell office:value-type="string" calcext:value-type="string">
            <text:p>وكيل</text:p>
          </table:table-cell>
          <table:table-cell table:formula="of:=VALUE(ABJAD([.A31];1;1))" office:value-type="float" office:value="66" calcext:value-type="float">
            <text:p>66</text:p>
          </table:table-cell>
          <table:table-cell table:number-columns-repeated="1022"/>
        </table:table-row>
        <table:table-row table:style-name="ro1">
          <table:table-cell office:value-type="string" calcext:value-type="string">
            <text:p>محيط</text:p>
          </table:table-cell>
          <table:table-cell table:formula="of:=VALUE(ABJAD([.A32];1;1))" office:value-type="float" office:value="67" calcext:value-type="float">
            <text:p>67</text:p>
          </table:table-cell>
          <table:table-cell table:number-columns-repeated="1022"/>
        </table:table-row>
        <table:table-row table:style-name="ro1">
          <table:table-cell office:value-type="string" calcext:value-type="string">
            <text:p>حكم</text:p>
          </table:table-cell>
          <table:table-cell table:formula="of:=VALUE(ABJAD([.A33];1;1))" office:value-type="float" office:value="68" calcext:value-type="float">
            <text:p>68</text:p>
          </table:table-cell>
          <table:table-cell table:number-columns-repeated="1022"/>
        </table:table-row>
        <table:table-row table:style-name="ro1">
          <table:table-cell office:value-type="string" calcext:value-type="string">
            <text:p>محيي</text:p>
          </table:table-cell>
          <table:table-cell table:formula="of:=VALUE(ABJAD([.A34];1;1))" office:value-type="float" office:value="68" calcext:value-type="float">
            <text:p>68</text:p>
          </table:table-cell>
          <table:table-cell table:number-columns-repeated="1022"/>
        </table:table-row>
        <table:table-row table:style-name="ro1">
          <table:table-cell office:value-type="string" calcext:value-type="string">
            <text:p>حاكم</text:p>
          </table:table-cell>
          <table:table-cell table:formula="of:=VALUE(ABJAD([.A35];1;1))" office:value-type="float" office:value="69" calcext:value-type="float">
            <text:p>69</text:p>
          </table:table-cell>
          <table:table-cell table:number-columns-repeated="1022"/>
        </table:table-row>
        <table:table-row table:style-name="ro1">
          <table:table-cell office:value-type="string" calcext:value-type="string">
            <text:p>أحكم</text:p>
          </table:table-cell>
          <table:table-cell table:formula="of:=VALUE(ABJAD([.A36];1;1))" office:value-type="float" office:value="69" calcext:value-type="float">
            <text:p>69</text:p>
          </table:table-cell>
          <table:table-cell table:number-columns-repeated="1022"/>
        </table:table-row>
        <table:table-row table:style-name="ro1">
          <table:table-cell office:value-type="string" calcext:value-type="string">
            <text:p>حاسب</text:p>
          </table:table-cell>
          <table:table-cell table:formula="of:=VALUE(ABJAD([.A37];1;1))" office:value-type="float" office:value="71" calcext:value-type="float">
            <text:p>71</text:p>
          </table:table-cell>
          <table:table-cell table:number-columns-repeated="1022"/>
        </table:table-row>
        <table:table-row table:style-name="ro1">
          <table:table-cell office:value-type="string" calcext:value-type="string">
            <text:p>باسط</text:p>
          </table:table-cell>
          <table:table-cell table:formula="of:=VALUE(ABJAD([.A38];1;1))" office:value-type="float" office:value="72" calcext:value-type="float">
            <text:p>72</text:p>
          </table:table-cell>
          <table:table-cell table:number-columns-repeated="1022"/>
        </table:table-row>
        <table:table-row table:style-name="ro1">
          <table:table-cell office:value-type="string" calcext:value-type="string">
            <text:p>جليل</text:p>
          </table:table-cell>
          <table:table-cell table:formula="of:=VALUE(ABJAD([.A39];1;1))" office:value-type="float" office:value="73" calcext:value-type="float">
            <text:p>73</text:p>
          </table:table-cell>
          <table:table-cell table:number-columns-repeated="1022"/>
        </table:table-row>
        <table:table-row table:style-name="ro1">
          <table:table-cell office:value-type="string" calcext:value-type="string">
            <text:p>سيد</text:p>
          </table:table-cell>
          <table:table-cell table:formula="of:=VALUE(ABJAD([.A40];1;1))" office:value-type="float" office:value="74" calcext:value-type="float">
            <text:p>74</text:p>
          </table:table-cell>
          <table:table-cell table:number-columns-repeated="1022"/>
        </table:table-row>
        <table:table-row table:style-name="ro1">
          <table:table-cell office:value-type="string" calcext:value-type="string">
            <text:p>سبوح</text:p>
          </table:table-cell>
          <table:table-cell table:formula="of:=VALUE(ABJAD([.A41];1;1))" office:value-type="float" office:value="76" calcext:value-type="float">
            <text:p>76</text:p>
          </table:table-cell>
          <table:table-cell table:number-columns-repeated="1022"/>
        </table:table-row>
        <table:table-row table:style-name="ro1">
          <table:table-cell office:value-type="string" calcext:value-type="string">
            <text:p>مولى</text:p>
          </table:table-cell>
          <table:table-cell table:formula="of:=VALUE(ABJAD([.A42];1;1))" office:value-type="float" office:value="77" calcext:value-type="float">
            <text:p>77</text:p>
          </table:table-cell>
          <table:table-cell table:number-columns-repeated="1022"/>
        </table:table-row>
        <table:table-row table:style-name="ro1">
          <table:table-cell office:value-type="string" calcext:value-type="string">
            <text:p>حكيم</text:p>
          </table:table-cell>
          <table:table-cell table:formula="of:=VALUE(ABJAD([.A43];1;1))" office:value-type="float" office:value="78" calcext:value-type="float">
            <text:p>78</text:p>
          </table:table-cell>
          <table:table-cell table:number-columns-repeated="1022"/>
        </table:table-row>
        <table:table-row table:style-name="ro1">
          <table:table-cell office:value-type="string" calcext:value-type="string">
            <text:p>أعز</text:p>
          </table:table-cell>
          <table:table-cell table:formula="of:=VALUE(ABJAD([.A44];1;1))" office:value-type="float" office:value="78" calcext:value-type="float">
            <text:p>78</text:p>
          </table:table-cell>
          <table:table-cell table:number-columns-repeated="1022"/>
        </table:table-row>
        <table:table-row table:style-name="ro1">
          <table:table-cell office:value-type="string" calcext:value-type="string">
            <text:p>حسيب</text:p>
          </table:table-cell>
          <table:table-cell table:formula="of:=VALUE(ABJAD([.A45];1;1))" office:value-type="float" office:value="80" calcext:value-type="float">
            <text:p>80</text:p>
          </table:table-cell>
          <table:table-cell table:number-columns-repeated="1022"/>
        </table:table-row>
        <table:table-row table:style-name="ro1">
          <table:table-cell office:value-type="string" calcext:value-type="string">
            <text:p>كائن</text:p>
          </table:table-cell>
          <table:table-cell table:formula="of:=VALUE(ABJAD([.A46];1;1))" office:value-type="float" office:value="82" calcext:value-type="float">
            <text:p>82</text:p>
          </table:table-cell>
          <table:table-cell table:number-columns-repeated="1022"/>
        </table:table-row>
        <table:table-row table:style-name="ro1">
          <table:table-cell office:value-type="string" calcext:value-type="string">
            <text:p>مُبلي</text:p>
          </table:table-cell>
          <table:table-cell table:formula="of:=VALUE(ABJAD([.A47];1;1))" office:value-type="float" office:value="82" calcext:value-type="float">
            <text:p>82</text:p>
          </table:table-cell>
          <table:table-cell table:number-columns-repeated="1022"/>
        </table:table-row>
        <table:table-row table:style-name="ro1">
          <table:table-cell office:value-type="string" calcext:value-type="string">
            <text:p>جميل</text:p>
          </table:table-cell>
          <table:table-cell table:formula="of:=VALUE(ABJAD([.A48];1;1))" office:value-type="float" office:value="83" calcext:value-type="float">
            <text:p>83</text:p>
          </table:table-cell>
          <table:table-cell table:number-columns-repeated="1022"/>
        </table:table-row>
        <table:table-row table:style-name="ro1">
          <table:table-cell office:value-type="string" calcext:value-type="string">
            <text:p>بديع</text:p>
          </table:table-cell>
          <table:table-cell table:formula="of:=VALUE(ABJAD([.A49];1;1))" office:value-type="float" office:value="86" calcext:value-type="float">
            <text:p>86</text:p>
          </table:table-cell>
          <table:table-cell table:number-columns-repeated="1022"/>
        </table:table-row>
        <table:table-row table:style-name="ro1">
          <table:table-cell office:value-type="string" calcext:value-type="string">
            <text:p>حليم</text:p>
          </table:table-cell>
          <table:table-cell table:formula="of:=VALUE(ABJAD([.A50];1;1))" office:value-type="float" office:value="88" calcext:value-type="float">
            <text:p>88</text:p>
          </table:table-cell>
          <table:table-cell table:number-columns-repeated="1022"/>
        </table:table-row>
        <table:table-row table:style-name="ro1">
          <table:table-cell office:value-type="string" calcext:value-type="string">
            <text:p>ملك</text:p>
          </table:table-cell>
          <table:table-cell table:formula="of:=VALUE(ABJAD([.A51];1;1))" office:value-type="float" office:value="90" calcext:value-type="float">
            <text:p>90</text:p>
          </table:table-cell>
          <table:table-cell table:number-columns-repeated="1022"/>
        </table:table-row>
        <table:table-row table:style-name="ro1">
          <table:table-cell office:value-type="string" calcext:value-type="string">
            <text:p>مالك</text:p>
          </table:table-cell>
          <table:table-cell table:formula="of:=VALUE(ABJAD([.A52];1;1))" office:value-type="float" office:value="91" calcext:value-type="float">
            <text:p>91</text:p>
          </table:table-cell>
          <table:table-cell table:number-columns-repeated="1022"/>
        </table:table-row>
        <table:table-row table:style-name="ro1">
          <table:table-cell office:value-type="string" calcext:value-type="string">
            <text:p>كامل</text:p>
          </table:table-cell>
          <table:table-cell table:formula="of:=VALUE(ABJAD([.A53];1;1))" office:value-type="float" office:value="91" calcext:value-type="float">
            <text:p>91</text:p>
          </table:table-cell>
          <table:table-cell table:number-columns-repeated="1022"/>
        </table:table-row>
        <table:table-row table:style-name="ro1">
          <table:table-cell office:value-type="string" calcext:value-type="string">
            <text:p>عزيز</text:p>
          </table:table-cell>
          <table:table-cell table:formula="of:=VALUE(ABJAD([.A54];1;1))" office:value-type="float" office:value="94" calcext:value-type="float">
            <text:p>94</text:p>
          </table:table-cell>
          <table:table-cell table:number-columns-repeated="1022"/>
        </table:table-row>
        <table:table-row table:style-name="ro1">
          <table:table-cell office:value-type="string" calcext:value-type="string">
            <text:p>وافي</text:p>
          </table:table-cell>
          <table:table-cell table:formula="of:=VALUE(ABJAD([.A55];1;1))" office:value-type="float" office:value="97" calcext:value-type="float">
            <text:p>97</text:p>
          </table:table-cell>
          <table:table-cell table:number-columns-repeated="1022"/>
        </table:table-row>
        <table:table-row table:style-name="ro1">
          <table:table-cell office:value-type="string" calcext:value-type="string">
            <text:p>حفي</text:p>
          </table:table-cell>
          <table:table-cell table:formula="of:=VALUE(ABJAD([.A56];1;1))" office:value-type="float" office:value="98" calcext:value-type="float">
            <text:p>98</text:p>
          </table:table-cell>
          <table:table-cell table:number-columns-repeated="1022"/>
        </table:table-row>
        <table:table-row table:style-name="ro1">
          <table:table-cell office:value-type="string" calcext:value-type="string">
            <text:p>مليك</text:p>
          </table:table-cell>
          <table:table-cell table:formula="of:=VALUE(ABJAD([.A57];1;1))" office:value-type="float" office:value="100" calcext:value-type="float">
            <text:p>100</text:p>
          </table:table-cell>
          <table:table-cell table:number-columns-repeated="1022"/>
        </table:table-row>
        <table:table-row table:style-name="ro1">
          <table:table-cell office:value-type="string" calcext:value-type="string">
            <text:p>صاحب</text:p>
          </table:table-cell>
          <table:table-cell table:formula="of:=VALUE(ABJAD([.A58];1;1))" office:value-type="float" office:value="101" calcext:value-type="float">
            <text:p>101</text:p>
          </table:table-cell>
          <table:table-cell table:number-columns-repeated="1022"/>
        </table:table-row>
        <table:table-row table:style-name="ro1">
          <table:table-cell office:value-type="string" calcext:value-type="string">
            <text:p>مبين</text:p>
          </table:table-cell>
          <table:table-cell table:formula="of:=VALUE(ABJAD([.A59];1;1))" office:value-type="float" office:value="102" calcext:value-type="float">
            <text:p>102</text:p>
          </table:table-cell>
          <table:table-cell table:number-columns-repeated="1022"/>
        </table:table-row>
        <table:table-row table:style-name="ro1">
          <table:table-cell office:value-type="string" calcext:value-type="string">
            <text:p>أعلى</text:p>
          </table:table-cell>
          <table:table-cell table:formula="of:=VALUE(ABJAD([.A60];1;1))" office:value-type="float" office:value="102" calcext:value-type="float">
            <text:p>102</text:p>
          </table:table-cell>
          <table:table-cell table:number-columns-repeated="1022"/>
        </table:table-row>
        <table:table-row table:style-name="ro1">
          <table:table-cell office:value-type="string" calcext:value-type="string">
            <text:p>عدل</text:p>
          </table:table-cell>
          <table:table-cell table:formula="of:=VALUE(ABJAD([.A61];1;1))" office:value-type="float" office:value="104" calcext:value-type="float">
            <text:p>104</text:p>
          </table:table-cell>
          <table:table-cell table:number-columns-repeated="1022"/>
        </table:table-row>
        <table:table-row table:style-name="ro1">
          <table:table-cell office:value-type="string" calcext:value-type="string">
            <text:p>حق</text:p>
          </table:table-cell>
          <table:table-cell table:formula="of:=VALUE(ABJAD([.A62];1;1))" office:value-type="float" office:value="108" calcext:value-type="float">
            <text:p>108</text:p>
          </table:table-cell>
          <table:table-cell table:number-columns-repeated="1022"/>
        </table:table-row>
        <table:table-row table:style-name="ro1">
          <table:table-cell office:value-type="string" calcext:value-type="string">
            <text:p>أقوى</text:p>
          </table:table-cell>
          <table:table-cell table:formula="of:=VALUE(ABJAD([.A63];1;1))" office:value-type="float" office:value="108" calcext:value-type="float">
            <text:p>108</text:p>
          </table:table-cell>
          <table:table-cell table:number-columns-repeated="1022"/>
        </table:table-row>
        <table:table-row table:style-name="ro1">
          <table:table-cell office:value-type="string" calcext:value-type="string">
            <text:p>حنان</text:p>
          </table:table-cell>
          <table:table-cell table:formula="of:=VALUE(ABJAD([.A64];1;1))" office:value-type="float" office:value="109" calcext:value-type="float">
            <text:p>109</text:p>
          </table:table-cell>
          <table:table-cell table:number-columns-repeated="1022"/>
        </table:table-row>
        <table:table-row table:style-name="ro1">
          <table:table-cell office:value-type="string" calcext:value-type="string">
            <text:p>علي</text:p>
          </table:table-cell>
          <table:table-cell table:formula="of:=VALUE(ABJAD([.A65];1;1))" office:value-type="float" office:value="110" calcext:value-type="float">
            <text:p>110</text:p>
          </table:table-cell>
          <table:table-cell table:number-columns-repeated="1022"/>
        </table:table-row>
        <table:table-row table:style-name="ro1">
          <table:table-cell office:value-type="string" calcext:value-type="string">
            <text:p>كافي</text:p>
          </table:table-cell>
          <table:table-cell table:formula="of:=VALUE(ABJAD([.A66];1;1))" office:value-type="float" office:value="111" calcext:value-type="float">
            <text:p>111</text:p>
          </table:table-cell>
          <table:table-cell table:number-columns-repeated="1022"/>
        </table:table-row>
        <table:table-row table:style-name="ro1">
          <table:table-cell office:value-type="string" calcext:value-type="string">
            <text:p>باقي</text:p>
          </table:table-cell>
          <table:table-cell table:formula="of:=VALUE(ABJAD([.A67];1;1))" office:value-type="float" office:value="113" calcext:value-type="float">
            <text:p>113</text:p>
          </table:table-cell>
          <table:table-cell table:number-columns-repeated="1022"/>
        </table:table-row>
        <table:table-row table:style-name="ro1">
          <table:table-cell office:value-type="string" calcext:value-type="string">
            <text:p>جامع</text:p>
          </table:table-cell>
          <table:table-cell table:formula="of:=VALUE(ABJAD([.A68];1;1))" office:value-type="float" office:value="114" calcext:value-type="float">
            <text:p>114</text:p>
          </table:table-cell>
          <table:table-cell table:number-columns-repeated="1022"/>
        </table:table-row>
        <table:table-row table:style-name="ro1">
          <table:table-cell office:value-type="string" calcext:value-type="string">
            <text:p>قوي</text:p>
          </table:table-cell>
          <table:table-cell table:formula="of:=VALUE(ABJAD([.A69];1;1))" office:value-type="float" office:value="116" calcext:value-type="float">
            <text:p>116</text:p>
          </table:table-cell>
          <table:table-cell table:number-columns-repeated="1022"/>
        </table:table-row>
        <table:table-row table:style-name="ro1">
          <table:table-cell office:value-type="string" calcext:value-type="string">
            <text:p>معز</text:p>
          </table:table-cell>
          <table:table-cell table:formula="of:=VALUE(ABJAD([.A70];1;1))" office:value-type="float" office:value="117" calcext:value-type="float">
            <text:p>117</text:p>
          </table:table-cell>
          <table:table-cell table:number-columns-repeated="1022"/>
        </table:table-row>
        <table:table-row table:style-name="ro1">
          <table:table-cell office:value-type="string" calcext:value-type="string">
            <text:p>واقي</text:p>
          </table:table-cell>
          <table:table-cell table:formula="of:=VALUE(ABJAD([.A71];1;1))" office:value-type="float" office:value="117" calcext:value-type="float">
            <text:p>117</text:p>
          </table:table-cell>
          <table:table-cell table:number-columns-repeated="1022"/>
        </table:table-row>
        <table:table-row table:style-name="ro1">
          <table:table-cell office:value-type="string" calcext:value-type="string">
            <text:p>معبود</text:p>
          </table:table-cell>
          <table:table-cell table:formula="of:=VALUE(ABJAD([.A72];1;1))" office:value-type="float" office:value="122" calcext:value-type="float">
            <text:p>122</text:p>
          </table:table-cell>
          <table:table-cell table:number-columns-repeated="1022"/>
        </table:table-row>
        <table:table-row table:style-name="ro1">
          <table:table-cell office:value-type="string" calcext:value-type="string">
            <text:p>معيد</text:p>
          </table:table-cell>
          <table:table-cell table:formula="of:=VALUE(ABJAD([.A73];1;1))" office:value-type="float" office:value="124" calcext:value-type="float">
            <text:p>124</text:p>
          </table:table-cell>
          <table:table-cell table:number-columns-repeated="1022"/>
        </table:table-row>
        <table:table-row table:style-name="ro1">
          <table:table-cell office:value-type="string" calcext:value-type="string">
            <text:p>مُنزل</text:p>
          </table:table-cell>
          <table:table-cell table:formula="of:=VALUE(ABJAD([.A74];1;1))" office:value-type="float" office:value="127" calcext:value-type="float">
            <text:p>127</text:p>
          </table:table-cell>
          <table:table-cell table:number-columns-repeated="1022"/>
        </table:table-row>
        <table:table-row table:style-name="ro1">
          <table:table-cell office:value-type="string" calcext:value-type="string">
            <text:p>لطيف</text:p>
          </table:table-cell>
          <table:table-cell table:formula="of:=VALUE(ABJAD([.A75];1;1))" office:value-type="float" office:value="129" calcext:value-type="float">
            <text:p>129</text:p>
          </table:table-cell>
          <table:table-cell table:number-columns-repeated="1022"/>
        </table:table-row>
        <table:table-row table:style-name="ro1">
          <table:table-cell office:value-type="string" calcext:value-type="string">
            <text:p>معطي</text:p>
          </table:table-cell>
          <table:table-cell table:formula="of:=VALUE(ABJAD([.A76];1;1))" office:value-type="float" office:value="129" calcext:value-type="float">
            <text:p>129</text:p>
          </table:table-cell>
          <table:table-cell table:number-columns-repeated="1022"/>
        </table:table-row>
        <table:table-row table:style-name="ro1">
          <table:table-cell office:value-type="string" calcext:value-type="string">
            <text:p>سلام</text:p>
          </table:table-cell>
          <table:table-cell table:formula="of:=VALUE(ABJAD([.A77];1;1))" office:value-type="float" office:value="131" calcext:value-type="float">
            <text:p>131</text:p>
          </table:table-cell>
          <table:table-cell table:number-columns-repeated="1022"/>
        </table:table-row>
        <table:table-row table:style-name="ro1">
          <table:table-cell office:value-type="string" calcext:value-type="string">
            <text:p>صمد</text:p>
          </table:table-cell>
          <table:table-cell table:formula="of:=VALUE(ABJAD([.A78];1;1))" office:value-type="float" office:value="134" calcext:value-type="float">
            <text:p>134</text:p>
          </table:table-cell>
          <table:table-cell table:number-columns-repeated="1022"/>
        </table:table-row>
        <table:table-row table:style-name="ro1">
          <table:table-cell office:value-type="string" calcext:value-type="string">
            <text:p>مؤمن</text:p>
          </table:table-cell>
          <table:table-cell table:formula="of:=VALUE(ABJAD([.A79];1;1))" office:value-type="float" office:value="137" calcext:value-type="float">
            <text:p>137</text:p>
          </table:table-cell>
          <table:table-cell table:number-columns-repeated="1022"/>
        </table:table-row>
        <table:table-row table:style-name="ro1">
          <table:table-cell office:value-type="string" calcext:value-type="string">
            <text:p>واسع</text:p>
          </table:table-cell>
          <table:table-cell table:formula="of:=VALUE(ABJAD([.A80];1;1))" office:value-type="float" office:value="137" calcext:value-type="float">
            <text:p>137</text:p>
          </table:table-cell>
          <table:table-cell table:number-columns-repeated="1022"/>
        </table:table-row>
        <table:table-row table:style-name="ro1">
          <table:table-cell office:value-type="string" calcext:value-type="string">
            <text:p>كفيل</text:p>
          </table:table-cell>
          <table:table-cell table:formula="of:=VALUE(ABJAD([.A81];1;1))" office:value-type="float" office:value="140" calcext:value-type="float">
            <text:p>140</text:p>
          </table:table-cell>
          <table:table-cell table:number-columns-repeated="1022"/>
        </table:table-row>
        <table:table-row table:style-name="ro1">
          <table:table-cell office:value-type="string" calcext:value-type="string">
            <text:p>عالم</text:p>
          </table:table-cell>
          <table:table-cell table:formula="of:=VALUE(ABJAD([.A82];1;1))" office:value-type="float" office:value="141" calcext:value-type="float">
            <text:p>141</text:p>
          </table:table-cell>
          <table:table-cell table:number-columns-repeated="1022"/>
        </table:table-row>
        <table:table-row table:style-name="ro1">
          <table:table-cell office:value-type="string" calcext:value-type="string">
            <text:p>علام</text:p>
          </table:table-cell>
          <table:table-cell table:formula="of:=VALUE(ABJAD([.A83];1;1))" office:value-type="float" office:value="141" calcext:value-type="float">
            <text:p>141</text:p>
          </table:table-cell>
          <table:table-cell table:number-columns-repeated="1022"/>
        </table:table-row>
        <table:table-row table:style-name="ro1">
          <table:table-cell office:value-type="string" calcext:value-type="string">
            <text:p>منان</text:p>
          </table:table-cell>
          <table:table-cell table:formula="of:=VALUE(ABJAD([.A84];1;1))" office:value-type="float" office:value="141" calcext:value-type="float">
            <text:p>141</text:p>
          </table:table-cell>
          <table:table-cell table:number-columns-repeated="1022"/>
        </table:table-row>
        <table:table-row table:style-name="ro1">
          <table:table-cell office:value-type="string" calcext:value-type="string">
            <text:p>أعلم</text:p>
          </table:table-cell>
          <table:table-cell table:formula="of:=VALUE(ABJAD([.A85];1;1))" office:value-type="float" office:value="141" calcext:value-type="float">
            <text:p>141</text:p>
          </table:table-cell>
          <table:table-cell table:number-columns-repeated="1022"/>
        </table:table-row>
        <table:table-row table:style-name="ro1">
          <table:table-cell office:value-type="string" calcext:value-type="string">
            <text:p>مهيمن</text:p>
          </table:table-cell>
          <table:table-cell table:formula="of:=VALUE(ABJAD([.A86];1;1))" office:value-type="float" office:value="145" calcext:value-type="float">
            <text:p>145</text:p>
          </table:table-cell>
          <table:table-cell table:number-columns-repeated="1022"/>
        </table:table-row>
        <table:table-row table:style-name="ro1">
          <table:table-cell office:value-type="string" calcext:value-type="string">
            <text:p>محصي</text:p>
          </table:table-cell>
          <table:table-cell table:formula="of:=VALUE(ABJAD([.A87];1;1))" office:value-type="float" office:value="148" calcext:value-type="float">
            <text:p>148</text:p>
          </table:table-cell>
          <table:table-cell table:number-columns-repeated="1022"/>
        </table:table-row>
        <table:table-row table:style-name="ro1">
          <table:table-cell office:value-type="string" calcext:value-type="string">
            <text:p>عليم</text:p>
          </table:table-cell>
          <table:table-cell table:formula="of:=VALUE(ABJAD([.A88];1;1))" office:value-type="float" office:value="150" calcext:value-type="float">
            <text:p>150</text:p>
          </table:table-cell>
          <table:table-cell table:number-columns-repeated="1022"/>
        </table:table-row>
        <table:table-row table:style-name="ro1">
          <table:table-cell office:value-type="string" calcext:value-type="string">
            <text:p>قيم</text:p>
          </table:table-cell>
          <table:table-cell table:formula="of:=VALUE(ABJAD([.A89];1;1))" office:value-type="float" office:value="150" calcext:value-type="float">
            <text:p>150</text:p>
          </table:table-cell>
          <table:table-cell table:number-columns-repeated="1022"/>
        </table:table-row>
        <table:table-row table:style-name="ro1">
          <table:table-cell office:value-type="string" calcext:value-type="string">
            <text:p>قيام</text:p>
          </table:table-cell>
          <table:table-cell table:formula="of:=VALUE(ABJAD([.A90];1;1))" office:value-type="float" office:value="151" calcext:value-type="float">
            <text:p>151</text:p>
          </table:table-cell>
          <table:table-cell table:number-columns-repeated="1022"/>
        </table:table-row>
        <table:table-row table:style-name="ro1">
          <table:table-cell office:value-type="string" calcext:value-type="string">
            <text:p>قائم</text:p>
          </table:table-cell>
          <table:table-cell table:formula="of:=VALUE(ABJAD([.A91];1;1))" office:value-type="float" office:value="152" calcext:value-type="float">
            <text:p>152</text:p>
          </table:table-cell>
          <table:table-cell table:number-columns-repeated="1022"/>
        </table:table-row>
        <table:table-row table:style-name="ro1">
          <table:table-cell office:value-type="string" calcext:value-type="string">
            <text:p>قديم</text:p>
          </table:table-cell>
          <table:table-cell table:formula="of:=VALUE(ABJAD([.A92];1;1))" office:value-type="float" office:value="154" calcext:value-type="float">
            <text:p>154</text:p>
          </table:table-cell>
          <table:table-cell table:number-columns-repeated="1022"/>
        </table:table-row>
        <table:table-row table:style-name="ro1">
          <table:table-cell office:value-type="string" calcext:value-type="string">
            <text:p>دافع</text:p>
          </table:table-cell>
          <table:table-cell table:formula="of:=VALUE(ABJAD([.A93];1;1))" office:value-type="float" office:value="155" calcext:value-type="float">
            <text:p>155</text:p>
          </table:table-cell>
          <table:table-cell table:number-columns-repeated="1022"/>
        </table:table-row>
        <table:table-row table:style-name="ro1">
          <table:table-cell office:value-type="string" calcext:value-type="string">
            <text:p>قيوم</text:p>
          </table:table-cell>
          <table:table-cell table:formula="of:=VALUE(ABJAD([.A94];1;1))" office:value-type="float" office:value="156" calcext:value-type="float">
            <text:p>156</text:p>
          </table:table-cell>
          <table:table-cell table:number-columns-repeated="1022"/>
        </table:table-row>
        <table:table-row table:style-name="ro1">
          <table:table-cell office:value-type="string" calcext:value-type="string">
            <text:p>عفو</text:p>
          </table:table-cell>
          <table:table-cell table:formula="of:=VALUE(ABJAD([.A95];1;1))" office:value-type="float" office:value="156" calcext:value-type="float">
            <text:p>156</text:p>
          </table:table-cell>
          <table:table-cell table:number-columns-repeated="1022"/>
        </table:table-row>
        <table:table-row table:style-name="ro1">
          <table:table-cell office:value-type="string" calcext:value-type="string">
            <text:p>محسن</text:p>
          </table:table-cell>
          <table:table-cell table:formula="of:=VALUE(ABJAD([.A96];1;1))" office:value-type="float" office:value="158" calcext:value-type="float">
            <text:p>158</text:p>
          </table:table-cell>
          <table:table-cell table:number-columns-repeated="1022"/>
        </table:table-row>
        <table:table-row table:style-name="ro1">
          <table:table-cell office:value-type="string" calcext:value-type="string">
            <text:p>مُطعم</text:p>
          </table:table-cell>
          <table:table-cell table:formula="of:=VALUE(ABJAD([.A97];1;1))" office:value-type="float" office:value="159" calcext:value-type="float">
            <text:p>159</text:p>
          </table:table-cell>
          <table:table-cell table:number-columns-repeated="1022"/>
        </table:table-row>
        <table:table-row table:style-name="ro1">
          <table:table-cell office:value-type="string" calcext:value-type="string">
            <text:p>محسان</text:p>
          </table:table-cell>
          <table:table-cell table:formula="of:=VALUE(ABJAD([.A98];1;1))" office:value-type="float" office:value="159" calcext:value-type="float">
            <text:p>159</text:p>
          </table:table-cell>
          <table:table-cell table:number-columns-repeated="1022"/>
        </table:table-row>
        <table:table-row table:style-name="ro1">
          <table:table-cell office:value-type="string" calcext:value-type="string">
            <text:p>مانع</text:p>
          </table:table-cell>
          <table:table-cell table:formula="of:=VALUE(ABJAD([.A99];1;1))" office:value-type="float" office:value="161" calcext:value-type="float">
            <text:p>161</text:p>
          </table:table-cell>
          <table:table-cell table:number-columns-repeated="1022"/>
        </table:table-row>
        <table:table-row table:style-name="ro1">
          <table:table-cell office:value-type="string" calcext:value-type="string">
            <text:p>قدّوس</text:p>
          </table:table-cell>
          <table:table-cell table:formula="of:=VALUE(ABJAD([.A100];1;1))" office:value-type="float" office:value="170" calcext:value-type="float">
            <text:p>170</text:p>
          </table:table-cell>
          <table:table-cell table:number-columns-repeated="1022"/>
        </table:table-row>
        <table:table-row table:style-name="ro1">
          <table:table-cell office:value-type="string" calcext:value-type="string">
            <text:p>معين</text:p>
          </table:table-cell>
          <table:table-cell table:formula="of:=VALUE(ABJAD([.A101];1;1))" office:value-type="float" office:value="170" calcext:value-type="float">
            <text:p>170</text:p>
          </table:table-cell>
          <table:table-cell table:number-columns-repeated="1022"/>
        </table:table-row>
        <table:table-row table:style-name="ro1">
          <table:table-cell office:value-type="string" calcext:value-type="string">
            <text:p>سامع</text:p>
          </table:table-cell>
          <table:table-cell table:formula="of:=VALUE(ABJAD([.A102];1;1))" office:value-type="float" office:value="171" calcext:value-type="float">
            <text:p>171</text:p>
          </table:table-cell>
          <table:table-cell table:number-columns-repeated="1022"/>
        </table:table-row>
        <table:table-row table:style-name="ro1">
          <table:table-cell office:value-type="string" calcext:value-type="string">
            <text:p>موسع</text:p>
          </table:table-cell>
          <table:table-cell table:formula="of:=VALUE(ABJAD([.A103];1;1))" office:value-type="float" office:value="176" calcext:value-type="float">
            <text:p>176</text:p>
          </table:table-cell>
          <table:table-cell table:number-columns-repeated="1022"/>
        </table:table-row>
        <table:table-row table:style-name="ro1">
          <table:table-cell office:value-type="string" calcext:value-type="string">
            <text:p>سميع</text:p>
          </table:table-cell>
          <table:table-cell table:formula="of:=VALUE(ABJAD([.A104];1;1))" office:value-type="float" office:value="180" calcext:value-type="float">
            <text:p>180</text:p>
          </table:table-cell>
          <table:table-cell table:number-columns-repeated="1022"/>
        </table:table-row>
        <table:table-row table:style-name="ro1">
          <table:table-cell office:value-type="string" calcext:value-type="string">
            <text:p>فاعل</text:p>
          </table:table-cell>
          <table:table-cell table:formula="of:=VALUE(ABJAD([.A105];1;1))" office:value-type="float" office:value="181" calcext:value-type="float">
            <text:p>181</text:p>
          </table:table-cell>
          <table:table-cell table:number-columns-repeated="1022"/>
        </table:table-row>
        <table:table-row table:style-name="ro1">
          <table:table-cell office:value-type="string" calcext:value-type="string">
            <text:p>مقدم</text:p>
          </table:table-cell>
          <table:table-cell table:formula="of:=VALUE(ABJAD([.A106];1;1))" office:value-type="float" office:value="184" calcext:value-type="float">
            <text:p>184</text:p>
          </table:table-cell>
          <table:table-cell table:number-columns-repeated="1022"/>
        </table:table-row>
        <table:table-row table:style-name="ro1">
          <table:table-cell office:value-type="string" calcext:value-type="string">
            <text:p>صادق</text:p>
          </table:table-cell>
          <table:table-cell table:formula="of:=VALUE(ABJAD([.A107];1;1))" office:value-type="float" office:value="195" calcext:value-type="float">
            <text:p>195</text:p>
          </table:table-cell>
          <table:table-cell table:number-columns-repeated="1022"/>
        </table:table-row>
        <table:table-row table:style-name="ro1">
          <table:table-cell office:value-type="string" calcext:value-type="string">
            <text:p>منعم</text:p>
          </table:table-cell>
          <table:table-cell table:formula="of:=VALUE(ABJAD([.A108];1;1))" office:value-type="float" office:value="200" calcext:value-type="float">
            <text:p>200</text:p>
          </table:table-cell>
          <table:table-cell table:number-columns-repeated="1022"/>
        </table:table-row>
        <table:table-row table:style-name="ro1">
          <table:table-cell office:value-type="string" calcext:value-type="string">
            <text:p>نافع</text:p>
          </table:table-cell>
          <table:table-cell table:formula="of:=VALUE(ABJAD([.A109];1;1))" office:value-type="float" office:value="201" calcext:value-type="float">
            <text:p>201</text:p>
          </table:table-cell>
          <table:table-cell table:number-columns-repeated="1022"/>
        </table:table-row>
        <table:table-row table:style-name="ro1">
          <table:table-cell office:value-type="string" calcext:value-type="string">
            <text:p>معافي</text:p>
          </table:table-cell>
          <table:table-cell table:formula="of:=VALUE(ABJAD([.A110];1;1))" office:value-type="float" office:value="201" calcext:value-type="float">
            <text:p>201</text:p>
          </table:table-cell>
          <table:table-cell table:number-columns-repeated="1022"/>
        </table:table-row>
        <table:table-row table:style-name="ro1">
          <table:table-cell office:value-type="string" calcext:value-type="string">
            <text:p>بر</text:p>
          </table:table-cell>
          <table:table-cell table:formula="of:=VALUE(ABJAD([.A111];1;1))" office:value-type="float" office:value="202" calcext:value-type="float">
            <text:p>202</text:p>
          </table:table-cell>
          <table:table-cell table:number-columns-repeated="1022"/>
        </table:table-row>
        <table:table-row table:style-name="ro1">
          <table:table-cell office:value-type="string" calcext:value-type="string">
            <text:p>رب</text:p>
          </table:table-cell>
          <table:table-cell table:formula="of:=VALUE(ABJAD([.A112];1;1))" office:value-type="float" office:value="202" calcext:value-type="float">
            <text:p>202</text:p>
          </table:table-cell>
          <table:table-cell table:number-columns-repeated="1022"/>
        </table:table-row>
        <table:table-row table:style-name="ro1">
          <table:table-cell office:value-type="string" calcext:value-type="string">
            <text:p>بار</text:p>
          </table:table-cell>
          <table:table-cell table:formula="of:=VALUE(ABJAD([.A113];1;1))" office:value-type="float" office:value="203" calcext:value-type="float">
            <text:p>203</text:p>
          </table:table-cell>
          <table:table-cell table:number-columns-repeated="1022"/>
        </table:table-row>
        <table:table-row table:style-name="ro1">
          <table:table-cell office:value-type="string" calcext:value-type="string">
            <text:p>جبار</text:p>
          </table:table-cell>
          <table:table-cell table:formula="of:=VALUE(ABJAD([.A114];1;1))" office:value-type="float" office:value="206" calcext:value-type="float">
            <text:p>206</text:p>
          </table:table-cell>
          <table:table-cell table:number-columns-repeated="1022"/>
        </table:table-row>
        <table:table-row table:style-name="ro1">
          <table:table-cell office:value-type="string" calcext:value-type="string">
            <text:p>مقسط</text:p>
          </table:table-cell>
          <table:table-cell table:formula="of:=VALUE(ABJAD([.A115];1;1))" office:value-type="float" office:value="209" calcext:value-type="float">
            <text:p>209</text:p>
          </table:table-cell>
          <table:table-cell table:number-columns-repeated="1022"/>
        </table:table-row>
        <table:table-row table:style-name="ro1">
          <table:table-cell office:value-type="string" calcext:value-type="string">
            <text:p>دهر</text:p>
          </table:table-cell>
          <table:table-cell table:formula="of:=VALUE(ABJAD([.A116];1;1))" office:value-type="float" office:value="209" calcext:value-type="float">
            <text:p>209</text:p>
          </table:table-cell>
          <table:table-cell table:number-columns-repeated="1022"/>
        </table:table-row>
        <table:table-row table:style-name="ro1">
          <table:table-cell office:value-type="string" calcext:value-type="string">
            <text:p>صانع</text:p>
          </table:table-cell>
          <table:table-cell table:formula="of:=VALUE(ABJAD([.A117];1;1))" office:value-type="float" office:value="211" calcext:value-type="float">
            <text:p>211</text:p>
          </table:table-cell>
          <table:table-cell table:number-columns-repeated="1022"/>
        </table:table-row>
        <table:table-row table:style-name="ro1">
          <table:table-cell office:value-type="string" calcext:value-type="string">
            <text:p>مالك الملك</text:p>
          </table:table-cell>
          <table:table-cell table:formula="of:=VALUE(ABJAD([.A118];1;1))" office:value-type="float" office:value="212" calcext:value-type="float">
            <text:p>212</text:p>
          </table:table-cell>
          <table:table-cell table:number-columns-repeated="1022"/>
        </table:table-row>
        <table:table-row table:style-name="ro1">
          <table:table-cell office:value-type="string" calcext:value-type="string">
            <text:p>بارئ</text:p>
          </table:table-cell>
          <table:table-cell table:formula="of:=VALUE(ABJAD([.A119];1;1))" office:value-type="float" office:value="214" calcext:value-type="float">
            <text:p>214</text:p>
          </table:table-cell>
          <table:table-cell table:number-columns-repeated="1022"/>
        </table:table-row>
        <table:table-row table:style-name="ro1">
          <table:table-cell office:value-type="string" calcext:value-type="string">
            <text:p>طهر</text:p>
          </table:table-cell>
          <table:table-cell table:formula="of:=VALUE(ABJAD([.A120];1;1))" office:value-type="float" office:value="214" calcext:value-type="float">
            <text:p>214</text:p>
          </table:table-cell>
          <table:table-cell table:number-columns-repeated="1022"/>
        </table:table-row>
        <table:table-row table:style-name="ro1">
          <table:table-cell office:value-type="string" calcext:value-type="string">
            <text:p>أكبر</text:p>
          </table:table-cell>
          <table:table-cell table:formula="of:=VALUE(ABJAD([.A121];1;1))" office:value-type="float" office:value="223" calcext:value-type="float">
            <text:p>223</text:p>
          </table:table-cell>
          <table:table-cell table:number-columns-repeated="1022"/>
        </table:table-row>
        <table:table-row table:style-name="ro1">
          <table:table-cell office:value-type="string" calcext:value-type="string">
            <text:p>أحكم الحاكمين</text:p>
          </table:table-cell>
          <table:table-cell table:formula="of:=VALUE(ABJAD([.A122];1;1))" office:value-type="float" office:value="229" calcext:value-type="float">
            <text:p>229</text:p>
          </table:table-cell>
          <table:table-cell table:number-columns-repeated="1022"/>
        </table:table-row>
        <table:table-row table:style-name="ro1">
          <table:table-cell office:value-type="string" calcext:value-type="string">
            <text:p>كبير</text:p>
          </table:table-cell>
          <table:table-cell table:formula="of:=VALUE(ABJAD([.A123];1;1))" office:value-type="float" office:value="232" calcext:value-type="float">
            <text:p>232</text:p>
          </table:table-cell>
          <table:table-cell table:number-columns-repeated="1022"/>
        </table:table-row>
        <table:table-row table:style-name="ro1">
          <table:table-cell office:value-type="string" calcext:value-type="string">
            <text:p>نعم الماهد</text:p>
          </table:table-cell>
          <table:table-cell table:formula="of:=VALUE(ABJAD([.A124];1;1))" office:value-type="float" office:value="241" calcext:value-type="float">
            <text:p>241</text:p>
          </table:table-cell>
          <table:table-cell table:number-columns-repeated="1022"/>
        </table:table-row>
        <table:table-row table:style-name="ro1">
          <table:table-cell office:value-type="string" calcext:value-type="string">
            <text:p>مدبر</text:p>
          </table:table-cell>
          <table:table-cell table:formula="of:=VALUE(ABJAD([.A125];1;1))" office:value-type="float" office:value="246" calcext:value-type="float">
            <text:p>246</text:p>
          </table:table-cell>
          <table:table-cell table:number-columns-repeated="1022"/>
        </table:table-row>
        <table:table-row table:style-name="ro1">
          <table:table-cell office:value-type="string" calcext:value-type="string">
            <text:p>مريد</text:p>
          </table:table-cell>
          <table:table-cell table:formula="of:=VALUE(ABJAD([.A126];1;1))" office:value-type="float" office:value="254" calcext:value-type="float">
            <text:p>254</text:p>
          </table:table-cell>
          <table:table-cell table:number-columns-repeated="1022"/>
        </table:table-row>
        <table:table-row table:style-name="ro1">
          <table:table-cell office:value-type="string" calcext:value-type="string">
            <text:p>نور</text:p>
          </table:table-cell>
          <table:table-cell table:formula="of:=VALUE(ABJAD([.A127];1;1))" office:value-type="float" office:value="256" calcext:value-type="float">
            <text:p>256</text:p>
          </table:table-cell>
          <table:table-cell table:number-columns-repeated="1022"/>
        </table:table-row>
        <table:table-row table:style-name="ro1">
          <table:table-cell office:value-type="string" calcext:value-type="string">
            <text:p>رحيم</text:p>
          </table:table-cell>
          <table:table-cell table:formula="of:=VALUE(ABJAD([.A128];1;1))" office:value-type="float" office:value="258" calcext:value-type="float">
            <text:p>258</text:p>
          </table:table-cell>
          <table:table-cell table:number-columns-repeated="1022"/>
        </table:table-row>
        <table:table-row table:style-name="ro1">
          <table:table-cell office:value-type="string" calcext:value-type="string">
            <text:p>برهان</text:p>
          </table:table-cell>
          <table:table-cell table:formula="of:=VALUE(ABJAD([.A129];1;1))" office:value-type="float" office:value="258" calcext:value-type="float">
            <text:p>258</text:p>
          </table:table-cell>
          <table:table-cell table:number-columns-repeated="1022"/>
        </table:table-row>
        <table:table-row table:style-name="ro1">
          <table:table-cell office:value-type="string" calcext:value-type="string">
            <text:p>أكرم</text:p>
          </table:table-cell>
          <table:table-cell table:formula="of:=VALUE(ABJAD([.A130];1;1))" office:value-type="float" office:value="261" calcext:value-type="float">
            <text:p>261</text:p>
          </table:table-cell>
          <table:table-cell table:number-columns-repeated="1022"/>
        </table:table-row>
        <table:table-row table:style-name="ro1">
          <table:table-cell office:value-type="string" calcext:value-type="string">
            <text:p>نعم المولى</text:p>
          </table:table-cell>
          <table:table-cell table:formula="of:=VALUE(ABJAD([.A131];1;1))" office:value-type="float" office:value="268" calcext:value-type="float">
            <text:p>268</text:p>
          </table:table-cell>
          <table:table-cell table:number-columns-repeated="1022"/>
        </table:table-row>
        <table:table-row table:style-name="ro1">
          <table:table-cell office:value-type="string" calcext:value-type="string">
            <text:p>كريم</text:p>
          </table:table-cell>
          <table:table-cell table:formula="of:=VALUE(ABJAD([.A132];1;1))" office:value-type="float" office:value="270" calcext:value-type="float">
            <text:p>270</text:p>
          </table:table-cell>
          <table:table-cell table:number-columns-repeated="1022"/>
        </table:table-row>
        <table:table-row table:style-name="ro1">
          <table:table-cell office:value-type="string" calcext:value-type="string">
            <text:p>ولي المؤمنين</text:p>
          </table:table-cell>
          <table:table-cell table:formula="of:=VALUE(ABJAD([.A133];1;1))" office:value-type="float" office:value="274" calcext:value-type="float">
            <text:p>274</text:p>
          </table:table-cell>
          <table:table-cell table:number-columns-repeated="1022"/>
        </table:table-row>
        <table:table-row table:style-name="ro1">
          <table:table-cell office:value-type="string" calcext:value-type="string">
            <text:p>مُبرم</text:p>
          </table:table-cell>
          <table:table-cell table:formula="of:=VALUE(ABJAD([.A134];1;1))" office:value-type="float" office:value="282" calcext:value-type="float">
            <text:p>282</text:p>
          </table:table-cell>
          <table:table-cell table:number-columns-repeated="1022"/>
        </table:table-row>
        <table:table-row table:style-name="ro1">
          <table:table-cell office:value-type="string" calcext:value-type="string">
            <text:p>فرد</text:p>
          </table:table-cell>
          <table:table-cell table:formula="of:=VALUE(ABJAD([.A135];1;1))" office:value-type="float" office:value="284" calcext:value-type="float">
            <text:p>284</text:p>
          </table:table-cell>
          <table:table-cell table:number-columns-repeated="1022"/>
        </table:table-row>
        <table:table-row table:style-name="ro1">
          <table:table-cell office:value-type="string" calcext:value-type="string">
            <text:p>فاطر</text:p>
          </table:table-cell>
          <table:table-cell table:formula="of:=VALUE(ABJAD([.A136];1;1))" office:value-type="float" office:value="290" calcext:value-type="float">
            <text:p>290</text:p>
          </table:table-cell>
          <table:table-cell table:number-columns-repeated="1022"/>
        </table:table-row>
        <table:table-row table:style-name="ro1">
          <table:table-cell office:value-type="string" calcext:value-type="string">
            <text:p>رؤوف</text:p>
          </table:table-cell>
          <table:table-cell table:formula="of:=VALUE(ABJAD([.A137];1;1))" office:value-type="float" office:value="293" calcext:value-type="float">
            <text:p>293</text:p>
          </table:table-cell>
          <table:table-cell table:number-columns-repeated="1022"/>
        </table:table-row>
        <table:table-row table:style-name="ro1">
          <table:table-cell office:value-type="string" calcext:value-type="string">
            <text:p>رحمن</text:p>
          </table:table-cell>
          <table:table-cell table:formula="of:=VALUE(ABJAD([.A138];1;1))" office:value-type="float" office:value="298" calcext:value-type="float">
            <text:p>298</text:p>
          </table:table-cell>
          <table:table-cell table:number-columns-repeated="1022"/>
        </table:table-row>
        <table:table-row table:style-name="ro1">
          <table:table-cell office:value-type="string" calcext:value-type="string">
            <text:p>صبور</text:p>
          </table:table-cell>
          <table:table-cell table:formula="of:=VALUE(ABJAD([.A139];1;1))" office:value-type="float" office:value="298" calcext:value-type="float">
            <text:p>298</text:p>
          </table:table-cell>
          <table:table-cell table:number-columns-repeated="1022"/>
        </table:table-row>
        <table:table-row table:style-name="ro1">
          <table:table-cell office:value-type="string" calcext:value-type="string">
            <text:p>منير</text:p>
          </table:table-cell>
          <table:table-cell table:formula="of:=VALUE(ABJAD([.A140];1;1))" office:value-type="float" office:value="300" calcext:value-type="float">
            <text:p>300</text:p>
          </table:table-cell>
          <table:table-cell table:number-columns-repeated="1022"/>
        </table:table-row>
        <table:table-row table:style-name="ro1">
          <table:table-cell office:value-type="string" calcext:value-type="string">
            <text:p>بصير</text:p>
          </table:table-cell>
          <table:table-cell table:formula="of:=VALUE(ABJAD([.A141];1;1))" office:value-type="float" office:value="302" calcext:value-type="float">
            <text:p>302</text:p>
          </table:table-cell>
          <table:table-cell table:number-columns-repeated="1022"/>
        </table:table-row>
        <table:table-row table:style-name="ro1">
          <table:table-cell office:value-type="string" calcext:value-type="string">
            <text:p>أقرب</text:p>
          </table:table-cell>
          <table:table-cell table:formula="of:=VALUE(ABJAD([.A142];1;1))" office:value-type="float" office:value="303" calcext:value-type="float">
            <text:p>303</text:p>
          </table:table-cell>
          <table:table-cell table:number-columns-repeated="1022"/>
        </table:table-row>
        <table:table-row table:style-name="ro1">
          <table:table-cell office:value-type="string" calcext:value-type="string">
            <text:p>قادر</text:p>
          </table:table-cell>
          <table:table-cell table:formula="of:=VALUE(ABJAD([.A143];1;1))" office:value-type="float" office:value="305" calcext:value-type="float">
            <text:p>305</text:p>
          </table:table-cell>
          <table:table-cell table:number-columns-repeated="1022"/>
        </table:table-row>
        <table:table-row table:style-name="ro1">
          <table:table-cell office:value-type="string" calcext:value-type="string">
            <text:p>قهّار</text:p>
          </table:table-cell>
          <table:table-cell table:formula="of:=VALUE(ABJAD([.A144];1;1))" office:value-type="float" office:value="306" calcext:value-type="float">
            <text:p>306</text:p>
          </table:table-cell>
          <table:table-cell table:number-columns-repeated="1022"/>
        </table:table-row>
        <table:table-row table:style-name="ro1">
          <table:table-cell office:value-type="string" calcext:value-type="string">
            <text:p>قاهر</text:p>
          </table:table-cell>
          <table:table-cell table:formula="of:=VALUE(ABJAD([.A145];1;1))" office:value-type="float" office:value="306" calcext:value-type="float">
            <text:p>306</text:p>
          </table:table-cell>
          <table:table-cell table:number-columns-repeated="1022"/>
        </table:table-row>
        <table:table-row table:style-name="ro1">
          <table:table-cell office:value-type="string" calcext:value-type="string">
            <text:p>رزاق</text:p>
          </table:table-cell>
          <table:table-cell table:formula="of:=VALUE(ABJAD([.A146];1;1))" office:value-type="float" office:value="308" calcext:value-type="float">
            <text:p>308</text:p>
          </table:table-cell>
          <table:table-cell table:number-columns-repeated="1022"/>
        </table:table-row>
        <table:table-row table:style-name="ro1">
          <table:table-cell office:value-type="string" calcext:value-type="string">
            <text:p>رازق</text:p>
          </table:table-cell>
          <table:table-cell table:formula="of:=VALUE(ABJAD([.A147];1;1))" office:value-type="float" office:value="308" calcext:value-type="float">
            <text:p>308</text:p>
          </table:table-cell>
          <table:table-cell table:number-columns-repeated="1022"/>
        </table:table-row>
        <table:table-row table:style-name="ro1">
          <table:table-cell office:value-type="string" calcext:value-type="string">
            <text:p>شاهد</text:p>
          </table:table-cell>
          <table:table-cell table:formula="of:=VALUE(ABJAD([.A148];1;1))" office:value-type="float" office:value="310" calcext:value-type="float">
            <text:p>310</text:p>
          </table:table-cell>
          <table:table-cell table:number-columns-repeated="1022"/>
        </table:table-row>
        <table:table-row table:style-name="ro1">
          <table:table-cell office:value-type="string" calcext:value-type="string">
            <text:p>رقيب</text:p>
          </table:table-cell>
          <table:table-cell table:formula="of:=VALUE(ABJAD([.A149];1;1))" office:value-type="float" office:value="312" calcext:value-type="float">
            <text:p>312</text:p>
          </table:table-cell>
          <table:table-cell table:number-columns-repeated="1022"/>
        </table:table-row>
        <table:table-row table:style-name="ro1">
          <table:table-cell office:value-type="string" calcext:value-type="string">
            <text:p>قريب</text:p>
          </table:table-cell>
          <table:table-cell table:formula="of:=VALUE(ABJAD([.A150];1;1))" office:value-type="float" office:value="312" calcext:value-type="float">
            <text:p>312</text:p>
          </table:table-cell>
          <table:table-cell table:number-columns-repeated="1022"/>
        </table:table-row>
        <table:table-row table:style-name="ro1">
          <table:table-cell office:value-type="string" calcext:value-type="string">
            <text:p>قدير</text:p>
          </table:table-cell>
          <table:table-cell table:formula="of:=VALUE(ABJAD([.A151];1;1))" office:value-type="float" office:value="314" calcext:value-type="float">
            <text:p>314</text:p>
          </table:table-cell>
          <table:table-cell table:number-columns-repeated="1022"/>
        </table:table-row>
        <table:table-row table:style-name="ro1">
          <table:table-cell office:value-type="string" calcext:value-type="string">
            <text:p>شديد</text:p>
          </table:table-cell>
          <table:table-cell table:formula="of:=VALUE(ABJAD([.A152];1;1))" office:value-type="float" office:value="318" calcext:value-type="float">
            <text:p>318</text:p>
          </table:table-cell>
          <table:table-cell table:number-columns-repeated="1022"/>
        </table:table-row>
        <table:table-row table:style-name="ro1">
          <table:table-cell office:value-type="string" calcext:value-type="string">
            <text:p>شهيد</text:p>
          </table:table-cell>
          <table:table-cell table:formula="of:=VALUE(ABJAD([.A153];1;1))" office:value-type="float" office:value="319" calcext:value-type="float">
            <text:p>319</text:p>
          </table:table-cell>
          <table:table-cell table:number-columns-repeated="1022"/>
        </table:table-row>
        <table:table-row table:style-name="ro1">
          <table:table-cell office:value-type="string" calcext:value-type="string">
            <text:p>مفرج</text:p>
          </table:table-cell>
          <table:table-cell table:formula="of:=VALUE(ABJAD([.A154];1;1))" office:value-type="float" office:value="323" calcext:value-type="float">
            <text:p>323</text:p>
          </table:table-cell>
          <table:table-cell table:number-columns-repeated="1022"/>
        </table:table-row>
        <table:table-row table:style-name="ro1">
          <table:table-cell office:value-type="string" calcext:value-type="string">
            <text:p>مرسِل</text:p>
          </table:table-cell>
          <table:table-cell table:formula="of:=VALUE(ABJAD([.A155];1;1))" office:value-type="float" office:value="330" calcext:value-type="float">
            <text:p>330</text:p>
          </table:table-cell>
          <table:table-cell table:number-columns-repeated="1022"/>
        </table:table-row>
        <table:table-row table:style-name="ro1">
          <table:table-cell office:value-type="string" calcext:value-type="string">
            <text:p>مصور</text:p>
          </table:table-cell>
          <table:table-cell table:formula="of:=VALUE(ABJAD([.A156];1;1))" office:value-type="float" office:value="336" calcext:value-type="float">
            <text:p>336</text:p>
          </table:table-cell>
          <table:table-cell table:number-columns-repeated="1022"/>
        </table:table-row>
        <table:table-row table:style-name="ro1">
          <table:table-cell office:value-type="string" calcext:value-type="string">
            <text:p>جاعل الليل سكناً</text:p>
          </table:table-cell>
          <table:table-cell table:formula="of:=VALUE(ABJAD([.A157];1;1))" office:value-type="float" office:value="336" calcext:value-type="float">
            <text:p>336</text:p>
          </table:table-cell>
          <table:table-cell table:number-columns-repeated="1022"/>
        </table:table-row>
        <table:table-row table:style-name="ro1">
          <table:table-cell office:value-type="string" calcext:value-type="string">
            <text:p>سريع</text:p>
          </table:table-cell>
          <table:table-cell table:formula="of:=VALUE(ABJAD([.A158];1;1))" office:value-type="float" office:value="340" calcext:value-type="float">
            <text:p>340</text:p>
          </table:table-cell>
          <table:table-cell table:number-columns-repeated="1022"/>
        </table:table-row>
        <table:table-row table:style-name="ro1">
          <table:table-cell office:value-type="string" calcext:value-type="string">
            <text:p>ناصر</text:p>
          </table:table-cell>
          <table:table-cell table:formula="of:=VALUE(ABJAD([.A159];1;1))" office:value-type="float" office:value="341" calcext:value-type="float">
            <text:p>341</text:p>
          </table:table-cell>
          <table:table-cell table:number-columns-repeated="1022"/>
        </table:table-row>
        <table:table-row table:style-name="ro1">
          <table:table-cell office:value-type="string" calcext:value-type="string">
            <text:p>مقلب القلوب</text:p>
          </table:table-cell>
          <table:table-cell table:formula="of:=VALUE(ABJAD([.A160];1;1))" office:value-type="float" office:value="341" calcext:value-type="float">
            <text:p>341</text:p>
          </table:table-cell>
          <table:table-cell table:number-columns-repeated="1022"/>
        </table:table-row>
        <table:table-row table:style-name="ro1">
          <table:table-cell office:value-type="string" calcext:value-type="string">
            <text:p>مقدر</text:p>
          </table:table-cell>
          <table:table-cell table:formula="of:=VALUE(ABJAD([.A161];1;1))" office:value-type="float" office:value="344" calcext:value-type="float">
            <text:p>344</text:p>
          </table:table-cell>
          <table:table-cell table:number-columns-repeated="1022"/>
        </table:table-row>
        <table:table-row table:style-name="ro1">
          <table:table-cell office:value-type="string" calcext:value-type="string">
            <text:p>فالق الإصباح</text:p>
          </table:table-cell>
          <table:table-cell table:formula="of:=VALUE(ABJAD([.A162];1;1))" office:value-type="float" office:value="344" calcext:value-type="float">
            <text:p>344</text:p>
          </table:table-cell>
          <table:table-cell table:number-columns-repeated="1022"/>
        </table:table-row>
        <table:table-row table:style-name="ro1">
          <table:table-cell office:value-type="string" calcext:value-type="string">
            <text:p>فالق الحب والنوى</text:p>
          </table:table-cell>
          <table:table-cell table:formula="of:=VALUE(ABJAD([.A163];1;1))" office:value-type="float" office:value="346" calcext:value-type="float">
            <text:p>346</text:p>
          </table:table-cell>
          <table:table-cell table:number-columns-repeated="1022"/>
        </table:table-row>
        <table:table-row table:style-name="ro1">
          <table:table-cell office:value-type="string" calcext:value-type="string">
            <text:p>نصير</text:p>
          </table:table-cell>
          <table:table-cell table:formula="of:=VALUE(ABJAD([.A164];1;1))" office:value-type="float" office:value="350" calcext:value-type="float">
            <text:p>350</text:p>
          </table:table-cell>
          <table:table-cell table:number-columns-repeated="1022"/>
        </table:table-row>
        <table:table-row table:style-name="ro1">
          <table:table-cell office:value-type="string" calcext:value-type="string">
            <text:p>رافع</text:p>
          </table:table-cell>
          <table:table-cell table:formula="of:=VALUE(ABJAD([.A165];1;1))" office:value-type="float" office:value="351" calcext:value-type="float">
            <text:p>351</text:p>
          </table:table-cell>
          <table:table-cell table:number-columns-repeated="1022"/>
        </table:table-row>
        <table:table-row table:style-name="ro1">
          <table:table-cell office:value-type="string" calcext:value-type="string">
            <text:p>رفيع</text:p>
          </table:table-cell>
          <table:table-cell table:formula="of:=VALUE(ABJAD([.A166];1;1))" office:value-type="float" office:value="360" calcext:value-type="float">
            <text:p>360</text:p>
          </table:table-cell>
          <table:table-cell table:number-columns-repeated="1022"/>
        </table:table-row>
        <table:table-row table:style-name="ro1">
          <table:table-cell office:value-type="string" calcext:value-type="string">
            <text:p>فارج الهم</text:p>
          </table:table-cell>
          <table:table-cell table:formula="of:=VALUE(ABJAD([.A167];1;1))" office:value-type="float" office:value="360" calcext:value-type="float">
            <text:p>360</text:p>
          </table:table-cell>
          <table:table-cell table:number-columns-repeated="1022"/>
        </table:table-row>
        <table:table-row table:style-name="ro1">
          <table:table-cell office:value-type="string" calcext:value-type="string">
            <text:p>مسعَّر</text:p>
          </table:table-cell>
          <table:table-cell table:formula="of:=VALUE(ABJAD([.A168];1;1))" office:value-type="float" office:value="370" calcext:value-type="float">
            <text:p>370</text:p>
          </table:table-cell>
          <table:table-cell table:number-columns-repeated="1022"/>
        </table:table-row>
        <table:table-row table:style-name="ro1">
          <table:table-cell office:value-type="string" calcext:value-type="string">
            <text:p>رفيق</text:p>
          </table:table-cell>
          <table:table-cell table:formula="of:=VALUE(ABJAD([.A169];1;1))" office:value-type="float" office:value="390" calcext:value-type="float">
            <text:p>390</text:p>
          </table:table-cell>
          <table:table-cell table:number-columns-repeated="1022"/>
        </table:table-row>
        <table:table-row table:style-name="ro1">
          <table:table-cell office:value-type="string" calcext:value-type="string">
            <text:p>شافي</text:p>
          </table:table-cell>
          <table:table-cell table:formula="of:=VALUE(ABJAD([.A170];1;1))" office:value-type="float" office:value="391" calcext:value-type="float">
            <text:p>391</text:p>
          </table:table-cell>
          <table:table-cell table:number-columns-repeated="1022"/>
        </table:table-row>
        <table:table-row table:style-name="ro1">
          <table:table-cell office:value-type="string" calcext:value-type="string">
            <text:p>كاشف</text:p>
          </table:table-cell>
          <table:table-cell table:formula="of:=VALUE(ABJAD([.A171];1;1))" office:value-type="float" office:value="401" calcext:value-type="float">
            <text:p>401</text:p>
          </table:table-cell>
          <table:table-cell table:number-columns-repeated="1022"/>
        </table:table-row>
        <table:table-row table:style-name="ro1">
          <table:table-cell office:value-type="string" calcext:value-type="string">
            <text:p>منشئ</text:p>
          </table:table-cell>
          <table:table-cell table:formula="of:=VALUE(ABJAD([.A172];1;1))" office:value-type="float" office:value="401" calcext:value-type="float">
            <text:p>401</text:p>
          </table:table-cell>
          <table:table-cell table:number-columns-repeated="1022"/>
        </table:table-row>
        <table:table-row table:style-name="ro1">
          <table:table-cell office:value-type="string" calcext:value-type="string">
            <text:p>تواب</text:p>
          </table:table-cell>
          <table:table-cell table:formula="of:=VALUE(ABJAD([.A173];1;1))" office:value-type="float" office:value="409" calcext:value-type="float">
            <text:p>409</text:p>
          </table:table-cell>
          <table:table-cell table:number-columns-repeated="1022"/>
        </table:table-row>
        <table:table-row table:style-name="ro1">
          <table:table-cell office:value-type="string" calcext:value-type="string">
            <text:p>كاتب</text:p>
          </table:table-cell>
          <table:table-cell table:formula="of:=VALUE(ABJAD([.A174];1;1))" office:value-type="float" office:value="423" calcext:value-type="float">
            <text:p>423</text:p>
          </table:table-cell>
          <table:table-cell table:number-columns-repeated="1022"/>
        </table:table-row>
        <table:table-row table:style-name="ro1">
          <table:table-cell office:value-type="string" calcext:value-type="string">
            <text:p>شديد المحال</text:p>
          </table:table-cell>
          <table:table-cell table:formula="of:=VALUE(ABJAD([.A175];1;1))" office:value-type="float" office:value="428" calcext:value-type="float">
            <text:p>428</text:p>
          </table:table-cell>
          <table:table-cell table:number-columns-repeated="1022"/>
        </table:table-row>
        <table:table-row table:style-name="ro1">
          <table:table-cell office:value-type="string" calcext:value-type="string">
            <text:p>تام</text:p>
          </table:table-cell>
          <table:table-cell table:formula="of:=VALUE(ABJAD([.A176];1;1))" office:value-type="float" office:value="441" calcext:value-type="float">
            <text:p>441</text:p>
          </table:table-cell>
          <table:table-cell table:number-columns-repeated="1022"/>
        </table:table-row>
        <table:table-row table:style-name="ro1">
          <table:table-cell office:value-type="string" calcext:value-type="string">
            <text:p>سريع الحساب</text:p>
          </table:table-cell>
          <table:table-cell table:formula="of:=VALUE(ABJAD([.A177];1;1))" office:value-type="float" office:value="442" calcext:value-type="float">
            <text:p>442</text:p>
          </table:table-cell>
          <table:table-cell table:number-columns-repeated="1022"/>
        </table:table-row>
        <table:table-row table:style-name="ro1">
          <table:table-cell office:value-type="string" calcext:value-type="string">
            <text:p>عدو الكافرين</text:p>
          </table:table-cell>
          <table:table-cell table:formula="of:=VALUE(ABJAD([.A178];1;1))" office:value-type="float" office:value="472" calcext:value-type="float">
            <text:p>472</text:p>
          </table:table-cell>
          <table:table-cell table:number-columns-repeated="1022"/>
        </table:table-row>
        <table:table-row table:style-name="ro1">
          <table:table-cell office:value-type="string" calcext:value-type="string">
            <text:p>فعال لما يريد</text:p>
          </table:table-cell>
          <table:table-cell table:formula="of:=VALUE(ABJAD([.A179];1;1))" office:value-type="float" office:value="476" calcext:value-type="float">
            <text:p>476</text:p>
          </table:table-cell>
          <table:table-cell table:number-columns-repeated="1022"/>
        </table:table-row>
        <table:table-row table:style-name="ro1">
          <table:table-cell office:value-type="string" calcext:value-type="string">
            <text:p>مبتلي</text:p>
          </table:table-cell>
          <table:table-cell table:formula="of:=VALUE(ABJAD([.A180];1;1))" office:value-type="float" office:value="482" calcext:value-type="float">
            <text:p>482</text:p>
          </table:table-cell>
          <table:table-cell table:number-columns-repeated="1022"/>
        </table:table-row>
        <table:table-row table:style-name="ro1">
          <table:table-cell office:value-type="string" calcext:value-type="string">
            <text:p>فتاح</text:p>
          </table:table-cell>
          <table:table-cell table:formula="of:=VALUE(ABJAD([.A181];1;1))" office:value-type="float" office:value="489" calcext:value-type="float">
            <text:p>489</text:p>
          </table:table-cell>
          <table:table-cell table:number-columns-repeated="1022"/>
        </table:table-row>
        <table:table-row table:style-name="ro1">
          <table:table-cell office:value-type="string" calcext:value-type="string">
            <text:p>فاتح</text:p>
          </table:table-cell>
          <table:table-cell table:formula="of:=VALUE(ABJAD([.A182];1;1))" office:value-type="float" office:value="489" calcext:value-type="float">
            <text:p>489</text:p>
          </table:table-cell>
          <table:table-cell table:number-columns-repeated="1022"/>
        </table:table-row>
        <table:table-row table:style-name="ro1">
          <table:table-cell office:value-type="string" calcext:value-type="string">
            <text:p>مميت</text:p>
          </table:table-cell>
          <table:table-cell table:formula="of:=VALUE(ABJAD([.A183];1;1))" office:value-type="float" office:value="490" calcext:value-type="float">
            <text:p>490</text:p>
          </table:table-cell>
          <table:table-cell table:number-columns-repeated="1022"/>
        </table:table-row>
        <table:table-row table:style-name="ro1">
          <table:table-cell office:value-type="string" calcext:value-type="string">
            <text:p>أسرع الحاسبين</text:p>
          </table:table-cell>
          <table:table-cell table:formula="of:=VALUE(ABJAD([.A184];1;1))" office:value-type="float" office:value="493" calcext:value-type="float">
            <text:p>493</text:p>
          </table:table-cell>
          <table:table-cell table:number-columns-repeated="1022"/>
        </table:table-row>
        <table:table-row table:style-name="ro1">
          <table:table-cell office:value-type="string" calcext:value-type="string">
            <text:p>نعم القادر</text:p>
          </table:table-cell>
          <table:table-cell table:formula="of:=VALUE(ABJAD([.A185];1;1))" office:value-type="float" office:value="496" calcext:value-type="float">
            <text:p>496</text:p>
          </table:table-cell>
          <table:table-cell table:number-columns-repeated="1022"/>
        </table:table-row>
        <table:table-row table:style-name="ro1">
          <table:table-cell office:value-type="string" calcext:value-type="string">
            <text:p>نعم القاهر</text:p>
          </table:table-cell>
          <table:table-cell table:formula="of:=VALUE(ABJAD([.A186];1;1))" office:value-type="float" office:value="497" calcext:value-type="float">
            <text:p>497</text:p>
          </table:table-cell>
          <table:table-cell table:number-columns-repeated="1022"/>
        </table:table-row>
        <table:table-row table:style-name="ro1">
          <table:table-cell office:value-type="string" calcext:value-type="string">
            <text:p>متين</text:p>
          </table:table-cell>
          <table:table-cell table:formula="of:=VALUE(ABJAD([.A187];1;1))" office:value-type="float" office:value="500" calcext:value-type="float">
            <text:p>500</text:p>
          </table:table-cell>
          <table:table-cell table:number-columns-repeated="1022"/>
        </table:table-row>
        <table:table-row table:style-name="ro1">
          <table:table-cell office:value-type="string" calcext:value-type="string">
            <text:p>راشد</text:p>
          </table:table-cell>
          <table:table-cell table:formula="of:=VALUE(ABJAD([.A188];1;1))" office:value-type="float" office:value="505" calcext:value-type="float">
            <text:p>505</text:p>
          </table:table-cell>
          <table:table-cell table:number-columns-repeated="1022"/>
        </table:table-row>
        <table:table-row table:style-name="ro1">
          <table:table-cell office:value-type="string" calcext:value-type="string">
            <text:p>رشيد</text:p>
          </table:table-cell>
          <table:table-cell table:formula="of:=VALUE(ABJAD([.A189];1;1))" office:value-type="float" office:value="514" calcext:value-type="float">
            <text:p>514</text:p>
          </table:table-cell>
          <table:table-cell table:number-columns-repeated="1022"/>
        </table:table-row>
        <table:table-row table:style-name="ro1">
          <table:table-cell office:value-type="string" calcext:value-type="string">
            <text:p>شاكر</text:p>
          </table:table-cell>
          <table:table-cell table:formula="of:=VALUE(ABJAD([.A190];1;1))" office:value-type="float" office:value="521" calcext:value-type="float">
            <text:p>521</text:p>
          </table:table-cell>
          <table:table-cell table:number-columns-repeated="1022"/>
        </table:table-row>
        <table:table-row table:style-name="ro1">
          <table:table-cell office:value-type="string" calcext:value-type="string">
            <text:p>شكور</text:p>
          </table:table-cell>
          <table:table-cell table:formula="of:=VALUE(ABJAD([.A191];1;1))" office:value-type="float" office:value="526" calcext:value-type="float">
            <text:p>526</text:p>
          </table:table-cell>
          <table:table-cell table:number-columns-repeated="1022"/>
        </table:table-row>
        <table:table-row table:style-name="ro1">
          <table:table-cell office:value-type="string" calcext:value-type="string">
            <text:p>فاتن</text:p>
          </table:table-cell>
          <table:table-cell table:formula="of:=VALUE(ABJAD([.A192];1;1))" office:value-type="float" office:value="531" calcext:value-type="float">
            <text:p>531</text:p>
          </table:table-cell>
          <table:table-cell table:number-columns-repeated="1022"/>
        </table:table-row>
        <table:table-row table:style-name="ro1">
          <table:table-cell office:value-type="string" calcext:value-type="string">
            <text:p>ممتحن</text:p>
          </table:table-cell>
          <table:table-cell table:formula="of:=VALUE(ABJAD([.A193];1;1))" office:value-type="float" office:value="538" calcext:value-type="float">
            <text:p>538</text:p>
          </table:table-cell>
          <table:table-cell table:number-columns-repeated="1022"/>
        </table:table-row>
        <table:table-row table:style-name="ro1">
          <table:table-cell office:value-type="string" calcext:value-type="string">
            <text:p>متعالِ</text:p>
          </table:table-cell>
          <table:table-cell table:formula="of:=VALUE(ABJAD([.A194];1;1))" office:value-type="float" office:value="541" calcext:value-type="float">
            <text:p>541</text:p>
          </table:table-cell>
          <table:table-cell table:number-columns-repeated="1022"/>
        </table:table-row>
        <table:table-row table:style-name="ro1">
          <table:table-cell office:value-type="string" calcext:value-type="string">
            <text:p>مُقيت</text:p>
          </table:table-cell>
          <table:table-cell table:formula="of:=VALUE(ABJAD([.A195];1;1))" office:value-type="float" office:value="550" calcext:value-type="float">
            <text:p>550</text:p>
          </table:table-cell>
          <table:table-cell table:number-columns-repeated="1022"/>
        </table:table-row>
        <table:table-row table:style-name="ro1">
          <table:table-cell office:value-type="string" calcext:value-type="string">
            <text:p>قابل التوب</text:p>
          </table:table-cell>
          <table:table-cell table:formula="of:=VALUE(ABJAD([.A196];1;1))" office:value-type="float" office:value="572" calcext:value-type="float">
            <text:p>572</text:p>
          </table:table-cell>
          <table:table-cell table:number-columns-repeated="1022"/>
        </table:table-row>
        <table:table-row table:style-name="ro1">
          <table:table-cell office:value-type="string" calcext:value-type="string">
            <text:p>باعث</text:p>
          </table:table-cell>
          <table:table-cell table:formula="of:=VALUE(ABJAD([.A197];1;1))" office:value-type="float" office:value="573" calcext:value-type="float">
            <text:p>573</text:p>
          </table:table-cell>
          <table:table-cell table:number-columns-repeated="1022"/>
        </table:table-row>
        <table:table-row table:style-name="ro1">
          <table:table-cell office:value-type="string" calcext:value-type="string">
            <text:p>أهل التقوى</text:p>
          </table:table-cell>
          <table:table-cell table:formula="of:=VALUE(ABJAD([.A198];1;1))" office:value-type="float" office:value="574" calcext:value-type="float">
            <text:p>574</text:p>
          </table:table-cell>
          <table:table-cell table:number-columns-repeated="1022"/>
        </table:table-row>
        <table:table-row table:style-name="ro1">
          <table:table-cell office:value-type="string" calcext:value-type="string">
            <text:p>منزل الكتاب</text:p>
          </table:table-cell>
          <table:table-cell table:formula="of:=VALUE(ABJAD([.A199];1;1))" office:value-type="float" office:value="581" calcext:value-type="float">
            <text:p>581</text:p>
          </table:table-cell>
          <table:table-cell table:number-columns-repeated="1022"/>
        </table:table-row>
        <table:table-row table:style-name="ro1">
          <table:table-cell office:value-type="string" calcext:value-type="string">
            <text:p>أرحم الراحمين</text:p>
          </table:table-cell>
          <table:table-cell table:formula="of:=VALUE(ABJAD([.A200];1;1))" office:value-type="float" office:value="589" calcext:value-type="float">
            <text:p>589</text:p>
          </table:table-cell>
          <table:table-cell table:number-columns-repeated="1022"/>
        </table:table-row>
        <table:table-row table:style-name="ro1">
          <table:table-cell office:value-type="string" calcext:value-type="string">
            <text:p>وتر</text:p>
          </table:table-cell>
          <table:table-cell table:formula="of:=VALUE(ABJAD([.A201];1;1))" office:value-type="float" office:value="606" calcext:value-type="float">
            <text:p>606</text:p>
          </table:table-cell>
          <table:table-cell table:number-columns-repeated="1022"/>
        </table:table-row>
        <table:table-row table:style-name="ro1">
          <table:table-cell office:value-type="string" calcext:value-type="string">
            <text:p>مستمع</text:p>
          </table:table-cell>
          <table:table-cell table:formula="of:=VALUE(ABJAD([.A202];1;1))" office:value-type="float" office:value="610" calcext:value-type="float">
            <text:p>610</text:p>
          </table:table-cell>
          <table:table-cell table:number-columns-repeated="1022"/>
        </table:table-row>
        <table:table-row table:style-name="ro1">
          <table:table-cell office:value-type="string" calcext:value-type="string">
            <text:p>مستعان</text:p>
          </table:table-cell>
          <table:table-cell table:formula="of:=VALUE(ABJAD([.A203];1;1))" office:value-type="float" office:value="621" calcext:value-type="float">
            <text:p>621</text:p>
          </table:table-cell>
          <table:table-cell table:number-columns-repeated="1022"/>
        </table:table-row>
        <table:table-row table:style-name="ro1">
          <table:table-cell office:value-type="string" calcext:value-type="string">
            <text:p>منتقم</text:p>
          </table:table-cell>
          <table:table-cell table:formula="of:=VALUE(ABJAD([.A204];1;1))" office:value-type="float" office:value="630" calcext:value-type="float">
            <text:p>630</text:p>
          </table:table-cell>
          <table:table-cell table:number-columns-repeated="1022"/>
        </table:table-row>
        <table:table-row table:style-name="ro1">
          <table:table-cell office:value-type="string" calcext:value-type="string">
            <text:p>كاشف الكرب</text:p>
          </table:table-cell>
          <table:table-cell table:formula="of:=VALUE(ABJAD([.A205];1;1))" office:value-type="float" office:value="654" calcext:value-type="float">
            <text:p>654</text:p>
          </table:table-cell>
          <table:table-cell table:number-columns-repeated="1022"/>
        </table:table-row>
        <table:table-row table:style-name="ro1">
          <table:table-cell office:value-type="string" calcext:value-type="string">
            <text:p>ستار</text:p>
          </table:table-cell>
          <table:table-cell table:formula="of:=VALUE(ABJAD([.A206];1;1))" office:value-type="float" office:value="661" calcext:value-type="float">
            <text:p>661</text:p>
          </table:table-cell>
          <table:table-cell table:number-columns-repeated="1022"/>
        </table:table-row>
        <table:table-row table:style-name="ro1">
          <table:table-cell office:value-type="string" calcext:value-type="string">
            <text:p>متكبّر</text:p>
          </table:table-cell>
          <table:table-cell table:formula="of:=VALUE(ABJAD([.A207];1;1))" office:value-type="float" office:value="662" calcext:value-type="float">
            <text:p>662</text:p>
          </table:table-cell>
          <table:table-cell table:number-columns-repeated="1022"/>
        </table:table-row>
        <table:table-row table:style-name="ro1">
          <table:table-cell office:value-type="string" calcext:value-type="string">
            <text:p>سخط</text:p>
          </table:table-cell>
          <table:table-cell table:formula="of:=VALUE(ABJAD([.A208];1;1))" office:value-type="float" office:value="669" calcext:value-type="float">
            <text:p>669</text:p>
          </table:table-cell>
          <table:table-cell table:number-columns-repeated="1022"/>
        </table:table-row>
        <table:table-row table:style-name="ro1">
          <table:table-cell office:value-type="string" calcext:value-type="string">
            <text:p>وارث</text:p>
          </table:table-cell>
          <table:table-cell table:formula="of:=VALUE(ABJAD([.A209];1;1))" office:value-type="float" office:value="707" calcext:value-type="float">
            <text:p>707</text:p>
          </table:table-cell>
          <table:table-cell table:number-columns-repeated="1022"/>
        </table:table-row>
        <table:table-row table:style-name="ro1">
          <table:table-cell office:value-type="string" calcext:value-type="string">
            <text:p>خالق</text:p>
          </table:table-cell>
          <table:table-cell table:formula="of:=VALUE(ABJAD([.A210];1;1))" office:value-type="float" office:value="731" calcext:value-type="float">
            <text:p>731</text:p>
          </table:table-cell>
          <table:table-cell table:number-columns-repeated="1022"/>
        </table:table-row>
        <table:table-row table:style-name="ro1">
          <table:table-cell office:value-type="string" calcext:value-type="string">
            <text:p>خلاق</text:p>
          </table:table-cell>
          <table:table-cell table:formula="of:=VALUE(ABJAD([.A211];1;1))" office:value-type="float" office:value="731" calcext:value-type="float">
            <text:p>731</text:p>
          </table:table-cell>
          <table:table-cell table:number-columns-repeated="1022"/>
        </table:table-row>
        <table:table-row table:style-name="ro1">
          <table:table-cell office:value-type="string" calcext:value-type="string">
            <text:p>متم نوره</text:p>
          </table:table-cell>
          <table:table-cell table:formula="of:=VALUE(ABJAD([.A212];1;1))" office:value-type="float" office:value="741" calcext:value-type="float">
            <text:p>741</text:p>
          </table:table-cell>
          <table:table-cell table:number-columns-repeated="1022"/>
        </table:table-row>
        <table:table-row table:style-name="ro1">
          <table:table-cell office:value-type="string" calcext:value-type="string">
            <text:p>مقتدر</text:p>
          </table:table-cell>
          <table:table-cell table:formula="of:=VALUE(ABJAD([.A213];1;1))" office:value-type="float" office:value="744" calcext:value-type="float">
            <text:p>744</text:p>
          </table:table-cell>
          <table:table-cell table:number-columns-repeated="1022"/>
        </table:table-row>
        <table:table-row table:style-name="ro1">
          <table:table-cell office:value-type="string" calcext:value-type="string">
            <text:p>مذل</text:p>
          </table:table-cell>
          <table:table-cell table:formula="of:=VALUE(ABJAD([.A214];1;1))" office:value-type="float" office:value="770" calcext:value-type="float">
            <text:p>770</text:p>
          </table:table-cell>
          <table:table-cell table:number-columns-repeated="1022"/>
        </table:table-row>
        <table:table-row table:style-name="ro1">
          <table:table-cell office:value-type="string" calcext:value-type="string">
            <text:p>آخر</text:p>
          </table:table-cell>
          <table:table-cell table:formula="of:=VALUE(ABJAD([.A215];1;1))" office:value-type="float" office:value="801" calcext:value-type="float">
            <text:p>801</text:p>
          </table:table-cell>
          <table:table-cell table:number-columns-repeated="1022"/>
        </table:table-row>
        <table:table-row table:style-name="ro1">
          <table:table-cell office:value-type="string" calcext:value-type="string">
            <text:p>خبير</text:p>
          </table:table-cell>
          <table:table-cell table:formula="of:=VALUE(ABJAD([.A216];1;1))" office:value-type="float" office:value="812" calcext:value-type="float">
            <text:p>812</text:p>
          </table:table-cell>
          <table:table-cell table:number-columns-repeated="1022"/>
        </table:table-row>
        <table:table-row table:style-name="ro1">
          <table:table-cell office:value-type="string" calcext:value-type="string">
            <text:p>مؤخر</text:p>
          </table:table-cell>
          <table:table-cell table:formula="of:=VALUE(ABJAD([.A217];1;1))" office:value-type="float" office:value="847" calcext:value-type="float">
            <text:p>847</text:p>
          </table:table-cell>
          <table:table-cell table:number-columns-repeated="1022"/>
        </table:table-row>
        <table:table-row table:style-name="ro1">
          <table:table-cell office:value-type="string" calcext:value-type="string">
            <text:p>ذو القوة</text:p>
          </table:table-cell>
          <table:table-cell table:formula="of:=VALUE(ABJAD([.A218];1;1))" office:value-type="float" office:value="848" calcext:value-type="float">
            <text:p>848</text:p>
          </table:table-cell>
          <table:table-cell table:number-columns-repeated="1022"/>
        </table:table-row>
        <table:table-row table:style-name="ro1">
          <table:table-cell office:value-type="string" calcext:value-type="string">
            <text:p>قابض</text:p>
          </table:table-cell>
          <table:table-cell table:formula="of:=VALUE(ABJAD([.A219];1;1))" office:value-type="float" office:value="903" calcext:value-type="float">
            <text:p>903</text:p>
          </table:table-cell>
          <table:table-cell table:number-columns-repeated="1022"/>
        </table:table-row>
        <table:table-row table:style-name="ro1">
          <table:table-cell office:value-type="string" calcext:value-type="string">
            <text:p>قاضي</text:p>
          </table:table-cell>
          <table:table-cell table:formula="of:=VALUE(ABJAD([.A220];1;1))" office:value-type="float" office:value="911" calcext:value-type="float">
            <text:p>911</text:p>
          </table:table-cell>
          <table:table-cell table:number-columns-repeated="1022"/>
        </table:table-row>
        <table:table-row table:style-name="ro1">
          <table:table-cell office:value-type="string" calcext:value-type="string">
            <text:p>ذارئ</text:p>
          </table:table-cell>
          <table:table-cell table:formula="of:=VALUE(ABJAD([.A221];1;1))" office:value-type="float" office:value="912" calcext:value-type="float">
            <text:p>912</text:p>
          </table:table-cell>
          <table:table-cell table:number-columns-repeated="1022"/>
        </table:table-row>
        <table:table-row table:style-name="ro1">
          <table:table-cell office:value-type="string" calcext:value-type="string">
            <text:p>ذو الطول والإحسان</text:p>
          </table:table-cell>
          <table:table-cell table:formula="of:=VALUE(ABJAD([.A222];1;1))" office:value-type="float" office:value="939" calcext:value-type="float">
            <text:p>939</text:p>
          </table:table-cell>
          <table:table-cell table:number-columns-repeated="1022"/>
        </table:table-row>
        <table:table-row table:style-name="ro1">
          <table:table-cell office:value-type="string" calcext:value-type="string">
            <text:p>أحسن الخالقين</text:p>
          </table:table-cell>
          <table:table-cell table:formula="of:=VALUE(ABJAD([.A223];1;1))" office:value-type="float" office:value="941" calcext:value-type="float">
            <text:p>941</text:p>
          </table:table-cell>
          <table:table-cell table:number-columns-repeated="1022"/>
        </table:table-row>
        <table:table-row table:style-name="ro1">
          <table:table-cell office:value-type="string" calcext:value-type="string">
            <text:p>مفضل</text:p>
          </table:table-cell>
          <table:table-cell table:formula="of:=VALUE(ABJAD([.A224];1;1))" office:value-type="float" office:value="950" calcext:value-type="float">
            <text:p>950</text:p>
          </table:table-cell>
          <table:table-cell table:number-columns-repeated="1022"/>
        </table:table-row>
        <table:table-row table:style-name="ro1">
          <table:table-cell office:value-type="string" calcext:value-type="string">
            <text:p>نذير</text:p>
          </table:table-cell>
          <table:table-cell table:formula="of:=VALUE(ABJAD([.A225];1;1))" office:value-type="float" office:value="960" calcext:value-type="float">
            <text:p>960</text:p>
          </table:table-cell>
          <table:table-cell table:number-columns-repeated="1022"/>
        </table:table-row>
        <table:table-row table:style-name="ro1">
          <table:table-cell office:value-type="string" calcext:value-type="string">
            <text:p>مذكور</text:p>
          </table:table-cell>
          <table:table-cell table:formula="of:=VALUE(ABJAD([.A226];1;1))" office:value-type="float" office:value="966" calcext:value-type="float">
            <text:p>966</text:p>
          </table:table-cell>
          <table:table-cell table:number-columns-repeated="1022"/>
        </table:table-row>
        <table:table-row table:style-name="ro1">
          <table:table-cell office:value-type="string" calcext:value-type="string">
            <text:p>خير الحاكمين</text:p>
          </table:table-cell>
          <table:table-cell table:formula="of:=VALUE(ABJAD([.A227];1;1))" office:value-type="float" office:value="970" calcext:value-type="float">
            <text:p>970</text:p>
          </table:table-cell>
          <table:table-cell table:number-columns-repeated="1022"/>
        </table:table-row>
        <table:table-row table:style-name="ro1">
          <table:table-cell office:value-type="string" calcext:value-type="string">
            <text:p>حافظ</text:p>
          </table:table-cell>
          <table:table-cell table:formula="of:=VALUE(ABJAD([.A228];1;1))" office:value-type="float" office:value="989" calcext:value-type="float">
            <text:p>989</text:p>
          </table:table-cell>
          <table:table-cell table:number-columns-repeated="1022"/>
        </table:table-row>
        <table:table-row table:style-name="ro1">
          <table:table-cell office:value-type="string" calcext:value-type="string">
            <text:p>منذر</text:p>
          </table:table-cell>
          <table:table-cell table:formula="of:=VALUE(ABJAD([.A229];1;1))" office:value-type="float" office:value="990" calcext:value-type="float">
            <text:p>990</text:p>
          </table:table-cell>
          <table:table-cell table:number-columns-repeated="1022"/>
        </table:table-row>
        <table:table-row table:style-name="ro1">
          <table:table-cell office:value-type="string" calcext:value-type="string">
            <text:p>حفيظ</text:p>
          </table:table-cell>
          <table:table-cell table:formula="of:=VALUE(ABJAD([.A230];1;1))" office:value-type="float" office:value="998" calcext:value-type="float">
            <text:p>998</text:p>
          </table:table-cell>
          <table:table-cell table:number-columns-repeated="1022"/>
        </table:table-row>
        <table:table-row table:style-name="ro1">
          <table:table-cell office:value-type="string" calcext:value-type="string">
            <text:p>رفيع الدرجات</text:p>
          </table:table-cell>
          <table:table-cell table:formula="of:=VALUE(ABJAD([.A231];1;1))" office:value-type="float" office:value="999" calcext:value-type="float">
            <text:p>999</text:p>
          </table:table-cell>
          <table:table-cell table:number-columns-repeated="1022"/>
        </table:table-row>
        <table:table-row table:style-name="ro1">
          <table:table-cell office:value-type="string" calcext:value-type="string">
            <text:p>ضار</text:p>
          </table:table-cell>
          <table:table-cell table:formula="of:=VALUE(ABJAD([.A232];1;1))" office:value-type="float" office:value="1001" calcext:value-type="float">
            <text:p>1001</text:p>
          </table:table-cell>
          <table:table-cell table:number-columns-repeated="1022"/>
        </table:table-row>
        <table:table-row table:style-name="ro1">
          <table:table-cell office:value-type="string" calcext:value-type="string">
            <text:p>رضا</text:p>
          </table:table-cell>
          <table:table-cell table:formula="of:=VALUE(ABJAD([.A233];1;1))" office:value-type="float" office:value="1001" calcext:value-type="float">
            <text:p>1001</text:p>
          </table:table-cell>
          <table:table-cell table:number-columns-repeated="1022"/>
        </table:table-row>
        <table:table-row table:style-name="ro1">
          <table:table-cell office:value-type="string" calcext:value-type="string">
            <text:p>أعظم</text:p>
          </table:table-cell>
          <table:table-cell table:formula="of:=VALUE(ABJAD([.A234];1;1))" office:value-type="float" office:value="1011" calcext:value-type="float">
            <text:p>1011</text:p>
          </table:table-cell>
          <table:table-cell table:number-columns-repeated="1022"/>
        </table:table-row>
        <table:table-row table:style-name="ro1">
          <table:table-cell office:value-type="string" calcext:value-type="string">
            <text:p>عظيم</text:p>
          </table:table-cell>
          <table:table-cell table:formula="of:=VALUE(ABJAD([.A235];1;1))" office:value-type="float" office:value="1020" calcext:value-type="float">
            <text:p>1020</text:p>
          </table:table-cell>
          <table:table-cell table:number-columns-repeated="1022"/>
        </table:table-row>
        <table:table-row table:style-name="ro1">
          <table:table-cell office:value-type="string" calcext:value-type="string">
            <text:p>خير المنزلين</text:p>
          </table:table-cell>
          <table:table-cell table:formula="of:=VALUE(ABJAD([.A236];1;1))" office:value-type="float" office:value="1028" calcext:value-type="float">
            <text:p>1028</text:p>
          </table:table-cell>
          <table:table-cell table:number-columns-repeated="1022"/>
        </table:table-row>
        <table:table-row table:style-name="ro1">
          <table:table-cell office:value-type="string" calcext:value-type="string">
            <text:p>مخزي الكافرين</text:p>
          </table:table-cell>
          <table:table-cell table:formula="of:=VALUE(ABJAD([.A237];1;1))" office:value-type="float" office:value="1049" calcext:value-type="float">
            <text:p>1049</text:p>
          </table:table-cell>
          <table:table-cell table:number-columns-repeated="1022"/>
        </table:table-row>
        <table:table-row table:style-name="ro1">
          <table:table-cell office:value-type="string" calcext:value-type="string">
            <text:p>ذو المعارج</text:p>
          </table:table-cell>
          <table:table-cell table:formula="of:=VALUE(ABJAD([.A238];1;1))" office:value-type="float" office:value="1051" calcext:value-type="float">
            <text:p>1051</text:p>
          </table:table-cell>
          <table:table-cell table:number-columns-repeated="1022"/>
        </table:table-row>
        <table:table-row table:style-name="ro1">
          <table:table-cell office:value-type="string" calcext:value-type="string">
            <text:p>غني</text:p>
          </table:table-cell>
          <table:table-cell table:formula="of:=VALUE(ABJAD([.A239];1;1))" office:value-type="float" office:value="1060" calcext:value-type="float">
            <text:p>1060</text:p>
          </table:table-cell>
          <table:table-cell table:number-columns-repeated="1022"/>
        </table:table-row>
        <table:table-row table:style-name="ro1">
          <table:table-cell office:value-type="string" calcext:value-type="string">
            <text:p>مغني</text:p>
          </table:table-cell>
          <table:table-cell table:formula="of:=VALUE(ABJAD([.A240];1;1))" office:value-type="float" office:value="1100" calcext:value-type="float">
            <text:p>1100</text:p>
          </table:table-cell>
          <table:table-cell table:number-columns-repeated="1022"/>
        </table:table-row>
        <table:table-row table:style-name="ro1">
          <table:table-cell office:value-type="string" calcext:value-type="string">
            <text:p>ذو الجلال والإكرام</text:p>
          </table:table-cell>
          <table:table-cell table:formula="of:=VALUE(ABJAD([.A241];1;1))" office:value-type="float" office:value="1100" calcext:value-type="float">
            <text:p>1100</text:p>
          </table:table-cell>
          <table:table-cell table:number-columns-repeated="1022"/>
        </table:table-row>
        <table:table-row table:style-name="ro1">
          <table:table-cell office:value-type="string" calcext:value-type="string">
            <text:p>خير الفاصلين</text:p>
          </table:table-cell>
          <table:table-cell table:formula="of:=VALUE(ABJAD([.A242];1;1))" office:value-type="float" office:value="1102" calcext:value-type="float">
            <text:p>1102</text:p>
          </table:table-cell>
          <table:table-cell table:number-columns-repeated="1022"/>
        </table:table-row>
        <table:table-row table:style-name="ro1">
          <table:table-cell office:value-type="string" calcext:value-type="string">
            <text:p>ظاهر</text:p>
          </table:table-cell>
          <table:table-cell table:formula="of:=VALUE(ABJAD([.A243];1;1))" office:value-type="float" office:value="1106" calcext:value-type="float">
            <text:p>1106</text:p>
          </table:table-cell>
          <table:table-cell table:number-columns-repeated="1022"/>
        </table:table-row>
        <table:table-row table:style-name="ro1">
          <table:table-cell office:value-type="string" calcext:value-type="string">
            <text:p>خير الراحمين</text:p>
          </table:table-cell>
          <table:table-cell table:formula="of:=VALUE(ABJAD([.A244];1;1))" office:value-type="float" office:value="1150" calcext:value-type="float">
            <text:p>1150</text:p>
          </table:table-cell>
          <table:table-cell table:number-columns-repeated="1022"/>
        </table:table-row>
        <table:table-row table:style-name="ro1">
          <table:table-cell office:value-type="string" calcext:value-type="string">
            <text:p>خير الماكرين</text:p>
          </table:table-cell>
          <table:table-cell table:formula="of:=VALUE(ABJAD([.A245];1;1))" office:value-type="float" office:value="1162" calcext:value-type="float">
            <text:p>1162</text:p>
          </table:table-cell>
          <table:table-cell table:number-columns-repeated="1022"/>
        </table:table-row>
        <table:table-row table:style-name="ro1">
          <table:table-cell office:value-type="string" calcext:value-type="string">
            <text:p>ذو الرحمة الواسعة</text:p>
          </table:table-cell>
          <table:table-cell table:formula="of:=VALUE(ABJAD([.A246];1;1))" office:value-type="float" office:value="1163" calcext:value-type="float">
            <text:p>1163</text:p>
          </table:table-cell>
          <table:table-cell table:number-columns-repeated="1022"/>
        </table:table-row>
        <table:table-row table:style-name="ro1">
          <table:table-cell office:value-type="string" calcext:value-type="string">
            <text:p>علام الغيوب</text:p>
          </table:table-cell>
          <table:table-cell table:formula="of:=VALUE(ABJAD([.A247];1;1))" office:value-type="float" office:value="1190" calcext:value-type="float">
            <text:p>1190</text:p>
          </table:table-cell>
          <table:table-cell table:number-columns-repeated="1022"/>
        </table:table-row>
        <table:table-row table:style-name="ro1">
          <table:table-cell office:value-type="string" calcext:value-type="string">
            <text:p>خير الرازقين</text:p>
          </table:table-cell>
          <table:table-cell table:formula="of:=VALUE(ABJAD([.A248];1;1))" office:value-type="float" office:value="1209" calcext:value-type="float">
            <text:p>1209</text:p>
          </table:table-cell>
          <table:table-cell table:number-columns-repeated="1022"/>
        </table:table-row>
        <table:table-row table:style-name="ro1">
          <table:table-cell office:value-type="string" calcext:value-type="string">
            <text:p>غيور</text:p>
          </table:table-cell>
          <table:table-cell table:formula="of:=VALUE(ABJAD([.A249];1;1))" office:value-type="float" office:value="1216" calcext:value-type="float">
            <text:p>1216</text:p>
          </table:table-cell>
          <table:table-cell table:number-columns-repeated="1022"/>
        </table:table-row>
        <table:table-row table:style-name="ro1">
          <table:table-cell office:value-type="string" calcext:value-type="string">
            <text:p>خير الناصرين</text:p>
          </table:table-cell>
          <table:table-cell table:formula="of:=VALUE(ABJAD([.A250];1;1))" office:value-type="float" office:value="1242" calcext:value-type="float">
            <text:p>1242</text:p>
          </table:table-cell>
          <table:table-cell table:number-columns-repeated="1022"/>
        </table:table-row>
        <table:table-row table:style-name="ro1">
          <table:table-cell office:value-type="string" calcext:value-type="string">
            <text:p>غفار</text:p>
          </table:table-cell>
          <table:table-cell table:formula="of:=VALUE(ABJAD([.A251];1;1))" office:value-type="float" office:value="1281" calcext:value-type="float">
            <text:p>1281</text:p>
          </table:table-cell>
          <table:table-cell table:number-columns-repeated="1022"/>
        </table:table-row>
        <table:table-row table:style-name="ro1">
          <table:table-cell office:value-type="string" calcext:value-type="string">
            <text:p>غافر</text:p>
          </table:table-cell>
          <table:table-cell table:formula="of:=VALUE(ABJAD([.A252];1;1))" office:value-type="float" office:value="1281" calcext:value-type="float">
            <text:p>1281</text:p>
          </table:table-cell>
          <table:table-cell table:number-columns-repeated="1022"/>
        </table:table-row>
        <table:table-row table:style-name="ro1">
          <table:table-cell office:value-type="string" calcext:value-type="string">
            <text:p>غفور</text:p>
          </table:table-cell>
          <table:table-cell table:formula="of:=VALUE(ABJAD([.A253];1;1))" office:value-type="float" office:value="1286" calcext:value-type="float">
            <text:p>1286</text:p>
          </table:table-cell>
          <table:table-cell table:number-columns-repeated="1022"/>
        </table:table-row>
        <table:table-row table:style-name="ro1">
          <table:table-cell office:value-type="string" calcext:value-type="string">
            <text:p>البالغ أمره</text:p>
          </table:table-cell>
          <table:table-cell table:formula="of:=VALUE(ABJAD([.A254];1;1))" office:value-type="float" office:value="1310" calcext:value-type="float">
            <text:p>1310</text:p>
          </table:table-cell>
          <table:table-cell table:number-columns-repeated="1022"/>
        </table:table-row>
        <table:table-row table:style-name="ro1">
          <table:table-cell office:value-type="string" calcext:value-type="string">
            <text:p>ذو الإنتقام</text:p>
          </table:table-cell>
          <table:table-cell table:formula="of:=VALUE(ABJAD([.A255];1;1))" office:value-type="float" office:value="1329" calcext:value-type="float">
            <text:p>1329</text:p>
          </table:table-cell>
          <table:table-cell table:number-columns-repeated="1022"/>
        </table:table-row>
        <table:table-row table:style-name="ro1">
          <table:table-cell office:value-type="string" calcext:value-type="string">
            <text:p>غالب على أمره</text:p>
          </table:table-cell>
          <table:table-cell table:formula="of:=VALUE(ABJAD([.A256];1;1))" office:value-type="float" office:value="1380" calcext:value-type="float">
            <text:p>1380</text:p>
          </table:table-cell>
          <table:table-cell table:number-columns-repeated="1022"/>
        </table:table-row>
        <table:table-row table:style-name="ro1">
          <table:table-cell office:value-type="string" calcext:value-type="string">
            <text:p>خير الفاتحين</text:p>
          </table:table-cell>
          <table:table-cell table:formula="of:=VALUE(ABJAD([.A257];1;1))" office:value-type="float" office:value="1390" calcext:value-type="float">
            <text:p>1390</text:p>
          </table:table-cell>
          <table:table-cell table:number-columns-repeated="1022"/>
        </table:table-row>
        <table:table-row table:style-name="ro1">
          <table:table-cell office:value-type="string" calcext:value-type="string">
            <text:p>أهل المغفرة</text:p>
          </table:table-cell>
          <table:table-cell table:formula="of:=VALUE(ABJAD([.A258];1;1))" office:value-type="float" office:value="1392" calcext:value-type="float">
            <text:p>1392</text:p>
          </table:table-cell>
          <table:table-cell table:number-columns-repeated="1022"/>
        </table:table-row>
        <table:table-row table:style-name="ro1">
          <table:table-cell office:value-type="string" calcext:value-type="string">
            <text:p>ذو العرش المجيد</text:p>
          </table:table-cell>
          <table:table-cell table:formula="of:=VALUE(ABJAD([.A259];1;1))" office:value-type="float" office:value="1395" calcext:value-type="float">
            <text:p>1395</text:p>
          </table:table-cell>
          <table:table-cell table:number-columns-repeated="1022"/>
        </table:table-row>
        <table:table-row table:style-name="ro1">
          <table:table-cell office:value-type="string" calcext:value-type="string">
            <text:p>كاشف الضر</text:p>
          </table:table-cell>
          <table:table-cell table:formula="of:=VALUE(ABJAD([.A260];1;1))" office:value-type="float" office:value="1432" calcext:value-type="float">
            <text:p>1432</text:p>
          </table:table-cell>
          <table:table-cell table:number-columns-repeated="1022"/>
        </table:table-row>
        <table:table-row table:style-name="ro1">
          <table:table-cell office:value-type="string" calcext:value-type="string">
            <text:p>مخرج الحي من الميت</text:p>
          </table:table-cell>
          <table:table-cell table:formula="of:=VALUE(ABJAD([.A261];1;1))" office:value-type="float" office:value="1463" calcext:value-type="float">
            <text:p>1463</text:p>
          </table:table-cell>
          <table:table-cell table:number-columns-repeated="1022"/>
        </table:table-row>
        <table:table-row table:style-name="ro1">
          <table:table-cell office:value-type="string" calcext:value-type="string">
            <text:p>مخرج الميت من الحي</text:p>
          </table:table-cell>
          <table:table-cell table:formula="of:=VALUE(ABJAD([.A262];1;1))" office:value-type="float" office:value="1463" calcext:value-type="float">
            <text:p>1463</text:p>
          </table:table-cell>
          <table:table-cell table:number-columns-repeated="1022"/>
        </table:table-row>
        <table:table-row table:style-name="ro1">
          <table:table-cell office:value-type="string" calcext:value-type="string">
            <text:p>خافض</text:p>
          </table:table-cell>
          <table:table-cell table:formula="of:=VALUE(ABJAD([.A263];1;1))" office:value-type="float" office:value="1481" calcext:value-type="float">
            <text:p>1481</text:p>
          </table:table-cell>
          <table:table-cell table:number-columns-repeated="1022"/>
        </table:table-row>
        <table:table-row table:style-name="ro1">
          <table:table-cell office:value-type="string" calcext:value-type="string">
            <text:p>واسع المغفرة</text:p>
          </table:table-cell>
          <table:table-cell table:formula="of:=VALUE(ABJAD([.A264];1;1))" office:value-type="float" office:value="1493" calcext:value-type="float">
            <text:p>1493</text:p>
          </table:table-cell>
          <table:table-cell table:number-columns-repeated="1022"/>
        </table:table-row>
        <table:table-row table:style-name="ro1">
          <table:table-cell office:value-type="string" calcext:value-type="string">
            <text:p>غياث</text:p>
          </table:table-cell>
          <table:table-cell table:formula="of:=VALUE(ABJAD([.A265];1;1))" office:value-type="float" office:value="1511" calcext:value-type="float">
            <text:p>1511</text:p>
          </table:table-cell>
          <table:table-cell table:number-columns-repeated="1022"/>
        </table:table-row>
        <table:table-row table:style-name="ro1">
          <table:table-cell office:value-type="string" calcext:value-type="string">
            <text:p>خير المنتقمين</text:p>
          </table:table-cell>
          <table:table-cell table:formula="of:=VALUE(ABJAD([.A266];1;1))" office:value-type="float" office:value="1531" calcext:value-type="float">
            <text:p>1531</text:p>
          </table:table-cell>
          <table:table-cell table:number-columns-repeated="1022"/>
        </table:table-row>
        <table:table-row table:style-name="ro1">
          <table:table-cell office:value-type="string" calcext:value-type="string">
            <text:p>عالم الغيب والشهادة</text:p>
          </table:table-cell>
          <table:table-cell table:formula="of:=VALUE(ABJAD([.A267];1;1))" office:value-type="float" office:value="1536" calcext:value-type="float">
            <text:p>1536</text:p>
          </table:table-cell>
          <table:table-cell table:number-columns-repeated="1022"/>
        </table:table-row>
        <table:table-row table:style-name="ro1">
          <table:table-cell office:value-type="string" calcext:value-type="string">
            <text:p>مغيث</text:p>
          </table:table-cell>
          <table:table-cell table:formula="of:=VALUE(ABJAD([.A268];1;1))" office:value-type="float" office:value="1550" calcext:value-type="float">
            <text:p>1550</text:p>
          </table:table-cell>
          <table:table-cell table:number-columns-repeated="1022"/>
        </table:table-row>
        <table:table-row table:style-name="ro1">
          <table:table-cell office:value-type="string" calcext:value-type="string">
            <text:p>خير الوارثين</text:p>
          </table:table-cell>
          <table:table-cell table:formula="of:=VALUE(ABJAD([.A269];1;1))" office:value-type="float" office:value="1608" calcext:value-type="float">
            <text:p>1608</text:p>
          </table:table-cell>
          <table:table-cell table:number-columns-repeated="1022"/>
        </table:table-row>
        <table:table-row table:style-name="ro1">
          <table:table-cell office:value-type="string" calcext:value-type="string">
            <text:p>نور السماوات والأرض</text:p>
          </table:table-cell>
          <table:table-cell table:formula="of:=VALUE(ABJAD([.A270];1;1))" office:value-type="float" office:value="1833" calcext:value-type="float">
            <text:p>1833</text:p>
          </table:table-cell>
          <table:table-cell table:number-columns-repeated="1022"/>
        </table:table-row>
        <table:table-row table:style-name="ro1">
          <table:table-cell office:value-type="string" calcext:value-type="string">
            <text:p>مبغض</text:p>
          </table:table-cell>
          <table:table-cell table:formula="of:=VALUE(ABJAD([.A271];1;1))" office:value-type="float" office:value="1842" calcext:value-type="float">
            <text:p>1842</text:p>
          </table:table-cell>
          <table:table-cell table:number-columns-repeated="1022"/>
        </table:table-row>
        <table:table-row table:style-name="ro1">
          <table:table-cell office:value-type="string" calcext:value-type="string">
            <text:p>فاطر السموات والأرض</text:p>
          </table:table-cell>
          <table:table-cell table:formula="of:=VALUE(ABJAD([.A272];1;1))" office:value-type="float" office:value="1866" calcext:value-type="float">
            <text:p>1866</text:p>
          </table:table-cell>
          <table:table-cell table:number-columns-repeated="1022"/>
        </table:table-row>
        <table:table-row table:style-name="ro1">
          <table:table-cell office:value-type="string" calcext:value-type="string">
            <text:p>ذو الجبروت والملكوت</text:p>
          </table:table-cell>
          <table:table-cell table:formula="of:=VALUE(ABJAD([.A273];1;1))" office:value-type="float" office:value="1881" calcext:value-type="float">
            <text:p>1881</text:p>
          </table:table-cell>
          <table:table-cell table:number-columns-repeated="1022"/>
        </table:table-row>
        <table:table-row table:style-name="ro1">
          <table:table-cell office:value-type="string" calcext:value-type="string">
            <text:p>خير الحافظين</text:p>
          </table:table-cell>
          <table:table-cell table:formula="of:=VALUE(ABJAD([.A274];1;1))" office:value-type="float" office:value="1890" calcext:value-type="float">
            <text:p>1890</text:p>
          </table:table-cell>
          <table:table-cell table:number-columns-repeated="1022"/>
        </table:table-row>
        <table:table-row table:style-name="ro1">
          <table:table-cell office:value-type="string" calcext:value-type="string">
            <text:p>غافر الذنب</text:p>
          </table:table-cell>
          <table:table-cell table:formula="of:=VALUE(ABJAD([.A275];1;1))" office:value-type="float" office:value="2064" calcext:value-type="float">
            <text:p>2064</text:p>
          </table:table-cell>
          <table:table-cell table:number-columns-repeated="1022"/>
        </table:table-row>
        <table:table-row table:style-name="ro1">
          <table:table-cell office:value-type="string" calcext:value-type="string">
            <text:p>خير الغافرين</text:p>
          </table:table-cell>
          <table:table-cell table:formula="of:=VALUE(ABJAD([.A276];1;1))" office:value-type="float" office:value="2182" calcext:value-type="float">
            <text:p>2182</text:p>
          </table:table-cell>
          <table:table-cell table:number-columns-repeated="1022"/>
        </table:table-row>
        <table:table-row table:style-name="ro1">
          <table:table-cell office:value-type="string" calcext:value-type="string">
            <text:p>ذو الفضل العظيم</text:p>
          </table:table-cell>
          <table:table-cell table:formula="of:=VALUE(ABJAD([.A277];1;1))" office:value-type="float" office:value="2698" calcext:value-type="float">
            <text:p>2698</text:p>
          </table:table-cell>
          <table:table-cell table:number-columns-repeated="1022"/>
        </table:table-row>
        <table:table-row table:style-name="ro1" table:number-rows-repeated="1048298">
          <table:table-cell table:number-columns-repeated="1024"/>
        </table:table-row>
        <table:table-row table:style-name="ro1">
          <table:table-cell table:number-columns-repeated="1024"/>
        </table:table-row>
      </table:table>
      <table:named-expressions/>
      <table:database-ranges>
        <table:database-range table:name="__Anonymous_Sheet_DB__0" table:target-range-address="12x12.B1:12x12.M13" table:contains-header="false" table:orientation="column">
          <table:sort>
            <table:sort-by table:field-number="0" table:order="descending" table:data-type="automatic"/>
          </table:sort>
        </table:database-range>
        <table:database-range table:name="__Anonymous_Sheet_DB__2" table:target-range-address="7x7.B1:7x7.H1048576" table:contains-header="false" table:orientation="column">
          <table:sort>
            <table:sort-by table:field-number="0" table:order="descending" table:data-type="automatic"/>
          </table:sort>
        </table:database-range>
        <table:database-range table:name="__Anonymous_Sheet_DB__5" table:target-range-address="'Esma''ul Hûsna'.A1:'Esma''ul Hûsna'.B1048576" table:contains-header="false">
          <table:sort>
            <table:sort-by table:field-number="1"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style:font-face style:name="Source Han Sans CN" svg:font-family="'Source Han Sans CN'" style:font-family-generic="system" style:font-pitch="variable"/>
  </office:font-face-decls>
  <office:styles>
    <style:default-style style:family="table-cell">
      <style:paragraph-properties style:tab-stop-distance="1.27cm"/>
      <style:text-properties style:font-name="Liberation Sans" fo:language="tr" fo:country="TR" style:font-name-asian="Source Han Sans CN" style:language-asian="zh" style:country-asian="CN" style:font-name-complex="Noto Sans Devanagari"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style:header-left style:display="false"/>
      <style:footer style:display="false"/>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5-01">00.00.0000</text:date>, <text:time>00:00:00</text:time></text:p>
        </style:region-right>
      </style:header>
      <style:header-left style:display="false"/>
      <style:footer>
        <text:p>Sayfa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8-26T21:08:41.898559433</meta:creation-date>
    <dc:date>2023-05-01T01:12:36.102433071</dc:date>
    <meta:editing-duration>PT14H15M</meta:editing-duration>
    <meta:editing-cycles>49</meta:editing-cycles>
    <meta:generator>LibreOffice/7.0.4.2$Linux_X86_64 LibreOffice_project/00$Build-2</meta:generator>
    <meta:document-statistic meta:table-count="6" meta:cell-count="1701" meta:object-count="0"/>
  </office:meta>
</office:document-meta>
</file>

<file path=Basic/Standard/EBCED.xml><?xml version="1.0" encoding="utf-8"?>
<!DOCTYPE module  PUBLIC '-//OpenOffice.org//DTD OfficeDocument 1.0//EN'  'module.dtd'>
<script:module xmlns:script="http://openoffice.org/2000/script" script:name="EBCED" script:language="StarBasic" script:moduleType="normal">Function ABJAD(ByVal metin As String, tablo As Integer, Optional shadda As Integer, Optional detail As Integer) As Variant
    Dim SM, S, N    As Double : SM = 0 : N = 0 : S = 0
    Dim SH, counter, err, space, hrk As Integer : SH = 0 : err = 0 : space = 0 : hrk = 0
    Dim SN, choosen, nitem As String : nitem = "" : SN = ""
    For counter = 1 To LEN(metin)
        choosen = MID(metin, counter, 1)
        Select Case choosen
        Case "ا", "أ", "إ", "آ", "ء", "ى"
            Select Case tablo
            Case 1, 4, 5, 7, 10, 12, 15 : S = 1
            Case 0, 6, 11 : S = CDbl(ASGAR(choosen, tablo + 1))
            Case 2, 8, 13 : S = CDbl(ABJAD("الف", tablo - 1, 1))
            Case 3, 9, 14 : S = CDbl(BASTET(choosen, 1, -1 - (tablo - 2), 1, "ARABIC"))
            Case Else : err = 1
            End Select
        Case "ؤ"
            Select Case tablo
            Case 1, 4, 7, 10 : S = 7
            Case 12, 15 : S = 6
            Case 0, 6, 11 : S = CDbl(ASGAR("و", tablo + 1)) + CDbl(ASGAR("ا", tablo + 1))
            Case 2, 8, 13 : S = CDbl(ABJAD("الف", tablo - 1, 1)) + CDbl(ABJAD("واو", tablo - 1, 1))
            Case 3, 9, 14 : S = CDbl(BASTET("و", 1, -1 - (tablo - 2), 1, "ARABIC")) + CDbl(BASTET("ا", 1, -1 - (tablo - 2), 1, "ARABIC"))
            Case 5 : S = 1
            Case Else : err = 1
            End Select
        Case "ئ"
            Select Case tablo
            Case 1, 4, 7, 10 : S = 11
            Case 12, 15 : S = 7
            Case 0, 6, 11 : S = CDbl(ASGAR("ي", tablo + 1)) + CDbl(ASGAR("ا", tablo + 1))
            Case 2, 8, 13 : S = CDbl(ABJAD("الف", tablo - 1, 1)) + CDbl(ABJAD("يا", tablo - 1, 1))
            Case 3, 9, 14 : S = CDbl(BASTET("ي", 1, -1 - (tablo - 2), 1, "ARABIC")) + CDbl(BASTET("ا", 1, -1 - (tablo - 2), 1, "ARABIC"))
            Case 5 : S = 1
            Case Else : err = 1
            End Select
        Case "ۀ"
            Select Case tablo
            Case 1, 4, 7, 10 : S = 15
            Case 12, 15 : S = 13
            Case 0, 6, 11 : S = CDbl(ASGAR("ي", tablo + 1)) + CDbl(ASGAR("ه", tablo + 1))
            Case 2, 8, 13 : S = CDbl(ABJAD("يا", tablo - 1, 1)) + CDbl(ABJAD("ها", tablo - 1, 1))
            Case 3, 9, 14 : S = CDbl(BASTET("ي", 1, -1 - (tablo - 2), 1, "ARABIC")) + CDbl(BASTET("ه", 1, -1 - (tablo - 2), 1, "ARABIC"))
            Case 5 : S = 1
            Case Else : err = 1
            End Select
        Case "ب", "ﭖ"
            Select Case tablo
            Case 1, 4, 7, 10 : S = 2
            Case 12, 15 : S = 9
            Case 0, 6, 11 : S = CDbl(ASGAR(choosen, tablo + 1))
            Case 2, 8, 13 : S = CDbl(ABJAD("با", tablo - 1, 1))
            Case 3, 9, 14 : S = CDbl(BASTET(choosen, 1, -1 - (tablo - 2), 1, "ARABIC"))
            Case 5 : S = 1
            Case Else : err = 1
            End Select
        Case "ج", "ﭺ"
            Select Case tablo
            Case 1, 4, 7, 10 : S = 3
            Case 12, 15 : S = 100
            Case 0, 6, 11 : S = CDbl(ASGAR(choosen, tablo + 1))
            Case 2, 8, 13 : S = CDbl(ABJAD("جيم", tablo - 1, 1))
            Case 3, 9, 14 : S = CDbl(BASTET(choosen, 1, -1 - (tablo - 2), 1, "ARABIC"))
            Case 5 : S = 1
            Case Else : err = 1
            End Select
        Case "د"
            Select Case tablo
            Case 1, 4, 7, 10 : S = 4
            Case 12, 15 : S = 70
            Case 0, 6, 11 : S = CDbl(ASGAR(choosen, tablo + 1))
            Case 2, 8, 13 : S = CDbl(ABJAD("دال", tablo - 1, 1))
            Case 3, 9, 14 : S = CDbl(BASTET(choosen, 1, -1 - (tablo - 2), 1, "ARABIC"))
            Case 5 : S = 1
            Case Else : err = 1
            End Select
        Case "ه", "ة"
            Select Case tablo
            Case 1, 4, 7, 10 : S = 5
            Case 12, 15 : S = 7
            Case 0, 6, 11 : S = CDbl(ASGAR(choosen, tablo + 1))
            Case 2, 8, 13 : S = CDbl(ABJAD("ها", tablo - 1, 1))
            Case 3, 9, 14 : S = CDbl(BASTET(choosen, 1, -1 - (tablo - 2), 1, "ARABIC"))
            Case 5 : S = 1
            Case Else : err = 1
            End Select
        Case "و"
            Select Case tablo
            Case 1, 4, 7, 10 : S = 6
            Case 12, 15 : S = 5
            Case 0, 6, 11 : S = CDbl(ASGAR(choosen, tablo + 1))
            Case 2, 8, 13 : S = CDbl(ABJAD("واو", tablo - 1, 1))
            Case 3, 9, 14 : S = CDbl(BASTET(choosen, 1, -1 - (tablo - 2), 1, "ARABIC"))
            Case 5 : S = 1
            Case Else : err = 1
            End Select
        Case "ز", "ﮊ"
            Select Case tablo
            Case 1, 4, 7, 10 : S = 7
            Case 12, 15 : S = 600
            Case 0, 6, 11 : S = CDbl(ASGAR(choosen, tablo + 1))
            Case 2, 8, 13 : S = CDbl(ABJAD("زا", tablo - 1, 1))
            Case 3, 9, 14 : S = CDbl(BASTET(choosen, 1, -1 - (tablo - 2), 1, "ARABIC"))
            Case 5 : S = 1
            Case Else : err = 1
            End Select
        Case "ح"
            Select Case tablo
            Case 1, 4, 7, 10 : S = 8
            Case 12, 15 : S = 90
            Case 0, 6, 11 : S = CDbl(ASGAR(choosen, tablo + 1))
            Case 2, 8, 13 : S = CDbl(ABJAD("حا", tablo - 1, 1))
            Case 3, 9, 14 : S = CDbl(BASTET(choosen, 1, -1 - (tablo - 2), 1, "ARABIC"))
            Case 5 : S = 1
            Case Else : err = 1
            End Select
        Case "ط"
            Select Case tablo
            Case 1, 4, 7, 10 : S = 9
            Case 12, 15 : S = 800
            Case 0, 6, 11 : S = CDbl(ASGAR(choosen, tablo + 1))
            Case 2, 8, 13 : S = CDbl(ABJAD("طا", tablo - 1, 1))
            Case 3, 9, 14 : S = CDbl(BASTET(choosen, 1, -1 - (tablo - 2), 1, "ARABIC"))
            Case 5 : S = 1
            Case Else : err = 1
            End Select
        Case "ی", "ي"
            Select Case tablo
            Case 1, 4, 7, 10 : S = 10
            Case 12, 15 : S = 6
            Case 0, 6, 11 : S = CDbl(ASGAR(choosen, tablo + 1))
            Case 2, 8, 13 : S = CDbl(ABJAD("يا", tablo - 1, 1))
            Case 3, 9, 14 : S = CDbl(BASTET(choosen, 1, -1 - (tablo - 2), 1, "ARABIC"))
            Case 5 : S = 1
            Case Else : err = 1
            End Select
        Case "ك", "ﮒ", "ک"
            Select Case tablo
            Case 1, 4, 7, 10, 12, 15 : S = 20
            Case 0, 6, 11 : S = CDbl(ASGAR(choosen, tablo + 1))
            Case 2, 8, 13 : S = CDbl(ABJAD("كاف", tablo - 1, 1))
            Case 3, 9, 14 : S = CDbl(BASTET(choosen, 1, -1 - (tablo - 2), 1, "ARABIC"))
            Case 5 : S = 1
            Case Else : err = 1
            End Select
        Case "ل"
            Select Case tablo
            Case 1, 4, 7, 10 : S = 30
            Case 12, 15 : S = 2
            Case 0, 6, 11 : S = CDbl(ASGAR(choosen, tablo + 1))
            Case 2, 8, 13 : S = CDbl(ABJAD("لام", tablo - 1, 1))
            Case 3, 9, 14 : S = CDbl(BASTET(choosen, 1, -1 - (tablo - 2), 1, "ARABIC"))
            Case 5 : S = 1
            Case Else : err = 1
            End Select
        Case "ﻻ"
            Select Case tablo
            Case 1, 4, 7, 10 : S = 31
            Case 12, 15 : S = 3
            Case 0, 6, 11 : S = CDbl(ASGAR("ا", tablo + 1)) + CDbl(ASGAR("ل", tablo + 1))
            Case 2, 8, 13 : S = CDbl(ABJAD("لام الف", tablo - 1, 1))
            Case 3, 9, 14 : S = CDbl(BASTET("لا", 1, -1 - (tablo - 2), 1, "ARABIC"))
            Case 5 : S = 2
            Case Else : err = 1
            End Select
        Case "م"
            Select Case tablo
            Case 1, 4, 7, 10 : S = 40
            Case 12, 15 : S = 4
            Case 0, 6, 11 : S = CDbl(ASGAR(choosen, tablo + 1))
            Case 2, 8, 13 : S = CDbl(ABJAD("ميم", tablo - 1, 1))
            Case 3, 9, 14 : S = CDbl(BASTET(choosen, 1, -1 - (tablo - 2), 1, "ARABIC"))
            Case 5 : S = 1
            Case Else : err = 1
            End Select
        Case "ن", "ﯓ"
            Select Case tablo
            Case 1, 4, 7, 10 : S = 50
            Case 12, 15 : S = 3
            Case 0, 6, 11 : S = CDbl(ASGAR(choosen, tablo + 1))
            Case 2, 8, 13 : S = CDbl(ABJAD("نون", tablo - 1, 1))
            Case 3, 9, 14 : S = CDbl(BASTET(choosen, 1, -1 - (tablo - 2), 1, "ARABIC"))
            Case 5 : S = 1
            Case Else : err = 1
            End Select
        Case "س"
            Select Case tablo
            Case 1, 4, 12, 15 : S = 60
            Case 7, 10 : S = 300
            Case 0, 6, 11 : S = CDbl(ASGAR(choosen, tablo + 1))
            Case 2, 8, 13 : S = CDbl(ABJAD("سين", tablo - 1, 1))
            Case 3, 9, 14 : S = CDbl(BASTET(choosen, 1, -1 - (tablo - 2), 1, "ARABIC"))
            Case 5 : S = 1
            Case Else : err = 1
            End Select
        Case "ع"
            Select Case tablo
            Case 1, 4, 7, 10 : S = 70
            Case 12, 15 : S = 30
            Case 0, 6, 11 : S = CDbl(ASGAR(choosen, tablo + 1))
            Case 2, 8, 13 : S = CDbl(ABJAD("عين", tablo - 1, 1))
            Case 3, 9, 14 : S = CDbl(BASTET(choosen, 1, -1 - (tablo - 2), 1, "ARABIC"))
            Case 5 : S = 1
            Case Else : err = 1
            End Select
        Case "ف"
            Select Case tablo
            Case 1, 4, 7, 10 : S = 80
            Case 12, 15 : S = 40
            Case 0, 6, 11 : S = CDbl(ASGAR(choosen, tablo + 1))
            Case 2, 8, 13 : S = CDbl(ABJAD("فا", tablo - 1, 1))
            Case 3, 9, 14 : S = CDbl(BASTET(choosen, 1, -1 - (tablo - 2), 1, "ARABIC"))
            Case 5 : S = 1
            Case Else : err = 1
            End Select
        Case "ص"
            Select Case tablo
            Case 1, 4 : S = 90
            Case 7, 10 : S = 60
            Case 12, 15 : S = 400
            Case 0, 6, 11 : S = CDbl(ASGAR(choosen, tablo + 1))
            Case 2, 8, 13 : S = CDbl(ABJAD("صاد", tablo - 1, 1))
            Case 3, 9, 14 : S = CDbl(BASTET(choosen, 1, -1 - (tablo - 2), 1, "ARABIC"))
            Case 5 : S = 1
            Case Else : err = 1
            End Select
        Case "ق"
            Select Case tablo
            Case 1, 4, 7, 10 : S = 100
            Case 12, 15 : S = 50
            Case 0, 6, 11 : S = CDbl(ASGAR(choosen, tablo + 1))
            Case 2, 8, 13 : S = CDbl(ABJAD("قاف", tablo - 1, 1))
            Case 3, 9, 14 : S = CDbl(BASTET(choosen, 1, -1 - (tablo - 2), 1, "ARABIC"))
            Case 5 : S = 1
            Case Else : err = 1
            End Select
        Case "ر"
            Select Case tablo
            Case 1, 4, 7, 10 : S = 200
            Case 12, 15 : S = 80
            Case 0, 6, 11 : S = CDbl(ASGAR(choosen, tablo + 1))
            Case 2, 8, 13 : S = CDbl(ABJAD("را", tablo - 1, 1))
            Case 3, 9, 14 : S = CDbl(BASTET(choosen, 1, -1 - (tablo - 2), 1, "ARABIC"))
            Case 5 : S = 1
            Case Else : err = 1
            End Select
        Case "ش"
            Select Case tablo
            Case 1, 4, 12, 15 : S = 300
            Case 7, 10 : S = 1000
            Case 0, 6, 11 : S = CDbl(ASGAR(choosen, tablo + 1))
            Case 2, 8, 13 : S = CDbl(ABJAD("شين", tablo - 1, 1))
            Case 3, 9, 14 : S = CDbl(BASTET(choosen, 1, -1 - (tablo - 2), 1, "ARABIC"))
            Case 5 : S = 1
            Case Else : err = 1
            End Select
        Case "ت"
            Select Case tablo
            Case 1, 4, 7, 10 : S = 400
            Case 12, 15 : S = 10
            Case 0, 6, 11 : S = CDbl(ASGAR(choosen, tablo + 1))
            Case 2, 8, 13 : S = CDbl(ABJAD("تا", tablo - 1, 1))
            Case 3, 9, 14 : S = CDbl(BASTET(choosen, 1, -1 - (tablo - 2), 1, "ARABIC"))
            Case 5 : S = 1
            Case Else : err = 1
            End Select
        Case "ث"
            Select Case tablo
            Case 1, 4, 7, 10 : S = 500
            Case 12, 15 : S = 700
            Case 0, 6, 11 : S = CDbl(ASGAR(choosen, tablo + 1))
            Case 2, 8, 13 : S = CDbl(ABJAD("ثا", tablo - 1, 1))
            Case 3, 9, 14 : S = CDbl(BASTET(choosen, 1, -1 - (tablo - 2), 1, "ARABIC"))
            Case 5 : S = 1
            Case Else : err = 1
            End Select
        Case "خ"
            Select Case tablo
            Case 1, 4, 7, 10 : S = 600
            Case 12, 15 : S = 200
            Case 0, 6, 11 : S = CDbl(ASGAR(choosen, tablo + 1))
            Case 2, 8, 13 : S = CDbl(ABJAD("خا", tablo - 1, 1))
            Case 3, 9, 14 : S = CDbl(BASTET(choosen, 1, -1 - (tablo - 2), 1, "ARABIC"))
            Case 5 : S = 1
            Case Else : err = 1
            End Select
        Case "ذ"
            Select Case tablo
            Case 1, 4, 7, 10 : S = 700
            Case 12, 15 : S = 80
            Case 0, 6, 11 : S = CDbl(ASGAR(choosen, tablo + 1))
            Case 2, 8, 13 : S = CDbl(ABJAD("ذال", tablo - 1, 1))
            Case 3, 9, 14 : S = CDbl(BASTET(choosen, 1, -1 - (tablo - 2), 1, "ARABIC"))
            Case 5 : S = 1
            Case Else : err = 1
            End Select
        Case "ض"
            Select Case tablo
            Case 1, 4 : S = 800
            Case 7, 10 : S = 90
            Case 12, 15 : S = 500
            Case 0, 6, 11 : S = CDbl(ASGAR(choosen, tablo + 1))
            Case 2, 8, 13 : S = CDbl(ABJAD("ضاد", tablo - 1, 1))
            Case 3, 9, 14 : S = CDbl(BASTET(choosen, 1, -1 - (tablo - 2), 1, "ARABIC"))
            Case 5 : S = 1
            Case Else : err = 1
            End Select
        Case "ظ"
            Select Case tablo
            Case 1, 4 : S = 900
            Case 7, 10 : S = 800
            Case 12, 15 : S = 1000
            Case 0, 6, 11 : S = CDbl(ASGAR(choosen, tablo + 1))
            Case 2, 8, 13 : S = CDbl(ABJAD("ظا", tablo - 1, 1))
            Case 3, 9, 14 : S = CDbl(BASTET(choosen, 1, -1 - (tablo - 2), 1, "ARABIC"))
            Case 5 : S = 1
            Case Else : err = 1
            End Select
        Case "غ"
            Select Case tablo
            Case 1, 4 : S = 1000
            Case 7, 10, 12, 15 : S = 900
            Case 0, 6, 11 : S = CDbl(ASGAR(choosen, tablo + 1))
            Case 2, 8, 13 : S = CDbl(ABJAD("غين", tablo - 1, 1))
            Case 3, 9, 14 : S = CDbl(BASTET(choosen, 1, -1 - (tablo - 2), 1, "ARABIC"))
            Case 5 : S = 1
            Case Else : err = 1
            End Select
        Case "א"
            Select Case tablo
            Case 1, 4 : S = 1
            Case 0 : S = CDbl(ASGAR(choosen, 1))
            Case 2 : S = CDbl(ABJAD("אלף", 1, 1))
            Case 3 : S = CDbl(BASTET(choosen, 1, -2, 1, "HEBREW"))
            Case 5 : S = 1
            Case Else : err = 1
            End Select
        Case "ב"
            Select Case tablo
            Case 1, 4 : S = 2
            Case 0 : S = CDbl(ASGAR(choosen, 1))
            Case 2 : S = CDbl(ABJAD("בית", 1, 1))
            Case 3 : S = CDbl(BASTET(choosen, 1, -2, 1, "HEBREW"))
            Case 5 : S = 1
            Case Else : err = 1
            End Select
        Case "ג"
            Select Case tablo
            Case 1, 4 : S = 3
            Case 0 : S = CDbl(ASGAR(choosen, 1))
            Case 2 : S = CDbl(ABJAD("גימל", 1, 1))
            Case 3 : S = CDbl(BASTET(choosen, 1, -2, 1, "HEBREW"))
            Case 5 : S = 1
            Case Else : err = 1
            End Select
        Case "ד"
            Select Case tablo
            Case 1, 4 : S = 4
            Case 0 : S = CDbl(ASGAR(choosen, 1))
            Case 2 : S = CDbl(ABJAD("דלת", 1, 1))
            Case 3 : S = CDbl(BASTET(choosen, 1, -2, 1, "HEBREW"))
            Case 5 : S = 1
            Case Else : err = 1
            End Select
        Case "ה"
            Select Case tablo
            Case 1, 4 : S = 5
            Case 0 : S = CDbl(ASGAR(choosen, 1))
            Case 2 : S = CDbl(ABJAD("הא", 1, 1))
            Case 3 : S = CDbl(BASTET(choosen, 1, -2, 1, "HEBREW"))
            Case 5 : S = 1
            Case Else : err = 1
            End Select
        Case "ו"
            Select Case tablo
            Case 1, 4 : S = 6
            Case 0 : S = CDbl(ASGAR(choosen, 1))
            Case 2 : S = CDbl(ABJAD("וו", 1, 1))
            Case 3 : S = CDbl(BASTET(choosen, 1, -2, 1, "HEBREW"))
            Case 5 : S = 1
            Case Else : err = 1
            End Select
        Case "ז"
            Select Case tablo
            Case 1, 4 : S = 7
            Case 0 : S = CDbl(ASGAR(choosen, 1))
            Case 2 : S = CDbl(ABJAD("זין", 1, 1))
            Case 3 : S = CDbl(BASTET(choosen, 1, -2, 1, "HEBREW"))
            Case 5 : S = 1
            Case Else : err = 1
            End Select
        Case "ח"
            Select Case tablo
            Case 1, 4 : S = 8
            Case 0 : S = CDbl(ASGAR(choosen, 1))
            Case 2 : S = CDbl(ABJAD("חית", 1, 1))
            Case 3 : S = CDbl(BASTET(choosen, 1, -2, 1, "HEBREW"))
            Case 5 : S = 1
            Case Else : err = 1
            End Select
        Case "ט"
            Select Case tablo
            Case 1, 4 : S = 9
            Case 0 : S = CDbl(ASGAR(choosen, 1))
            Case 2 : S = CDbl(ABJAD("טיח", 1, 1))
            Case 3 : S = CDbl(BASTET(choosen, 1, -2, 1, "HEBREW"))
            Case 5 : S = 1
            Case Else : err = 1
            End Select
        Case "י"
            Select Case tablo
            Case 1, 4 : S = 10
            Case 0 : S = CDbl(ASGAR(choosen, 1))
            Case 2 : S = CDbl(ABJAD("יוד", 1, 1))
            Case 3 : S = CDbl(BASTET(choosen, 1, -2, 1, "HEBREW"))
            Case 5 : S = 1
            Case Else : err = 1
            End Select
        Case "כ"
            Select Case tablo
            Case 1, 4 : S = 20
            Case 0 : S = CDbl(ASGAR(choosen, 1))
            Case 2 : S = CDbl(ABJAD("כף", 1, 1))
            Case 3 : S = CDbl(BASTET(choosen, 1, -2, 1, "HEBREW"))
            Case 5 : S = 1
            Case Else : err = 1
            End Select
        Case "ל"
            Select Case tablo
            Case 1, 4 : S = 30
            Case 0 : S = CDbl(ASGAR(choosen, 1))
            Case 2 : S = CDbl(ABJAD("למד", 1, 1))
            Case 3 : S = CDbl(BASTET(choosen, 1, -2, 1, "HEBREW"))
            Case 5 : S = 1
            Case Else : err = 1
            End Select
        Case "מ"
            Select Case tablo
            Case 1, 4 : S = 40
            Case 0 : S = CDbl(ASGAR(choosen, 1))
            Case 2 : S = CDbl(ABJAD("מם", 1, 1))
            Case 3 : S = CDbl(BASTET(choosen, 1, -2, 1, "HEBREW"))
            Case 5 : S = 1
            Case Else : err = 1
            End Select
        Case "נ"
            Select Case tablo
            Case 1, 4 : S = 50
            Case 0 : S = CDbl(ASGAR(choosen, 1))
            Case 2 : S = CDbl(ABJAD("נון", 1, 1))
            Case 3 : S = CDbl(BASTET(choosen, 1, -2, 1, "HEBREW"))
            Case 5 : S = 1
            Case Else : err = 1
            End Select
        Case "ס"
            Select Case tablo
            Case 1, 4 : S = 60
            Case 0 : S = CDbl(ASGAR(choosen, 1))
            Case 2 : S = CDbl(ABJAD("סמך", 1, 1))
            Case 3 : S = CDbl(BASTET(choosen, 1, -2, 1, "HEBREW"))
            Case 5 : S = 1
            Case Else : err = 1
            End Select
        Case "ע"
            Select Case tablo
            Case 1, 4 : S = 70
            Case 0 : S = CDbl(ASGAR(choosen, 1))
            Case 2 : S = CDbl(ABJAD("עין", 1, 1))
            Case 3 : S = CDbl(BASTET(choosen, 1, -2, 1, "HEBREW"))
            Case 5 : S = 1
            Case Else : err = 1
            End Select
        Case "פ"
            Select Case tablo
            Case 1, 4 : S = 80
            Case 0 : S = CDbl(ASGAR(choosen, 1))
            Case 2 : S = CDbl(ABJAD("פא", 1, 1))
            Case 3 : S = CDbl(BASTET(choosen, 1, -2, 1, "HEBREW"))
            Case 5 : S = 1
            Case Else : err = 1
            End Select
        Case "צ"
            Select Case tablo
            Case 1, 4 : S = 90
            Case 0 : S = CDbl(ASGAR(choosen, 1))
            Case 2 : S = CDbl(ABJAD("צדי", 1, 1))
            Case 3 : S = CDbl(BASTET(choosen, 1, -2, 1, "HEBREW"))
            Case 5 : S = 1
            Case Else : err = 1
            End Select
        Case "ק"
            Select Case tablo
            Case 1, 4 : S = 100
            Case 0 : S = CDbl(ASGAR(choosen, 1))
            Case 2 : S = CDbl(ABJAD("קוף", 1, 1))
            Case 3 : S = CDbl(BASTET(choosen, 1, -2, 1, "HEBREW"))
            Case 5 : S = 1
            Case Else : err = 1
            End Select
        Case "ר"
            Select Case tablo
            Case 1, 4 : S = 200
            Case 0 : S = CDbl(ASGAR(choosen, 1))
            Case 2 : S = CDbl(ABJAD("ריש", 1, 1))
            Case 3 : S = CDbl(BASTET(choosen, 1, -2, 1, "HEBREW"))
            Case 5 : S = 1
            Case Else : err = 1
            End Select
        Case "ש"
            Select Case tablo
            Case 1, 4 : S = 300
            Case 0 : S = CDbl(ASGAR(choosen, 1))
            Case 2 : S = CDbl(ABJAD("שין", 1, 1))
            Case 3 : S = CDbl(BASTET(choosen, 1, -2, 1, "HEBREW"))
            Case 5 : S = 1
            Case Else : err = 1
            End Select
        Case "ת"
            Select Case tablo
            Case 1, 4 : S = 400
            Case 0 : S = CDbl(ASGAR(choosen, 1))
            Case 2 : S = CDbl(ABJAD("תו", 1, 1))
            Case 3 : S = CDbl(BASTET(choosen, 1, -2, 1, "HEBREW"))
            Case 5 : S = 1
            Case Else : err = 1
            End Select
        Case "ך"
            Select Case tablo
            Case 1, 4 : S = 500
            Case 0 : S = CDbl(ASGAR(choosen, 1))
            Case 2 : S = CDbl(ABJAD("ךף", 1, 1))
            Case 3 : S = CDbl(BASTET(choosen, 1, -2, 1, "HEBREW"))
            Case 5 : S = 1
            Case Else : err = 1
            End Select
        Case "ם"
            Select Case tablo
            Case 1, 4 : S = 600
            Case 0 : S = CDbl(ASGAR(choosen, 1))
            Case 2 : S = CDbl(ABJAD("םם", 1, 1))
            Case 3 : S = CDbl(BASTET(choosen, 1, -2, 1, "HEBREW"))
            Case 5 : S = 1
            Case Else : err = 1
            End Select
        Case "ן"
            Select Case tablo
            Case 1, 4 : S = 700
            Case 0 : S = CDbl(ASGAR(choosen, 1))
            Case 2 : S = CDbl(ABJAD("וןן", 1, 1))
            Case 3 : S = CDbl(BASTET(choosen, 1, -2, 1, "HEBREW"))
            Case 5 : S = 1
            Case Else : err = 1
            End Select
        Case "ף"
            Select Case tablo
            Case 1, 4 : S = 800
            Case 0 : S = CDbl(ASGAR(choosen, 1))
            Case 2 : S = CDbl(ABJAD("ףא", 1, 1))
            Case 3 : S = CDbl(BASTET(choosen, 1, -2, 1, "HEBREW"))
            Case 5 : S = 1
            Case Else : err = 1
            End Select
        Case "ץ"
            Select Case tablo
            Case 1, 4 : S = 900
            Case 0 : S = CDbl(ASGAR(choosen, 1))
            Case 2 : S = CDbl(ABJAD("ץדי", 1, 1))
            Case 3 : S = CDbl(BASTET(choosen, 1, -2, 1, "HEBREW"))
            Case 5 : S = 1
            Case Else : err = 1
            End Select
        Case "A", "a"
            Select Case tablo
            Case 1, 4 : S = 1
            Case 0 : S = CDbl(ASGAR(choosen, 1))
            Case 2 : S = CDbl(ABJAD("aa", 1, 1))
            Case 3 : S = CDbl(BASTET(choosen, 1, -2, 1, "TURKCE"))
            Case 5 : S = 1
            Case Else : err = 1
            End Select
        Case "B", "b"
            Select Case tablo
            Case 1, 4 : S = 2
            Case 0 : S = CDbl(ASGAR(choosen, 1))
            Case 2 : S = CDbl(ABJAD("be", 1, 1))
            Case 3 : S = CDbl(BASTET(choosen, 1, -2, 1, "TURKCE"))
            Case 5 : S = 1
            Case Else : err = 1
            End Select
        Case "C", "c", "Ç", "ç"
            Select Case tablo
            Case 1, 4 : S = 3
            Case 0 : S = CDbl(ASGAR(choosen, 1))
            Case 2 : S = CDbl(ABJAD("ce", 1, 1))
            Case 3 : S = CDbl(BASTET(choosen, 1, -2, 1, "TURKCE"))
            Case 5 : S = 1
            Case Else : err = 1
            End Select
        Case "D", "d"
            Select Case tablo
            Case 1, 4 : S = 4
            Case 0 : S = CDbl(ASGAR(choosen, 1))
            Case 2 : S = CDbl(ABJAD("de", 1, 1))
            Case 3 : S = CDbl(BASTET(choosen, 1, -2, 1, "TURKCE"))
            Case 5 : S = 1
            Case Else : err = 1
            End Select
        Case "E", "e"
            Select Case tablo
            Case 1, 4 : S = 5
            Case 0 : S = CDbl(ASGAR(choosen, 1))
            Case 2 : S = CDbl(ABJAD("ee", 1, 1))
            Case 3 : S = CDbl(BASTET(choosen, 1, -2, 1, "TURKCE"))
            Case 5 : S = 1
            Case Else : err = 1
            End Select
        Case "F", "f"
            Select Case tablo
            Case 1, 4 : S = 6
            Case 0 : S = CDbl(ASGAR(choosen, 1))
            Case 2 : S = CDbl(ABJAD("fe", 1, 1))
            Case 3 : S = CDbl(BASTET(choosen, 1, -2, 1, "TURKCE"))
            Case 5 : S = 1
            Case Else : err = 1
            End Select
        Case "G", "g"
            Select Case tablo
            Case 1, 4 : S = 7
            Case 0 : S = CDbl(ASGAR(choosen, 1))
            Case 2 : S = CDbl(ABJAD("ge", 1, 1))
            Case 3 : S = CDbl(BASTET(choosen, 1, -2, 1, "TURKCE"))
            Case 5 : S = 1
            Case Else : err = 1
            End Select
        Case "Ğ", "ğ"
            Select Case tablo
            Case 1, 4 : S = 8
            Case 0 : S = CDbl(ASGAR(choosen, 1))
            Case 2 : S = CDbl(ABJAD("yumuşakge", 1, 1))
            Case 3 : S = CDbl(BASTET(choosen, 1, -2, 1, "TURKCE"))
            Case 5 : S = 1
            Case Else : err = 1
            End Select
        Case "H", "h"
            Select Case tablo
            Case 1, 4 : S = 9
            Case 0 : S = CDbl(ASGAR(choosen, 1))
            Case 2 : S = CDbl(ABJAD("He", 1, 1))
            Case 3 : S = CDbl(BASTET(choosen, 1, -2, 1, "TURKCE"))
            Case 5 : S = 1
            Case Else : err = 1
            End Select
        Case "I", "ı"
            Select Case tablo
            Case 1, 4 : S = 10
            Case 0 : S = CDbl(ASGAR(choosen, 1))
            Case 2 : S = CDbl(ABJAD("ıı", 1, 1))
            Case 3 : S = CDbl(BASTET(choosen, 1, -2, 1, "TURKCE"))
            Case 5 : S = 1
            Case Else : err = 1
            End Select
        Case "İ", "i"
            Select Case tablo
            Case 1, 4 : S = 20
            Case 0 : S = CDbl(ASGAR(choosen, 1))
            Case 2 : S = CDbl(ABJAD("ii", 1, 1))
            Case 3 : S = CDbl(BASTET(choosen, 1, -2, 1, "TURKCE"))
            Case 5 : S = 1
            Case Else : err = 1
            End Select
        Case "J", "j"
            Select Case tablo
            Case 1, 4 : S = 30
            Case 0 : S = CDbl(ASGAR(choosen, 1))
            Case 2 : S = CDbl(ABJAD("je", 1, 1))
            Case 3 : S = CDbl(BASTET(choosen, 1, -2, 1, "TURKCE"))
            Case 5 : S = 1
            Case Else : err = 1
            End Select
        Case "K", "k"
            Select Case tablo
            Case 1, 4 : S = 40
            Case 0 : S = CDbl(ASGAR(choosen, 1))
            Case 2 : S = CDbl(ABJAD("ke", 1, 1))
            Case 3 : S = CDbl(BASTET(choosen, 1, -2, 1, "TURKCE"))
            Case 5 : S = 1
            Case Else : err = 1
            End Select
        Case "L", "l"
            Select Case tablo
            Case 1, 4 : S = 50
            Case 0 : S = CDbl(ASGAR(choosen, 1))
            Case 2 : S = CDbl(ABJAD("le", 1, 1))
            Case 3 : S = CDbl(BASTET(choosen, 1, -2, 1, "TURKCE"))
            Case 5 : S = 1
            Case Else : err = 1
            End Select
        Case "M", "m"
            Select Case tablo
            Case 1, 4 : S = 60
            Case 0 : S = CDbl(ASGAR(choosen, 1))
            Case 2 : S = CDbl(ABJAD("me", 1, 1))
            Case 3 : S = CDbl(BASTET(choosen, 1, -2, 1, "TURKCE"))
            Case 5 : S = 1
            Case Else : err = 1
            End Select
        Case "N", "n"
            Select Case tablo
            Case 1, 4 : S = 70
            Case 0 : S = CDbl(ASGAR(choosen, 1))
            Case 2 : S = CDbl(ABJAD("ne", 1, 1))
            Case 3 : S = CDbl(BASTET(choosen, 1, -2, 1, "TURKCE"))
            Case 5 : S = 1
            Case Else : err = 1
            End Select
        Case "O", "o"
            Select Case tablo
            Case 1, 4 : S = 80
            Case 0 : S = CDbl(ASGAR(choosen, 1))
            Case 2 : S = CDbl(ABJAD("oo", 1, 1))
            Case 3 : S = CDbl(BASTET(choosen, 1, -2, 1, "TURKCE"))
            Case 5 : S = 1
            Case Else : err = 1
            End Select
        Case "Ö", "ö"
            Select Case tablo
            Case 1, 4 : S = 90
            Case 0 : S = CDbl(ASGAR(choosen, 1))
            Case 2 : S = CDbl(ABJAD("öö", 1, 1))
            Case 3 : S = CDbl(BASTET(choosen, 1, -2, 1, "TURKCE"))
            Case 5 : S = 1
            Case Else : err = 1
            End Select
        Case "P", "p"
            Select Case tablo
            Case 1, 4 : S = 100
            Case 0 : S = CDbl(ASGAR(choosen, 1))
            Case 2 : S = CDbl(ABJAD("pe", 1, 1))
            Case 3 : S = CDbl(BASTET(choosen, 1, -2, 1, "TURKCE"))
            Case 5 : S = 1
            Case Else : err = 1
            End Select
        Case "R", "r"
            Select Case tablo
            Case 1, 4 : S = 200
            Case 0 : S = CDbl(ASGAR(choosen, 1))
            Case 2 : S = CDbl(ABJAD("re", 1, 1))
            Case 3 : S = CDbl(BASTET(choosen, 1, -2, 1, "TURKCE"))
            Case 5 : S = 1
            Case Else : err = 1
            End Select
        Case "S", "s"
            Select Case tablo
            Case 1, 4 : S = 300
            Case 0 : S = CDbl(ASGAR(choosen, 1))
            Case 2 : S = CDbl(ABJAD("se", 1, 1))
            Case 3 : S = CDbl(BASTET(choosen, 1, -2, 1, "TURKCE"))
            Case 5 : S = 1
            Case Else : err = 1
            End Select
        Case "Ş", "ş"
            Select Case tablo
            Case 1, 4 : S = 400
            Case 0 : S = CDbl(ASGAR(choosen, 1))
            Case 2 : S = CDbl(ABJAD("şe", 1, 1))
            Case 3 : S = CDbl(BASTET(choosen, 1, -2, 1, "TURKCE"))
            Case 5 : S = 1
            Case Else : err = 1
            End Select
        Case "T", "t"
            Select Case tablo
            Case 1, 4 : S = 500
            Case 0 : S = CDbl(ASGAR(choosen, 1))
            Case 2 : S = CDbl(ABJAD("te", 1, 1))
            Case 3 : S = CDbl(BASTET(choosen, 1, -2, 1, "TURKCE"))
            Case 5 : S = 1
            Case Else : err = 1
            End Select
        Case "U", "u"
            Select Case tablo
            Case 1, 4 : S = 600
            Case 0 : S = CDbl(ASGAR(choosen, 1))
            Case 2 : S = CDbl(ABJAD("uu", 1, 1))
            Case 3 : S = CDbl(BASTET(choosen, 1, -2, 1, "TURKCE"))
            Case 5 : S = 1
            Case Else : err = 1
            End Select
        Case "Ü", "ü"
            Select Case tablo
            Case 1, 4 : S = 700
            Case 0 : S = CDbl(ASGAR(choosen, 1))
            Case 2 : S = CDbl(ABJAD("üü", 1, 1))
            Case 3 : S = CDbl(BASTET(choosen, 1, -2, 1, "TURKCE"))
            Case 5 : S = 1
            Case Else : err = 1
            End Select
        Case "V", "v"
            Select Case tablo
            Case 1, 4 : S = 800
            Case 0 : S = CDbl(ASGAR(choosen, 1))
            Case 2 : S = CDbl(ABJAD("ve", 1, 1))
            Case 3 : S = CDbl(BASTET(choosen, 1, -2, 1, "TURKCE"))
            Case 5 : S = 1
            Case Else : err = 1
            End Select
        Case "Y", "y"
            Select Case tablo
            Case 1, 4 : S = 900
            Case 0 : S = CDbl(ASGAR(choosen, 1))
            Case 2 : S = CDbl(ABJAD("ye", 1, 1))
            Case 3 : S = CDbl(BASTET(choosen, 1, -2, 1, "TURKCE"))
            Case 5 : S = 1
            Case Else : err = 1
            End Select
        Case "Z", "z"
            Select Case tablo
            Case 1, 4 : S = 1000
            Case 0 : S = CDbl(ASGAR(choosen, 1))
            Case 2 : S = CDbl(ABJAD("ze", 1, 1))
            Case 3 : S = CDbl(BASTET(choosen, 1, -2, 1, "TURKCE"))
            Case 5 : S = 1
            Case Else : err = 1
            End Select
        Case Else
            S = 0 : N = N + 1
            Select Case choosen
            Case "ّ"
                Select Case shadda
                Case 1 : S = 0
                Case 2
                    C = 1
                    Do
                        choosen = MID(metin, counter - C, 1)
                        S = CDbl(ABJAD(choosen, tablo, 1))
                        C = C + 1
                    Loop Until SAF(choosen, "") &lt;&gt; ""
                    SH = SH + 1
                Case Else : err = 3
                End Select
                hrk = hrk + 1
            Case "ٰ"
                C = 1
                Do
                    choosen = MID(metin, counter - C, 1)
                    If choosen = "ـ" Then S = CDbl(ABJAD("ا", tablo, 1))
                    C = C + 1
                Loop Until SAF(choosen, "") &lt;&gt; "" Or choosen = "ـ"
            Case " " : space = space + 1
            Case Chr(10)
            Case Chr(13)
            Case "َ", "ِ", "ً", "ٍ", "ُ", "ْ", "ٌ", "ـ" : hrk = hrk + 1
            Case Else : nitem = nitem + choosen : err = 2
            End Select
        End Select
        Select Case detail
        Case 1
            Select Case SAF(choosen, "")
            Case " "
            Case "ا" : SN = SN &amp; "[" &amp; "ا" &amp; "=" &amp; S &amp; "]"
            Case choosen : SN = SN &amp; "[" &amp; choosen &amp; "=" &amp; S &amp; "]"
            End Select
        Case Else : SM = SM + S
        End Select
    Next
    Select Case tablo
    Case 4, 10, 15
        Select Case detail
        Case 1 : SN = SN &amp; "[+" &amp; ((LEN(metin) - N) + SH) &amp; " harf]"
        Case Else : SM = SM + ((LEN(metin) - N) + SH)
        End Select
    Case Else
    End Select
    Select Case err
    Case 0
        Select Case detail
        Case 1 : ABJAD = SN
        Case Else : ABJAD = SM
        End Select
    Case 1 : ABJAD = "Tablo Kodu?"
    Case 2 : ABJAD = N - (space + hrk) &amp; " Tanımsız:" &amp; nitem &amp; "||" &amp; space &amp; " boşluk||" &amp; hrk &amp; " hareke"
    Case 3 : ABJAD = "Şedde Ayarı?"
    End Select
    ReDim S, SM, N
End Function
Function ALTAYAZ(ByVal girdi As String) As String
    Dim counter     As Integer
    Dim choosen, ss As String : ss = "" : ALTAYAZ = ""
    For counter = 1 To LEN(girdi)
        choosen = MID(girdi, counter, 1)
        Select Case choosen
        Case "1" : ss = ss &amp; "₁"
        Case "2" : ss = ss &amp; "₂"
        Case "3" : ss = ss &amp; "₃"
        Case "4" : ss = ss &amp; "₄"
        Case "5" : ss = ss &amp; "₅"
        Case "6" : ss = ss &amp; "₆"
        Case "7" : ss = ss &amp; "₇"
        Case "8" : ss = ss &amp; "₈"
        Case "9" : ss = ss &amp; "₉"
        Case "0" : ss = ss &amp; "₀"
        Case "+" : ss = ss &amp; "₊"
        Case "-" : ss = ss &amp; "₋"
        Case "=" : ss = ss &amp; "₌"
        Case "(", "[" : ss = ss &amp; "₍"
        Case ")", "]" : ss = ss &amp; "₎"
        Case " " : ss = ss &amp; " "
        Case Else : ss = ss &amp; choosen
        End Select
    Next
    ALTAYAZ = ss
    ReDim ALTAYAZ, ss
End Function
Function ASGAR(ByVal harf As String, Optional level As Integer) As String
    Dim C           As Double
    C = ABJAD(harf, level, 1)
    If C &gt; 12 Then
        ASGAR = C - (12 * DUZLE(C / 12))
    Else
        ASGAR = C
    End If
End Function
Function BASTET(ByVal metin As Variant, Optional MT As Variant, Optional tablo As Variant, Optional shadda As Integer, Optional language As Variant, Optional detail As Integer) As Variant
    Dim HM, invertablo, err As Integer : err = 0
    Dim Baster, NS As Variant
    Select Case metin
    Case CStr(metin)        
        Select Case tablo
        Case 0 To 15 : Baster = ABJAD(metin, tablo, shadda)
        Case -16 To -1 : invertablo = (-1 * tablo) - 1 : Baster = ABJAD(metin, invertablo, shadda)
        End Select
    Case Else        
        Baster = metin
    End Select
    For HM = 1 To MT
        NS = ""
        NS = NUTKET(Baster, UCase(language))
        Baster = 0
        Select Case tablo
        Case 0 To 15 : Baster = CDbl(ABJAD(NS, tablo, 1)) + CDbl(ABJAD(NS, 5, 1))
        Case -16 To -1 : invertablo = (-1 * tablo) - 1 : Baster = CDbl(ABJAD(NS, invertablo, 1))
        Case Else : Baster = "Tablo Kodu?"
        End Select
    Next HM
    Select Case err
    Case 0
        Select Case detail
        Case 1 : BASTET =  NS
        Case Else : BASTET = Baster
        End Select
    Case 1 : BASTET = "Dil Tanımı?"
    Case Else
    End Select
End Function
Function DUZLE(ByVal numbertofloor As Double) As Double
    Dim mathfloor   As Object
    Dim P(1)        As Double
    mathfloor = CreateUnoService("com.sun.star.sheet.FunctionAccess")
    P(0) = numbertofloor
    P(1) = 0
    DUZLE = mathfloor.callFunction("ROUNDDOWN", P())
End Function
Function GetDigit(Digit, Lang)
    Select Case UCase(Lang)
    Case "ARABIC"
        Select Case Val(Digit)
        Case 1: GetDigit = "احد"
        Case 2: GetDigit = "اثنان"
        Case 3: GetDigit = "ثلاثة"
        Case 4: GetDigit = "أربعة"
        Case 5: GetDigit = "خمسة"
        Case 6: GetDigit = "ستة"
        Case 7: GetDigit = "سبعة"
        Case 8: GetDigit = "ثمانية"
        Case 9: GetDigit = "تسعة"
        Case Else: GetDigit = ""
        End Select
    Case "HEBREW"
        Select Case Val(Digit)
        Case 1: GetDigit = "אחת"
        Case 2: GetDigit = "שניים"
        Case 3: GetDigit = "שלושה"
        Case 4: GetDigit = "ארבעה"
        Case 5: GetDigit = "חמש"
        Case 6: GetDigit = "שישה"
        Case 7: GetDigit = "שבע"
        Case 8: GetDigit = "שמונה"
        Case 9: GetDigit = "תשע"
        Case Else: GetDigit = ""
        End Select
    Case "TURKCE"
        Select Case Val(Digit)
        Case 1: GetDigit = "bir"
        Case 2: GetDigit = "iki"
        Case 3: GetDigit = "üç"
        Case 4: GetDigit = "dört"
        Case 5: GetDigit = "beş"
        Case 6: GetDigit = "altı"
        Case 7: GetDigit = "yedi"
        Case 8: GetDigit = "sekiz"
        Case 9: GetDigit = "dokuz"
        Case Else: GetDigit = ""
        End Select
    Case Else
    End Select
End Function
Function GetHundreds(ByVal MyNumber, Lang, Optional Count, Optional Spell)
    Dim Result As String
    MyNumber = Right("000" &amp; MyNumber, 3)
    Select Case UCase(Lang)
    Case "ARABIC"
        If Cdbl(Mid(MyNumber, 1, 1)) &gt; 0 Then
            If Cdbl(Right(MyNumber, 2)) = 0 And Cdbl(Mid(MyNumber, 1, 1)) = 2 Then
                If Count = 1 Then
                    Result = "مئتان "
                Else
                    Result = "مئتا "
                End If
            Else
                Select Case CDbl(Mid(MyNumber, 1, 1))
                Case 1 : Result = "مائة "
                Case 2 : Result = "مئتان "
                Case 3 : Result = "ثلاثمائة "
                Case 4 : Result = "أربعمائة "
                Case 5 : Result = "خمسمائة "
                Case 6 : Result = "ستمائة "
                Case 7 : Result = "سبعمائة "
                Case 8 : Result = "ثمانمائة "
                Case 9 : Result = "تسعمائة "
                Case Else
                End Select
            End If
        Else
        End If
        If LEN(Result) &gt; 0  And CDbl(Right(MyNumber, 2)) &lt;&gt; 0 Then Result = Result &amp; " و "
        If Mid(MyNumber, 2, 1) &lt;&gt; "0" Then
            Result = Result &amp; GetTens(Right(MyNumber, 2), Lang, Count, Cdbl(Mid(MyNumber, 1, 1)), Result &amp; Spell)
        Else
            Result = Result &amp; GetDigit(Mid(MyNumber, 3), Lang)
        End If
    Case "HEBREW"
        If Cdbl(Mid(MyNumber, 1, 1)) &gt; 0 Then
            Select Case CDbl(Mid(MyNumber, 1, 1))
            Case 1 : Result = "מאה "
            Case 2 : Result = "מאתיים "
            Case 3 : Result = "שלוש מאות "
            Case 4 : Result = "ארבע מאות "
            Case 5 : Result = "חמש מאות "
            Case 6 : Result = "שש מאות "
            Case 7 : Result = "שבע מאות "
            Case 8 : Result = "שמונה מאות "
            Case 9 : Result = "תשע מאות "
            Case Else
            End Select
        Else
        End If
        If LEN(Result) &gt; 0  And CDbl(Right(MyNumber, 2)) &lt;&gt; 0 Then Result = Result &amp; " ו "
        If Mid(MyNumber, 2, 1) &lt;&gt; "0" Then
            Result = Result &amp; GetTens(Right(MyNumber, 2), Lang, Count, Cdbl(Mid(MyNumber, 1, 1)), Result &amp; Spell)
        Else
            Result = Result &amp; GetDigit(Mid(MyNumber, 3), Lang)
        End If
    Case "TURKCE"
        If Mid(MyNumber, 1, 1) &lt;&gt; "0" Then
            If CDbl(Mid(MyNumber, 1, 1)) &gt; 1 Then
                Result = GetDigit(Mid(MyNumber, 1, 1), Lang) &amp; " yüz "
            Else
                Result = "yüz "
            End If
        End If
        If Mid(MyNumber, 2, 1) &lt;&gt; "0" Then
            Result = Result &amp; GetTens(Mid(MyNumber, 2), Lang)
        Else
            Result = Result &amp; GetDigit(Mid(MyNumber, 3), Lang)
        End If
    Case Else
    End Select
    GetHundreds = Result
End Function
Function GetTens(TensText, Lang, Optional Count, Optional Hundreds, Optional Spell)
    Dim Result As String
    ReDim PlaceOnes(9), PlaceTwos(9) As String
    Result = ""
    Select Case UCase(Lang)
    Case "ARABIC"
        PlaceOnes(2) = "ألف "
        PlaceOnes(3) = "مليون "
        PlaceOnes(4) = "مليار "
        PlaceOnes(5) = "تريليون "
        PlaceTwos(2) = "ألفان "
        PlaceTwos(3) = "مليونان "
        PlaceTwos(4) = "ملياران "
        PlaceTwos(5) = "تريليونان "
        If CDbl(Left(TensText, 1)) = 1 Then
            Select Case Val(TensText)
            Case 10: Result = "عشرة"
            Case 11: Result = "إحدى عشرة"
            Case 12: Result = "اثنتا عشرة"
            Case 13: Result = "ثلاث عشرة"
            Case 14: Result = "أربع عشرة"
            Case 15: Result = "خمس عشرة"
            Case 16: Result = "ست عشرة"
            Case 17: Result = "سبع عشرة"
            Case 18: Result = "ثماني عشرة"
            Case 19: Result = "تسع عشرة"
            Case Else
            End Select
        Else
            If CDbl(TensText) = 2 And Hundreds = 0 And Count &gt; 1 Then
                Result = PlaceTwos(Count) &amp; Result
            Else
                If CDbl(TensText) = 1 And Count &gt; 1 Then
                    Result = PlaceOnes(Count) &amp; Result
                ElseIf CDbl(TensText) = 1 Or CDbl(TensText) = 2 Then
                    If Count = 1 And Hundreds = 0 And CDbl(TensText) = 0 Then Result = Result &amp; ""
                Else
                End If
            End If
            If CDbl(TensText) &gt; 0 Then
                If CDbl(Left(TensText, 1)) &gt; 1 Then	Result = Result &amp; GetTensStatus(CDbl(Left(TensText, 1)), Lang)
                If LEN(Result) &gt; 0 And CDbl(Right(TensText, 1)) &lt;&gt; 0 Then 	Result = Result &amp; "و "
                Result = Result &amp; GetDigit(Right(TensText, 1), Lang, Count)
            Else
                If LEN(Spell) &gt; 0  And CDbl(Left(TensText, 1)) &lt;&gt; 0 Or LEN(Result) &gt; 0 And CDbl(Left(TensText, 1)) &lt;&gt; 0 Then Result = Result &amp; "و "
                Result = Result &amp; GetTensStatus(CDbl(Left(TensText, 1)), Lang)
            End If
        End If
    Case "HEBREW"
        PlaceOnes(2) = "אלפים "
        PlaceOnes(3) = "מיליון "
        PlaceOnes(4) = "מיליארד "
        PlaceOnes(5) = "טריליון "
        PlaceTwos(2) = "אלפיים "
        PlaceTwos(3) = "שני מיליון "
        PlaceTwos(4) = "שני מיליארד "
        PlaceTwos(5) = "שני טריליון "
        If CDbl(Left(TensText, 1)) = 1 Then
            Select Case Val(TensText)
            Case 10: Result = "עשר "
            Case 11: Result = "אחת עשרה "
            Case 12: Result = "שתים עשרה "
            Case 13: Result = "שלוש עשרה "
            Case 14: Result = "ארבע עשרה "
            Case 15: Result = "חמש עשרה "
            Case 16: Result = "שש עשרה "
            Case 17: Result = "שבע עשרה "
            Case 18: Result = "שמונה עשרה "
            Case 19: Result = "תשע עשרה "
            Case Else
            End Select
        Else
            If CDbl(TensText) = 2 And Hundreds = 0 And Count &gt; 1 Then
                Result = PlaceTwos(Count) &amp; Result
            Else
                If CDbl(TensText) = 1 And Count &gt; 1 Then
                    Result = PlaceOnes(Count) &amp; Result
                ElseIf CDbl(TensText) = 1 Or CDbl(TensText) = 2 Then
                    If Count = 1 And Hundreds = 0 And CDbl(TensText) = 0 Then Result = Result &amp; ""
                Else
                End If
            End If
            If CDbl(TensText) &gt; 0 Then
                If CDbl(Left(TensText, 1)) &gt; 1 Then	Result = Result &amp; GetTensStatus(CDbl(Left(TensText, 1)), Lang)
                If LEN(Result) &gt; 0 And CDbl(Right(TensText, 1)) &lt;&gt; 0 Then 	Result = Result &amp; "ו "
                Result = Result &amp; GetDigit(Right(TensText, 1), Lang, Count)
            Else
                If LEN(Spell) &gt; 0  And CDbl(Left(TensText, 1)) &lt;&gt; 0 Or LEN(Result) &gt; 0 And CDbl(Left(TensText, 1)) &lt;&gt; 0 Then Result = Result &amp; "ו "
                Result = Result &amp; GetTensStatus(CDbl(Left(TensText, 1)), Lang)
            End If
        End If
    Case "TURKCE"
        Select Case Val(Left(TensText, 1))
        Case 1: Result = "on "
        Case 2: Result = "yirmi "
        Case 3: Result = "otuz "
        Case 4: Result = "kırk "
        Case 5: Result = "elli "
        Case 6: Result = "altmış "
        Case 7: Result = "yetmiş "
        Case 8: Result = "seksen "
        Case 9: Result = "doksan "
        Case Else
        End Select
        Result = Result &amp; GetDigit(Right(TensText, 1), Lang)
    Case Else
    End Select
    GetTens = Result
End Function
Function GetTensStatus(Tens, Lang)
    Select Case UCase(Lang)
    Case "ARABIC"
        Select Case Tens
        Case 2: Result = "عشرين "
        Case 3: Result = "ثلاثين "
        Case 4: Result = "أربعين "
        Case 5: Result = "خمسين "
        Case 6: Result = "ستين "
        Case 7: Result = "سبعين "
        Case 8: Result = "ثمانين "
        Case 9: Result = "تسعين "
        Case Else
        End Select
    Case "HEBREW"
        Select Case Tens
        Case 2: Result = "עשרים "
        Case 3: Result = "שלושים "
        Case 4: Result = "ארבעים "
        Case 5: Result = "חמישים "
        Case 6: Result = "שישים "
        Case 7: Result = "שבעים "
        Case 8: Result = "שמונים "
        Case 9: Result = "תשעים "
        Case Else
        End Select
    Case Else
    End Select
    GetTensStatus = Result
End Function
Function HEPART(Optional npotent As Double, Optional memec As Integer) As Double
    Dim result      As Double
    Dim R, kat	As Double: kat = 2
    result = 0
    On Error GoTo 726
    If DUZLE((result - 30) / 4) &lt; 1 Then
        Do
            result = npotent * kat
            R = DUZLE((result - 30) / 4)
            kat = kat + 1
        Loop Until 1 &lt;= R
    Else
        result = npotent
    End If
    ReDim result
    If memec = 1 Then
        HEPART = kat - 1
    Else
        HEPART = result
    End If
    726 If result = 0 Then MsgBox "HEPART() için değişken seçimlik değil; fakat, makrolar harika çalışıyorlar"
End Function
Function HUDDAM(ByVal num As Long, Optional htype As String, Optional method As Integer) As String
    Dim hpart(19), rest, counts, counting, counted, counter, part, preffixdepart As Integer : counts = 1
    Dim suffix As Double
    Dim preffix As String
    Dim GH, H       As String : GH = ""
    Select Case method
    Case 7
    Case 12
    Case Else : method = 1
    End Select
    Select Case UCase(htype)
    Case "ULVI" : suffix = CDbl(ABJAD("ئيل", method, 1))
    Case "SUFLI" : suffix = CDbl(ABJAD("يوش", method, 1))
    Case "ŞER" : suffix = CDbl(ABJAD("طيش", method, 1))
    Case Else : suffix = CDbl(ABJAD(htype, method, 1))
    End Select
    If suffix &gt; num Then
        Do
            num = num + 361
        Loop Until suffix &lt; num
    Else
    End If
    preffix = CStr(num - suffix)
    preffixdepart = DUZLE(LEN(preffix) / 3) * 3
    If LEN(preffix) &gt; 3 Then
        For departs = LEN(preffix) To (LEN(preffix) - preffixdepart) + 1 Step - 3
            hpart(counts) = MID(preffix, departs - 2, 3)
            counts = counts + 1
        Next
        rest = LEN(preffix) - ((counts - 1) * 3)
        If rest &gt; 0 Then
            hpart(counts) = MID(preffix, 1, rest)
        Else
            counts = counts - 1
        End If
    Else
        hpart(1) = preffix
    End If
    For counter = counts To 1 Step - 1
        For counting = 1 To LEN(hpart(counter))
            choosen = MID(hpart(counter), counting, 1)
            turn = 3 - LEN(hpart(counter)) + counting
            Select Case turn
            Case 3
                Select Case CInt(choosen)
                Case 1
                    If 1 &lt; LEN(hpart(counter)) Then
                        H = "ا"
                    ElseIf counts = 1 Then
                        H = "ا"
                    Else
                    End If
                Case 2
                    Select Case method
                    Case 12 : H = "ل"
                    Case Else : H = "ب"
                    End Select
                Case 3
                    Select Case method
                    Case 12 : H = "ن"
                    Case Else : H = "ج"
                    End Select
                Case 4
                    Select Case method
                    Case 12 : H = "م"
                    Case Else : H = "د"
                    End Select
                Case 5
                    Select Case method
                    Case 12 : H = "و"
                    Case Else : H = "ه"
                    End Select
                Case 6
                    Select Case method
                    Case 12 : H = "ي"
                    Case Else : H = "و"
                    End Select
                Case 7
                    Select Case method
                    Case 12 : H = "ه"
                    Case Else : H = "ز"
                    End Select
                Case 8
                    Select Case method
                    Case 12 : H = "ر"
                    Case Else : H = "ح"
                    End Select
                Case 9
                    Select Case method
                    Case 12 : H = "ب"
                    Case Else : H = "ط"
                    End Select
                End Select
            Case 2
                Select Case CInt(choosen)
                Case 1
                    Select Case method
                    Case 12 : H = "ت"
                    Case Else : H = "ي"
                    End Select
                Case 2 : H = "ك"
                Case 3
                    Select Case method
                    Case 12 : H = "ع"
                    Case Else : H = "ل"
                    End Select
                Case 4
                    Select Case method
                    Case 12 : H = "ف"
                    Case Else : H = "م"
                    End Select
                Case 5
                    Select Case method
                    Case 12 : H = "ق"
                    Case Else : H = "ن"
                    End Select
                Case 6
                    Select Case method
                    Case 7 : H = "ص"
                    Case Else : H = "س"
                    End Select
                Case 7
                    Select Case method
                    Case 12 : H = "د"
                    Case Else : H = "ع"
                    End Select
                Case 8
                    Select Case method
                    Case 12 : H = "ذ"
                    Case Else : H = "ف"
                    End Select
                Case 9
                    Select Case method
                    Case 7 : H = "ض"
                    Case 12 : H = "ح"
                    Case Else : H = "ص"
                    End Select
                End Select
            Case 1
                Select Case CInt(choosen)
                Case 1
                    Select Case method
                    Case 12 : H = "ج"
                    Case Else : H = "ق"
                    End Select
                Case 2
                    Select Case method
                    Case 12 : H = "خ"
                    Case Else : H = "ر"
                    End Select
                Case 3
                    Select Case method
                    Case 7 : H = "س"
                    Case Else : H = "ش"
                    End Select
                Case 4
                    Select Case method
                    Case 12 : H = "ص"
                    Case Else : H = "ت"
                    End Select
                Case 5
                    Select Case method
                    Case 12 : H = "ض"
                    Case Else : H = "ث"
                    End Select
                Case 6
                    Select Case method
                    Case 12 : H = "ز"
                    Case Else : H = "خ"
                    End Select
                Case 7
                    Select Case method
                    Case 12 : H = "ث"
                    Case Else : H = "ذ"
                    End Select
                Case 8
                    Select Case method
                    Case 7 : H = "ظ"
                    Case 12 : H = "ط"
                    Case Else : H = "ض"
                    End Select
                Case 9
                    Select Case method
                    Case 7, 12 : H = "غ"
                    Case Else : H = "ظ"
                    End Select
                End Select
            End Select
            GH = GH &amp; H
            ReDim H
            H = ""
        Next
        If CInt(hpart(counter)) &gt; 0 Then
            For counted = 1 To counter - 1
                Select Case method
                Case 7 : GH = GH &amp; "ش"
                Case 12 : GH = GH &amp; "ظ"
                Case Else : GH = GH &amp; "غ"
                End Select
            Next
        Else
        End If
    Next
    ReDim hpart(19)
    Select Case htype
    Case "ULVI" : GH = GH &amp; "ئيل"
    Case "SUFLI" : GH = GH &amp; "يوش"
    Case "ŞER" : GH = GH &amp; "طيش"
    Case Else : GH = GH &amp; htype
    End Select
    ReDim suffix, preffix
    HUDDAM = GH
End Function
Function NEWLINE(Optional amount As Double) As String
    Dim rows        As Double
    Dim NL          As String : NL = ""
    For rows = 1 To amount
        NL = NL &amp; Chr(10) &amp; Chr(13)
    Next rows
    NEWLINE = NL
End Function
Function NUMBERS2ARAB(Optional metin As String) As String
    Dim counter     As Integer
    Dim choosen, NA As String : NA = "" : NUMBERS2ARAB = ""
    For counter = 1 To LEN(metin)
        choosen = MID(metin, counter, 1)
        Select Case choosen
        Case "1" : NA = NA &amp; "١"
        Case "2" : NA = NA &amp; "٢"
        Case "3" : NA = NA &amp; "٣"
        Case "4" : NA = NA &amp; "٤"
        Case "5" : NA = NA &amp; "٥"
        Case "6" : NA = NA &amp; "٦"
        Case "7" : NA = NA &amp; "٧"
        Case "8" : NA = NA &amp; "٨"
        Case "9" : NA = NA &amp; "٩"
        Case "0" : NA = NA &amp; "٠"
        Case " " : NA = NA &amp; " "
        Case Else : NA = NA &amp; choosen
        End Select
    Next
    NUMBERS2ARAB = NA
    ReDim NUMBERS2ARAB, NA
End Function
Function NUMEROLOG(ByVal metin As String, Optional tablo As String, Optional outas As Variant, Optional shadda As Variant) As Variant
    Dim SM, S, C, D, N, sesli, sessiz, err, counter, space, hrk As Integer : NUMEROLOG = 0 : S = 0 : N = 0 : sesli = 0 : sessiz = 0
    Dim M, nitem, nesoohc, choosen As String : nitem = "" : err = 0 : tablo = LCase(tablo) : metin = UCase(metin)
    Select Case tablo
    Case "date"
        S = CDbl(CStr(Year(CDbl(metin))) &amp; CStr(Month(CDbl(metin))) &amp; CStr(Day(CDbl(metin))))
    Case Else
        For counter = 1 To LEN(metin)
            choosen = MID(metin, counter, 1)
            Select Case choosen
            Case "A"
                Select Case tablo
                Case "modern" : S = 1 : sesli = 1
                Case "tr", "en" : S = 1
                Case Else : err = 1
                End Select
            Case "B"
                Select Case tablo
                Case "modern" : S = 2 : sessiz = 2
                Case "tr", "en" : S = 2
                Case Else : err = 1
                End Select
            Case "C"
                Select Case tablo
                Case "modern" : S = 3 : sessiz = 3
                Case "tr", "en" : S = 3
                Case Else : err = 1
                End Select
            Case "Ç"
                Select Case tablo
                Case "modern" : S = 3 : sessiz = 3
                Case "tr" : S = 4
                Case "en" : S = 3
                Case Else : err = 1
                End Select
            Case "D"
                Select Case tablo
                Case "modern" : S = 4 : sessiz = 4
                Case "tr" : S = 5
                Case "en" : S = 4
                Case Else : err = 1
                End Select
            Case "E"
                Select Case tablo
                Case "modern" : S = 5 : sesli = 5
                Case "tr" : S = 6
                Case "en" : S = 5
                Case Else : err = 1
                End Select
            Case "F"
                Select Case tablo
                Case "modern" : S = 6 : sessiz = 6
                Case "tr" : S = 7
                Case "en" : S = 6
                Case Else : err = 1
                End Select
            Case "G"
                Select Case tablo
                Case "modern" : S = 7 : sessiz = 7
                Case "tr" : S = 8
                Case "en" : S = 7
                Case Else : err = 1
                End Select
            Case "Ğ"
                Select Case tablo
                Case "modern" : S = 7 : sessiz = 7
                Case "tr" : S = 9
                Case "en" : S = 7
                Case Else : err = 1
                End Select
            Case "H"
                Select Case tablo
                Case "modern" : S = 8 : sessiz = 8
                Case "tr" : S = 10
                Case "en" : S = 8
                Case Else : err = 1
                End Select
            Case "I"
                Select Case tablo
                Case "modern" : S = 9 : sesli = 9
                Case "tr" : S = 11
                Case "en" : S = 9
                Case Else : err = 1
                End Select
            Case "İ"
                Select Case tablo
                Case "modern" : S = 9 : sesli = 9
                Case "tr" : S = 12
                Case "en" : S = 9
                Case Else : err = 1
                End Select
            Case "J"
                Select Case tablo
                Case "modern" : S = 1 : sessiz = 1
                Case "tr" : S = 13
                Case "en" : S = 10
                Case Else : err = 1
                End Select
            Case "K"
                Select Case tablo
                Case "modern" : S = 2 : sessiz = 2
                Case "tr" : S = 14
                Case "en" : S = 11
                Case Else : err = 1
                End Select
            Case "L"
                Select Case tablo
                Case "modern" : S = 3 : sessiz = 3
                Case "tr" : S = 15
                Case "en" : S = 12
                Case Else : err = 1
                End Select
            Case "M"
                Select Case tablo
                Case "modern" : S = 4 : sessiz = 4
                Case "tr" : S = 16
                Case "en" : S = 13
                Case Else : err = 1
                End Select
            Case "N"
                Select Case tablo
                Case "modern" : S = 5 : sessiz = 5
                Case "tr" : S = 17
                Case "en" : S = 14
                Case Else : err = 1
                End Select
            Case "O"
                Select Case tablo
                Case "modern" : S = 6 : sesli = 6
                Case "tr" : S = 18
                Case "en" : S = 15
                Case Else : err = 1
                End Select
            Case "Ö"
                Select Case tablo
                Case "modern" : S = 6 : sesli = 6
                Case "tr" : S = 19
                Case "en" : S = 15
                Case Else : err = 1
                End Select
            Case "P"
                Select Case tablo
                Case "modern" : S = 7 : sessiz = 7
                Case "tr" : S = 20
                Case "en" : S = 16
                Case Else : err = 1
                End Select
            Case "Q"
                Select Case tablo
                Case "modern" : S = 8 : sessiz = 8
                Case "tr" : S = 0
                Case "en" : S = 17
                Case Else : err = 1
                End Select
            Case "R"
                Select Case tablo
                Case "modern" : S = 9 : sessiz = 9
                Case "tr" : S = 21
                Case "en" : S = 18
                Case Else : err = 1
                End Select
            Case "S"
                Select Case tablo
                Case "modern" : S = 1 : sessiz = 1
                Case "tr" : S = 22
                Case "en" : S = 19
                Case Else : err = 1
                End Select
            Case "Ş"
                Select Case tablo
                Case "modern" : S = 1 : sessiz = 1
                Case "tr" : S = 23
                Case "en" : S = 19
                Case Else : err = 1
                End Select
            Case "T"
                Select Case tablo
                Case "modern" : S = 2 : sessiz = 2
                Case "tr" : S = 24
                Case "en" : S = 20
                Case Else : err = 1
                End Select
            Case "U"
                Select Case tablo
                Case "modern" : S = 3 : sesli = 3
                Case "tr" : S = 25
                Case "en" : S = 21
                Case Else : err = 1
                End Select
            Case "Ü"
                Select Case tablo
                Case "modern" : S = 3 : sesli = 3
                Case "tr" : S = 26
                Case "en" : S = 21
                Case Else : err = 1
                End Select
            Case "V"
                Select Case tablo
                Case "modern" : S = 4 : sessiz = 4
                Case "tr" : S = 27
                Case "en" : S = 22
                Case Else : err = 1
                End Select
            Case "W"
                Select Case tablo
                Case "modern" : S = 5 : sessiz = 5
                Case "tr" : S = 0
                Case "en" : S = 23
                Case Else : err = 1
                End Select
            Case "X"
                Select Case tablo
                Case "modern" : S = 6 : sessiz = 6
                Case "tr" : S = 0
                Case "en" : S = 24
                Case Else : err = 1
                End Select
            Case "Y"
                Select Case tablo
                Case "modern" : S = 7 : sessiz = 7
                Case "tr" : S = 28
                Case "en" : S = 25
                Case Else : err = 1
                End Select
            Case "Z"
                Select Case tablo
                Case "modern" : S = 8 : sessiz = 8
                Case "tr" : S = 29
                Case "en" : S = 26
                End Select
            Case "ا", "أ", "إ", "آ", "ء", "ى", "ئ"
                Select Case tablo
                Case "arb(ebced)", "arb(mebced)", "arb(hica)", "arb(mhica)", "osman" : S = 1
                Case Else : err = 1
                End Select
            Case "ب"
                Select Case tablo
                Case "arb(ebced)", "arb(mebced)", "arb(hica)", "arb(mhica)", "osman" : S = 2
                Case Else : err = 1
                End Select
            Case "ﭖ"
                Select Case tablo
                Case "osman" : S = 3
                Case Else : err = 1
                End Select
            Case "ت"
                Select Case tablo
                Case "arb(ebced)", "arb(mebced)" : S = 22
                Case "arb(hica)", "arb(mhica)" : S = 3
                Case "osman" : S = 4
                Case Else : err = 1
                End Select
            Case "ث"
                Select Case tablo
                Case "arb(ebced)", "arb(mebced)" : S = 23
                Case "arb(hica)", "arb(mhica)" : S = 4
                Case "osman" : S = 5
                Case Else : err = 1
                End Select
            Case "ج"
                Select Case tablo
                Case "arb(ebced)", "arb(mebced)" : S = 3
                Case "arb(hica)", "arb(mhica)" : S = 5
                Case "osman" : S = 6
                Case Else : err = 1
                End Select
            Case "ﭺ"
                Select Case tablo
                Case "osman" : S = 7
                Case Else : err = 1
                End Select
            Case "ح"
                Select Case tablo
                Case "arb(ebced)", "arb(mebced)" : S = 8
                Case "arb(hica)", "arb(mhica)" : S = 6
                Case "osman" : S = 8
                Case Else : err = 1
                End Select
            Case "خ"
                Select Case tablo
                Case "arb(ebced)", "arb(mebced)" : S = 24
                Case "arb(hica)", "arb(mhica)" : S = 7
                Case "osman" : S = 9
                Case Else : err = 1
                End Select
            Case "د"
                Select Case tablo
                Case "arb(ebced)", "arb(mebced)" : S = 4
                Case "arb(hica)", "arb(mhica)" : S = 8
                Case "osman" : S = 10
                Case Else : err = 1
                End Select
            Case "ذ"
                Select Case tablo
                Case "arb(ebced)", "arb(mebced)" : S = 25
                Case "arb(hica)", "arb(mhica)" : S = 9
                Case "osman" : S = 11
                Case Else : err = 1
                End Select
            Case "ر"
                Select Case tablo
                Case "arb(ebced)", "arb(mebced)" : S = 20
                Case "arb(hica)", "arb(mhica)" : S = 10
                Case "osman" : S = 12
                Case Else : err = 1
                End Select
            Case "ز"
                Select Case tablo
                Case "arb(ebced)", "arb(mebced)" : S = 7
                Case "arb(hica)", "arb(mhica)" : S = 11
                Case "osman" : S = 13
                Case Else : err = 1
                End Select
            Case "ﮊ"
                Select Case tablo
                Case "osman" : S = 14
                Case Else : err = 1
                End Select
            Case "س"
                Select Case tablo
                Case "arb(ebced)" : S = 15
                Case "arb(mebced)" : S = 21
                Case "arb(hica)" : S = 12
                Case "arb(mhica)" : S = 24
                Case "osman" : S = 15
                Case Else : err = 1
                End Select
            Case "ش"
                Select Case tablo
                Case "arb(ebced)" : S = 21
                Case "arb(mebced)" : S = 28
                Case "arb(hica)" : S = 13
                Case "arb(mhica)" : S = 25
                Case "osman" : S = 16
                Case Else : err = 1
                End Select
            Case "ص"
                Select Case tablo
                Case "arb(ebced)" : S = 18
                Case "arb(mebced)" : S = 15
                Case "arb(hica)" : S = 14
                Case "arb(mhica)" : S = 18
                Case "osman" : S = 17
                Case Else : err = 1
                End Select
            Case "ض"
                Select Case tablo
                Case "arb(ebced)" : S = 26
                Case "arb(mebced)" : S = 18
                Case "arb(hica)" : S = 15
                Case "arb(mhica)" : S = 19
                Case "osman" : S = 18
                Case Else : err = 1
                End Select
            Case "ط"
                Select Case tablo
                Case "arb(ebced)", "arb(mebced)" : S = 9
                Case "arb(hica)" : S = 16
                Case "arb(mhica)" : S = 12
                Case "osman" : S = 19
                Case Else : err = 1
                End Select
            Case "ظ"
                Select Case tablo
                Case "arb(ebced)" : S = 27
                Case "arb(mebced)" : S = 26
                Case "arb(hica)" : S = 17
                Case "arb(mhica)" : S = 13
                Case "osman" : S = 20
                Case Else : err = 1
                End Select
            Case "ع"
                Select Case tablo
                Case "arb(ebced)", "arb(mebced)" : S = 16
                Case "arb(hica)" : S = 18
                Case "arb(mhica)" : S = 20
                Case "osman" : S = 21
                Case Else : err = 1
                End Select
            Case "غ"
                Select Case tablo
                Case "arb(ebced)" : S = 28
                Case "arb(mebced)" : S = 17
                Case "arb(hica)" : S = 19
                Case "arb(mhica)" : S = 21
                Case "osman" : S = 22
                Case Else : err = 1
                End Select
            Case "ف"
                Select Case tablo
                Case "arb(ebced)", "arb(mebced)" : S = 17
                Case "arb(hica)" : S = 20
                Case "arb(mhica)" : S = 22
                Case "osman" : S = 23
                Case Else : err = 1
                End Select
            Case "ق"
                Select Case tablo
                Case "arb(ebced)", "arb(mebced)" : S = 19
                Case "arb(hica)" : S = 21
                Case "arb(mhica)" : S = 23
                Case "osman" : S = 24
                Case Else : err = 1
                End Select
            Case "ك"
                Select Case tablo
                Case "arb(ebced)", "arb(mebced)" : S = 11
                Case "arb(hica)" : S = 22
                Case "arb(mhica)" : S = 14
                Case "osman" : S = 25
                Case Else : err = 1
                End Select
            Case "ﮒ"
                Select Case tablo
                Case "osman" : S = 26
                Case Else : err = 1
                End Select
            Case "ﯓ"
                Select Case tablo
                Case "osman" : S = 27
                Case Else : err = 1
                End Select
            Case "ل"
                Select Case tablo
                Case "arb(ebced)", "arb(mebced)" : S = 12
                Case "arb(hica)" : S = 23
                Case "arb(mhica)" : S = 15
                Case "osman" : S = 28
                Case Else : err = 1
                End Select
            Case "م"
                Select Case tablo
                Case "arb(ebced)", "arb(mebced)" : S = 13
                Case "arb(hica)" : S = 24
                Case "arb(mhica)" : S = 16
                Case "osman" : S = 29
                Case Else : err = 1
                End Select
            Case "ن"
                Select Case tablo
                Case "arb(ebced)", "arb(mebced)" : S = 14
                Case "arb(hica)" : S = 25
                Case "arb(mhica)" : S = 17
                Case "osman" : S = 30
                Case Else : err = 1
                End Select
            Case "و", "ؤ"
                Select Case tablo
                Case "arb(ebced)", "arb(mebced)" : S = 6
                Case "arb(hica)", "arb(mhica)" : S = 27
                Case "osman" : S = 31
                Case Else : err = 1
                End Select
            Case "ه", "ة"
                Select Case tablo
                Case "arb(ebced)", "arb(mebced)" : S = 5
                Case "arb(hica)", "arb(mhica)" : S = 26
                Case "osman" : S = 32
                Case Else : err = 1
                End Select
            Case "ﻻ"
                Select Case tablo
                Case "osman" : S = 33
                Case Else : err = 1
                End Select
            Case "ي"
                Select Case tablo
                Case "arb(ebced)", "arb(mebced)" : S = 10
                Case "arb(hica)", "arb(mhica)" : S = 28
                Case "osman" : S = 34
                Case Else : err = 1
                End Select
            Case Else
                N = N + 1
                Select Case choosen
                Case "ّ"
                    Select Case shadda
                    Case 1 : S = 0
                    Case 2
                        C = 1
                        Do
                            M = MID(metin, counter - C, 1)
                            S = CDbl(NUMEROLOG(M, tablo, outas, 1))
                            C = C + 1
                        Loop Until S &lt;&gt; 0
                    Case Else : err = 3
                    End Select
                    hrk = hrk + 1
                Case "ٰ"
                    C = 1
                    Do
                        M = MID(metin, counter - C, 1)
                        If M = "ـ" Then S = CDbl(NUMEROLOG("ا", tablo, outas, 1))
                        C = C + 1
                    Loop Until S &lt;&gt; 0 Or M = "ـ"
                Case " " : space = space + 1 : S = 0
                Case Chr(10)
                Case Chr(13)
                Case "َ", "ِ", "ً", "ٍ", "ُ", "ْ", "ٌ", "ـ" : hrk = hrk + 1  : S = 0
                Case Else : nitem = nitem &amp; choosen : err = 2
                End Select
            End Select
            If err = 1 Then
                nesoohc = nesoohc &amp; choosen : D = D + 1
            Else
                SM = SM + S
            End If
        Next counter
    End Select
    Select Case err
    Case 0
        Select Case outas
        Case "Sesli" : NUMEROLOG = RAKAMTOPLA(sesli, 1)
        Case "Sessiz" : NUMEROLOG = RAKAMTOPLA(sessiz, 1)
        Case "tam" : NUMEROLOG = SM
        Case "hepsi" : NUMEROLOG = RAKAMTOPLA(SM, 0)
        Case Else
            If CInt(outas) &gt; 0 Then
                NUMEROLOG = RAKAMTOPLA(SM, CInt(outas))
            Else
                NUMEROLOG = "Çıktı türü?"
            End If
        End Select
    Case 1 : NUMEROLOG = nesoohc &amp; " (" &amp; D &amp; " karakter        '" &amp; tablo &amp; "' için tanımsız)"
    Case 2 : NUMEROLOG = nitem &amp; " (" &amp; N  - (space + hrk) &amp; " karakter yöntemlerde tanımsız)"
    Case 3 : NUMEROLOG = "Şedde Ayarı?"
    End Select
    ReDim metin, SM, S, sesli, sessiz, N, C, D, M, nitem, tablo, err
End Function
Function NUTKET(ByVal MyNumber, Lang)
    Dim Temp, Spell
    Dim Count
    Count = 1
    ReDim Place(9), PlaceOnes(9), PlaceTwos(9), PlaceAppent(9), PlacePlural(9) As String
    Select Case UCase(Lang)
    Case "ARABIC"
        If Val(MyNumber) = 0 And Count = 1 Then
            NUTKET = "صفر"
            Exit Function
        Else
        End If
        PlaceOnes(2) = "ألف"
        PlaceOnes(3) = "مليون"
        PlaceOnes(4) = "مليار"
        PlaceOnes(5) = "تريليون"
        PlaceTwos(2) = "ألفان"
        PlaceTwos(3) = "مليونان"
        PlaceTwos(4) = "ملياران"
        PlaceTwos(5) = "تريليونان"
        PlaceAppent(2) = "ألفاً"
        PlaceAppent(3) = "مليوناً"
        PlaceAppent(4) = "ملياراً"
        PlaceAppent(5) = "تريليوناً"
        PlacePlural(2) = "آلاف"
        PlacePlural(3) = "ملايين"
        PlacePlural(4) = "مليارات"
        PlacePlural(5) = "تريليونات"
        Do While MyNumber &lt;&gt; ""
            EventHappenned = 0
            If Count &gt; 1 And CDbl(Right(MyNumber, 3)) = 1 Then
                Temp = ""
                If LEN(Spell) &gt; 0 Then
                    Spell = PlaceOnes(Count) &amp; " و " &amp; Spell
                Else
                    Spell = PlaceOnes(Count) &amp; " " &amp; Spell
                End If
            ElseIf Count &gt; 1 And CDbl(Right(MyNumber, 3)) = 2 Then
                Temp = ""
                If LEN(Spell) &gt; 0 Then
                    Spell = PlaceTwos(Count) &amp; " و " &amp; Spell
                Else
                    Spell = PlaceTwos(Count) &amp; " " &amp; Spell
                End If
            Else
                Temp = GetHundreds(Right(MyNumber, 3), Lang, Count, Spell)
            End If
            If Temp &lt;&gt; "" Then
                If Count &gt; 1 Then
                    If LEN(Spell) &gt; 0 Then Spell = " و " &amp; Spell
                    If CDbl(Right(MyNumber, 3)) &lt;&gt; 2 Then
                        If DUZLE(CDbl(Right(MyNumber, 3)) / 100) &lt;&gt; 1 Then
                            If CDbl(Right(MyNumber, 3)) &gt;= 3 And CDbl(Right(MyNumber, 3)) &lt;= 10 Then
                                Spell =  " " &amp; PlacePlural(Count) &amp; Spell
                                EventHappenned = 1
                            Else
                            End If
                        Else
                        End If
                    Else
                    End If
                Else
                End If
                If EventHappenned = 0 Then
                    If LEN(Spell) &gt; 0 Then
                        Spell =  " " &amp; PlaceAppent(Count) &amp; Spell
                    Else
                        Spell =  " " &amp; PlaceOnes(Count) &amp; Spell
                    End If
                Else
                    EventHappenned = 0
                End If
                Spell = Temp &amp; Spell
                Temp = ""
            Else
            End If
            If Len(MyNumber) &gt; 3 Then
                MyNumber = Left(MyNumber, Len(MyNumber) - 3)
            Else
                MyNumber = ""
            End If
            Count = Count + 1
        Loop
    Case "HEBREW"
        If Val(MyNumber) = 0 Then
            NUTKET = "אֶפֶס"
            Exit Function
        Else
        End If
        PlaceOnes(2) = "אלף"
        PlaceOnes(3) = "מיליון"
        PlaceOnes(4) = "מיליארד"
        PlaceOnes(5) = "טריליון"
        PlaceTwos(2) = "אלפיים "
        PlaceTwos(3) = "שני מיליון "
        PlaceTwos(4) = "שני מיליארד "
        PlaceTwos(5) = "שני טריליון "
        PlaceAppent(2) = "אלפא"
        PlaceAppent(3) = "מיליון"
        PlaceAppent(4) = "מיליארד"
        PlaceAppent(5) = "טריליון"
        PlacePlural(2) = "אלפים"
        PlacePlural(3) = "מיליונים"
        PlacePlural(4) = "מיליארדים"
        PlacePlural(5) = "טריליונים"
        Do While MyNumber &lt;&gt; ""
            EventHappenned = 0
            If Count &gt; 1 And CDbl(Right(MyNumber, 3)) = 1 Then
                Temp = ""
                If LEN(Spell) &gt; 0 Then
                    Spell = PlaceOnes(Count) &amp; " ו " &amp; Spell
                Else
                    Spell = PlaceOnes(Count) &amp; " " &amp; Spell
                End If
            ElseIf Count &gt; 1 And CDbl(Right(MyNumber, 3)) = 2 Then
                Temp = ""
                If LEN(Spell) &gt; 0 Then
                    Spell = PlaceTwos(Count) &amp; " ו " &amp; Spell
                Else
                    Spell = PlaceTwos(Count) &amp; " " &amp; Spell
                End If
            Else
                Temp = GetHundreds(Right(MyNumber, 3), Lang, Count, Spell)
            End If
            If Temp &lt;&gt; "" Then
                If Count &gt; 1 Then
                    If LEN(Spell) &gt; 0 Then Spell = " ו " &amp; Spell
                    If CDbl(Right(MyNumber, 3)) &lt;&gt; 2 Then
                        If DUZLE(CDbl(Right(MyNumber, 3)) / 100) &lt;&gt; 1 Then
                            If CDbl(Right(MyNumber, 3)) &gt;= 3 And CDbl(Right(MyNumber, 3)) &lt;= 10 Then
                                Spell =  " " &amp; PlacePlural(Count) &amp; Spell
                                EventHappenned = 1
                            Else
                            End If
                        Else
                        End If
                    Else
                    End If
                Else
                End If
                If EventHappenned = 0 Then
                    If LEN(Spell) &gt; 0 Then
                        Spell =  " " &amp; PlaceAppent(Count) &amp; Spell
                    Else
                        Spell =  " " &amp; PlaceOnes(Count) &amp; Spell
                    End If
                Else
                    EventHappenned = 0
                End If
                Spell = Temp &amp; Spell
                Temp = ""
            Else
            End If
            If Len(MyNumber) &gt; 3 Then
                MyNumber = Left(MyNumber, Len(MyNumber) - 3)
            Else
                MyNumber = ""
            End If
            Count = Count + 1
        Loop
    Case "TURKCE"
        If Val(MyNumber) = 0 Then
            NUTKET = "sıfır"
            Exit Function
        Else
        End If
        Place(2) = "bin "
        Place(3) = "milyon "
        Place(4) = "milyar "
        Place(5) = "trilyon "
        Do While MyNumber &lt;&gt; ""
            If Count = 2 And CDbl(Right(MyNumber, 3)) = 1 Then
                Temp = ""
                Spell = Place(Count) &amp; Spell
            Else
                Temp = GetHundreds(Right(MyNumber, 3), Lang)
            End If
            If Temp &lt;&gt; "" Then
                Spell = Temp &amp; " " &amp; Place(Count) &amp; Spell
                Temp = ""
            Else
            End If
            If Len(MyNumber) &gt; 3 Then
                MyNumber = Left(MyNumber, Len(MyNumber) - 3)
            Else
                MyNumber = ""
            End If
            Count = Count + 1
        Loop
    Case Else
    End Select
    NUTKET = Trim(Spell)
End Function
Function RAKAMTOPLA(ByVal valuez As Double, Optional d1g1tamount As Integer) As String
    Dim hepsi       As String
    Dim counter     As Integer
    Dim NewSum, choosen As Double
    If d1g1tamount = 0 Then
        hepsi = CStr(valuez)
        Do Until LEN(CStr(valuez)) = 1
            NewSum = 0
            For counter = 1 To LEN(CStr(valuez))
                choosen = CDbl(MID(CStr(valuez), counter, 1))
                NewSum = NewSum + choosen
            Next : valuez = NewSum : hepsi = hepsi &amp; " ► " &amp; NewSum
        Loop : ReDim hepsi : RAKAMTOPLA = hepsi
    Else
        Do Until LEN(CStr(valuez)) &lt;= d1g1tamount
            NewSum = 0
            For counter = 1 To LEN(CStr(valuez))
                choosen = MID(CStr(valuez), counter, 1)
                NewSum = NewSum + choosen
            Next : valuez = NewSum
        Loop : ReDim d1g1tamount, valuez : RAKAMTOPLA = valuez
    End If
End Function
Function SAF(ByVal metin As String, Optional ayrac As Variant, Optional shadda As Integer) As String
    Dim counter     As Integer
    Dim choosen, S, irun As String : SAF = ""
    Select Case ayrac
    Case 0 : irun = ""
    Case Else : irun = ayrac
    End Select
    For counter = 1 To LEN(metin)
        choosen = MID(metin, counter, 1) : S = ""
        Select Case shadda
        Case 2
            C = 1
            If choosen = "ّ" Then
                Do
                    choosen = MID(metin, counter - C, 1)
                    C = C + 1
                Loop Until SAF(choosen, "") &lt;&gt; ""
            Else
            End If
        Case Else
        End Select
        Select Case UCase(choosen)
        Case "ا", "ء", "ى", "ب", "ج", "د", "ه", "و", "ؤ", "ز" : S = choosen &amp; irun
        Case "ح", "ط", "ي", "ك", "ل", "م", "ن", "س", "ع", "ف" : S = choosen &amp; irun
        Case "ص", "ق", "ر", "ش", "ت", "ض", "ة", "ث", "خ", "ذ" : S = choosen &amp; irun
        Case "ض", "ظ", "غ", "ئ" : S = choosen &amp; irun
        Case "أ", "إ", "آ", "ىٰ" : S = "ا" &amp; irun
        Case "ک" : S = "ک" &amp; irun
        Case "ﮒ" : S = "ﮒ" &amp; irun
        Case "ی" : S = "ی" &amp; irun
        Case "ۀ" : S = "ۀ" &amp; irun
        Case "א", "ב", "ג", "ד", "ה", "ו", "ז", "ח", "ט", "י" : S = choosen &amp; irun
        Case "ל", "ס", "ע", "ק", "ר", "ש", "ת" : S = choosen &amp; irun
        Case "כ", "ך" ,"מ", "ם" , "נ", "ן" ,"פ", "ף", "צ", "ץ" : S = choosen &amp; irun
        Case "A", "B", "C", "Ç", "D", "E", "F", "G", "Ğ": S = choosen &amp; irun
        Case "H", "I", "İ", "J", "K", "L", "M", "N", "O": S = choosen &amp; irun
        Case "Ö", "P", "R", "S", "Ş", "T", "U", "Ü", "V": S = choosen &amp; irun
        Case "Y", "Z" : S = choosen &amp; irun
        Case " "
            Select Case ayrac
            Case "" : S = choosen
            Case 0 : S = ""
            Case Else : S = irun
            End Select
        Case Else : S = ""
        End Select
        SAF = SAF &amp; S
        ReDim choosen, S
    Next counter
End Function
Function SAY(ByVal metin As String, Optional met As String, Optional stype As Variant, Optional fastmode As Variant) As Double
    Dim CA, counter As Integer
    Dim choosen     As String
    If fastmode &lt;&gt; 1 Then metin = SAF(metin, "") : met = SAF(met, "")
    CA = LEN(metin) - LEN(met) + 1 : SAY = 0
    For counter = 1 To CA
        choosen = MID(metin, counter, LEN(met))
        Select Case stype
        Case 0
            If choosen = met Then SAY = SAY + 1
        Case 1
            If counter = CA And choosen = met Then
                If MID(metin, counter - 1, 1) = " " Then  SAY = SAY + 1
            ElseIf counter &lt; CA Then
                If MID(metin, counter + LEN(met), 1) = " " And choosen = met Then
                    If counter = 1 Then
                        SAY = SAY + 1
                    ElseIf MID(metin, counter - 1, 1) = " " Then
                        SAY = SAY + 1
                    Else
                    End If
                Else
                End If
            Else
            End If
        Case 2
            If counter &gt; 2 Then If choosen = met And MID(metin, counter - 2, 2) = "ال" Then SAY = SAY + 1
        Case 3
            If counter = CA And counter &gt; 2  Then
                If choosen = met And MID(metin, counter - 2, 2) = "ال" Then SAY = SAY + 1
            ElseIf counter &lt; CA And counter &gt; 3 Then
                If MID(metin, counter + LEN(met), 1) = " " Then
                    If MID(metin, counter - 3, 3) = "ال " And choosen = met Then SAY = SAY + 1
                Else
                End If
            Else
            End If
        End Select
    Next
End Function
Function TEKSIR(ByVal metin As String, Optional ayrac As String, Optional shadda As Integer) As String
    Dim counter, produce, inverse, LengthDouble As Integer : LengthDouble = 0
    Dim newmetin, IKSIR, result As String
    Select Case shadda
    Case 2 : newmetin = SAF(metin, 0, 2)
    Case Else : newmetin = SAF(metin, 0)
    End Select
    result = SAF(newmetin, ayrac) &amp; Chr(10) &amp; Chr(13)
    IKSIR = newmetin
    For produce = 1 To LEN(newmetin) -1
        If LEN(newmetin) / 2 = DUZLE(LEN(newmetin) / 2) Then LengthDouble = 1
        IKSIR = ""
        For counter = 1 To DUZLE(LEN(newmetin) / 2)
            inverse = LEN(newmetin) + 1 - counter
            IKSIR = IKSIR &amp; MID(newmetin, inverse, 1)
            IKSIR = IKSIR &amp; MID(newmetin, counter, 1)
        Next counter
        If LengthDouble &lt;&gt; 1 Then IKSIR = IKSIR &amp; MID(newmetin, DUZLE(LEN(newmetin) / 2) + 1, 1)
        TEKSIR = result &amp; SAF(IKSIR, ayrac) &amp; Chr(10) &amp; Chr(13)
        result = TEKSIR
        newmetin = SAF(IKSIR, 0)
        ReDim IKSIR, result, inverse, newmetin
    Next produce
End Function
Function TESBIH(ByVal zkr As Variant, minimum As Double, boncuk As Double, bolum As Double) As String
    Dim outp        As String
    Dim turn, part, rest(1) As Double
    zkr = CDbl(zkr) : If zkr &lt; minimum Then zkr = zkr * zkr
    turn = DUZLE(zkr / boncuk)
    rest(0) = (zkr - (turn * boncuk))
    part = DUZLE(rest(0) / bolum)
    rest(1) = (rest(0) - (part * bolum))
    If turn &gt; 0 Then outp = "[" &amp; turn &amp; " tur]"
    If part &gt; 0 Then outp = outp &amp; "[" &amp; part &amp; "X" &amp; bolum &amp; "]"
    If rest(1) &gt; 0 Then outp = outp &amp; "[" &amp; rest(1) &amp; " kalan]"
    ReDim outp
    TESBIH = outp
End Function
Function TUMLE(range)
    Dim row, col    As Integer
    Dim result, cell As String
    result = ""
    On Error GoTo 276
    For row = LBound(range, 1) To UBound(range, 1)
        For col = LBound(range, 2) To UBound(range, 2)
            cell = range(row, col)
            If cell &lt;&gt; 0 And Len(Trim(cell)) &lt;&gt; 0 Then
                If result &lt;&gt; "" Then
                    result = result &amp; " "
                End If
                result = result &amp; range(row, col)
            End If
        Next  	REM ** Bu satırda uyarı vermesinin sebebi fonksiyonun kullanıldığı bir aralık girilmemiş olmasıdır.
    Next
    276 If result = "" Then MsgBox "TUMLE() için girilen aralıktaki tüm hücreler zaten boş; makrolar harika çalışıyorlar"
    TUMLE = result
End Function
Function UNSUR(ByVal metin As String, Optional otabiat As Variant, Optional otype As Variant, Optional shadda As Integer, Optional guide As Variant) As String
    Dim counter, adet As Integer
    Dim choosen, liste As String
    For counter = 1 To LEN(metin)
        choosen = MID(metin, counter, 1)
        If shadda = 2 Then
            C = 1
            If choosen = "ّ" Then
                Do
                    choosen = MID(metin, counter - C, 1)
                    C = C + 1
                Loop Until SAF(choosen, "") &lt;&gt; ""
            Else
            End If
        End If
        Select Case UCase(choosen)
        Case "ا", "ب", "ج", "س", "ص", "ر", "خ", "ه", "ز", "ح", "ط", "ي", "ی", "ل", "ة", "ث", "د", "ك", "ع", "ف", "ق", "ش", "ض", "و", "م", "ن", "ت", "ذ", "ظ", "غ" : selected = selected &amp; choosen
        Case "أ", "إ", "آ", "ء", "ى" : selected = selected &amp; "ا"
        Case "ؤ" : selected = selected &amp; "و" &amp; "ا"
        Case "ۀ" : selected = selected &amp; "ه" &amp; "ي"
        Case "ئ" : selected = selected &amp; "ي" &amp; "ا"
        Case "א", "ב", "ג", "ד", "ה", "ו", "ז", "ח", "ט", "י", "כ", "ל", "מ", "נ", "ס", "ע", "פ", "צ", "ק", "ר", "ש", "ת", "ם", "ן", "ף", "ץ", "ך" : selected = selected &amp; choosen
        Case "A", "B", "C", "Ç", "D", "E", "F", "G", "Ğ", "H", "I", "İ", "J", "K", "L", "M", "N", "O", "Ö", "P", "R", "S", "Ş", "T", "U", "Ü", "V", "Y", "Z" : selected = selected &amp; UCase(choosen)
        End Select
    Next counter
    Select Case guide
    Case "TURKCE", 0
        Select Case otype
        Case "fire", "ateş", 0
            For counter = 1 To LEN(selected)
                choosen = MID(selected, counter, 1)
                Select Case choosen
                Case "A", "D", "Ğ", "J", "N", "R", "U", "Z"
                    liste = liste &amp; choosen &amp; " "
                    adet = adet + 1
                Case Else
                End Select
            Next counter
        Case "air", "hava", 1
            For counter = 1 To LEN(selected)
                choosen = MID(selected, counter, 1)
                Select Case choosen
                Case "B", "E", "H", "K", "O", "S", "Ü"
                    liste = liste &amp; choosen &amp; " "
                    adet = adet + 1
                Case Else
                End Select
            Next counter
        Case "water", "su", 2
            For counter = 1 To LEN(selected)
                choosen = MID(selected, counter, 1)
                Select Case choosen
                Case "C", "F", "I", "L", "Ö", "Ş", "V"
                    liste = liste &amp; choosen &amp; " "
                    adet = adet + 1
                Case Else
                End Select
            Next counter
        Case "earth", "toprak", 3
            For counter = 1 To LEN(selected)
                choosen = MID(selected, counter, 1)
                Select Case choosen
                Case "Ç", "G", "İ", "M", "P", "T", "Y"
                    liste = liste &amp; choosen &amp; " "
                    adet = adet + 1
                Case Else
                End Select
            Next counter
        End Select
    Case "ARABI", 1
        Select Case otype
        Case "fire", "ateş", 0
            For counter = 1 To LEN(selected)
                choosen = MID(selected, counter, 1)
                Select Case choosen
                Case "ا", "ه", "ط", "م", "ف", "ش", "ذ"
                    liste = liste &amp; choosen &amp; " "
                    adet = adet + 1
                Case Else
                End Select
            Next counter
        Case "air", "hava", 1
            For counter = 1 To LEN(selected)
                choosen = MID(selected, counter, 1)
                Select Case choosen
                Case "د", "ح", "ل", "ع", "ر", "خ", "غ"
                    liste = liste &amp; choosen &amp; " "
                    adet = adet + 1
                Case Else
                End Select
            Next counter
        Case "water", "su", 2
            For counter = 1 To LEN(selected)
                choosen = MID(selected, counter, 1)
                Select Case choosen
                Case "ب", "و", "ن", "ي", "ی", "ص", "ت", "ض"
                    liste = liste &amp; choosen &amp; " "
                    adet = adet + 1
                Case Else
                End Select
            Next counter
        Case "earth", "toprak", 3
            For counter = 1 To LEN(selected)
                choosen = MID(selected, counter, 1)
                Select Case choosen
                Case "ج", "ز", "ك", "س", "ق", "ث", "ظ"
                    liste = liste &amp; choosen &amp; " "
                    adet = adet + 1
                Case Else
                End Select
            Next counter
        End Select
    Case "BUNI", 2
        Select Case otype
        Case "fire", "ateş", 0
            For counter = 1 To LEN(selected)
                choosen = MID(selected, counter, 1)
                Select Case choosen
                Case "ا", "ه", "ط", "م", "ف", "ش", "ذ"
                    liste = liste &amp; choosen &amp; " "
                    adet = adet + 1
                Case Else
                End Select
            Next counter
        Case "air", "hava", 1
            For counter = 1 To LEN(selected)
                choosen = MID(selected, counter, 1)
                Select Case choosen
                Case "ب", "و", "ن", "ي", "ی", "ص", "ت", "ض"
                    liste = liste &amp; choosen &amp; " "
                    adet = adet + 1
                Case Else
                End Select
            Next counter
        Case "water", "su", 2
            For counter = 1 To LEN(selected)
                choosen = MID(selected, counter, 1)
                Select Case choosen
                Case "د", "ح", "ل", "ع", "ر", "خ", "غ"
                    liste = liste &amp; choosen &amp; " "
                    adet = adet + 1
                Case Else
                End Select
            Next counter
        Case "earth", "toprak", 3
            For counter = 1 To LEN(selected)
                choosen = MID(selected, counter, 1)
                Select Case choosen
                Case "ج", "ز", "ك", "س", "ق", "ث", "ظ"
                    liste = liste &amp; choosen &amp; " "
                    adet = adet + 1
                Case Else
                End Select
            Next counter
        End Select
    Case "HUSEYNI", 3
        Select Case otype
        Case "fire", "ateş", 0
            For counter = 1 To LEN(selected)
                choosen = MID(selected, counter, 1)
                Select Case choosen
                Case "ا", "ه", "ط", "م", "ف", "ش", "ذ"
                    liste = liste &amp; choosen &amp; " "
                    adet = adet + 1
                Case Else
                End Select
            Next counter
        Case "air", "hava", 1
            For counter = 1 To LEN(selected)
                choosen = MID(selected, counter, 1)
                Select Case choosen
                Case "ج", "ز", "ك", "س", "ق", "ث", "ظ"
                    liste = liste &amp; choosen &amp; " "
                    adet = adet + 1
                Case Else
                End Select
            Next counter
        Case "water", "su", 2
            For counter = 1 To LEN(selected)
                choosen = MID(selected, counter, 1)
                Select Case choosen
                Case "د", "ح", "ل", "ع", "ر", "خ", "غ"
                    liste = liste &amp; choosen &amp; " "
                    adet = adet + 1
                Case Else
                End Select
            Next counter
        Case "earth", "toprak", 3
            For counter = 1 To LEN(selected)
                choosen = MID(selected, counter, 1)
                Select Case choosen
                Case "ب", "و", "ي", "ی", "ن", "ص", "ت", "ض"
                    liste = liste &amp; choosen &amp; " "
                    adet = adet + 1
                Case Else
                End Select
            Next counter
        End Select
    Case "HEBREW", 4
        Select Case otype
        Case "fire", "ateş", 0
            For counter = 1 To LEN(selected)
                choosen = MID(selected, counter, 1)
                Select Case choosen
                Case "א", "ה", "ט", "מ", "פ", "ש", "ף"
                    liste = liste &amp; choosen &amp; " "
                    adet = adet + 1
                Case Else
                End Select
            Next counter
        Case "air", "hava", 1
            For counter = 1 To LEN(selected)
                choosen = MID(selected, counter, 1)
                Select Case choosen
                Case "ב", "ו", "י", "נ", "צ", "ת", "ץ"
                    liste = liste &amp; choosen &amp; " "
                    adet = adet + 1
                Case Else
                End Select
            Next counter
        Case "water", "su", 2
            For counter = 1 To LEN(selected)
                choosen = MID(selected, counter, 1)
                Select Case choosen
                Case "ג", "ז", "כ", "ס", "ק", "ם", "ך"
                    liste = liste &amp; choosen &amp; " "
                    adet = adet + 1
                Case Else
                End Select
            Next counter
        Case "earth", "toprak", 3
            For counter = 1 To LEN(selected)
                choosen = MID(selected, counter, 1)
                Select Case choosen
                Case "ד", "ח", "ל", "ע", "ר", "ן"
                    liste = liste &amp; choosen &amp; " "
                    adet = adet + 1
                Case Else
                End Select
            Next counter
        End Select
    Case Else
        Select Case otype
        Case "fire", "ateş", 0
            For counter = 1 To LEN(selected)
                choosen = MID(selected, counter, 1)
                Select Case choosen
                Case "ا", "ب", "ج", "س", "ص", "ر", "خ"
                    liste = liste &amp; choosen &amp; " "
                    adet = adet + 1
                Case Else
                End Select
            Next counter
        Case "air", "hava", 1
            For counter = 1 To LEN(selected)
                choosen = MID(selected, counter, 1)
                Select Case choosen
                Case "ه", "ز", "ح", "ط", "ي", "ل", "ة", "ث", "ی"
                    liste = liste &amp; choosen &amp; " "
                    adet = adet + 1
                Case Else
                End Select
            Next counter
        Case "water", "su", 2
            For counter = 1 To LEN(selected)
                choosen = MID(selected, counter, 1)
                Select Case choosen
                Case "د", "ك", "ع", "ف", "ق", "ش", "ض"
                    liste = liste &amp; choosen &amp; " "
                    adet = adet + 1
                Case Else
                End Select
            Next counter
        Case "earth", "toprak", 3
            For counter = 1 To LEN(selected)
                choosen = MID(selected, counter, 1)
                Select Case choosen
                Case "و", "م", "ن", "ت", "ذ", "ظ", "غ"
                    liste = liste &amp; choosen &amp; " "
                    adet = adet + 1
                Case Else
                End Select
            Next counter
        End Select
    End Select
    Select Case otabiat
    Case "liste", "list", 1 : UNSUR = liste
    Case "adet", "amount", 0 : UNSUR = adet
    End Select
End Function
Function WORDBYWORD(ByVal klmmetin As String, Optional tablo As Integer, Optional shadda As Integer, Optional detail As Integer) As String
    Dim content, word As String
    content = ""
    word = ""
    klmmetin = klmmetin &amp; " "
    For counter = 1 To LEN(klmmetin)
        klmchoosen = MID(klmmetin, counter, 1)
        word = word + klmchoosen
        Select Case klmchoosen
        Case " ", Chr(10)
            calculation =  "("  &amp; ABJAD(word, tablo, shadda, detail) &amp; ")" &amp; klmchoosen
            If calculation &lt;&gt; "(0) " Then content = content &amp; word &amp; ALTAYAZ(calculation)
            word = ""
            calculation = ""
        Case Else
        End Select
    Next
    ReDim word, calculation, content
    WORDBYWORD = content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EBCED"/>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